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30">
      <style:table-cell-properties style:vertical-align="automatic" fo:wrap-option="wrap"/>
    </style:style>
    <style:style style:name="ce4" style:family="table-cell" style:parent-style-name="Hiperligaz_243_n" style:data-style-name="N30">
      <style:text-properties fo:color="#0563C1" style:text-underline-style="solid" style:text-underline-type="single"/>
    </style:style>
    <style:style style:name="co1" style:family="table-column">
      <style:table-column-properties fo:break-before="auto" style:column-width="1.69333333333333cm" style:use-optimal-column-width="true"/>
    </style:style>
    <style:style style:name="co2" style:family="table-column">
      <style:table-column-properties fo:break-before="auto" style:column-width="4.10104166666667cm" style:use-optimal-column-width="true"/>
    </style:style>
    <style:style style:name="co3" style:family="table-column">
      <style:table-column-properties fo:break-before="auto" style:column-width="3.67770833333333cm" style:use-optimal-column-width="true"/>
    </style:style>
    <style:style style:name="co4" style:family="table-column">
      <style:table-column-properties fo:break-before="auto" style:column-width="4.445cm" style:use-optimal-column-width="true"/>
    </style:style>
    <style:style style:name="co5" style:family="table-column">
      <style:table-column-properties fo:break-before="auto" style:column-width="3.96875cm" style:use-optimal-column-width="true"/>
    </style:style>
    <style:style style:name="co6" style:family="table-column">
      <style:table-column-properties fo:break-before="auto" style:column-width="15.0283333333333cm" style:use-optimal-column-width="true"/>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1.666875cm" style:use-optimal-column-width="true"/>
    </style:style>
    <style:style style:name="co9" style:family="table-column">
      <style:table-column-properties fo:break-before="auto" style:column-width="2.69875cm" style:use-optimal-column-width="true"/>
    </style:style>
    <style:style style:name="co10" style:family="table-column">
      <style:table-column-properties fo:break-before="auto" style:column-width="1.45520833333333cm" style:use-optimal-column-width="true"/>
    </style:style>
    <style:style style:name="co11" style:family="table-column">
      <style:table-column-properties fo:break-before="auto" style:column-width="3.413125cm" style:use-optimal-column-width="true"/>
    </style:style>
    <style:style style:name="co12" style:family="table-column">
      <style:table-column-properties fo:break-before="auto" style:column-width="1.93145833333333cm" style:use-optimal-column-width="true"/>
    </style:style>
    <style:style style:name="co13" style:family="table-column">
      <style:table-column-properties fo:break-before="auto" style:column-width="1.08479166666667cm" style:use-optimal-column-width="true"/>
    </style:style>
    <style:style style:name="co14" style:family="table-column">
      <style:table-column-properties fo:break-before="auto" style:column-width="1.71979166666667cm" style:use-optimal-column-width="true"/>
    </style:style>
    <style:style style:name="co15" style:family="table-column">
      <style:table-column-properties fo:break-before="auto" style:column-width="9.41916666666667cm" style:use-optimal-column-width="true"/>
    </style:style>
    <style:style style:name="co16" style:family="table-column">
      <style:table-column-properties fo:break-before="auto" style:column-width="9.63083333333333cm" style:use-optimal-column-width="true"/>
    </style:style>
    <style:style style:name="co17" style:family="table-column">
      <style:table-column-properties fo:break-before="auto" style:column-width="9.47208333333333cm" style:use-optimal-column-width="true"/>
    </style:style>
    <style:style style:name="co18" style:family="table-column">
      <style:table-column-properties fo:break-before="auto" style:column-width="2.67229166666667cm" style:use-optimal-column-width="true"/>
    </style:style>
    <style:style style:name="co19" style:family="table-column">
      <style:table-column-properties fo:break-before="auto" style:column-width="9.73666666666667cm" style:use-optimal-column-width="true"/>
    </style:style>
    <style:style style:name="co20" style:family="table-column">
      <style:table-column-properties fo:break-before="auto" style:column-width="2.96333333333333cm" style:use-optimal-column-width="true"/>
    </style:style>
    <style:style style:name="co21" style:family="table-column">
      <style:table-column-properties fo:break-before="auto" style:column-width="9.55145833333333cm" style:use-optimal-column-width="true"/>
    </style:style>
    <style:style style:name="co22" style:family="table-column">
      <style:table-column-properties fo:break-before="auto" style:column-width="1.69333333333333cm"/>
    </style:style>
    <style:style style:name="ro1" style:family="table-row">
      <style:table-row-properties style:row-height="20.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ll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19" table:number-columns-repeated="4" table:default-cell-style-name="ce1"/>
        <table:table-column table:style-name="co21" table:number-columns-repeated="4" table:default-cell-style-name="ce1"/>
        <table:table-column table:style-name="co22" table:number-columns-repeated="16354" table:default-cell-style-name="ce1"/>
        <table:table-row table:style-name="ro1">
          <table:table-cell office:value-type="string" table:style-name="ce1">
            <text:p>codigo</text:p>
          </table:table-cell>
          <table:table-cell office:value-type="string" table:style-name="ce1">
            <text:p>categoria</text:p>
          </table:table-cell>
          <table:table-cell office:value-type="string" table:style-name="ce1">
            <text:p>categoria_texto</text:p>
          </table:table-cell>
          <table:table-cell office:value-type="string" table:style-name="ce1">
            <text:p>subcategoria</text:p>
          </table:table-cell>
          <table:table-cell office:value-type="string" table:style-name="ce1">
            <text:p>subcategoria_texto</text:p>
          </table:table-cell>
          <table:table-cell office:value-type="string" table:style-name="ce1">
            <text:p>nombre</text:p>
          </table:table-cell>
          <table:table-cell office:value-type="string" table:style-name="ce1">
            <text:p>marca</text:p>
          </table:table-cell>
          <table:table-cell office:value-type="string" table:style-name="ce1">
            <text:p>descripcion</text:p>
          </table:table-cell>
          <table:table-cell office:value-type="string" table:style-name="ce1">
            <text:p>precio</text:p>
          </table:table-cell>
          <table:table-cell office:value-type="string" table:style-name="ce1">
            <text:p>precio_tarifa</text:p>
          </table:table-cell>
          <table:table-cell office:value-type="string" table:style-name="ce1">
            <text:p>stock</text:p>
          </table:table-cell>
          <table:table-cell office:value-type="string" table:style-name="ce1">
            <text:p>stock_disponible</text:p>
          </table:table-cell>
          <table:table-cell office:value-type="string" table:style-name="ce1">
            <text:p>reponer</text:p>
          </table:table-cell>
          <table:table-cell office:value-type="string" table:style-name="ce1">
            <text:p>iva</text:p>
          </table:table-cell>
          <table:table-cell office:value-type="string" table:style-name="ce1">
            <text:p>talla</text:p>
          </table:table-cell>
          <table:table-cell office:value-type="string" table:style-name="ce1">
            <text:p>imagen_gr</text:p>
          </table:table-cell>
          <table:table-cell office:value-type="string" table:style-name="ce1">
            <text:p>imagen_bu</text:p>
          </table:table-cell>
          <table:table-cell office:value-type="string" table:style-name="ce1">
            <text:p>imagen_or</text:p>
          </table:table-cell>
          <table:table-cell office:value-type="string" table:style-name="ce1">
            <text:p>tarifa_basica</text:p>
          </table:table-cell>
          <table:table-cell office:value-type="string" table:style-name="ce1">
            <text:p>imagen_grande_0</text:p>
          </table:table-cell>
          <table:table-cell office:value-type="string" table:style-name="ce1">
            <text:p>imagen_grande_1</text:p>
          </table:table-cell>
          <table:table-cell office:value-type="string" table:style-name="ce1">
            <text:p>asociado_talla</text:p>
          </table:table-cell>
          <table:table-cell office:value-type="string" table:style-name="ce1">
            <text:p>imagen_grande_2</text:p>
          </table:table-cell>
          <table:table-cell office:value-type="string" table:style-name="ce1">
            <text:p>imagen_grande_3</text:p>
          </table:table-cell>
          <table:table-cell office:value-type="string" table:style-name="ce1">
            <text:p>imagen_grande_4</text:p>
          </table:table-cell>
          <table:table-cell office:value-type="string" table:style-name="ce1">
            <text:p>imagen_grande_5</text:p>
          </table:table-cell>
          <table:table-cell office:value-type="string" table:style-name="ce1">
            <text:p>imagen_grande_6</text:p>
          </table:table-cell>
          <table:table-cell office:value-type="string" table:style-name="ce1">
            <text:p>imagen_grande_7</text:p>
          </table:table-cell>
          <table:table-cell office:value-type="string" table:style-name="ce1">
            <text:p>imagen_grande_8</text:p>
          </table:table-cell>
          <table:table-cell office:value-type="string" table:style-name="ce1">
            <text:p>imagen_grande_9</text:p>
          </table:table-cell>
          <table:table-cell table:number-columns-repeated="16354"/>
        </table:table-row>
        <table:table-row table:style-name="ro1">
          <table:table-cell office:value-type="float" office:value="100395" table:style-name="ce1">
            <text:p>100395</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INTENSE CONEJITO VIBRADOR DE SILICONA - ROSA</text:p>
          </table:table-cell>
          <table:table-cell office:value-type="string" table:style-name="ce2">
            <text:p>TOYJOY</text:p>
          </table:table-cell>
          <table:table-cell office:value-type="string" table:style-name="ce3">
            <text:p>INTENSE SOFT SILICONE RABBIT<text:s/></text:p>
            <text:p/>
            <text:p>Deleita tus sentidos con el sensual Soft Silicone Rabbit de SILK.</text:p>
            <text:p/>
            <text:p>Este proveedor de placer de doble acción atraerá sus zonas erógenas con su silueta ergonómica, vibraciones potentes y tacto de silicona líquida que se siente tan suave como la seda.</text:p>
            <text:p/>
            <text:p>El conejo de silicona suave hipoalergénico tiene una vibración de doble motor con un estimulador de clítoris vibrante.</text:p>
            <text:p/>
            <text:p>El diseño presenta 4 velocidades de vibración y 6 modos de pulsación atractivos. Viene con controles intuitivos y fáciles de usar y es recargable por USB para la máxima comodidad.</text:p>
            <text:p/>
            <text:p>El diseño de doble motor también permite el doble de satisfacción íntima, ¡al mismo tiempo que satisface tus puntos calientes con su satisfacción sedosa y sensacional!</text:p>
            <text:p/>
            <text:p>Medidas: 21 x 3 cm</text:p>
            <text:p/>
          </table:table-cell>
          <table:table-cell office:value-type="float" office:value="69.989999999999995" table:style-name="ce1">
            <text:p>69,99</text:p>
          </table:table-cell>
          <table:table-cell office:value-type="float" office:value="27.83" table:style-name="ce1">
            <text:p>27,8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395.jpg">http://media.grutinet.com/articulos/gr/gr_100395.jpg</text:a></text:p>
          </table:table-cell>
          <table:table-cell office:value-type="string" table:style-name="ce4">
            <text:p><text:a xlink:href="http://media.grutinet.com/articulos/bu/bu_100395.jpg">http://media.grutinet.com/articulos/bu/bu_100395.jpg</text:a></text:p>
          </table:table-cell>
          <table:table-cell office:value-type="string" table:style-name="ce4">
            <text:p><text:a xlink:href="http://media.grutinet.com/articulos/or/or_100395.jpg">http://media.grutinet.com/articulos/or/or_100395.jpg</text:a></text:p>
          </table:table-cell>
          <table:table-cell office:value-type="string" table:style-name="ce2">
            <text:p>28,2744</text:p>
          </table:table-cell>
          <table:table-cell office:value-type="string" table:style-name="ce4">
            <text:p><text:a xlink:href="http://media.grutinet.com/articulos/lg/lg_100395_0.jpg">http://media.grutinet.com/articulos/lg/lg_100395_0.jpg</text:a></text:p>
          </table:table-cell>
          <table:table-cell office:value-type="string" table:style-name="ce4">
            <text:p><text:a xlink:href="http://media.grutinet.com/articulos/lg/lg_100395_1.jpg">http://media.grutinet.com/articulos/lg/lg_100395_1.jpg</text:a></text:p>
          </table:table-cell>
          <table:table-cell table:style-name="ce1"/>
          <table:table-cell office:value-type="string" table:style-name="ce4">
            <text:p><text:a xlink:href="http://media.grutinet.com/articulos/lg/lg_100395_2.jpg">http://media.grutinet.com/articulos/lg/lg_100395_2.jpg</text:a></text:p>
          </table:table-cell>
          <table:table-cell office:value-type="string" table:style-name="ce4">
            <text:p><text:a xlink:href="http://media.grutinet.com/articulos/lg/lg_100395_3.jpg">http://media.grutinet.com/articulos/lg/lg_100395_3.jpg</text:a></text:p>
          </table:table-cell>
          <table:table-cell office:value-type="string" table:style-name="ce4">
            <text:p><text:a xlink:href="http://media.grutinet.com/articulos/lg/lg_100395_4.jpg">http://media.grutinet.com/articulos/lg/lg_100395_4.jpg</text:a></text:p>
          </table:table-cell>
          <table:table-cell office:value-type="string" table:style-name="ce4">
            <text:p><text:a xlink:href="http://media.grutinet.com/articulos/lg/lg_100395_5.jpg">http://media.grutinet.com/articulos/lg/lg_100395_5.jpg</text:a></text:p>
          </table:table-cell>
          <table:table-cell office:value-type="string" table:style-name="ce4">
            <text:p><text:a xlink:href="http://media.grutinet.com/articulos/lg/lg_100395_6.jpg">http://media.grutinet.com/articulos/lg/lg_100395_6.jpg</text:a></text:p>
          </table:table-cell>
          <table:table-cell office:value-type="string" table:style-name="ce4">
            <text:p><text:a xlink:href="http://media.grutinet.com/articulos/lg/lg_100395_7.jpg">http://media.grutinet.com/articulos/lg/lg_100395_7.jpg</text:a></text:p>
          </table:table-cell>
          <table:table-cell table:number-columns-repeated="2" table:style-name="ce2"/>
          <table:table-cell table:number-columns-repeated="16354"/>
        </table:table-row>
        <table:table-row table:style-name="ro1">
          <table:table-cell office:value-type="float" office:value="100396" table:style-name="ce1">
            <text:p>100396</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THRILL VIBRADOR PUNTO G DE SILICONA - ROSA</text:p>
          </table:table-cell>
          <table:table-cell office:value-type="string" table:style-name="ce2">
            <text:p>TOYJOY</text:p>
          </table:table-cell>
          <table:table-cell office:value-type="string" table:style-name="ce3">
            <text:p>THRILL SOFT SILICONE G-SPOT<text:s/></text:p>
            <text:p/>
            <text:p>Deleite sus sentidos con el sensual Soft G Silicone G-Spot de SILK. Este proveedor de placer curioso sorprenderá sus zonas erógenas con su silueta ergonómica, vibraciones potentes y tacto de silicona líquida que se siente tan suave como la seda.</text:p>
            <text:p/>
            <text:p>El punto G hipoalergénico de silicona suave presenta 4 velocidades de vibración tentadoras y 6 modos de pulsación intensa. Viene con controles intuitivos y fáciles de usar y es recargable por USB para la máxima comodidad.</text:p>
            <text:p/>
            <text:p>¡Esta forma curva del diseño también permite el máximo placer del punto G, creando infinitas olas de satisfacción sedosa y sensacional!</text:p>
            <text:p/>
            <text:p>Medidas: 19 x 3 cm</text:p>
            <text:p/>
          </table:table-cell>
          <table:table-cell office:value-type="float" office:value="64.989999999999995" table:style-name="ce1">
            <text:p>64,99</text:p>
          </table:table-cell>
          <table:table-cell office:value-type="float" office:value="25.3" table:style-name="ce1">
            <text:p>25,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396.jpg">http://media.grutinet.com/articulos/gr/gr_100396.jpg</text:a></text:p>
          </table:table-cell>
          <table:table-cell office:value-type="string" table:style-name="ce4">
            <text:p><text:a xlink:href="http://media.grutinet.com/articulos/bu/bu_100396.jpg">http://media.grutinet.com/articulos/bu/bu_100396.jpg</text:a></text:p>
          </table:table-cell>
          <table:table-cell office:value-type="string" table:style-name="ce4">
            <text:p><text:a xlink:href="http://media.grutinet.com/articulos/or/or_100396.jpg">http://media.grutinet.com/articulos/or/or_100396.jpg</text:a></text:p>
          </table:table-cell>
          <table:table-cell office:value-type="string" table:style-name="ce2">
            <text:p>25,704</text:p>
          </table:table-cell>
          <table:table-cell office:value-type="string" table:style-name="ce4">
            <text:p><text:a xlink:href="http://media.grutinet.com/articulos/lg/lg_100396_0.jpg">http://media.grutinet.com/articulos/lg/lg_100396_0.jpg</text:a></text:p>
          </table:table-cell>
          <table:table-cell office:value-type="string" table:style-name="ce4">
            <text:p><text:a xlink:href="http://media.grutinet.com/articulos/lg/lg_100396_1.jpg">http://media.grutinet.com/articulos/lg/lg_100396_1.jpg</text:a></text:p>
          </table:table-cell>
          <table:table-cell table:style-name="ce1"/>
          <table:table-cell office:value-type="string" table:style-name="ce4">
            <text:p><text:a xlink:href="http://media.grutinet.com/articulos/lg/lg_100396_2.jpg">http://media.grutinet.com/articulos/lg/lg_100396_2.jpg</text:a></text:p>
          </table:table-cell>
          <table:table-cell office:value-type="string" table:style-name="ce4">
            <text:p><text:a xlink:href="http://media.grutinet.com/articulos/lg/lg_100396_3.jpg">http://media.grutinet.com/articulos/lg/lg_100396_3.jpg</text:a></text:p>
          </table:table-cell>
          <table:table-cell office:value-type="string" table:style-name="ce4">
            <text:p><text:a xlink:href="http://media.grutinet.com/articulos/lg/lg_100396_4.jpg">http://media.grutinet.com/articulos/lg/lg_100396_4.jpg</text:a></text:p>
          </table:table-cell>
          <table:table-cell office:value-type="string" table:style-name="ce4">
            <text:p><text:a xlink:href="http://media.grutinet.com/articulos/lg/lg_100396_5.jpg">http://media.grutinet.com/articulos/lg/lg_100396_5.jpg</text:a></text:p>
          </table:table-cell>
          <table:table-cell office:value-type="string" table:style-name="ce4">
            <text:p><text:a xlink:href="http://media.grutinet.com/articulos/lg/lg_100396_6.jpg">http://media.grutinet.com/articulos/lg/lg_100396_6.jpg</text:a></text:p>
          </table:table-cell>
          <table:table-cell office:value-type="string" table:style-name="ce4">
            <text:p><text:a xlink:href="http://media.grutinet.com/articulos/lg/lg_100396_7.jpg">http://media.grutinet.com/articulos/lg/lg_100396_7.jpg</text:a></text:p>
          </table:table-cell>
          <table:table-cell table:number-columns-repeated="2" table:style-name="ce2"/>
          <table:table-cell table:number-columns-repeated="16354"/>
        </table:table-row>
        <table:table-row table:style-name="ro1">
          <table:table-cell office:value-type="float" office:value="10049" table:style-name="ce1">
            <text:p>10049</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FETISH FANTASY MASCARA CON ABERTURA EN LOS OJOS</text:p>
          </table:table-cell>
          <table:table-cell office:value-type="string" table:style-name="ce2">
            <text:p>PIPEDREAM</text:p>
          </table:table-cell>
          <table:table-cell office:value-type="string" table:style-name="ce3">
            <text:p>FETISH FANTASY ZIPPER FACE es una máscara elástica con aberturas en los ojos que se puede cerrar con cremalleras y que cubre totalmente el resto de la cabeza.</text:p>
            <text:p/>
            <text:p>Esto permite mantener en incógnito a su sumisa o sumiso. La tela dentro de su resistencia es lo bastante fina para poder respirar y escuchar sin ningún problema.</text:p>
            <text:p/>
            <text:p>El uso es posible tanto en hombres como mujeres.</text:p>
            <text:p/>
            <text:p>Lo mejor de todo es que se tiene acceso a la boca de tu amante.</text:p>
            <text:p/>
          </table:table-cell>
          <table:table-cell office:value-type="float" office:value="35.950000000000003" table:style-name="ce1">
            <text:p>35,95</text:p>
          </table:table-cell>
          <table:table-cell office:value-type="float" office:value="10.55" table:style-name="ce1">
            <text:p>10,5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49.jpg">http://media.grutinet.com/articulos/gr/gr_10049.jpg</text:a></text:p>
          </table:table-cell>
          <table:table-cell office:value-type="string" table:style-name="ce4">
            <text:p><text:a xlink:href="http://media.grutinet.com/articulos/bu/bu_10049.jpg">http://media.grutinet.com/articulos/bu/bu_10049.jpg</text:a></text:p>
          </table:table-cell>
          <table:table-cell office:value-type="string" table:style-name="ce4">
            <text:p><text:a xlink:href="http://media.grutinet.com/articulos/or/or_10049.jpg">http://media.grutinet.com/articulos/or/or_10049.jpg</text:a></text:p>
          </table:table-cell>
          <table:table-cell office:value-type="string" table:style-name="ce2">
            <text:p>10,796</text:p>
          </table:table-cell>
          <table:table-cell office:value-type="string" table:style-name="ce4">
            <text:p><text:a xlink:href="http://media.grutinet.com/articulos/lg/lg_10049_0.jpg">http://media.grutinet.com/articulos/lg/lg_10049_0.jpg</text:a></text:p>
          </table:table-cell>
          <table:table-cell office:value-type="string" table:style-name="ce4">
            <text:p><text:a xlink:href="http://media.grutinet.com/articulos/lg/lg_10049_1.jpg">http://media.grutinet.com/articulos/lg/lg_10049_1.jpg</text:a></text:p>
          </table:table-cell>
          <table:table-cell table:style-name="ce1"/>
          <table:table-cell table:number-columns-repeated="8" table:style-name="ce2"/>
          <table:table-cell table:number-columns-repeated="16354"/>
        </table:table-row>
        <table:table-row table:style-name="ro1">
          <table:table-cell office:value-type="float" office:value="100574" table:style-name="ce1">
            <text:p>100574</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SU EVOKE SUPER CHARGED - ARNÉS CON DILDO VIBRADOR - NEGRO</text:p>
          </table:table-cell>
          <table:table-cell office:value-type="string" table:style-name="ce2">
            <text:p>XR BRANDS</text:p>
          </table:table-cell>
          <table:table-cell office:value-type="string" table:style-name="ce3">
            <text:p>SU EVOKE SUPER CHARGED - VIBRATING STRAPLESS DILDO<text:s/></text:p>
            <text:p/>
            <text:p>Asegura la satisfacción tanto tuya como de tu amante con un elegante arnés sin tirantes que vibra.</text:p>
            <text:p/>
            <text:p>Esta herramienta de placer recargable cuenta con motores duales con control independiente para que cada uno pueda elegir entre las 3 velocidades y las 5 funciones de un potente impulso interno. Ambos extremos de este consolador doble ingeniosamente diseñado tienen la forma del éxtasis definitivo: el bulbo se curva hacia su punto G para detectar la presión mientras muele su clítoris contra surcos audaces.</text:p>
            <text:p/>
            <text:p>Mientras tanto, tu compañero será tratado con un eje liso con una punta suave sobresaliente. ¡Incluso es resistente al agua para que puedas jugar en la ducha, el baño, la piscina y más!</text:p>
            <text:p/>
            <text:p>Explora una mayor intimidad con un vibrador consolador strap-on de doble punta. Hecho de silicona sedosa, el Evoke no es poroso y no contiene ftalatos. Limpiar con jabón suave y agua tibia y evite su uso con lubricantes de silicona.</text:p>
            <text:p/>
            <text:p>Características:</text:p>
            <text:p/>
            <text:p/>
            <text:p><text:s/>Dimensiones del producto: 24,8 x 4,1 x 4,1 cm</text:p>
            <text:p><text:s/>Peso del producto: 341 gr</text:p>
            <text:p><text:s/>Diámetro del producto: 4,1 cm</text:p>
            <text:p><text:s/>Longitud insertable: <text:s/>15,9 cm</text:p>
            <text:p><text:s/>Tipos de velocidad: 3</text:p>
            <text:p><text:s/>Recargable: <text:s text:c="2"/>Sí</text:p>
            <text:p><text:s/>Tiempo de recarga: 150 min</text:p>
            <text:p><text:s/>Vida de la recarga de las baterías: 60 min</text:p>
            <text:p><text:s/>A prueba de agua: Sí</text:p>
            <text:p><text:s/>Libre de ftalato: Sí</text:p>
            <text:p><text:s/>Materiales: Silicona</text:p>
            <text:p/>
            <text:p/>
          </table:table-cell>
          <table:table-cell office:value-type="float" office:value="198.95" table:style-name="ce1">
            <text:p>198,95</text:p>
          </table:table-cell>
          <table:table-cell office:value-type="float" office:value="61.75" table:style-name="ce1">
            <text:p>61,7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74.jpg">http://media.grutinet.com/articulos/gr/gr_100574.jpg</text:a></text:p>
          </table:table-cell>
          <table:table-cell office:value-type="string" table:style-name="ce4">
            <text:p><text:a xlink:href="http://media.grutinet.com/articulos/bu/bu_100574.jpg">http://media.grutinet.com/articulos/bu/bu_100574.jpg</text:a></text:p>
          </table:table-cell>
          <table:table-cell office:value-type="string" table:style-name="ce4">
            <text:p><text:a xlink:href="http://media.grutinet.com/articulos/or/or_100574.jpg">http://media.grutinet.com/articulos/or/or_100574.jpg</text:a></text:p>
          </table:table-cell>
          <table:table-cell office:value-type="string" table:style-name="ce2">
            <text:p>64,08</text:p>
          </table:table-cell>
          <table:table-cell office:value-type="string" table:style-name="ce4">
            <text:p><text:a xlink:href="http://media.grutinet.com/articulos/lg/lg_100574_0.jpg">http://media.grutinet.com/articulos/lg/lg_100574_0.jpg</text:a></text:p>
          </table:table-cell>
          <table:table-cell office:value-type="string" table:style-name="ce4">
            <text:p><text:a xlink:href="http://media.grutinet.com/articulos/lg/lg_100574_1.jpg">http://media.grutinet.com/articulos/lg/lg_100574_1.jpg</text:a></text:p>
          </table:table-cell>
          <table:table-cell table:style-name="ce1"/>
          <table:table-cell office:value-type="string" table:style-name="ce4">
            <text:p><text:a xlink:href="http://media.grutinet.com/articulos/lg/lg_100574_2.jpg">http://media.grutinet.com/articulos/lg/lg_100574_2.jpg</text:a></text:p>
          </table:table-cell>
          <table:table-cell office:value-type="string" table:style-name="ce4">
            <text:p><text:a xlink:href="http://media.grutinet.com/articulos/lg/lg_100574_3.jpg">http://media.grutinet.com/articulos/lg/lg_100574_3.jpg</text:a></text:p>
          </table:table-cell>
          <table:table-cell table:number-columns-repeated="6" table:style-name="ce2"/>
          <table:table-cell table:number-columns-repeated="16354"/>
        </table:table-row>
        <table:table-row table:style-name="ro1">
          <table:table-cell office:value-type="float" office:value="100576" table:style-name="ce1">
            <text:p>100576</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SU DOUBLE TAKE - DILDO CON ARNÉS - NEGRO</text:p>
          </table:table-cell>
          <table:table-cell office:value-type="string" table:style-name="ce2">
            <text:p>XR BRANDS</text:p>
          </table:table-cell>
          <table:table-cell office:value-type="string" table:style-name="ce3">
            <text:p>SU DOUBLE TAKE - PENETRATION - STRAP-ON HARNESS<text:s/></text:p>
            <text:p/>
            <text:p>Este juego de consolador y arnés de doble extremo os hará disfrutar de portentes vibraciones controladas a distancia.</text:p>
            <text:p/>
            <text:p>Explora 3 velocidades de vibración y 7 patrones de pulsación de los motores duales: uno para tiy otro para tu compañero.</text:p>
            <text:p/>
            <text:p>Coloca el consolador más largo a través del orificio del arnés minimalista, permitiendo que el usuario inserta la porción más pequeña, que está curvada para alcanzar el punto G. Una protuberancia elevada en el exterior está diseñada para proporcionar estimulación del clítoris. El consolador más largo también es curvo y presenta una cabeza bulbosa para masajear los puntos P o G del receptor. El control remoto facilita el ciclo a través de las 10 configuraciones sin tener que pausar la penetración.</text:p>
            <text:p/>
            <text:p>El arnés seductor como 2 puntos de ajuste para garantizar un ajuste perfecto. El consolador de doble cara está hecho de silicona premium, lo que lo hace no poroso y libre de ftalatos, pero no es compatible con lubricantes de silicona. Esta herramienta de placer es recargable e impermeable. Limpiar con jabón suave o limpiador de juguetes.</text:p>
            <text:p/>
            <text:p>Características:</text:p>
            <text:p/>
            <text:p/>
            <text:p><text:s/>Incluye doble consolador, control remoto y arnés.</text:p>
            <text:p><text:s/>Carga a través de USB.</text:p>
            <text:p><text:s/>El control remoto requiere 1 batería de 27A</text:p>
            <text:p><text:s/>Material: Silicona, ABS y cuero.</text:p>
            <text:p/>
            <text:p/>
            <text:p>Medidas:</text:p>
            <text:p/>
            <text:p/>
            <text:p><text:s/>27,3 cm de largo total.</text:p>
            <text:p><text:s/>El consolador largo mide 13,97 cm de largo para insertar, 3 cm en el diámetro más estrecho, 4 cm en el punto más ancho.</text:p>
            <text:p><text:s/>El consolador pequeño mide 8,89 cm de largo, 3,4 cm en el diámetro más ancho, 2,5 cm en el más estrecho.</text:p>
            <text:p><text:s/>El arnés se ajusta a cinturas de hasta 104 cm de diámetro.</text:p>
            <text:p/>
            <text:p/>
          </table:table-cell>
          <table:table-cell office:value-type="float" office:value="214.95" table:style-name="ce1">
            <text:p>214,95</text:p>
          </table:table-cell>
          <table:table-cell office:value-type="float" office:value="66.650000000000006" table:style-name="ce1">
            <text:p>66,6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76.jpg">http://media.grutinet.com/articulos/gr/gr_100576.jpg</text:a></text:p>
          </table:table-cell>
          <table:table-cell office:value-type="string" table:style-name="ce4">
            <text:p><text:a xlink:href="http://media.grutinet.com/articulos/bu/bu_100576.jpg">http://media.grutinet.com/articulos/bu/bu_100576.jpg</text:a></text:p>
          </table:table-cell>
          <table:table-cell office:value-type="string" table:style-name="ce4">
            <text:p><text:a xlink:href="http://media.grutinet.com/articulos/or/or_100576.jpg">http://media.grutinet.com/articulos/or/or_100576.jpg</text:a></text:p>
          </table:table-cell>
          <table:table-cell office:value-type="string" table:style-name="ce2">
            <text:p>67,725</text:p>
          </table:table-cell>
          <table:table-cell office:value-type="string" table:style-name="ce4">
            <text:p><text:a xlink:href="http://media.grutinet.com/articulos/lg/lg_100576_0.jpg">http://media.grutinet.com/articulos/lg/lg_100576_0.jpg</text:a></text:p>
          </table:table-cell>
          <table:table-cell office:value-type="string" table:style-name="ce4">
            <text:p><text:a xlink:href="http://media.grutinet.com/articulos/lg/lg_100576_1.jpg">http://media.grutinet.com/articulos/lg/lg_100576_1.jpg</text:a></text:p>
          </table:table-cell>
          <table:table-cell table:style-name="ce1"/>
          <table:table-cell office:value-type="string" table:style-name="ce4">
            <text:p><text:a xlink:href="http://media.grutinet.com/articulos/lg/lg_100576_2.jpg">http://media.grutinet.com/articulos/lg/lg_100576_2.jpg</text:a></text:p>
          </table:table-cell>
          <table:table-cell office:value-type="string" table:style-name="ce4">
            <text:p><text:a xlink:href="http://media.grutinet.com/articulos/lg/lg_100576_3.jpg">http://media.grutinet.com/articulos/lg/lg_100576_3.jpg</text:a></text:p>
          </table:table-cell>
          <table:table-cell table:number-columns-repeated="6" table:style-name="ce2"/>
          <table:table-cell table:number-columns-repeated="16354"/>
        </table:table-row>
        <table:table-row table:style-name="ro1">
          <table:table-cell office:value-type="float" office:value="100577" table:style-name="ce1">
            <text:p>100577</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SU DOUBLE TAKE - DILDO CON ARNÉS - ROSA</text:p>
          </table:table-cell>
          <table:table-cell office:value-type="string" table:style-name="ce2">
            <text:p>XR BRANDS</text:p>
          </table:table-cell>
          <table:table-cell office:value-type="string" table:style-name="ce3">
            <text:p>SU DOUBLE TAKE - PENETRATION - STRAP-ON HARNESS<text:s/></text:p>
            <text:p/>
            <text:p>Este juego de consolador y arnés de doble extremo os hará disfrutar de portentes vibraciones controladas a distancia.</text:p>
            <text:p/>
            <text:p>Explora 3 velocidades de vibración y 7 patrones de pulsación de los motores duales: uno para tiy otro para tu compañero.</text:p>
            <text:p/>
            <text:p>Coloca el consolador más largo a través del orificio del arnés minimalista, permitiendo que el usuario inserta la porción más pequeña, que está curvada para alcanzar el punto G. Una protuberancia elevada en el exterior está diseñada para proporcionar estimulación del clítoris. El consolador más largo también es curvo y presenta una cabeza bulbosa para masajear los puntos P o G del receptor. El control remoto facilita el ciclo a través de las 10 configuraciones sin tener que pausar la penetración.</text:p>
            <text:p/>
            <text:p>El arnés seductor como 2 puntos de ajuste para garantizar un ajuste perfecto. El consolador de doble cara está hecho de silicona premium, lo que lo hace no poroso y libre de ftalatos, pero no es compatible con lubricantes de silicona. Esta herramienta de placer es recargable e impermeable. Limpiar con jabón suave o limpiador de juguetes.</text:p>
            <text:p/>
            <text:p>Características:</text:p>
            <text:p/>
            <text:p/>
            <text:p><text:s/>Incluye doble consolador, control remoto y arnés.</text:p>
            <text:p><text:s/>Carga a través de USB.</text:p>
            <text:p><text:s/>El control remoto requiere 1 batería de 27A</text:p>
            <text:p><text:s/>Material: Silicona, ABS y cuero.</text:p>
            <text:p/>
            <text:p/>
            <text:p>Medidas:</text:p>
            <text:p/>
            <text:p/>
            <text:p><text:s/>27,3 cm de largo total.</text:p>
            <text:p><text:s/>El consolador largo mide 13,97 cm de largo para insertar, 3 cm en el diámetro más estrecho, 4 cm en el punto más ancho.</text:p>
            <text:p><text:s/>El consolador pequeño mide 8,89 cm de largo, 3,4 cm en el diámetro más ancho, 2,5 cm en el más estrecho.</text:p>
            <text:p><text:s/>El arnés se ajusta a cinturas de hasta 104 cm de diámetro.</text:p>
            <text:p/>
            <text:p/>
          </table:table-cell>
          <table:table-cell office:value-type="float" office:value="211.95" table:style-name="ce1">
            <text:p>211,95</text:p>
          </table:table-cell>
          <table:table-cell office:value-type="float" office:value="65.97" table:style-name="ce1">
            <text:p>65,9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77.jpg">http://media.grutinet.com/articulos/gr/gr_100577.jpg</text:a></text:p>
          </table:table-cell>
          <table:table-cell office:value-type="string" table:style-name="ce4">
            <text:p><text:a xlink:href="http://media.grutinet.com/articulos/bu/bu_100577.jpg">http://media.grutinet.com/articulos/bu/bu_100577.jpg</text:a></text:p>
          </table:table-cell>
          <table:table-cell office:value-type="string" table:style-name="ce4">
            <text:p><text:a xlink:href="http://media.grutinet.com/articulos/or/or_100577.jpg">http://media.grutinet.com/articulos/or/or_100577.jpg</text:a></text:p>
          </table:table-cell>
          <table:table-cell office:value-type="string" table:style-name="ce2">
            <text:p>69,741</text:p>
          </table:table-cell>
          <table:table-cell office:value-type="string" table:style-name="ce4">
            <text:p><text:a xlink:href="http://media.grutinet.com/articulos/lg/lg_100577_0.jpg">http://media.grutinet.com/articulos/lg/lg_100577_0.jpg</text:a></text:p>
          </table:table-cell>
          <table:table-cell office:value-type="string" table:style-name="ce4">
            <text:p><text:a xlink:href="http://media.grutinet.com/articulos/lg/lg_100577_1.jpg">http://media.grutinet.com/articulos/lg/lg_100577_1.jpg</text:a></text:p>
          </table:table-cell>
          <table:table-cell table:style-name="ce1"/>
          <table:table-cell office:value-type="string" table:style-name="ce4">
            <text:p><text:a xlink:href="http://media.grutinet.com/articulos/lg/lg_100577_2.jpg">http://media.grutinet.com/articulos/lg/lg_100577_2.jpg</text:a></text:p>
          </table:table-cell>
          <table:table-cell office:value-type="string" table:style-name="ce4">
            <text:p><text:a xlink:href="http://media.grutinet.com/articulos/lg/lg_100577_3.jpg">http://media.grutinet.com/articulos/lg/lg_100577_3.jpg</text:a></text:p>
          </table:table-cell>
          <table:table-cell office:value-type="string" table:style-name="ce4">
            <text:p><text:a xlink:href="http://media.grutinet.com/articulos/lg/lg_100577_4.jpg">http://media.grutinet.com/articulos/lg/lg_100577_4.jpg</text:a></text:p>
          </table:table-cell>
          <table:table-cell table:number-columns-repeated="5" table:style-name="ce2"/>
          <table:table-cell table:number-columns-repeated="16354"/>
        </table:table-row>
        <table:table-row table:style-name="ro1">
          <table:table-cell office:value-type="float" office:value="100578" table:style-name="ce1">
            <text:p>100578</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PLUG INFLABLE DE SILICONA CON VIBRACIÓN - NEGRO</text:p>
          </table:table-cell>
          <table:table-cell office:value-type="string" table:style-name="ce2">
            <text:p>XR BRANDS</text:p>
          </table:table-cell>
          <table:table-cell office:value-type="string" table:style-name="ce3">
            <text:p>PP SWELL 2.0 INFLATABLE VIBRATING PLUG<text:s/></text:p>
            <text:p/>
            <text:p>Complace a tu próstata con la inflación y la vibración. Este lujoso vibrador anal de silicona tiene una cresta audaz que debe empujar más allá de la inserción, pero que lo abrirá donde sea importante. ¿Deseas aún más expansión? La punta del tapón se infla con solo presionar un botón, se hincha profundamente con 3 niveles y 2 patrones de inflación.</text:p>
            <text:p/>
            <text:p>Mientras tanto, una vibración poderosa reverberará dentro de su ano con 3 velocidades y 5 patrones de pulsación. Esta herramienta anal recargable es resistente al agua para que pueda tomarla en el baño o la ducha. Hecho de silicona premium, no es poroso y no contiene ftalato. Limpiar con jabón suave o limpiador de juguetes.</text:p>
            <text:p/>
            <text:p>Evita el uso con lubricante de silicona para preservar el material.</text:p>
            <text:p/>
            <text:p>Características:</text:p>
            <text:p/>
            <text:p/>
            <text:p><text:s/>Longitud total: 17 cm</text:p>
            <text:p><text:s/>Longitud insertable: 14,8 cm</text:p>
            <text:p><text:s/>Diámetro insertable (parte más ancha): 4,7 cm</text:p>
            <text:p><text:s/>Diámetro insertable (parte más estrecha): 3 cm</text:p>
            <text:p><text:s/>Materiales: Sonda de próstata de silicona, control remoto de plástico ABS.</text:p>
            <text:p><text:s/>De color negro.</text:p>
            <text:p><text:s/>Nota: se carga magnéticamente a través de USB.</text:p>
            <text:p/>
            <text:p/>
          </table:table-cell>
          <table:table-cell office:value-type="float" office:value="190.95" table:style-name="ce1">
            <text:p>190,95</text:p>
          </table:table-cell>
          <table:table-cell office:value-type="float" office:value="59.51" table:style-name="ce1">
            <text:p>59,51</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578.jpg">http://media.grutinet.com/articulos/gr/gr_100578.jpg</text:a></text:p>
          </table:table-cell>
          <table:table-cell office:value-type="string" table:style-name="ce4">
            <text:p><text:a xlink:href="http://media.grutinet.com/articulos/bu/bu_100578.jpg">http://media.grutinet.com/articulos/bu/bu_100578.jpg</text:a></text:p>
          </table:table-cell>
          <table:table-cell office:value-type="string" table:style-name="ce4">
            <text:p><text:a xlink:href="http://media.grutinet.com/articulos/or/or_100578.jpg">http://media.grutinet.com/articulos/or/or_100578.jpg</text:a></text:p>
          </table:table-cell>
          <table:table-cell office:value-type="string" table:style-name="ce2">
            <text:p>62,937</text:p>
          </table:table-cell>
          <table:table-cell office:value-type="string" table:style-name="ce4">
            <text:p><text:a xlink:href="http://media.grutinet.com/articulos/lg/lg_100578_0.jpg">http://media.grutinet.com/articulos/lg/lg_100578_0.jpg</text:a></text:p>
          </table:table-cell>
          <table:table-cell office:value-type="string" table:style-name="ce4">
            <text:p><text:a xlink:href="http://media.grutinet.com/articulos/lg/lg_100578_1.jpg">http://media.grutinet.com/articulos/lg/lg_100578_1.jpg</text:a></text:p>
          </table:table-cell>
          <table:table-cell table:style-name="ce1"/>
          <table:table-cell office:value-type="string" table:style-name="ce4">
            <text:p><text:a xlink:href="http://media.grutinet.com/articulos/lg/lg_100578_2.jpg">http://media.grutinet.com/articulos/lg/lg_100578_2.jpg</text:a></text:p>
          </table:table-cell>
          <table:table-cell office:value-type="string" table:style-name="ce4">
            <text:p><text:a xlink:href="http://media.grutinet.com/articulos/lg/lg_100578_3.jpg">http://media.grutinet.com/articulos/lg/lg_100578_3.jpg</text:a></text:p>
          </table:table-cell>
          <table:table-cell table:number-columns-repeated="6" table:style-name="ce2"/>
          <table:table-cell table:number-columns-repeated="16354"/>
        </table:table-row>
        <table:table-row table:style-name="ro1">
          <table:table-cell office:value-type="float" office:value="100600" table:style-name="ce1">
            <text:p>100600</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SONDA DILATADORA 5MM</text:p>
          </table:table-cell>
          <table:table-cell office:value-type="string" table:style-name="ce2">
            <text:p>TRIUNE</text:p>
          </table:table-cell>
          <table:table-cell office:value-type="string" table:style-name="ce3">
            <text:p>SINGLE END DILATOR 5MM BRUSHED STEEL</text:p>
            <text:p/>
            <text:p>Estas sondas de acero inoxidable de excelente calidad, presentan un acabado liso y pulido brillante.</text:p>
            <text:p/>
            <text:p/>
            <text:p><text:s/>Dimensiones del producto <text:s text:c="3"/>18,4 x 0,5 x 0,5 cm</text:p>
            <text:p><text:s/>Peso del producto <text:s text:c="3"/>50,00 gram</text:p>
            <text:p><text:s/>Diámetro del producto <text:s text:c="3"/>0,5 cm</text:p>
            <text:p/>
            <text:p/>
          </table:table-cell>
          <table:table-cell office:value-type="float" office:value="7.95" table:style-name="ce1">
            <text:p>7,95</text:p>
          </table:table-cell>
          <table:table-cell office:value-type="float" office:value="2.77" table:style-name="ce1">
            <text:p>2,7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00.jpg">http://media.grutinet.com/articulos/gr/gr_100600.jpg</text:a></text:p>
          </table:table-cell>
          <table:table-cell office:value-type="string" table:style-name="ce4">
            <text:p><text:a xlink:href="http://media.grutinet.com/articulos/bu/bu_100600.jpg">http://media.grutinet.com/articulos/bu/bu_100600.jpg</text:a></text:p>
          </table:table-cell>
          <table:table-cell office:value-type="string" table:style-name="ce4">
            <text:p><text:a xlink:href="http://media.grutinet.com/articulos/or/or_100600.jpg">http://media.grutinet.com/articulos/or/or_100600.jpg</text:a></text:p>
          </table:table-cell>
          <table:table-cell office:value-type="string" table:style-name="ce2">
            <text:p>3,056</text:p>
          </table:table-cell>
          <table:table-cell office:value-type="string" table:style-name="ce4">
            <text:p><text:a xlink:href="http://media.grutinet.com/articulos/lg/lg_100600_0.jpg">http://media.grutinet.com/articulos/lg/lg_100600_0.jpg</text:a></text:p>
          </table:table-cell>
          <table:table-cell office:value-type="string" table:style-name="ce4">
            <text:p><text:a xlink:href="http://media.grutinet.com/articulos/lg/lg_100600_1.jpg">http://media.grutinet.com/articulos/lg/lg_100600_1.jpg</text:a></text:p>
          </table:table-cell>
          <table:table-cell table:style-name="ce1"/>
          <table:table-cell office:value-type="string" table:style-name="ce4">
            <text:p><text:a xlink:href="http://media.grutinet.com/articulos/lg/lg_100600_2.jpg">http://media.grutinet.com/articulos/lg/lg_100600_2.jpg</text:a></text:p>
          </table:table-cell>
          <table:table-cell table:number-columns-repeated="7" table:style-name="ce2"/>
          <table:table-cell table:number-columns-repeated="16354"/>
        </table:table-row>
        <table:table-row table:style-name="ro1">
          <table:table-cell office:value-type="float" office:value="100601" table:style-name="ce1">
            <text:p>100601</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SONDA DILATADORA 6MM</text:p>
          </table:table-cell>
          <table:table-cell office:value-type="string" table:style-name="ce2">
            <text:p>TRIUNE</text:p>
          </table:table-cell>
          <table:table-cell office:value-type="string" table:style-name="ce3">
            <text:p>SINGLE END DILATOR 6MM BRUSHED STEEL</text:p>
            <text:p/>
            <text:p>Estas sondas de acero inoxidable de excelente calidad, presentan un acabado liso y pulido brillante.</text:p>
            <text:p/>
            <text:p/>
            <text:p><text:s/>Dimensiones del producto <text:s text:c="3"/>18,4 x 0,6 x 0,6 cm</text:p>
            <text:p><text:s/>Peso del producto <text:s text:c="3"/>75,00 gram</text:p>
            <text:p><text:s/>Diámetro del producto <text:s text:c="3"/>0,6 cm</text:p>
            <text:p/>
            <text:p/>
          </table:table-cell>
          <table:table-cell office:value-type="float" office:value="9.9499999999999993" table:style-name="ce1">
            <text:p>9,95</text:p>
          </table:table-cell>
          <table:table-cell office:value-type="float" office:value="2.93" table:style-name="ce1">
            <text:p>2,93</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01.jpg">http://media.grutinet.com/articulos/gr/gr_100601.jpg</text:a></text:p>
          </table:table-cell>
          <table:table-cell office:value-type="string" table:style-name="ce4">
            <text:p><text:a xlink:href="http://media.grutinet.com/articulos/bu/bu_100601.jpg">http://media.grutinet.com/articulos/bu/bu_100601.jpg</text:a></text:p>
          </table:table-cell>
          <table:table-cell office:value-type="string" table:style-name="ce4">
            <text:p><text:a xlink:href="http://media.grutinet.com/articulos/or/or_100601.jpg">http://media.grutinet.com/articulos/or/or_100601.jpg</text:a></text:p>
          </table:table-cell>
          <table:table-cell office:value-type="string" table:style-name="ce2">
            <text:p>3,1197</text:p>
          </table:table-cell>
          <table:table-cell office:value-type="string" table:style-name="ce4">
            <text:p><text:a xlink:href="http://media.grutinet.com/articulos/lg/lg_100601_0.jpg">http://media.grutinet.com/articulos/lg/lg_100601_0.jpg</text:a></text:p>
          </table:table-cell>
          <table:table-cell office:value-type="string" table:style-name="ce4">
            <text:p><text:a xlink:href="http://media.grutinet.com/articulos/lg/lg_100601_1.jpg">http://media.grutinet.com/articulos/lg/lg_100601_1.jpg</text:a></text:p>
          </table:table-cell>
          <table:table-cell table:style-name="ce1"/>
          <table:table-cell office:value-type="string" table:style-name="ce4">
            <text:p><text:a xlink:href="http://media.grutinet.com/articulos/lg/lg_100601_2.jpg">http://media.grutinet.com/articulos/lg/lg_100601_2.jpg</text:a></text:p>
          </table:table-cell>
          <table:table-cell table:number-columns-repeated="7" table:style-name="ce2"/>
          <table:table-cell table:number-columns-repeated="16354"/>
        </table:table-row>
        <table:table-row table:style-name="ro1">
          <table:table-cell office:value-type="float" office:value="100607" table:style-name="ce1">
            <text:p>100607</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SONDA DILATADORA 10X240MM DE ACERO</text:p>
          </table:table-cell>
          <table:table-cell office:value-type="string" table:style-name="ce2">
            <text:p>TRIUNE</text:p>
          </table:table-cell>
          <table:table-cell office:value-type="string" table:style-name="ce3">
            <text:p>DIP STICK RIBBED 10X240MM BRUSHED STEEL</text:p>
            <text:p/>
            <text:p>Estas sonda de acero inoxidable de excelente calidad, presentan un acabado liso y pulido brillante.</text:p>
            <text:p/>
            <text:p/>
            <text:p><text:s/>Dimensiones del producto <text:s text:c="3"/>24 x 1 x 1 cm</text:p>
            <text:p><text:s/>Peso del producto <text:s text:c="3"/>112,00 gram</text:p>
            <text:p><text:s/>Diámetro del producto <text:s text:c="3"/>1,0 cm</text:p>
            <text:p><text:s/>Longitud insertable <text:s text:c="3"/>17,0 cm</text:p>
            <text:p><text:s text:c="2"/></text:p>
            <text:p/>
            <text:p/>
          </table:table-cell>
          <table:table-cell office:value-type="float" office:value="28.319500000000001" table:style-name="ce1">
            <text:p>28,3195</text:p>
          </table:table-cell>
          <table:table-cell office:value-type="float" office:value="8.1300000000000008" table:style-name="ce1">
            <text:p>8,13</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07.jpg">http://media.grutinet.com/articulos/gr/gr_100607.jpg</text:a></text:p>
          </table:table-cell>
          <table:table-cell office:value-type="string" table:style-name="ce4">
            <text:p><text:a xlink:href="http://media.grutinet.com/articulos/bu/bu_100607.jpg">http://media.grutinet.com/articulos/bu/bu_100607.jpg</text:a></text:p>
          </table:table-cell>
          <table:table-cell office:value-type="string" table:style-name="ce4">
            <text:p><text:a xlink:href="http://media.grutinet.com/articulos/or/or_100607.jpg">http://media.grutinet.com/articulos/or/or_100607.jpg</text:a></text:p>
          </table:table-cell>
          <table:table-cell office:value-type="string" table:style-name="ce2">
            <text:p>6,75</text:p>
          </table:table-cell>
          <table:table-cell office:value-type="string" table:style-name="ce4">
            <text:p><text:a xlink:href="http://media.grutinet.com/articulos/lg/lg_100607_0.jpg">http://media.grutinet.com/articulos/lg/lg_100607_0.jpg</text:a></text:p>
          </table:table-cell>
          <table:table-cell office:value-type="string" table:style-name="ce4">
            <text:p><text:a xlink:href="http://media.grutinet.com/articulos/lg/lg_100607_1.jpg">http://media.grutinet.com/articulos/lg/lg_100607_1.jpg</text:a></text:p>
          </table:table-cell>
          <table:table-cell table:style-name="ce1"/>
          <table:table-cell office:value-type="string" table:style-name="ce4">
            <text:p><text:a xlink:href="http://media.grutinet.com/articulos/lg/lg_100607_2.jpg">http://media.grutinet.com/articulos/lg/lg_100607_2.jpg</text:a></text:p>
          </table:table-cell>
          <table:table-cell table:number-columns-repeated="7" table:style-name="ce2"/>
          <table:table-cell table:number-columns-repeated="16354"/>
        </table:table-row>
        <table:table-row table:style-name="ro1">
          <table:table-cell office:value-type="float" office:value="100615" table:style-name="ce1">
            <text:p>100615</text:p>
          </table:table-cell>
          <table:table-cell office:value-type="string" table:style-name="ce2">
            <text:p>JUGUETES XXX</text:p>
          </table:table-cell>
          <table:table-cell office:value-type="string" table:style-name="ce2">
            <text:p>Juguetes XXX</text:p>
          </table:table-cell>
          <table:table-cell office:value-type="string" table:style-name="ce2">
            <text:p>HIDRO BOMBAS</text:p>
          </table:table-cell>
          <table:table-cell office:value-type="string" table:style-name="ce2">
            <text:p>Hidro Bombas</text:p>
          </table:table-cell>
          <table:table-cell office:value-type="string" table:style-name="ce2">
            <text:p>BATHMATE HYDROMAX 3 - AZUL</text:p>
          </table:table-cell>
          <table:table-cell office:value-type="string" table:style-name="ce2">
            <text:p>BATHMATE</text:p>
          </table:table-cell>
          <table:table-cell office:value-type="string" table:style-name="ce3">
            <text:p>HYDROMAX3</text:p>
            <text:p/>
            <text:p>La primera bomba de micropene: Hydromax3.</text:p>
            <text:p/>
            <text:p>¿Buscas una forma real y comprobada de mejorar el tamaño del pene? Hasta ahora, ha habido muy pocas opciones para aquellos afectados por micropene: estamos orgullosos de lanzar Hydromax3, la primera bomba diseñada para agregar tamaño, mejorar la dureza y aumentar enormemente la confianza personal.</text:p>
            <text:p/>
            <text:p>Ideal para cualquier persona que mida hasta 7,5 cm cuando está erecto, Bathmate Hydromax3 utiliza la energía del agua para aumentar significativamente el tamaño. ¿Listo para un cambio real?</text:p>
            <text:p/>
          </table:table-cell>
          <table:table-cell office:value-type="float" office:value="99.99" table:style-name="ce1">
            <text:p>99,99</text:p>
          </table:table-cell>
          <table:table-cell office:value-type="float" office:value="41.37" table:style-name="ce1">
            <text:p>41,37</text:p>
          </table:table-cell>
          <table:table-cell office:value-type="string" table:style-name="ce2">
            <text:p>SI</text:p>
          </table:table-cell>
          <table:table-cell office:value-type="float" office:value="4" table:style-name="ce1">
            <text:p>4</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15.jpg">http://media.grutinet.com/articulos/gr/gr_100615.jpg</text:a></text:p>
          </table:table-cell>
          <table:table-cell office:value-type="string" table:style-name="ce4">
            <text:p><text:a xlink:href="http://media.grutinet.com/articulos/bu/bu_100615.jpg">http://media.grutinet.com/articulos/bu/bu_100615.jpg</text:a></text:p>
          </table:table-cell>
          <table:table-cell office:value-type="string" table:style-name="ce4">
            <text:p><text:a xlink:href="http://media.grutinet.com/articulos/or/or_100615.jpg">http://media.grutinet.com/articulos/or/or_100615.jpg</text:a></text:p>
          </table:table-cell>
          <table:table-cell office:value-type="string" table:style-name="ce2">
            <text:p>40,09</text:p>
          </table:table-cell>
          <table:table-cell office:value-type="string" table:style-name="ce4">
            <text:p><text:a xlink:href="http://media.grutinet.com/articulos/lg/lg_100615_0.jpg">http://media.grutinet.com/articulos/lg/lg_100615_0.jpg</text:a></text:p>
          </table:table-cell>
          <table:table-cell office:value-type="string" table:style-name="ce4">
            <text:p><text:a xlink:href="http://media.grutinet.com/articulos/lg/lg_100615_1.jpg">http://media.grutinet.com/articulos/lg/lg_100615_1.jpg</text:a></text:p>
          </table:table-cell>
          <table:table-cell table:style-name="ce1"/>
          <table:table-cell table:number-columns-repeated="8" table:style-name="ce2"/>
          <table:table-cell table:number-columns-repeated="16354"/>
        </table:table-row>
        <table:table-row table:style-name="ro1">
          <table:table-cell office:value-type="float" office:value="100617" table:style-name="ce1">
            <text:p>100617</text:p>
          </table:table-cell>
          <table:table-cell office:value-type="string" table:style-name="ce2">
            <text:p>JUGUETES XXX</text:p>
          </table:table-cell>
          <table:table-cell office:value-type="string" table:style-name="ce2">
            <text:p>Juguetes XXX</text:p>
          </table:table-cell>
          <table:table-cell office:value-type="string" table:style-name="ce2">
            <text:p>HIDRO BOMBAS</text:p>
          </table:table-cell>
          <table:table-cell office:value-type="string" table:style-name="ce2">
            <text:p>Hidro Bombas</text:p>
          </table:table-cell>
          <table:table-cell office:value-type="string" table:style-name="ce2">
            <text:p>BATHMATE HYDROMAX 3 - TRANSPARENTE</text:p>
          </table:table-cell>
          <table:table-cell office:value-type="string" table:style-name="ce2">
            <text:p>BATHMATE</text:p>
          </table:table-cell>
          <table:table-cell office:value-type="string" table:style-name="ce3">
            <text:p>HYDROMAX3</text:p>
            <text:p/>
            <text:p>La primera bomba de micropene: Hydromax3.</text:p>
            <text:p/>
            <text:p>¿Buscas una forma real y comprobada de mejorar el tamaño del pene? Hasta ahora, ha habido muy pocas opciones para aquellos afectados por micropene: estamos orgullosos de lanzar Hydromax3, la primera bomba diseñada para agregar tamaño, mejorar la dureza y aumentar enormemente la confianza personal.</text:p>
            <text:p/>
            <text:p>Ideal para cualquier persona que mida hasta 7,5 cm cuando está erecto, Bathmate Hydromax3 utiliza la energía del agua para aumentar significativamente el tamaño. ¿Listo para un cambio real?</text:p>
            <text:p/>
          </table:table-cell>
          <table:table-cell office:value-type="float" office:value="99.99" table:style-name="ce1">
            <text:p>99,99</text:p>
          </table:table-cell>
          <table:table-cell office:value-type="float" office:value="41.34" table:style-name="ce1">
            <text:p>41,3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17.jpg">http://media.grutinet.com/articulos/gr/gr_100617.jpg</text:a></text:p>
          </table:table-cell>
          <table:table-cell office:value-type="string" table:style-name="ce4">
            <text:p><text:a xlink:href="http://media.grutinet.com/articulos/bu/bu_100617.jpg">http://media.grutinet.com/articulos/bu/bu_100617.jpg</text:a></text:p>
          </table:table-cell>
          <table:table-cell office:value-type="string" table:style-name="ce4">
            <text:p><text:a xlink:href="http://media.grutinet.com/articulos/or/or_100617.jpg">http://media.grutinet.com/articulos/or/or_100617.jpg</text:a></text:p>
          </table:table-cell>
          <table:table-cell office:value-type="string" table:style-name="ce2">
            <text:p>40,09</text:p>
          </table:table-cell>
          <table:table-cell office:value-type="string" table:style-name="ce4">
            <text:p><text:a xlink:href="http://media.grutinet.com/articulos/lg/lg_100617_0.jpg">http://media.grutinet.com/articulos/lg/lg_100617_0.jpg</text:a></text:p>
          </table:table-cell>
          <table:table-cell office:value-type="string" table:style-name="ce4">
            <text:p><text:a xlink:href="http://media.grutinet.com/articulos/lg/lg_100617_1.jpg">http://media.grutinet.com/articulos/lg/lg_100617_1.jpg</text:a></text:p>
          </table:table-cell>
          <table:table-cell table:style-name="ce1"/>
          <table:table-cell table:number-columns-repeated="8" table:style-name="ce2"/>
          <table:table-cell table:number-columns-repeated="16354"/>
        </table:table-row>
        <table:table-row table:style-name="ro1">
          <table:table-cell office:value-type="float" office:value="100621" table:style-name="ce1">
            <text:p>100621</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MASAJEADOR PUNTO P Y G CON MANDO CONTROL REMOTO NEGRO</text:p>
          </table:table-cell>
          <table:table-cell office:value-type="string" table:style-name="ce2">
            <text:p>SHOTS</text:p>
          </table:table-cell>
          <table:table-cell office:value-type="string" table:style-name="ce3">
            <text:p>RIMMING P-MASSAGER<text:s/></text:p>
            <text:p/>
            <text:p>Este hermoso vibrador es súper silencioso con menos de 50 dB y viene con 2 puntos de estimulación de electrochoque moderado. Uno está ubicador en la parte superior y otro en el área del punto G.</text:p>
            <text:p/>
            <text:p>¡El vibrador totalmente negro a prueba de agua (IPX7) está elaborado de suave silicona de la mejor calidad y tiene 10 diferentes formas de velocidad de vibración para que obtengas orgasmos ilimitados! (5 velocidades en modo de electro choque). ¡Este modelo viene con control remoto, para que puedas tener una acción de manos libres para ti y para tu</text:p>
            <text:p>compañero! El cable USB incluido carga el vibrador por entre 120 y 180 minutos y el control remoto por aproximadamente 60 minutos. ¡La función de electrochoque sólo se activará cuando las partes con reborde toquen la piel simultáneamente!</text:p>
            <text:p/>
            <text:p>Precauciones de USO: NO use E-Stim con un defecto cardíaco o marcapasos sin previa consulta médica. NO use E-stim durante el embarazo. NO use E-stim junto con objetos inflamables /líquidos</text:p>
            <text:p><text:s/></text:p>
            <text:p/>
            <text:p/>
            <text:p><text:s/>Longitud insertable <text:s text:c="3"/>11,0 cm</text:p>
            <text:p><text:s/>Cantidad de motores <text:s text:c="3"/>1</text:p>
            <text:p><text:s/>Rotaciones <text:s text:c="3"/>11000 RPM</text:p>
            <text:p><text:s/>Tipos de velocidad <text:s text:c="3"/>10</text:p>
            <text:p><text:s/>Nivel de ruido <text:s text:c="3"/>50 dB</text:p>
            <text:p><text:s/>Recargable <text:s text:c="3"/>Sí</text:p>
            <text:p><text:s/>Tiempo de recarga <text:s text:c="3"/>120 min</text:p>
            <text:p><text:s/>Vida de la recarga de las baterías <text:s text:c="3"/>90 min</text:p>
            <text:p><text:s/>Libre de ftalato <text:s text:c="3"/>Sí</text:p>
            <text:p><text:s/>Presupuesto <text:s text:c="3"/>Speed modes shock: 5 modes</text:p>
            <text:p><text:s/>Largo x ancho x altura</text:p>
            <text:p><text:s/>Remote control: 6,5 x 3,5 x 2,3 cm</text:p>
            <text:p><text:s/>Toy: 19 x 4 x 4 cm</text:p>
            <text:p><text:s/>Diámetro del producto</text:p>
            <text:p><text:s/>Remote control: 2,3cm</text:p>
            <text:p><text:s/>Toy: 4</text:p>
            <text:p><text:s/>Materiales <text:s text:c="3"/>ABS, Silicone</text:p>
            <text:p/>
            <text:p/>
          </table:table-cell>
          <table:table-cell office:value-type="float" office:value="128.94999999999999" table:style-name="ce1">
            <text:p>128,95</text:p>
          </table:table-cell>
          <table:table-cell office:value-type="float" office:value="42.22" table:style-name="ce1">
            <text:p>42,22</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21.jpg">http://media.grutinet.com/articulos/gr/gr_100621.jpg</text:a></text:p>
          </table:table-cell>
          <table:table-cell office:value-type="string" table:style-name="ce4">
            <text:p><text:a xlink:href="http://media.grutinet.com/articulos/bu/bu_100621.jpg">http://media.grutinet.com/articulos/bu/bu_100621.jpg</text:a></text:p>
          </table:table-cell>
          <table:table-cell office:value-type="string" table:style-name="ce4">
            <text:p><text:a xlink:href="http://media.grutinet.com/articulos/or/or_100621.jpg">http://media.grutinet.com/articulos/or/or_100621.jpg</text:a></text:p>
          </table:table-cell>
          <table:table-cell office:value-type="string" table:style-name="ce2">
            <text:p>42,2175</text:p>
          </table:table-cell>
          <table:table-cell office:value-type="string" table:style-name="ce4">
            <text:p><text:a xlink:href="http://media.grutinet.com/articulos/lg/lg_100621_0.jpg">http://media.grutinet.com/articulos/lg/lg_100621_0.jpg</text:a></text:p>
          </table:table-cell>
          <table:table-cell office:value-type="string" table:style-name="ce4">
            <text:p><text:a xlink:href="http://media.grutinet.com/articulos/lg/lg_100621_1.jpg">http://media.grutinet.com/articulos/lg/lg_100621_1.jpg</text:a></text:p>
          </table:table-cell>
          <table:table-cell table:style-name="ce1"/>
          <table:table-cell office:value-type="string" table:style-name="ce4">
            <text:p><text:a xlink:href="http://media.grutinet.com/articulos/lg/lg_100621_2.jpg">http://media.grutinet.com/articulos/lg/lg_100621_2.jpg</text:a></text:p>
          </table:table-cell>
          <table:table-cell office:value-type="string" table:style-name="ce4">
            <text:p><text:a xlink:href="http://media.grutinet.com/articulos/lg/lg_100621_3.jpg">http://media.grutinet.com/articulos/lg/lg_100621_3.jpg</text:a></text:p>
          </table:table-cell>
          <table:table-cell table:number-columns-repeated="6" table:style-name="ce2"/>
          <table:table-cell table:number-columns-repeated="16354"/>
        </table:table-row>
        <table:table-row table:style-name="ro1">
          <table:table-cell office:value-type="float" office:value="100622" table:style-name="ce1">
            <text:p>100622</text:p>
          </table:table-cell>
          <table:table-cell office:value-type="string" table:style-name="ce2">
            <text:p>JUGUETES XXX</text:p>
          </table:table-cell>
          <table:table-cell office:value-type="string" table:style-name="ce2">
            <text:p>Juguetes XXX</text:p>
          </table:table-cell>
          <table:table-cell office:value-type="string" table:style-name="ce2">
            <text:p>DILDOS</text:p>
          </table:table-cell>
          <table:table-cell office:value-type="string" table:style-name="ce2">
            <text:p>Dildos</text:p>
          </table:table-cell>
          <table:table-cell office:value-type="string" table:style-name="ce2">
            <text:p>PLUG URETRAL CON E-ESTIMULACIÓN Y VIBRACIÓN - NEGRO</text:p>
          </table:table-cell>
          <table:table-cell office:value-type="string" table:style-name="ce2">
            <text:p>SHOTS</text:p>
          </table:table-cell>
          <table:table-cell office:value-type="string" table:style-name="ce3">
            <text:p>E-STIMULATION VIBRATING URETHRAL SOUNDING PLUG<text:s/></text:p>
            <text:p/>
            <text:p>Esta sonda eléctrica llega hasta unas impresionantes 12.000 rpm tanto en el modo de vibración como de electrochoque y es súper silenciosa a menos de 50 dB. El control remoto usa una única batería AAA (incluida).</text:p>
            <text:p/>
            <text:p>Elaborada de silicona libre de aftalato de grado médico, el juguete mide una longitud total de 29,5 cm y una longitud insertable de 19,5cm. El diámetro varía desde 5 mm hasta 7 mm.</text:p>
            <text:p/>
            <text:p>Siempre, úsalo con una cantidad generosa de lubricante a base de agua e insertalo suave e incrementalmente para obtener el máximo placer.</text:p>
            <text:p/>
          </table:table-cell>
          <table:table-cell office:value-type="float" office:value="108.95" table:style-name="ce1">
            <text:p>108,95</text:p>
          </table:table-cell>
          <table:table-cell office:value-type="float" office:value="35.72" table:style-name="ce1">
            <text:p>35,72</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22.jpg">http://media.grutinet.com/articulos/gr/gr_100622.jpg</text:a></text:p>
          </table:table-cell>
          <table:table-cell office:value-type="string" table:style-name="ce4">
            <text:p><text:a xlink:href="http://media.grutinet.com/articulos/bu/bu_100622.jpg">http://media.grutinet.com/articulos/bu/bu_100622.jpg</text:a></text:p>
          </table:table-cell>
          <table:table-cell office:value-type="string" table:style-name="ce4">
            <text:p><text:a xlink:href="http://media.grutinet.com/articulos/or/or_100622.jpg">http://media.grutinet.com/articulos/or/or_100622.jpg</text:a></text:p>
          </table:table-cell>
          <table:table-cell office:value-type="string" table:style-name="ce2">
            <text:p>35,7175</text:p>
          </table:table-cell>
          <table:table-cell office:value-type="string" table:style-name="ce4">
            <text:p><text:a xlink:href="http://media.grutinet.com/articulos/lg/lg_100622_0.jpg">http://media.grutinet.com/articulos/lg/lg_100622_0.jpg</text:a></text:p>
          </table:table-cell>
          <table:table-cell office:value-type="string" table:style-name="ce4">
            <text:p><text:a xlink:href="http://media.grutinet.com/articulos/lg/lg_100622_1.jpg">http://media.grutinet.com/articulos/lg/lg_100622_1.jpg</text:a></text:p>
          </table:table-cell>
          <table:table-cell table:style-name="ce1"/>
          <table:table-cell office:value-type="string" table:style-name="ce4">
            <text:p><text:a xlink:href="http://media.grutinet.com/articulos/lg/lg_100622_2.jpg">http://media.grutinet.com/articulos/lg/lg_100622_2.jpg</text:a></text:p>
          </table:table-cell>
          <table:table-cell office:value-type="string" table:style-name="ce4">
            <text:p><text:a xlink:href="http://media.grutinet.com/articulos/lg/lg_100622_3.jpg">http://media.grutinet.com/articulos/lg/lg_100622_3.jpg</text:a></text:p>
          </table:table-cell>
          <table:table-cell table:number-columns-repeated="6" table:style-name="ce2"/>
          <table:table-cell table:number-columns-repeated="16354"/>
        </table:table-row>
        <table:table-row table:style-name="ro1">
          <table:table-cell office:value-type="float" office:value="100626" table:style-name="ce1">
            <text:p>100626</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DISPOSITIVO DE CASTIDAD MODELO 15 - TRANSPARENTE</text:p>
          </table:table-cell>
          <table:table-cell office:value-type="string" table:style-name="ce2">
            <text:p>SHOTS</text:p>
          </table:table-cell>
          <table:table-cell office:value-type="string" table:style-name="ce3">
            <text:p>MODEL 15 - CHASTITY<text:s/></text:p>
            <text:p/>
            <text:p>¡ELEVA TU JUEGO DE SEXUALIDAD EXTREMA NO CONVENCIONAL HASTA EL PRÓXIMO NIVEL! CONTROLA O SE CONTROLADO, ¡ESE ES EL ASUNTO!</text:p>
            <text:p/>
            <text:p>Las Jaulas de Castidad están fabricadas de policarbonato de alto grado, un material muy liviano, duradero e hipoalergénico. La jaula consiste de tres partes que encajan perfectamente juntas. Los dos pernos de guía conectan las partes superiores y el perno cónico forma de óvalo conecta los aros a la jaula.</text:p>
            <text:p/>
            <text:p>Una variedad de aros en diferentes tamaños y a distintas distancias te permiten crear el tamaño perfecto. Los aros tienen un encaje cómodo y son absolutamente seguros. La cerradura metálica o la cerradura de envoltorio pueden cerrar la jaula fácilmente. Las cerraduras de envoltorio o amarre aseguran que no se dispare la alarma de detectores de metal en las fiestas, festivales y hasta en aeropuertos.</text:p>
            <text:p/>
            <text:p>Ya que la higiene es muy importante mientras se usa la jaula, están equipadas con una variedad de aberturas de ventilación y para orinar. La jaula hace que sea imposible tener una erección pero lo será después de ser liberado, súper intenso, ¡justo como el liberador orgasmo que sigue! La Jaula de Castidad le da a quien tiene la llave el poder óptimo sobre la gratificación sexual.</text:p>
            <text:p/>
            <text:p>Características:</text:p>
            <text:p/>
            <text:p>Dimensiones del producto: 10 x 6 x 5 cm</text:p>
            <text:p>Peso del producto: 112 gr</text:p>
            <text:p>Diámetro del producto: 4,2 cm</text:p>
            <text:p>Diámetro interno: 3,5 cm</text:p>
            <text:p>Longitud insertable: 6,5 cm</text:p>
            <text:p>A prueba de agua</text:p>
            <text:p>Diámetro interno del dispositivo: 3,5 cm</text:p>
            <text:p>Diámetro de los anillos: 4,5, 5, 5.5, 6 cm</text:p>
            <text:p>Materiales Polycarbonato</text:p>
            <text:p/>
            <text:p><text:s/></text:p>
            <text:p/>
          </table:table-cell>
          <table:table-cell office:value-type="float" office:value="64.95" table:style-name="ce1">
            <text:p>64,95</text:p>
          </table:table-cell>
          <table:table-cell office:value-type="float" office:value="23.07" table:style-name="ce1">
            <text:p>23,0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26.jpg">http://media.grutinet.com/articulos/gr/gr_100626.jpg</text:a></text:p>
          </table:table-cell>
          <table:table-cell office:value-type="string" table:style-name="ce4">
            <text:p><text:a xlink:href="http://media.grutinet.com/articulos/bu/bu_100626.jpg">http://media.grutinet.com/articulos/bu/bu_100626.jpg</text:a></text:p>
          </table:table-cell>
          <table:table-cell office:value-type="string" table:style-name="ce4">
            <text:p><text:a xlink:href="http://media.grutinet.com/articulos/or/or_100626.jpg">http://media.grutinet.com/articulos/or/or_100626.jpg</text:a></text:p>
          </table:table-cell>
          <table:table-cell office:value-type="string" table:style-name="ce2">
            <text:p>21,4175</text:p>
          </table:table-cell>
          <table:table-cell office:value-type="string" table:style-name="ce4">
            <text:p><text:a xlink:href="http://media.grutinet.com/articulos/lg/lg_100626_0.jpg">http://media.grutinet.com/articulos/lg/lg_100626_0.jpg</text:a></text:p>
          </table:table-cell>
          <table:table-cell office:value-type="string" table:style-name="ce4">
            <text:p><text:a xlink:href="http://media.grutinet.com/articulos/lg/lg_100626_1.jpg">http://media.grutinet.com/articulos/lg/lg_100626_1.jpg</text:a></text:p>
          </table:table-cell>
          <table:table-cell table:style-name="ce1"/>
          <table:table-cell office:value-type="string" table:style-name="ce4">
            <text:p><text:a xlink:href="http://media.grutinet.com/articulos/lg/lg_100626_2.jpg">http://media.grutinet.com/articulos/lg/lg_100626_2.jpg</text:a></text:p>
          </table:table-cell>
          <table:table-cell office:value-type="string" table:style-name="ce4">
            <text:p><text:a xlink:href="http://media.grutinet.com/articulos/lg/lg_100626_3.jpg">http://media.grutinet.com/articulos/lg/lg_100626_3.jpg</text:a></text:p>
          </table:table-cell>
          <table:table-cell table:number-columns-repeated="6" table:style-name="ce2"/>
          <table:table-cell table:number-columns-repeated="16354"/>
        </table:table-row>
        <table:table-row table:style-name="ro1">
          <table:table-cell office:value-type="float" office:value="100627" table:style-name="ce1">
            <text:p>100627</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DISPOSITIVO DE CASTIDAD MODELO 16 - TRANSPARENTE</text:p>
          </table:table-cell>
          <table:table-cell office:value-type="string" table:style-name="ce2">
            <text:p>SHOTS</text:p>
          </table:table-cell>
          <table:table-cell office:value-type="string" table:style-name="ce3">
            <text:p>MODEL 16 - CHASTITY<text:s/></text:p>
            <text:p/>
            <text:p>¡ELEVA TU JUEGO DE SEXUALIDAD EXTREMA NO CONVENCIONAL HASTA EL PRÓXIMO NIVEL! CONTROLA O SE CONTROLADO, ¡ESE ES EL ASUNTO!</text:p>
            <text:p/>
            <text:p>Las Jaulas de Castidad están fabricadas de policarbonato de alto grado, un material muy liviano, duradero e hipoalergénico. La jaula consiste de tres partes que encajan perfectamente juntas. Los dos pernos de guía conectan las partes superiores y el perno cónico forma de óvalo conecta los aros a la jaula.</text:p>
            <text:p/>
            <text:p>Una variedad de aros en diferentes tamaños y a distintas distancias te permiten crear el tamaño perfecto. Los aros tienen un encaje cómodo y son absolutamente seguros. La cerradura metálica o la cerradura de envoltorio pueden cerrar la jaula fácilmente. Las cerraduras de envoltorio o amarre aseguran que no se dispare la alarma de detectores de metal en las fiestas, festivales y hasta en aeropuertos.</text:p>
            <text:p/>
            <text:p>Ya que la higiene es muy importante mientras se usa la jaula, están equipadas con una variedad de aberturas de ventilación y para orinar. La jaula hace que sea imposible tener una erección pero lo será después de ser liberado, súper intenso, ¡justo como el liberador orgasmo que sigue! La Jaula de Castidad le da a quien tiene la llave el poder óptimo sobre la gratificación sexual.</text:p>
            <text:p/>
            <text:p>Características:</text:p>
            <text:p/>
            <text:p>Dimensiones del producto: 13 x 5 x 6 cm</text:p>
            <text:p>Peso del producto: 136 gr</text:p>
            <text:p>Diámetro del producto: 4,2 cm</text:p>
            <text:p>Diámetro interno: 3,5 cm</text:p>
            <text:p>Longitud insertable: 10 cm</text:p>
            <text:p>A prueba de agua</text:p>
            <text:p>Diámetro interno del dispositivo: 3,5 cm</text:p>
            <text:p>Diámetro de los anillos: 4,5, 5, 5.5, 6 cm</text:p>
            <text:p>Materiales Polycarbonato</text:p>
            <text:p/>
            <text:p><text:s/></text:p>
            <text:p/>
          </table:table-cell>
          <table:table-cell office:value-type="float" office:value="70.95" table:style-name="ce1">
            <text:p>70,95</text:p>
          </table:table-cell>
          <table:table-cell office:value-type="float" office:value="25.17" table:style-name="ce1">
            <text:p>25,1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27.jpg">http://media.grutinet.com/articulos/gr/gr_100627.jpg</text:a></text:p>
          </table:table-cell>
          <table:table-cell office:value-type="string" table:style-name="ce4">
            <text:p><text:a xlink:href="http://media.grutinet.com/articulos/bu/bu_100627.jpg">http://media.grutinet.com/articulos/bu/bu_100627.jpg</text:a></text:p>
          </table:table-cell>
          <table:table-cell office:value-type="string" table:style-name="ce4">
            <text:p><text:a xlink:href="http://media.grutinet.com/articulos/or/or_100627.jpg">http://media.grutinet.com/articulos/or/or_100627.jpg</text:a></text:p>
          </table:table-cell>
          <table:table-cell office:value-type="string" table:style-name="ce2">
            <text:p>23,3675</text:p>
          </table:table-cell>
          <table:table-cell office:value-type="string" table:style-name="ce4">
            <text:p><text:a xlink:href="http://media.grutinet.com/articulos/lg/lg_100627_0.jpg">http://media.grutinet.com/articulos/lg/lg_100627_0.jpg</text:a></text:p>
          </table:table-cell>
          <table:table-cell office:value-type="string" table:style-name="ce4">
            <text:p><text:a xlink:href="http://media.grutinet.com/articulos/lg/lg_100627_1.jpg">http://media.grutinet.com/articulos/lg/lg_100627_1.jpg</text:a></text:p>
          </table:table-cell>
          <table:table-cell table:style-name="ce1"/>
          <table:table-cell office:value-type="string" table:style-name="ce4">
            <text:p><text:a xlink:href="http://media.grutinet.com/articulos/lg/lg_100627_2.jpg">http://media.grutinet.com/articulos/lg/lg_100627_2.jpg</text:a></text:p>
          </table:table-cell>
          <table:table-cell office:value-type="string" table:style-name="ce4">
            <text:p><text:a xlink:href="http://media.grutinet.com/articulos/lg/lg_100627_3.jpg">http://media.grutinet.com/articulos/lg/lg_100627_3.jpg</text:a></text:p>
          </table:table-cell>
          <table:table-cell table:number-columns-repeated="6" table:style-name="ce2"/>
          <table:table-cell table:number-columns-repeated="16354"/>
        </table:table-row>
        <table:table-row table:style-name="ro1">
          <table:table-cell office:value-type="float" office:value="100628" table:style-name="ce1">
            <text:p>100628</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DISPOSITIVO DE CASTIDAD MODELO 17 - TRANSPARENTE</text:p>
          </table:table-cell>
          <table:table-cell office:value-type="string" table:style-name="ce2">
            <text:p>SHOTS</text:p>
          </table:table-cell>
          <table:table-cell office:value-type="string" table:style-name="ce3">
            <text:p>MODEL 17 - CHASTITY<text:s/></text:p>
            <text:p/>
            <text:p>¡ELEVA TU JUEGO DE SEXUALIDAD EXTREMA NO CONVENCIONAL HASTA EL PRÓXIMO NIVEL! CONTROLA O SE CONTROLADO, ¡ESE ES EL ASUNTO!</text:p>
            <text:p/>
            <text:p>Las Jaulas de Castidad están fabricadas de policarbonato de alto grado, un material muy liviano, duradero e hipoalergénico. La jaula consiste de tres partes que encajan perfectamente juntas. Los dos pernos de guía conectan las partes superiores y el perno cónico forma de óvalo conecta los aros a la jaula.</text:p>
            <text:p/>
            <text:p>Una variedad de aros en diferentes tamaños y a distintas distancias te permiten crear el tamaño perfecto. Los aros tienen un encaje cómodo y son absolutamente seguros. La cerradura metálica o la cerradura de envoltorio pueden cerrar la jaula fácilmente. Las cerraduras de envoltorio o amarre aseguran que no se dispare la alarma de detectores de metal en las fiestas, festivales y hasta en aeropuertos.</text:p>
            <text:p/>
            <text:p>Ya que la higiene es muy importante mientras se usa la jaula, están equipadas con una variedad de aberturas de ventilación y para orinar. La jaula hace que sea imposible tener una erección pero lo será después de ser liberado, súper intenso, ¡justo como el liberador orgasmo que sigue! La Jaula de Castidad le da a quien tiene la llave el poder óptimo sobre la gratificación sexual.</text:p>
            <text:p/>
            <text:p>Características:</text:p>
            <text:p/>
            <text:p>Dimensiones del producto: 15,5 x 6 x 6,5 cm</text:p>
            <text:p>Peso del producto: 165 gr</text:p>
            <text:p>Diámetro del producto: 5,1 cm</text:p>
            <text:p>Diámetro interno: 4,3 cm</text:p>
            <text:p>Longitud insertable: 12,5 cm</text:p>
            <text:p>A prueba de agua</text:p>
            <text:p>Diámetro interno del dispositivo: 4,3 cm</text:p>
            <text:p>Diámetro de los anillos: 5, 5.5, 6, 6.5 cm</text:p>
            <text:p>Materiales Polycarbonato</text:p>
            <text:p/>
            <text:p><text:s/></text:p>
            <text:p/>
          </table:table-cell>
          <table:table-cell office:value-type="float" office:value="72.95" table:style-name="ce1">
            <text:p>72,95</text:p>
          </table:table-cell>
          <table:table-cell office:value-type="float" office:value="25.87" table:style-name="ce1">
            <text:p>25,8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28.jpg">http://media.grutinet.com/articulos/gr/gr_100628.jpg</text:a></text:p>
          </table:table-cell>
          <table:table-cell office:value-type="string" table:style-name="ce4">
            <text:p><text:a xlink:href="http://media.grutinet.com/articulos/bu/bu_100628.jpg">http://media.grutinet.com/articulos/bu/bu_100628.jpg</text:a></text:p>
          </table:table-cell>
          <table:table-cell office:value-type="string" table:style-name="ce4">
            <text:p><text:a xlink:href="http://media.grutinet.com/articulos/or/or_100628.jpg">http://media.grutinet.com/articulos/or/or_100628.jpg</text:a></text:p>
          </table:table-cell>
          <table:table-cell office:value-type="string" table:style-name="ce2">
            <text:p>24,0175</text:p>
          </table:table-cell>
          <table:table-cell office:value-type="string" table:style-name="ce4">
            <text:p><text:a xlink:href="http://media.grutinet.com/articulos/lg/lg_100628_0.jpg">http://media.grutinet.com/articulos/lg/lg_100628_0.jpg</text:a></text:p>
          </table:table-cell>
          <table:table-cell office:value-type="string" table:style-name="ce4">
            <text:p><text:a xlink:href="http://media.grutinet.com/articulos/lg/lg_100628_1.jpg">http://media.grutinet.com/articulos/lg/lg_100628_1.jpg</text:a></text:p>
          </table:table-cell>
          <table:table-cell table:style-name="ce1"/>
          <table:table-cell office:value-type="string" table:style-name="ce4">
            <text:p><text:a xlink:href="http://media.grutinet.com/articulos/lg/lg_100628_2.jpg">http://media.grutinet.com/articulos/lg/lg_100628_2.jpg</text:a></text:p>
          </table:table-cell>
          <table:table-cell office:value-type="string" table:style-name="ce4">
            <text:p><text:a xlink:href="http://media.grutinet.com/articulos/lg/lg_100628_3.jpg">http://media.grutinet.com/articulos/lg/lg_100628_3.jpg</text:a></text:p>
          </table:table-cell>
          <table:table-cell table:number-columns-repeated="6" table:style-name="ce2"/>
          <table:table-cell table:number-columns-repeated="16354"/>
        </table:table-row>
        <table:table-row table:style-name="ro1">
          <table:table-cell office:value-type="float" office:value="100630" table:style-name="ce1">
            <text:p>100630</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ONDAS PARA LA URETRA NEGRO</text:p>
          </table:table-cell>
          <table:table-cell office:value-type="string" table:style-name="ce2">
            <text:p>SHOTS</text:p>
          </table:table-cell>
          <table:table-cell office:value-type="string" table:style-name="ce3">
            <text:p>SILICONE RUGGED NAIL PLUG SET URETHRAL SOUNDING BLACK</text:p>
            <text:p/>
            <text:p>OUCH! ¡Presenta una nueva línea de juguetes para exploradores de la uretra! Si las sondas para la uretra son lo que te encienden, ¡entonces deja que estas suaves sondas te den el máximo placer!</text:p>
            <text:p/>
            <text:p>La uretra está alineada con terminaciones nerviosas súper sensibles, que pueden ser extremadamente placenteras cuando se usan para estimular. Adicionalmente, el juego profundo con la uretra es la única forma de masajear la próstata directamente. OUCH! ¡Viene con una variedad de sondas para la uretra tanto para principiantes como para jugadores avanzados! Este juego de 3 clavos tienen puntas suaves para facilitar su inserción. La cabeza plana redondeada permite que lo extraigas de manera fácil y segura.</text:p>
            <text:p/>
            <text:p>Elaborados de silicona de grado médico, suave y libre de aftalatos, estos clavos tienen una longitud total de 15,5 cm (6,1), una longitud insertable de 15 cm (5,9) y 3 diferentes diámetros que miden 0,9 cm (0,36), 1,3 cm(0,52) y 1,65 cm (0,65). Siempre, úsalo con una cantidad generosa de lubricante a base de agua e insertalo suave e incrementalmente para obtener el máximo placer.</text:p>
            <text:p/>
            <text:p/>
            <text:p><text:s/>Longitud insertable 14,5 cm</text:p>
            <text:p><text:s/>A prueba de agua Sí</text:p>
            <text:p><text:s/>A prueba de salpicaduras Sí</text:p>
            <text:p><text:s/>Libre de ftalato Sí</text:p>
            <text:p><text:s/>Peso</text:p>
            <text:p><text:s/>Pequeño: 7g</text:p>
            <text:p><text:s/>Mediano: 20g</text:p>
            <text:p><text:s/>Largo: 32g</text:p>
            <text:p><text:s/>Largo x alto x ancho</text:p>
            <text:p><text:s/>Pequeño: 15,5 x 1,5 x 1,5 cm</text:p>
            <text:p><text:s/>Mediano: 15,5 x 2 x 2 cm</text:p>
            <text:p><text:s/>Largo: 15,5 x 2,5 x 2,5 cm</text:p>
            <text:p><text:s/>Diámetro del producto:</text:p>
            <text:p><text:s/>Pequeño: 0,8 cm</text:p>
            <text:p><text:s/>Mediano: 1,2 cm</text:p>
            <text:p><text:s/>Largo: 1,5 cm</text:p>
            <text:p><text:s/>Materiales Silicona</text:p>
            <text:p/>
            <text:p/>
          </table:table-cell>
          <table:table-cell office:value-type="float" office:value="30.95" table:style-name="ce1">
            <text:p>30,95</text:p>
          </table:table-cell>
          <table:table-cell office:value-type="float" office:value="11.17" table:style-name="ce1">
            <text:p>11,1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30.jpg">http://media.grutinet.com/articulos/gr/gr_100630.jpg</text:a></text:p>
          </table:table-cell>
          <table:table-cell office:value-type="string" table:style-name="ce4">
            <text:p><text:a xlink:href="http://media.grutinet.com/articulos/bu/bu_100630.jpg">http://media.grutinet.com/articulos/bu/bu_100630.jpg</text:a></text:p>
          </table:table-cell>
          <table:table-cell office:value-type="string" table:style-name="ce4">
            <text:p><text:a xlink:href="http://media.grutinet.com/articulos/or/or_100630.jpg">http://media.grutinet.com/articulos/or/or_100630.jpg</text:a></text:p>
          </table:table-cell>
          <table:table-cell office:value-type="string" table:style-name="ce2">
            <text:p>10,3675</text:p>
          </table:table-cell>
          <table:table-cell office:value-type="string" table:style-name="ce4">
            <text:p><text:a xlink:href="http://media.grutinet.com/articulos/lg/lg_100630_0.jpg">http://media.grutinet.com/articulos/lg/lg_100630_0.jpg</text:a></text:p>
          </table:table-cell>
          <table:table-cell office:value-type="string" table:style-name="ce4">
            <text:p><text:a xlink:href="http://media.grutinet.com/articulos/lg/lg_100630_1.jpg">http://media.grutinet.com/articulos/lg/lg_100630_1.jpg</text:a></text:p>
          </table:table-cell>
          <table:table-cell table:style-name="ce1"/>
          <table:table-cell office:value-type="string" table:style-name="ce4">
            <text:p><text:a xlink:href="http://media.grutinet.com/articulos/lg/lg_100630_2.jpg">http://media.grutinet.com/articulos/lg/lg_100630_2.jpg</text:a></text:p>
          </table:table-cell>
          <table:table-cell office:value-type="string" table:style-name="ce4">
            <text:p><text:a xlink:href="http://media.grutinet.com/articulos/lg/lg_100630_3.jpg">http://media.grutinet.com/articulos/lg/lg_100630_3.jpg</text:a></text:p>
          </table:table-cell>
          <table:table-cell table:number-columns-repeated="6" table:style-name="ce2"/>
          <table:table-cell table:number-columns-repeated="16354"/>
        </table:table-row>
        <table:table-row table:style-name="ro1">
          <table:table-cell office:value-type="float" office:value="100631" table:style-name="ce1">
            <text:p>100631</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BEGINNERS SILICONE PLUG SET NEGRO</text:p>
          </table:table-cell>
          <table:table-cell office:value-type="string" table:style-name="ce2">
            <text:p>SHOTS</text:p>
          </table:table-cell>
          <table:table-cell office:value-type="string" table:style-name="ce3">
            <text:p>BEGINNERS SILICONE PLUG SET BLACK</text:p>
            <text:p/>
            <text:p>Este modelo retorcido hecho de silicona sin aftalato de grado médico tiene una punta suave y puntiaguda para una fácil inserción, mientras que sus rizos le dan a la uretra una estimulación adicional. La perilla redondeada le permite quitarlo de manera fácil y segura. Este modelo de uña de silicona de grado médico súper liso y sin ftalatos tiene una punta puntiaguda lisa para una fácil inserción y se ensancha hacia el final para una estimulación adicional. La perilla redondeada permite una extracción segura y fácil.</text:p>
            <text:p/>
            <text:p>Siempre, úsalo con una cantidad generosa de lubricante a base de agua e insertalo suave e incrementalmente para obtener el máximo placer.</text:p>
            <text:p/>
            <text:p/>
            <text:p><text:s/>A prueba de agua Sí</text:p>
            <text:p><text:s/>A prueba de salpicaduras Sí</text:p>
            <text:p><text:s/>Libre de ftalato Sí</text:p>
            <text:p><text:s/>Largo X Ancho x Altura</text:p>
            <text:p><text:s/>Recto: 10 x 0,8 x 0,8 cm</text:p>
            <text:p><text:s/>Curvado: 15,5 x 1 x 1 cm</text:p>
            <text:p><text:s/>Diámetro del producto</text:p>
            <text:p><text:s/>Recto: 0,8 cm</text:p>
            <text:p><text:s/>Curvado: 0,5 cm</text:p>
            <text:p><text:s/>Materiales Silicone</text:p>
            <text:p/>
            <text:p/>
          </table:table-cell>
          <table:table-cell office:value-type="float" office:value="26.95" table:style-name="ce1">
            <text:p>26,95</text:p>
          </table:table-cell>
          <table:table-cell office:value-type="float" office:value="9.77" table:style-name="ce1">
            <text:p>9,7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31.jpg">http://media.grutinet.com/articulos/gr/gr_100631.jpg</text:a></text:p>
          </table:table-cell>
          <table:table-cell office:value-type="string" table:style-name="ce4">
            <text:p><text:a xlink:href="http://media.grutinet.com/articulos/bu/bu_100631.jpg">http://media.grutinet.com/articulos/bu/bu_100631.jpg</text:a></text:p>
          </table:table-cell>
          <table:table-cell office:value-type="string" table:style-name="ce4">
            <text:p><text:a xlink:href="http://media.grutinet.com/articulos/or/or_100631.jpg">http://media.grutinet.com/articulos/or/or_100631.jpg</text:a></text:p>
          </table:table-cell>
          <table:table-cell office:value-type="string" table:style-name="ce2">
            <text:p>9,0675</text:p>
          </table:table-cell>
          <table:table-cell office:value-type="string" table:style-name="ce4">
            <text:p><text:a xlink:href="http://media.grutinet.com/articulos/lg/lg_100631_0.jpg">http://media.grutinet.com/articulos/lg/lg_100631_0.jpg</text:a></text:p>
          </table:table-cell>
          <table:table-cell office:value-type="string" table:style-name="ce4">
            <text:p><text:a xlink:href="http://media.grutinet.com/articulos/lg/lg_100631_1.jpg">http://media.grutinet.com/articulos/lg/lg_100631_1.jpg</text:a></text:p>
          </table:table-cell>
          <table:table-cell table:style-name="ce1"/>
          <table:table-cell office:value-type="string" table:style-name="ce4">
            <text:p><text:a xlink:href="http://media.grutinet.com/articulos/lg/lg_100631_2.jpg">http://media.grutinet.com/articulos/lg/lg_100631_2.jpg</text:a></text:p>
          </table:table-cell>
          <table:table-cell office:value-type="string" table:style-name="ce4">
            <text:p><text:a xlink:href="http://media.grutinet.com/articulos/lg/lg_100631_3.jpg">http://media.grutinet.com/articulos/lg/lg_100631_3.jpg</text:a></text:p>
          </table:table-cell>
          <table:table-cell table:number-columns-repeated="6" table:style-name="ce2"/>
          <table:table-cell table:number-columns-repeated="16354"/>
        </table:table-row>
        <table:table-row table:style-name="ro1">
          <table:table-cell office:value-type="float" office:value="100632" table:style-name="ce1">
            <text:p>100632</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BEGINNERS ONDAS PARA LA URETRA</text:p>
          </table:table-cell>
          <table:table-cell office:value-type="string" table:style-name="ce2">
            <text:p>SHOTS</text:p>
          </table:table-cell>
          <table:table-cell office:value-type="string" table:style-name="ce3">
            <text:p>SILICONE SPIRAL SCREW PLUG SET BEGINNER <text:s/>BLACK</text:p>
            <text:p/>
            <text:p>EOUCH! ¡Presenta una nueva línea de juguetes para exploradores de la uretra! Si las sondas para la uretra son lo que te encienden, ¡entonces deja que estas suaves sondas te den el máximo placer!</text:p>
            <text:p/>
            <text:p>La uretra está alineada con terminaciones nerviosas súper sensibles, que pueden ser extremadamente placenteras cuando se usan para estimular. Adicionalmente, el juego profundo con la uretra es la única forma de masajear la próstata directamente. OUCH! ¡Viene con una variedad de sondas para la uretra tanto para principiantes como para jugadores avanzados!</text:p>
            <text:p/>
            <text:p>Este juego de 4 sondas torcidas extra largas tienen puntas puntiagudas suaves que las hace fáciles de insertar. La cabeza plana redondeada permite que lo extraigas de manera fácil y segura. Elaboradas de silicona libre de aftalatos, ¡súper suave de grado médico, etas sondas tienen una longitud total de 30 cm (6,1) para ir muy profundo! Tienen una longitud insertable de 29,6 cm (11,65) y 4 diferentes diámetros que miden 0,3 cm (0,12), 0,4 cm (0,16), 0,5 cm (0,2) y 0, 6 cm (0,24). Siempre, úsalo con una cantidad generosa de lubricante a base de agua e insértalo suave e incrementalmente para obtener el máximo placer.</text:p>
            <text:p/>
            <text:p/>
            <text:p><text:s/>Peso</text:p>
            <text:p><text:s/>Extra pequeño: 2g</text:p>
            <text:p><text:s/>Pequeño: 4g</text:p>
            <text:p><text:s/>Medio: 6g</text:p>
            <text:p><text:s/>Largo: 12g</text:p>
            <text:p><text:s/>Largo x ancho x altura</text:p>
            <text:p><text:s/>Extra pequeño: 30 x 0,8 x 0,8 cm</text:p>
            <text:p><text:s/>Pequeño 30 x 0,9 x 0,9 cm</text:p>
            <text:p><text:s/>Mediano: 30 x 1 x 1 cm</text:p>
            <text:p><text:s/>Largo: 30 x 1,1 x 1,1 cm</text:p>
            <text:p><text:s/>Diámetro del producto</text:p>
            <text:p><text:s/>Extra pequeño: 0,4 cm</text:p>
            <text:p><text:s/>Pequeño: 0,5 cm</text:p>
            <text:p><text:s/>Mediano: 0,6 cm</text:p>
            <text:p><text:s/>Grande: 0,7 cm</text:p>
            <text:p><text:s/>Materiales: silicona</text:p>
            <text:p/>
            <text:p/>
          </table:table-cell>
          <table:table-cell office:value-type="float" office:value="36.950000000000003" table:style-name="ce1">
            <text:p>36,95</text:p>
          </table:table-cell>
          <table:table-cell office:value-type="float" office:value="13.27" table:style-name="ce1">
            <text:p>13,2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32.jpg">http://media.grutinet.com/articulos/gr/gr_100632.jpg</text:a></text:p>
          </table:table-cell>
          <table:table-cell office:value-type="string" table:style-name="ce4">
            <text:p><text:a xlink:href="http://media.grutinet.com/articulos/bu/bu_100632.jpg">http://media.grutinet.com/articulos/bu/bu_100632.jpg</text:a></text:p>
          </table:table-cell>
          <table:table-cell office:value-type="string" table:style-name="ce4">
            <text:p><text:a xlink:href="http://media.grutinet.com/articulos/or/or_100632.jpg">http://media.grutinet.com/articulos/or/or_100632.jpg</text:a></text:p>
          </table:table-cell>
          <table:table-cell office:value-type="string" table:style-name="ce2">
            <text:p>12,3175</text:p>
          </table:table-cell>
          <table:table-cell office:value-type="string" table:style-name="ce4">
            <text:p><text:a xlink:href="http://media.grutinet.com/articulos/lg/lg_100632_0.jpg">http://media.grutinet.com/articulos/lg/lg_100632_0.jpg</text:a></text:p>
          </table:table-cell>
          <table:table-cell office:value-type="string" table:style-name="ce4">
            <text:p><text:a xlink:href="http://media.grutinet.com/articulos/lg/lg_100632_1.jpg">http://media.grutinet.com/articulos/lg/lg_100632_1.jpg</text:a></text:p>
          </table:table-cell>
          <table:table-cell table:style-name="ce1"/>
          <table:table-cell office:value-type="string" table:style-name="ce4">
            <text:p><text:a xlink:href="http://media.grutinet.com/articulos/lg/lg_100632_2.jpg">http://media.grutinet.com/articulos/lg/lg_100632_2.jpg</text:a></text:p>
          </table:table-cell>
          <table:table-cell office:value-type="string" table:style-name="ce4">
            <text:p><text:a xlink:href="http://media.grutinet.com/articulos/lg/lg_100632_3.jpg">http://media.grutinet.com/articulos/lg/lg_100632_3.jpg</text:a></text:p>
          </table:table-cell>
          <table:table-cell table:number-columns-repeated="6" table:style-name="ce2"/>
          <table:table-cell table:number-columns-repeated="16354"/>
        </table:table-row>
        <table:table-row table:style-name="ro1">
          <table:table-cell office:value-type="float" office:value="100636" table:style-name="ce1">
            <text:p>100636</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ONDAS EXTRA LARGAS CON VIBRACIÓN PARA LA URETRA<text:s/></text:p>
          </table:table-cell>
          <table:table-cell office:value-type="string" table:style-name="ce2">
            <text:p>SHOTS</text:p>
          </table:table-cell>
          <table:table-cell office:value-type="string" table:style-name="ce3">
            <text:p>SILICONE VIBRATING BULLET PLUG WITH BEADED TIP BLACK</text:p>
            <text:p/>
            <text:p>OUCH! ¡Presenta una nueva línea de juguetes para exploradores de la uretra! Si las sondas para la uretra son lo que te encienden, ¡entonces deja que estas suaves sondas te denel máximo placer!</text:p>
            <text:p/>
            <text:p>La uretra está alineada conterminaciones nerviosas súper sensibles, que pueden ser extremadamente placenteras cuando se usan para estimular. Adicionalmente,el juego profundo con la uretra es la única forma de masajear la próstata directamente. OUCH! ¡Viene con una variedad de ondas para la uretra tanto para principiantes como para jugadores avanzados!</text:p>
            <text:p/>
            <text:p>Este modelo vibrador tiene una variedad de sondas para la uretra tanto para principiantes como para jugadores avanzados! Este modelo vibratorio SUPER LARGO es muy flexible y su punta redondeada es de fácil inserción. La sonda tiene un único modo de vibración que llega hasta unas 12 000 rpm, pero es súper silenciosa de 50 dB. Necesita de una batería AAA (incluida). Elaborada de silicona libre de aftalato de grado médico, el juguete mide una longitud total de 45 cm (17,7) y una longitud insertable de 35 cm (13,41) y un diámetro de 0,5 cm (0,2).</text:p>
            <text:p/>
            <text:p/>
            <text:p><text:s/>Dimensiones embalaje <text:s text:c="3"/>38,50 x 12,50 x 2,30 cm</text:p>
            <text:p><text:s/>Peso embalaje <text:s text:c="3"/>64 gram</text:p>
            <text:p><text:s/>Dimensiones del producto <text:s text:c="3"/>45 x 2 x 2 cm</text:p>
            <text:p><text:s/>Peso del producto <text:s text:c="3"/>35,00 gram</text:p>
            <text:p><text:s/>Diámetro del producto <text:s text:c="3"/>0,6 cm</text:p>
            <text:p><text:s/>Longitud insertable <text:s text:c="3"/>35,0 cm</text:p>
            <text:p><text:s/>Nivel de ruido <text:s text:c="3"/>50 dB</text:p>
            <text:p><text:s/>Se requieren baterías <text:s text:c="3"/>1</text:p>
            <text:p><text:s/>Tipo de baterías <text:s text:c="3"/>AAA</text:p>
            <text:p><text:s/>Baterías incluidas <text:s text:c="3"/>Sí</text:p>
            <text:p><text:s/>A prueba de agua <text:s text:c="3"/>Sí</text:p>
            <text:p><text:s/>A prueba de salpicaduras <text:s text:c="3"/>Sí</text:p>
            <text:p><text:s/>Libre de ftalato <text:s text:c="3"/>Sí</text:p>
            <text:p><text:s/>Materiales <text:s text:c="3"/>Silicone</text:p>
            <text:p/>
            <text:p/>
          </table:table-cell>
          <table:table-cell office:value-type="float" office:value="38.950000000000003" table:style-name="ce1">
            <text:p>38,95</text:p>
          </table:table-cell>
          <table:table-cell office:value-type="float" office:value="13.97" table:style-name="ce1">
            <text:p>13,97</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36.jpg">http://media.grutinet.com/articulos/gr/gr_100636.jpg</text:a></text:p>
          </table:table-cell>
          <table:table-cell office:value-type="string" table:style-name="ce4">
            <text:p><text:a xlink:href="http://media.grutinet.com/articulos/bu/bu_100636.jpg">http://media.grutinet.com/articulos/bu/bu_100636.jpg</text:a></text:p>
          </table:table-cell>
          <table:table-cell office:value-type="string" table:style-name="ce4">
            <text:p><text:a xlink:href="http://media.grutinet.com/articulos/or/or_100636.jpg">http://media.grutinet.com/articulos/or/or_100636.jpg</text:a></text:p>
          </table:table-cell>
          <table:table-cell office:value-type="string" table:style-name="ce2">
            <text:p>12,9675</text:p>
          </table:table-cell>
          <table:table-cell office:value-type="string" table:style-name="ce4">
            <text:p><text:a xlink:href="http://media.grutinet.com/articulos/lg/lg_100636_0.jpg">http://media.grutinet.com/articulos/lg/lg_100636_0.jpg</text:a></text:p>
          </table:table-cell>
          <table:table-cell office:value-type="string" table:style-name="ce4">
            <text:p><text:a xlink:href="http://media.grutinet.com/articulos/lg/lg_100636_1.jpg">http://media.grutinet.com/articulos/lg/lg_100636_1.jpg</text:a></text:p>
          </table:table-cell>
          <table:table-cell table:style-name="ce1"/>
          <table:table-cell office:value-type="string" table:style-name="ce4">
            <text:p><text:a xlink:href="http://media.grutinet.com/articulos/lg/lg_100636_2.jpg">http://media.grutinet.com/articulos/lg/lg_100636_2.jpg</text:a></text:p>
          </table:table-cell>
          <table:table-cell office:value-type="string" table:style-name="ce4">
            <text:p><text:a xlink:href="http://media.grutinet.com/articulos/lg/lg_100636_3.jpg">http://media.grutinet.com/articulos/lg/lg_100636_3.jpg</text:a></text:p>
          </table:table-cell>
          <table:table-cell table:number-columns-repeated="6" table:style-name="ce2"/>
          <table:table-cell table:number-columns-repeated="16354"/>
        </table:table-row>
        <table:table-row table:style-name="ro1">
          <table:table-cell office:value-type="float" office:value="100637" table:style-name="ce1">
            <text:p>100637</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ONDAS EXTRA LARGAS CON VIBRACIÓN PARA LA URETRA<text:s/></text:p>
          </table:table-cell>
          <table:table-cell office:value-type="string" table:style-name="ce2">
            <text:p>SHOTS</text:p>
          </table:table-cell>
          <table:table-cell office:value-type="string" table:style-name="ce3">
            <text:p>SILICONE VIBRATING BULLET PLUG WITH BEADED TIP BLACK</text:p>
            <text:p/>
            <text:p>OUCH! ¡Presenta una nueva línea de juguetes para exploradores de la uretra! Si las sondas para la uretra son lo que te encienden, ¡entonces deja que estas suaves sondas te denel máximo placer!</text:p>
            <text:p/>
            <text:p>La uretra está alineada conterminaciones nerviosas súper sensibles, que pueden ser extremadamente placenteras cuando se usan para estimular. Adicionalmente,el juego profundo con la uretra es la única forma de masajear la próstata directamente. OUCH! ¡Viene con una variedad de ondas para la uretra tanto para principiantes como para jugadores avanzados!</text:p>
            <text:p/>
            <text:p>Este modelo vibrador de USB RECARGABLE viene con 20 modos diferentes vibratorios súper silenciosos, con menos de 50 dB, ¡así que cualquier lugar siempre será el correcto para obtener el máximo placer! Con una carga de 2 horas completas este excelente juguete te dará 1 hora de juego. Su parte superior redondeada te permite tener una inserción fácil y sin esfuerzo. Elaborada de silicona libre de aftalato de grado médico, el juguete mide una longitud total de 13,5 cm (5,3) y una longitud insertable de 10,5 cm (4,41) y un diámetro de 0,4 cm (0,16»).</text:p>
            <text:p/>
            <text:p/>
            <text:p><text:s/>Peso del producto 40,00 gram</text:p>
            <text:p><text:s/>Longitud insertable 10,0 cm</text:p>
            <text:p><text:s/>Cantidad de motores 1</text:p>
            <text:p><text:s/>Rotaciones 1200 RPM</text:p>
            <text:p><text:s/>Tipos de velocidad 20</text:p>
            <text:p><text:s/>Nivel de ruido 50 dB</text:p>
            <text:p><text:s/>Tiempo de recarga 120 min</text:p>
            <text:p><text:s/>Vida de la recarga de las baterías 60 min</text:p>
            <text:p><text:s/>Largo x alto x ancho</text:p>
            <text:p><text:s/>Control remoto: 7 x 5 x 2,5 cm</text:p>
            <text:p><text:s/>Pin: 13 x 1,2 x 1,2 cm</text:p>
            <text:p><text:s/>Diámetro del producto:</text:p>
            <text:p><text:s/>Control remoto 5 cm</text:p>
            <text:p><text:s/>Pin: 1,2 cm</text:p>
            <text:p><text:s/>Materiales Silicone</text:p>
            <text:p><text:s/>Recargable (2 horas)</text:p>
            <text:p/>
            <text:p/>
          </table:table-cell>
          <table:table-cell office:value-type="float" office:value="50.95" table:style-name="ce1">
            <text:p>50,95</text:p>
          </table:table-cell>
          <table:table-cell office:value-type="float" office:value="18.170000000000002" table:style-name="ce1">
            <text:p>18,1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37.jpg">http://media.grutinet.com/articulos/gr/gr_100637.jpg</text:a></text:p>
          </table:table-cell>
          <table:table-cell office:value-type="string" table:style-name="ce4">
            <text:p><text:a xlink:href="http://media.grutinet.com/articulos/bu/bu_100637.jpg">http://media.grutinet.com/articulos/bu/bu_100637.jpg</text:a></text:p>
          </table:table-cell>
          <table:table-cell office:value-type="string" table:style-name="ce4">
            <text:p><text:a xlink:href="http://media.grutinet.com/articulos/or/or_100637.jpg">http://media.grutinet.com/articulos/or/or_100637.jpg</text:a></text:p>
          </table:table-cell>
          <table:table-cell office:value-type="string" table:style-name="ce2">
            <text:p>16,8675</text:p>
          </table:table-cell>
          <table:table-cell office:value-type="string" table:style-name="ce4">
            <text:p><text:a xlink:href="http://media.grutinet.com/articulos/lg/lg_100637_0.jpg">http://media.grutinet.com/articulos/lg/lg_100637_0.jpg</text:a></text:p>
          </table:table-cell>
          <table:table-cell office:value-type="string" table:style-name="ce4">
            <text:p><text:a xlink:href="http://media.grutinet.com/articulos/lg/lg_100637_1.jpg">http://media.grutinet.com/articulos/lg/lg_100637_1.jpg</text:a></text:p>
          </table:table-cell>
          <table:table-cell table:style-name="ce1"/>
          <table:table-cell office:value-type="string" table:style-name="ce4">
            <text:p><text:a xlink:href="http://media.grutinet.com/articulos/lg/lg_100637_2.jpg">http://media.grutinet.com/articulos/lg/lg_100637_2.jpg</text:a></text:p>
          </table:table-cell>
          <table:table-cell office:value-type="string" table:style-name="ce4">
            <text:p><text:a xlink:href="http://media.grutinet.com/articulos/lg/lg_100637_3.jpg">http://media.grutinet.com/articulos/lg/lg_100637_3.jpg</text:a></text:p>
          </table:table-cell>
          <table:table-cell table:number-columns-repeated="6" table:style-name="ce2"/>
          <table:table-cell table:number-columns-repeated="16354"/>
        </table:table-row>
        <table:table-row table:style-name="ro1">
          <table:table-cell office:value-type="float" office:value="100643" table:style-name="ce1">
            <text:p>100643</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KIT DE SILICONA MORADO RECARGABLE USB - MORADO</text:p>
          </table:table-cell>
          <table:table-cell office:value-type="string" table:style-name="ce2">
            <text:p>SHOTS</text:p>
          </table:table-cell>
          <table:table-cell office:value-type="string" table:style-name="ce3">
            <text:p>SILICONE USB-RECHARGEABLE ANAL SET<text:s/></text:p>
            <text:p/>
            <text:p>Excitante juego de 6 piezas. Esta bala de silicona recargable vía USB está equipada con un motor muy potente, llegando hasta unas impresionantes 10,000 rpm y vienecon 10 excitantes modalidades de velocidad. La bala se desliza en la</text:p>
            <text:p>base de 5 diferentes plugs, los cuales varían en longitud y estructura.</text:p>
            <text:p/>
            <text:p>La bala recargable vía USB toma aproximadamente 2 horas en cargarse completamente y te da 45 minutos de placer anal.</text:p>
            <text:p>Es impearmeable IPX7, lo que significa que podrás tener sufuciente diversión durante el baño. Elaborado con silicona suave de grado médico y ABS.</text:p>
            <text:p/>
            <text:p/>
            <text:p><text:s/>Cantidad de motores : 1</text:p>
            <text:p><text:s/>Rotaciones : 10000 RPM</text:p>
            <text:p><text:s/>Tipos de velocidad: 10</text:p>
            <text:p><text:s/>Nivel de ruido: 50 dB</text:p>
            <text:p><text:s/>Tiempo de recarga : 120 min</text:p>
            <text:p/>
            <text:p/>
            <text:p>Peso</text:p>
            <text:p/>
            <text:p/>
            <text:p><text:s/>Bala: 20g</text:p>
            <text:p><text:s/>Plug pequeño: 30g</text:p>
            <text:p><text:s/>Plug largo: 47g</text:p>
            <text:p><text:s/>Plug curvado pequeño: 36g</text:p>
            <text:p><text:s/>Plug curvado medio: 55g</text:p>
            <text:p><text:s/>Plug curvado largo: 55g</text:p>
            <text:p/>
            <text:p/>
            <text:p>Largo X Ancho x Alto</text:p>
            <text:p/>
            <text:p/>
            <text:p><text:s/>Bala: 6,3 x 2 x 2 cm</text:p>
            <text:p><text:s/>Plug pequeño: 8,5 x 3,5 x 3,5 cm</text:p>
            <text:p><text:s/>Plug largo: 10,5 x 3,5 x 3,5 cm</text:p>
            <text:p><text:s/>Plug curvado pequeño: 10,5 x 3,5 x 3,5 cm</text:p>
            <text:p><text:s/>Plug curvado medio: 14 x 3,5 x 3,5 cm</text:p>
            <text:p><text:s/>Plug curvado largo: 18 x 3,5 x 3,5 cm</text:p>
            <text:p/>
            <text:p/>
            <text:p>Diámetro del producto</text:p>
            <text:p/>
            <text:p/>
            <text:p><text:s/>Bala: 2 cm</text:p>
            <text:p><text:s/>Plug pequeño: 3 cm</text:p>
            <text:p><text:s/>Plug largo: 3,2 cm</text:p>
            <text:p><text:s/>Plug curvado pequeño: 3,2 cm</text:p>
            <text:p><text:s/>Plug curvado medio: 3,2 cm</text:p>
            <text:p><text:s/>Plug curvado largo: 2,6 cm</text:p>
            <text:p/>
            <text:p/>
            <text:p>Longitud insertable:</text:p>
            <text:p/>
            <text:p/>
            <text:p><text:s/>Bala: 4,5 cm</text:p>
            <text:p><text:s/>Plug pequeño:6 cm</text:p>
            <text:p><text:s/>Plug largo: 8,5 cm</text:p>
            <text:p><text:s/>Plug curvado pequeño: 8,5 cm</text:p>
            <text:p><text:s/>Plug curvado medio: 12 cm</text:p>
            <text:p><text:s/>Plug curvado largo: 15,5 cm</text:p>
            <text:p/>
            <text:p/>
          </table:table-cell>
          <table:table-cell office:value-type="float" office:value="84.95" table:style-name="ce1">
            <text:p>84,95</text:p>
          </table:table-cell>
          <table:table-cell office:value-type="float" office:value="30.07" table:style-name="ce1">
            <text:p>30,0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43.jpg">http://media.grutinet.com/articulos/gr/gr_100643.jpg</text:a></text:p>
          </table:table-cell>
          <table:table-cell office:value-type="string" table:style-name="ce4">
            <text:p><text:a xlink:href="http://media.grutinet.com/articulos/bu/bu_100643.jpg">http://media.grutinet.com/articulos/bu/bu_100643.jpg</text:a></text:p>
          </table:table-cell>
          <table:table-cell office:value-type="string" table:style-name="ce4">
            <text:p><text:a xlink:href="http://media.grutinet.com/articulos/or/or_100643.jpg">http://media.grutinet.com/articulos/or/or_100643.jpg</text:a></text:p>
          </table:table-cell>
          <table:table-cell office:value-type="string" table:style-name="ce2">
            <text:p>27,9175</text:p>
          </table:table-cell>
          <table:table-cell office:value-type="string" table:style-name="ce4">
            <text:p><text:a xlink:href="http://media.grutinet.com/articulos/lg/lg_100643_0.jpg">http://media.grutinet.com/articulos/lg/lg_100643_0.jpg</text:a></text:p>
          </table:table-cell>
          <table:table-cell office:value-type="string" table:style-name="ce4">
            <text:p><text:a xlink:href="http://media.grutinet.com/articulos/lg/lg_100643_1.jpg">http://media.grutinet.com/articulos/lg/lg_100643_1.jpg</text:a></text:p>
          </table:table-cell>
          <table:table-cell table:style-name="ce1"/>
          <table:table-cell office:value-type="string" table:style-name="ce4">
            <text:p><text:a xlink:href="http://media.grutinet.com/articulos/lg/lg_100643_2.jpg">http://media.grutinet.com/articulos/lg/lg_100643_2.jpg</text:a></text:p>
          </table:table-cell>
          <table:table-cell office:value-type="string" table:style-name="ce4">
            <text:p><text:a xlink:href="http://media.grutinet.com/articulos/lg/lg_100643_3.jpg">http://media.grutinet.com/articulos/lg/lg_100643_3.jpg</text:a></text:p>
          </table:table-cell>
          <table:table-cell office:value-type="string" table:style-name="ce4">
            <text:p><text:a xlink:href="http://media.grutinet.com/articulos/lg/lg_100643_4.jpg">http://media.grutinet.com/articulos/lg/lg_100643_4.jpg</text:a></text:p>
          </table:table-cell>
          <table:table-cell office:value-type="string" table:style-name="ce4">
            <text:p><text:a xlink:href="http://media.grutinet.com/articulos/lg/lg_100643_5.jpg">http://media.grutinet.com/articulos/lg/lg_100643_5.jpg</text:a></text:p>
          </table:table-cell>
          <table:table-cell office:value-type="string" table:style-name="ce4">
            <text:p><text:a xlink:href="http://media.grutinet.com/articulos/lg/lg_100643_6.jpg">http://media.grutinet.com/articulos/lg/lg_100643_6.jpg</text:a></text:p>
          </table:table-cell>
          <table:table-cell office:value-type="string" table:style-name="ce4">
            <text:p><text:a xlink:href="http://media.grutinet.com/articulos/lg/lg_100643_7.jpg">http://media.grutinet.com/articulos/lg/lg_100643_7.jpg</text:a></text:p>
          </table:table-cell>
          <table:table-cell office:value-type="string" table:style-name="ce4">
            <text:p><text:a xlink:href="http://media.grutinet.com/articulos/lg/lg_100643_8.jpg">http://media.grutinet.com/articulos/lg/lg_100643_8.jpg</text:a></text:p>
          </table:table-cell>
          <table:table-cell office:value-type="string" table:style-name="ce4">
            <text:p><text:a xlink:href="http://media.grutinet.com/articulos/lg/lg_100643_9.jpg">http://media.grutinet.com/articulos/lg/lg_100643_9.jpg</text:a></text:p>
          </table:table-cell>
          <table:table-cell table:number-columns-repeated="16354"/>
        </table:table-row>
        <table:table-row table:style-name="ro1">
          <table:table-cell office:value-type="float" office:value="100644" table:style-name="ce1">
            <text:p>100644</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KIT DE SILICONA ROJO RECARGABLE USB - ROJO</text:p>
          </table:table-cell>
          <table:table-cell office:value-type="string" table:style-name="ce2">
            <text:p>SHOTS</text:p>
          </table:table-cell>
          <table:table-cell office:value-type="string" table:style-name="ce3">
            <text:p>SILICONE USB-RECHARGEABLE ANAL SET<text:s/></text:p>
            <text:p/>
            <text:p>Excitante juego de 6 piezas. Esta bala de silicona recargable vía USB está equipada con un motor muy potente, llegando hasta unas impresionantes 10,000 rpm y vienecon 10 excitantes modalidades de velocidad. La bala se desliza en la</text:p>
            <text:p>base de 5 diferentes plugs, los cuales varían en longitud y estructura.</text:p>
            <text:p/>
            <text:p>La bala recargable vía USB toma aproximadamente 2 horas en cargarse completamente y te da 45 minutos de placer anal.</text:p>
            <text:p>Es impearmeable IPX7, lo que significa que podrás tener sufuciente diversión durante el baño. Elaborado con silicona suave de grado médico y ABS.</text:p>
            <text:p/>
            <text:p/>
            <text:p><text:s/>Cantidad de motores : 1</text:p>
            <text:p><text:s/>Rotaciones : 10000 RPM</text:p>
            <text:p><text:s/>Tipos de velocidad: 10</text:p>
            <text:p><text:s/>Nivel de ruido: 50 dB</text:p>
            <text:p><text:s/>Tiempo de recarga : 120 min</text:p>
            <text:p/>
            <text:p/>
            <text:p>Peso</text:p>
            <text:p/>
            <text:p/>
            <text:p><text:s/>Bala: 20g</text:p>
            <text:p><text:s/>Plug pequeño: 30g</text:p>
            <text:p><text:s/>Plug largo: 47g</text:p>
            <text:p><text:s/>Plug curvado pequeño: 36g</text:p>
            <text:p><text:s/>Plug curvado medio: 55g</text:p>
            <text:p><text:s/>Plug curvado largo: 55g</text:p>
            <text:p/>
            <text:p/>
            <text:p>Largo X Ancho x Alto</text:p>
            <text:p/>
            <text:p/>
            <text:p><text:s/>Bala: 6,3 x 2 x 2 cm</text:p>
            <text:p><text:s/>Plug pequeño: 8,5 x 3,5 x 3,5 cm</text:p>
            <text:p><text:s/>Plug largo: 10,5 x 3,5 x 3,5 cm</text:p>
            <text:p><text:s/>Plug curvado pequeño: 10,5 x 3,5 x 3,5 cm</text:p>
            <text:p><text:s/>Plug curvado medio: 14 x 3,5 x 3,5 cm</text:p>
            <text:p><text:s/>Plug curvado largo: 18 x 3,5 x 3,5 cm</text:p>
            <text:p/>
            <text:p/>
            <text:p>Diámetro del producto</text:p>
            <text:p/>
            <text:p/>
            <text:p><text:s/>Bala: 2 cm</text:p>
            <text:p><text:s/>Plug pequeño: 3 cm</text:p>
            <text:p><text:s/>Plug largo: 3,2 cm</text:p>
            <text:p><text:s/>Plug curvado pequeño: 3,2 cm</text:p>
            <text:p><text:s/>Plug curvado medio: 3,2 cm</text:p>
            <text:p><text:s/>Plug curvado largo: 2,6 cm</text:p>
            <text:p/>
            <text:p/>
            <text:p>Longitud insertable:</text:p>
            <text:p/>
            <text:p/>
            <text:p><text:s/>Bala: 4,5 cm</text:p>
            <text:p><text:s/>Plug pequeño:6 cm</text:p>
            <text:p><text:s/>Plug largo: 8,5 cm</text:p>
            <text:p><text:s/>Plug curvado pequeño: 8,5 cm</text:p>
            <text:p><text:s/>Plug curvado medio: 12 cm</text:p>
            <text:p><text:s/>Plug curvado largo: 15,5 cm</text:p>
            <text:p/>
            <text:p/>
          </table:table-cell>
          <table:table-cell office:value-type="float" office:value="84.95" table:style-name="ce1">
            <text:p>84,95</text:p>
          </table:table-cell>
          <table:table-cell office:value-type="float" office:value="30.07" table:style-name="ce1">
            <text:p>30,0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44.jpg">http://media.grutinet.com/articulos/gr/gr_100644.jpg</text:a></text:p>
          </table:table-cell>
          <table:table-cell office:value-type="string" table:style-name="ce4">
            <text:p><text:a xlink:href="http://media.grutinet.com/articulos/bu/bu_100644.jpg">http://media.grutinet.com/articulos/bu/bu_100644.jpg</text:a></text:p>
          </table:table-cell>
          <table:table-cell office:value-type="string" table:style-name="ce4">
            <text:p><text:a xlink:href="http://media.grutinet.com/articulos/or/or_100644.jpg">http://media.grutinet.com/articulos/or/or_100644.jpg</text:a></text:p>
          </table:table-cell>
          <table:table-cell office:value-type="string" table:style-name="ce2">
            <text:p>27,9175</text:p>
          </table:table-cell>
          <table:table-cell office:value-type="string" table:style-name="ce4">
            <text:p><text:a xlink:href="http://media.grutinet.com/articulos/lg/lg_100644_0.jpg">http://media.grutinet.com/articulos/lg/lg_100644_0.jpg</text:a></text:p>
          </table:table-cell>
          <table:table-cell office:value-type="string" table:style-name="ce4">
            <text:p><text:a xlink:href="http://media.grutinet.com/articulos/lg/lg_100644_1.jpg">http://media.grutinet.com/articulos/lg/lg_100644_1.jpg</text:a></text:p>
          </table:table-cell>
          <table:table-cell table:style-name="ce1"/>
          <table:table-cell office:value-type="string" table:style-name="ce4">
            <text:p><text:a xlink:href="http://media.grutinet.com/articulos/lg/lg_100644_2.jpg">http://media.grutinet.com/articulos/lg/lg_100644_2.jpg</text:a></text:p>
          </table:table-cell>
          <table:table-cell office:value-type="string" table:style-name="ce4">
            <text:p><text:a xlink:href="http://media.grutinet.com/articulos/lg/lg_100644_3.jpg">http://media.grutinet.com/articulos/lg/lg_100644_3.jpg</text:a></text:p>
          </table:table-cell>
          <table:table-cell table:number-columns-repeated="6" table:style-name="ce2"/>
          <table:table-cell table:number-columns-repeated="16354"/>
        </table:table-row>
        <table:table-row table:style-name="ro1">
          <table:table-cell office:value-type="float" office:value="100645" table:style-name="ce1">
            <text:p>100645</text:p>
          </table:table-cell>
          <table:table-cell office:value-type="string" table:style-name="ce2">
            <text:p>JUGUETES XXX</text:p>
          </table:table-cell>
          <table:table-cell office:value-type="string" table:style-name="ce2">
            <text:p>Juguetes XXX</text:p>
          </table:table-cell>
          <table:table-cell office:value-type="string" table:style-name="ce2">
            <text:p>ACCESORIOS PENE</text:p>
          </table:table-cell>
          <table:table-cell office:value-type="string" table:style-name="ce2">
            <text:p>Accesorios Pene</text:p>
          </table:table-cell>
          <table:table-cell office:value-type="string" table:style-name="ce2">
            <text:p>NO. 82 WEIGHTED COCK RING NEGRO</text:p>
          </table:table-cell>
          <table:table-cell office:value-type="string" table:style-name="ce2">
            <text:p>SHOTS</text:p>
          </table:table-cell>
          <table:table-cell office:value-type="string" table:style-name="ce3">
            <text:p>NO. 82 WEIGHTED COCK RING BLACK</text:p>
            <text:p/>
            <text:p>Los anillos con peso para el pene SONO, tienen la cantidad suficiente para ajustarse sobre su pene mientras mantienenla firmeza y restricción necesarias para mantenerloduro durante horas! El modelo MEDIO tiene un diámetro interno de 6,9 cm (2,72)</text:p>
            <text:p/>
            <text:p/>
            <text:p><text:s/>Dimensiones del producto 6,9 x 6,9 x 2 cm</text:p>
            <text:p><text:s/>Peso del producto 65,00 gram</text:p>
            <text:p><text:s/>Diámetro del producto 6,9 cm</text:p>
            <text:p><text:s/>Diámetro interno 3,0 cm</text:p>
            <text:p><text:s/>A prueba de agua Sí</text:p>
            <text:p><text:s/>A prueba de salpicaduras Sí</text:p>
            <text:p><text:s/>Libre de ftalato Sí</text:p>
            <text:p><text:s/>Materiales Soft silicone &amp; Carbon steel</text:p>
            <text:p/>
            <text:p/>
          </table:table-cell>
          <table:table-cell office:value-type="float" office:value="20.95" table:style-name="ce1">
            <text:p>20,95</text:p>
          </table:table-cell>
          <table:table-cell office:value-type="float" office:value="7.67" table:style-name="ce1">
            <text:p>7,67</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45.jpg">http://media.grutinet.com/articulos/gr/gr_100645.jpg</text:a></text:p>
          </table:table-cell>
          <table:table-cell office:value-type="string" table:style-name="ce4">
            <text:p><text:a xlink:href="http://media.grutinet.com/articulos/bu/bu_100645.jpg">http://media.grutinet.com/articulos/bu/bu_100645.jpg</text:a></text:p>
          </table:table-cell>
          <table:table-cell office:value-type="string" table:style-name="ce4">
            <text:p><text:a xlink:href="http://media.grutinet.com/articulos/or/or_100645.jpg">http://media.grutinet.com/articulos/or/or_100645.jpg</text:a></text:p>
          </table:table-cell>
          <table:table-cell office:value-type="string" table:style-name="ce2">
            <text:p>7,1175</text:p>
          </table:table-cell>
          <table:table-cell office:value-type="string" table:style-name="ce4">
            <text:p><text:a xlink:href="http://media.grutinet.com/articulos/lg/lg_100645_0.jpg">http://media.grutinet.com/articulos/lg/lg_100645_0.jpg</text:a></text:p>
          </table:table-cell>
          <table:table-cell office:value-type="string" table:style-name="ce4">
            <text:p><text:a xlink:href="http://media.grutinet.com/articulos/lg/lg_100645_1.jpg">http://media.grutinet.com/articulos/lg/lg_100645_1.jpg</text:a></text:p>
          </table:table-cell>
          <table:table-cell table:style-name="ce1"/>
          <table:table-cell office:value-type="string" table:style-name="ce4">
            <text:p><text:a xlink:href="http://media.grutinet.com/articulos/lg/lg_100645_2.jpg">http://media.grutinet.com/articulos/lg/lg_100645_2.jpg</text:a></text:p>
          </table:table-cell>
          <table:table-cell office:value-type="string" table:style-name="ce4">
            <text:p><text:a xlink:href="http://media.grutinet.com/articulos/lg/lg_100645_3.jpg">http://media.grutinet.com/articulos/lg/lg_100645_3.jpg</text:a></text:p>
          </table:table-cell>
          <table:table-cell table:number-columns-repeated="6" table:style-name="ce2"/>
          <table:table-cell table:number-columns-repeated="16354"/>
        </table:table-row>
        <table:table-row table:style-name="ro1">
          <table:table-cell office:value-type="float" office:value="100649" table:style-name="ce1">
            <text:p>100649</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BALA DE 7 VELOCIDADES NEGRO</text:p>
          </table:table-cell>
          <table:table-cell office:value-type="string" table:style-name="ce2">
            <text:p>SHOTS</text:p>
          </table:table-cell>
          <table:table-cell office:value-type="string" table:style-name="ce3">
            <text:p>7 SPEED RECHARGEABLE BULLET</text:p>
            <text:p/>
            <text:p>Lo puedes utilizar para la estimulación del clítoris, la vagina, el ano y el pezón. Fabricado de ABS liso, resistente a los impactos y libre de ftalatos, este pequeño cohete de bolsillo acelera hasta 10,000 RPM. silencioso con 50dB.</text:p>
            <text:p/>
            <text:p>El vibrador de bala recargable por USB tiene un total de 7 modos de vibración y es resistente al agua IPX7, lo que significa que puede extender su tiempo de juego en la bañera o la ducha. Una carga completa de 60 minutos y te dará 90 minutos de placer desenfrenado.</text:p>
            <text:p/>
            <text:p/>
            <text:p><text:s/>Longitud total de 7.7cm</text:p>
            <text:p><text:s/>Diámetro 2 cm</text:p>
            <text:p><text:s/>Longitud insertable de 4 cm</text:p>
            <text:p/>
            <text:p/>
          </table:table-cell>
          <table:table-cell office:value-type="float" office:value="20.95" table:style-name="ce1">
            <text:p>20,95</text:p>
          </table:table-cell>
          <table:table-cell office:value-type="float" office:value="7.67" table:style-name="ce1">
            <text:p>7,6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49.jpg">http://media.grutinet.com/articulos/gr/gr_100649.jpg</text:a></text:p>
          </table:table-cell>
          <table:table-cell office:value-type="string" table:style-name="ce4">
            <text:p><text:a xlink:href="http://media.grutinet.com/articulos/bu/bu_100649.jpg">http://media.grutinet.com/articulos/bu/bu_100649.jpg</text:a></text:p>
          </table:table-cell>
          <table:table-cell office:value-type="string" table:style-name="ce4">
            <text:p><text:a xlink:href="http://media.grutinet.com/articulos/or/or_100649.jpg">http://media.grutinet.com/articulos/or/or_100649.jpg</text:a></text:p>
          </table:table-cell>
          <table:table-cell office:value-type="string" table:style-name="ce2">
            <text:p>7,1175</text:p>
          </table:table-cell>
          <table:table-cell office:value-type="string" table:style-name="ce4">
            <text:p><text:a xlink:href="http://media.grutinet.com/articulos/lg/lg_100649_0.jpg">http://media.grutinet.com/articulos/lg/lg_100649_0.jpg</text:a></text:p>
          </table:table-cell>
          <table:table-cell office:value-type="string" table:style-name="ce4">
            <text:p><text:a xlink:href="http://media.grutinet.com/articulos/lg/lg_100649_1.jpg">http://media.grutinet.com/articulos/lg/lg_100649_1.jpg</text:a></text:p>
          </table:table-cell>
          <table:table-cell table:style-name="ce1"/>
          <table:table-cell office:value-type="string" table:style-name="ce4">
            <text:p><text:a xlink:href="http://media.grutinet.com/articulos/lg/lg_100649_2.jpg">http://media.grutinet.com/articulos/lg/lg_100649_2.jpg</text:a></text:p>
          </table:table-cell>
          <table:table-cell office:value-type="string" table:style-name="ce4">
            <text:p><text:a xlink:href="http://media.grutinet.com/articulos/lg/lg_100649_3.jpg">http://media.grutinet.com/articulos/lg/lg_100649_3.jpg</text:a></text:p>
          </table:table-cell>
          <table:table-cell table:number-columns-repeated="6" table:style-name="ce2"/>
          <table:table-cell table:number-columns-repeated="16354"/>
        </table:table-row>
        <table:table-row table:style-name="ro1">
          <table:table-cell office:value-type="float" office:value="100650" table:style-name="ce1">
            <text:p>100650</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BALA DE 7 VELOCIDADES ORO</text:p>
          </table:table-cell>
          <table:table-cell office:value-type="string" table:style-name="ce2">
            <text:p>SHOTS</text:p>
          </table:table-cell>
          <table:table-cell office:value-type="string" table:style-name="ce3">
            <text:p>7 SPEED RECHARGEABLE BULLET</text:p>
            <text:p/>
            <text:p>Lo puedes utilizar para la estimulación del clítoris, la vagina, el ano y el pezón. Fabricado de ABS liso, resistente a los impactos y libre de ftalatos, este pequeño cohete de bolsillo acelera hasta 10,000 RPM. silencioso con 50dB.</text:p>
            <text:p/>
            <text:p>El vibrador de bala recargable por USB tiene un total de 7 modos de vibración y es resistente al agua IPX7, lo que significa que puede extender su tiempo de juego en la bañera o la ducha. Una carga completa de 60 minutos y te dará 90 minutos de placer desenfrenado.</text:p>
            <text:p/>
            <text:p/>
            <text:p><text:s/>Longitud total de 7.7cm</text:p>
            <text:p><text:s/>Diámetro 2 cm</text:p>
            <text:p><text:s/>Longitud insertable de 4 cm</text:p>
            <text:p/>
            <text:p/>
          </table:table-cell>
          <table:table-cell office:value-type="float" office:value="20.95" table:style-name="ce1">
            <text:p>20,95</text:p>
          </table:table-cell>
          <table:table-cell office:value-type="float" office:value="7.67" table:style-name="ce1">
            <text:p>7,67</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50.jpg">http://media.grutinet.com/articulos/gr/gr_100650.jpg</text:a></text:p>
          </table:table-cell>
          <table:table-cell office:value-type="string" table:style-name="ce4">
            <text:p><text:a xlink:href="http://media.grutinet.com/articulos/bu/bu_100650.jpg">http://media.grutinet.com/articulos/bu/bu_100650.jpg</text:a></text:p>
          </table:table-cell>
          <table:table-cell office:value-type="string" table:style-name="ce4">
            <text:p><text:a xlink:href="http://media.grutinet.com/articulos/or/or_100650.jpg">http://media.grutinet.com/articulos/or/or_100650.jpg</text:a></text:p>
          </table:table-cell>
          <table:table-cell office:value-type="string" table:style-name="ce2">
            <text:p>7,1175</text:p>
          </table:table-cell>
          <table:table-cell office:value-type="string" table:style-name="ce4">
            <text:p><text:a xlink:href="http://media.grutinet.com/articulos/lg/lg_100650_0.jpg">http://media.grutinet.com/articulos/lg/lg_100650_0.jpg</text:a></text:p>
          </table:table-cell>
          <table:table-cell office:value-type="string" table:style-name="ce4">
            <text:p><text:a xlink:href="http://media.grutinet.com/articulos/lg/lg_100650_1.jpg">http://media.grutinet.com/articulos/lg/lg_100650_1.jpg</text:a></text:p>
          </table:table-cell>
          <table:table-cell table:style-name="ce1"/>
          <table:table-cell office:value-type="string" table:style-name="ce4">
            <text:p><text:a xlink:href="http://media.grutinet.com/articulos/lg/lg_100650_2.jpg">http://media.grutinet.com/articulos/lg/lg_100650_2.jpg</text:a></text:p>
          </table:table-cell>
          <table:table-cell office:value-type="string" table:style-name="ce4">
            <text:p><text:a xlink:href="http://media.grutinet.com/articulos/lg/lg_100650_3.jpg">http://media.grutinet.com/articulos/lg/lg_100650_3.jpg</text:a></text:p>
          </table:table-cell>
          <table:table-cell table:number-columns-repeated="6" table:style-name="ce2"/>
          <table:table-cell table:number-columns-repeated="16354"/>
        </table:table-row>
        <table:table-row table:style-name="ro1">
          <table:table-cell office:value-type="float" office:value="100651" table:style-name="ce1">
            <text:p>100651</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BALA DE 7 VELOCIDADES ROSA</text:p>
          </table:table-cell>
          <table:table-cell office:value-type="string" table:style-name="ce2">
            <text:p>SHOTS</text:p>
          </table:table-cell>
          <table:table-cell office:value-type="string" table:style-name="ce3">
            <text:p>7 SPEED RECHARGEABLE BULLET</text:p>
            <text:p/>
            <text:p>Lo puedes utilizar para la estimulación del clítoris, la vagina, el ano y el pezón. Fabricado de ABS liso, resistente a los impactos y libre de ftalatos, este pequeño cohete de bolsillo acelera hasta 10,000 RPM. silencioso con 50dB.</text:p>
            <text:p/>
            <text:p>El vibrador de bala recargable por USB tiene un total de 7 modos de vibración y es resistente al agua IPX7, lo que significa que puede extender su tiempo de juego en la bañera o la ducha. Una carga completa de 60 minutos y te dará 90 minutos de placer desenfrenado.</text:p>
            <text:p/>
            <text:p/>
            <text:p><text:s/>Longitud total de 7.7cm</text:p>
            <text:p><text:s/>Diámetro 2 cm</text:p>
            <text:p><text:s/>Longitud insertable de 4 cm</text:p>
            <text:p/>
            <text:p/>
          </table:table-cell>
          <table:table-cell office:value-type="float" office:value="20.95" table:style-name="ce1">
            <text:p>20,95</text:p>
          </table:table-cell>
          <table:table-cell office:value-type="float" office:value="7.67" table:style-name="ce1">
            <text:p>7,67</text:p>
          </table:table-cell>
          <table:table-cell office:value-type="string" table:style-name="ce2">
            <text:p>SI</text:p>
          </table:table-cell>
          <table:table-cell office:value-type="float" office:value="5" table:style-name="ce1">
            <text:p>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51.jpg">http://media.grutinet.com/articulos/gr/gr_100651.jpg</text:a></text:p>
          </table:table-cell>
          <table:table-cell office:value-type="string" table:style-name="ce4">
            <text:p><text:a xlink:href="http://media.grutinet.com/articulos/bu/bu_100651.jpg">http://media.grutinet.com/articulos/bu/bu_100651.jpg</text:a></text:p>
          </table:table-cell>
          <table:table-cell office:value-type="string" table:style-name="ce4">
            <text:p><text:a xlink:href="http://media.grutinet.com/articulos/or/or_100651.jpg">http://media.grutinet.com/articulos/or/or_100651.jpg</text:a></text:p>
          </table:table-cell>
          <table:table-cell office:value-type="string" table:style-name="ce2">
            <text:p>7,1175</text:p>
          </table:table-cell>
          <table:table-cell office:value-type="string" table:style-name="ce4">
            <text:p><text:a xlink:href="http://media.grutinet.com/articulos/lg/lg_100651_0.jpg">http://media.grutinet.com/articulos/lg/lg_100651_0.jpg</text:a></text:p>
          </table:table-cell>
          <table:table-cell office:value-type="string" table:style-name="ce4">
            <text:p><text:a xlink:href="http://media.grutinet.com/articulos/lg/lg_100651_1.jpg">http://media.grutinet.com/articulos/lg/lg_100651_1.jpg</text:a></text:p>
          </table:table-cell>
          <table:table-cell table:style-name="ce1"/>
          <table:table-cell office:value-type="string" table:style-name="ce4">
            <text:p><text:a xlink:href="http://media.grutinet.com/articulos/lg/lg_100651_2.jpg">http://media.grutinet.com/articulos/lg/lg_100651_2.jpg</text:a></text:p>
          </table:table-cell>
          <table:table-cell office:value-type="string" table:style-name="ce4">
            <text:p><text:a xlink:href="http://media.grutinet.com/articulos/lg/lg_100651_3.jpg">http://media.grutinet.com/articulos/lg/lg_100651_3.jpg</text:a></text:p>
          </table:table-cell>
          <table:table-cell table:number-columns-repeated="6" table:style-name="ce2"/>
          <table:table-cell table:number-columns-repeated="16354"/>
        </table:table-row>
        <table:table-row table:style-name="ro1">
          <table:table-cell office:value-type="float" office:value="100652" table:style-name="ce1">
            <text:p>100652</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BALA DE 7 VELOCIDADES MORADO</text:p>
          </table:table-cell>
          <table:table-cell office:value-type="string" table:style-name="ce2">
            <text:p>SHOTS</text:p>
          </table:table-cell>
          <table:table-cell office:value-type="string" table:style-name="ce3">
            <text:p>7 SPEED RECHARGEABLE BULLET</text:p>
            <text:p/>
            <text:p>Lo puedes utilizar para la estimulación del clítoris, la vagina, el ano y el pezón. Fabricado de ABS liso, resistente a los impactos y libre de ftalatos, este pequeño cohete de bolsillo acelera hasta 10,000 RPM. silencioso con 50dB.</text:p>
            <text:p/>
            <text:p>El vibrador de bala recargable por USB tiene un total de 7 modos de vibración y es resistente al agua IPX7, lo que significa que puede extender su tiempo de juego en la bañera o la ducha. Una carga completa de 60 minutos y te dará 90 minutos de placer desenfrenado.</text:p>
            <text:p/>
            <text:p/>
            <text:p><text:s/>Longitud total de 7.7cm</text:p>
            <text:p><text:s/>Diámetro 2 cm</text:p>
            <text:p><text:s/>Longitud insertable de 4 cm</text:p>
            <text:p/>
            <text:p/>
          </table:table-cell>
          <table:table-cell office:value-type="float" office:value="20.95" table:style-name="ce1">
            <text:p>20,95</text:p>
          </table:table-cell>
          <table:table-cell office:value-type="float" office:value="7.67" table:style-name="ce1">
            <text:p>7,67</text:p>
          </table:table-cell>
          <table:table-cell office:value-type="string" table:style-name="ce2">
            <text:p>SI</text:p>
          </table:table-cell>
          <table:table-cell office:value-type="float" office:value="5" table:style-name="ce1">
            <text:p>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52.jpg">http://media.grutinet.com/articulos/gr/gr_100652.jpg</text:a></text:p>
          </table:table-cell>
          <table:table-cell office:value-type="string" table:style-name="ce4">
            <text:p><text:a xlink:href="http://media.grutinet.com/articulos/bu/bu_100652.jpg">http://media.grutinet.com/articulos/bu/bu_100652.jpg</text:a></text:p>
          </table:table-cell>
          <table:table-cell office:value-type="string" table:style-name="ce4">
            <text:p><text:a xlink:href="http://media.grutinet.com/articulos/or/or_100652.jpg">http://media.grutinet.com/articulos/or/or_100652.jpg</text:a></text:p>
          </table:table-cell>
          <table:table-cell office:value-type="string" table:style-name="ce2">
            <text:p>7,1175</text:p>
          </table:table-cell>
          <table:table-cell office:value-type="string" table:style-name="ce4">
            <text:p><text:a xlink:href="http://media.grutinet.com/articulos/lg/lg_100652_0.jpg">http://media.grutinet.com/articulos/lg/lg_100652_0.jpg</text:a></text:p>
          </table:table-cell>
          <table:table-cell office:value-type="string" table:style-name="ce4">
            <text:p><text:a xlink:href="http://media.grutinet.com/articulos/lg/lg_100652_1.jpg">http://media.grutinet.com/articulos/lg/lg_100652_1.jpg</text:a></text:p>
          </table:table-cell>
          <table:table-cell table:style-name="ce1"/>
          <table:table-cell office:value-type="string" table:style-name="ce4">
            <text:p><text:a xlink:href="http://media.grutinet.com/articulos/lg/lg_100652_2.jpg">http://media.grutinet.com/articulos/lg/lg_100652_2.jpg</text:a></text:p>
          </table:table-cell>
          <table:table-cell office:value-type="string" table:style-name="ce4">
            <text:p><text:a xlink:href="http://media.grutinet.com/articulos/lg/lg_100652_3.jpg">http://media.grutinet.com/articulos/lg/lg_100652_3.jpg</text:a></text:p>
          </table:table-cell>
          <table:table-cell table:number-columns-repeated="6" table:style-name="ce2"/>
          <table:table-cell table:number-columns-repeated="16354"/>
        </table:table-row>
        <table:table-row table:style-name="ro1">
          <table:table-cell office:value-type="float" office:value="100653" table:style-name="ce1">
            <text:p>10065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BALA DE 7 VELOCIDADES PLATA</text:p>
          </table:table-cell>
          <table:table-cell office:value-type="string" table:style-name="ce2">
            <text:p>SHOTS</text:p>
          </table:table-cell>
          <table:table-cell office:value-type="string" table:style-name="ce3">
            <text:p>7 SPEED RECHARGEABLE BULLET</text:p>
            <text:p/>
            <text:p>Lo puedes utilizar para la estimulación del clítoris, la vagina, el ano y el pezón. Fabricado de ABS liso, resistente a los impactos y libre de ftalatos, este pequeño cohete de bolsillo acelera hasta 10,000 RPM. silencioso con 50dB.</text:p>
            <text:p/>
            <text:p>El vibrador de bala recargable por USB tiene un total de 7 modos de vibración y es resistente al agua IPX7, lo que significa que puede extender su tiempo de juego en la bañera o la ducha. Una carga completa de 60 minutos y te dará 90 minutos de placer desenfrenado.</text:p>
            <text:p/>
            <text:p/>
            <text:p><text:s/>Longitud total de 7.7cm</text:p>
            <text:p><text:s/>Diámetro 2 cm</text:p>
            <text:p><text:s/>Longitud insertable de 4 cm</text:p>
            <text:p/>
            <text:p/>
          </table:table-cell>
          <table:table-cell office:value-type="float" office:value="20.95" table:style-name="ce1">
            <text:p>20,95</text:p>
          </table:table-cell>
          <table:table-cell office:value-type="float" office:value="7.67" table:style-name="ce1">
            <text:p>7,6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53.jpg">http://media.grutinet.com/articulos/gr/gr_100653.jpg</text:a></text:p>
          </table:table-cell>
          <table:table-cell office:value-type="string" table:style-name="ce4">
            <text:p><text:a xlink:href="http://media.grutinet.com/articulos/bu/bu_100653.jpg">http://media.grutinet.com/articulos/bu/bu_100653.jpg</text:a></text:p>
          </table:table-cell>
          <table:table-cell office:value-type="string" table:style-name="ce4">
            <text:p><text:a xlink:href="http://media.grutinet.com/articulos/or/or_100653.jpg">http://media.grutinet.com/articulos/or/or_100653.jpg</text:a></text:p>
          </table:table-cell>
          <table:table-cell office:value-type="string" table:style-name="ce2">
            <text:p>7,1175</text:p>
          </table:table-cell>
          <table:table-cell office:value-type="string" table:style-name="ce4">
            <text:p><text:a xlink:href="http://media.grutinet.com/articulos/lg/lg_100653_0.jpg">http://media.grutinet.com/articulos/lg/lg_100653_0.jpg</text:a></text:p>
          </table:table-cell>
          <table:table-cell office:value-type="string" table:style-name="ce4">
            <text:p><text:a xlink:href="http://media.grutinet.com/articulos/lg/lg_100653_1.jpg">http://media.grutinet.com/articulos/lg/lg_100653_1.jpg</text:a></text:p>
          </table:table-cell>
          <table:table-cell table:style-name="ce1"/>
          <table:table-cell office:value-type="string" table:style-name="ce4">
            <text:p><text:a xlink:href="http://media.grutinet.com/articulos/lg/lg_100653_2.jpg">http://media.grutinet.com/articulos/lg/lg_100653_2.jpg</text:a></text:p>
          </table:table-cell>
          <table:table-cell office:value-type="string" table:style-name="ce4">
            <text:p><text:a xlink:href="http://media.grutinet.com/articulos/lg/lg_100653_3.jpg">http://media.grutinet.com/articulos/lg/lg_100653_3.jpg</text:a></text:p>
          </table:table-cell>
          <table:table-cell table:number-columns-repeated="6" table:style-name="ce2"/>
          <table:table-cell table:number-columns-repeated="16354"/>
        </table:table-row>
        <table:table-row table:style-name="ro1">
          <table:table-cell office:value-type="float" office:value="100658" table:style-name="ce1">
            <text:p>100658</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DONIS VIBRADOR MORADO</text:p>
          </table:table-cell>
          <table:table-cell office:value-type="string" table:style-name="ce2">
            <text:p>SHOTS</text:p>
          </table:table-cell>
          <table:table-cell office:value-type="string" table:style-name="ce3">
            <text:p>ADONIS RECHARGEABLE PURPLE</text:p>
            <text:p/>
            <text:p>¡El ADONIS es el chico amante de nuestra serie! ¡Sus oídos tentadores sobre el estimulador del clítoris lo harán imposible de resistir! ¡Deja que ADONIS te lleve a orgasmos celestiales como nunca antes! Hecho de silicona de alta calidad y ABS. Viene con 2 motores F1 extra fuertes que aceleran hasta 5200 rpm y 15000 rpm en la punta curva para una estimulación perfecta del punto G! Los 10 modos de velocidad diferentes asegurarán que siempre haya algo para todos y a menos de 60dB nadie más que usted sabrá sobre su cita secreta. Este hermoso juguete es recargable a través del cable USB incluido. ¡Una carga de 30 minutos te dará 60 minutos de placer desenfrenado!</text:p>
            <text:p/>
            <text:p>El ADONIS mide 21,8 cm de alto y tiene una circunferencia de 3,5 cm.</text:p>
            <text:p/>
            <text:p/>
            <text:p><text:s/>Dimensiones del producto 22 x 6 x 6,5 cm</text:p>
            <text:p><text:s/>Peso del producto 128,00 gram</text:p>
            <text:p><text:s/>Diámetro del producto 3,5 cm</text:p>
            <text:p><text:s/>Longitud insertable 12,5 cm</text:p>
            <text:p><text:s/>Cantidad de motores 2</text:p>
            <text:p><text:s/>Rotaciones 15000 RPM</text:p>
            <text:p><text:s/>Tipos de velocidad 10</text:p>
            <text:p><text:s/>Nivel de ruido 55 dB</text:p>
            <text:p><text:s/>Recargable Sí</text:p>
            <text:p><text:s/>Tiempo de recarga 60 min</text:p>
            <text:p><text:s/>Vida de la recarga de las baterías 30 min</text:p>
            <text:p><text:s/>A prueba de salpicaduras Sí</text:p>
            <text:p><text:s/>Libre de ftalato Sí</text:p>
            <text:p><text:s/>Presupuesto Remote control: 2,3cm</text:p>
            <text:p><text:s/>Materiales high grade silicone</text:p>
            <text:p/>
            <text:p/>
            <text:p><text:s/></text:p>
            <text:p/>
          </table:table-cell>
          <table:table-cell office:value-type="float" office:value="48.95" table:style-name="ce1">
            <text:p>48,95</text:p>
          </table:table-cell>
          <table:table-cell office:value-type="float" office:value="17.47" table:style-name="ce1">
            <text:p>17,4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58.jpg">http://media.grutinet.com/articulos/gr/gr_100658.jpg</text:a></text:p>
          </table:table-cell>
          <table:table-cell office:value-type="string" table:style-name="ce4">
            <text:p><text:a xlink:href="http://media.grutinet.com/articulos/bu/bu_100658.jpg">http://media.grutinet.com/articulos/bu/bu_100658.jpg</text:a></text:p>
          </table:table-cell>
          <table:table-cell office:value-type="string" table:style-name="ce4">
            <text:p><text:a xlink:href="http://media.grutinet.com/articulos/or/or_100658.jpg">http://media.grutinet.com/articulos/or/or_100658.jpg</text:a></text:p>
          </table:table-cell>
          <table:table-cell office:value-type="string" table:style-name="ce2">
            <text:p>16,2175</text:p>
          </table:table-cell>
          <table:table-cell office:value-type="string" table:style-name="ce4">
            <text:p><text:a xlink:href="http://media.grutinet.com/articulos/lg/lg_100658_0.jpg">http://media.grutinet.com/articulos/lg/lg_100658_0.jpg</text:a></text:p>
          </table:table-cell>
          <table:table-cell office:value-type="string" table:style-name="ce4">
            <text:p><text:a xlink:href="http://media.grutinet.com/articulos/lg/lg_100658_1.jpg">http://media.grutinet.com/articulos/lg/lg_100658_1.jpg</text:a></text:p>
          </table:table-cell>
          <table:table-cell table:style-name="ce1"/>
          <table:table-cell office:value-type="string" table:style-name="ce4">
            <text:p><text:a xlink:href="http://media.grutinet.com/articulos/lg/lg_100658_2.jpg">http://media.grutinet.com/articulos/lg/lg_100658_2.jpg</text:a></text:p>
          </table:table-cell>
          <table:table-cell office:value-type="string" table:style-name="ce4">
            <text:p><text:a xlink:href="http://media.grutinet.com/articulos/lg/lg_100658_3.jpg">http://media.grutinet.com/articulos/lg/lg_100658_3.jpg</text:a></text:p>
          </table:table-cell>
          <table:table-cell office:value-type="string" table:style-name="ce4">
            <text:p><text:a xlink:href="http://media.grutinet.com/articulos/lg/lg_100658_4.jpg">http://media.grutinet.com/articulos/lg/lg_100658_4.jpg</text:a></text:p>
          </table:table-cell>
          <table:table-cell office:value-type="string" table:style-name="ce4">
            <text:p><text:a xlink:href="http://media.grutinet.com/articulos/lg/lg_100658_5.jpg">http://media.grutinet.com/articulos/lg/lg_100658_5.jpg</text:a></text:p>
          </table:table-cell>
          <table:table-cell office:value-type="string" table:style-name="ce4">
            <text:p><text:a xlink:href="http://media.grutinet.com/articulos/lg/lg_100658_6.jpg">http://media.grutinet.com/articulos/lg/lg_100658_6.jpg</text:a></text:p>
          </table:table-cell>
          <table:table-cell office:value-type="string" table:style-name="ce4">
            <text:p><text:a xlink:href="http://media.grutinet.com/articulos/lg/lg_100658_7.jpg">http://media.grutinet.com/articulos/lg/lg_100658_7.jpg</text:a></text:p>
          </table:table-cell>
          <table:table-cell office:value-type="string" table:style-name="ce4">
            <text:p><text:a xlink:href="http://media.grutinet.com/articulos/lg/lg_100658_8.jpg">http://media.grutinet.com/articulos/lg/lg_100658_8.jpg</text:a></text:p>
          </table:table-cell>
          <table:table-cell office:value-type="string" table:style-name="ce4">
            <text:p><text:a xlink:href="http://media.grutinet.com/articulos/lg/lg_100658_9.jpg">http://media.grutinet.com/articulos/lg/lg_100658_9.jpg</text:a></text:p>
          </table:table-cell>
          <table:table-cell table:number-columns-repeated="16354"/>
        </table:table-row>
        <table:table-row table:style-name="ro1">
          <table:table-cell office:value-type="float" office:value="100659" table:style-name="ce1">
            <text:p>100659</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RES VIBRADOR MORADO</text:p>
          </table:table-cell>
          <table:table-cell office:value-type="string" table:style-name="ce2">
            <text:p>SHOTS</text:p>
          </table:table-cell>
          <table:table-cell office:value-type="string" table:style-name="ce3">
            <text:p>ARES RECHARGEABLE PURPLE</text:p>
            <text:p/>
            <text:p>¡El ARES irá todo el camino para tu placer! ¡Con su cabeza activadora del punto G y el estimulador del clítoris, ejecutado con 4 extensiones equivalentes, este vibrador te lleva a un viaje al cielo del orgasmo! Hecho de silicona de alta calidad y ABS. Viene con 2 motores F1 extra fuertes que aceleran hasta 5200 rpm y 15000 rpm en la punta curva para una estimulación perfecta del punto G! Los 10 modos de velocidad diferentes asegurarán que siempre haya algo para todos y a menos de 60dB nadie más que usted sabrá sobre su cita secreta. Este hermoso juguete es recargable a través del cable USB incluido. ¡Una carga de 30 minutos te dará 60 minutos de placer desenfrenado!</text:p>
            <text:p/>
            <text:p>El ARES mide 21,2 cm de alto y tiene una circunferencia de 3,6 cm.</text:p>
            <text:p/>
            <text:p/>
            <text:p><text:s/>Dimensiones del producto <text:s text:c="3"/>21,5 x 7 x 7 cm</text:p>
            <text:p><text:s/>Peso del producto <text:s text:c="3"/>137,00 gram</text:p>
            <text:p><text:s/>Diámetro del producto <text:s text:c="3"/>3,6 cm</text:p>
            <text:p><text:s/>Longitud insertable <text:s text:c="3"/>12,0 cm</text:p>
            <text:p><text:s/>Cantidad de motores <text:s text:c="3"/>2</text:p>
            <text:p><text:s/>Rotaciones <text:s text:c="3"/>15000 RPM</text:p>
            <text:p><text:s/>Tipos de velocidad <text:s text:c="3"/>10</text:p>
            <text:p><text:s/>Nivel de ruido <text:s text:c="3"/>55 dB</text:p>
            <text:p><text:s/>Recargable <text:s text:c="3"/>Sí</text:p>
            <text:p><text:s/>Tiempo de recarga <text:s text:c="3"/>60 min</text:p>
            <text:p><text:s/>Vida de la recarga de las baterías <text:s text:c="3"/>30 min</text:p>
            <text:p><text:s/>A prueba de salpicaduras <text:s text:c="3"/>Sí</text:p>
            <text:p><text:s/>Libre de ftalato <text:s text:c="3"/>Sí</text:p>
            <text:p><text:s/>Presupuesto <text:s text:c="3"/>Toy: 3</text:p>
            <text:p><text:s/>Materiales <text:s text:c="3"/>high grade silicone</text:p>
            <text:p><text:s text:c="2"/></text:p>
            <text:p/>
            <text:p/>
          </table:table-cell>
          <table:table-cell office:value-type="float" office:value="48.95" table:style-name="ce1">
            <text:p>48,95</text:p>
          </table:table-cell>
          <table:table-cell office:value-type="float" office:value="17.47" table:style-name="ce1">
            <text:p>17,4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59.jpg">http://media.grutinet.com/articulos/gr/gr_100659.jpg</text:a></text:p>
          </table:table-cell>
          <table:table-cell office:value-type="string" table:style-name="ce4">
            <text:p><text:a xlink:href="http://media.grutinet.com/articulos/bu/bu_100659.jpg">http://media.grutinet.com/articulos/bu/bu_100659.jpg</text:a></text:p>
          </table:table-cell>
          <table:table-cell office:value-type="string" table:style-name="ce4">
            <text:p><text:a xlink:href="http://media.grutinet.com/articulos/or/or_100659.jpg">http://media.grutinet.com/articulos/or/or_100659.jpg</text:a></text:p>
          </table:table-cell>
          <table:table-cell office:value-type="string" table:style-name="ce2">
            <text:p>16,2175</text:p>
          </table:table-cell>
          <table:table-cell office:value-type="string" table:style-name="ce4">
            <text:p><text:a xlink:href="http://media.grutinet.com/articulos/lg/lg_100659_0.jpg">http://media.grutinet.com/articulos/lg/lg_100659_0.jpg</text:a></text:p>
          </table:table-cell>
          <table:table-cell office:value-type="string" table:style-name="ce4">
            <text:p><text:a xlink:href="http://media.grutinet.com/articulos/lg/lg_100659_1.jpg">http://media.grutinet.com/articulos/lg/lg_100659_1.jpg</text:a></text:p>
          </table:table-cell>
          <table:table-cell table:style-name="ce1"/>
          <table:table-cell office:value-type="string" table:style-name="ce4">
            <text:p><text:a xlink:href="http://media.grutinet.com/articulos/lg/lg_100659_2.jpg">http://media.grutinet.com/articulos/lg/lg_100659_2.jpg</text:a></text:p>
          </table:table-cell>
          <table:table-cell office:value-type="string" table:style-name="ce4">
            <text:p><text:a xlink:href="http://media.grutinet.com/articulos/lg/lg_100659_3.jpg">http://media.grutinet.com/articulos/lg/lg_100659_3.jpg</text:a></text:p>
          </table:table-cell>
          <table:table-cell table:number-columns-repeated="6" table:style-name="ce2"/>
          <table:table-cell table:number-columns-repeated="16354"/>
        </table:table-row>
        <table:table-row table:style-name="ro1">
          <table:table-cell office:value-type="float" office:value="100663" table:style-name="ce1">
            <text:p>10066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LIDA VIBRADOR NEGRO</text:p>
          </table:table-cell>
          <table:table-cell office:value-type="string" table:style-name="ce2">
            <text:p>SHOTS</text:p>
          </table:table-cell>
          <table:table-cell office:value-type="string" table:style-name="ce3">
            <text:p>ALIDA RECHARGEABLE BLACK</text:p>
            <text:p/>
            <text:p>¡Deja que las alas de esta mariposa vibrante te lleven a las alturas del último orgasmo! ¡Totalmente equipado para darle aleteos como nunca antes, este vibrador lo entregará una y otra vez! Viene con 2 motores F1 extra fuertes que aceleran hasta 5200 rpm y 15000 rpm en la punta curva para una estimulación perfecta del punto G! Los 10 modos de velocidad diferentes asegurarán que siempre haya algo para todos y a menos de 60dB nadie más que usted sabrá sobre su cita secreta.</text:p>
            <text:p/>
            <text:p>Hecho de silicona suave, sin flalatos, de grado médico y ABS, los soportes ALEXIOS 21,2 cm (8,35) de alto, tiene una longitud insertable de 8,3 cm (3,94) y una circunsferencia de 3,3 cm (1,3). Este hermoso juguete es recargable a través del cable USB incluido. ¡Una carga de 30 minutos te dará 60 minutos de placer desenfrenado! Este hermoso juguete es recargable a través del cable USB incluido. ¡Una carga de 30 minutos te</text:p>
            <text:p>dará 60 minutos de placer desenfrenado!</text:p>
            <text:p/>
            <text:p/>
            <text:p><text:s/>Dimensiones del producto 21 x 7 x 7 cm</text:p>
            <text:p><text:s/>Peso del producto 150,00 gram</text:p>
            <text:p><text:s/>Diámetro del producto 3,8 cm</text:p>
            <text:p><text:s/>Longitud insertable 12,0 cm</text:p>
            <text:p><text:s/>Cantidad de motores 2</text:p>
            <text:p><text:s/>Rotaciones 15000 RPM</text:p>
            <text:p><text:s/>Tipos de velocidad 10</text:p>
            <text:p><text:s/>Nivel de ruido 55 dB</text:p>
            <text:p><text:s/>Recargable Sí</text:p>
            <text:p><text:s/>Tiempo de recarga 60 min</text:p>
            <text:p><text:s/>Vida de la recarga de las baterías 30 min</text:p>
            <text:p><text:s/>A prueba de salpicaduras Sí</text:p>
            <text:p><text:s/>Libre de ftalato Sí</text:p>
            <text:p><text:s/>Materiales</text:p>
            <text:p/>
            <text:p/>
          </table:table-cell>
          <table:table-cell office:value-type="float" office:value="48.95" table:style-name="ce1">
            <text:p>48,95</text:p>
          </table:table-cell>
          <table:table-cell office:value-type="float" office:value="17.47" table:style-name="ce1">
            <text:p>17,4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63.jpg">http://media.grutinet.com/articulos/gr/gr_100663.jpg</text:a></text:p>
          </table:table-cell>
          <table:table-cell office:value-type="string" table:style-name="ce4">
            <text:p><text:a xlink:href="http://media.grutinet.com/articulos/bu/bu_100663.jpg">http://media.grutinet.com/articulos/bu/bu_100663.jpg</text:a></text:p>
          </table:table-cell>
          <table:table-cell office:value-type="string" table:style-name="ce4">
            <text:p><text:a xlink:href="http://media.grutinet.com/articulos/or/or_100663.jpg">http://media.grutinet.com/articulos/or/or_100663.jpg</text:a></text:p>
          </table:table-cell>
          <table:table-cell office:value-type="string" table:style-name="ce2">
            <text:p>16,2175</text:p>
          </table:table-cell>
          <table:table-cell office:value-type="string" table:style-name="ce4">
            <text:p><text:a xlink:href="http://media.grutinet.com/articulos/lg/lg_100663_0.jpg">http://media.grutinet.com/articulos/lg/lg_100663_0.jpg</text:a></text:p>
          </table:table-cell>
          <table:table-cell office:value-type="string" table:style-name="ce4">
            <text:p><text:a xlink:href="http://media.grutinet.com/articulos/lg/lg_100663_1.jpg">http://media.grutinet.com/articulos/lg/lg_100663_1.jpg</text:a></text:p>
          </table:table-cell>
          <table:table-cell table:style-name="ce1"/>
          <table:table-cell office:value-type="string" table:style-name="ce4">
            <text:p><text:a xlink:href="http://media.grutinet.com/articulos/lg/lg_100663_2.jpg">http://media.grutinet.com/articulos/lg/lg_100663_2.jpg</text:a></text:p>
          </table:table-cell>
          <table:table-cell office:value-type="string" table:style-name="ce4">
            <text:p><text:a xlink:href="http://media.grutinet.com/articulos/lg/lg_100663_3.jpg">http://media.grutinet.com/articulos/lg/lg_100663_3.jpg</text:a></text:p>
          </table:table-cell>
          <table:table-cell table:number-columns-repeated="6" table:style-name="ce2"/>
          <table:table-cell table:number-columns-repeated="16354"/>
        </table:table-row>
        <table:table-row table:style-name="ro1">
          <table:table-cell office:value-type="float" office:value="100686" table:style-name="ce1">
            <text:p>100686</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JAYDE DUAL RECHARGEABLE BALA VIBRADORA CONTROL REMOTO</text:p>
          </table:table-cell>
          <table:table-cell office:value-type="string" table:style-name="ce2">
            <text:p>SHOTS</text:p>
          </table:table-cell>
          <table:table-cell office:value-type="string" table:style-name="ce3">
            <text:p>JAYDEN DUAL RECHARGEABLE VIBRATING REMOTE TOY BLACK</text:p>
            <text:p/>
            <text:p>Potente pero muy silencioso (&amp;lt;60db) este hermoso huevo llega a unas impresionantes 10300 rpm y cuenta con 36 modos de pasión pulsante para darte el mayor placer. La base de este pequeño placer está equipado con 32 pequeñas cerdas para darte una estimulación extra, y en la parte superior tiene un asa ergonómicamente diseñada para lograr una fácil extracción. Hecho de silicona de alta calidad, libre de ftalatos y ABS, este juguete viene con una batería de litio y se recarga vía USB en solo 60 minuto, ¡y te brinda 120 minutos de placer sin interrupciones! El Jayden mide 9,0 cm (3,5) de altura, 3,0cm (1,18) de diámetro y es IPX 5 resistente al agua.</text:p>
            <text:p/>
            <text:p/>
            <text:p><text:s/>Longitud insertable 7,0 cm</text:p>
            <text:p><text:s/>Cantidad de motores 1</text:p>
            <text:p><text:s/>Rotaciones 10300 RPM</text:p>
            <text:p><text:s/>Tipos de velocidad 36</text:p>
            <text:p><text:s/>Nivel de ruido 60 dB</text:p>
            <text:p><text:s/>Tiempo de recarga 120 min</text:p>
            <text:p><text:s/>Vida de la recarga de las baterías 60 min</text:p>
            <text:p><text:s/>A prueba de agua Sí</text:p>
            <text:p><text:s/>A prueba de salpicaduras Sí</text:p>
            <text:p><text:s/>Libre de ftalato Sí</text:p>
            <text:p><text:s/>Presupuesto Weight:</text:p>
            <text:p><text:s/>Remote control: 15g</text:p>
            <text:p><text:s/>Toy: 49g</text:p>
            <text:p><text:s/>Largo x ancho x alto</text:p>
            <text:p><text:s/>Remote control: 5 x 5 x 1,5 cm</text:p>
            <text:p><text:s/>Toy: 9,5 x 3,5 x 3,5 cm</text:p>
            <text:p><text:s/>Diámetro del producto</text:p>
            <text:p><text:s/>Remote control: 1,5 cm</text:p>
            <text:p><text:s/>Toy: 3,5 cm</text:p>
            <text:p><text:s/>Materiales : silicona de calidad.</text:p>
            <text:p/>
            <text:p/>
          </table:table-cell>
          <table:table-cell office:value-type="float" office:value="44.95" table:style-name="ce1">
            <text:p>44,95</text:p>
          </table:table-cell>
          <table:table-cell office:value-type="float" office:value="16.07" table:style-name="ce1">
            <text:p>16,0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86.jpg">http://media.grutinet.com/articulos/gr/gr_100686.jpg</text:a></text:p>
          </table:table-cell>
          <table:table-cell office:value-type="string" table:style-name="ce4">
            <text:p><text:a xlink:href="http://media.grutinet.com/articulos/bu/bu_100686.jpg">http://media.grutinet.com/articulos/bu/bu_100686.jpg</text:a></text:p>
          </table:table-cell>
          <table:table-cell office:value-type="string" table:style-name="ce4">
            <text:p><text:a xlink:href="http://media.grutinet.com/articulos/or/or_100686.jpg">http://media.grutinet.com/articulos/or/or_100686.jpg</text:a></text:p>
          </table:table-cell>
          <table:table-cell office:value-type="string" table:style-name="ce2">
            <text:p>14,9175</text:p>
          </table:table-cell>
          <table:table-cell office:value-type="string" table:style-name="ce4">
            <text:p><text:a xlink:href="http://media.grutinet.com/articulos/lg/lg_100686_0.jpg">http://media.grutinet.com/articulos/lg/lg_100686_0.jpg</text:a></text:p>
          </table:table-cell>
          <table:table-cell office:value-type="string" table:style-name="ce4">
            <text:p><text:a xlink:href="http://media.grutinet.com/articulos/lg/lg_100686_1.jpg">http://media.grutinet.com/articulos/lg/lg_100686_1.jpg</text:a></text:p>
          </table:table-cell>
          <table:table-cell table:style-name="ce1"/>
          <table:table-cell office:value-type="string" table:style-name="ce4">
            <text:p><text:a xlink:href="http://media.grutinet.com/articulos/lg/lg_100686_2.jpg">http://media.grutinet.com/articulos/lg/lg_100686_2.jpg</text:a></text:p>
          </table:table-cell>
          <table:table-cell office:value-type="string" table:style-name="ce4">
            <text:p><text:a xlink:href="http://media.grutinet.com/articulos/lg/lg_100686_3.jpg">http://media.grutinet.com/articulos/lg/lg_100686_3.jpg</text:a></text:p>
          </table:table-cell>
          <table:table-cell table:number-columns-repeated="6" table:style-name="ce2"/>
          <table:table-cell table:number-columns-repeated="16354"/>
        </table:table-row>
        <table:table-row table:style-name="ro1">
          <table:table-cell office:value-type="float" office:value="100689" table:style-name="ce1">
            <text:p>100689</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NOAH DUAL RECHARGEABLE BALA VIBRADORA CONTROL REMOTO NEGRO</text:p>
          </table:table-cell>
          <table:table-cell office:value-type="string" table:style-name="ce2">
            <text:p>SHOTS</text:p>
          </table:table-cell>
          <table:table-cell office:value-type="string" table:style-name="ce3">
            <text:p>NOAH DUAL RECHARGEABLE VIBRATING REMOTE TOY BLACK</text:p>
            <text:p/>
            <text:p>Potente pero muy silencioso (&amp;lt;60db) este hermoso huevo llega a unas impresionantes 10300 rpm y cuenta con 36 modos de pasión pulsante para darte el mayor placer. La base de este pequeño placer está equipado con 32 pequeñas cerdas para darte una estimulación extra, y en la parte superior tiene un asa ergonómicamente diseñada para lograr una fácil extracción. Hecho de silicona de alta calidad, libre de ftalatos y ABS, este juguete viene con una batería de litio y se recarga vía USB en solo 60 minuto, ¡y te brinda 120 minutos de placer sin interrupciones!</text:p>
            <text:p/>
            <text:p>El Noah mide 9,5 cm (3,74) dealtura, 3,2 cm (1,18) de diámetro y es IPX 5 resistente al agua.</text:p>
            <text:p/>
            <text:p/>
            <text:p><text:s/>Longitud insertable 7,5 cm</text:p>
            <text:p><text:s/>Cantidad de motores 1</text:p>
            <text:p><text:s/>Rotaciones 10300 RPM</text:p>
            <text:p><text:s/>Tipos de velocidad 36</text:p>
            <text:p><text:s/>Nivel de ruido 60 dB</text:p>
            <text:p><text:s/>Tiempo de recarga 120 min</text:p>
            <text:p><text:s/>Vida de la recarga de las baterías 60 min</text:p>
            <text:p><text:s/>A prueba de agua Sí</text:p>
            <text:p><text:s/>A prueba de salpicaduras Sí</text:p>
            <text:p><text:s/>Libre de ftalato Sí</text:p>
            <text:p><text:s/>Presupuesto Weight:</text:p>
            <text:p><text:s/>Remote control: 15g</text:p>
            <text:p><text:s/>Toy: 50g</text:p>
            <text:p><text:s/>Largo x ancho x alto</text:p>
            <text:p><text:s/>Remote control: 5 x 5 x 1,5 cm</text:p>
            <text:p><text:s/>Toy: 10 x 3,5 x 3,5 cm</text:p>
            <text:p><text:s/>Diámetro del producto</text:p>
            <text:p><text:s/>Remote control: 1,5 cm</text:p>
            <text:p><text:s/>Toy: 3,5 cm</text:p>
            <text:p><text:s/>Materiales : silicona de calidad.</text:p>
            <text:p/>
            <text:p/>
          </table:table-cell>
          <table:table-cell office:value-type="float" office:value="44.95" table:style-name="ce1">
            <text:p>44,95</text:p>
          </table:table-cell>
          <table:table-cell office:value-type="float" office:value="16.07" table:style-name="ce1">
            <text:p>16,0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89.jpg">http://media.grutinet.com/articulos/gr/gr_100689.jpg</text:a></text:p>
          </table:table-cell>
          <table:table-cell office:value-type="string" table:style-name="ce4">
            <text:p><text:a xlink:href="http://media.grutinet.com/articulos/bu/bu_100689.jpg">http://media.grutinet.com/articulos/bu/bu_100689.jpg</text:a></text:p>
          </table:table-cell>
          <table:table-cell office:value-type="string" table:style-name="ce4">
            <text:p><text:a xlink:href="http://media.grutinet.com/articulos/or/or_100689.jpg">http://media.grutinet.com/articulos/or/or_100689.jpg</text:a></text:p>
          </table:table-cell>
          <table:table-cell office:value-type="string" table:style-name="ce2">
            <text:p>14,9175</text:p>
          </table:table-cell>
          <table:table-cell office:value-type="string" table:style-name="ce4">
            <text:p><text:a xlink:href="http://media.grutinet.com/articulos/lg/lg_100689_0.jpg">http://media.grutinet.com/articulos/lg/lg_100689_0.jpg</text:a></text:p>
          </table:table-cell>
          <table:table-cell office:value-type="string" table:style-name="ce4">
            <text:p><text:a xlink:href="http://media.grutinet.com/articulos/lg/lg_100689_1.jpg">http://media.grutinet.com/articulos/lg/lg_100689_1.jpg</text:a></text:p>
          </table:table-cell>
          <table:table-cell table:style-name="ce1"/>
          <table:table-cell office:value-type="string" table:style-name="ce4">
            <text:p><text:a xlink:href="http://media.grutinet.com/articulos/lg/lg_100689_2.jpg">http://media.grutinet.com/articulos/lg/lg_100689_2.jpg</text:a></text:p>
          </table:table-cell>
          <table:table-cell office:value-type="string" table:style-name="ce4">
            <text:p><text:a xlink:href="http://media.grutinet.com/articulos/lg/lg_100689_3.jpg">http://media.grutinet.com/articulos/lg/lg_100689_3.jpg</text:a></text:p>
          </table:table-cell>
          <table:table-cell table:number-columns-repeated="6" table:style-name="ce2"/>
          <table:table-cell table:number-columns-repeated="16354"/>
        </table:table-row>
        <table:table-row table:style-name="ro1">
          <table:table-cell office:value-type="float" office:value="100692" table:style-name="ce1">
            <text:p>100692</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NO. 80 KIT PLUG SILICONA BEGRO</text:p>
          </table:table-cell>
          <table:table-cell office:value-type="string" table:style-name="ce2">
            <text:p>SHOTS</text:p>
          </table:table-cell>
          <table:table-cell office:value-type="string" table:style-name="ce3">
            <text:p>NO. 80 4 PIECE BUTT PLUG SET BLACK</text:p>
            <text:p/>
            <text:p>Para todos aquellos que aman la puerta de atrás o aquellos que quieren disfrutar de alguna diversión anal, ¡SONO ha desarrollado un fantástico juego butt plug de 4 piezas! Elaborado caucho TPE altamente duradero, flexible y sin aroma, ¡Estos plugs te dará horas y horas de aventuras anales amorosas! Todos los enchufes son absolutamente libres de aftalatos. Cada juguete viene con una forma y tamaño únicos que te dan excitantes y múltiples opciones. Todos los tapones son a prueba de agua (IPX7) y viene con un asa en la base ancha diseñada de forma ergonómica para que sea fácil y seguro removerlo y para mantener el juguete en su lugar.</text:p>
            <text:p/>
            <text:p>Peso</text:p>
            <text:p/>
            <text:p/>
            <text:p><text:s/>Extra pequeño: 25g</text:p>
            <text:p><text:s/>Pequeño: 23g</text:p>
            <text:p><text:s/>Medio: 39g</text:p>
            <text:p><text:s/>Grande: 58gr</text:p>
            <text:p/>
            <text:p/>
            <text:p>Largo x alto x ancho</text:p>
            <text:p/>
            <text:p/>
            <text:p><text:s/>Extra pequeño: 9,5 x 5,5 x 2,5 cm</text:p>
            <text:p><text:s/>Pequeño:9 x 6 x 2,5 cm</text:p>
            <text:p><text:s/>Medio: 11 x 6,5 x 2,8 cm</text:p>
            <text:p><text:s/>Grande: 12,5 x 6 x 3,7 cm</text:p>
            <text:p/>
            <text:p/>
            <text:p>Diámetro del producto:</text:p>
            <text:p/>
            <text:p/>
            <text:p><text:s/>Extra pequeño: 2,5 cm</text:p>
            <text:p><text:s/>Pequeño:2,5 cm</text:p>
            <text:p><text:s/>Medio: 2,8 cm</text:p>
            <text:p><text:s/>Grande: 3,7 cm</text:p>
            <text:p/>
            <text:p/>
            <text:p>Medidas insertables:</text:p>
            <text:p/>
            <text:p/>
            <text:p><text:s/>Extra pequeño: 6,5 cm</text:p>
            <text:p><text:s/>Pequeño:6 cm</text:p>
            <text:p><text:s/>Medio: 7,5 cm</text:p>
            <text:p><text:s/>Grande: 9,5 cm</text:p>
            <text:p/>
            <text:p/>
            <text:p><text:s/></text:p>
            <text:p/>
          </table:table-cell>
          <table:table-cell office:value-type="float" office:value="20.95" table:style-name="ce1">
            <text:p>20,95</text:p>
          </table:table-cell>
          <table:table-cell office:value-type="float" office:value="7.67" table:style-name="ce1">
            <text:p>7,67</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92.jpg">http://media.grutinet.com/articulos/gr/gr_100692.jpg</text:a></text:p>
          </table:table-cell>
          <table:table-cell office:value-type="string" table:style-name="ce4">
            <text:p><text:a xlink:href="http://media.grutinet.com/articulos/bu/bu_100692.jpg">http://media.grutinet.com/articulos/bu/bu_100692.jpg</text:a></text:p>
          </table:table-cell>
          <table:table-cell office:value-type="string" table:style-name="ce4">
            <text:p><text:a xlink:href="http://media.grutinet.com/articulos/or/or_100692.jpg">http://media.grutinet.com/articulos/or/or_100692.jpg</text:a></text:p>
          </table:table-cell>
          <table:table-cell office:value-type="string" table:style-name="ce2">
            <text:p>7,1175</text:p>
          </table:table-cell>
          <table:table-cell office:value-type="string" table:style-name="ce4">
            <text:p><text:a xlink:href="http://media.grutinet.com/articulos/lg/lg_100692_0.jpg">http://media.grutinet.com/articulos/lg/lg_100692_0.jpg</text:a></text:p>
          </table:table-cell>
          <table:table-cell office:value-type="string" table:style-name="ce4">
            <text:p><text:a xlink:href="http://media.grutinet.com/articulos/lg/lg_100692_1.jpg">http://media.grutinet.com/articulos/lg/lg_100692_1.jpg</text:a></text:p>
          </table:table-cell>
          <table:table-cell table:style-name="ce1"/>
          <table:table-cell office:value-type="string" table:style-name="ce4">
            <text:p><text:a xlink:href="http://media.grutinet.com/articulos/lg/lg_100692_2.jpg">http://media.grutinet.com/articulos/lg/lg_100692_2.jpg</text:a></text:p>
          </table:table-cell>
          <table:table-cell office:value-type="string" table:style-name="ce4">
            <text:p><text:a xlink:href="http://media.grutinet.com/articulos/lg/lg_100692_3.jpg">http://media.grutinet.com/articulos/lg/lg_100692_3.jpg</text:a></text:p>
          </table:table-cell>
          <table:table-cell table:number-columns-repeated="6" table:style-name="ce2"/>
          <table:table-cell table:number-columns-repeated="16354"/>
        </table:table-row>
        <table:table-row table:style-name="ro1">
          <table:table-cell office:value-type="float" office:value="100695" table:style-name="ce1">
            <text:p>100695</text:p>
          </table:table-cell>
          <table:table-cell office:value-type="string" table:style-name="ce2">
            <text:p>JUGUETES XXX</text:p>
          </table:table-cell>
          <table:table-cell office:value-type="string" table:style-name="ce2">
            <text:p>Juguetes XXX</text:p>
          </table:table-cell>
          <table:table-cell office:value-type="string" table:style-name="ce2">
            <text:p>ACCESORIOS PENE</text:p>
          </table:table-cell>
          <table:table-cell office:value-type="string" table:style-name="ce2">
            <text:p>Accesorios Pene</text:p>
          </table:table-cell>
          <table:table-cell office:value-type="string" table:style-name="ce2">
            <text:p>NO. 85 WEIGHTED ANILLO PARA EL PENE NEGRO</text:p>
          </table:table-cell>
          <table:table-cell office:value-type="string" table:style-name="ce2">
            <text:p>SHOTS</text:p>
          </table:table-cell>
          <table:table-cell office:value-type="string" table:style-name="ce3">
            <text:p>N0. 86 COCK RING SET BLACK</text:p>
            <text:p/>
            <text:p>Anillos para el pene, tamaño grande y pequeño. Confortables y estrechos. <text:s/>Te ayuda a mejorar el rendimiento durante el sexo. Se coloca en el pene o en los testículos.</text:p>
            <text:p/>
            <text:p/>
            <text:p><text:s/>A prueba de agua Sí</text:p>
            <text:p><text:s/>A prueba de salpicaduras Sí</text:p>
            <text:p><text:s/>Libre de ftalato Sí</text:p>
            <text:p><text:s/>Materiales silicona.</text:p>
            <text:p><text:s/>Peso</text:p>
            <text:p><text:s/>Medio: 7g</text:p>
            <text:p><text:s/>Grande 10 g</text:p>
            <text:p><text:s/>Largo x alto x ancho</text:p>
            <text:p><text:s/>Medio 4,7 x 4,7 cm</text:p>
            <text:p><text:s/>Grande: 5,4 X 5,4 cm</text:p>
            <text:p><text:s/>Diámetro del producto:<text:s/></text:p>
            <text:p><text:s/>Medio: 4,7 cm</text:p>
            <text:p><text:s/>Grande: 5,4 cm</text:p>
            <text:p><text:s/>Diámetro interior:<text:s/></text:p>
            <text:p><text:s/>Medio: 3 cm</text:p>
            <text:p><text:s/>Grande 3,5 cm</text:p>
            <text:p/>
            <text:p/>
          </table:table-cell>
          <table:table-cell office:value-type="float" office:value="20.95" table:style-name="ce1">
            <text:p>20,95</text:p>
          </table:table-cell>
          <table:table-cell office:value-type="float" office:value="7.67" table:style-name="ce1">
            <text:p>7,6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695.jpg">http://media.grutinet.com/articulos/gr/gr_100695.jpg</text:a></text:p>
          </table:table-cell>
          <table:table-cell office:value-type="string" table:style-name="ce4">
            <text:p><text:a xlink:href="http://media.grutinet.com/articulos/bu/bu_100695.jpg">http://media.grutinet.com/articulos/bu/bu_100695.jpg</text:a></text:p>
          </table:table-cell>
          <table:table-cell office:value-type="string" table:style-name="ce4">
            <text:p><text:a xlink:href="http://media.grutinet.com/articulos/or/or_100695.jpg">http://media.grutinet.com/articulos/or/or_100695.jpg</text:a></text:p>
          </table:table-cell>
          <table:table-cell office:value-type="string" table:style-name="ce2">
            <text:p>7,1175</text:p>
          </table:table-cell>
          <table:table-cell office:value-type="string" table:style-name="ce4">
            <text:p><text:a xlink:href="http://media.grutinet.com/articulos/lg/lg_100695_0.jpg">http://media.grutinet.com/articulos/lg/lg_100695_0.jpg</text:a></text:p>
          </table:table-cell>
          <table:table-cell office:value-type="string" table:style-name="ce4">
            <text:p><text:a xlink:href="http://media.grutinet.com/articulos/lg/lg_100695_1.jpg">http://media.grutinet.com/articulos/lg/lg_100695_1.jpg</text:a></text:p>
          </table:table-cell>
          <table:table-cell table:style-name="ce1"/>
          <table:table-cell office:value-type="string" table:style-name="ce4">
            <text:p><text:a xlink:href="http://media.grutinet.com/articulos/lg/lg_100695_2.jpg">http://media.grutinet.com/articulos/lg/lg_100695_2.jpg</text:a></text:p>
          </table:table-cell>
          <table:table-cell office:value-type="string" table:style-name="ce4">
            <text:p><text:a xlink:href="http://media.grutinet.com/articulos/lg/lg_100695_3.jpg">http://media.grutinet.com/articulos/lg/lg_100695_3.jpg</text:a></text:p>
          </table:table-cell>
          <table:table-cell table:number-columns-repeated="6" table:style-name="ce2"/>
          <table:table-cell table:number-columns-repeated="16354"/>
        </table:table-row>
        <table:table-row table:style-name="ro1">
          <table:table-cell office:value-type="float" office:value="100707" table:style-name="ce1">
            <text:p>100707</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NO. 81 PLUG CON CONTROL REMOTO</text:p>
          </table:table-cell>
          <table:table-cell office:value-type="string" table:style-name="ce2">
            <text:p>SHOTS</text:p>
          </table:table-cell>
          <table:table-cell office:value-type="string" table:style-name="ce3">
            <text:p>NO. 81 RECHARGEABLE REMOTE CONTROLLED SELF PENETRATING BUTT PL</text:p>
            <text:p/>
            <text:p>¡Siente la excitación de la penetración una y otra vez con este tapón para el trasero vibratorio auto penetrante!</text:p>
            <text:p>¡Este concepto nuevo y único lleva tu placer anal a un nivel completamente nuevo! El secreto de este sensacional</text:p>
            <text:p>tapón para el trasero está en su inteligente construcción. Un tubo oculto contiene una barra que se mueve hacia</text:p>
            <text:p>arriba y hacia abajo durante los movimientos, lo que provoca una estimulación anal adicional como si estuvieras</text:p>
            <text:p>siendo penetrado una y otra vez! Como una característica adicional, el tapón para el trasero está equipado con</text:p>
            <text:p>un motor súper potente con 7 modalidades de vibración y llega hasta 10,000 rpm.</text:p>
            <text:p/>
            <text:p>Esta Belleza Negra IPX5 es</text:p>
            <text:p>totalmente impermeable y está hecho de silicona suave de calidad médica y es libre de ftalatos. Mide 14,3 cm</text:p>
            <text:p>(5,7) de alto y tiene una longitud insertable de 11 cm (4,33) con un máximo grosor de 4,2 cm (1,66). ¡La</text:p>
            <text:p>batería Li-ion se carga en 1 hora o en 1,5 horas dándote 60 minutos completos de juego apacionado sin control!</text:p>
            <text:p/>
            <text:p>Peso</text:p>
            <text:p/>
            <text:p/>
            <text:p><text:s/>Peso 23g</text:p>
            <text:p><text:s/>Toy: 169 g</text:p>
            <text:p/>
            <text:p/>
            <text:p>Largo x alto x ancho</text:p>
            <text:p/>
            <text:p/>
            <text:p><text:s/>Control remoto: 7,5 x 4 x 2,4 cm</text:p>
            <text:p><text:s/>Juego: 14 x 5,2 x 5,2 cm</text:p>
            <text:p/>
            <text:p/>
            <text:p>Medidas insertables:</text:p>
            <text:p/>
            <text:p/>
            <text:p><text:s/>Control remoto: 2,4 cm</text:p>
            <text:p><text:s/>Juego: 4,3 cm</text:p>
            <text:p/>
            <text:p/>
          </table:table-cell>
          <table:table-cell office:value-type="float" office:value="98.95" table:style-name="ce1">
            <text:p>98,95</text:p>
          </table:table-cell>
          <table:table-cell office:value-type="float" office:value="32.47" table:style-name="ce1">
            <text:p>32,4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707.jpg">http://media.grutinet.com/articulos/gr/gr_100707.jpg</text:a></text:p>
          </table:table-cell>
          <table:table-cell office:value-type="string" table:style-name="ce4">
            <text:p><text:a xlink:href="http://media.grutinet.com/articulos/bu/bu_100707.jpg">http://media.grutinet.com/articulos/bu/bu_100707.jpg</text:a></text:p>
          </table:table-cell>
          <table:table-cell office:value-type="string" table:style-name="ce4">
            <text:p><text:a xlink:href="http://media.grutinet.com/articulos/or/or_100707.jpg">http://media.grutinet.com/articulos/or/or_100707.jpg</text:a></text:p>
          </table:table-cell>
          <table:table-cell office:value-type="string" table:style-name="ce2">
            <text:p>32,4675</text:p>
          </table:table-cell>
          <table:table-cell office:value-type="string" table:style-name="ce4">
            <text:p><text:a xlink:href="http://media.grutinet.com/articulos/lg/lg_100707_0.jpg">http://media.grutinet.com/articulos/lg/lg_100707_0.jpg</text:a></text:p>
          </table:table-cell>
          <table:table-cell office:value-type="string" table:style-name="ce4">
            <text:p><text:a xlink:href="http://media.grutinet.com/articulos/lg/lg_100707_1.jpg">http://media.grutinet.com/articulos/lg/lg_100707_1.jpg</text:a></text:p>
          </table:table-cell>
          <table:table-cell table:style-name="ce1"/>
          <table:table-cell office:value-type="string" table:style-name="ce4">
            <text:p><text:a xlink:href="http://media.grutinet.com/articulos/lg/lg_100707_2.jpg">http://media.grutinet.com/articulos/lg/lg_100707_2.jpg</text:a></text:p>
          </table:table-cell>
          <table:table-cell office:value-type="string" table:style-name="ce4">
            <text:p><text:a xlink:href="http://media.grutinet.com/articulos/lg/lg_100707_3.jpg">http://media.grutinet.com/articulos/lg/lg_100707_3.jpg</text:a></text:p>
          </table:table-cell>
          <table:table-cell office:value-type="string" table:style-name="ce4">
            <text:p><text:a xlink:href="http://media.grutinet.com/articulos/lg/lg_100707_4.jpg">http://media.grutinet.com/articulos/lg/lg_100707_4.jpg</text:a></text:p>
          </table:table-cell>
          <table:table-cell office:value-type="string" table:style-name="ce4">
            <text:p><text:a xlink:href="http://media.grutinet.com/articulos/lg/lg_100707_5.jpg">http://media.grutinet.com/articulos/lg/lg_100707_5.jpg</text:a></text:p>
          </table:table-cell>
          <table:table-cell office:value-type="string" table:style-name="ce4">
            <text:p><text:a xlink:href="http://media.grutinet.com/articulos/lg/lg_100707_6.jpg">http://media.grutinet.com/articulos/lg/lg_100707_6.jpg</text:a></text:p>
          </table:table-cell>
          <table:table-cell office:value-type="string" table:style-name="ce4">
            <text:p><text:a xlink:href="http://media.grutinet.com/articulos/lg/lg_100707_7.jpg">http://media.grutinet.com/articulos/lg/lg_100707_7.jpg</text:a></text:p>
          </table:table-cell>
          <table:table-cell office:value-type="string" table:style-name="ce4">
            <text:p><text:a xlink:href="http://media.grutinet.com/articulos/lg/lg_100707_8.jpg">http://media.grutinet.com/articulos/lg/lg_100707_8.jpg</text:a></text:p>
          </table:table-cell>
          <table:table-cell office:value-type="string" table:style-name="ce4">
            <text:p><text:a xlink:href="http://media.grutinet.com/articulos/lg/lg_100707_9.jpg">http://media.grutinet.com/articulos/lg/lg_100707_9.jpg</text:a></text:p>
          </table:table-cell>
          <table:table-cell table:number-columns-repeated="16354"/>
        </table:table-row>
        <table:table-row table:style-name="ro1">
          <table:table-cell office:value-type="float" office:value="100733" table:style-name="ce1">
            <text:p>100733</text:p>
          </table:table-cell>
          <table:table-cell office:value-type="string" table:style-name="ce2">
            <text:p>JUGUETES XXX</text:p>
          </table:table-cell>
          <table:table-cell office:value-type="string" table:style-name="ce2">
            <text:p>Juguetes XXX</text:p>
          </table:table-cell>
          <table:table-cell office:value-type="string" table:style-name="ce2">
            <text:p>DILDOS</text:p>
          </table:table-cell>
          <table:table-cell office:value-type="string" table:style-name="ce2">
            <text:p>Dildos</text:p>
          </table:table-cell>
          <table:table-cell office:value-type="string" table:style-name="ce2">
            <text:p>SIMUL8 MASAJEADOR ANAL MOTOR DUAL NEGRO</text:p>
          </table:table-cell>
          <table:table-cell office:value-type="string" table:style-name="ce2">
            <text:p>NEXUS</text:p>
          </table:table-cell>
          <table:table-cell office:value-type="string" table:style-name="ce3">
            <text:p>SIMUL8 VIBRATING DUAL MOTOR ANAL COCK AND BALL TOY BLACK</text:p>
            <text:p/>
            <text:p><text:s/></text:p>
            <text:p/>
            <text:p>Simul8 da 4 puntos de placer. El eje está conformado para estimular la próstata, tanto como la base estimula el perineo. El anillo ayuda a mantener el movimiento por más tiempo. Este juguete garantiza que tanto el usuario como su pareja obtengan la máxima satisfacción.</text:p>
            <text:p/>
            <text:p/>
            <text:p><text:s/>Dimensiones del producto <text:s text:c="3"/>18 x 24 x 5 cm</text:p>
            <text:p><text:s/>Peso del producto <text:s text:c="3"/>205,00 gram</text:p>
            <text:p><text:s/>Longitud insertable <text:s text:c="3"/>10,0 cm</text:p>
            <text:p><text:s/>Recargable <text:s text:c="3"/>Sí</text:p>
            <text:p><text:s/>Tiempo de recarga <text:s text:c="3"/>60 min</text:p>
            <text:p><text:s/>Vida de la recarga de las baterías <text:s text:c="3"/>60 min</text:p>
            <text:p><text:s/>A prueba de agua <text:s text:c="3"/>Sí</text:p>
            <text:p><text:s/>Libre de ftalato <text:s text:c="3"/>Sí</text:p>
            <text:p><text:s/>Materiales <text:s text:c="3"/>Silicone</text:p>
            <text:p/>
            <text:p/>
          </table:table-cell>
          <table:table-cell office:value-type="float" office:value="68.95" table:style-name="ce1">
            <text:p>68,95</text:p>
          </table:table-cell>
          <table:table-cell office:value-type="float" office:value="41.5" table:style-name="ce1">
            <text:p>41,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733.jpg">http://media.grutinet.com/articulos/gr/gr_100733.jpg</text:a></text:p>
          </table:table-cell>
          <table:table-cell office:value-type="string" table:style-name="ce4">
            <text:p><text:a xlink:href="http://media.grutinet.com/articulos/bu/bu_100733.jpg">http://media.grutinet.com/articulos/bu/bu_100733.jpg</text:a></text:p>
          </table:table-cell>
          <table:table-cell office:value-type="string" table:style-name="ce4">
            <text:p><text:a xlink:href="http://media.grutinet.com/articulos/or/or_100733.jpg">http://media.grutinet.com/articulos/or/or_100733.jpg</text:a></text:p>
          </table:table-cell>
          <table:table-cell office:value-type="string" table:style-name="ce2">
            <text:p>42,1722</text:p>
          </table:table-cell>
          <table:table-cell office:value-type="string" table:style-name="ce4">
            <text:p><text:a xlink:href="http://media.grutinet.com/articulos/lg/lg_100733_0.jpg">http://media.grutinet.com/articulos/lg/lg_100733_0.jpg</text:a></text:p>
          </table:table-cell>
          <table:table-cell office:value-type="string" table:style-name="ce4">
            <text:p><text:a xlink:href="http://media.grutinet.com/articulos/lg/lg_100733_1.jpg">http://media.grutinet.com/articulos/lg/lg_100733_1.jpg</text:a></text:p>
          </table:table-cell>
          <table:table-cell table:style-name="ce1"/>
          <table:table-cell office:value-type="string" table:style-name="ce4">
            <text:p><text:a xlink:href="http://media.grutinet.com/articulos/lg/lg_100733_2.jpg">http://media.grutinet.com/articulos/lg/lg_100733_2.jpg</text:a></text:p>
          </table:table-cell>
          <table:table-cell office:value-type="string" table:style-name="ce4">
            <text:p><text:a xlink:href="http://media.grutinet.com/articulos/lg/lg_100733_3.jpg">http://media.grutinet.com/articulos/lg/lg_100733_3.jpg</text:a></text:p>
          </table:table-cell>
          <table:table-cell table:number-columns-repeated="6" table:style-name="ce2"/>
          <table:table-cell table:number-columns-repeated="16354"/>
        </table:table-row>
        <table:table-row table:style-name="ro1">
          <table:table-cell office:value-type="float" office:value="100952" table:style-name="ce1">
            <text:p>100952</text:p>
          </table:table-cell>
          <table:table-cell office:value-type="string" table:style-name="ce2">
            <text:p>JUGUETES XXX</text:p>
          </table:table-cell>
          <table:table-cell office:value-type="string" table:style-name="ce2">
            <text:p>Juguetes XXX</text:p>
          </table:table-cell>
          <table:table-cell office:value-type="string" table:style-name="ce2">
            <text:p>LIMPIEZA Y CONSERV.</text:p>
          </table:table-cell>
          <table:table-cell office:value-type="string" table:style-name="ce2">
            <text:p>Limpieza y Conserv.</text:p>
          </table:table-cell>
          <table:table-cell office:value-type="string" table:style-name="ce2">
            <text:p>PJUR MED SPRAY DE LIMPIEZA 100 ML</text:p>
          </table:table-cell>
          <table:table-cell office:value-type="string" table:style-name="ce2">
            <text:p>PJUR</text:p>
          </table:table-cell>
          <table:table-cell office:value-type="string" table:style-name="ce3">
            <text:p>PJUR MED CLEAN SPRAY 100 ML</text:p>
            <text:p/>
            <text:p>El pjur med CLEAN Spray es ideal para la limpieza higiénica y suave de la piel y de las partes íntimas. Para ello, no contiene nada de alcohol ni perfume y está también indicado para las pieles sensibles o las membranas mucosas. pjur med CLEAN Spray consigue reducir los olores corporales y tiene un efecto bacteriostático. También está indicado para limpiar otras superficies sensibles como látex, goma o silicona. Probado dermatológicamente. Inodoro e insípido.</text:p>
            <text:p/>
            <text:p/>
            <text:p><text:s/>Dimensiones del producto <text:s text:c="3"/>16 x 3 x 3 cm</text:p>
            <text:p><text:s/>Peso del producto <text:s text:c="3"/>127 gram</text:p>
            <text:p><text:s/>Volumen del producto <text:s text:c="3"/>100 ml</text:p>
            <text:p><text:s/>Los ingredientes <text:s text:c="3"/>Aqua (Water), Phenoxyethanol, Cocamidopropyl Betaine, Chlorhexidine Digluconate, PEG-7 Glyceryl Cocoate, Dimethicone Copolyol, Neohesperidin, Sorbitol.</text:p>
            <text:p><text:s text:c="2"/></text:p>
            <text:p/>
            <text:p/>
          </table:table-cell>
          <table:table-cell office:value-type="float" office:value="13.08" table:style-name="ce1">
            <text:p>13,08</text:p>
          </table:table-cell>
          <table:table-cell office:value-type="float" office:value="5.26" table:style-name="ce1">
            <text:p>5,26</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0952.jpg">http://media.grutinet.com/articulos/gr/gr_100952.jpg</text:a></text:p>
          </table:table-cell>
          <table:table-cell office:value-type="string" table:style-name="ce4">
            <text:p><text:a xlink:href="http://media.grutinet.com/articulos/bu/bu_100952.jpg">http://media.grutinet.com/articulos/bu/bu_100952.jpg</text:a></text:p>
          </table:table-cell>
          <table:table-cell office:value-type="string" table:style-name="ce4">
            <text:p><text:a xlink:href="http://media.grutinet.com/articulos/or/or_100952.jpg">http://media.grutinet.com/articulos/or/or_100952.jpg</text:a></text:p>
          </table:table-cell>
          <table:table-cell office:value-type="string" table:style-name="ce2">
            <text:p>5,18</text:p>
          </table:table-cell>
          <table:table-cell office:value-type="string" table:style-name="ce4">
            <text:p><text:a xlink:href="http://media.grutinet.com/articulos/lg/lg_100952_0.jpg">http://media.grutinet.com/articulos/lg/lg_100952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1085" table:style-name="ce1">
            <text:p>101085</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 EL</text:p>
          </table:table-cell>
          <table:table-cell office:value-type="string" table:style-name="ce2">
            <text:p>Masturbadores El</text:p>
          </table:table-cell>
          <table:table-cell office:value-type="string" table:style-name="ce2">
            <text:p>AUTOBLOW - MÁQUINA DE MASTURBACIÓN CON INTELIGENCIA ARTIFICIAL</text:p>
          </table:table-cell>
          <table:table-cell office:value-type="string" table:style-name="ce2">
            <text:p>AUTOBLOW</text:p>
          </table:table-cell>
          <table:table-cell office:value-type="string" table:style-name="ce3">
            <text:p>AUTOBLOW - A.I. MACHINE</text:p>
            <text:p/>
            <text:p>Disfruta de 10 experiencias de masturbación con inteligencia artificial. Este dispositivo mágico hará que tu pene se sienta fantástico. ¡Conéctelo, lubríquelo, inserte su pene y disfrute del viaje!</text:p>
            <text:p/>
            <text:p>Se siente más como un humano, se siente menos como una máquina.</text:p>
            <text:p/>
            <text:p>Mangas intercambiables</text:p>
            <text:p>Construido con material de piel artificial, las mangas se sienten reales y son fáciles de limpiar.</text:p>
            <text:p/>
            <text:p>Botón de borde</text:p>
            <text:p>Presione para pausar y presione nuevamente para reanudar la misma experiencia a la misma velocidad.</text:p>
            <text:p/>
            <text:p>Control de velocidad</text:p>
            <text:p>Disfruta de 10 velocidades diferentes por experiencia de masturbación.</text:p>
            <text:p/>
            <text:p>Patente pendiente</text:p>
            <text:p>¡El agarre y la manga pendientes de patente se sienten como una boca! Disfruta de 9 A.I. acciones más 1 masturbación mejorada que es diferente cada vez.</text:p>
            <text:p/>
            <text:p>Toma de corriente</text:p>
            <text:p>Se conecta a cualquier toma de corriente, nunca necesita baterías costosas.</text:p>
            <text:p/>
            <text:p>Microchip y sensores</text:p>
            <text:p>Utiliza un microchip y 4 sensores para controlar la acción. Los sensores mueven la pinza y la funda a cualquiera de los 250 puntos diferentes.</text:p>
            <text:p/>
            <text:p>Experimente la ciencia de la inteligencia artificial aplicada a su pene:</text:p>
            <text:p>- Autoblow A.I. No necesita pilas. Simplemente conéctelo a cualquier toma de corriente (110V - 240V). No se preocupe, lo hemos diseñado para que sea seguro.</text:p>
            <text:p>- El Autoblow A.I. utiliza un motor totalmente metálico, clasificado para durar más de 500 horas de uso.</text:p>
            <text:p>- Nuestro equipo probó todos los masturbadores masculinos del mercado. La nuestra se siente mejor.</text:p>
            <text:p>- Usando A.I. nos permitió comprender y capturar técnicas de mamada de la vida real para brindarte la mejor experiencia posible.</text:p>
            <text:p>- Utiliza mangas intercambiables. Las mangas son fáciles de limpiar, reutilizables y funcionan con todas las longitudes y circunferencias del pene.</text:p>
            <text:p>- Las fundas intercambiables se pueden limpiar fácilmente con agua jabonosa o un limpiador de juguetes.</text:p>
            <text:p>- Solo sostenga el Autoblow A.I. en su lugar, enciende tu sitio web favorito, y realmente parece que alguien más te está haciendo una mamada.</text:p>
            <text:p>- Autoblow A.I. utiliza un motor rediseñado que es un 50% más silencioso que el Autoblow 2, ¡pero también es 3 veces más potente!</text:p>
            <text:p/>
          </table:table-cell>
          <table:table-cell office:value-type="float" office:value="219.95" table:style-name="ce1">
            <text:p>219,95</text:p>
          </table:table-cell>
          <table:table-cell office:value-type="float" office:value="104.68" table:style-name="ce1">
            <text:p>104,68</text:p>
          </table:table-cell>
          <table:table-cell office:value-type="string" table:style-name="ce2">
            <text:p>SI</text:p>
          </table:table-cell>
          <table:table-cell office:value-type="float" office:value="5" table:style-name="ce1">
            <text:p>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085.jpg">http://media.grutinet.com/articulos/gr/gr_101085.jpg</text:a></text:p>
          </table:table-cell>
          <table:table-cell office:value-type="string" table:style-name="ce4">
            <text:p><text:a xlink:href="http://media.grutinet.com/articulos/bu/bu_101085.jpg">http://media.grutinet.com/articulos/bu/bu_101085.jpg</text:a></text:p>
          </table:table-cell>
          <table:table-cell office:value-type="string" table:style-name="ce4">
            <text:p><text:a xlink:href="http://media.grutinet.com/articulos/or/or_101085.jpg">http://media.grutinet.com/articulos/or/or_101085.jpg</text:a></text:p>
          </table:table-cell>
          <table:table-cell office:value-type="string" table:style-name="ce2">
            <text:p>117,7596</text:p>
          </table:table-cell>
          <table:table-cell office:value-type="string" table:style-name="ce4">
            <text:p><text:a xlink:href="http://media.grutinet.com/articulos/lg/lg_101085_0.jpg">http://media.grutinet.com/articulos/lg/lg_101085_0.jpg</text:a></text:p>
          </table:table-cell>
          <table:table-cell office:value-type="string" table:style-name="ce4">
            <text:p><text:a xlink:href="http://media.grutinet.com/articulos/lg/lg_101085_1.jpg">http://media.grutinet.com/articulos/lg/lg_101085_1.jpg</text:a></text:p>
          </table:table-cell>
          <table:table-cell table:style-name="ce1"/>
          <table:table-cell table:number-columns-repeated="8" table:style-name="ce2"/>
          <table:table-cell table:number-columns-repeated="16354"/>
        </table:table-row>
        <table:table-row table:style-name="ro1">
          <table:table-cell office:value-type="float" office:value="101088" table:style-name="ce1">
            <text:p>101088</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ZUMIO - VIBRADOR X SPIROTIP</text:p>
          </table:table-cell>
          <table:table-cell office:value-type="string" table:style-name="ce2">
            <text:p>ZUMIO</text:p>
          </table:table-cell>
          <table:table-cell office:value-type="string" table:style-name="ce3">
            <text:p>ZUMIO - X SPIROTIP VIBRATOR</text:p>
            <text:p/>
            <text:p>Zumio excita tu zona de placer como nunca antes has experimentado.</text:p>
            <text:p/>
            <text:p>Las mujeres siempre han sabido que la mejor manera de darse placer es con el movimiento circular de la yema del dedo. Zumio hace que ese movimiento probado sea aún mejor, para que pueda experimentar una amplia variedad de sensaciones nuevas y maravillosas.</text:p>
            <text:p/>
            <text:p>Diferente y más intenso que cualquier otra cosa.</text:p>
            <text:p>Wow, seguro que me permite llegar a los lugares correctos.</text:p>
            <text:p>¡Alucinante! ¡Un orgasmo en menos de un minuto y tres en menos de diez!</text:p>
            <text:p/>
            <text:p>Sí, algunas personas tendrán que acostumbrarse al diseño del Zumio: tiene un aspecto muy diferente. Algunos dicen que no es tan sexy, pero las reseñas indican una eficiencia que demuestra lo contrario. Zumio lleva a las mujeres a un orgasmo intenso, incluso las mujeres que experimentan dificultades para lograr un orgasmo encuentran este producto muy útil. Es una gran adición para las parejas que aman jugar. ¡Nunca juzgues un libro por su portada!</text:p>
            <text:p/>
            <text:p>Cómo funciona</text:p>
            <text:p>Zumio SpiroTIP gira en pequeños círculos, aplicando pulsos de placer maravillosamente únicos en un área pequeña del cuerpo (vagina) a la vez.</text:p>
            <text:p>Cada zona sensorial alrededor, cerca y justo en su botón del clítoris tiene una sensación de placer única y solo Zumio le permite acercarse para experimentar cada una.</text:p>
            <text:p>Vaya solo o use Zumio con un compañero, incluso mientras hace el amor. El peso ligero, la punta pequeña y el mango delgado y sin vibraciones de Zumio facilitan su sujeción con una mano. Para que usted o su pareja puedan disfrutar en muchas posiciones y mientras hacen el amor.</text:p>
            <text:p/>
            <text:p>Caracteristicas</text:p>
            <text:p>- Inventado y diseñado por mujeres.</text:p>
            <text:p>- 8 configuraciones de velocidad para ajustar la intensidad</text:p>
            <text:p>- Diseño ergonómico delgado para mayor comodidad.</text:p>
            <text:p>- Funcionamiento silencioso, mango sin vibraciones</text:p>
            <text:p>- Tecnología de revolución SpiroTIPTM</text:p>
            <text:p>- Diseñado para jugar en solitario y en pareja.</text:p>
            <text:p>- Lavable, impermeable y duradero.</text:p>
            <text:p>- Plásticos de silicona / ABS de grado médico</text:p>
            <text:p>- Seguro lubricante a base de agua</text:p>
            <text:p>- Inducción recargable por USB</text:p>
            <text:p>- Batería de larga duración.</text:p>
            <text:p>- 1 año de garantía</text:p>
            <text:p/>
            <text:p>Aspectos destacados del estudio</text:p>
            <text:p>- Estudio de control del orgasmo:</text:p>
            <text:p>El 89% alcanzó un orgasmo en menos de 5 minutos.</text:p>
            <text:p>El 63% alcanzó un orgasmo en menos de 2 minutos.</text:p>
            <text:p>El 69% logró orgasmos múltiples.</text:p>
            <text:p>- Estudio de intensidad del orgasmo:</text:p>
            <text:p>El 56% dice que es más intenso que el coito.</text:p>
            <text:p>El 71% dice que es más intenso que la masturbación.</text:p>
            <text:p>El 62% dice que es más satisfactorio que sus otros juguetes.</text:p>
            <text:p/>
            <text:p>El paquete incluye</text:p>
            <text:p>- Zumio X</text:p>
            <text:p>- Base de carga</text:p>
            <text:p>- Cable USB</text:p>
            <text:p>- Bolsa de almacenamiento</text:p>
            <text:p>- Manual de usuario</text:p>
            <text:p/>
          </table:table-cell>
          <table:table-cell office:value-type="float" office:value="149" table:style-name="ce1">
            <text:p>149</text:p>
          </table:table-cell>
          <table:table-cell office:value-type="float" office:value="63.14" table:style-name="ce1">
            <text:p>63,1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088.jpg">http://media.grutinet.com/articulos/gr/gr_101088.jpg</text:a></text:p>
          </table:table-cell>
          <table:table-cell office:value-type="string" table:style-name="ce4">
            <text:p><text:a xlink:href="http://media.grutinet.com/articulos/bu/bu_101088.jpg">http://media.grutinet.com/articulos/bu/bu_101088.jpg</text:a></text:p>
          </table:table-cell>
          <table:table-cell office:value-type="string" table:style-name="ce4">
            <text:p><text:a xlink:href="http://media.grutinet.com/articulos/or/or_101088.jpg">http://media.grutinet.com/articulos/or/or_101088.jpg</text:a></text:p>
          </table:table-cell>
          <table:table-cell office:value-type="string" table:style-name="ce2">
            <text:p>77,6034</text:p>
          </table:table-cell>
          <table:table-cell office:value-type="string" table:style-name="ce4">
            <text:p><text:a xlink:href="http://media.grutinet.com/articulos/lg/lg_101088_0.jpg">http://media.grutinet.com/articulos/lg/lg_101088_0.jpg</text:a></text:p>
          </table:table-cell>
          <table:table-cell office:value-type="string" table:style-name="ce4">
            <text:p><text:a xlink:href="http://media.grutinet.com/articulos/lg/lg_101088_1.jpg">http://media.grutinet.com/articulos/lg/lg_101088_1.jpg</text:a></text:p>
          </table:table-cell>
          <table:table-cell table:style-name="ce1"/>
          <table:table-cell office:value-type="string" table:style-name="ce4">
            <text:p><text:a xlink:href="http://media.grutinet.com/articulos/lg/lg_101088_2.jpg">http://media.grutinet.com/articulos/lg/lg_101088_2.jpg</text:a></text:p>
          </table:table-cell>
          <table:table-cell table:number-columns-repeated="7" table:style-name="ce2"/>
          <table:table-cell table:number-columns-repeated="16354"/>
        </table:table-row>
        <table:table-row table:style-name="ro1">
          <table:table-cell office:value-type="float" office:value="101090" table:style-name="ce1">
            <text:p>101090</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FEELZTOYS - MISTER SWEETSPOT VIBRADOR DE CLÍTORIS - NEGRO</text:p>
          </table:table-cell>
          <table:table-cell office:value-type="string" table:style-name="ce2">
            <text:p>FEELZTOYS</text:p>
          </table:table-cell>
          <table:table-cell office:value-type="string" table:style-name="ce3">
            <text:p>FEELZTOYS - MISTER SWEETSPOT CLITORAL VIBRATOR<text:s/></text:p>
            <text:p/>
            <text:p>¡Mister Sweetspot sabe cómo tocar tus puntos sensibles! Este pequeño vibrador resistente al agua se adapta cómodamente a la mano y es fácil de transportar debido a su pequeño tamaño, pero no se equivoque: ¡ofrece un gran rendimiento!</text:p>
            <text:p/>
            <text:p>Mister Sweetspot es suave y flexible, por lo que puedes mimar todo tu cuerpo con este vibrador, se adapta a tus contornos. Puedes sentir las fuertes vibraciones en todo el vibrador, así que haz un buen uso de él. Acaricia, provoca y descubre. Y use la punta con la tecnología Tip-Tense para una estimulación puntual altamente dirigida donde desee, pezones, otros puntos sensibles, el clítoris.</text:p>
            <text:p/>
            <text:p>La parte superior de este fino juguete sexual es completamente flexible, lo que significa que puede ejercer más o menos presión sobre su piel, de modo que la intensidad y los movimientos de la parte superior se puedan ajustar completamente a sus deseos.</text:p>
            <text:p/>
            <text:p>Debido a que Mister Sweetspot es completamente impermeable, puede usarlo en todas partes, incluso en el baño. Con una batería llena, el vibrador dura hasta dos horas, por lo que tiene mucho tiempo para mimarse a sí mismo o a su pareja.</text:p>
            <text:p/>
            <text:p>Instrucciones:</text:p>
            <text:p>Presione el botón de encendido / apagado en la parte posterior del vibrador durante 1 segundo hasta que sienta que vibra y se enciende la luz púrpura. Elija su patrón favorito presionando brevemente el botón de encendido / apagado. Para apagar Mr Sweetspot, mantenga presionado el botón de encendido / apagado durante 3 segundos.</text:p>
            <text:p/>
            <text:p>Especificaciones del producto:</text:p>
            <text:p>- Material: 100% silicona.</text:p>
            <text:p>- Susurro tranquilo</text:p>
            <text:p>- 100% resistente al agua (IPX7)</text:p>
            <text:p>- Tecnología Tip Tense</text:p>
            <text:p>- 2 horas de tiempo de reproducción con una batería llena</text:p>
            <text:p>- 10 patrones de vibración e intensidad</text:p>
            <text:p>- Materiales seguros para el cuerpo</text:p>
            <text:p>- Inodoro</text:p>
            <text:p>- USB recargable</text:p>
            <text:p/>
          </table:table-cell>
          <table:table-cell office:value-type="float" office:value="49.95" table:style-name="ce1">
            <text:p>49,95</text:p>
          </table:table-cell>
          <table:table-cell office:value-type="float" office:value="20.41" table:style-name="ce1">
            <text:p>20,41</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090.jpg">http://media.grutinet.com/articulos/gr/gr_101090.jpg</text:a></text:p>
          </table:table-cell>
          <table:table-cell office:value-type="string" table:style-name="ce4">
            <text:p><text:a xlink:href="http://media.grutinet.com/articulos/bu/bu_101090.jpg">http://media.grutinet.com/articulos/bu/bu_101090.jpg</text:a></text:p>
          </table:table-cell>
          <table:table-cell office:value-type="string" table:style-name="ce4">
            <text:p><text:a xlink:href="http://media.grutinet.com/articulos/or/or_101090.jpg">http://media.grutinet.com/articulos/or/or_101090.jpg</text:a></text:p>
          </table:table-cell>
          <table:table-cell office:value-type="string" table:style-name="ce2">
            <text:p>21,3696</text:p>
          </table:table-cell>
          <table:table-cell office:value-type="string" table:style-name="ce4">
            <text:p><text:a xlink:href="http://media.grutinet.com/articulos/lg/lg_101090_0.jpg">http://media.grutinet.com/articulos/lg/lg_101090_0.jpg</text:a></text:p>
          </table:table-cell>
          <table:table-cell office:value-type="string" table:style-name="ce4">
            <text:p><text:a xlink:href="http://media.grutinet.com/articulos/lg/lg_101090_1.jpg">http://media.grutinet.com/articulos/lg/lg_101090_1.jpg</text:a></text:p>
          </table:table-cell>
          <table:table-cell table:style-name="ce1"/>
          <table:table-cell office:value-type="string" table:style-name="ce4">
            <text:p><text:a xlink:href="http://media.grutinet.com/articulos/lg/lg_101090_2.jpg">http://media.grutinet.com/articulos/lg/lg_101090_2.jpg</text:a></text:p>
          </table:table-cell>
          <table:table-cell table:number-columns-repeated="7" table:style-name="ce2"/>
          <table:table-cell table:number-columns-repeated="16354"/>
        </table:table-row>
        <table:table-row table:style-name="ro1">
          <table:table-cell office:value-type="float" office:value="101091" table:style-name="ce1">
            <text:p>101091</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FEELZTOYS - MISTER SWEETSPOT VIBRADOR DE CLÍTORIS - ROSA</text:p>
          </table:table-cell>
          <table:table-cell office:value-type="string" table:style-name="ce2">
            <text:p>FEELZTOYS</text:p>
          </table:table-cell>
          <table:table-cell office:value-type="string" table:style-name="ce3">
            <text:p>FEELZTOYS - MISTER SWEETSPOT CLITORAL VIBRATOR<text:s/></text:p>
            <text:p/>
            <text:p>¡Mister Sweetspot sabe cómo tocar tus puntos sensibles! Este pequeño vibrador resistente al agua se adapta cómodamente a la mano y es fácil de transportar debido a su pequeño tamaño, pero no se equivoque: ¡ofrece un gran rendimiento!</text:p>
            <text:p/>
            <text:p>Mister Sweetspot es suave y flexible, por lo que puedes mimar todo tu cuerpo con este vibrador, se adapta a tus contornos. Puedes sentir las fuertes vibraciones en todo el vibrador, así que haz un buen uso de él. Acaricia, provoca y descubre. Y use la punta con la tecnología Tip-Tense para una estimulación puntual altamente dirigida donde desee, pezones, otros puntos sensibles, el clítoris.</text:p>
            <text:p/>
            <text:p>La parte superior de este fino juguete sexual es completamente flexible, lo que significa que puede ejercer más o menos presión sobre su piel, de modo que la intensidad y los movimientos de la parte superior se puedan ajustar completamente a sus deseos.</text:p>
            <text:p/>
            <text:p>Debido a que Mister Sweetspot es completamente impermeable, puede usarlo en todas partes, incluso en el baño. Con una batería llena, el vibrador dura hasta dos horas, por lo que tiene mucho tiempo para mimarse a sí mismo o a su pareja.</text:p>
            <text:p/>
            <text:p>Instrucciones:</text:p>
            <text:p>Presione el botón de encendido / apagado en la parte posterior del vibrador durante 1 segundo hasta que sienta que vibra y se enciende la luz púrpura. Elija su patrón favorito presionando brevemente el botón de encendido / apagado. Para apagar Mr Sweetspot, mantenga presionado el botón de encendido / apagado durante 3 segundos.</text:p>
            <text:p/>
            <text:p>Especificaciones del producto:</text:p>
            <text:p>- Material: 100% silicona.</text:p>
            <text:p>- Susurro tranquilo</text:p>
            <text:p>- 100% resistente al agua (IPX7)</text:p>
            <text:p>- Tecnología Tip Tense</text:p>
            <text:p>- 2 horas de tiempo de reproducción con una batería llena</text:p>
            <text:p>- 10 patrones de vibración e intensidad</text:p>
            <text:p>- Materiales seguros para el cuerpo</text:p>
            <text:p>- Inodoro</text:p>
            <text:p>- USB recargable</text:p>
            <text:p/>
          </table:table-cell>
          <table:table-cell office:value-type="float" office:value="49.95" table:style-name="ce1">
            <text:p>49,95</text:p>
          </table:table-cell>
          <table:table-cell office:value-type="float" office:value="21.03" table:style-name="ce1">
            <text:p>21,0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091.jpg">http://media.grutinet.com/articulos/gr/gr_101091.jpg</text:a></text:p>
          </table:table-cell>
          <table:table-cell office:value-type="string" table:style-name="ce4">
            <text:p><text:a xlink:href="http://media.grutinet.com/articulos/bu/bu_101091.jpg">http://media.grutinet.com/articulos/bu/bu_101091.jpg</text:a></text:p>
          </table:table-cell>
          <table:table-cell office:value-type="string" table:style-name="ce4">
            <text:p><text:a xlink:href="http://media.grutinet.com/articulos/or/or_101091.jpg">http://media.grutinet.com/articulos/or/or_101091.jpg</text:a></text:p>
          </table:table-cell>
          <table:table-cell office:value-type="string" table:style-name="ce2">
            <text:p>19,22</text:p>
          </table:table-cell>
          <table:table-cell office:value-type="string" table:style-name="ce4">
            <text:p><text:a xlink:href="http://media.grutinet.com/articulos/lg/lg_101091_0.jpg">http://media.grutinet.com/articulos/lg/lg_101091_0.jpg</text:a></text:p>
          </table:table-cell>
          <table:table-cell office:value-type="string" table:style-name="ce4">
            <text:p><text:a xlink:href="http://media.grutinet.com/articulos/lg/lg_101091_1.jpg">http://media.grutinet.com/articulos/lg/lg_101091_1.jpg</text:a></text:p>
          </table:table-cell>
          <table:table-cell table:style-name="ce1"/>
          <table:table-cell office:value-type="string" table:style-name="ce4">
            <text:p><text:a xlink:href="http://media.grutinet.com/articulos/lg/lg_101091_2.jpg">http://media.grutinet.com/articulos/lg/lg_101091_2.jpg</text:a></text:p>
          </table:table-cell>
          <table:table-cell table:number-columns-repeated="7" table:style-name="ce2"/>
          <table:table-cell table:number-columns-repeated="16354"/>
        </table:table-row>
        <table:table-row table:style-name="ro1">
          <table:table-cell office:value-type="float" office:value="101092" table:style-name="ce1">
            <text:p>101092</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FEELZTOYS - MISTER SWEETSPOT VIBRADOR DE CLÍTORIS - MORADO</text:p>
          </table:table-cell>
          <table:table-cell office:value-type="string" table:style-name="ce2">
            <text:p>FEELZTOYS</text:p>
          </table:table-cell>
          <table:table-cell office:value-type="string" table:style-name="ce3">
            <text:p>FEELZTOYS - MISTER SWEETSPOT CLITORAL VIBRATOR<text:s/></text:p>
            <text:p/>
            <text:p>¡Mister Sweetspot sabe cómo tocar tus puntos sensibles! Este pequeño vibrador resistente al agua se adapta cómodamente a la mano y es fácil de transportar debido a su pequeño tamaño, pero no se equivoque: ¡ofrece un gran rendimiento!</text:p>
            <text:p/>
            <text:p>Mister Sweetspot es suave y flexible, por lo que puedes mimar todo tu cuerpo con este vibrador, se adapta a tus contornos. Puedes sentir las fuertes vibraciones en todo el vibrador, así que haz un buen uso de él. Acaricia, provoca y descubre. Y use la punta con la tecnología Tip-Tense para una estimulación puntual altamente dirigida donde desee, pezones, otros puntos sensibles, el clítoris.</text:p>
            <text:p/>
            <text:p>La parte superior de este fino juguete sexual es completamente flexible, lo que significa que puede ejercer más o menos presión sobre su piel, de modo que la intensidad y los movimientos de la parte superior se puedan ajustar completamente a sus deseos.</text:p>
            <text:p/>
            <text:p>Debido a que Mister Sweetspot es completamente impermeable, puede usarlo en todas partes, incluso en el baño. Con una batería llena, el vibrador dura hasta dos horas, por lo que tiene mucho tiempo para mimarse a sí mismo o a su pareja.</text:p>
            <text:p/>
            <text:p>Instrucciones:</text:p>
            <text:p>Presione el botón de encendido / apagado en la parte posterior del vibrador durante 1 segundo hasta que sienta que vibra y se enciende la luz púrpura. Elija su patrón favorito presionando brevemente el botón de encendido / apagado. Para apagar Mr Sweetspot, mantenga presionado el botón de encendido / apagado durante 3 segundos.</text:p>
            <text:p/>
            <text:p>Especificaciones del producto:</text:p>
            <text:p>- Material: 100% silicona.</text:p>
            <text:p>- Susurro tranquilo</text:p>
            <text:p>- 100% resistente al agua (IPX7)</text:p>
            <text:p>- Tecnología Tip Tense</text:p>
            <text:p>- 2 horas de tiempo de reproducción con una batería llena</text:p>
            <text:p>- 10 patrones de vibración e intensidad</text:p>
            <text:p>- Materiales seguros para el cuerpo</text:p>
            <text:p>- Inodoro</text:p>
            <text:p>- USB recargable</text:p>
            <text:p/>
          </table:table-cell>
          <table:table-cell office:value-type="float" office:value="49.95" table:style-name="ce1">
            <text:p>49,95</text:p>
          </table:table-cell>
          <table:table-cell office:value-type="float" office:value="20.41" table:style-name="ce1">
            <text:p>20,41</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092.jpg">http://media.grutinet.com/articulos/gr/gr_101092.jpg</text:a></text:p>
          </table:table-cell>
          <table:table-cell office:value-type="string" table:style-name="ce4">
            <text:p><text:a xlink:href="http://media.grutinet.com/articulos/bu/bu_101092.jpg">http://media.grutinet.com/articulos/bu/bu_101092.jpg</text:a></text:p>
          </table:table-cell>
          <table:table-cell office:value-type="string" table:style-name="ce4">
            <text:p><text:a xlink:href="http://media.grutinet.com/articulos/or/or_101092.jpg">http://media.grutinet.com/articulos/or/or_101092.jpg</text:a></text:p>
          </table:table-cell>
          <table:table-cell office:value-type="string" table:style-name="ce2">
            <text:p>21,3696</text:p>
          </table:table-cell>
          <table:table-cell office:value-type="string" table:style-name="ce4">
            <text:p><text:a xlink:href="http://media.grutinet.com/articulos/lg/lg_101092_0.jpg">http://media.grutinet.com/articulos/lg/lg_101092_0.jpg</text:a></text:p>
          </table:table-cell>
          <table:table-cell office:value-type="string" table:style-name="ce4">
            <text:p><text:a xlink:href="http://media.grutinet.com/articulos/lg/lg_101092_1.jpg">http://media.grutinet.com/articulos/lg/lg_101092_1.jpg</text:a></text:p>
          </table:table-cell>
          <table:table-cell table:style-name="ce1"/>
          <table:table-cell office:value-type="string" table:style-name="ce4">
            <text:p><text:a xlink:href="http://media.grutinet.com/articulos/lg/lg_101092_2.jpg">http://media.grutinet.com/articulos/lg/lg_101092_2.jpg</text:a></text:p>
          </table:table-cell>
          <table:table-cell table:number-columns-repeated="7" table:style-name="ce2"/>
          <table:table-cell table:number-columns-repeated="16354"/>
        </table:table-row>
        <table:table-row table:style-name="ro1">
          <table:table-cell office:value-type="float" office:value="101095" table:style-name="ce1">
            <text:p>101095</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FEELZTOYS - BALA VIBRADORA CON MANDO PARA BRAGUIITA - MORADO</text:p>
          </table:table-cell>
          <table:table-cell office:value-type="string" table:style-name="ce2">
            <text:p>FEELZTOYS</text:p>
          </table:table-cell>
          <table:table-cell office:value-type="string" table:style-name="ce3">
            <text:p>FEELZTOYS - PANTY VIBE REMOTE CONTROLLED VIBRATOR</text:p>
            <text:p/>
            <text:p>¡Estas balitas de Feelztoys son súper emocionantes de usar! El discreto y elegante vibrador te lleva a una aventura.O mejor dicho: puedes llevarte el vibrador y emprender una aventura. Porque este vibrador se adapta perfectamente a tus braguitas y tiene un control remoto para que puedas pasar el control completamente a otra persona. Tu pareja por ejemplo.</text:p>
            <text:p/>
            <text:p>Usa el vibrador durante una salida nocturna y juega contigo misma o ten una noche romántica con tu pareja y deja que tu pareja decida como de emocionado se siente. Salir nunca ha sido tan emocionante.</text:p>
            <text:p/>
            <text:p>Este juguete sexual es muy seguro porque está hecho de silicona 100% segura para el cuerpo y es 100% resistente al agua. Para que no tengas que preocuparte, puedes dejarte llevar por completo.</text:p>
            <text:p/>
            <text:p>La forma está diseñada ergonómicamente para que sea muy agradable de usar. No lo sientes hasta que comienza a vibrar ... Y también es muy importante: es silencioso, por lo que solo tú y tu pareja sabeis lo que está sucediendo dentro de ti.</text:p>
            <text:p/>
            <text:p>El vibrador dura hasta 8 horas en una noche oscilante, por lo que tienes mucho tiempo para entretenerte. El control remoto funciona desde una distancia de hasta 15 metros, por lo que hay mucho espacio para una noche emocionante, intensa y lúdica.</text:p>
            <text:p>Este vibrador también es un regalo muy agradable para darle a tu novia, o ¿qué tal una despedida de soltera? ¡Diversión y emoción garantizadas!</text:p>
            <text:p/>
            <text:p>Especificaciones del producto:</text:p>
            <text:p>- Tamaño: 45 x 100 mm.</text:p>
            <text:p>- Material: silicona 100% segura para el cuerpo</text:p>
            <text:p>- Silencioso</text:p>
            <text:p>- Impermeable (IPX6)</text:p>
            <text:p>- Hasta 1,5 horas de funcionamiento con batería llena, incluso después de 8 horas en espera</text:p>
            <text:p>- 6 patrones de vibración e intensidad</text:p>
            <text:p>- Mando a distancia: alcance de 15 metros</text:p>
            <text:p>- Inodoro</text:p>
            <text:p/>
            <text:p>Instrucciones: Enciende la bala vibradora presionando el botón durante 3 segundos hasta que sientas que el juguete vibra 1x. El juguete ahora está en espera y se puede controlar aún más a través del control remoto.</text:p>
            <text:p/>
            <text:p>Coloca la bala con el lado cóncavo hacia arriba en tu ropa interior. Los pequeños puntos tocarán el clítoris. Ponte las braguitas y podrás lucirlas cómodamente durante horas. Con el control remoto puedes controlar los patrones de vibración.</text:p>
            <text:p/>
            <text:p>¡Una noche emocionante garantizada!</text:p>
            <text:p/>
          </table:table-cell>
          <table:table-cell office:value-type="float" office:value="67.389899999999997" table:style-name="ce1">
            <text:p>67,3899</text:p>
          </table:table-cell>
          <table:table-cell office:value-type="float" office:value="21.07" table:style-name="ce1">
            <text:p>21,0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095.jpg">http://media.grutinet.com/articulos/gr/gr_101095.jpg</text:a></text:p>
          </table:table-cell>
          <table:table-cell office:value-type="string" table:style-name="ce4">
            <text:p><text:a xlink:href="http://media.grutinet.com/articulos/bu/bu_101095.jpg">http://media.grutinet.com/articulos/bu/bu_101095.jpg</text:a></text:p>
          </table:table-cell>
          <table:table-cell office:value-type="string" table:style-name="ce4">
            <text:p><text:a xlink:href="http://media.grutinet.com/articulos/or/or_101095.jpg">http://media.grutinet.com/articulos/or/or_101095.jpg</text:a></text:p>
          </table:table-cell>
          <table:table-cell office:value-type="string" table:style-name="ce2">
            <text:p>19,25</text:p>
          </table:table-cell>
          <table:table-cell office:value-type="string" table:style-name="ce4">
            <text:p><text:a xlink:href="http://media.grutinet.com/articulos/lg/lg_101095_0.jpg">http://media.grutinet.com/articulos/lg/lg_101095_0.jpg</text:a></text:p>
          </table:table-cell>
          <table:table-cell office:value-type="string" table:style-name="ce4">
            <text:p><text:a xlink:href="http://media.grutinet.com/articulos/lg/lg_101095_1.jpg">http://media.grutinet.com/articulos/lg/lg_101095_1.jpg</text:a></text:p>
          </table:table-cell>
          <table:table-cell table:style-name="ce1"/>
          <table:table-cell office:value-type="string" table:style-name="ce4">
            <text:p><text:a xlink:href="http://media.grutinet.com/articulos/lg/lg_101095_2.jpg">http://media.grutinet.com/articulos/lg/lg_101095_2.jpg</text:a></text:p>
          </table:table-cell>
          <table:table-cell office:value-type="string" table:style-name="ce4">
            <text:p><text:a xlink:href="http://media.grutinet.com/articulos/lg/lg_101095_3.jpg">http://media.grutinet.com/articulos/lg/lg_101095_3.jpg</text:a></text:p>
          </table:table-cell>
          <table:table-cell table:number-columns-repeated="6" table:style-name="ce2"/>
          <table:table-cell table:number-columns-repeated="16354"/>
        </table:table-row>
        <table:table-row table:style-name="ro1">
          <table:table-cell office:value-type="float" office:value="101096" table:style-name="ce1">
            <text:p>101096</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FEELZTOYS - BALA VIBRADORA CON MANDO PARA BRAGUIITA - NEGRO</text:p>
          </table:table-cell>
          <table:table-cell office:value-type="string" table:style-name="ce2">
            <text:p>FEELZTOYS</text:p>
          </table:table-cell>
          <table:table-cell office:value-type="string" table:style-name="ce3">
            <text:p>FEELZTOYS - PANTY VIBE REMOTE CONTROLLED VIBRATOR</text:p>
            <text:p/>
            <text:p>¡Estas balitas de Feelztoys son súper emocionantes de usar! El discreto y elegante vibrador te lleva a una aventura.O mejor dicho: puedes llevarte el vibrador y emprender una aventura. Porque este vibrador se adapta perfectamente a tus braguitas y tiene un control remoto para que puedas pasar el control completamente a otra persona. Tu pareja por ejemplo.</text:p>
            <text:p/>
            <text:p>Usa el vibrador durante una salida nocturna y juega contigo misma o ten una noche romántica con tu pareja y deja que tu pareja decida como de emocionado se siente. Salir nunca ha sido tan emocionante.</text:p>
            <text:p/>
            <text:p>Este juguete sexual es muy seguro porque está hecho de silicona 100% segura para el cuerpo y es 100% resistente al agua. Para que no tengas que preocuparte, puedes dejarte llevar por completo.</text:p>
            <text:p/>
            <text:p>La forma está diseñada ergonómicamente para que sea muy agradable de usar. No lo sientes hasta que comienza a vibrar ... Y también es muy importante: es silencioso, por lo que solo tú y tu pareja sabeis lo que está sucediendo dentro de ti.</text:p>
            <text:p/>
            <text:p>El vibrador dura hasta 8 horas en una noche oscilante, por lo que tienes mucho tiempo para entretenerte. El control remoto funciona desde una distancia de hasta 15 metros, por lo que hay mucho espacio para una noche emocionante, intensa y lúdica.</text:p>
            <text:p>Este vibrador también es un regalo muy agradable para darle a tu novia, o ¿qué tal una despedida de soltera? ¡Diversión y emoción garantizadas!</text:p>
            <text:p/>
            <text:p>Especificaciones del producto:</text:p>
            <text:p>- Tamaño: 45 x 100 mm.</text:p>
            <text:p>- Material: silicona 100% segura para el cuerpo</text:p>
            <text:p>- Silencioso</text:p>
            <text:p>- Impermeable (IPX6)</text:p>
            <text:p>- Hasta 1,5 horas de funcionamiento con batería llena, incluso después de 8 horas en espera</text:p>
            <text:p>- 6 patrones de vibración e intensidad</text:p>
            <text:p>- Mando a distancia: alcance de 15 metros</text:p>
            <text:p>- Inodoro</text:p>
            <text:p/>
            <text:p>Instrucciones: Enciende la bala vibradora presionando el botón durante 3 segundos hasta que sientas que el juguete vibra 1x. El juguete ahora está en espera y se puede controlar aún más a través del control remoto.</text:p>
            <text:p/>
            <text:p>Coloca la bala con el lado cóncavo hacia arriba en tu ropa interior. Los pequeños puntos tocarán el clítoris. Ponte las braguitas y podrás lucirlas cómodamente durante horas. Con el control remoto puedes controlar los patrones de vibración.</text:p>
            <text:p/>
            <text:p>¡Una noche emocionante garantizada!</text:p>
            <text:p/>
          </table:table-cell>
          <table:table-cell office:value-type="float" office:value="67.389899999999997" table:style-name="ce1">
            <text:p>67,3899</text:p>
          </table:table-cell>
          <table:table-cell office:value-type="float" office:value="21.07" table:style-name="ce1">
            <text:p>21,0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096.jpg">http://media.grutinet.com/articulos/gr/gr_101096.jpg</text:a></text:p>
          </table:table-cell>
          <table:table-cell office:value-type="string" table:style-name="ce4">
            <text:p><text:a xlink:href="http://media.grutinet.com/articulos/bu/bu_101096.jpg">http://media.grutinet.com/articulos/bu/bu_101096.jpg</text:a></text:p>
          </table:table-cell>
          <table:table-cell office:value-type="string" table:style-name="ce4">
            <text:p><text:a xlink:href="http://media.grutinet.com/articulos/or/or_101096.jpg">http://media.grutinet.com/articulos/or/or_101096.jpg</text:a></text:p>
          </table:table-cell>
          <table:table-cell office:value-type="string" table:style-name="ce2">
            <text:p>19,25</text:p>
          </table:table-cell>
          <table:table-cell office:value-type="string" table:style-name="ce4">
            <text:p><text:a xlink:href="http://media.grutinet.com/articulos/lg/lg_101096_0.jpg">http://media.grutinet.com/articulos/lg/lg_101096_0.jpg</text:a></text:p>
          </table:table-cell>
          <table:table-cell office:value-type="string" table:style-name="ce4">
            <text:p><text:a xlink:href="http://media.grutinet.com/articulos/lg/lg_101096_1.jpg">http://media.grutinet.com/articulos/lg/lg_101096_1.jpg</text:a></text:p>
          </table:table-cell>
          <table:table-cell table:style-name="ce1"/>
          <table:table-cell table:number-columns-repeated="8" table:style-name="ce2"/>
          <table:table-cell table:number-columns-repeated="16354"/>
        </table:table-row>
        <table:table-row table:style-name="ro1">
          <table:table-cell office:value-type="float" office:value="101165" table:style-name="ce1">
            <text:p>101165</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OVO L3 BOLA LOVE - ROSA</text:p>
          </table:table-cell>
          <table:table-cell office:value-type="string" table:style-name="ce2">
            <text:p>OVO</text:p>
          </table:table-cell>
          <table:table-cell office:value-type="string" table:style-name="ce3">
            <text:p>OVO L3 LOVE BALL<text:s/></text:p>
            <text:p/>
            <text:p>Las esferas de amor compensadas ofrecen una sensación única que te dejará sin aliento.</text:p>
            <text:p/>
            <text:p>Úsalas diariamente para aumentar e intensificar tus orgasmos.</text:p>
            <text:p/>
            <text:p>La silicona sin costuras y segura para el cuerpo es suave al tacto y fácil de limpiar.</text:p>
            <text:p/>
            <text:p>Diámetro: 4 cm</text:p>
            <text:p/>
            <text:p>Peso: 260 gr</text:p>
            <text:p/>
            <text:p><text:s/></text:p>
            <text:p/>
          </table:table-cell>
          <table:table-cell office:value-type="float" office:value="43.093499999999999" table:style-name="ce1">
            <text:p>43,0935</text:p>
          </table:table-cell>
          <table:table-cell office:value-type="float" office:value="12.75" table:style-name="ce1">
            <text:p>12,7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165.jpg">http://media.grutinet.com/articulos/gr/gr_101165.jpg</text:a></text:p>
          </table:table-cell>
          <table:table-cell office:value-type="string" table:style-name="ce4">
            <text:p><text:a xlink:href="http://media.grutinet.com/articulos/bu/bu_101165.jpg">http://media.grutinet.com/articulos/bu/bu_101165.jpg</text:a></text:p>
          </table:table-cell>
          <table:table-cell office:value-type="string" table:style-name="ce4">
            <text:p><text:a xlink:href="http://media.grutinet.com/articulos/or/or_101165.jpg">http://media.grutinet.com/articulos/or/or_101165.jpg</text:a></text:p>
          </table:table-cell>
          <table:table-cell office:value-type="string" table:style-name="ce2">
            <text:p>13,6666</text:p>
          </table:table-cell>
          <table:table-cell office:value-type="string" table:style-name="ce4">
            <text:p><text:a xlink:href="http://media.grutinet.com/articulos/lg/lg_101165_0.jpg">http://media.grutinet.com/articulos/lg/lg_101165_0.jpg</text:a></text:p>
          </table:table-cell>
          <table:table-cell office:value-type="string" table:style-name="ce4">
            <text:p><text:a xlink:href="http://media.grutinet.com/articulos/lg/lg_101165_1.jpg">http://media.grutinet.com/articulos/lg/lg_101165_1.jpg</text:a></text:p>
          </table:table-cell>
          <table:table-cell table:style-name="ce1"/>
          <table:table-cell table:number-columns-repeated="8" table:style-name="ce2"/>
          <table:table-cell table:number-columns-repeated="16354"/>
        </table:table-row>
        <table:table-row table:style-name="ro1">
          <table:table-cell office:value-type="float" office:value="101189" table:style-name="ce1">
            <text:p>101189</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2 - PENE REALÍSTICO 22,9CM - CARAMELO</text:p>
          </table:table-cell>
          <table:table-cell office:value-type="string" table:style-name="ce2">
            <text:p>SILEXD</text:p>
          </table:table-cell>
          <table:table-cell office:value-type="string" table:style-name="ce3">
            <text:p>MODEL 2 - 9 CARAMEL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aterial: Silexpa / Silicona</text:p>
            <text:p/>
            <text:p>Medidas: 22,9 x 5,4 cm</text:p>
            <text:p/>
          </table:table-cell>
          <table:table-cell office:value-type="float" office:value="40.773499999999999" table:style-name="ce1">
            <text:p>40,7735</text:p>
          </table:table-cell>
          <table:table-cell office:value-type="float" office:value="14.84" table:style-name="ce1">
            <text:p>14,84</text:p>
          </table:table-cell>
          <table:table-cell office:value-type="string" table:style-name="ce2">
            <text:p>SI</text:p>
          </table:table-cell>
          <table:table-cell office:value-type="float" office:value="5" table:style-name="ce1">
            <text:p>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189.jpg">http://media.grutinet.com/articulos/gr/gr_101189.jpg</text:a></text:p>
          </table:table-cell>
          <table:table-cell office:value-type="string" table:style-name="ce4">
            <text:p><text:a xlink:href="http://media.grutinet.com/articulos/bu/bu_101189.jpg">http://media.grutinet.com/articulos/bu/bu_101189.jpg</text:a></text:p>
          </table:table-cell>
          <table:table-cell office:value-type="string" table:style-name="ce4">
            <text:p><text:a xlink:href="http://media.grutinet.com/articulos/or/or_101189.jpg">http://media.grutinet.com/articulos/or/or_101189.jpg</text:a></text:p>
          </table:table-cell>
          <table:table-cell office:value-type="string" table:style-name="ce2">
            <text:p>14,84</text:p>
          </table:table-cell>
          <table:table-cell office:value-type="string" table:style-name="ce4">
            <text:p><text:a xlink:href="http://media.grutinet.com/articulos/lg/lg_101189_0.jpg">http://media.grutinet.com/articulos/lg/lg_101189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1194" table:style-name="ce1">
            <text:p>101194</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SILEXD PLUG TALLA L - NEGRO</text:p>
          </table:table-cell>
          <table:table-cell office:value-type="string" table:style-name="ce2">
            <text:p>SILEXD</text:p>
          </table:table-cell>
          <table:table-cell office:value-type="string" table:style-name="ce3">
            <text:p>PLUG L (5)<text:s/></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3 x 7,2 cm</text:p>
            <text:p/>
          </table:table-cell>
          <table:table-cell office:value-type="float" office:value="40.380000000000003" table:style-name="ce1">
            <text:p>40,38</text:p>
          </table:table-cell>
          <table:table-cell office:value-type="float" office:value="11.54" table:style-name="ce1">
            <text:p>11,54</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194.jpg">http://media.grutinet.com/articulos/gr/gr_101194.jpg</text:a></text:p>
          </table:table-cell>
          <table:table-cell office:value-type="string" table:style-name="ce4">
            <text:p><text:a xlink:href="http://media.grutinet.com/articulos/bu/bu_101194.jpg">http://media.grutinet.com/articulos/bu/bu_101194.jpg</text:a></text:p>
          </table:table-cell>
          <table:table-cell office:value-type="string" table:style-name="ce4">
            <text:p><text:a xlink:href="http://media.grutinet.com/articulos/or/or_101194.jpg">http://media.grutinet.com/articulos/or/or_101194.jpg</text:a></text:p>
          </table:table-cell>
          <table:table-cell office:value-type="string" table:style-name="ce2">
            <text:p>11,54</text:p>
          </table:table-cell>
          <table:table-cell office:value-type="string" table:style-name="ce4">
            <text:p><text:a xlink:href="http://media.grutinet.com/articulos/lg/lg_101194_0.jpg">http://media.grutinet.com/articulos/lg/lg_101194_0.jpg</text:a></text:p>
          </table:table-cell>
          <table:table-cell office:value-type="string" table:style-name="ce4">
            <text:p><text:a xlink:href="http://media.grutinet.com/articulos/lg/lg_101194_1.jpg">http://media.grutinet.com/articulos/lg/lg_101194_1.jpg</text:a></text:p>
          </table:table-cell>
          <table:table-cell table:style-name="ce1"/>
          <table:table-cell table:number-columns-repeated="8" table:style-name="ce2"/>
          <table:table-cell table:number-columns-repeated="16354"/>
        </table:table-row>
        <table:table-row table:style-name="ro1">
          <table:table-cell office:value-type="float" office:value="101195" table:style-name="ce1">
            <text:p>101195</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1 - PENE REALÍSTICO 17,75CM - ROSA</text:p>
          </table:table-cell>
          <table:table-cell office:value-type="string" table:style-name="ce2">
            <text:p>SILEXD</text:p>
          </table:table-cell>
          <table:table-cell office:value-type="string" table:style-name="ce3">
            <text:p>MODEL 1 7 PINK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7,75 x 3,8 cm</text:p>
            <text:p/>
          </table:table-cell>
          <table:table-cell office:value-type="float" office:value="23.6" table:style-name="ce1">
            <text:p>23,6</text:p>
          </table:table-cell>
          <table:table-cell office:value-type="float" office:value="6.26" table:style-name="ce1">
            <text:p>6,26</text:p>
          </table:table-cell>
          <table:table-cell office:value-type="string" table:style-name="ce2">
            <text:p>SI</text:p>
          </table:table-cell>
          <table:table-cell office:value-type="float" office:value="16" table:style-name="ce1">
            <text:p>16</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195.jpg">http://media.grutinet.com/articulos/gr/gr_101195.jpg</text:a></text:p>
          </table:table-cell>
          <table:table-cell office:value-type="string" table:style-name="ce4">
            <text:p><text:a xlink:href="http://media.grutinet.com/articulos/bu/bu_101195.jpg">http://media.grutinet.com/articulos/bu/bu_101195.jpg</text:a></text:p>
          </table:table-cell>
          <table:table-cell office:value-type="string" table:style-name="ce4">
            <text:p><text:a xlink:href="http://media.grutinet.com/articulos/or/or_101195.jpg">http://media.grutinet.com/articulos/or/or_101195.jpg</text:a></text:p>
          </table:table-cell>
          <table:table-cell office:value-type="string" table:style-name="ce2">
            <text:p>6,8614</text:p>
          </table:table-cell>
          <table:table-cell office:value-type="string" table:style-name="ce4">
            <text:p><text:a xlink:href="http://media.grutinet.com/articulos/lg/lg_101195_0.jpg">http://media.grutinet.com/articulos/lg/lg_101195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1196" table:style-name="ce1">
            <text:p>101196</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SILEXD PLUG TALLA M - NEGRO</text:p>
          </table:table-cell>
          <table:table-cell office:value-type="string" table:style-name="ce2">
            <text:p>SILEXD</text:p>
          </table:table-cell>
          <table:table-cell office:value-type="string" table:style-name="ce3">
            <text:p>PLUG M (4&amp;#39;3)<text:s/></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1 x 6,2 cm</text:p>
            <text:p/>
            <text:p><text:s/></text:p>
            <text:p/>
          </table:table-cell>
          <table:table-cell office:value-type="float" office:value="27.3" table:style-name="ce1">
            <text:p>27,3</text:p>
          </table:table-cell>
          <table:table-cell office:value-type="float" office:value="7.8" table:style-name="ce1">
            <text:p>7,8</text:p>
          </table:table-cell>
          <table:table-cell office:value-type="string" table:style-name="ce2">
            <text:p>SI</text:p>
          </table:table-cell>
          <table:table-cell office:value-type="float" office:value="4" table:style-name="ce1">
            <text:p>4</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196.jpg">http://media.grutinet.com/articulos/gr/gr_101196.jpg</text:a></text:p>
          </table:table-cell>
          <table:table-cell office:value-type="string" table:style-name="ce4">
            <text:p><text:a xlink:href="http://media.grutinet.com/articulos/bu/bu_101196.jpg">http://media.grutinet.com/articulos/bu/bu_101196.jpg</text:a></text:p>
          </table:table-cell>
          <table:table-cell office:value-type="string" table:style-name="ce4">
            <text:p><text:a xlink:href="http://media.grutinet.com/articulos/or/or_101196.jpg">http://media.grutinet.com/articulos/or/or_101196.jpg</text:a></text:p>
          </table:table-cell>
          <table:table-cell office:value-type="string" table:style-name="ce2">
            <text:p>7,8</text:p>
          </table:table-cell>
          <table:table-cell office:value-type="string" table:style-name="ce4">
            <text:p><text:a xlink:href="http://media.grutinet.com/articulos/lg/lg_101196_0.jpg">http://media.grutinet.com/articulos/lg/lg_101196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1197" table:style-name="ce1">
            <text:p>101197</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4 - PENE REALÍSTICO 21,8CM - ROSA</text:p>
          </table:table-cell>
          <table:table-cell office:value-type="string" table:style-name="ce2">
            <text:p>SILEXD</text:p>
          </table:table-cell>
          <table:table-cell office:value-type="string" table:style-name="ce3">
            <text:p>MODEL 4 8.5 PINK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21,8 x 5 cm</text:p>
            <text:p/>
          </table:table-cell>
          <table:table-cell office:value-type="float" office:value="52.7" table:style-name="ce1">
            <text:p>52,7</text:p>
          </table:table-cell>
          <table:table-cell office:value-type="float" office:value="14.02" table:style-name="ce1">
            <text:p>14,0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197.jpg">http://media.grutinet.com/articulos/gr/gr_101197.jpg</text:a></text:p>
          </table:table-cell>
          <table:table-cell office:value-type="string" table:style-name="ce4">
            <text:p><text:a xlink:href="http://media.grutinet.com/articulos/bu/bu_101197.jpg">http://media.grutinet.com/articulos/bu/bu_101197.jpg</text:a></text:p>
          </table:table-cell>
          <table:table-cell office:value-type="string" table:style-name="ce4">
            <text:p><text:a xlink:href="http://media.grutinet.com/articulos/or/or_101197.jpg">http://media.grutinet.com/articulos/or/or_101197.jpg</text:a></text:p>
          </table:table-cell>
          <table:table-cell office:value-type="string" table:style-name="ce2">
            <text:p>14,02</text:p>
          </table:table-cell>
          <table:table-cell office:value-type="string" table:style-name="ce4">
            <text:p><text:a xlink:href="http://media.grutinet.com/articulos/lg/lg_101197_0.jpg">http://media.grutinet.com/articulos/lg/lg_101197_0.jpg</text:a></text:p>
          </table:table-cell>
          <table:table-cell office:value-type="string" table:style-name="ce4">
            <text:p><text:a xlink:href="http://media.grutinet.com/articulos/lg/lg_101197_1.jpg">http://media.grutinet.com/articulos/lg/lg_101197_1.jpg</text:a></text:p>
          </table:table-cell>
          <table:table-cell table:style-name="ce1"/>
          <table:table-cell table:number-columns-repeated="8" table:style-name="ce2"/>
          <table:table-cell table:number-columns-repeated="16354"/>
        </table:table-row>
        <table:table-row table:style-name="ro1">
          <table:table-cell office:value-type="float" office:value="101198" table:style-name="ce1">
            <text:p>101198</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2 - PENE REALÍSTICO 15,5CM - ROSA</text:p>
          </table:table-cell>
          <table:table-cell office:value-type="string" table:style-name="ce2">
            <text:p>SILEXD</text:p>
          </table:table-cell>
          <table:table-cell office:value-type="string" table:style-name="ce3">
            <text:p>MODEL 2 6 PINK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5,5 x 3,9 cm</text:p>
            <text:p/>
          </table:table-cell>
          <table:table-cell office:value-type="float" office:value="20.5" table:style-name="ce1">
            <text:p>20,5</text:p>
          </table:table-cell>
          <table:table-cell office:value-type="float" office:value="5.48" table:style-name="ce1">
            <text:p>5,48</text:p>
          </table:table-cell>
          <table:table-cell office:value-type="string" table:style-name="ce2">
            <text:p>SI</text:p>
          </table:table-cell>
          <table:table-cell office:value-type="float" office:value="7" table:style-name="ce1">
            <text:p>7</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198.jpg">http://media.grutinet.com/articulos/gr/gr_101198.jpg</text:a></text:p>
          </table:table-cell>
          <table:table-cell office:value-type="string" table:style-name="ce4">
            <text:p><text:a xlink:href="http://media.grutinet.com/articulos/bu/bu_101198.jpg">http://media.grutinet.com/articulos/bu/bu_101198.jpg</text:a></text:p>
          </table:table-cell>
          <table:table-cell office:value-type="string" table:style-name="ce4">
            <text:p><text:a xlink:href="http://media.grutinet.com/articulos/or/or_101198.jpg">http://media.grutinet.com/articulos/or/or_101198.jpg</text:a></text:p>
          </table:table-cell>
          <table:table-cell office:value-type="string" table:style-name="ce2">
            <text:p>5,48</text:p>
          </table:table-cell>
          <table:table-cell office:value-type="string" table:style-name="ce4">
            <text:p><text:a xlink:href="http://media.grutinet.com/articulos/lg/lg_101198_0.jpg">http://media.grutinet.com/articulos/lg/lg_101198_0.jpg</text:a></text:p>
          </table:table-cell>
          <table:table-cell office:value-type="string" table:style-name="ce4">
            <text:p><text:a xlink:href="http://media.grutinet.com/articulos/lg/lg_101198_1.jpg">http://media.grutinet.com/articulos/lg/lg_101198_1.jpg</text:a></text:p>
          </table:table-cell>
          <table:table-cell table:style-name="ce1"/>
          <table:table-cell table:number-columns-repeated="8" table:style-name="ce2"/>
          <table:table-cell table:number-columns-repeated="16354"/>
        </table:table-row>
        <table:table-row table:style-name="ro1">
          <table:table-cell office:value-type="float" office:value="101200" table:style-name="ce1">
            <text:p>101200</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3 - PENE REALÍSTICO 24CM - CARNE</text:p>
          </table:table-cell>
          <table:table-cell office:value-type="string" table:style-name="ce2">
            <text:p>SILEXD</text:p>
          </table:table-cell>
          <table:table-cell office:value-type="string" table:style-name="ce3">
            <text:p>MODEL 3 - 9.5 FLESH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24 x 4,5 cm</text:p>
            <text:p/>
          </table:table-cell>
          <table:table-cell office:value-type="float" office:value="49.69" table:style-name="ce1">
            <text:p>49,69</text:p>
          </table:table-cell>
          <table:table-cell office:value-type="float" office:value="14.2" table:style-name="ce1">
            <text:p>14,2</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00.jpg">http://media.grutinet.com/articulos/gr/gr_101200.jpg</text:a></text:p>
          </table:table-cell>
          <table:table-cell office:value-type="string" table:style-name="ce4">
            <text:p><text:a xlink:href="http://media.grutinet.com/articulos/bu/bu_101200.jpg">http://media.grutinet.com/articulos/bu/bu_101200.jpg</text:a></text:p>
          </table:table-cell>
          <table:table-cell office:value-type="string" table:style-name="ce4">
            <text:p><text:a xlink:href="http://media.grutinet.com/articulos/or/or_101200.jpg">http://media.grutinet.com/articulos/or/or_101200.jpg</text:a></text:p>
          </table:table-cell>
          <table:table-cell office:value-type="string" table:style-name="ce2">
            <text:p>14,2</text:p>
          </table:table-cell>
          <table:table-cell office:value-type="string" table:style-name="ce4">
            <text:p><text:a xlink:href="http://media.grutinet.com/articulos/lg/lg_101200_0.jpg">http://media.grutinet.com/articulos/lg/lg_101200_0.jpg</text:a></text:p>
          </table:table-cell>
          <table:table-cell office:value-type="string" table:style-name="ce4">
            <text:p><text:a xlink:href="http://media.grutinet.com/articulos/lg/lg_101200_1.jpg">http://media.grutinet.com/articulos/lg/lg_101200_1.jpg</text:a></text:p>
          </table:table-cell>
          <table:table-cell table:style-name="ce1"/>
          <table:table-cell table:number-columns-repeated="8" table:style-name="ce2"/>
          <table:table-cell table:number-columns-repeated="16354"/>
        </table:table-row>
        <table:table-row table:style-name="ro1">
          <table:table-cell office:value-type="float" office:value="101202" table:style-name="ce1">
            <text:p>101202</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1 - PENE REALÍSTICO 23,7CM - MARRÓN</text:p>
          </table:table-cell>
          <table:table-cell office:value-type="string" table:style-name="ce2">
            <text:p>SILEXD</text:p>
          </table:table-cell>
          <table:table-cell office:value-type="string" table:style-name="ce3">
            <text:p>MODEL 1 - 9 BROWN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23,7 x 4,9 cm</text:p>
            <text:p/>
          </table:table-cell>
          <table:table-cell office:value-type="float" office:value="40.695799999999998" table:style-name="ce1">
            <text:p>40,6958</text:p>
          </table:table-cell>
          <table:table-cell office:value-type="float" office:value="11.92" table:style-name="ce1">
            <text:p>11,92</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02.jpg">http://media.grutinet.com/articulos/gr/gr_101202.jpg</text:a></text:p>
          </table:table-cell>
          <table:table-cell office:value-type="string" table:style-name="ce4">
            <text:p><text:a xlink:href="http://media.grutinet.com/articulos/bu/bu_101202.jpg">http://media.grutinet.com/articulos/bu/bu_101202.jpg</text:a></text:p>
          </table:table-cell>
          <table:table-cell office:value-type="string" table:style-name="ce4">
            <text:p><text:a xlink:href="http://media.grutinet.com/articulos/or/or_101202.jpg">http://media.grutinet.com/articulos/or/or_101202.jpg</text:a></text:p>
          </table:table-cell>
          <table:table-cell office:value-type="string" table:style-name="ce2">
            <text:p>12,9068</text:p>
          </table:table-cell>
          <table:table-cell office:value-type="string" table:style-name="ce4">
            <text:p><text:a xlink:href="http://media.grutinet.com/articulos/lg/lg_101202_0.jpg">http://media.grutinet.com/articulos/lg/lg_101202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1203" table:style-name="ce1">
            <text:p>101203</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2 - PENE REALÍSTICO 22,9CM - MARRÓN</text:p>
          </table:table-cell>
          <table:table-cell office:value-type="string" table:style-name="ce2">
            <text:p>SILEXD</text:p>
          </table:table-cell>
          <table:table-cell office:value-type="string" table:style-name="ce3">
            <text:p>MODEL 2 - 9 BROWN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22,9 x 5,4 cm</text:p>
            <text:p/>
          </table:table-cell>
          <table:table-cell office:value-type="float" office:value="40.773499999999999" table:style-name="ce1">
            <text:p>40,7735</text:p>
          </table:table-cell>
          <table:table-cell office:value-type="float" office:value="14.84" table:style-name="ce1">
            <text:p>14,8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03.jpg">http://media.grutinet.com/articulos/gr/gr_101203.jpg</text:a></text:p>
          </table:table-cell>
          <table:table-cell office:value-type="string" table:style-name="ce4">
            <text:p><text:a xlink:href="http://media.grutinet.com/articulos/bu/bu_101203.jpg">http://media.grutinet.com/articulos/bu/bu_101203.jpg</text:a></text:p>
          </table:table-cell>
          <table:table-cell office:value-type="string" table:style-name="ce4">
            <text:p><text:a xlink:href="http://media.grutinet.com/articulos/or/or_101203.jpg">http://media.grutinet.com/articulos/or/or_101203.jpg</text:a></text:p>
          </table:table-cell>
          <table:table-cell office:value-type="string" table:style-name="ce2">
            <text:p>14,84</text:p>
          </table:table-cell>
          <table:table-cell office:value-type="string" table:style-name="ce4">
            <text:p><text:a xlink:href="http://media.grutinet.com/articulos/lg/lg_101203_0.jpg">http://media.grutinet.com/articulos/lg/lg_101203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1204" table:style-name="ce1">
            <text:p>101204</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3 - PENE REALÍSTICO 24CM - MARRÓN</text:p>
          </table:table-cell>
          <table:table-cell office:value-type="string" table:style-name="ce2">
            <text:p>SILEXD</text:p>
          </table:table-cell>
          <table:table-cell office:value-type="string" table:style-name="ce3">
            <text:p>MODEL 3 - 9&amp;#39;5 BROWN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24 x 4,5 cm</text:p>
            <text:p/>
          </table:table-cell>
          <table:table-cell office:value-type="float" office:value="37.287599999999998" table:style-name="ce1">
            <text:p>37,2876</text:p>
          </table:table-cell>
          <table:table-cell office:value-type="float" office:value="12.49" table:style-name="ce1">
            <text:p>12,49</text:p>
          </table:table-cell>
          <table:table-cell office:value-type="string" table:style-name="ce2">
            <text:p>SI</text:p>
          </table:table-cell>
          <table:table-cell office:value-type="float" office:value="4" table:style-name="ce1">
            <text:p>4</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04.jpg">http://media.grutinet.com/articulos/gr/gr_101204.jpg</text:a></text:p>
          </table:table-cell>
          <table:table-cell office:value-type="string" table:style-name="ce4">
            <text:p><text:a xlink:href="http://media.grutinet.com/articulos/bu/bu_101204.jpg">http://media.grutinet.com/articulos/bu/bu_101204.jpg</text:a></text:p>
          </table:table-cell>
          <table:table-cell office:value-type="string" table:style-name="ce4">
            <text:p><text:a xlink:href="http://media.grutinet.com/articulos/or/or_101204.jpg">http://media.grutinet.com/articulos/or/or_101204.jpg</text:a></text:p>
          </table:table-cell>
          <table:table-cell office:value-type="string" table:style-name="ce2">
            <text:p>12,49</text:p>
          </table:table-cell>
          <table:table-cell office:value-type="string" table:style-name="ce4">
            <text:p><text:a xlink:href="http://media.grutinet.com/articulos/lg/lg_101204_0.jpg">http://media.grutinet.com/articulos/lg/lg_101204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1205" table:style-name="ce1">
            <text:p>101205</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3 - PENE REALÍSTICO 24CM - ROSA</text:p>
          </table:table-cell>
          <table:table-cell office:value-type="string" table:style-name="ce2">
            <text:p>SILEXD</text:p>
          </table:table-cell>
          <table:table-cell office:value-type="string" table:style-name="ce3">
            <text:p>MODEL 3 9.5 PINK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alergénica y no porosa lo que la hace mucha más duradera y fácil de limpiar.</text:p>
            <text:p/>
            <text:p>Medidas: 24 x 4,5 cm</text:p>
            <text:p/>
          </table:table-cell>
          <table:table-cell office:value-type="float" office:value="44.1" table:style-name="ce1">
            <text:p>44,1</text:p>
          </table:table-cell>
          <table:table-cell office:value-type="float" office:value="12.49" table:style-name="ce1">
            <text:p>12,49</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05.jpg">http://media.grutinet.com/articulos/gr/gr_101205.jpg</text:a></text:p>
          </table:table-cell>
          <table:table-cell office:value-type="string" table:style-name="ce4">
            <text:p><text:a xlink:href="http://media.grutinet.com/articulos/bu/bu_101205.jpg">http://media.grutinet.com/articulos/bu/bu_101205.jpg</text:a></text:p>
          </table:table-cell>
          <table:table-cell office:value-type="string" table:style-name="ce4">
            <text:p><text:a xlink:href="http://media.grutinet.com/articulos/or/or_101205.jpg">http://media.grutinet.com/articulos/or/or_101205.jpg</text:a></text:p>
          </table:table-cell>
          <table:table-cell office:value-type="string" table:style-name="ce2">
            <text:p>12,49</text:p>
          </table:table-cell>
          <table:table-cell office:value-type="string" table:style-name="ce4">
            <text:p><text:a xlink:href="http://media.grutinet.com/articulos/lg/lg_101205_0.jpg">http://media.grutinet.com/articulos/lg/lg_101205_0.jpg</text:a></text:p>
          </table:table-cell>
          <table:table-cell office:value-type="string" table:style-name="ce4">
            <text:p><text:a xlink:href="http://media.grutinet.com/articulos/lg/lg_101205_1.jpg">http://media.grutinet.com/articulos/lg/lg_101205_1.jpg</text:a></text:p>
          </table:table-cell>
          <table:table-cell table:style-name="ce1"/>
          <table:table-cell table:number-columns-repeated="8" table:style-name="ce2"/>
          <table:table-cell table:number-columns-repeated="16354"/>
        </table:table-row>
        <table:table-row table:style-name="ro1">
          <table:table-cell office:value-type="float" office:value="101206" table:style-name="ce1">
            <text:p>101206</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2 - PENE REALÍSTICO 22,9CM - ROSA</text:p>
          </table:table-cell>
          <table:table-cell office:value-type="string" table:style-name="ce2">
            <text:p>SILEXD</text:p>
          </table:table-cell>
          <table:table-cell office:value-type="string" table:style-name="ce3">
            <text:p>MODEL 2 - 9 PINK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22,9 x 5,4 cm</text:p>
            <text:p/>
          </table:table-cell>
          <table:table-cell office:value-type="float" office:value="55.7" table:style-name="ce1">
            <text:p>55,7</text:p>
          </table:table-cell>
          <table:table-cell office:value-type="float" office:value="14.84" table:style-name="ce1">
            <text:p>14,8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06.jpg">http://media.grutinet.com/articulos/gr/gr_101206.jpg</text:a></text:p>
          </table:table-cell>
          <table:table-cell office:value-type="string" table:style-name="ce4">
            <text:p><text:a xlink:href="http://media.grutinet.com/articulos/bu/bu_101206.jpg">http://media.grutinet.com/articulos/bu/bu_101206.jpg</text:a></text:p>
          </table:table-cell>
          <table:table-cell office:value-type="string" table:style-name="ce4">
            <text:p><text:a xlink:href="http://media.grutinet.com/articulos/or/or_101206.jpg">http://media.grutinet.com/articulos/or/or_101206.jpg</text:a></text:p>
          </table:table-cell>
          <table:table-cell office:value-type="string" table:style-name="ce2">
            <text:p>14,84</text:p>
          </table:table-cell>
          <table:table-cell office:value-type="string" table:style-name="ce4">
            <text:p><text:a xlink:href="http://media.grutinet.com/articulos/lg/lg_101206_0.jpg">http://media.grutinet.com/articulos/lg/lg_101206_0.jpg</text:a></text:p>
          </table:table-cell>
          <table:table-cell office:value-type="string" table:style-name="ce4">
            <text:p><text:a xlink:href="http://media.grutinet.com/articulos/lg/lg_101206_1.jpg">http://media.grutinet.com/articulos/lg/lg_101206_1.jpg</text:a></text:p>
          </table:table-cell>
          <table:table-cell table:style-name="ce1"/>
          <table:table-cell table:number-columns-repeated="8" table:style-name="ce2"/>
          <table:table-cell table:number-columns-repeated="16354"/>
        </table:table-row>
        <table:table-row table:style-name="ro1">
          <table:table-cell office:value-type="float" office:value="101208" table:style-name="ce1">
            <text:p>101208</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1 - PENE REALÍSTICO 23,7CM - ROSA</text:p>
          </table:table-cell>
          <table:table-cell office:value-type="string" table:style-name="ce2">
            <text:p>SILEXD</text:p>
          </table:table-cell>
          <table:table-cell office:value-type="string" table:style-name="ce3">
            <text:p>MODEL 1 9 PINK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23,7 x 4,9 cm</text:p>
            <text:p/>
          </table:table-cell>
          <table:table-cell office:value-type="float" office:value="49.9" table:style-name="ce1">
            <text:p>49,9</text:p>
          </table:table-cell>
          <table:table-cell office:value-type="float" office:value="11.92" table:style-name="ce1">
            <text:p>11,92</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08.jpg">http://media.grutinet.com/articulos/gr/gr_101208.jpg</text:a></text:p>
          </table:table-cell>
          <table:table-cell office:value-type="string" table:style-name="ce4">
            <text:p><text:a xlink:href="http://media.grutinet.com/articulos/bu/bu_101208.jpg">http://media.grutinet.com/articulos/bu/bu_101208.jpg</text:a></text:p>
          </table:table-cell>
          <table:table-cell office:value-type="string" table:style-name="ce4">
            <text:p><text:a xlink:href="http://media.grutinet.com/articulos/or/or_101208.jpg">http://media.grutinet.com/articulos/or/or_101208.jpg</text:a></text:p>
          </table:table-cell>
          <table:table-cell office:value-type="string" table:style-name="ce2">
            <text:p>12,9068</text:p>
          </table:table-cell>
          <table:table-cell office:value-type="string" table:style-name="ce4">
            <text:p><text:a xlink:href="http://media.grutinet.com/articulos/lg/lg_101208_0.jpg">http://media.grutinet.com/articulos/lg/lg_101208_0.jpg</text:a></text:p>
          </table:table-cell>
          <table:table-cell office:value-type="string" table:style-name="ce4">
            <text:p><text:a xlink:href="http://media.grutinet.com/articulos/lg/lg_101208_1.jpg">http://media.grutinet.com/articulos/lg/lg_101208_1.jpg</text:a></text:p>
          </table:table-cell>
          <table:table-cell table:style-name="ce1"/>
          <table:table-cell table:number-columns-repeated="8" table:style-name="ce2"/>
          <table:table-cell table:number-columns-repeated="16354"/>
        </table:table-row>
        <table:table-row table:style-name="ro1">
          <table:table-cell office:value-type="float" office:value="101209" table:style-name="ce1">
            <text:p>101209</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2 - PENE REALÍSTICO 19CM - ROSA</text:p>
          </table:table-cell>
          <table:table-cell office:value-type="string" table:style-name="ce2">
            <text:p>SILEXD</text:p>
          </table:table-cell>
          <table:table-cell office:value-type="string" table:style-name="ce3">
            <text:p>MODEL 2 7.5 PINK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9 x 4,8 cm</text:p>
            <text:p/>
          </table:table-cell>
          <table:table-cell office:value-type="float" office:value="41.1" table:style-name="ce1">
            <text:p>41,1</text:p>
          </table:table-cell>
          <table:table-cell office:value-type="float" office:value="10.96" table:style-name="ce1">
            <text:p>10,9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09.jpg">http://media.grutinet.com/articulos/gr/gr_101209.jpg</text:a></text:p>
          </table:table-cell>
          <table:table-cell office:value-type="string" table:style-name="ce4">
            <text:p><text:a xlink:href="http://media.grutinet.com/articulos/bu/bu_101209.jpg">http://media.grutinet.com/articulos/bu/bu_101209.jpg</text:a></text:p>
          </table:table-cell>
          <table:table-cell office:value-type="string" table:style-name="ce4">
            <text:p><text:a xlink:href="http://media.grutinet.com/articulos/or/or_101209.jpg">http://media.grutinet.com/articulos/or/or_101209.jpg</text:a></text:p>
          </table:table-cell>
          <table:table-cell office:value-type="string" table:style-name="ce2">
            <text:p>10,96</text:p>
          </table:table-cell>
          <table:table-cell office:value-type="string" table:style-name="ce4">
            <text:p><text:a xlink:href="http://media.grutinet.com/articulos/lg/lg_101209_0.jpg">http://media.grutinet.com/articulos/lg/lg_101209_0.jpg</text:a></text:p>
          </table:table-cell>
          <table:table-cell office:value-type="string" table:style-name="ce4">
            <text:p><text:a xlink:href="http://media.grutinet.com/articulos/lg/lg_101209_1.jpg">http://media.grutinet.com/articulos/lg/lg_101209_1.jpg</text:a></text:p>
          </table:table-cell>
          <table:table-cell table:style-name="ce1"/>
          <table:table-cell table:number-columns-repeated="8" table:style-name="ce2"/>
          <table:table-cell table:number-columns-repeated="16354"/>
        </table:table-row>
        <table:table-row table:style-name="ro1">
          <table:table-cell office:value-type="float" office:value="101211" table:style-name="ce1">
            <text:p>101211</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2 - PENE REALÍSTICO 15,5CM - MARRÓN</text:p>
          </table:table-cell>
          <table:table-cell office:value-type="string" table:style-name="ce2">
            <text:p>SILEXD</text:p>
          </table:table-cell>
          <table:table-cell office:value-type="string" table:style-name="ce3">
            <text:p>MODEL 2 - 6 BROWN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5,5 x 3,9 cm</text:p>
            <text:p/>
          </table:table-cell>
          <table:table-cell office:value-type="float" office:value="17.313199999999998" table:style-name="ce1">
            <text:p>17,3132</text:p>
          </table:table-cell>
          <table:table-cell office:value-type="float" office:value="5.48" table:style-name="ce1">
            <text:p>5,48</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11.jpg">http://media.grutinet.com/articulos/gr/gr_101211.jpg</text:a></text:p>
          </table:table-cell>
          <table:table-cell office:value-type="string" table:style-name="ce4">
            <text:p><text:a xlink:href="http://media.grutinet.com/articulos/bu/bu_101211.jpg">http://media.grutinet.com/articulos/bu/bu_101211.jpg</text:a></text:p>
          </table:table-cell>
          <table:table-cell office:value-type="string" table:style-name="ce4">
            <text:p><text:a xlink:href="http://media.grutinet.com/articulos/or/or_101211.jpg">http://media.grutinet.com/articulos/or/or_101211.jpg</text:a></text:p>
          </table:table-cell>
          <table:table-cell office:value-type="string" table:style-name="ce2">
            <text:p>5,48</text:p>
          </table:table-cell>
          <table:table-cell office:value-type="string" table:style-name="ce4">
            <text:p><text:a xlink:href="http://media.grutinet.com/articulos/lg/lg_101211_0.jpg">http://media.grutinet.com/articulos/lg/lg_101211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1212" table:style-name="ce1">
            <text:p>101212</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1 - PENE REALÍSTICO 17,75CM - CARAMELO</text:p>
          </table:table-cell>
          <table:table-cell office:value-type="string" table:style-name="ce2">
            <text:p>SILEXD</text:p>
          </table:table-cell>
          <table:table-cell office:value-type="string" table:style-name="ce3">
            <text:p>MODEL 1 - 7 FLESH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7,75 x 3,8 cm</text:p>
            <text:p/>
          </table:table-cell>
          <table:table-cell office:value-type="float" office:value="22.141100000000002" table:style-name="ce1">
            <text:p>22,1411</text:p>
          </table:table-cell>
          <table:table-cell office:value-type="float" office:value="6.26" table:style-name="ce1">
            <text:p>6,26</text:p>
          </table:table-cell>
          <table:table-cell office:value-type="string" table:style-name="ce2">
            <text:p>SI</text:p>
          </table:table-cell>
          <table:table-cell office:value-type="float" office:value="25" table:style-name="ce1">
            <text:p>2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12.jpg">http://media.grutinet.com/articulos/gr/gr_101212.jpg</text:a></text:p>
          </table:table-cell>
          <table:table-cell office:value-type="string" table:style-name="ce4">
            <text:p><text:a xlink:href="http://media.grutinet.com/articulos/bu/bu_101212.jpg">http://media.grutinet.com/articulos/bu/bu_101212.jpg</text:a></text:p>
          </table:table-cell>
          <table:table-cell office:value-type="string" table:style-name="ce4">
            <text:p><text:a xlink:href="http://media.grutinet.com/articulos/or/or_101212.jpg">http://media.grutinet.com/articulos/or/or_101212.jpg</text:a></text:p>
          </table:table-cell>
          <table:table-cell office:value-type="string" table:style-name="ce2">
            <text:p>6,8614</text:p>
          </table:table-cell>
          <table:table-cell office:value-type="string" table:style-name="ce4">
            <text:p><text:a xlink:href="http://media.grutinet.com/articulos/lg/lg_101212_0.jpg">http://media.grutinet.com/articulos/lg/lg_101212_0.jpg</text:a></text:p>
          </table:table-cell>
          <table:table-cell office:value-type="string" table:style-name="ce4">
            <text:p><text:a xlink:href="http://media.grutinet.com/articulos/lg/lg_101212_1.jpg">http://media.grutinet.com/articulos/lg/lg_101212_1.jpg</text:a></text:p>
          </table:table-cell>
          <table:table-cell table:style-name="ce1"/>
          <table:table-cell table:number-columns-repeated="8" table:style-name="ce2"/>
          <table:table-cell table:number-columns-repeated="16354"/>
        </table:table-row>
        <table:table-row table:style-name="ro1">
          <table:table-cell office:value-type="float" office:value="101213" table:style-name="ce1">
            <text:p>101213</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2 - PENE REALÍSTICO 15,5CM - CARAMELO</text:p>
          </table:table-cell>
          <table:table-cell office:value-type="string" table:style-name="ce2">
            <text:p>SILEXD</text:p>
          </table:table-cell>
          <table:table-cell office:value-type="string" table:style-name="ce3">
            <text:p>MODEL 2 6 CARAMEL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5,5 x 3,9 cm</text:p>
            <text:p/>
          </table:table-cell>
          <table:table-cell office:value-type="float" office:value="17.313199999999998" table:style-name="ce1">
            <text:p>17,3132</text:p>
          </table:table-cell>
          <table:table-cell office:value-type="float" office:value="5.48" table:style-name="ce1">
            <text:p>5,48</text:p>
          </table:table-cell>
          <table:table-cell office:value-type="string" table:style-name="ce2">
            <text:p>SI</text:p>
          </table:table-cell>
          <table:table-cell office:value-type="float" office:value="8" table:style-name="ce1">
            <text:p>8</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13.jpg">http://media.grutinet.com/articulos/gr/gr_101213.jpg</text:a></text:p>
          </table:table-cell>
          <table:table-cell office:value-type="string" table:style-name="ce4">
            <text:p><text:a xlink:href="http://media.grutinet.com/articulos/bu/bu_101213.jpg">http://media.grutinet.com/articulos/bu/bu_101213.jpg</text:a></text:p>
          </table:table-cell>
          <table:table-cell office:value-type="string" table:style-name="ce4">
            <text:p><text:a xlink:href="http://media.grutinet.com/articulos/or/or_101213.jpg">http://media.grutinet.com/articulos/or/or_101213.jpg</text:a></text:p>
          </table:table-cell>
          <table:table-cell office:value-type="string" table:style-name="ce2">
            <text:p>5,48</text:p>
          </table:table-cell>
          <table:table-cell office:value-type="string" table:style-name="ce4">
            <text:p><text:a xlink:href="http://media.grutinet.com/articulos/lg/lg_101213_0.jpg">http://media.grutinet.com/articulos/lg/lg_101213_0.jpg</text:a></text:p>
          </table:table-cell>
          <table:table-cell office:value-type="string" table:style-name="ce4">
            <text:p><text:a xlink:href="http://media.grutinet.com/articulos/lg/lg_101213_1.jpg">http://media.grutinet.com/articulos/lg/lg_101213_1.jpg</text:a></text:p>
          </table:table-cell>
          <table:table-cell table:style-name="ce1"/>
          <table:table-cell table:number-columns-repeated="8" table:style-name="ce2"/>
          <table:table-cell table:number-columns-repeated="16354"/>
        </table:table-row>
        <table:table-row table:style-name="ro1">
          <table:table-cell office:value-type="float" office:value="101214" table:style-name="ce1">
            <text:p>101214</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2 - PENE REALÍSTICO 19CM - MARRÓN</text:p>
          </table:table-cell>
          <table:table-cell office:value-type="string" table:style-name="ce2">
            <text:p>SILEXD</text:p>
          </table:table-cell>
          <table:table-cell office:value-type="string" table:style-name="ce3">
            <text:p>MODEL 2 - 7&amp;#39;5 BROWN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9 x 4,8 cm</text:p>
            <text:p/>
          </table:table-cell>
          <table:table-cell office:value-type="float" office:value="30.1968" table:style-name="ce1">
            <text:p>30,1968</text:p>
          </table:table-cell>
          <table:table-cell office:value-type="float" office:value="10.96" table:style-name="ce1">
            <text:p>10,96</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14.jpg">http://media.grutinet.com/articulos/gr/gr_101214.jpg</text:a></text:p>
          </table:table-cell>
          <table:table-cell office:value-type="string" table:style-name="ce4">
            <text:p><text:a xlink:href="http://media.grutinet.com/articulos/bu/bu_101214.jpg">http://media.grutinet.com/articulos/bu/bu_101214.jpg</text:a></text:p>
          </table:table-cell>
          <table:table-cell office:value-type="string" table:style-name="ce4">
            <text:p><text:a xlink:href="http://media.grutinet.com/articulos/or/or_101214.jpg">http://media.grutinet.com/articulos/or/or_101214.jpg</text:a></text:p>
          </table:table-cell>
          <table:table-cell office:value-type="string" table:style-name="ce2">
            <text:p>10,81</text:p>
          </table:table-cell>
          <table:table-cell office:value-type="string" table:style-name="ce4">
            <text:p><text:a xlink:href="http://media.grutinet.com/articulos/lg/lg_101214_0.jpg">http://media.grutinet.com/articulos/lg/lg_101214_0.jpg</text:a></text:p>
          </table:table-cell>
          <table:table-cell office:value-type="string" table:style-name="ce4">
            <text:p><text:a xlink:href="http://media.grutinet.com/articulos/lg/lg_101214_1.jpg">http://media.grutinet.com/articulos/lg/lg_101214_1.jpg</text:a></text:p>
          </table:table-cell>
          <table:table-cell table:style-name="ce1"/>
          <table:table-cell table:number-columns-repeated="8" table:style-name="ce2"/>
          <table:table-cell table:number-columns-repeated="16354"/>
        </table:table-row>
        <table:table-row table:style-name="ro1">
          <table:table-cell office:value-type="float" office:value="101215" table:style-name="ce1">
            <text:p>101215</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SILEXD MODELO 2 - PENE REALÍSTICO 19CM - CARNE</text:p>
          </table:table-cell>
          <table:table-cell office:value-type="string" table:style-name="ce2">
            <text:p>SILEXD</text:p>
          </table:table-cell>
          <table:table-cell office:value-type="string" table:style-name="ce3">
            <text:p>MODEL 2 - 7.5 FLESH BOX PACKAGING</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19 x 4,8 cm</text:p>
            <text:p/>
          </table:table-cell>
          <table:table-cell office:value-type="float" office:value="40" table:style-name="ce1">
            <text:p>40</text:p>
          </table:table-cell>
          <table:table-cell office:value-type="float" office:value="10.81" table:style-name="ce1">
            <text:p>10,81</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15.jpg">http://media.grutinet.com/articulos/gr/gr_101215.jpg</text:a></text:p>
          </table:table-cell>
          <table:table-cell office:value-type="string" table:style-name="ce4">
            <text:p><text:a xlink:href="http://media.grutinet.com/articulos/bu/bu_101215.jpg">http://media.grutinet.com/articulos/bu/bu_101215.jpg</text:a></text:p>
          </table:table-cell>
          <table:table-cell office:value-type="string" table:style-name="ce4">
            <text:p><text:a xlink:href="http://media.grutinet.com/articulos/or/or_101215.jpg">http://media.grutinet.com/articulos/or/or_101215.jpg</text:a></text:p>
          </table:table-cell>
          <table:table-cell office:value-type="string" table:style-name="ce2">
            <text:p>10,81</text:p>
          </table:table-cell>
          <table:table-cell office:value-type="string" table:style-name="ce4">
            <text:p><text:a xlink:href="http://media.grutinet.com/articulos/lg/lg_101215_0.jpg">http://media.grutinet.com/articulos/lg/lg_101215_0.jpg</text:a></text:p>
          </table:table-cell>
          <table:table-cell office:value-type="string" table:style-name="ce4">
            <text:p><text:a xlink:href="http://media.grutinet.com/articulos/lg/lg_101215_1.jpg">http://media.grutinet.com/articulos/lg/lg_101215_1.jpg</text:a></text:p>
          </table:table-cell>
          <table:table-cell table:style-name="ce1"/>
          <table:table-cell table:number-columns-repeated="8" table:style-name="ce2"/>
          <table:table-cell table:number-columns-repeated="16354"/>
        </table:table-row>
        <table:table-row table:style-name="ro1">
          <table:table-cell office:value-type="float" office:value="101216" table:style-name="ce1">
            <text:p>101216</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SILEXD PLUG TALLA S - NEGRO</text:p>
          </table:table-cell>
          <table:table-cell office:value-type="string" table:style-name="ce2">
            <text:p>SILEXD</text:p>
          </table:table-cell>
          <table:table-cell office:value-type="string" table:style-name="ce3">
            <text:p>PLUG S (3&amp;#39;5)</text:p>
            <text:p/>
            <text:p>SilexD ofrece una gama de dildos con una piel de silicona súper suave de alta calidad con doble densidad y relleno de SILEXPAN, para una textura y tacto extremadamente realístico y una experiencia de placer incomparable.</text:p>
            <text:p/>
            <text:p>La revolucionaria fórmula patentada del material SILEXPAN usado para rellenar nuestros productos, permite una mejore flexibilidad y densidad del dildo. Dándole una elasticidad y manejabilidad magnífica.</text:p>
            <text:p/>
            <text:p>SILEXD ofrece la mejor calidad de silicona del mercado. Nuestra silicona Platinum no contiene ftalatos ni látex, es hipo alergénica y no porosa lo que la hace mucha más duradera y fácil de limpiar.</text:p>
            <text:p/>
            <text:p>Medidas: 9 x 5,2 cm</text:p>
            <text:p/>
          </table:table-cell>
          <table:table-cell office:value-type="float" office:value="21.49" table:style-name="ce1">
            <text:p>21,49</text:p>
          </table:table-cell>
          <table:table-cell office:value-type="float" office:value="6.14" table:style-name="ce1">
            <text:p>6,14</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16.jpg">http://media.grutinet.com/articulos/gr/gr_101216.jpg</text:a></text:p>
          </table:table-cell>
          <table:table-cell office:value-type="string" table:style-name="ce4">
            <text:p><text:a xlink:href="http://media.grutinet.com/articulos/bu/bu_101216.jpg">http://media.grutinet.com/articulos/bu/bu_101216.jpg</text:a></text:p>
          </table:table-cell>
          <table:table-cell office:value-type="string" table:style-name="ce4">
            <text:p><text:a xlink:href="http://media.grutinet.com/articulos/or/or_101216.jpg">http://media.grutinet.com/articulos/or/or_101216.jpg</text:a></text:p>
          </table:table-cell>
          <table:table-cell office:value-type="string" table:style-name="ce2">
            <text:p>6,13</text:p>
          </table:table-cell>
          <table:table-cell office:value-type="string" table:style-name="ce4">
            <text:p><text:a xlink:href="http://media.grutinet.com/articulos/lg/lg_101216_0.jpg">http://media.grutinet.com/articulos/lg/lg_101216_0.jpg</text:a></text:p>
          </table:table-cell>
          <table:table-cell office:value-type="string" table:style-name="ce4">
            <text:p><text:a xlink:href="http://media.grutinet.com/articulos/lg/lg_101216_1.jpg">http://media.grutinet.com/articulos/lg/lg_101216_1.jpg</text:a></text:p>
          </table:table-cell>
          <table:table-cell table:style-name="ce1"/>
          <table:table-cell office:value-type="string" table:style-name="ce4">
            <text:p><text:a xlink:href="http://media.grutinet.com/articulos/lg/lg_101216_2.jpg">http://media.grutinet.com/articulos/lg/lg_101216_2.jpg</text:a></text:p>
          </table:table-cell>
          <table:table-cell table:number-columns-repeated="7" table:style-name="ce2"/>
          <table:table-cell table:number-columns-repeated="16354"/>
        </table:table-row>
        <table:table-row table:style-name="ro1">
          <table:table-cell office:value-type="float" office:value="10128" table:style-name="ce1">
            <text:p>10128</text:p>
          </table:table-cell>
          <table:table-cell office:value-type="string" table:style-name="ce2">
            <text:p>JUGUETES XXX</text:p>
          </table:table-cell>
          <table:table-cell office:value-type="string" table:style-name="ce2">
            <text:p>Juguetes XXX</text:p>
          </table:table-cell>
          <table:table-cell office:value-type="string" table:style-name="ce2">
            <text:p>MUÑECAS</text:p>
          </table:table-cell>
          <table:table-cell office:value-type="string" table:style-name="ce2">
            <text:p>Muñecas</text:p>
          </table:table-cell>
          <table:table-cell office:value-type="string" table:style-name="ce2">
            <text:p>LA VACA PACA HINCHABLE</text:p>
          </table:table-cell>
          <table:table-cell office:value-type="string" table:style-name="ce2">
            <text:p>INEDIT</text:p>
          </table:table-cell>
          <table:table-cell office:value-type="string" table:style-name="ce3">
            <text:p>LA VACA PACA HINCHABLE.</text:p>
            <text:p/>
            <text:p/>
            <text:p>Presiona el chip y obtendrás el sonido de una vaca enamorada. Nunca una vaca había sido tan apasionada</text:p>
            <text:p/>
            <text:p>Ideal para fantasías y bromas en despedidas de soltero.</text:p>
            <text:p/>
            <text:p/>
            <text:p>Baterías incluidas.</text:p>
          </table:table-cell>
          <table:table-cell office:value-type="float" office:value="10.8276" table:style-name="ce1">
            <text:p>10,8276</text:p>
          </table:table-cell>
          <table:table-cell office:value-type="float" office:value="3" table:style-name="ce1">
            <text:p>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28.jpg">http://media.grutinet.com/articulos/gr/gr_10128.jpg</text:a></text:p>
          </table:table-cell>
          <table:table-cell office:value-type="string" table:style-name="ce4">
            <text:p><text:a xlink:href="http://media.grutinet.com/articulos/bu/bu_10128.jpg">http://media.grutinet.com/articulos/bu/bu_10128.jpg</text:a></text:p>
          </table:table-cell>
          <table:table-cell office:value-type="string" table:style-name="ce4">
            <text:p><text:a xlink:href="http://media.grutinet.com/articulos/or/or_10128.jpg">http://media.grutinet.com/articulos/or/or_10128.jpg</text:a></text:p>
          </table:table-cell>
          <table:table-cell office:value-type="string" table:style-name="ce2">
            <text:p>3,0942</text:p>
          </table:table-cell>
          <table:table-cell office:value-type="string" table:style-name="ce4">
            <text:p><text:a xlink:href="http://media.grutinet.com/articulos/lg/lg_10128_0.jpg">http://media.grutinet.com/articulos/lg/lg_10128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142" table:style-name="ce1">
            <text:p>10142</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PATO VIBRADOR PARIS NEGRO</text:p>
          </table:table-cell>
          <table:table-cell office:value-type="string" table:style-name="ce2">
            <text:p>BIG TEAZE TOYS</text:p>
          </table:table-cell>
          <table:table-cell office:value-type="string" table:style-name="ce3">
            <text:p>I RUB MY DUCKIE PARIS BLACK es un novedoso juguete para masaje personal, a prueba de agua.</text:p>
            <text:p/>
            <text:p>Detrás de su inocente y su suave forma, se esconde un relajante aparato vibratorio de masaje corporal.</text:p>
            <text:p/>
            <text:p>Dispone de un fuerte motor, aunque silencioso, que alimenta las increíbles vibraciones en su cabeza y cola.</text:p>
            <text:p/>
            <text:p>Muy fácil de encender y apagar. Una leve presión en su parte posterior y la vibración en forma de ondas del agua aliviará las tensiones de la vida de cada día.</text:p>
            <text:p/>
            <text:p>Relájese y simplemente siéntase bien.</text:p>
            <text:p/>
            <text:p>Descubre la sensación de tomar un baño con este maravillosos juguete.</text:p>
            <text:p/>
            <text:p>Completamente sumergible.</text:p>
            <text:p/>
            <text:p>Incluye una práctica bolsa de transporte.</text:p>
            <text:p/>
            <text:p>Funciona con 2 pilas R6/AA que puedes encontrar en la sección Pilas.</text:p>
            <text:p/>
          </table:table-cell>
          <table:table-cell office:value-type="float" office:value="42.5" table:style-name="ce1">
            <text:p>42,5</text:p>
          </table:table-cell>
          <table:table-cell office:value-type="float" office:value="13.94" table:style-name="ce1">
            <text:p>13,9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42.jpg">http://media.grutinet.com/articulos/gr/gr_10142.jpg</text:a></text:p>
          </table:table-cell>
          <table:table-cell office:value-type="string" table:style-name="ce4">
            <text:p><text:a xlink:href="http://media.grutinet.com/articulos/bu/bu_10142.jpg">http://media.grutinet.com/articulos/bu/bu_10142.jpg</text:a></text:p>
          </table:table-cell>
          <table:table-cell office:value-type="string" table:style-name="ce4">
            <text:p><text:a xlink:href="http://media.grutinet.com/articulos/or/or_10142.jpg">http://media.grutinet.com/articulos/or/or_10142.jpg</text:a></text:p>
          </table:table-cell>
          <table:table-cell office:value-type="string" table:style-name="ce2">
            <text:p>14,16</text:p>
          </table:table-cell>
          <table:table-cell office:value-type="string" table:style-name="ce4">
            <text:p><text:a xlink:href="http://media.grutinet.com/articulos/lg/lg_10142_0.jpg">http://media.grutinet.com/articulos/lg/lg_10142_0.jpg</text:a></text:p>
          </table:table-cell>
          <table:table-cell office:value-type="string" table:style-name="ce4">
            <text:p><text:a xlink:href="http://media.grutinet.com/articulos/lg/lg_10142_1.jpg">http://media.grutinet.com/articulos/lg/lg_10142_1.jpg</text:a></text:p>
          </table:table-cell>
          <table:table-cell table:style-name="ce1"/>
          <table:table-cell table:number-columns-repeated="8" table:style-name="ce2"/>
          <table:table-cell table:number-columns-repeated="16354"/>
        </table:table-row>
        <table:table-row table:style-name="ro1">
          <table:table-cell office:value-type="float" office:value="101636" table:style-name="ce1">
            <text:p>101636</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LELO SONA 2 CRUISE SONIC MASAJEADOR DE CLÍTORIS - NEGRO</text:p>
          </table:table-cell>
          <table:table-cell office:value-type="string" table:style-name="ce2">
            <text:p>LELO</text:p>
          </table:table-cell>
          <table:table-cell office:value-type="string" table:style-name="ce3">
            <text:p>LELO - SONA 2 CRUISE SONIC CLITORAL MASSAGER<text:s/></text:p>
            <text:p/>
            <text:p>¡Cruise Control toma el control cuando ya no puedes aguantar más!</text:p>
            <text:p/>
            <text:p>Este potente masajeador ofrece ondas sónicas rápidas pero suaves que estimulan todo el clítoris, por dentro y por fuera, para ofrecer una satisfacción alucinante que resuena por todas partes. Además, ¿qué es el control de crucero? Cruise Control asegura que tu dispositivo se mantenga en marcha y mantenga tu orgasmo profundamente sensual y exactamente correcto.</text:p>
            <text:p/>
            <text:p>CARACTERÍSTICAS ESPECIALES:</text:p>
            <text:p>- Especialmente desarrollado por LELO y exclusivo de SONA Cruise.</text:p>
            <text:p>- El control de crucero significa que cuando se presiona con fuerza contra su cuerpo no perderá su potencia, por lo que obtendrá una consistencia perfecta.</text:p>
            <text:p>- Experiencia sin complicaciones.</text:p>
            <text:p>- No es un ajuste, es completamente automático. Elimina la queja más común contra los productos de placer.</text:p>
            <text:p/>
            <text:p>Beneficios:</text:p>
            <text:p>- Sin hacer contacto directo, las ondas sónicas de SONA 2 ofrecen una estimulación del clítoris rápida pero suave para un placer alucinante.</text:p>
            <text:p>- Mayor superficie para plausuras profundas.</text:p>
            <text:p>- Boca más suave, profunda y en general más grande para una satisfacción completa, tanto por dentro como por fuera.</text:p>
            <text:p>- Silicona extra suave El diseño clásico de silicona segura para el cuerpo de LELO es aún mejor con silicona premium ultra suave que es extra suave al tacto.</text:p>
            <text:p/>
            <text:p>RECARGABLE Y TOTALMENTE IMPERMEABLE:</text:p>
            <text:p>- Usando el cable de carga USB suministrado, SONA 2 puede ir a donde quiera que vaya, y el diseño suave e impermeable es increíblemente fácil de mantener limpio.</text:p>
            <text:p/>
            <text:p>DATOS TÉCNICOS:</text:p>
            <text:p>- Material: silicona, ABS</text:p>
            <text:p>- Tamaño: 99 x 87 x 56 mm</text:p>
            <text:p>- Peso: 135 g</text:p>
            <text:p>- Batería: Li-Ion 1050mAh 3.7V</text:p>
            <text:p>- Carga: 2.5h a 5.0V 750mA</text:p>
            <text:p/>
            <text:p>CÓMO UTILIZAR:</text:p>
            <text:p>Asegúrese de que SONA 2 Cruise esté desbloqueado manteniendo presionados los botones + y - simultáneamente durante 3 segundos hasta que se encienda la luz. Presione el botón + para encender; presione nuevamente para aumentar la resistencia a la vibración. Presione el botón () para cambiar entre los 12 patrones de vibración. Presione el botón - para reducir la fuerza de vibración. Mantenga presionado el botón () para apagar.</text:p>
            <text:p/>
          </table:table-cell>
          <table:table-cell office:value-type="float" office:value="139" table:style-name="ce1">
            <text:p>139</text:p>
          </table:table-cell>
          <table:table-cell office:value-type="float" office:value="70.209999999999994" table:style-name="ce1">
            <text:p>70,21</text:p>
          </table:table-cell>
          <table:table-cell office:value-type="string" table:style-name="ce2">
            <text:p>SI</text:p>
          </table:table-cell>
          <table:table-cell office:value-type="float" office:value="5" table:style-name="ce1">
            <text:p>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636.jpg">http://media.grutinet.com/articulos/gr/gr_101636.jpg</text:a></text:p>
          </table:table-cell>
          <table:table-cell office:value-type="string" table:style-name="ce4">
            <text:p><text:a xlink:href="http://media.grutinet.com/articulos/bu/bu_101636.jpg">http://media.grutinet.com/articulos/bu/bu_101636.jpg</text:a></text:p>
          </table:table-cell>
          <table:table-cell office:value-type="string" table:style-name="ce4">
            <text:p><text:a xlink:href="http://media.grutinet.com/articulos/or/or_101636.jpg">http://media.grutinet.com/articulos/or/or_101636.jpg</text:a></text:p>
          </table:table-cell>
          <table:table-cell office:value-type="string" table:style-name="ce2">
            <text:p>70,52</text:p>
          </table:table-cell>
          <table:table-cell office:value-type="string" table:style-name="ce4">
            <text:p><text:a xlink:href="http://media.grutinet.com/articulos/lg/lg_101636_0.jpg">http://media.grutinet.com/articulos/lg/lg_101636_0.jpg</text:a></text:p>
          </table:table-cell>
          <table:table-cell office:value-type="string" table:style-name="ce4">
            <text:p><text:a xlink:href="http://media.grutinet.com/articulos/lg/lg_101636_1.jpg">http://media.grutinet.com/articulos/lg/lg_101636_1.jpg</text:a></text:p>
          </table:table-cell>
          <table:table-cell table:style-name="ce1"/>
          <table:table-cell office:value-type="string" table:style-name="ce4">
            <text:p><text:a xlink:href="http://media.grutinet.com/articulos/lg/lg_101636_2.jpg">http://media.grutinet.com/articulos/lg/lg_101636_2.jpg</text:a></text:p>
          </table:table-cell>
          <table:table-cell office:value-type="string" table:style-name="ce4">
            <text:p><text:a xlink:href="http://media.grutinet.com/articulos/lg/lg_101636_3.jpg">http://media.grutinet.com/articulos/lg/lg_101636_3.jpg</text:a></text:p>
          </table:table-cell>
          <table:table-cell office:value-type="string" table:style-name="ce4">
            <text:p><text:a xlink:href="http://media.grutinet.com/articulos/lg/lg_101636_4.jpg">http://media.grutinet.com/articulos/lg/lg_101636_4.jpg</text:a></text:p>
          </table:table-cell>
          <table:table-cell office:value-type="string" table:style-name="ce4">
            <text:p><text:a xlink:href="http://media.grutinet.com/articulos/lg/lg_101636_5.jpg">http://media.grutinet.com/articulos/lg/lg_101636_5.jpg</text:a></text:p>
          </table:table-cell>
          <table:table-cell office:value-type="string" table:style-name="ce4">
            <text:p><text:a xlink:href="http://media.grutinet.com/articulos/lg/lg_101636_6.jpg">http://media.grutinet.com/articulos/lg/lg_101636_6.jpg</text:a></text:p>
          </table:table-cell>
          <table:table-cell table:number-columns-repeated="3" table:style-name="ce2"/>
          <table:table-cell table:number-columns-repeated="16354"/>
        </table:table-row>
        <table:table-row table:style-name="ro1">
          <table:table-cell office:value-type="float" office:value="101637" table:style-name="ce1">
            <text:p>101637</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LELO SONA 2 CRUISE SONIC MASAJEADOR DE CLÍTORIS - CEREZA</text:p>
          </table:table-cell>
          <table:table-cell office:value-type="string" table:style-name="ce2">
            <text:p>LELO</text:p>
          </table:table-cell>
          <table:table-cell office:value-type="string" table:style-name="ce3">
            <text:p>LELO - SONA 2 CRUISE SONIC CLITORAL MASSAGER<text:s/></text:p>
            <text:p/>
            <text:p>¡Cruise Control toma el control cuando ya no puedes aguantar más!</text:p>
            <text:p/>
            <text:p>Este potente masajeador ofrece ondas sónicas rápidas pero suaves que estimulan todo el clítoris, por dentro y por fuera, para ofrecer una satisfacción alucinante que resuena por todas partes. Además, ¿qué es el control de crucero? Cruise Control asegura que tu dispositivo se mantenga en marcha y mantenga tu orgasmo profundamente sensual y exactamente correcto.</text:p>
            <text:p/>
            <text:p>CARACTERÍSTICAS ESPECIALES:</text:p>
            <text:p>- Especialmente desarrollado por LELO y exclusivo de SONA Cruise.</text:p>
            <text:p>- El control de crucero significa que cuando se presiona con fuerza contra su cuerpo no perderá su potencia, por lo que obtendrá una consistencia perfecta.</text:p>
            <text:p>- Experiencia sin complicaciones.</text:p>
            <text:p>- No es un ajuste, es completamente automático. Elimina la queja más común contra los productos de placer.</text:p>
            <text:p/>
            <text:p>Beneficios:</text:p>
            <text:p>- Sin hacer contacto directo, las ondas sónicas de SONA 2 ofrecen una estimulación del clítoris rápida pero suave para un placer alucinante.</text:p>
            <text:p>- Mayor superficie para plausuras profundas.</text:p>
            <text:p>- Boca más suave, profunda y en general más grande para una satisfacción completa, tanto por dentro como por fuera.</text:p>
            <text:p>- Silicona extra suave El diseño clásico de silicona segura para el cuerpo de LELO es aún mejor con silicona premium ultra suave que es extra suave al tacto.</text:p>
            <text:p/>
            <text:p>RECARGABLE Y TOTALMENTE IMPERMEABLE:</text:p>
            <text:p>- Usando el cable de carga USB suministrado, SONA 2 puede ir a donde quiera que vaya, y el diseño suave e impermeable es increíblemente fácil de mantener limpio.</text:p>
            <text:p/>
            <text:p>DATOS TÉCNICOS:</text:p>
            <text:p>- Material: silicona, ABS</text:p>
            <text:p>- Tamaño: 99 x 87 x 56 mm</text:p>
            <text:p>- Peso: 135 g</text:p>
            <text:p>- Batería: Li-Ion 1050mAh 3.7V</text:p>
            <text:p>- Carga: 2.5h a 5.0V 750mA</text:p>
            <text:p/>
            <text:p>CÓMO UTILIZAR:</text:p>
            <text:p>Asegúrese de que SONA 2 Cruise esté desbloqueado manteniendo presionados los botones + y - simultáneamente durante 3 segundos hasta que se encienda la luz. Presione el botón + para encender; presione nuevamente para aumentar la resistencia a la vibración. Presione el botón () para cambiar entre los 12 patrones de vibración. Presione el botón - para reducir la fuerza de vibración. Mantenga presionado el botón () para apagar.</text:p>
            <text:p/>
          </table:table-cell>
          <table:table-cell office:value-type="float" office:value="139" table:style-name="ce1">
            <text:p>139</text:p>
          </table:table-cell>
          <table:table-cell office:value-type="float" office:value="70.209999999999994" table:style-name="ce1">
            <text:p>70,21</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637.jpg">http://media.grutinet.com/articulos/gr/gr_101637.jpg</text:a></text:p>
          </table:table-cell>
          <table:table-cell office:value-type="string" table:style-name="ce4">
            <text:p><text:a xlink:href="http://media.grutinet.com/articulos/bu/bu_101637.jpg">http://media.grutinet.com/articulos/bu/bu_101637.jpg</text:a></text:p>
          </table:table-cell>
          <table:table-cell office:value-type="string" table:style-name="ce4">
            <text:p><text:a xlink:href="http://media.grutinet.com/articulos/or/or_101637.jpg">http://media.grutinet.com/articulos/or/or_101637.jpg</text:a></text:p>
          </table:table-cell>
          <table:table-cell office:value-type="string" table:style-name="ce2">
            <text:p>70,52</text:p>
          </table:table-cell>
          <table:table-cell office:value-type="string" table:style-name="ce4">
            <text:p><text:a xlink:href="http://media.grutinet.com/articulos/lg/lg_101637_0.jpg">http://media.grutinet.com/articulos/lg/lg_101637_0.jpg</text:a></text:p>
          </table:table-cell>
          <table:table-cell office:value-type="string" table:style-name="ce4">
            <text:p><text:a xlink:href="http://media.grutinet.com/articulos/lg/lg_101637_1.jpg">http://media.grutinet.com/articulos/lg/lg_101637_1.jpg</text:a></text:p>
          </table:table-cell>
          <table:table-cell table:style-name="ce1"/>
          <table:table-cell office:value-type="string" table:style-name="ce4">
            <text:p><text:a xlink:href="http://media.grutinet.com/articulos/lg/lg_101637_2.jpg">http://media.grutinet.com/articulos/lg/lg_101637_2.jpg</text:a></text:p>
          </table:table-cell>
          <table:table-cell office:value-type="string" table:style-name="ce4">
            <text:p><text:a xlink:href="http://media.grutinet.com/articulos/lg/lg_101637_3.jpg">http://media.grutinet.com/articulos/lg/lg_101637_3.jpg</text:a></text:p>
          </table:table-cell>
          <table:table-cell table:number-columns-repeated="6" table:style-name="ce2"/>
          <table:table-cell table:number-columns-repeated="16354"/>
        </table:table-row>
        <table:table-row table:style-name="ro1">
          <table:table-cell office:value-type="float" office:value="101638" table:style-name="ce1">
            <text:p>101638</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LELO SONA 2 CRUISE SONIC MASAJEADOR DE CLÍTORIS - MORADO</text:p>
          </table:table-cell>
          <table:table-cell office:value-type="string" table:style-name="ce2">
            <text:p>LELO</text:p>
          </table:table-cell>
          <table:table-cell office:value-type="string" table:style-name="ce3">
            <text:p>LELO - SONA 2 CRUISE SONIC CLITORAL MASSAGER<text:s/></text:p>
            <text:p/>
            <text:p>¡Cruise Control toma el control cuando ya no puedes aguantar más!</text:p>
            <text:p/>
            <text:p>Este potente masajeador ofrece ondas sónicas rápidas pero suaves que estimulan todo el clítoris, por dentro y por fuera, para ofrecer una satisfacción alucinante que resuena por todas partes. Además, ¿qué es el control de crucero? Cruise Control asegura que tu dispositivo se mantenga en marcha y mantenga tu orgasmo profundamente sensual y exactamente correcto.</text:p>
            <text:p/>
            <text:p>CARACTERÍSTICAS ESPECIALES:</text:p>
            <text:p>- Especialmente desarrollado por LELO y exclusivo de SONA Cruise.</text:p>
            <text:p>- El control de crucero significa que cuando se presiona con fuerza contra su cuerpo no perderá su potencia, por lo que obtendrá una consistencia perfecta.</text:p>
            <text:p>- Experiencia sin complicaciones.</text:p>
            <text:p>- No es un ajuste, es completamente automático. Elimina la queja más común contra los productos de placer.</text:p>
            <text:p/>
            <text:p>Beneficios:</text:p>
            <text:p>- Sin hacer contacto directo, las ondas sónicas de SONA 2 ofrecen una estimulación del clítoris rápida pero suave para un placer alucinante.</text:p>
            <text:p>- Mayor superficie para plausuras profundas.</text:p>
            <text:p>- Boca más suave, profunda y en general más grande para una satisfacción completa, tanto por dentro como por fuera.</text:p>
            <text:p>- Silicona extra suave El diseño clásico de silicona segura para el cuerpo de LELO es aún mejor con silicona premium ultra suave que es extra suave al tacto.</text:p>
            <text:p/>
            <text:p>RECARGABLE Y TOTALMENTE IMPERMEABLE:</text:p>
            <text:p>- Usando el cable de carga USB suministrado, SONA 2 puede ir a donde quiera que vaya, y el diseño suave e impermeable es increíblemente fácil de mantener limpio.</text:p>
            <text:p/>
            <text:p>DATOS TÉCNICOS:</text:p>
            <text:p>- Material: silicona, ABS</text:p>
            <text:p>- Tamaño: 99 x 87 x 56 mm</text:p>
            <text:p>- Peso: 135 g</text:p>
            <text:p>- Batería: Li-Ion 1050mAh 3.7V</text:p>
            <text:p>- Carga: 2.5h a 5.0V 750mA</text:p>
            <text:p/>
            <text:p>CÓMO UTILIZAR:</text:p>
            <text:p>Asegúrese de que SONA 2 Cruise esté desbloqueado manteniendo presionados los botones + y - simultáneamente durante 3 segundos hasta que se encienda la luz. Presione el botón + para encender; presione nuevamente para aumentar la resistencia a la vibración. Presione el botón () para cambiar entre los 12 patrones de vibración. Presione el botón - para reducir la fuerza de vibración. Mantenga presionado el botón () para apagar.</text:p>
            <text:p/>
          </table:table-cell>
          <table:table-cell office:value-type="float" office:value="139" table:style-name="ce1">
            <text:p>139</text:p>
          </table:table-cell>
          <table:table-cell office:value-type="float" office:value="77.75" table:style-name="ce1">
            <text:p>77,7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638.jpg">http://media.grutinet.com/articulos/gr/gr_101638.jpg</text:a></text:p>
          </table:table-cell>
          <table:table-cell office:value-type="string" table:style-name="ce4">
            <text:p><text:a xlink:href="http://media.grutinet.com/articulos/bu/bu_101638.jpg">http://media.grutinet.com/articulos/bu/bu_101638.jpg</text:a></text:p>
          </table:table-cell>
          <table:table-cell office:value-type="string" table:style-name="ce4">
            <text:p><text:a xlink:href="http://media.grutinet.com/articulos/or/or_101638.jpg">http://media.grutinet.com/articulos/or/or_101638.jpg</text:a></text:p>
          </table:table-cell>
          <table:table-cell office:value-type="string" table:style-name="ce2">
            <text:p>70,52</text:p>
          </table:table-cell>
          <table:table-cell office:value-type="string" table:style-name="ce4">
            <text:p><text:a xlink:href="http://media.grutinet.com/articulos/lg/lg_101638_0.jpg">http://media.grutinet.com/articulos/lg/lg_101638_0.jpg</text:a></text:p>
          </table:table-cell>
          <table:table-cell office:value-type="string" table:style-name="ce4">
            <text:p><text:a xlink:href="http://media.grutinet.com/articulos/lg/lg_101638_1.jpg">http://media.grutinet.com/articulos/lg/lg_101638_1.jpg</text:a></text:p>
          </table:table-cell>
          <table:table-cell table:style-name="ce1"/>
          <table:table-cell office:value-type="string" table:style-name="ce4">
            <text:p><text:a xlink:href="http://media.grutinet.com/articulos/lg/lg_101638_2.jpg">http://media.grutinet.com/articulos/lg/lg_101638_2.jpg</text:a></text:p>
          </table:table-cell>
          <table:table-cell office:value-type="string" table:style-name="ce4">
            <text:p><text:a xlink:href="http://media.grutinet.com/articulos/lg/lg_101638_3.jpg">http://media.grutinet.com/articulos/lg/lg_101638_3.jpg</text:a></text:p>
          </table:table-cell>
          <table:table-cell table:number-columns-repeated="6" table:style-name="ce2"/>
          <table:table-cell table:number-columns-repeated="16354"/>
        </table:table-row>
        <table:table-row table:style-name="ro1">
          <table:table-cell office:value-type="float" office:value="101639" table:style-name="ce1">
            <text:p>101639</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LELO SONA 2 SONIC MASAJEADOR DE CLÍTORIS - NEGRO</text:p>
          </table:table-cell>
          <table:table-cell office:value-type="string" table:style-name="ce2">
            <text:p>LELO</text:p>
          </table:table-cell>
          <table:table-cell office:value-type="string" table:style-name="ce3">
            <text:p>LELO - SONA 2 SONIC CLITORAL MASSAGER<text:s/></text:p>
            <text:p/>
            <text:p>Este masajeador SONA 2 mejorado ofrece ondas sónicas potentes pero reservadas para estimular todo el clítoris, incluso las partes que no ve, para una sensación diferente a cualquier otra. Cada ola de suave placer resonante se basa en la última, que culmina en un orgasmo exquisito y profundamente satisfactorio.</text:p>
            <text:p/>
            <text:p>Beneficios:</text:p>
            <text:p>- Sin hacer contacto directo, las ondas sónicas de SONA 2 ofrecen una estimulación del clítoris rápida pero suave para un placer alucinante.</text:p>
            <text:p>- Mayor superficie para un placer profundo.</text:p>
            <text:p>- Boca más suave, profunda y en general más grande para una satisfacción completa, tanto por dentro como por fuera.</text:p>
            <text:p>- Silicona extra suave Silicona premium ultra suave que es extra suave al tacto.</text:p>
            <text:p>- El clásico diseño de silicona para el cuerpo de LELO, hecho aún mejor.</text:p>
            <text:p>- Recargable y totalmente impermeable.</text:p>
            <text:p>- 12 patrones de vibración.</text:p>
            <text:p/>
            <text:p>CÓMO UTILIZAR:</text:p>
            <text:p>Asegúrese de que SONA 2 esté desbloqueado manteniendo presionados los botones + y - juntos durante 3 segundos hasta que se encienda la luz. Presione el botón + para encender; presione nuevamente para aumentar la resistencia a la vibración. Presione el botón () para cambiar entre los 12 patrones de vibración. Presione el botón - para reducir la fuerza de vibración. Mantenga presionado el botón () para apagar.</text:p>
            <text:p/>
            <text:p>DATOS TÉCNICOS:</text:p>
            <text:p>- Usando el cable de carga USB suministrado, SONA 2 puede ir a donde quiera que vaya.</text:p>
            <text:p>- El diseño liso e impermeable es increíblemente</text:p>
            <text:p>- Tiempo de usuario: más de 200 orgasmos por carga</text:p>
            <text:p>- En espera: 90 días</text:p>
            <text:p>- Interfaz: 3 botones</text:p>
            <text:p>- Material: silicona, ABS</text:p>
            <text:p>- Tamaño: 99 x 87 x 56 mm</text:p>
            <text:p>- Peso: 135 g</text:p>
            <text:p>- Batería: Li-Ion 1050mAh 3.7V</text:p>
            <text:p>- Carga: 2.5h a 5.0V 750mA</text:p>
            <text:p/>
          </table:table-cell>
          <table:table-cell office:value-type="float" office:value="99" table:style-name="ce1">
            <text:p>99</text:p>
          </table:table-cell>
          <table:table-cell office:value-type="float" office:value="50.01" table:style-name="ce1">
            <text:p>50,01</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639.jpg">http://media.grutinet.com/articulos/gr/gr_101639.jpg</text:a></text:p>
          </table:table-cell>
          <table:table-cell office:value-type="string" table:style-name="ce4">
            <text:p><text:a xlink:href="http://media.grutinet.com/articulos/bu/bu_101639.jpg">http://media.grutinet.com/articulos/bu/bu_101639.jpg</text:a></text:p>
          </table:table-cell>
          <table:table-cell office:value-type="string" table:style-name="ce4">
            <text:p><text:a xlink:href="http://media.grutinet.com/articulos/or/or_101639.jpg">http://media.grutinet.com/articulos/or/or_101639.jpg</text:a></text:p>
          </table:table-cell>
          <table:table-cell office:value-type="string" table:style-name="ce2">
            <text:p>51,55</text:p>
          </table:table-cell>
          <table:table-cell office:value-type="string" table:style-name="ce4">
            <text:p><text:a xlink:href="http://media.grutinet.com/articulos/lg/lg_101639_0.jpg">http://media.grutinet.com/articulos/lg/lg_101639_0.jpg</text:a></text:p>
          </table:table-cell>
          <table:table-cell office:value-type="string" table:style-name="ce4">
            <text:p><text:a xlink:href="http://media.grutinet.com/articulos/lg/lg_101639_1.jpg">http://media.grutinet.com/articulos/lg/lg_101639_1.jpg</text:a></text:p>
          </table:table-cell>
          <table:table-cell table:style-name="ce1"/>
          <table:table-cell office:value-type="string" table:style-name="ce4">
            <text:p><text:a xlink:href="http://media.grutinet.com/articulos/lg/lg_101639_2.jpg">http://media.grutinet.com/articulos/lg/lg_101639_2.jpg</text:a></text:p>
          </table:table-cell>
          <table:table-cell office:value-type="string" table:style-name="ce4">
            <text:p><text:a xlink:href="http://media.grutinet.com/articulos/lg/lg_101639_3.jpg">http://media.grutinet.com/articulos/lg/lg_101639_3.jpg</text:a></text:p>
          </table:table-cell>
          <table:table-cell table:number-columns-repeated="6" table:style-name="ce2"/>
          <table:table-cell table:number-columns-repeated="16354"/>
        </table:table-row>
        <table:table-row table:style-name="ro1">
          <table:table-cell office:value-type="float" office:value="101640" table:style-name="ce1">
            <text:p>101640</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LELO SONA 2 SONIC MASAJEADOR DE CLÍTORIS - CEREZA</text:p>
          </table:table-cell>
          <table:table-cell office:value-type="string" table:style-name="ce2">
            <text:p>LELO</text:p>
          </table:table-cell>
          <table:table-cell office:value-type="string" table:style-name="ce3">
            <text:p>LELO - SONA 2 SONIC CLITORAL MASSAGER<text:s/></text:p>
            <text:p/>
            <text:p>Este masajeador SONA 2 mejorado ofrece ondas sónicas potentes pero reservadas para estimular todo el clítoris, incluso las partes que no ve, para una sensación diferente a cualquier otra. Cada ola de suave placer resonante se basa en la última, que culmina en un orgasmo exquisito y profundamente satisfactorio.</text:p>
            <text:p/>
            <text:p>Beneficios:</text:p>
            <text:p>- Sin hacer contacto directo, las ondas sónicas de SONA 2 ofrecen una estimulación del clítoris rápida pero suave para un placer alucinante.</text:p>
            <text:p>- Mayor superficie para un placer profundo.</text:p>
            <text:p>- Boca más suave, profunda y en general más grande para una satisfacción completa, tanto por dentro como por fuera.</text:p>
            <text:p>- Silicona extra suave Silicona premium ultra suave que es extra suave al tacto.</text:p>
            <text:p>- El clásico diseño de silicona para el cuerpo de LELO, hecho aún mejor.</text:p>
            <text:p>- Recargable y totalmente impermeable.</text:p>
            <text:p>- 12 patrones de vibración.</text:p>
            <text:p/>
            <text:p>CÓMO UTILIZAR:</text:p>
            <text:p>Asegúrese de que SONA 2 esté desbloqueado manteniendo presionados los botones + y - juntos durante 3 segundos hasta que se encienda la luz. Presione el botón + para encender; presione nuevamente para aumentar la resistencia a la vibración. Presione el botón () para cambiar entre los 12 patrones de vibración. Presione el botón - para reducir la fuerza de vibración. Mantenga presionado el botón () para apagar.</text:p>
            <text:p/>
            <text:p>DATOS TÉCNICOS:</text:p>
            <text:p>- Usando el cable de carga USB suministrado, SONA 2 puede ir a donde quiera que vaya.</text:p>
            <text:p>- El diseño liso e impermeable es increíblemente</text:p>
            <text:p>- Tiempo de usuario: más de 200 orgasmos por carga</text:p>
            <text:p>- En espera: 90 días</text:p>
            <text:p>- Interfaz: 3 botones</text:p>
            <text:p>- Material: silicona, ABS</text:p>
            <text:p>- Tamaño: 99 x 87 x 56 mm</text:p>
            <text:p>- Peso: 135 g</text:p>
            <text:p>- Batería: Li-Ion 1050mAh 3.7V</text:p>
            <text:p>- Carga: 2.5h a 5.0V 750mA</text:p>
            <text:p/>
          </table:table-cell>
          <table:table-cell office:value-type="float" office:value="99" table:style-name="ce1">
            <text:p>99</text:p>
          </table:table-cell>
          <table:table-cell office:value-type="float" office:value="49.95" table:style-name="ce1">
            <text:p>49,95</text:p>
          </table:table-cell>
          <table:table-cell office:value-type="string" table:style-name="ce2">
            <text:p>SI</text:p>
          </table:table-cell>
          <table:table-cell office:value-type="float" office:value="6" table:style-name="ce1">
            <text:p>6</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640.jpg">http://media.grutinet.com/articulos/gr/gr_101640.jpg</text:a></text:p>
          </table:table-cell>
          <table:table-cell office:value-type="string" table:style-name="ce4">
            <text:p><text:a xlink:href="http://media.grutinet.com/articulos/bu/bu_101640.jpg">http://media.grutinet.com/articulos/bu/bu_101640.jpg</text:a></text:p>
          </table:table-cell>
          <table:table-cell office:value-type="string" table:style-name="ce4">
            <text:p><text:a xlink:href="http://media.grutinet.com/articulos/or/or_101640.jpg">http://media.grutinet.com/articulos/or/or_101640.jpg</text:a></text:p>
          </table:table-cell>
          <table:table-cell office:value-type="string" table:style-name="ce2">
            <text:p>51,55</text:p>
          </table:table-cell>
          <table:table-cell office:value-type="string" table:style-name="ce4">
            <text:p><text:a xlink:href="http://media.grutinet.com/articulos/lg/lg_101640_0.jpg">http://media.grutinet.com/articulos/lg/lg_101640_0.jpg</text:a></text:p>
          </table:table-cell>
          <table:table-cell office:value-type="string" table:style-name="ce4">
            <text:p><text:a xlink:href="http://media.grutinet.com/articulos/lg/lg_101640_1.jpg">http://media.grutinet.com/articulos/lg/lg_101640_1.jpg</text:a></text:p>
          </table:table-cell>
          <table:table-cell table:style-name="ce1"/>
          <table:table-cell office:value-type="string" table:style-name="ce4">
            <text:p><text:a xlink:href="http://media.grutinet.com/articulos/lg/lg_101640_2.jpg">http://media.grutinet.com/articulos/lg/lg_101640_2.jpg</text:a></text:p>
          </table:table-cell>
          <table:table-cell office:value-type="string" table:style-name="ce4">
            <text:p><text:a xlink:href="http://media.grutinet.com/articulos/lg/lg_101640_3.jpg">http://media.grutinet.com/articulos/lg/lg_101640_3.jpg</text:a></text:p>
          </table:table-cell>
          <table:table-cell table:number-columns-repeated="6" table:style-name="ce2"/>
          <table:table-cell table:number-columns-repeated="16354"/>
        </table:table-row>
        <table:table-row table:style-name="ro1">
          <table:table-cell office:value-type="float" office:value="101641" table:style-name="ce1">
            <text:p>101641</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LELO SONA 2 SONIC MASAJEADOR DE CLÍTORIS - MORADO</text:p>
          </table:table-cell>
          <table:table-cell office:value-type="string" table:style-name="ce2">
            <text:p>LELO</text:p>
          </table:table-cell>
          <table:table-cell office:value-type="string" table:style-name="ce3">
            <text:p>LELO - SONA 2 SONIC CLITORAL MASSAGER<text:s/></text:p>
            <text:p/>
            <text:p>Este masajeador SONA 2 mejorado ofrece ondas sónicas potentes pero reservadas para estimular todo el clítoris, incluso las partes que no ve, para una sensación diferente a cualquier otra. Cada ola de suave placer resonante se basa en la última, que culmina en un orgasmo exquisito y profundamente satisfactorio.</text:p>
            <text:p/>
            <text:p>Beneficios:</text:p>
            <text:p>- Sin hacer contacto directo, las ondas sónicas de SONA 2 ofrecen una estimulación del clítoris rápida pero suave para un placer alucinante.</text:p>
            <text:p>- Mayor superficie para un placer profundo.</text:p>
            <text:p>- Boca más suave, profunda y en general más grande para una satisfacción completa, tanto por dentro como por fuera.</text:p>
            <text:p>- Silicona extra suave Silicona premium ultra suave que es extra suave al tacto.</text:p>
            <text:p>- El clásico diseño de silicona para el cuerpo de LELO, hecho aún mejor.</text:p>
            <text:p>- Recargable y totalmente impermeable.</text:p>
            <text:p>- 12 patrones de vibración.</text:p>
            <text:p/>
            <text:p>CÓMO UTILIZAR:</text:p>
            <text:p>Asegúrese de que SONA 2 esté desbloqueado manteniendo presionados los botones + y - juntos durante 3 segundos hasta que se encienda la luz. Presione el botón + para encender; presione nuevamente para aumentar la resistencia a la vibración. Presione el botón () para cambiar entre los 12 patrones de vibración. Presione el botón - para reducir la fuerza de vibración. Mantenga presionado el botón () para apagar.</text:p>
            <text:p/>
            <text:p>DATOS TÉCNICOS:</text:p>
            <text:p>- Usando el cable de carga USB suministrado, SONA 2 puede ir a donde quiera que vaya.</text:p>
            <text:p>- El diseño liso e impermeable es increíblemente</text:p>
            <text:p>- Tiempo de usuario: más de 200 orgasmos por carga</text:p>
            <text:p>- En espera: 90 días</text:p>
            <text:p>- Interfaz: 3 botones</text:p>
            <text:p>- Material: silicona, ABS</text:p>
            <text:p>- Tamaño: 99 x 87 x 56 mm</text:p>
            <text:p>- Peso: 135 g</text:p>
            <text:p>- Batería: Li-Ion 1050mAh 3.7V</text:p>
            <text:p>- Carga: 2.5h a 5.0V 750mA</text:p>
            <text:p/>
          </table:table-cell>
          <table:table-cell office:value-type="float" office:value="99" table:style-name="ce1">
            <text:p>99</text:p>
          </table:table-cell>
          <table:table-cell office:value-type="float" office:value="49.95" table:style-name="ce1">
            <text:p>49,95</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641.jpg">http://media.grutinet.com/articulos/gr/gr_101641.jpg</text:a></text:p>
          </table:table-cell>
          <table:table-cell office:value-type="string" table:style-name="ce4">
            <text:p><text:a xlink:href="http://media.grutinet.com/articulos/bu/bu_101641.jpg">http://media.grutinet.com/articulos/bu/bu_101641.jpg</text:a></text:p>
          </table:table-cell>
          <table:table-cell office:value-type="string" table:style-name="ce4">
            <text:p><text:a xlink:href="http://media.grutinet.com/articulos/or/or_101641.jpg">http://media.grutinet.com/articulos/or/or_101641.jpg</text:a></text:p>
          </table:table-cell>
          <table:table-cell office:value-type="string" table:style-name="ce2">
            <text:p>51,55</text:p>
          </table:table-cell>
          <table:table-cell office:value-type="string" table:style-name="ce4">
            <text:p><text:a xlink:href="http://media.grutinet.com/articulos/lg/lg_101641_0.jpg">http://media.grutinet.com/articulos/lg/lg_101641_0.jpg</text:a></text:p>
          </table:table-cell>
          <table:table-cell office:value-type="string" table:style-name="ce4">
            <text:p><text:a xlink:href="http://media.grutinet.com/articulos/lg/lg_101641_1.jpg">http://media.grutinet.com/articulos/lg/lg_101641_1.jpg</text:a></text:p>
          </table:table-cell>
          <table:table-cell table:style-name="ce1"/>
          <table:table-cell office:value-type="string" table:style-name="ce4">
            <text:p><text:a xlink:href="http://media.grutinet.com/articulos/lg/lg_101641_2.jpg">http://media.grutinet.com/articulos/lg/lg_101641_2.jpg</text:a></text:p>
          </table:table-cell>
          <table:table-cell office:value-type="string" table:style-name="ce4">
            <text:p><text:a xlink:href="http://media.grutinet.com/articulos/lg/lg_101641_3.jpg">http://media.grutinet.com/articulos/lg/lg_101641_3.jpg</text:a></text:p>
          </table:table-cell>
          <table:table-cell table:number-columns-repeated="6" table:style-name="ce2"/>
          <table:table-cell table:number-columns-repeated="16354"/>
        </table:table-row>
        <table:table-row table:style-name="ro1">
          <table:table-cell office:value-type="float" office:value="10170" table:style-name="ce1">
            <text:p>10170</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BAD-BOY ESTIMULADOR DEL PUNTO G MASCULINO 7 VELOCIDADES NEGRO</text:p>
          </table:table-cell>
          <table:table-cell office:value-type="string" table:style-name="ce2">
            <text:p>ROCKS-OFF</text:p>
          </table:table-cell>
          <table:table-cell office:value-type="string" table:style-name="ce3">
            <text:p>BAD-BOY 7 SPEED BIG DOUBLE PROSTATE MASSAGER BLACK es un gran estimulador de Punto G y próstata para chicos grandes, 100% de silicona.</text:p>
            <text:p/>
            <text:p>Estas zonas conocidas como el Punto G Masculino, son las que controlan e incrementan la erección, el orgasmo y la eyaculación. Son las zonas donde se encuentran el centro del Placer.</text:p>
            <text:p/>
            <text:p>Siéntate, túmbate o quédate de pie, que este estimulador no necesita manos.</text:p>
            <text:p/>
            <text:p>Incluye una potente bala vibradora de 80 mm. y 7 velocidades que se puede quitar y usar por separado y que además enviará profundas vibraciones directamente a tu punto P. Es 100% resistente al agua.</text:p>
            <text:p/>
            <text:p>Fabricado con materiales de gran calidad, no tóxico e higiénico de TPR, libre de phalatos y muy suave.</text:p>
            <text:p/>
            <text:p>Funciona con una pila alcalina LR1, que va incluida.</text:p>
            <text:p/>
            <text:p>Diámetro: 4 cm</text:p>
            <text:p/>
          </table:table-cell>
          <table:table-cell office:value-type="float" office:value="40.950000000000003" table:style-name="ce1">
            <text:p>40,95</text:p>
          </table:table-cell>
          <table:table-cell office:value-type="float" office:value="27.89" table:style-name="ce1">
            <text:p>27,89</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170.jpg">http://media.grutinet.com/articulos/gr/gr_10170.jpg</text:a></text:p>
          </table:table-cell>
          <table:table-cell office:value-type="string" table:style-name="ce4">
            <text:p><text:a xlink:href="http://media.grutinet.com/articulos/bu/bu_10170.jpg">http://media.grutinet.com/articulos/bu/bu_10170.jpg</text:a></text:p>
          </table:table-cell>
          <table:table-cell office:value-type="string" table:style-name="ce4">
            <text:p><text:a xlink:href="http://media.grutinet.com/articulos/or/or_10170.jpg">http://media.grutinet.com/articulos/or/or_10170.jpg</text:a></text:p>
          </table:table-cell>
          <table:table-cell office:value-type="string" table:style-name="ce2">
            <text:p>24,75</text:p>
          </table:table-cell>
          <table:table-cell office:value-type="string" table:style-name="ce4">
            <text:p><text:a xlink:href="http://media.grutinet.com/articulos/lg/lg_10170_0.jpg">http://media.grutinet.com/articulos/lg/lg_10170_0.jpg</text:a></text:p>
          </table:table-cell>
          <table:table-cell office:value-type="string" table:style-name="ce4">
            <text:p><text:a xlink:href="http://media.grutinet.com/articulos/lg/lg_10170_1.jpg">http://media.grutinet.com/articulos/lg/lg_10170_1.jpg</text:a></text:p>
          </table:table-cell>
          <table:table-cell table:style-name="ce1"/>
          <table:table-cell table:number-columns-repeated="8" table:style-name="ce2"/>
          <table:table-cell table:number-columns-repeated="16354"/>
        </table:table-row>
        <table:table-row table:style-name="ro1">
          <table:table-cell office:value-type="float" office:value="102447" table:style-name="ce1">
            <text:p>102447</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ADAM PENE REALÍSTICO TALLA L<text:s/></text:p>
          </table:table-cell>
          <table:table-cell office:value-type="string" table:style-name="ce2">
            <text:p>ALIVE</text:p>
          </table:table-cell>
          <table:table-cell office:value-type="string" table:style-name="ce3">
            <text:p>ADAM L FLESH</text:p>
            <text:p/>
            <text:p>Increíblemente realista, con un tamaño ideal para los que buscan sensaciones fuertes.</text:p>
            <text:p/>
            <text:p>Esculpido en silicona (100%) con acabado sedoso este dildo incluye en su base una ventosa súper resistente para placeres a manos libres.</text:p>
            <text:p/>
            <text:p>Dimensiones: 21 x 4 cm</text:p>
            <text:p/>
          </table:table-cell>
          <table:table-cell office:value-type="float" office:value="39.9" table:style-name="ce1">
            <text:p>39,9</text:p>
          </table:table-cell>
          <table:table-cell office:value-type="float" office:value="14.54" table:style-name="ce1">
            <text:p>14,5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47.jpg">http://media.grutinet.com/articulos/gr/gr_102447.jpg</text:a></text:p>
          </table:table-cell>
          <table:table-cell office:value-type="string" table:style-name="ce4">
            <text:p><text:a xlink:href="http://media.grutinet.com/articulos/bu/bu_102447.jpg">http://media.grutinet.com/articulos/bu/bu_102447.jpg</text:a></text:p>
          </table:table-cell>
          <table:table-cell office:value-type="string" table:style-name="ce4">
            <text:p><text:a xlink:href="http://media.grutinet.com/articulos/or/or_102447.jpg">http://media.grutinet.com/articulos/or/or_102447.jpg</text:a></text:p>
          </table:table-cell>
          <table:table-cell office:value-type="string" table:style-name="ce2">
            <text:p>15,6478</text:p>
          </table:table-cell>
          <table:table-cell office:value-type="string" table:style-name="ce4">
            <text:p><text:a xlink:href="http://media.grutinet.com/articulos/lg/lg_102447_0.jpg">http://media.grutinet.com/articulos/lg/lg_102447_0.jpg</text:a></text:p>
          </table:table-cell>
          <table:table-cell office:value-type="string" table:style-name="ce4">
            <text:p><text:a xlink:href="http://media.grutinet.com/articulos/lg/lg_102447_1.jpg">http://media.grutinet.com/articulos/lg/lg_102447_1.jpg</text:a></text:p>
          </table:table-cell>
          <table:table-cell table:style-name="ce1"/>
          <table:table-cell table:number-columns-repeated="8" table:style-name="ce2"/>
          <table:table-cell table:number-columns-repeated="16354"/>
        </table:table-row>
        <table:table-row table:style-name="ro1">
          <table:table-cell office:value-type="float" office:value="102448" table:style-name="ce1">
            <text:p>102448</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ADAM PENE REALÍSTICO TALLA L - ROSA</text:p>
          </table:table-cell>
          <table:table-cell office:value-type="string" table:style-name="ce2">
            <text:p>ALIVE</text:p>
          </table:table-cell>
          <table:table-cell office:value-type="string" table:style-name="ce3">
            <text:p>ADAM L PINK</text:p>
            <text:p/>
            <text:p>Increíblemente realista, con un tamaño ideal para los que buscan sensaciones fuertes.</text:p>
            <text:p/>
            <text:p>Esculpido en silicona (100%) con acabado sedoso este dildo incluye en su base una ventosa súper resistente para placeres a manos libres.</text:p>
            <text:p/>
            <text:p>Dimensiones: 21 x 4 cm</text:p>
            <text:p/>
          </table:table-cell>
          <table:table-cell office:value-type="float" office:value="37.520000000000003" table:style-name="ce1">
            <text:p>37,52</text:p>
          </table:table-cell>
          <table:table-cell office:value-type="float" office:value="12.51" table:style-name="ce1">
            <text:p>12,51</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48.jpg">http://media.grutinet.com/articulos/gr/gr_102448.jpg</text:a></text:p>
          </table:table-cell>
          <table:table-cell office:value-type="string" table:style-name="ce4">
            <text:p><text:a xlink:href="http://media.grutinet.com/articulos/bu/bu_102448.jpg">http://media.grutinet.com/articulos/bu/bu_102448.jpg</text:a></text:p>
          </table:table-cell>
          <table:table-cell office:value-type="string" table:style-name="ce4">
            <text:p><text:a xlink:href="http://media.grutinet.com/articulos/or/or_102448.jpg">http://media.grutinet.com/articulos/or/or_102448.jpg</text:a></text:p>
          </table:table-cell>
          <table:table-cell office:value-type="string" table:style-name="ce2">
            <text:p>12,5</text:p>
          </table:table-cell>
          <table:table-cell office:value-type="string" table:style-name="ce4">
            <text:p><text:a xlink:href="http://media.grutinet.com/articulos/lg/lg_102448_0.jpg">http://media.grutinet.com/articulos/lg/lg_102448_0.jpg</text:a></text:p>
          </table:table-cell>
          <table:table-cell office:value-type="string" table:style-name="ce4">
            <text:p><text:a xlink:href="http://media.grutinet.com/articulos/lg/lg_102448_1.jpg">http://media.grutinet.com/articulos/lg/lg_102448_1.jpg</text:a></text:p>
          </table:table-cell>
          <table:table-cell table:style-name="ce1"/>
          <table:table-cell table:number-columns-repeated="8" table:style-name="ce2"/>
          <table:table-cell table:number-columns-repeated="16354"/>
        </table:table-row>
        <table:table-row table:style-name="ro1">
          <table:table-cell office:value-type="float" office:value="102449" table:style-name="ce1">
            <text:p>102449</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ADAM PENE REALÍSTICO TALLA S - ROSA</text:p>
          </table:table-cell>
          <table:table-cell office:value-type="string" table:style-name="ce2">
            <text:p>ALIVE</text:p>
          </table:table-cell>
          <table:table-cell office:value-type="string" table:style-name="ce3">
            <text:p>ADAM S PINK</text:p>
            <text:p/>
            <text:p>Increíblemente realista, con un tamaño ideal para los que buscan experiencias nuevas.</text:p>
            <text:p/>
            <text:p>Esculpido en silicona (100%) con acabado sedoso este dildo incluye en su base una ventosa súper resistente para placeres a manos libres.</text:p>
            <text:p/>
            <text:p>Dimensiones: 17,75 x 3,8 cm</text:p>
            <text:p/>
          </table:table-cell>
          <table:table-cell office:value-type="float" office:value="21.5" table:style-name="ce1">
            <text:p>21,5</text:p>
          </table:table-cell>
          <table:table-cell office:value-type="float" office:value="7.72" table:style-name="ce1">
            <text:p>7,72</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49.jpg">http://media.grutinet.com/articulos/gr/gr_102449.jpg</text:a></text:p>
          </table:table-cell>
          <table:table-cell office:value-type="string" table:style-name="ce4">
            <text:p><text:a xlink:href="http://media.grutinet.com/articulos/bu/bu_102449.jpg">http://media.grutinet.com/articulos/bu/bu_102449.jpg</text:a></text:p>
          </table:table-cell>
          <table:table-cell office:value-type="string" table:style-name="ce4">
            <text:p><text:a xlink:href="http://media.grutinet.com/articulos/or/or_102449.jpg">http://media.grutinet.com/articulos/or/or_102449.jpg</text:a></text:p>
          </table:table-cell>
          <table:table-cell office:value-type="string" table:style-name="ce2">
            <text:p>8,444</text:p>
          </table:table-cell>
          <table:table-cell office:value-type="string" table:style-name="ce4">
            <text:p><text:a xlink:href="http://media.grutinet.com/articulos/lg/lg_102449_0.jpg">http://media.grutinet.com/articulos/lg/lg_102449_0.jpg</text:a></text:p>
          </table:table-cell>
          <table:table-cell office:value-type="string" table:style-name="ce4">
            <text:p><text:a xlink:href="http://media.grutinet.com/articulos/lg/lg_102449_1.jpg">http://media.grutinet.com/articulos/lg/lg_102449_1.jpg</text:a></text:p>
          </table:table-cell>
          <table:table-cell table:style-name="ce1"/>
          <table:table-cell table:number-columns-repeated="8" table:style-name="ce2"/>
          <table:table-cell table:number-columns-repeated="16354"/>
        </table:table-row>
        <table:table-row table:style-name="ro1">
          <table:table-cell office:value-type="float" office:value="102452" table:style-name="ce1">
            <text:p>102452</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ALIVE U-TONE - BOLAS DE ENTRENAMIENTO ROSA</text:p>
          </table:table-cell>
          <table:table-cell office:value-type="string" table:style-name="ce2">
            <text:p>ALIVE</text:p>
          </table:table-cell>
          <table:table-cell office:value-type="string" table:style-name="ce3">
            <text:p>U-TONE PINK</text:p>
            <text:p/>
            <text:p>Diseñadas para fortalecer y tonificar el suelo pélvico, las bolas U-TONE tienen una forma ovoide para facilitar tanto su inserción como su extracción. Con ellas, <text:s/>disfruta de <text:s/>una vida sexual más sana y placentera.</text:p>
            <text:p/>
            <text:p>Material: 100% silicona-Tacto seda- Sin ftalatos.</text:p>
            <text:p/>
            <text:p>Lavar antes y después del uso con jabón neutro. Sólo para adultos.<text:s/></text:p>
            <text:p/>
            <text:p>Medidas: 19,9 x 9,4 cm</text:p>
            <text:p/>
          </table:table-cell>
          <table:table-cell office:value-type="float" office:value="12.42" table:style-name="ce1">
            <text:p>12,42</text:p>
          </table:table-cell>
          <table:table-cell office:value-type="float" office:value="4.97" table:style-name="ce1">
            <text:p>4,97</text:p>
          </table:table-cell>
          <table:table-cell office:value-type="string" table:style-name="ce2">
            <text:p>SI</text:p>
          </table:table-cell>
          <table:table-cell office:value-type="float" office:value="4" table:style-name="ce1">
            <text:p>4</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52.jpg">http://media.grutinet.com/articulos/gr/gr_102452.jpg</text:a></text:p>
          </table:table-cell>
          <table:table-cell office:value-type="string" table:style-name="ce4">
            <text:p><text:a xlink:href="http://media.grutinet.com/articulos/bu/bu_102452.jpg">http://media.grutinet.com/articulos/bu/bu_102452.jpg</text:a></text:p>
          </table:table-cell>
          <table:table-cell office:value-type="string" table:style-name="ce4">
            <text:p><text:a xlink:href="http://media.grutinet.com/articulos/or/or_102452.jpg">http://media.grutinet.com/articulos/or/or_102452.jpg</text:a></text:p>
          </table:table-cell>
          <table:table-cell office:value-type="string" table:style-name="ce2">
            <text:p>4,97</text:p>
          </table:table-cell>
          <table:table-cell office:value-type="string" table:style-name="ce4">
            <text:p><text:a xlink:href="http://media.grutinet.com/articulos/lg/lg_102452_0.jpg">http://media.grutinet.com/articulos/lg/lg_102452_0.jpg</text:a></text:p>
          </table:table-cell>
          <table:table-cell office:value-type="string" table:style-name="ce4">
            <text:p><text:a xlink:href="http://media.grutinet.com/articulos/lg/lg_102452_1.jpg">http://media.grutinet.com/articulos/lg/lg_102452_1.jpg</text:a></text:p>
          </table:table-cell>
          <table:table-cell table:style-name="ce1"/>
          <table:table-cell table:number-columns-repeated="8" table:style-name="ce2"/>
          <table:table-cell table:number-columns-repeated="16354"/>
        </table:table-row>
        <table:table-row table:style-name="ro1">
          <table:table-cell office:value-type="float" office:value="102453" table:style-name="ce1">
            <text:p>102453</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ALIVE U-TONE - BOLAS DE ENTRENAMIENTO MORADO</text:p>
          </table:table-cell>
          <table:table-cell office:value-type="string" table:style-name="ce2">
            <text:p>ALIVE</text:p>
          </table:table-cell>
          <table:table-cell office:value-type="string" table:style-name="ce3">
            <text:p>U-TONE PURPLE</text:p>
            <text:p/>
            <text:p>Diseñadas para fortalecer y tonificar el suelo pélvico, las bolas U-TONE tienen una forma ovoide para facilitar tanto su inserción como su extracción. Con ellas, disfruta de una vida sexual más sana y placentera.</text:p>
            <text:p/>
            <text:p>Material: 100% silicona-Tacto seda- Sin ftalatos.</text:p>
            <text:p/>
            <text:p>Lavar antes y después del uso con jabón neutro. Sólo para adultos.</text:p>
            <text:p/>
            <text:p>Medidas: 19,9 x 9,4 cm</text:p>
            <text:p/>
          </table:table-cell>
          <table:table-cell office:value-type="float" office:value="12.42" table:style-name="ce1">
            <text:p>12,42</text:p>
          </table:table-cell>
          <table:table-cell office:value-type="float" office:value="4.97" table:style-name="ce1">
            <text:p>4,97</text:p>
          </table:table-cell>
          <table:table-cell office:value-type="string" table:style-name="ce2">
            <text:p>SI</text:p>
          </table:table-cell>
          <table:table-cell office:value-type="float" office:value="5" table:style-name="ce1">
            <text:p>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53.jpg">http://media.grutinet.com/articulos/gr/gr_102453.jpg</text:a></text:p>
          </table:table-cell>
          <table:table-cell office:value-type="string" table:style-name="ce4">
            <text:p><text:a xlink:href="http://media.grutinet.com/articulos/bu/bu_102453.jpg">http://media.grutinet.com/articulos/bu/bu_102453.jpg</text:a></text:p>
          </table:table-cell>
          <table:table-cell office:value-type="string" table:style-name="ce4">
            <text:p><text:a xlink:href="http://media.grutinet.com/articulos/or/or_102453.jpg">http://media.grutinet.com/articulos/or/or_102453.jpg</text:a></text:p>
          </table:table-cell>
          <table:table-cell office:value-type="string" table:style-name="ce2">
            <text:p>4,97</text:p>
          </table:table-cell>
          <table:table-cell office:value-type="string" table:style-name="ce4">
            <text:p><text:a xlink:href="http://media.grutinet.com/articulos/lg/lg_102453_0.jpg">http://media.grutinet.com/articulos/lg/lg_102453_0.jpg</text:a></text:p>
          </table:table-cell>
          <table:table-cell office:value-type="string" table:style-name="ce4">
            <text:p><text:a xlink:href="http://media.grutinet.com/articulos/lg/lg_102453_1.jpg">http://media.grutinet.com/articulos/lg/lg_102453_1.jpg</text:a></text:p>
          </table:table-cell>
          <table:table-cell table:style-name="ce1"/>
          <table:table-cell table:number-columns-repeated="8" table:style-name="ce2"/>
          <table:table-cell table:number-columns-repeated="16354"/>
        </table:table-row>
        <table:table-row table:style-name="ro1">
          <table:table-cell office:value-type="float" office:value="102456" table:style-name="ce1">
            <text:p>102456</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UNIVERSAL MASSAGER - MASAJEADOR SILICONA</text:p>
          </table:table-cell>
          <table:table-cell office:value-type="string" table:style-name="ce2">
            <text:p>FEMINTIMATE</text:p>
          </table:table-cell>
          <table:table-cell office:value-type="string" table:style-name="ce3">
            <text:p>UNIVERSAL MASSAGER</text:p>
            <text:p/>
            <text:p>Masajeador especialmente concebido para los masajes corporales íntimos de la mujer.</text:p>
            <text:p/>
            <text:p>Este masajeador multifunción, compacto potente y silencioso, se adaptará perfectamente a todas sus necesidades.</text:p>
            <text:p/>
            <text:p>Ergonómico y fácil de dirigir, sus múltiples modos de vibración serán simplemente ideales para aliviar la tensión muscular, así como ofrecer un amplio abanico de placeres íntimos.</text:p>
            <text:p/>
            <text:p>Medidas: 21 x 3,7 cm</text:p>
            <text:p/>
            <text:p>Material: 100% silicona</text:p>
            <text:p/>
            <text:p>Pilas incluidas.</text:p>
            <text:p/>
          </table:table-cell>
          <table:table-cell office:value-type="float" office:value="52.5" table:style-name="ce1">
            <text:p>52,5</text:p>
          </table:table-cell>
          <table:table-cell office:value-type="float" office:value="19.11" table:style-name="ce1">
            <text:p>19,11</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56.jpg">http://media.grutinet.com/articulos/gr/gr_102456.jpg</text:a></text:p>
          </table:table-cell>
          <table:table-cell office:value-type="string" table:style-name="ce4">
            <text:p><text:a xlink:href="http://media.grutinet.com/articulos/bu/bu_102456.jpg">http://media.grutinet.com/articulos/bu/bu_102456.jpg</text:a></text:p>
          </table:table-cell>
          <table:table-cell office:value-type="string" table:style-name="ce4">
            <text:p><text:a xlink:href="http://media.grutinet.com/articulos/or/or_102456.jpg">http://media.grutinet.com/articulos/or/or_102456.jpg</text:a></text:p>
          </table:table-cell>
          <table:table-cell office:value-type="string" table:style-name="ce2">
            <text:p>20,2145</text:p>
          </table:table-cell>
          <table:table-cell office:value-type="string" table:style-name="ce4">
            <text:p><text:a xlink:href="http://media.grutinet.com/articulos/lg/lg_102456_0.jpg">http://media.grutinet.com/articulos/lg/lg_102456_0.jpg</text:a></text:p>
          </table:table-cell>
          <table:table-cell office:value-type="string" table:style-name="ce4">
            <text:p><text:a xlink:href="http://media.grutinet.com/articulos/lg/lg_102456_1.jpg">http://media.grutinet.com/articulos/lg/lg_102456_1.jpg</text:a></text:p>
          </table:table-cell>
          <table:table-cell table:style-name="ce1"/>
          <table:table-cell table:number-columns-repeated="8" table:style-name="ce2"/>
          <table:table-cell table:number-columns-repeated="16354"/>
        </table:table-row>
        <table:table-row table:style-name="ro1">
          <table:table-cell office:value-type="float" office:value="102461" table:style-name="ce1">
            <text:p>102461</text:p>
          </table:table-cell>
          <table:table-cell office:value-type="string" table:style-name="ce2">
            <text:p>JUGUETES XXX</text:p>
          </table:table-cell>
          <table:table-cell office:value-type="string" table:style-name="ce2">
            <text:p>Juguetes XXX</text:p>
          </table:table-cell>
          <table:table-cell office:value-type="string" table:style-name="ce2">
            <text:p>DILDOS</text:p>
          </table:table-cell>
          <table:table-cell office:value-type="string" table:style-name="ce2">
            <text:p>Dildos</text:p>
          </table:table-cell>
          <table:table-cell office:value-type="string" table:style-name="ce2">
            <text:p>INTIMRELAX</text:p>
          </table:table-cell>
          <table:table-cell office:value-type="string" table:style-name="ce2">
            <text:p>FEMINTIMATE</text:p>
          </table:table-cell>
          <table:table-cell office:value-type="string" table:style-name="ce3">
            <text:p>INTIMRELAX</text:p>
            <text:p/>
            <text:p>IMTIMRELAX® está indicado para el tratamiento de la vaginitis atrófica o atrofia vaginal.</text:p>
            <text:p/>
            <text:p>REEDUCA</text:p>
            <text:p/>
            <text:p>Un sistema de reeducación ofreciendo 3 dispositivos ergonómicos intravaginales de diversas tallas y diámetros para ejercitar y progresivamente dilatar el canal vaginal.</text:p>
            <text:p/>
            <text:p>EJERCITA</text:p>
            <text:p/>
            <text:p>Un programa de ejercicios diarios dirigido a recuperar plenamente la cavidad y elasticidad vaginal, paliar a la dispareunia (dolor coital), y consecuentemente perder el miedo a la penetración.</text:p>
            <text:p/>
            <text:p>RECUPERA TU VIDA SEXUAL</text:p>
            <text:p/>
            <text:p>Una solución para recuperar y gozar de una vida sexual plena y sana.</text:p>
            <text:p/>
            <text:p>Medidas: 12,2 cm / 10,7 cm / 7,4 cm</text:p>
            <text:p/>
          </table:table-cell>
          <table:table-cell office:value-type="float" office:value="49.95" table:style-name="ce1">
            <text:p>49,95</text:p>
          </table:table-cell>
          <table:table-cell office:value-type="float" office:value="16.78" table:style-name="ce1">
            <text:p>16,78</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61.jpg">http://media.grutinet.com/articulos/gr/gr_102461.jpg</text:a></text:p>
          </table:table-cell>
          <table:table-cell office:value-type="string" table:style-name="ce4">
            <text:p><text:a xlink:href="http://media.grutinet.com/articulos/bu/bu_102461.jpg">http://media.grutinet.com/articulos/bu/bu_102461.jpg</text:a></text:p>
          </table:table-cell>
          <table:table-cell office:value-type="string" table:style-name="ce4">
            <text:p><text:a xlink:href="http://media.grutinet.com/articulos/or/or_102461.jpg">http://media.grutinet.com/articulos/or/or_102461.jpg</text:a></text:p>
          </table:table-cell>
          <table:table-cell office:value-type="string" table:style-name="ce2">
            <text:p>17,9747</text:p>
          </table:table-cell>
          <table:table-cell office:value-type="string" table:style-name="ce4">
            <text:p><text:a xlink:href="http://media.grutinet.com/articulos/lg/lg_102461_0.jpg">http://media.grutinet.com/articulos/lg/lg_102461_0.jpg</text:a></text:p>
          </table:table-cell>
          <table:table-cell office:value-type="string" table:style-name="ce4">
            <text:p><text:a xlink:href="http://media.grutinet.com/articulos/lg/lg_102461_1.jpg">http://media.grutinet.com/articulos/lg/lg_102461_1.jpg</text:a></text:p>
          </table:table-cell>
          <table:table-cell table:style-name="ce1"/>
          <table:table-cell office:value-type="string" table:style-name="ce4">
            <text:p><text:a xlink:href="http://media.grutinet.com/articulos/lg/lg_102461_2.jpg">http://media.grutinet.com/articulos/lg/lg_102461_2.jpg</text:a></text:p>
          </table:table-cell>
          <table:table-cell office:value-type="string" table:style-name="ce4">
            <text:p><text:a xlink:href="http://media.grutinet.com/articulos/lg/lg_102461_3.jpg">http://media.grutinet.com/articulos/lg/lg_102461_3.jpg</text:a></text:p>
          </table:table-cell>
          <table:table-cell table:number-columns-repeated="6" table:style-name="ce2"/>
          <table:table-cell table:number-columns-repeated="16354"/>
        </table:table-row>
        <table:table-row table:style-name="ro1">
          <table:table-cell office:value-type="float" office:value="102462" table:style-name="ce1">
            <text:p>102462</text:p>
          </table:table-cell>
          <table:table-cell office:value-type="string" table:style-name="ce2">
            <text:p>JUGUETES XXX</text:p>
          </table:table-cell>
          <table:table-cell office:value-type="string" table:style-name="ce2">
            <text:p>Juguetes XXX</text:p>
          </table:table-cell>
          <table:table-cell office:value-type="string" table:style-name="ce2">
            <text:p>LIMPIEZA Y CONSERV.</text:p>
          </table:table-cell>
          <table:table-cell office:value-type="string" table:style-name="ce2">
            <text:p>Limpieza y Conserv.</text:p>
          </table:table-cell>
          <table:table-cell office:value-type="string" table:style-name="ce2">
            <text:p>JABÓN LIMPIADOR ANTIBACTERIANO</text:p>
          </table:table-cell>
          <table:table-cell office:value-type="string" table:style-name="ce2">
            <text:p>FEMINTIMATE</text:p>
          </table:table-cell>
          <table:table-cell office:value-type="string" table:style-name="ce3">
            <text:p>ANTIBACTERIAL CLEANING SOAP</text:p>
            <text:p/>
            <text:p>Spray de limpieza antibacterial sin alcohol. La mejor opción para el cuidado de tus productos FEMINTIMATE.</text:p>
            <text:p/>
            <text:p>Contiene: 150 ml</text:p>
            <text:p/>
          </table:table-cell>
          <table:table-cell office:value-type="float" office:value="9.9499999999999993" table:style-name="ce1">
            <text:p>9,95</text:p>
          </table:table-cell>
          <table:table-cell office:value-type="float" office:value="3.07" table:style-name="ce1">
            <text:p>3,0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62.jpg">http://media.grutinet.com/articulos/gr/gr_102462.jpg</text:a></text:p>
          </table:table-cell>
          <table:table-cell office:value-type="string" table:style-name="ce4">
            <text:p><text:a xlink:href="http://media.grutinet.com/articulos/bu/bu_102462.jpg">http://media.grutinet.com/articulos/bu/bu_102462.jpg</text:a></text:p>
          </table:table-cell>
          <table:table-cell office:value-type="string" table:style-name="ce4">
            <text:p><text:a xlink:href="http://media.grutinet.com/articulos/or/or_102462.jpg">http://media.grutinet.com/articulos/or/or_102462.jpg</text:a></text:p>
          </table:table-cell>
          <table:table-cell office:value-type="string" table:style-name="ce2">
            <text:p>3,3864</text:p>
          </table:table-cell>
          <table:table-cell office:value-type="string" table:style-name="ce4">
            <text:p><text:a xlink:href="http://media.grutinet.com/articulos/lg/lg_102462_0.jpg">http://media.grutinet.com/articulos/lg/lg_102462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465" table:style-name="ce1">
            <text:p>102465</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LIVE MAGIC EGG MAX - NEGRO</text:p>
          </table:table-cell>
          <table:table-cell office:value-type="string" table:style-name="ce2">
            <text:p>ALIVE</text:p>
          </table:table-cell>
          <table:table-cell office:value-type="string" table:style-name="ce3">
            <text:p>MAGIC EGG MAX<text:s/></text:p>
            <text:p/>
            <text:p>Nuevo huevo vibrador, muy silencioso. Con Maxi vibración y control remoto inalámbrico. ¡Ergonómico y compacto ahora más eficaz, todavía más potente!</text:p>
            <text:p/>
            <text:p>Funciona con 2 pilas AAA incluidas, 10 intensas vibraciones a seleccionar desde su elegante control remoto.<text:s/></text:p>
            <text:p/>
            <text:p>Medidas: 8,36 x 3,84 cm</text:p>
            <text:p/>
            <text:p>Material: Silicona</text:p>
            <text:p/>
          </table:table-cell>
          <table:table-cell office:value-type="float" office:value="33.33" table:style-name="ce1">
            <text:p>33,33</text:p>
          </table:table-cell>
          <table:table-cell office:value-type="float" office:value="13.33" table:style-name="ce1">
            <text:p>13,3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65.jpg">http://media.grutinet.com/articulos/gr/gr_102465.jpg</text:a></text:p>
          </table:table-cell>
          <table:table-cell office:value-type="string" table:style-name="ce4">
            <text:p><text:a xlink:href="http://media.grutinet.com/articulos/bu/bu_102465.jpg">http://media.grutinet.com/articulos/bu/bu_102465.jpg</text:a></text:p>
          </table:table-cell>
          <table:table-cell office:value-type="string" table:style-name="ce4">
            <text:p><text:a xlink:href="http://media.grutinet.com/articulos/or/or_102465.jpg">http://media.grutinet.com/articulos/or/or_102465.jpg</text:a></text:p>
          </table:table-cell>
          <table:table-cell office:value-type="string" table:style-name="ce2">
            <text:p>13,33</text:p>
          </table:table-cell>
          <table:table-cell office:value-type="string" table:style-name="ce4">
            <text:p><text:a xlink:href="http://media.grutinet.com/articulos/lg/lg_102465_0.jpg">http://media.grutinet.com/articulos/lg/lg_102465_0.jpg</text:a></text:p>
          </table:table-cell>
          <table:table-cell office:value-type="string" table:style-name="ce4">
            <text:p><text:a xlink:href="http://media.grutinet.com/articulos/lg/lg_102465_1.jpg">http://media.grutinet.com/articulos/lg/lg_102465_1.jpg</text:a></text:p>
          </table:table-cell>
          <table:table-cell table:style-name="ce1"/>
          <table:table-cell table:number-columns-repeated="8" table:style-name="ce2"/>
          <table:table-cell table:number-columns-repeated="16354"/>
        </table:table-row>
        <table:table-row table:style-name="ro1">
          <table:table-cell office:value-type="float" office:value="102467" table:style-name="ce1">
            <text:p>102467</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LIVE MAGIC EGG MAX - MORADO</text:p>
          </table:table-cell>
          <table:table-cell office:value-type="string" table:style-name="ce2">
            <text:p>ALIVE</text:p>
          </table:table-cell>
          <table:table-cell office:value-type="string" table:style-name="ce3">
            <text:p>MAGIC EGG MAX<text:s/></text:p>
            <text:p/>
            <text:p>Nuevo huevo vibrador, muy silencioso. Con Maxi vibración y control remoto inalámbrico. ¡Ergonómico y compacto ahora más eficaz, todavía más potente!</text:p>
            <text:p/>
            <text:p>Funciona con 2 pilas AAA incluidas, 10 intensas vibraciones a seleccionar desde su elegante control remoto.</text:p>
            <text:p/>
            <text:p>Medidas: 8,36 x 3,84 cm</text:p>
            <text:p/>
            <text:p>Material: Silicona</text:p>
            <text:p/>
          </table:table-cell>
          <table:table-cell office:value-type="float" office:value="33.33" table:style-name="ce1">
            <text:p>33,33</text:p>
          </table:table-cell>
          <table:table-cell office:value-type="float" office:value="13.33" table:style-name="ce1">
            <text:p>13,3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67.jpg">http://media.grutinet.com/articulos/gr/gr_102467.jpg</text:a></text:p>
          </table:table-cell>
          <table:table-cell office:value-type="string" table:style-name="ce4">
            <text:p><text:a xlink:href="http://media.grutinet.com/articulos/bu/bu_102467.jpg">http://media.grutinet.com/articulos/bu/bu_102467.jpg</text:a></text:p>
          </table:table-cell>
          <table:table-cell office:value-type="string" table:style-name="ce4">
            <text:p><text:a xlink:href="http://media.grutinet.com/articulos/or/or_102467.jpg">http://media.grutinet.com/articulos/or/or_102467.jpg</text:a></text:p>
          </table:table-cell>
          <table:table-cell office:value-type="string" table:style-name="ce2">
            <text:p>13,33</text:p>
          </table:table-cell>
          <table:table-cell office:value-type="string" table:style-name="ce4">
            <text:p><text:a xlink:href="http://media.grutinet.com/articulos/lg/lg_102467_0.jpg">http://media.grutinet.com/articulos/lg/lg_102467_0.jpg</text:a></text:p>
          </table:table-cell>
          <table:table-cell office:value-type="string" table:style-name="ce4">
            <text:p><text:a xlink:href="http://media.grutinet.com/articulos/lg/lg_102467_1.jpg">http://media.grutinet.com/articulos/lg/lg_102467_1.jpg</text:a></text:p>
          </table:table-cell>
          <table:table-cell table:style-name="ce1"/>
          <table:table-cell table:number-columns-repeated="8" table:style-name="ce2"/>
          <table:table-cell table:number-columns-repeated="16354"/>
        </table:table-row>
        <table:table-row table:style-name="ro1">
          <table:table-cell office:value-type="float" office:value="102471" table:style-name="ce1">
            <text:p>102471</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ALIVE TRIBALL PLUG DE SILICONA - AZUL</text:p>
          </table:table-cell>
          <table:table-cell office:value-type="string" table:style-name="ce2">
            <text:p>ALIVE</text:p>
          </table:table-cell>
          <table:table-cell office:value-type="string" table:style-name="ce3">
            <text:p>TRIBALL BLUE</text:p>
            <text:p/>
            <text:p>Esta cadena de perlas anales de diferentes tamaños puede ser insertada o sacada poco a poco, ¡para una estimulación apasionada y apasionante!</text:p>
            <text:p/>
            <text:p>Con 3 perlas de silicona alargadas y deliciosamente cóncavas para facilitar su inserción, TRIBALL colmará a los aventureros más golosos.</text:p>
            <text:p/>
            <text:p>Con una circunferencia de 1,8 a 2,7cm, esta cadena de perlas será la solución ideal para ampliar su repertorio de sensaciones anales.</text:p>
            <text:p/>
            <text:p>Medidas: 15 x 2 cm</text:p>
            <text:p/>
          </table:table-cell>
          <table:table-cell office:value-type="float" office:value="13.9" table:style-name="ce1">
            <text:p>13,9</text:p>
          </table:table-cell>
          <table:table-cell office:value-type="float" office:value="4.57" table:style-name="ce1">
            <text:p>4,5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71.jpg">http://media.grutinet.com/articulos/gr/gr_102471.jpg</text:a></text:p>
          </table:table-cell>
          <table:table-cell office:value-type="string" table:style-name="ce4">
            <text:p><text:a xlink:href="http://media.grutinet.com/articulos/bu/bu_102471.jpg">http://media.grutinet.com/articulos/bu/bu_102471.jpg</text:a></text:p>
          </table:table-cell>
          <table:table-cell office:value-type="string" table:style-name="ce4">
            <text:p><text:a xlink:href="http://media.grutinet.com/articulos/or/or_102471.jpg">http://media.grutinet.com/articulos/or/or_102471.jpg</text:a></text:p>
          </table:table-cell>
          <table:table-cell office:value-type="string" table:style-name="ce2">
            <text:p>5,0258</text:p>
          </table:table-cell>
          <table:table-cell office:value-type="string" table:style-name="ce4">
            <text:p><text:a xlink:href="http://media.grutinet.com/articulos/lg/lg_102471_0.jpg">http://media.grutinet.com/articulos/lg/lg_102471_0.jpg</text:a></text:p>
          </table:table-cell>
          <table:table-cell office:value-type="string" table:style-name="ce4">
            <text:p><text:a xlink:href="http://media.grutinet.com/articulos/lg/lg_102471_1.jpg">http://media.grutinet.com/articulos/lg/lg_102471_1.jpg</text:a></text:p>
          </table:table-cell>
          <table:table-cell table:style-name="ce1"/>
          <table:table-cell table:number-columns-repeated="8" table:style-name="ce2"/>
          <table:table-cell table:number-columns-repeated="16354"/>
        </table:table-row>
        <table:table-row table:style-name="ro1">
          <table:table-cell office:value-type="float" office:value="102472" table:style-name="ce1">
            <text:p>102472</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ALIVE TRIBALL PLUG DE SILICONA - ROSA</text:p>
          </table:table-cell>
          <table:table-cell office:value-type="string" table:style-name="ce2">
            <text:p>ALIVE</text:p>
          </table:table-cell>
          <table:table-cell office:value-type="string" table:style-name="ce3">
            <text:p>TRIBALL PINK</text:p>
            <text:p/>
            <text:p>Esta cadena de perlas anales de diferentes tamaños puede ser insertada o sacada poco a poco, ¡para una estimulación apasionada y apasionante!</text:p>
            <text:p/>
            <text:p>Con 3 perlas de silicona alargadas y deliciosamente cóncavas para facilitar su inserción, TRIBALL colmará a los aventureros más golosos.</text:p>
            <text:p/>
            <text:p>Con una circunferencia de 1,8 a 2,7cm, esta cadena de perlas será la solución ideal para ampliar su repertorio de sensaciones anales.</text:p>
            <text:p/>
            <text:p>Medidas: 15 x 2 cm</text:p>
            <text:p/>
          </table:table-cell>
          <table:table-cell office:value-type="float" office:value="13.9" table:style-name="ce1">
            <text:p>13,9</text:p>
          </table:table-cell>
          <table:table-cell office:value-type="float" office:value="5.86" table:style-name="ce1">
            <text:p>5,86</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72.jpg">http://media.grutinet.com/articulos/gr/gr_102472.jpg</text:a></text:p>
          </table:table-cell>
          <table:table-cell office:value-type="string" table:style-name="ce4">
            <text:p><text:a xlink:href="http://media.grutinet.com/articulos/bu/bu_102472.jpg">http://media.grutinet.com/articulos/bu/bu_102472.jpg</text:a></text:p>
          </table:table-cell>
          <table:table-cell office:value-type="string" table:style-name="ce4">
            <text:p><text:a xlink:href="http://media.grutinet.com/articulos/or/or_102472.jpg">http://media.grutinet.com/articulos/or/or_102472.jpg</text:a></text:p>
          </table:table-cell>
          <table:table-cell office:value-type="string" table:style-name="ce2">
            <text:p>5,86</text:p>
          </table:table-cell>
          <table:table-cell office:value-type="string" table:style-name="ce4">
            <text:p><text:a xlink:href="http://media.grutinet.com/articulos/lg/lg_102472_0.jpg">http://media.grutinet.com/articulos/lg/lg_102472_0.jpg</text:a></text:p>
          </table:table-cell>
          <table:table-cell office:value-type="string" table:style-name="ce4">
            <text:p><text:a xlink:href="http://media.grutinet.com/articulos/lg/lg_102472_1.jpg">http://media.grutinet.com/articulos/lg/lg_102472_1.jpg</text:a></text:p>
          </table:table-cell>
          <table:table-cell table:style-name="ce1"/>
          <table:table-cell table:number-columns-repeated="8" table:style-name="ce2"/>
          <table:table-cell table:number-columns-repeated="16354"/>
        </table:table-row>
        <table:table-row table:style-name="ro1">
          <table:table-cell office:value-type="float" office:value="102475" table:style-name="ce1">
            <text:p>102475</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LEO MOTOR - PENE REALÍSTICO CON VIBRADOR</text:p>
          </table:table-cell>
          <table:table-cell office:value-type="string" table:style-name="ce2">
            <text:p>ALIVE</text:p>
          </table:table-cell>
          <table:table-cell office:value-type="string" table:style-name="ce3">
            <text:p>LEO MOTOR</text:p>
            <text:p/>
            <text:p>Una opción ideal para la satisfacción anal o vaginal. Acabado sedoso, con una base con ventosa para placeres manos libres. Recomendación: utilizar con lubricante a base de agua y lavar con jabón neutro antes y después de cada utilización.</text:p>
            <text:p/>
            <text:p/>
            <text:p><text:s/>Función : 1</text:p>
            <text:p><text:s/>Vibración : 10</text:p>
            <text:p><text:s/>Material: PVC</text:p>
            <text:p><text:s/>Medidas: 17 x 3,8 cm</text:p>
            <text:p/>
            <text:p/>
          </table:table-cell>
          <table:table-cell office:value-type="float" office:value="29.52" table:style-name="ce1">
            <text:p>29,52</text:p>
          </table:table-cell>
          <table:table-cell office:value-type="float" office:value="11.81" table:style-name="ce1">
            <text:p>11,81</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75.jpg">http://media.grutinet.com/articulos/gr/gr_102475.jpg</text:a></text:p>
          </table:table-cell>
          <table:table-cell office:value-type="string" table:style-name="ce4">
            <text:p><text:a xlink:href="http://media.grutinet.com/articulos/bu/bu_102475.jpg">http://media.grutinet.com/articulos/bu/bu_102475.jpg</text:a></text:p>
          </table:table-cell>
          <table:table-cell office:value-type="string" table:style-name="ce4">
            <text:p><text:a xlink:href="http://media.grutinet.com/articulos/or/or_102475.jpg">http://media.grutinet.com/articulos/or/or_102475.jpg</text:a></text:p>
          </table:table-cell>
          <table:table-cell office:value-type="string" table:style-name="ce2">
            <text:p>11,81</text:p>
          </table:table-cell>
          <table:table-cell office:value-type="string" table:style-name="ce4">
            <text:p><text:a xlink:href="http://media.grutinet.com/articulos/lg/lg_102475_0.jpg">http://media.grutinet.com/articulos/lg/lg_102475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476" table:style-name="ce1">
            <text:p>102476</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MARCO + LRS - PENE REALÍSTICO CON VIBRADOR</text:p>
          </table:table-cell>
          <table:table-cell office:value-type="string" table:style-name="ce2">
            <text:p>ALIVE</text:p>
          </table:table-cell>
          <table:table-cell office:value-type="string" table:style-name="ce3">
            <text:p>MARCO + LRS</text:p>
            <text:p/>
            <text:p>Increíblemente realista, con un tamaño ideal para los que buscan sensaciones fuertes.</text:p>
            <text:p/>
            <text:p>CON MANDO A DISTANCIA INALÁMBRICO</text:p>
            <text:p/>
            <text:p>Esculpido en silicona (100%) acabado sedoso este dildo incluye en su base una ventosa súper resistente para placeres a manos libres.</text:p>
            <text:p/>
            <text:p/>
            <text:p><text:s/>Función : 10</text:p>
            <text:p><text:s/>Vibración : 10</text:p>
            <text:p><text:s/>Material: Silicona súper suave</text:p>
            <text:p><text:s/>Medidas: 19 x 4 cm</text:p>
            <text:p><text:s/>Recargable (cable USB incluido)</text:p>
            <text:p><text:s/>El mando funciona con 2 pilas AAA</text:p>
            <text:p/>
            <text:p/>
          </table:table-cell>
          <table:table-cell office:value-type="float" office:value="69.83" table:style-name="ce1">
            <text:p>69,83</text:p>
          </table:table-cell>
          <table:table-cell office:value-type="float" office:value="27.93" table:style-name="ce1">
            <text:p>27,9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76.jpg">http://media.grutinet.com/articulos/gr/gr_102476.jpg</text:a></text:p>
          </table:table-cell>
          <table:table-cell office:value-type="string" table:style-name="ce4">
            <text:p><text:a xlink:href="http://media.grutinet.com/articulos/bu/bu_102476.jpg">http://media.grutinet.com/articulos/bu/bu_102476.jpg</text:a></text:p>
          </table:table-cell>
          <table:table-cell office:value-type="string" table:style-name="ce4">
            <text:p><text:a xlink:href="http://media.grutinet.com/articulos/or/or_102476.jpg">http://media.grutinet.com/articulos/or/or_102476.jpg</text:a></text:p>
          </table:table-cell>
          <table:table-cell office:value-type="string" table:style-name="ce2">
            <text:p>27,93</text:p>
          </table:table-cell>
          <table:table-cell office:value-type="string" table:style-name="ce4">
            <text:p><text:a xlink:href="http://media.grutinet.com/articulos/lg/lg_102476_0.jpg">http://media.grutinet.com/articulos/lg/lg_102476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477" table:style-name="ce1">
            <text:p>102477</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LEO - PENE REALÍSTICO<text:s/></text:p>
          </table:table-cell>
          <table:table-cell office:value-type="string" table:style-name="ce2">
            <text:p>ALIVE</text:p>
          </table:table-cell>
          <table:table-cell office:value-type="string" table:style-name="ce3">
            <text:p>LEO</text:p>
            <text:p/>
            <text:p>Una opción ideal para la satisfacción anal o vaginal. <text:s/>Acabado sedoso, con una base con ventosa para placeres manos libres.</text:p>
            <text:p/>
            <text:p>Recomendación: utilizar con lubricante a base de agua y lavar con jabón neutro antes y después de cada utilización.<text:s/></text:p>
            <text:p/>
            <text:p/>
            <text:p><text:s/>Material: PVC</text:p>
            <text:p><text:s/>Medidas: 17 x 3,8 cm</text:p>
            <text:p/>
            <text:p/>
          </table:table-cell>
          <table:table-cell office:value-type="float" office:value="21.09" table:style-name="ce1">
            <text:p>21,09</text:p>
          </table:table-cell>
          <table:table-cell office:value-type="float" office:value="8.44" table:style-name="ce1">
            <text:p>8,4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77.jpg">http://media.grutinet.com/articulos/gr/gr_102477.jpg</text:a></text:p>
          </table:table-cell>
          <table:table-cell office:value-type="string" table:style-name="ce4">
            <text:p><text:a xlink:href="http://media.grutinet.com/articulos/bu/bu_102477.jpg">http://media.grutinet.com/articulos/bu/bu_102477.jpg</text:a></text:p>
          </table:table-cell>
          <table:table-cell office:value-type="string" table:style-name="ce4">
            <text:p><text:a xlink:href="http://media.grutinet.com/articulos/or/or_102477.jpg">http://media.grutinet.com/articulos/or/or_102477.jpg</text:a></text:p>
          </table:table-cell>
          <table:table-cell office:value-type="string" table:style-name="ce2">
            <text:p>8,44</text:p>
          </table:table-cell>
          <table:table-cell office:value-type="string" table:style-name="ce4">
            <text:p><text:a xlink:href="http://media.grutinet.com/articulos/lg/lg_102477_0.jpg">http://media.grutinet.com/articulos/lg/lg_102477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478" table:style-name="ce1">
            <text:p>102478</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ENZO MOTOR - PENE REALÍSTICO CON VIBRADOR</text:p>
          </table:table-cell>
          <table:table-cell office:value-type="string" table:style-name="ce2">
            <text:p>ALIVE</text:p>
          </table:table-cell>
          <table:table-cell office:value-type="string" table:style-name="ce3">
            <text:p>ENZO MOTOR</text:p>
            <text:p/>
            <text:p>Una opción ideal para la satisfacción anal o vaginal. <text:s/>Acabado sedoso, con una base con ventosa para placeres manos libres.</text:p>
            <text:p/>
            <text:p>Recomendación: utilizar con lubricante a base de agua y lavar con jabón neutro antes y después de cada utilización.<text:s/></text:p>
            <text:p/>
            <text:p/>
            <text:p><text:s/>Función : 1</text:p>
            <text:p><text:s/>Vibración : 10</text:p>
            <text:p><text:s/>Material: PVC</text:p>
            <text:p><text:s/>Medidas: 21 x 4,3 cm</text:p>
            <text:p><text:s/>Funciona con 3 pilas AAA</text:p>
            <text:p/>
            <text:p/>
          </table:table-cell>
          <table:table-cell office:value-type="float" office:value="34.03" table:style-name="ce1">
            <text:p>34,03</text:p>
          </table:table-cell>
          <table:table-cell office:value-type="float" office:value="13.61" table:style-name="ce1">
            <text:p>13,61</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78.jpg">http://media.grutinet.com/articulos/gr/gr_102478.jpg</text:a></text:p>
          </table:table-cell>
          <table:table-cell office:value-type="string" table:style-name="ce4">
            <text:p><text:a xlink:href="http://media.grutinet.com/articulos/bu/bu_102478.jpg">http://media.grutinet.com/articulos/bu/bu_102478.jpg</text:a></text:p>
          </table:table-cell>
          <table:table-cell office:value-type="string" table:style-name="ce4">
            <text:p><text:a xlink:href="http://media.grutinet.com/articulos/or/or_102478.jpg">http://media.grutinet.com/articulos/or/or_102478.jpg</text:a></text:p>
          </table:table-cell>
          <table:table-cell office:value-type="string" table:style-name="ce2">
            <text:p>13,61</text:p>
          </table:table-cell>
          <table:table-cell office:value-type="string" table:style-name="ce4">
            <text:p><text:a xlink:href="http://media.grutinet.com/articulos/lg/lg_102478_0.jpg">http://media.grutinet.com/articulos/lg/lg_102478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479" table:style-name="ce1">
            <text:p>102479</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BRUNO PENE REALÍSTICO 22CM</text:p>
          </table:table-cell>
          <table:table-cell office:value-type="string" table:style-name="ce2">
            <text:p>ALIVE</text:p>
          </table:table-cell>
          <table:table-cell office:value-type="string" table:style-name="ce3">
            <text:p>BRUNO</text:p>
            <text:p/>
            <text:p>Una opción ideal para la satisfacción anal o vaginal.</text:p>
            <text:p/>
            <text:p>Acabado sedoso, con una base con ventosa para placeres manos libres.</text:p>
            <text:p/>
            <text:p>Recomendación: utilizar con lubricante a base de agua y lavar con jabón neutro antes y después de cada utilización.</text:p>
            <text:p/>
            <text:p>Material: PVC</text:p>
            <text:p/>
            <text:p>Medidas: 22 x 4,3 cm</text:p>
            <text:p/>
          </table:table-cell>
          <table:table-cell office:value-type="float" office:value="30.65" table:style-name="ce1">
            <text:p>30,65</text:p>
          </table:table-cell>
          <table:table-cell office:value-type="float" office:value="12.26" table:style-name="ce1">
            <text:p>12,26</text:p>
          </table:table-cell>
          <table:table-cell office:value-type="string" table:style-name="ce2">
            <text:p>SI</text:p>
          </table:table-cell>
          <table:table-cell office:value-type="float" office:value="9" table:style-name="ce1">
            <text:p>9</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79.jpg">http://media.grutinet.com/articulos/gr/gr_102479.jpg</text:a></text:p>
          </table:table-cell>
          <table:table-cell office:value-type="string" table:style-name="ce4">
            <text:p><text:a xlink:href="http://media.grutinet.com/articulos/bu/bu_102479.jpg">http://media.grutinet.com/articulos/bu/bu_102479.jpg</text:a></text:p>
          </table:table-cell>
          <table:table-cell office:value-type="string" table:style-name="ce4">
            <text:p><text:a xlink:href="http://media.grutinet.com/articulos/or/or_102479.jpg">http://media.grutinet.com/articulos/or/or_102479.jpg</text:a></text:p>
          </table:table-cell>
          <table:table-cell office:value-type="string" table:style-name="ce2">
            <text:p>12,26</text:p>
          </table:table-cell>
          <table:table-cell office:value-type="string" table:style-name="ce4">
            <text:p><text:a xlink:href="http://media.grutinet.com/articulos/lg/lg_102479_0.jpg">http://media.grutinet.com/articulos/lg/lg_102479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480" table:style-name="ce1">
            <text:p>102480</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ENZO PENE REALÍSTICO 21CM</text:p>
          </table:table-cell>
          <table:table-cell office:value-type="string" table:style-name="ce2">
            <text:p>ALIVE</text:p>
          </table:table-cell>
          <table:table-cell office:value-type="string" table:style-name="ce3">
            <text:p>ENZO</text:p>
            <text:p/>
            <text:p>Una opción ideal para la satisfacción anal o vaginal.</text:p>
            <text:p/>
            <text:p>Acabado sedoso, con una base con ventosa para placeres manos libres.</text:p>
            <text:p/>
            <text:p>Recomendación: utilizar con lubricante a base de agua y lavar con jabón neutro antes y después de cada utilización.</text:p>
            <text:p/>
            <text:p>Material: PVC</text:p>
            <text:p/>
            <text:p>Medidas: 21 x 4,3 cm</text:p>
            <text:p/>
          </table:table-cell>
          <table:table-cell office:value-type="float" office:value="27.49" table:style-name="ce1">
            <text:p>27,49</text:p>
          </table:table-cell>
          <table:table-cell office:value-type="float" office:value="11" table:style-name="ce1">
            <text:p>11</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80.jpg">http://media.grutinet.com/articulos/gr/gr_102480.jpg</text:a></text:p>
          </table:table-cell>
          <table:table-cell office:value-type="string" table:style-name="ce4">
            <text:p><text:a xlink:href="http://media.grutinet.com/articulos/bu/bu_102480.jpg">http://media.grutinet.com/articulos/bu/bu_102480.jpg</text:a></text:p>
          </table:table-cell>
          <table:table-cell office:value-type="string" table:style-name="ce4">
            <text:p><text:a xlink:href="http://media.grutinet.com/articulos/or/or_102480.jpg">http://media.grutinet.com/articulos/or/or_102480.jpg</text:a></text:p>
          </table:table-cell>
          <table:table-cell office:value-type="string" table:style-name="ce2">
            <text:p>11</text:p>
          </table:table-cell>
          <table:table-cell office:value-type="string" table:style-name="ce4">
            <text:p><text:a xlink:href="http://media.grutinet.com/articulos/lg/lg_102480_0.jpg">http://media.grutinet.com/articulos/lg/lg_102480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481" table:style-name="ce1">
            <text:p>102481</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BRUNO MOTOR - PENE REALÍSTICO CON VIBRADOR</text:p>
          </table:table-cell>
          <table:table-cell office:value-type="string" table:style-name="ce2">
            <text:p>ALIVE</text:p>
          </table:table-cell>
          <table:table-cell office:value-type="string" table:style-name="ce3">
            <text:p>BRUNO MOTOR</text:p>
            <text:p/>
            <text:p>Una opción ideal para la satisfacción anal o vaginal. Acabado sedoso, con una base con ventosa para placeres manos libres.</text:p>
            <text:p/>
            <text:p>Recomendación: utilizar con lubricante a base de agua y lavar con jabón neutro antes y después de cada utilización.</text:p>
            <text:p/>
            <text:p/>
            <text:p><text:s/>Funciones: 1</text:p>
            <text:p><text:s/>Modos de vibración: 10</text:p>
            <text:p><text:s/>Medidas: 22 x 4,3 cm</text:p>
            <text:p><text:s/>Material: PVC</text:p>
            <text:p/>
            <text:p/>
          </table:table-cell>
          <table:table-cell office:value-type="float" office:value="35.6" table:style-name="ce1">
            <text:p>35,6</text:p>
          </table:table-cell>
          <table:table-cell office:value-type="float" office:value="14.24" table:style-name="ce1">
            <text:p>14,2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81.jpg">http://media.grutinet.com/articulos/gr/gr_102481.jpg</text:a></text:p>
          </table:table-cell>
          <table:table-cell office:value-type="string" table:style-name="ce4">
            <text:p><text:a xlink:href="http://media.grutinet.com/articulos/bu/bu_102481.jpg">http://media.grutinet.com/articulos/bu/bu_102481.jpg</text:a></text:p>
          </table:table-cell>
          <table:table-cell office:value-type="string" table:style-name="ce4">
            <text:p><text:a xlink:href="http://media.grutinet.com/articulos/or/or_102481.jpg">http://media.grutinet.com/articulos/or/or_102481.jpg</text:a></text:p>
          </table:table-cell>
          <table:table-cell office:value-type="string" table:style-name="ce2">
            <text:p>14,24</text:p>
          </table:table-cell>
          <table:table-cell office:value-type="string" table:style-name="ce4">
            <text:p><text:a xlink:href="http://media.grutinet.com/articulos/lg/lg_102481_0.jpg">http://media.grutinet.com/articulos/lg/lg_102481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483" table:style-name="ce1">
            <text:p>10248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LIVE DOLPHIN FOLLIES - VIBRADOR RAMPANTE CON ROTACIÓN</text:p>
          </table:table-cell>
          <table:table-cell office:value-type="string" table:style-name="ce2">
            <text:p>ALIVE</text:p>
          </table:table-cell>
          <table:table-cell office:value-type="string" table:style-name="ce3">
            <text:p>DOLPHIN FOLLIES</text:p>
            <text:p/>
            <text:p>Doble estimulación: rotación y Punto G.</text:p>
            <text:p/>
            <text:p>Sus 5 filas de perlas giratorias ofrecen un masaje sin igual y su estimulador con forma de delfín le sumergirá en olas de placer.</text:p>
            <text:p/>
            <text:p/>
            <text:p><text:s/>2 motores</text:p>
            <text:p><text:s/>6 velocidades de rotación</text:p>
            <text:p><text:s/>7 modos de vibración</text:p>
            <text:p><text:s/>Funciona con 4 pilas AA</text:p>
            <text:p><text:s/>Material: TPR/ABS</text:p>
            <text:p><text:s/>Medidas: 24 x 3 cm</text:p>
            <text:p/>
            <text:p/>
            <text:p><text:s/></text:p>
            <text:p/>
          </table:table-cell>
          <table:table-cell office:value-type="float" office:value="35.9" table:style-name="ce1">
            <text:p>35,9</text:p>
          </table:table-cell>
          <table:table-cell office:value-type="float" office:value="16.61" table:style-name="ce1">
            <text:p>16,61</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83.jpg">http://media.grutinet.com/articulos/gr/gr_102483.jpg</text:a></text:p>
          </table:table-cell>
          <table:table-cell office:value-type="string" table:style-name="ce4">
            <text:p><text:a xlink:href="http://media.grutinet.com/articulos/bu/bu_102483.jpg">http://media.grutinet.com/articulos/bu/bu_102483.jpg</text:a></text:p>
          </table:table-cell>
          <table:table-cell office:value-type="string" table:style-name="ce4">
            <text:p><text:a xlink:href="http://media.grutinet.com/articulos/or/or_102483.jpg">http://media.grutinet.com/articulos/or/or_102483.jpg</text:a></text:p>
          </table:table-cell>
          <table:table-cell office:value-type="string" table:style-name="ce2">
            <text:p>16,61</text:p>
          </table:table-cell>
          <table:table-cell office:value-type="string" table:style-name="ce4">
            <text:p><text:a xlink:href="http://media.grutinet.com/articulos/lg/lg_102483_0.jpg">http://media.grutinet.com/articulos/lg/lg_102483_0.jpg</text:a></text:p>
          </table:table-cell>
          <table:table-cell office:value-type="string" table:style-name="ce4">
            <text:p><text:a xlink:href="http://media.grutinet.com/articulos/lg/lg_102483_1.jpg">http://media.grutinet.com/articulos/lg/lg_102483_1.jpg</text:a></text:p>
          </table:table-cell>
          <table:table-cell table:style-name="ce1"/>
          <table:table-cell table:number-columns-repeated="8" table:style-name="ce2"/>
          <table:table-cell table:number-columns-repeated="16354"/>
        </table:table-row>
        <table:table-row table:style-name="ro1">
          <table:table-cell office:value-type="float" office:value="102484" table:style-name="ce1">
            <text:p>102484</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LIVE COSMIC FOLLIES- VIBRADOR RAMPANTE CON ROTACIÓN</text:p>
          </table:table-cell>
          <table:table-cell office:value-type="string" table:style-name="ce2">
            <text:p>ALIVE</text:p>
          </table:table-cell>
          <table:table-cell office:value-type="string" table:style-name="ce3">
            <text:p>COSMIC FOLLIES</text:p>
            <text:p/>
            <text:p>Conejo rampante! doble estimulación con punto G.</text:p>
            <text:p/>
            <text:p>Dotado de 2 hileras de perlas metálicas, un eje de rotación suave y un estimulador potente para una estimulación irresistible del clítoris.</text:p>
            <text:p/>
            <text:p/>
            <text:p><text:s/>3 motores</text:p>
            <text:p><text:s/>6 velocidades de rotación</text:p>
            <text:p><text:s/>7 modos de vibración</text:p>
            <text:p><text:s/>Luminoso</text:p>
            <text:p><text:s/>Funciona con 4 pilas AA</text:p>
            <text:p><text:s/>Material: TPR/ABS</text:p>
            <text:p><text:s/>Medidas: 24,1 x 3,5 cm</text:p>
            <text:p/>
            <text:p/>
            <text:p><text:s/></text:p>
            <text:p/>
          </table:table-cell>
          <table:table-cell office:value-type="float" office:value="49.9" table:style-name="ce1">
            <text:p>49,9</text:p>
          </table:table-cell>
          <table:table-cell office:value-type="float" office:value="22.94" table:style-name="ce1">
            <text:p>22,9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84.jpg">http://media.grutinet.com/articulos/gr/gr_102484.jpg</text:a></text:p>
          </table:table-cell>
          <table:table-cell office:value-type="string" table:style-name="ce4">
            <text:p><text:a xlink:href="http://media.grutinet.com/articulos/bu/bu_102484.jpg">http://media.grutinet.com/articulos/bu/bu_102484.jpg</text:a></text:p>
          </table:table-cell>
          <table:table-cell office:value-type="string" table:style-name="ce4">
            <text:p><text:a xlink:href="http://media.grutinet.com/articulos/or/or_102484.jpg">http://media.grutinet.com/articulos/or/or_102484.jpg</text:a></text:p>
          </table:table-cell>
          <table:table-cell office:value-type="string" table:style-name="ce2">
            <text:p>22,93</text:p>
          </table:table-cell>
          <table:table-cell office:value-type="string" table:style-name="ce4">
            <text:p><text:a xlink:href="http://media.grutinet.com/articulos/lg/lg_102484_0.jpg">http://media.grutinet.com/articulos/lg/lg_102484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485" table:style-name="ce1">
            <text:p>102485</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CESAR PENE REALÍSTICO CON VIBRACIÓN Y ROTACIÓN 17,5CM</text:p>
          </table:table-cell>
          <table:table-cell office:value-type="string" table:style-name="ce2">
            <text:p>ALIVE</text:p>
          </table:table-cell>
          <table:table-cell office:value-type="string" table:style-name="ce3">
            <text:p>CESAR VIBRATOR &amp; ROTATOR</text:p>
            <text:p/>
            <text:p>NUEVA VERSIÓN DEL CESAR FUTURE SKIN ¡¡ AHORA CON VIBRACIÓN Y ROTACIÓN A LA VEZ!!</text:p>
            <text:p/>
            <text:p>¡Nunca ha existido nada igual! - <text:s/>¡La ficción supera la realidad!</text:p>
            <text:p/>
            <text:p>Cesar proporciona las sensaciones más naturales que hayas probado nunca.</text:p>
            <text:p/>
            <text:p>Relieves más realistas, textura real inmejorablemente; hará más apasionados tus momentos a solas.</text:p>
            <text:p/>
            <text:p>Disfruta de este juguete como si tuvieras uno de verdad en tus manos.<text:s/></text:p>
            <text:p/>
            <text:p>Deja volar tu imaginación y alucina con su textura inigualable de suavidad y tacto de seda.</text:p>
            <text:p/>
            <text:p>Potente ventosa de sujeción para que lo disfrutes donde quieras, en la posición que mejor se adapte a ti.<text:s/></text:p>
            <text:p/>
            <text:p>Material revolucionario: Cesar es el primer realistic del mercado <text:s/>hecho de material Future Skin.</text:p>
            <text:p/>
            <text:p>¿En qué consiste?</text:p>
            <text:p/>
            <text:p>Totalmente tacto de piel.</text:p>
            <text:p/>
            <text:p>Éste material no tiene la necesidad de añadir agentes de refuerzo, estabilizantes o sistemas de curación. Molde producido mediante sistema por inyección.</text:p>
            <text:p/>
            <text:p>ECO: Al ser fácilmente procesado, consume menos energía y se logra un control más estrecho de la calidad del producto.</text:p>
            <text:p/>
            <text:p/>
            <text:p><text:s/>Material: TPE</text:p>
            <text:p><text:s/>Funciona con 2 pilas AAA</text:p>
            <text:p><text:s/>10 funciones distintas de vibración</text:p>
            <text:p><text:s/>Dimensiones: 17,75 x 4 cm</text:p>
            <text:p/>
            <text:p/>
          </table:table-cell>
          <table:table-cell office:value-type="float" office:value="70.78" table:style-name="ce1">
            <text:p>70,78</text:p>
          </table:table-cell>
          <table:table-cell office:value-type="float" office:value="28.31" table:style-name="ce1">
            <text:p>28,31</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85.jpg">http://media.grutinet.com/articulos/gr/gr_102485.jpg</text:a></text:p>
          </table:table-cell>
          <table:table-cell office:value-type="string" table:style-name="ce4">
            <text:p><text:a xlink:href="http://media.grutinet.com/articulos/bu/bu_102485.jpg">http://media.grutinet.com/articulos/bu/bu_102485.jpg</text:a></text:p>
          </table:table-cell>
          <table:table-cell office:value-type="string" table:style-name="ce4">
            <text:p><text:a xlink:href="http://media.grutinet.com/articulos/or/or_102485.jpg">http://media.grutinet.com/articulos/or/or_102485.jpg</text:a></text:p>
          </table:table-cell>
          <table:table-cell office:value-type="string" table:style-name="ce2">
            <text:p>28,31</text:p>
          </table:table-cell>
          <table:table-cell office:value-type="string" table:style-name="ce4">
            <text:p><text:a xlink:href="http://media.grutinet.com/articulos/lg/lg_102485_0.jpg">http://media.grutinet.com/articulos/lg/lg_102485_0.jpg</text:a></text:p>
          </table:table-cell>
          <table:table-cell office:value-type="string" table:style-name="ce4">
            <text:p><text:a xlink:href="http://media.grutinet.com/articulos/lg/lg_102485_1.jpg">http://media.grutinet.com/articulos/lg/lg_102485_1.jpg</text:a></text:p>
          </table:table-cell>
          <table:table-cell table:style-name="ce1"/>
          <table:table-cell table:number-columns-repeated="8" table:style-name="ce2"/>
          <table:table-cell table:number-columns-repeated="16354"/>
        </table:table-row>
        <table:table-row table:style-name="ro1">
          <table:table-cell office:value-type="float" office:value="102486" table:style-name="ce1">
            <text:p>102486</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CESAR PENE REALÍSTICO 17,5CM</text:p>
          </table:table-cell>
          <table:table-cell office:value-type="string" table:style-name="ce2">
            <text:p>ALIVE</text:p>
          </table:table-cell>
          <table:table-cell office:value-type="string" table:style-name="ce3">
            <text:p>CESAR</text:p>
            <text:p/>
            <text:p>¡Nunca ha existido nada igual! - <text:s/>¡La ficción supera la realidad!</text:p>
            <text:p/>
            <text:p>Cesar proporciona las sensaciones más naturales que hayas probado nunca.</text:p>
            <text:p/>
            <text:p>Relieves más realistas, textura real inmejorablemente; hará más apasionados tus momentos a solas.</text:p>
            <text:p/>
            <text:p>Disfruta de este juguete como si tuvieras uno de verdad en tus manos.<text:s/></text:p>
            <text:p/>
            <text:p>Deja volar tu imaginación y alucina con su textura inigualable de suavidad y tacto de seda.</text:p>
            <text:p/>
            <text:p>Potente ventosa de sujeción para que lo disfrutes donde quieras, en la posición que mejor se adapte a ti.<text:s/></text:p>
            <text:p/>
            <text:p>Material revolucionario: Cesar es el primer realistic del mercado <text:s/>hecho de material Future Skin.</text:p>
            <text:p/>
            <text:p>¿En qué consiste?</text:p>
            <text:p/>
            <text:p>Totalmente tacto de piel.</text:p>
            <text:p/>
            <text:p>Éste material no tiene la necesidad de añadir agentes de refuerzo, estabilizantes o sistemas de curación.</text:p>
            <text:p/>
            <text:p>Molde producido mediante sistema por inyección.</text:p>
            <text:p/>
            <text:p>ECO: Al ser fácilmente procesado, consume menos energía y se logra un control más estrecho de la calidad del producto.</text:p>
            <text:p/>
            <text:p>Dimensiones: 17,75 x 4 cm</text:p>
            <text:p/>
          </table:table-cell>
          <table:table-cell office:value-type="float" office:value="38.93" table:style-name="ce1">
            <text:p>38,93</text:p>
          </table:table-cell>
          <table:table-cell office:value-type="float" office:value="15.57" table:style-name="ce1">
            <text:p>15,5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86.jpg">http://media.grutinet.com/articulos/gr/gr_102486.jpg</text:a></text:p>
          </table:table-cell>
          <table:table-cell office:value-type="string" table:style-name="ce4">
            <text:p><text:a xlink:href="http://media.grutinet.com/articulos/bu/bu_102486.jpg">http://media.grutinet.com/articulos/bu/bu_102486.jpg</text:a></text:p>
          </table:table-cell>
          <table:table-cell office:value-type="string" table:style-name="ce4">
            <text:p><text:a xlink:href="http://media.grutinet.com/articulos/or/or_102486.jpg">http://media.grutinet.com/articulos/or/or_102486.jpg</text:a></text:p>
          </table:table-cell>
          <table:table-cell office:value-type="string" table:style-name="ce2">
            <text:p>15,57</text:p>
          </table:table-cell>
          <table:table-cell office:value-type="string" table:style-name="ce4">
            <text:p><text:a xlink:href="http://media.grutinet.com/articulos/lg/lg_102486_0.jpg">http://media.grutinet.com/articulos/lg/lg_102486_0.jpg</text:a></text:p>
          </table:table-cell>
          <table:table-cell office:value-type="string" table:style-name="ce4">
            <text:p><text:a xlink:href="http://media.grutinet.com/articulos/lg/lg_102486_1.jpg">http://media.grutinet.com/articulos/lg/lg_102486_1.jpg</text:a></text:p>
          </table:table-cell>
          <table:table-cell table:style-name="ce1"/>
          <table:table-cell office:value-type="string" table:style-name="ce4">
            <text:p><text:a xlink:href="http://media.grutinet.com/articulos/lg/lg_102486_2.jpg">http://media.grutinet.com/articulos/lg/lg_102486_2.jpg</text:a></text:p>
          </table:table-cell>
          <table:table-cell office:value-type="string" table:style-name="ce4">
            <text:p><text:a xlink:href="http://media.grutinet.com/articulos/lg/lg_102486_3.jpg">http://media.grutinet.com/articulos/lg/lg_102486_3.jpg</text:a></text:p>
          </table:table-cell>
          <table:table-cell table:number-columns-repeated="6" table:style-name="ce2"/>
          <table:table-cell table:number-columns-repeated="16354"/>
        </table:table-row>
        <table:table-row table:style-name="ro1">
          <table:table-cell office:value-type="float" office:value="102490" table:style-name="ce1">
            <text:p>102490</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TWINS PENE REALÍSTICO DOBLE 30 CM</text:p>
          </table:table-cell>
          <table:table-cell office:value-type="string" table:style-name="ce2">
            <text:p>ALIVE</text:p>
          </table:table-cell>
          <table:table-cell office:value-type="string" table:style-name="ce3">
            <text:p>TWINS S</text:p>
            <text:p/>
            <text:p>Un diseño pensado para una deliciosa introducción.</text:p>
            <text:p/>
            <text:p>Placeres sin fin con este estimulador en silicona con tacto de terciopelo. Dotado de varias curvas, masajea las partes íntimas con eficacia.</text:p>
            <text:p/>
            <text:p>Se adapta de forma óptima y sin problemas a la anatomía.</text:p>
            <text:p/>
            <text:p>Medidas: 30 x 3 cm</text:p>
            <text:p/>
            <text:p>Material: Silicona</text:p>
            <text:p/>
          </table:table-cell>
          <table:table-cell office:value-type="float" office:value="31.77" table:style-name="ce1">
            <text:p>31,77</text:p>
          </table:table-cell>
          <table:table-cell office:value-type="float" office:value="12.71" table:style-name="ce1">
            <text:p>12,71</text:p>
          </table:table-cell>
          <table:table-cell office:value-type="string" table:style-name="ce2">
            <text:p>SI</text:p>
          </table:table-cell>
          <table:table-cell office:value-type="float" office:value="4" table:style-name="ce1">
            <text:p>4</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90.jpg">http://media.grutinet.com/articulos/gr/gr_102490.jpg</text:a></text:p>
          </table:table-cell>
          <table:table-cell office:value-type="string" table:style-name="ce4">
            <text:p><text:a xlink:href="http://media.grutinet.com/articulos/bu/bu_102490.jpg">http://media.grutinet.com/articulos/bu/bu_102490.jpg</text:a></text:p>
          </table:table-cell>
          <table:table-cell office:value-type="string" table:style-name="ce4">
            <text:p><text:a xlink:href="http://media.grutinet.com/articulos/or/or_102490.jpg">http://media.grutinet.com/articulos/or/or_102490.jpg</text:a></text:p>
          </table:table-cell>
          <table:table-cell office:value-type="string" table:style-name="ce2">
            <text:p>12,71</text:p>
          </table:table-cell>
          <table:table-cell office:value-type="string" table:style-name="ce4">
            <text:p><text:a xlink:href="http://media.grutinet.com/articulos/lg/lg_102490_0.jpg">http://media.grutinet.com/articulos/lg/lg_102490_0.jpg</text:a></text:p>
          </table:table-cell>
          <table:table-cell office:value-type="string" table:style-name="ce4">
            <text:p><text:a xlink:href="http://media.grutinet.com/articulos/lg/lg_102490_1.jpg">http://media.grutinet.com/articulos/lg/lg_102490_1.jpg</text:a></text:p>
          </table:table-cell>
          <table:table-cell table:style-name="ce1"/>
          <table:table-cell table:number-columns-repeated="8" table:style-name="ce2"/>
          <table:table-cell table:number-columns-repeated="16354"/>
        </table:table-row>
        <table:table-row table:style-name="ro1">
          <table:table-cell office:value-type="float" office:value="102492" table:style-name="ce1">
            <text:p>102492</text:p>
          </table:table-cell>
          <table:table-cell office:value-type="string" table:style-name="ce2">
            <text:p>JUGUETES XXX</text:p>
          </table:table-cell>
          <table:table-cell office:value-type="string" table:style-name="ce2">
            <text:p>Juguetes XXX</text:p>
          </table:table-cell>
          <table:table-cell office:value-type="string" table:style-name="ce2">
            <text:p>DILDOS</text:p>
          </table:table-cell>
          <table:table-cell office:value-type="string" table:style-name="ce2">
            <text:p>Dildos</text:p>
          </table:table-cell>
          <table:table-cell office:value-type="string" table:style-name="ce2">
            <text:p>HITSENS 3 - DILDO SILICONA DOBLE DENSIDAD MORADO</text:p>
          </table:table-cell>
          <table:table-cell office:value-type="string" table:style-name="ce2">
            <text:p>ADRIEN LASTIC</text:p>
          </table:table-cell>
          <table:table-cell table:style-name="ce2"/>
          <table:table-cell office:value-type="float" office:value="39.450000000000003" table:style-name="ce1">
            <text:p>39,45</text:p>
          </table:table-cell>
          <table:table-cell office:value-type="float" office:value="13.15" table:style-name="ce1">
            <text:p>13,15</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92.jpg">http://media.grutinet.com/articulos/gr/gr_102492.jpg</text:a></text:p>
          </table:table-cell>
          <table:table-cell office:value-type="string" table:style-name="ce4">
            <text:p><text:a xlink:href="http://media.grutinet.com/articulos/bu/bu_102492.jpg">http://media.grutinet.com/articulos/bu/bu_102492.jpg</text:a></text:p>
          </table:table-cell>
          <table:table-cell office:value-type="string" table:style-name="ce4">
            <text:p><text:a xlink:href="http://media.grutinet.com/articulos/or/or_102492.jpg">http://media.grutinet.com/articulos/or/or_102492.jpg</text:a></text:p>
          </table:table-cell>
          <table:table-cell office:value-type="string" table:style-name="ce2">
            <text:p>13,15</text:p>
          </table:table-cell>
          <table:table-cell office:value-type="string" table:style-name="ce4">
            <text:p><text:a xlink:href="http://media.grutinet.com/articulos/lg/lg_102492_0.jpg">http://media.grutinet.com/articulos/lg/lg_102492_0.jpg</text:a></text:p>
          </table:table-cell>
          <table:table-cell office:value-type="string" table:style-name="ce4">
            <text:p><text:a xlink:href="http://media.grutinet.com/articulos/lg/lg_102492_1.jpg">http://media.grutinet.com/articulos/lg/lg_102492_1.jpg</text:a></text:p>
          </table:table-cell>
          <table:table-cell table:style-name="ce1"/>
          <table:table-cell table:number-columns-repeated="8" table:style-name="ce2"/>
          <table:table-cell table:number-columns-repeated="16354"/>
        </table:table-row>
        <table:table-row table:style-name="ro1">
          <table:table-cell office:value-type="float" office:value="102493" table:style-name="ce1">
            <text:p>102493</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ALFIE PENE REALÍSTICO 18,6CM</text:p>
          </table:table-cell>
          <table:table-cell office:value-type="string" table:style-name="ce2">
            <text:p>ALIVE</text:p>
          </table:table-cell>
          <table:table-cell office:value-type="string" table:style-name="ce3">
            <text:p>ALFIE</text:p>
            <text:p/>
            <text:p>Una opción ideal para la satisfacción anal o vaginal. <text:s/>Acabado sedoso, con una base con ventosa para placeres manos libres.</text:p>
            <text:p/>
            <text:p>Recomendación: utilizar con lubricante y lavar con jabón neutro antes y después de cada utilización.<text:s/></text:p>
            <text:p/>
            <text:p>Dimensiones: 18,6 x 4,5 cm</text:p>
            <text:p/>
          </table:table-cell>
          <table:table-cell office:value-type="float" office:value="24.98" table:style-name="ce1">
            <text:p>24,98</text:p>
          </table:table-cell>
          <table:table-cell office:value-type="float" office:value="11.58" table:style-name="ce1">
            <text:p>11,58</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93.jpg">http://media.grutinet.com/articulos/gr/gr_102493.jpg</text:a></text:p>
          </table:table-cell>
          <table:table-cell office:value-type="string" table:style-name="ce4">
            <text:p><text:a xlink:href="http://media.grutinet.com/articulos/bu/bu_102493.jpg">http://media.grutinet.com/articulos/bu/bu_102493.jpg</text:a></text:p>
          </table:table-cell>
          <table:table-cell office:value-type="string" table:style-name="ce4">
            <text:p><text:a xlink:href="http://media.grutinet.com/articulos/or/or_102493.jpg">http://media.grutinet.com/articulos/or/or_102493.jpg</text:a></text:p>
          </table:table-cell>
          <table:table-cell office:value-type="string" table:style-name="ce2">
            <text:p>11,57</text:p>
          </table:table-cell>
          <table:table-cell office:value-type="string" table:style-name="ce4">
            <text:p><text:a xlink:href="http://media.grutinet.com/articulos/lg/lg_102493_0.jpg">http://media.grutinet.com/articulos/lg/lg_102493_0.jpg</text:a></text:p>
          </table:table-cell>
          <table:table-cell office:value-type="string" table:style-name="ce4">
            <text:p><text:a xlink:href="http://media.grutinet.com/articulos/lg/lg_102493_1.jpg">http://media.grutinet.com/articulos/lg/lg_102493_1.jpg</text:a></text:p>
          </table:table-cell>
          <table:table-cell table:style-name="ce1"/>
          <table:table-cell table:number-columns-repeated="8" table:style-name="ce2"/>
          <table:table-cell table:number-columns-repeated="16354"/>
        </table:table-row>
        <table:table-row table:style-name="ro1">
          <table:table-cell office:value-type="float" office:value="102498" table:style-name="ce1">
            <text:p>102498</text:p>
          </table:table-cell>
          <table:table-cell office:value-type="string" table:style-name="ce2">
            <text:p>JUGUETES XXX</text:p>
          </table:table-cell>
          <table:table-cell office:value-type="string" table:style-name="ce2">
            <text:p>Juguetes XXX</text:p>
          </table:table-cell>
          <table:table-cell office:value-type="string" table:style-name="ce2">
            <text:p>ACCESORIOS PENE</text:p>
          </table:table-cell>
          <table:table-cell office:value-type="string" table:style-name="ce2">
            <text:p>Accesorios Pene</text:p>
          </table:table-cell>
          <table:table-cell office:value-type="string" table:style-name="ce2">
            <text:p>ALIVE DOUBLE DING RING - ANILLO VIBRADOR</text:p>
          </table:table-cell>
          <table:table-cell office:value-type="string" table:style-name="ce2">
            <text:p>ALIVE</text:p>
          </table:table-cell>
          <table:table-cell office:value-type="string" table:style-name="ce3">
            <text:p>DOUBLE DING RING</text:p>
            <text:p/>
            <text:p>Disfruta en pareja con este anillo doble para doble estimulación y déjate llevar por el placer.</text:p>
            <text:p/>
            <text:p/>
            <text:p><text:s/>Material: TPR</text:p>
            <text:p><text:s/>Medidas:9,5 x 1,1 cm</text:p>
            <text:p><text:s/>1 función de vibración.</text:p>
            <text:p><text:s/>Pilas: 2 x AG3</text:p>
            <text:p/>
            <text:p/>
          </table:table-cell>
          <table:table-cell office:value-type="float" office:value="15.9" table:style-name="ce1">
            <text:p>15,9</text:p>
          </table:table-cell>
          <table:table-cell office:value-type="float" office:value="5.57" table:style-name="ce1">
            <text:p>5,5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498.jpg">http://media.grutinet.com/articulos/gr/gr_102498.jpg</text:a></text:p>
          </table:table-cell>
          <table:table-cell office:value-type="string" table:style-name="ce4">
            <text:p><text:a xlink:href="http://media.grutinet.com/articulos/bu/bu_102498.jpg">http://media.grutinet.com/articulos/bu/bu_102498.jpg</text:a></text:p>
          </table:table-cell>
          <table:table-cell office:value-type="string" table:style-name="ce4">
            <text:p><text:a xlink:href="http://media.grutinet.com/articulos/or/or_102498.jpg">http://media.grutinet.com/articulos/or/or_102498.jpg</text:a></text:p>
          </table:table-cell>
          <table:table-cell office:value-type="string" table:style-name="ce2">
            <text:p>5,57</text:p>
          </table:table-cell>
          <table:table-cell office:value-type="string" table:style-name="ce4">
            <text:p><text:a xlink:href="http://media.grutinet.com/articulos/lg/lg_102498_0.jpg">http://media.grutinet.com/articulos/lg/lg_102498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501" table:style-name="ce1">
            <text:p>102501</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ALIVE MAGIC EGG 3.0 - ROSA</text:p>
          </table:table-cell>
          <table:table-cell office:value-type="string" table:style-name="ce2">
            <text:p>ALIVE</text:p>
          </table:table-cell>
          <table:table-cell office:value-type="string" table:style-name="ce3">
            <text:p>MAGIC EGG 3.0 PINK</text:p>
            <text:p/>
            <text:p>Sin duda, el huevo vibrador inalámbrico más pequeño del mercado con pilas AAA. Un placer mágico.</text:p>
            <text:p/>
            <text:p>Ergonómico, compacto, fiable, y súper potente, disfrute solo o en pareja del placer a distancia.</text:p>
            <text:p/>
            <text:p>10 velocidades a disfrutar en pareja. ¿Quién coge el mando?</text:p>
            <text:p/>
            <text:p/>
            <text:p><text:s/>Funciona con 2 pilas AAA.</text:p>
            <text:p><text:s/>Medidas: 7,3 x 3,6 cm</text:p>
            <text:p><text:s/>Material: Plástico ABS / Silicona</text:p>
            <text:p/>
            <text:p/>
          </table:table-cell>
          <table:table-cell office:value-type="float" office:value="28.63" table:style-name="ce1">
            <text:p>28,63</text:p>
          </table:table-cell>
          <table:table-cell office:value-type="float" office:value="11.45" table:style-name="ce1">
            <text:p>11,45</text:p>
          </table:table-cell>
          <table:table-cell office:value-type="string" table:style-name="ce2">
            <text:p>SI</text:p>
          </table:table-cell>
          <table:table-cell office:value-type="float" office:value="25" table:style-name="ce1">
            <text:p>2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01.jpg">http://media.grutinet.com/articulos/gr/gr_102501.jpg</text:a></text:p>
          </table:table-cell>
          <table:table-cell office:value-type="string" table:style-name="ce4">
            <text:p><text:a xlink:href="http://media.grutinet.com/articulos/bu/bu_102501.jpg">http://media.grutinet.com/articulos/bu/bu_102501.jpg</text:a></text:p>
          </table:table-cell>
          <table:table-cell office:value-type="string" table:style-name="ce4">
            <text:p><text:a xlink:href="http://media.grutinet.com/articulos/or/or_102501.jpg">http://media.grutinet.com/articulos/or/or_102501.jpg</text:a></text:p>
          </table:table-cell>
          <table:table-cell office:value-type="string" table:style-name="ce2">
            <text:p>11,45</text:p>
          </table:table-cell>
          <table:table-cell office:value-type="string" table:style-name="ce4">
            <text:p><text:a xlink:href="http://media.grutinet.com/articulos/lg/lg_102501_0.jpg">http://media.grutinet.com/articulos/lg/lg_102501_0.jpg</text:a></text:p>
          </table:table-cell>
          <table:table-cell office:value-type="string" table:style-name="ce4">
            <text:p><text:a xlink:href="http://media.grutinet.com/articulos/lg/lg_102501_1.jpg">http://media.grutinet.com/articulos/lg/lg_102501_1.jpg</text:a></text:p>
          </table:table-cell>
          <table:table-cell table:style-name="ce1"/>
          <table:table-cell table:number-columns-repeated="8" table:style-name="ce2"/>
          <table:table-cell table:number-columns-repeated="16354"/>
        </table:table-row>
        <table:table-row table:style-name="ro1">
          <table:table-cell office:value-type="float" office:value="102504" table:style-name="ce1">
            <text:p>102504</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ALIVE MAGIC EGG 3.0 - MORADO</text:p>
          </table:table-cell>
          <table:table-cell office:value-type="string" table:style-name="ce2">
            <text:p>ALIVE</text:p>
          </table:table-cell>
          <table:table-cell office:value-type="string" table:style-name="ce3">
            <text:p>MAGIC EGG 3.0 VIOLET</text:p>
            <text:p/>
            <text:p>Sin duda, el huevo vibrador inalámbrico más pequeño del mercado con pilas AAA. Un placer mágico.</text:p>
            <text:p/>
            <text:p>Ergonómico, compacto, fiable, y súper potente, disfrute solo o en pareja del placer a distancia.</text:p>
            <text:p/>
            <text:p>10 velocidades a disfrutar en pareja. ¿Quién coge el mando?</text:p>
            <text:p/>
            <text:p/>
            <text:p><text:s/>Funciona con 2 pilas AAA.</text:p>
            <text:p><text:s/>Medidas: 7,3 x 3,6 cm</text:p>
            <text:p><text:s/>Material: Plástico ABS / Silicona</text:p>
            <text:p/>
            <text:p/>
          </table:table-cell>
          <table:table-cell office:value-type="float" office:value="28.63" table:style-name="ce1">
            <text:p>28,63</text:p>
          </table:table-cell>
          <table:table-cell office:value-type="float" office:value="11.45" table:style-name="ce1">
            <text:p>11,45</text:p>
          </table:table-cell>
          <table:table-cell office:value-type="string" table:style-name="ce2">
            <text:p>SI</text:p>
          </table:table-cell>
          <table:table-cell office:value-type="float" office:value="25" table:style-name="ce1">
            <text:p>2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04.jpg">http://media.grutinet.com/articulos/gr/gr_102504.jpg</text:a></text:p>
          </table:table-cell>
          <table:table-cell office:value-type="string" table:style-name="ce4">
            <text:p><text:a xlink:href="http://media.grutinet.com/articulos/bu/bu_102504.jpg">http://media.grutinet.com/articulos/bu/bu_102504.jpg</text:a></text:p>
          </table:table-cell>
          <table:table-cell office:value-type="string" table:style-name="ce4">
            <text:p><text:a xlink:href="http://media.grutinet.com/articulos/or/or_102504.jpg">http://media.grutinet.com/articulos/or/or_102504.jpg</text:a></text:p>
          </table:table-cell>
          <table:table-cell office:value-type="string" table:style-name="ce2">
            <text:p>11,45</text:p>
          </table:table-cell>
          <table:table-cell office:value-type="string" table:style-name="ce4">
            <text:p><text:a xlink:href="http://media.grutinet.com/articulos/lg/lg_102504_0.jpg">http://media.grutinet.com/articulos/lg/lg_102504_0.jpg</text:a></text:p>
          </table:table-cell>
          <table:table-cell office:value-type="string" table:style-name="ce4">
            <text:p><text:a xlink:href="http://media.grutinet.com/articulos/lg/lg_102504_1.jpg">http://media.grutinet.com/articulos/lg/lg_102504_1.jpg</text:a></text:p>
          </table:table-cell>
          <table:table-cell table:style-name="ce1"/>
          <table:table-cell table:number-columns-repeated="8" table:style-name="ce2"/>
          <table:table-cell table:number-columns-repeated="16354"/>
        </table:table-row>
        <table:table-row table:style-name="ro1">
          <table:table-cell office:value-type="float" office:value="102506" table:style-name="ce1">
            <text:p>102506</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LIVE LUCY - VIBRADOR DE SILICONA</text:p>
          </table:table-cell>
          <table:table-cell office:value-type="string" table:style-name="ce2">
            <text:p>ALIVE</text:p>
          </table:table-cell>
          <table:table-cell office:value-type="string" table:style-name="ce3">
            <text:p>LUCY</text:p>
            <text:p/>
            <text:p>Elegante masajeador para las zonas íntimas de la mujer. Su forma ergonómica y tacto suave hará de tus momentos íntimos una delicia.</text:p>
            <text:p/>
            <text:p>Dotado de un sistema innovador de vibración, este masajeador es un excelente compañero para jugar y excitarte.</text:p>
            <text:p/>
            <text:p>Estimulador potente con una vibración extra en cada modo de vibración.</text:p>
            <text:p/>
            <text:p>CARACTERÍSTICAS:</text:p>
            <text:p/>
            <text:p/>
            <text:p><text:s/>Material: Silicona</text:p>
            <text:p><text:s/>Medidas: 18 x 3,3 cm</text:p>
            <text:p><text:s/>Baterías: 2*AAA</text:p>
            <text:p/>
            <text:p/>
          </table:table-cell>
          <table:table-cell office:value-type="float" office:value="29.93" table:style-name="ce1">
            <text:p>29,93</text:p>
          </table:table-cell>
          <table:table-cell office:value-type="float" office:value="13.38" table:style-name="ce1">
            <text:p>13,38</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06.jpg">http://media.grutinet.com/articulos/gr/gr_102506.jpg</text:a></text:p>
          </table:table-cell>
          <table:table-cell office:value-type="string" table:style-name="ce4">
            <text:p><text:a xlink:href="http://media.grutinet.com/articulos/bu/bu_102506.jpg">http://media.grutinet.com/articulos/bu/bu_102506.jpg</text:a></text:p>
          </table:table-cell>
          <table:table-cell office:value-type="string" table:style-name="ce4">
            <text:p><text:a xlink:href="http://media.grutinet.com/articulos/or/or_102506.jpg">http://media.grutinet.com/articulos/or/or_102506.jpg</text:a></text:p>
          </table:table-cell>
          <table:table-cell office:value-type="string" table:style-name="ce2">
            <text:p>13,37</text:p>
          </table:table-cell>
          <table:table-cell office:value-type="string" table:style-name="ce4">
            <text:p><text:a xlink:href="http://media.grutinet.com/articulos/lg/lg_102506_0.jpg">http://media.grutinet.com/articulos/lg/lg_102506_0.jpg</text:a></text:p>
          </table:table-cell>
          <table:table-cell office:value-type="string" table:style-name="ce4">
            <text:p><text:a xlink:href="http://media.grutinet.com/articulos/lg/lg_102506_1.jpg">http://media.grutinet.com/articulos/lg/lg_102506_1.jpg</text:a></text:p>
          </table:table-cell>
          <table:table-cell table:style-name="ce1"/>
          <table:table-cell table:number-columns-repeated="8" table:style-name="ce2"/>
          <table:table-cell table:number-columns-repeated="16354"/>
        </table:table-row>
        <table:table-row table:style-name="ro1">
          <table:table-cell office:value-type="float" office:value="102507" table:style-name="ce1">
            <text:p>102507</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DR. NO PENE REALÍSTICO CON VIBRACIÓN 18CM</text:p>
          </table:table-cell>
          <table:table-cell office:value-type="string" table:style-name="ce2">
            <text:p>ALIVE</text:p>
          </table:table-cell>
          <table:table-cell office:value-type="string" table:style-name="ce3">
            <text:p>DR. NO</text:p>
            <text:p/>
            <text:p>Una opción ideal para la satisfacción anal o vaginal. Acabado sedoso, con una base con ventosa para placeres manos libres. Recomendación: utilizar con lubricante y lavar con jabón neutro antes y después de cada utilización.</text:p>
            <text:p/>
            <text:p>3 modos distintos de vibración.</text:p>
            <text:p/>
            <text:p>Material: PVC</text:p>
            <text:p/>
            <text:p>Funciona con 3 pilas AAA</text:p>
            <text:p/>
            <text:p>Dimensiones: 18 x 4,6 cm</text:p>
            <text:p/>
          </table:table-cell>
          <table:table-cell office:value-type="float" office:value="36.4" table:style-name="ce1">
            <text:p>36,4</text:p>
          </table:table-cell>
          <table:table-cell office:value-type="float" office:value="14.56" table:style-name="ce1">
            <text:p>14,56</text:p>
          </table:table-cell>
          <table:table-cell office:value-type="string" table:style-name="ce2">
            <text:p>SI</text:p>
          </table:table-cell>
          <table:table-cell office:value-type="float" office:value="4" table:style-name="ce1">
            <text:p>4</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07.jpg">http://media.grutinet.com/articulos/gr/gr_102507.jpg</text:a></text:p>
          </table:table-cell>
          <table:table-cell office:value-type="string" table:style-name="ce4">
            <text:p><text:a xlink:href="http://media.grutinet.com/articulos/bu/bu_102507.jpg">http://media.grutinet.com/articulos/bu/bu_102507.jpg</text:a></text:p>
          </table:table-cell>
          <table:table-cell office:value-type="string" table:style-name="ce4">
            <text:p><text:a xlink:href="http://media.grutinet.com/articulos/or/or_102507.jpg">http://media.grutinet.com/articulos/or/or_102507.jpg</text:a></text:p>
          </table:table-cell>
          <table:table-cell office:value-type="string" table:style-name="ce2">
            <text:p>14,56</text:p>
          </table:table-cell>
          <table:table-cell office:value-type="string" table:style-name="ce4">
            <text:p><text:a xlink:href="http://media.grutinet.com/articulos/lg/lg_102507_0.jpg">http://media.grutinet.com/articulos/lg/lg_102507_0.jpg</text:a></text:p>
          </table:table-cell>
          <table:table-cell office:value-type="string" table:style-name="ce4">
            <text:p><text:a xlink:href="http://media.grutinet.com/articulos/lg/lg_102507_1.jpg">http://media.grutinet.com/articulos/lg/lg_102507_1.jpg</text:a></text:p>
          </table:table-cell>
          <table:table-cell table:style-name="ce1"/>
          <table:table-cell table:number-columns-repeated="8" table:style-name="ce2"/>
          <table:table-cell table:number-columns-repeated="16354"/>
        </table:table-row>
        <table:table-row table:style-name="ro1">
          <table:table-cell office:value-type="float" office:value="102508" table:style-name="ce1">
            <text:p>102508</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ALIVE ARROW - PLUG ANAL DE SILICONA</text:p>
          </table:table-cell>
          <table:table-cell office:value-type="string" table:style-name="ce2">
            <text:p>ALIVE</text:p>
          </table:table-cell>
          <table:table-cell office:value-type="string" table:style-name="ce3">
            <text:p>ARROW</text:p>
            <text:p/>
            <text:p>Placeres sin fin con este estimulador en silicona con tacto de terciopelo.</text:p>
            <text:p/>
            <text:p>Dotado de varias curvas, masajea las partes íntimas con eficacia.</text:p>
            <text:p/>
            <text:p>Se adapta de forma óptima y sin problemas a la anatomía.<text:s/></text:p>
            <text:p/>
            <text:p>Material: Silicona</text:p>
            <text:p/>
            <text:p>Medidas: 17 x 3 cm</text:p>
            <text:p><text:s/></text:p>
            <text:p/>
          </table:table-cell>
          <table:table-cell office:value-type="float" office:value="11.52" table:style-name="ce1">
            <text:p>11,52</text:p>
          </table:table-cell>
          <table:table-cell office:value-type="float" office:value="4.6100000000000003" table:style-name="ce1">
            <text:p>4,61</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08.jpg">http://media.grutinet.com/articulos/gr/gr_102508.jpg</text:a></text:p>
          </table:table-cell>
          <table:table-cell office:value-type="string" table:style-name="ce4">
            <text:p><text:a xlink:href="http://media.grutinet.com/articulos/bu/bu_102508.jpg">http://media.grutinet.com/articulos/bu/bu_102508.jpg</text:a></text:p>
          </table:table-cell>
          <table:table-cell office:value-type="string" table:style-name="ce4">
            <text:p><text:a xlink:href="http://media.grutinet.com/articulos/or/or_102508.jpg">http://media.grutinet.com/articulos/or/or_102508.jpg</text:a></text:p>
          </table:table-cell>
          <table:table-cell office:value-type="string" table:style-name="ce2">
            <text:p>4,61</text:p>
          </table:table-cell>
          <table:table-cell office:value-type="string" table:style-name="ce4">
            <text:p><text:a xlink:href="http://media.grutinet.com/articulos/lg/lg_102508_0.jpg">http://media.grutinet.com/articulos/lg/lg_102508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509" table:style-name="ce1">
            <text:p>102509</text:p>
          </table:table-cell>
          <table:table-cell office:value-type="string" table:style-name="ce2">
            <text:p>JUGUETES XXX</text:p>
          </table:table-cell>
          <table:table-cell office:value-type="string" table:style-name="ce2">
            <text:p>Juguetes XXX</text:p>
          </table:table-cell>
          <table:table-cell office:value-type="string" table:style-name="ce2">
            <text:p>DILDOS</text:p>
          </table:table-cell>
          <table:table-cell office:value-type="string" table:style-name="ce2">
            <text:p>Dildos</text:p>
          </table:table-cell>
          <table:table-cell office:value-type="string" table:style-name="ce2">
            <text:p>ALIVE BLACK HEART - ESTIMULADOR ANAL DE SILICONA</text:p>
          </table:table-cell>
          <table:table-cell office:value-type="string" table:style-name="ce2">
            <text:p>ALIVE</text:p>
          </table:table-cell>
          <table:table-cell office:value-type="string" table:style-name="ce3">
            <text:p>BLACK HEART</text:p>
            <text:p/>
            <text:p>ANAL PLEASURES</text:p>
            <text:p/>
            <text:p>Un diseño pensado para una deliciosa introducción.</text:p>
            <text:p/>
            <text:p>Placeres sin fin con este estimulador en silicona con tacto de terciopelo. Dotado de varias curvas, masajea las partes íntimas con eficacia. Se adapta de forma óptima y sin problemas a la anatomía.<text:s/></text:p>
            <text:p/>
            <text:p>Material: Silicona</text:p>
            <text:p/>
            <text:p>Medidas: 10 x 3,6 cm</text:p>
            <text:p/>
          </table:table-cell>
          <table:table-cell office:value-type="float" office:value="14.34" table:style-name="ce1">
            <text:p>14,34</text:p>
          </table:table-cell>
          <table:table-cell office:value-type="float" office:value="5.73" table:style-name="ce1">
            <text:p>5,73</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09.jpg">http://media.grutinet.com/articulos/gr/gr_102509.jpg</text:a></text:p>
          </table:table-cell>
          <table:table-cell office:value-type="string" table:style-name="ce4">
            <text:p><text:a xlink:href="http://media.grutinet.com/articulos/bu/bu_102509.jpg">http://media.grutinet.com/articulos/bu/bu_102509.jpg</text:a></text:p>
          </table:table-cell>
          <table:table-cell office:value-type="string" table:style-name="ce4">
            <text:p><text:a xlink:href="http://media.grutinet.com/articulos/or/or_102509.jpg">http://media.grutinet.com/articulos/or/or_102509.jpg</text:a></text:p>
          </table:table-cell>
          <table:table-cell office:value-type="string" table:style-name="ce2">
            <text:p>5,73</text:p>
          </table:table-cell>
          <table:table-cell office:value-type="string" table:style-name="ce4">
            <text:p><text:a xlink:href="http://media.grutinet.com/articulos/lg/lg_102509_0.jpg">http://media.grutinet.com/articulos/lg/lg_102509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2510" table:style-name="ce1">
            <text:p>102510</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ALIVE GO PEARL - BOLAS DE SILICONA<text:s/></text:p>
          </table:table-cell>
          <table:table-cell office:value-type="string" table:style-name="ce2">
            <text:p>ALIVE</text:p>
          </table:table-cell>
          <table:table-cell office:value-type="string" table:style-name="ce3">
            <text:p>GO PEARL</text:p>
            <text:p/>
            <text:p>Placeres sin fin con este estimulador en silicona con tacto de terciopelo. Dotado de varias curvas, masajea las partes íntimas con eficacia. Se adapta de forma óptima y sin problemas a la anatomía.<text:s/></text:p>
            <text:p/>
            <text:p>Material: Silicona</text:p>
            <text:p/>
            <text:p>Medidas: 18 x 3,1 cm</text:p>
            <text:p/>
            <text:p><text:s/></text:p>
            <text:p/>
          </table:table-cell>
          <table:table-cell office:value-type="float" office:value="10.5" table:style-name="ce1">
            <text:p>10,5</text:p>
          </table:table-cell>
          <table:table-cell office:value-type="float" office:value="4.79" table:style-name="ce1">
            <text:p>4,79</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10.jpg">http://media.grutinet.com/articulos/gr/gr_102510.jpg</text:a></text:p>
          </table:table-cell>
          <table:table-cell office:value-type="string" table:style-name="ce4">
            <text:p><text:a xlink:href="http://media.grutinet.com/articulos/bu/bu_102510.jpg">http://media.grutinet.com/articulos/bu/bu_102510.jpg</text:a></text:p>
          </table:table-cell>
          <table:table-cell office:value-type="string" table:style-name="ce4">
            <text:p><text:a xlink:href="http://media.grutinet.com/articulos/or/or_102510.jpg">http://media.grutinet.com/articulos/or/or_102510.jpg</text:a></text:p>
          </table:table-cell>
          <table:table-cell office:value-type="string" table:style-name="ce2">
            <text:p>4,79</text:p>
          </table:table-cell>
          <table:table-cell office:value-type="string" table:style-name="ce4">
            <text:p><text:a xlink:href="http://media.grutinet.com/articulos/lg/lg_102510_0.jpg">http://media.grutinet.com/articulos/lg/lg_102510_0.jpg</text:a></text:p>
          </table:table-cell>
          <table:table-cell office:value-type="string" table:style-name="ce4">
            <text:p><text:a xlink:href="http://media.grutinet.com/articulos/lg/lg_102510_1.jpg">http://media.grutinet.com/articulos/lg/lg_102510_1.jpg</text:a></text:p>
          </table:table-cell>
          <table:table-cell table:style-name="ce1"/>
          <table:table-cell table:number-columns-repeated="8" table:style-name="ce2"/>
          <table:table-cell table:number-columns-repeated="16354"/>
        </table:table-row>
        <table:table-row table:style-name="ro1">
          <table:table-cell office:value-type="float" office:value="102511" table:style-name="ce1">
            <text:p>102511</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ALIVE BUBBLE-CHAIN - BOLAS ANALES SILICONA MORADO</text:p>
          </table:table-cell>
          <table:table-cell office:value-type="string" table:style-name="ce2">
            <text:p>ALIVE</text:p>
          </table:table-cell>
          <table:table-cell office:value-type="string" table:style-name="ce3">
            <text:p>BUBBLE-CHAIN<text:s/></text:p>
            <text:p/>
            <text:p>SOFT RELIEFS</text:p>
            <text:p/>
            <text:p>Un diseño pensado para una deliciosa introducción.</text:p>
            <text:p/>
            <text:p>Placeres sin fin con este estimulador en silicona con tacto de terciopelo. Dotado de varias curvas, masajea las partes íntimas con eficacia. Se adapta de forma óptima y sin problemas a la anatomía.<text:s/></text:p>
            <text:p/>
            <text:p>Material: Silicona</text:p>
            <text:p/>
            <text:p>Medidas: 15 x 3 cm</text:p>
            <text:p/>
          </table:table-cell>
          <table:table-cell office:value-type="float" office:value="10.9" table:style-name="ce1">
            <text:p>10,9</text:p>
          </table:table-cell>
          <table:table-cell office:value-type="float" office:value="5.14" table:style-name="ce1">
            <text:p>5,1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11.jpg">http://media.grutinet.com/articulos/gr/gr_102511.jpg</text:a></text:p>
          </table:table-cell>
          <table:table-cell office:value-type="string" table:style-name="ce4">
            <text:p><text:a xlink:href="http://media.grutinet.com/articulos/bu/bu_102511.jpg">http://media.grutinet.com/articulos/bu/bu_102511.jpg</text:a></text:p>
          </table:table-cell>
          <table:table-cell office:value-type="string" table:style-name="ce4">
            <text:p><text:a xlink:href="http://media.grutinet.com/articulos/or/or_102511.jpg">http://media.grutinet.com/articulos/or/or_102511.jpg</text:a></text:p>
          </table:table-cell>
          <table:table-cell office:value-type="string" table:style-name="ce2">
            <text:p>5,14</text:p>
          </table:table-cell>
          <table:table-cell office:value-type="string" table:style-name="ce4">
            <text:p><text:a xlink:href="http://media.grutinet.com/articulos/lg/lg_102511_0.jpg">http://media.grutinet.com/articulos/lg/lg_102511_0.jpg</text:a></text:p>
          </table:table-cell>
          <table:table-cell office:value-type="string" table:style-name="ce4">
            <text:p><text:a xlink:href="http://media.grutinet.com/articulos/lg/lg_102511_1.jpg">http://media.grutinet.com/articulos/lg/lg_102511_1.jpg</text:a></text:p>
          </table:table-cell>
          <table:table-cell table:style-name="ce1"/>
          <table:table-cell table:number-columns-repeated="8" table:style-name="ce2"/>
          <table:table-cell table:number-columns-repeated="16354"/>
        </table:table-row>
        <table:table-row table:style-name="ro1">
          <table:table-cell office:value-type="float" office:value="102512" table:style-name="ce1">
            <text:p>102512</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LIVE BIFUN - VIBRADOR DOBLE ESTIMULACIÓN</text:p>
          </table:table-cell>
          <table:table-cell office:value-type="string" table:style-name="ce2">
            <text:p>ALIVE</text:p>
          </table:table-cell>
          <table:table-cell office:value-type="string" table:style-name="ce3">
            <text:p>BIFUN</text:p>
            <text:p/>
            <text:p>Doble Estimulación</text:p>
            <text:p/>
            <text:p>Dildo con vibración y curvas, ideal para el punto G y la estimulación del clítoris.</text:p>
            <text:p/>
            <text:p/>
            <text:p><text:s/>Material: Silicona</text:p>
            <text:p><text:s/>Medidas: 10,5 x 2,9 cm</text:p>
            <text:p><text:s/>1 función de vibración</text:p>
            <text:p><text:s/>PIlas: 3 x LR44</text:p>
            <text:p/>
            <text:p/>
          </table:table-cell>
          <table:table-cell office:value-type="float" office:value="23.52" table:style-name="ce1">
            <text:p>23,52</text:p>
          </table:table-cell>
          <table:table-cell office:value-type="float" office:value="9.41" table:style-name="ce1">
            <text:p>9,41</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12.jpg">http://media.grutinet.com/articulos/gr/gr_102512.jpg</text:a></text:p>
          </table:table-cell>
          <table:table-cell office:value-type="string" table:style-name="ce4">
            <text:p><text:a xlink:href="http://media.grutinet.com/articulos/bu/bu_102512.jpg">http://media.grutinet.com/articulos/bu/bu_102512.jpg</text:a></text:p>
          </table:table-cell>
          <table:table-cell office:value-type="string" table:style-name="ce4">
            <text:p><text:a xlink:href="http://media.grutinet.com/articulos/or/or_102512.jpg">http://media.grutinet.com/articulos/or/or_102512.jpg</text:a></text:p>
          </table:table-cell>
          <table:table-cell office:value-type="string" table:style-name="ce2">
            <text:p>9,41</text:p>
          </table:table-cell>
          <table:table-cell office:value-type="string" table:style-name="ce4">
            <text:p><text:a xlink:href="http://media.grutinet.com/articulos/lg/lg_102512_0.jpg">http://media.grutinet.com/articulos/lg/lg_102512_0.jpg</text:a></text:p>
          </table:table-cell>
          <table:table-cell office:value-type="string" table:style-name="ce4">
            <text:p><text:a xlink:href="http://media.grutinet.com/articulos/lg/lg_102512_1.jpg">http://media.grutinet.com/articulos/lg/lg_102512_1.jpg</text:a></text:p>
          </table:table-cell>
          <table:table-cell table:style-name="ce1"/>
          <table:table-cell office:value-type="string" table:style-name="ce4">
            <text:p><text:a xlink:href="http://media.grutinet.com/articulos/lg/lg_102512_2.jpg">http://media.grutinet.com/articulos/lg/lg_102512_2.jpg</text:a></text:p>
          </table:table-cell>
          <table:table-cell office:value-type="string" table:style-name="ce4">
            <text:p><text:a xlink:href="http://media.grutinet.com/articulos/lg/lg_102512_3.jpg">http://media.grutinet.com/articulos/lg/lg_102512_3.jpg</text:a></text:p>
          </table:table-cell>
          <table:table-cell table:number-columns-repeated="6" table:style-name="ce2"/>
          <table:table-cell table:number-columns-repeated="16354"/>
        </table:table-row>
        <table:table-row table:style-name="ro1">
          <table:table-cell office:value-type="float" office:value="102513" table:style-name="ce1">
            <text:p>10251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ALIVE LANCE - VIBRADOR DE SILICONA</text:p>
          </table:table-cell>
          <table:table-cell office:value-type="string" table:style-name="ce2">
            <text:p>ALIVE</text:p>
          </table:table-cell>
          <table:table-cell office:value-type="string" table:style-name="ce3">
            <text:p>LANCE</text:p>
            <text:p/>
            <text:p>Placeres sin fin con este estimulador en silicona con tacto de terciopelo.</text:p>
            <text:p/>
            <text:p>Dotado de varias curvas, masajea las partes íntimas con eficacia.</text:p>
            <text:p/>
            <text:p>Se adapta de forma óptima y sin problemas a la anatomía.</text:p>
            <text:p/>
            <text:p/>
            <text:p><text:s/>Material: Silicona</text:p>
            <text:p><text:s/>Medidas: 14 x 3,6 cm</text:p>
            <text:p><text:s/>1 función de vibración</text:p>
            <text:p><text:s/>Pilas: 3 x AG13</text:p>
            <text:p/>
            <text:p/>
          </table:table-cell>
          <table:table-cell office:value-type="float" office:value="21.37" table:style-name="ce1">
            <text:p>21,37</text:p>
          </table:table-cell>
          <table:table-cell office:value-type="float" office:value="8.5500000000000007" table:style-name="ce1">
            <text:p>8,55</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13.jpg">http://media.grutinet.com/articulos/gr/gr_102513.jpg</text:a></text:p>
          </table:table-cell>
          <table:table-cell office:value-type="string" table:style-name="ce4">
            <text:p><text:a xlink:href="http://media.grutinet.com/articulos/bu/bu_102513.jpg">http://media.grutinet.com/articulos/bu/bu_102513.jpg</text:a></text:p>
          </table:table-cell>
          <table:table-cell office:value-type="string" table:style-name="ce4">
            <text:p><text:a xlink:href="http://media.grutinet.com/articulos/or/or_102513.jpg">http://media.grutinet.com/articulos/or/or_102513.jpg</text:a></text:p>
          </table:table-cell>
          <table:table-cell office:value-type="string" table:style-name="ce2">
            <text:p>8,55</text:p>
          </table:table-cell>
          <table:table-cell office:value-type="string" table:style-name="ce4">
            <text:p><text:a xlink:href="http://media.grutinet.com/articulos/lg/lg_102513_0.jpg">http://media.grutinet.com/articulos/lg/lg_102513_0.jpg</text:a></text:p>
          </table:table-cell>
          <table:table-cell office:value-type="string" table:style-name="ce4">
            <text:p><text:a xlink:href="http://media.grutinet.com/articulos/lg/lg_102513_1.jpg">http://media.grutinet.com/articulos/lg/lg_102513_1.jpg</text:a></text:p>
          </table:table-cell>
          <table:table-cell table:style-name="ce1"/>
          <table:table-cell table:number-columns-repeated="8" table:style-name="ce2"/>
          <table:table-cell table:number-columns-repeated="16354"/>
        </table:table-row>
        <table:table-row table:style-name="ro1">
          <table:table-cell office:value-type="float" office:value="102514" table:style-name="ce1">
            <text:p>102514</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ALIVE TWINS PENE REALÍSTICO DOBLE 40 CM</text:p>
          </table:table-cell>
          <table:table-cell office:value-type="string" table:style-name="ce2">
            <text:p>ALIVE</text:p>
          </table:table-cell>
          <table:table-cell office:value-type="string" table:style-name="ce3">
            <text:p>TWINS L</text:p>
            <text:p/>
            <text:p>Un diseño pensado para una deliciosa introducción. <text:s/>Prueba este tamaño XXL.</text:p>
            <text:p/>
            <text:p>Placeres sin fin con este estimulador en silicona con tacto de terciopelo. Dotado de varias curvas, masajea las partes íntimas con eficacia.</text:p>
            <text:p/>
            <text:p>Se adapta de forma óptima y sin problemas a la anatomía.</text:p>
            <text:p/>
            <text:p>Medidas: 40 x 4,7 cm</text:p>
            <text:p/>
            <text:p>Material: Silicona</text:p>
            <text:p/>
          </table:table-cell>
          <table:table-cell office:value-type="float" office:value="52.05" table:style-name="ce1">
            <text:p>52,05</text:p>
          </table:table-cell>
          <table:table-cell office:value-type="float" office:value="20.82" table:style-name="ce1">
            <text:p>20,8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514.jpg">http://media.grutinet.com/articulos/gr/gr_102514.jpg</text:a></text:p>
          </table:table-cell>
          <table:table-cell office:value-type="string" table:style-name="ce4">
            <text:p><text:a xlink:href="http://media.grutinet.com/articulos/bu/bu_102514.jpg">http://media.grutinet.com/articulos/bu/bu_102514.jpg</text:a></text:p>
          </table:table-cell>
          <table:table-cell office:value-type="string" table:style-name="ce4">
            <text:p><text:a xlink:href="http://media.grutinet.com/articulos/or/or_102514.jpg">http://media.grutinet.com/articulos/or/or_102514.jpg</text:a></text:p>
          </table:table-cell>
          <table:table-cell office:value-type="string" table:style-name="ce2">
            <text:p>20,82</text:p>
          </table:table-cell>
          <table:table-cell office:value-type="string" table:style-name="ce4">
            <text:p><text:a xlink:href="http://media.grutinet.com/articulos/lg/lg_102514_0.jpg">http://media.grutinet.com/articulos/lg/lg_102514_0.jpg</text:a></text:p>
          </table:table-cell>
          <table:table-cell office:value-type="string" table:style-name="ce4">
            <text:p><text:a xlink:href="http://media.grutinet.com/articulos/lg/lg_102514_1.jpg">http://media.grutinet.com/articulos/lg/lg_102514_1.jpg</text:a></text:p>
          </table:table-cell>
          <table:table-cell table:style-name="ce1"/>
          <table:table-cell table:number-columns-repeated="8" table:style-name="ce2"/>
          <table:table-cell table:number-columns-repeated="16354"/>
        </table:table-row>
        <table:table-row table:style-name="ro1">
          <table:table-cell office:value-type="float" office:value="102833" table:style-name="ce1">
            <text:p>10283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LELO - SORAYA 2 VIBRADOR ROSA INTENSO</text:p>
          </table:table-cell>
          <table:table-cell office:value-type="string" table:style-name="ce2">
            <text:p>LELO</text:p>
          </table:table-cell>
          <table:table-cell office:value-type="string" table:style-name="ce3">
            <text:p>LELO - SORAYA 2 VIBRATOR</text:p>
            <text:p/>
            <text:p>¡Vuela a nuevas alturas de intensa intimidad para un placer exquisito que te hará regresar por más!</text:p>
            <text:p/>
            <text:p>Este masajeador mejorado de doble acción redefine la satisfacción total. Combinando el punto G simultáneo y la estimulación del clítoris con un toque de lujo, SORAYA 2 es hermoso, poderoso y placentero: todo lo que desea, sin compromiso.</text:p>
            <text:p/>
            <text:p>DATOS TÉCNICOS</text:p>
            <text:p>- Carga: 2 horas a 5.0V 500mA</text:p>
            <text:p>- Tiempo de usuario: hasta 4 h</text:p>
            <text:p>- En espera: 90 días</text:p>
            <text:p>- Interfaz: 3 botones</text:p>
            <text:p>- Material: silicona, ABS</text:p>
            <text:p>- Tamaño: 220 x 85 x 44 mm</text:p>
            <text:p>- Longitud insertable: 110 mm</text:p>
            <text:p>- Peso: 182 g</text:p>
            <text:p/>
            <text:p>CÓMO UTILIZAR</text:p>
            <text:p>Asegúrese de que SORAYA 2 esté desbloqueado manteniendo presionados los botones + y - simultáneamente durante 3 segundos hasta que se encienda la luz. Presione el botón + para encender; presione nuevamente para aumentar la resistencia a la vibración.</text:p>
            <text:p>Presione el botón () para cambiar entre los 12 patrones de vibración. Presione el botón - para reducir la fuerza de vibración. Mantenga presionado el botón () para apagar.</text:p>
            <text:p/>
            <text:p>BENEFICIOS</text:p>
            <text:p>- Características de punta extendida.</text:p>
            <text:p>- Punta esculpida más ancha y gruesa para sensaciones mejoradas del punto G.</text:p>
            <text:p>- Estimulador externo ergonómico.</text:p>
            <text:p>- Estimulador externo totalmente flexible con un ángulo perfecto que se adapta a cada tipo de cuerpo.</text:p>
            <text:p>- Silicona extra suave Silicona ultra suave y segura para el cuerpo que es suave como la seda para un placer total.</text:p>
            <text:p>- 12 configuraciones de vibraciones potentes.</text:p>
            <text:p>- 12 configuraciones de vibración con funcionalidad mejorada para una intimidad versátil.</text:p>
            <text:p/>
            <text:p>RECARGABLE Y TOTALMENTE IMPERMEABLE</text:p>
            <text:p>- Usando el cable de carga USB suministrado, SORAYA 2 puede ir a donde quiera que vaya y el diseño suave e impermeable es increíblemente fácil de mantener limpio.</text:p>
            <text:p/>
          </table:table-cell>
          <table:table-cell office:value-type="float" office:value="219" table:style-name="ce1">
            <text:p>219</text:p>
          </table:table-cell>
          <table:table-cell office:value-type="float" office:value="101.43" table:style-name="ce1">
            <text:p>101,4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833.jpg">http://media.grutinet.com/articulos/gr/gr_102833.jpg</text:a></text:p>
          </table:table-cell>
          <table:table-cell office:value-type="string" table:style-name="ce4">
            <text:p><text:a xlink:href="http://media.grutinet.com/articulos/bu/bu_102833.jpg">http://media.grutinet.com/articulos/bu/bu_102833.jpg</text:a></text:p>
          </table:table-cell>
          <table:table-cell office:value-type="string" table:style-name="ce4">
            <text:p><text:a xlink:href="http://media.grutinet.com/articulos/or/or_102833.jpg">http://media.grutinet.com/articulos/or/or_102833.jpg</text:a></text:p>
          </table:table-cell>
          <table:table-cell office:value-type="string" table:style-name="ce2">
            <text:p>118,294</text:p>
          </table:table-cell>
          <table:table-cell office:value-type="string" table:style-name="ce4">
            <text:p><text:a xlink:href="http://media.grutinet.com/articulos/lg/lg_102833_0.jpg">http://media.grutinet.com/articulos/lg/lg_102833_0.jpg</text:a></text:p>
          </table:table-cell>
          <table:table-cell office:value-type="string" table:style-name="ce4">
            <text:p><text:a xlink:href="http://media.grutinet.com/articulos/lg/lg_102833_1.jpg">http://media.grutinet.com/articulos/lg/lg_102833_1.jpg</text:a></text:p>
          </table:table-cell>
          <table:table-cell table:style-name="ce1"/>
          <table:table-cell office:value-type="string" table:style-name="ce4">
            <text:p><text:a xlink:href="http://media.grutinet.com/articulos/lg/lg_102833_2.jpg">http://media.grutinet.com/articulos/lg/lg_102833_2.jpg</text:a></text:p>
          </table:table-cell>
          <table:table-cell table:number-columns-repeated="7" table:style-name="ce2"/>
          <table:table-cell table:number-columns-repeated="16354"/>
        </table:table-row>
        <table:table-row table:style-name="ro1">
          <table:table-cell office:value-type="float" office:value="102835" table:style-name="ce1">
            <text:p>102835</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 EL</text:p>
          </table:table-cell>
          <table:table-cell office:value-type="string" table:style-name="ce2">
            <text:p>Masturbadores El</text:p>
          </table:table-cell>
          <table:table-cell office:value-type="string" table:style-name="ce2">
            <text:p>LELO - F1S PROTOTYPE MASTURBADOR - NEGRO</text:p>
          </table:table-cell>
          <table:table-cell office:value-type="string" table:style-name="ce2">
            <text:p>LELO</text:p>
          </table:table-cell>
          <table:table-cell office:value-type="string" table:style-name="ce3">
            <text:p>LELO - F1S PROTOTYPE MASTURBATOR</text:p>
            <text:p/>
            <text:p>CONOCE EL ÚLTIMO OBJETO SEXUAL MASCULINO</text:p>
            <text:p>¡Ya está aquí la primera consola sextech de SenSonic para hombres! Con 10 sensores, la F1 es un gran salto para la humanidad.</text:p>
            <text:p/>
            <text:p>PLACER A TU OCIO</text:p>
            <text:p>Cierra la brecha entre la ciencia y el placer con F1, el masturbador masculino de próxima generación para hombres que te convierte en el dueño de tu destino.</text:p>
            <text:p/>
            <text:p>Usando potentes motores duales intensos, Cruise Control y la revolucionaria tecnología SenSonic de LELO, F1 te masajea con ondas sónicas profundamente satisfactorias para una experiencia sexual completamente nueva y completamente alucinante. Es un mundo completamente nuevo de placer de alto rendimiento.</text:p>
            <text:p/>
            <text:p>- Controles de intensidad simples para uso con una sola mano.</text:p>
            <text:p>- Cuerpo de aluminio con textura premium</text:p>
            <text:p>- Ranuras internas curvadas para sensaciones intensas</text:p>
            <text:p>- Silicona interna ergonómica y segura para el cuerpo</text:p>
            <text:p>- conectividad Bluetooth</text:p>
            <text:p>- 10 sensores de rendimiento de vanguardia</text:p>
            <text:p/>
            <text:p>CONTENIDO DESCARGABLE GRATUITO</text:p>
            <text:p>El SDK estará disponible a fines de 2019.</text:p>
            <text:p/>
            <text:p>¡La aplicación LELO DEMO gratuita está disponible para descargar para que pueda ver de qué es capaz este revolucionario producto de placer!</text:p>
            <text:p/>
            <text:p>NO TE PREOCUPES, SEA APLICADO</text:p>
            <text:p>Una aplicación de demostración exclusiva de LELO estará disponible para usted cuando se envíe su producto, compatible con iOS y Android. Conectada por Bluetooth, la aplicación le permite un mayor y más cercano control sobre su placer personal. ¡Con la aplicación, realmente pone el placer a su alcance!</text:p>
            <text:p/>
            <text:p>Acceda al kit del desarrollador</text:p>
            <text:p>El SDK exclusivo y de libre acceso le permite experimentar con los sofisticados sensores y la tecnología líder en la industria, y dar forma al futuro de su placer.</text:p>
            <text:p/>
            <text:p>App-Connected</text:p>
            <text:p>Conecte su dispositivo para probar la aplicación de demostración LELO: controle la configuración del dispositivo y obtenga una nueva visión de su rendimiento.</text:p>
            <text:p/>
            <text:p>Funda de silicona segura para el cuerpo</text:p>
            <text:p>Ultra suave y suave al tacto, F1s Red se ve elegante por fuera y se siente sexy por dentro.</text:p>
            <text:p/>
            <text:p>Potente placer</text:p>
            <text:p>La sensación alucinante de las ondas sónicas y la tecnología patentada Cruise Control hacen de F1s Red el mejor acto de amor propio.</text:p>
            <text:p/>
            <text:p>Totalmente impermeable y recargable</text:p>
            <text:p>Usando el cable de carga USB suministrado, F1s Red puede ir a donde quiera que vaya, y el diseño suave e impermeable es fácil de mantener limpio.</text:p>
            <text:p/>
            <text:p>2 horas de uso con una sola carga</text:p>
            <text:p>Poder duradero que le permite explorar todas las sensaciones, patrones y capacidades de la aplicación mientras trabaja en su resistencia.</text:p>
            <text:p/>
            <text:p>SenSonic y control de crucero</text:p>
            <text:p>¿CÓMO FUNCIONA F1s?</text:p>
            <text:p>A través de su exclusivo diseño de doble motor, el F1s Redline combina vibraciones convencionales con una sensación completamente nueva nunca antes experimentada en un producto de placer masculino: la tecnología SenSonic.</text:p>
            <text:p/>
            <text:p>Es el mismo concepto de alta tecnología que convirtió a LELO SONA en el juguete sexual más vendido del mundo de todos los tiempos. En lugar de las vibraciones estándar, uno de los motores emite potentes ondas sónicas que penetran profundamente en su pene, haciéndolo sentir como si resonara placenteramente desde todas las direcciones al mismo tiempo, en lugar de simplemente hacer cosquillas en las terminaciones nerviosas de la superficie de su piel. Le ayudará a alcanzar los orgasmos más abrumadores de su vida.</text:p>
            <text:p/>
            <text:p>Combinado con la configuración patentada de Control de crucero, que garantiza que los F1 nunca experimenten una caída de potencia frustrante durante el uso vigoroso. En cambio, monitorea y controla de manera inteligente la intensidad para garantizar que obtenga una experiencia completamente ininterrumpida e ininterrumpida.</text:p>
            <text:p/>
            <text:p>SIN CURTIR</text:p>
            <text:p>Hay un ritual sexy y sensual para abrir una caja LELO: es una celebración del placer, la máxima expresión de indulgencia y emoción. Compártalo sabiamente, a menudo y con cuidado.</text:p>
            <text:p/>
            <text:p>Contenido:</text:p>
            <text:p>Entrenador de F1</text:p>
            <text:p>LELO (Juguete) Spray de limpieza</text:p>
            <text:p>Señal de no molestar</text:p>
            <text:p>Guantes</text:p>
            <text:p>Guía de inicio</text:p>
            <text:p>Cargador usb</text:p>
            <text:p>Bolsa de almacenamiento de satén</text:p>
            <text:p>Tarjeta de registro de garantía</text:p>
            <text:p>Manual de instrucciones detallado</text:p>
            <text:p/>
            <text:p>Especificaciones:</text:p>
            <text:p>Materiales: silicona segura para el cuerpo / ABS</text:p>
            <text:p>Colores del cuerpo: negro mate</text:p>
            <text:p>Interfaz: interfaz de 3 botones, 8 modos</text:p>
            <text:p>Motores: 2</text:p>
            <text:p>Tamaño: 143 mm x 71 mm</text:p>
            <text:p>Peso: 291.5g</text:p>
            <text:p>Batería: Li-Ion 850mA 3.7V</text:p>
            <text:p>Carga: 2h a 5.0V 700mA</text:p>
            <text:p>Tiempo de usuario: 2 horas</text:p>
            <text:p>Tiempo en espera: 90 días.</text:p>
            <text:p>Frecuencia: 63 Hz</text:p>
            <text:p>Max. Nivel de sonido: 50db</text:p>
            <text:p/>
          </table:table-cell>
          <table:table-cell office:value-type="float" office:value="129" table:style-name="ce1">
            <text:p>129</text:p>
          </table:table-cell>
          <table:table-cell office:value-type="float" office:value="72.14" table:style-name="ce1">
            <text:p>72,1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835.jpg">http://media.grutinet.com/articulos/gr/gr_102835.jpg</text:a></text:p>
          </table:table-cell>
          <table:table-cell office:value-type="string" table:style-name="ce4">
            <text:p><text:a xlink:href="http://media.grutinet.com/articulos/bu/bu_102835.jpg">http://media.grutinet.com/articulos/bu/bu_102835.jpg</text:a></text:p>
          </table:table-cell>
          <table:table-cell office:value-type="string" table:style-name="ce4">
            <text:p><text:a xlink:href="http://media.grutinet.com/articulos/or/or_102835.jpg">http://media.grutinet.com/articulos/or/or_102835.jpg</text:a></text:p>
          </table:table-cell>
          <table:table-cell office:value-type="string" table:style-name="ce2">
            <text:p>73,3068</text:p>
          </table:table-cell>
          <table:table-cell office:value-type="string" table:style-name="ce4">
            <text:p><text:a xlink:href="http://media.grutinet.com/articulos/lg/lg_102835_0.jpg">http://media.grutinet.com/articulos/lg/lg_102835_0.jpg</text:a></text:p>
          </table:table-cell>
          <table:table-cell office:value-type="string" table:style-name="ce4">
            <text:p><text:a xlink:href="http://media.grutinet.com/articulos/lg/lg_102835_1.jpg">http://media.grutinet.com/articulos/lg/lg_102835_1.jpg</text:a></text:p>
          </table:table-cell>
          <table:table-cell table:style-name="ce1"/>
          <table:table-cell office:value-type="string" table:style-name="ce4">
            <text:p><text:a xlink:href="http://media.grutinet.com/articulos/lg/lg_102835_2.jpg">http://media.grutinet.com/articulos/lg/lg_102835_2.jpg</text:a></text:p>
          </table:table-cell>
          <table:table-cell table:number-columns-repeated="7" table:style-name="ce2"/>
          <table:table-cell table:number-columns-repeated="16354"/>
        </table:table-row>
        <table:table-row table:style-name="ro1">
          <table:table-cell office:value-type="float" office:value="102836" table:style-name="ce1">
            <text:p>102836</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LELO - ORA 3 ESTIMULADOR SEXO ORAL ROSA PROFUNDO</text:p>
          </table:table-cell>
          <table:table-cell office:value-type="string" table:style-name="ce2">
            <text:p>LELO</text:p>
          </table:table-cell>
          <table:table-cell office:value-type="string" table:style-name="ce3">
            <text:p>LELO - ORA 3 ORAL SEX SIMULATOR<text:s/></text:p>
            <text:p/>
            <text:p>Para las mujeres que se conformarán con nada menos que el galardonado sexo oral, ORA 3 le permite fundirse en un momento de verdadera felicidad. La tecnología PreMotion utiliza un movimiento de rotación de protuberancias más firme y preciso, para una estimulación oral de sensación real un 25% más rápida. La protuberancia del placer gira y vibra, como una lengua, pero mejor. El simulador de sexo oral más intuitivo del mundo ofrece una sensación de sexo oral que lo hará volver una y otra vez.</text:p>
            <text:p/>
            <text:p>1 - SIMULADOR DE LENGUA GIRATORIA</text:p>
            <text:p>ORA 3 utiliza una combinación alucinante de diferentes patrones de vibración y un nodo giratorio ultra suave que simula la sensación de placer oral indulgente.</text:p>
            <text:p/>
            <text:p>2 - Nodo de placer mejorado</text:p>
            <text:p>Ergonómicamente perfeccionado para una sensación firme y controlada de lengua.</text:p>
            <text:p/>
            <text:p>3 - Más grande, más rápido, más firme</text:p>
            <text:p>Movimientos un 25% más rápidos para la estimulación correcta.</text:p>
            <text:p/>
            <text:p>4 - Rango más amplio de intensidades de vibración</text:p>
            <text:p>Porque no hay demasiada o muy poca satisfacción.</text:p>
            <text:p/>
            <text:p>Contenido</text:p>
            <text:p>- ORA 3</text:p>
            <text:p>- Cable de carga USB</text:p>
            <text:p>- Bolsa de almacenamiento de satén</text:p>
            <text:p>- Tarjeta de registro de garantía</text:p>
            <text:p>- Manual de instrucciones detallado</text:p>
            <text:p/>
            <text:p>Especificaciones</text:p>
            <text:p>Materiales: plástico ABS / silicio</text:p>
            <text:p>Acabado: mate / brillante</text:p>
            <text:p>Tamaño: 75 x 43 x 80 mm</text:p>
            <text:p>Peso: 117,5 g</text:p>
            <text:p>Batería: Li-Ion 3.7V 420mAh</text:p>
            <text:p>Carga: 2 horas a 5.0V 400mA</text:p>
            <text:p>Tiempo de usuario: hasta 1 hora</text:p>
            <text:p>En espera: hasta 90 días</text:p>
            <text:p>Frecuencia: 11 Hz</text:p>
            <text:p>Max. Nivel de ruido: 50dB</text:p>
            <text:p/>
          </table:table-cell>
          <table:table-cell office:value-type="float" office:value="169" table:style-name="ce1">
            <text:p>169</text:p>
          </table:table-cell>
          <table:table-cell office:value-type="float" office:value="94.49" table:style-name="ce1">
            <text:p>94,49</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2836.jpg">http://media.grutinet.com/articulos/gr/gr_102836.jpg</text:a></text:p>
          </table:table-cell>
          <table:table-cell office:value-type="string" table:style-name="ce4">
            <text:p><text:a xlink:href="http://media.grutinet.com/articulos/bu/bu_102836.jpg">http://media.grutinet.com/articulos/bu/bu_102836.jpg</text:a></text:p>
          </table:table-cell>
          <table:table-cell office:value-type="string" table:style-name="ce4">
            <text:p><text:a xlink:href="http://media.grutinet.com/articulos/or/or_102836.jpg">http://media.grutinet.com/articulos/or/or_102836.jpg</text:a></text:p>
          </table:table-cell>
          <table:table-cell office:value-type="string" table:style-name="ce2">
            <text:p>84,77</text:p>
          </table:table-cell>
          <table:table-cell office:value-type="string" table:style-name="ce4">
            <text:p><text:a xlink:href="http://media.grutinet.com/articulos/lg/lg_102836_0.jpg">http://media.grutinet.com/articulos/lg/lg_102836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3083" table:style-name="ce1">
            <text:p>103083</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WE-VIBE MELT - NARANJA</text:p>
          </table:table-cell>
          <table:table-cell office:value-type="string" table:style-name="ce2">
            <text:p>WE-VIBE</text:p>
          </table:table-cell>
          <table:table-cell office:value-type="string" table:style-name="ce3">
            <text:p>WE-VIBE MELT</text:p>
            <text:p/>
            <text:p>El único estimulador por ondas diseñado para parejas, con increibles ondas estimuladoras y placentera succión proporcionando sensaciones únicas.</text:p>
            <text:p/>
            <text:p>TECNOLOGÍA PLEASURE AIR</text:p>
            <text:p/>
            <text:p>Esta tecnología te permite aplicar un sutil masaje en el clítoris permitiendo alcanzar un intenso placer y orgasmos épicos. Las pulsaciones del Melt y su gentil succión sobre el clítoris con sensaciones que van desde más leves a una succión mucho más fuerte aumentando su intensidad.</text:p>
            <text:p/>
            <text:p>DISEÑADO PARA PAREJAS</text:p>
            <text:p/>
            <text:p>Su diseño delgado y curvado, es perfecto para usar en culaquier posición. Experimenta un placer épico juntos.</text:p>
            <text:p/>
            <text:p>CONTROLADO POR APP</text:p>
            <text:p/>
            <text:p>Lleva el Melt a otro nivel con la app de We Connect. La pantalla tactil permitirá que tu pareja tome el control sobre tí mientras suejtas el Melt, así que ponlo en el punto exacto y deja que tu pareja lleve el control</text:p>
            <text:p/>
            <text:p/>
            <text:p><text:s/>12 intensidades</text:p>
            <text:p><text:s/>Bodysafe</text:p>
            <text:p><text:s/>Silenciosas vibraciones</text:p>
            <text:p><text:s/>Se conecta por bluetooth</text:p>
            <text:p><text:s/>Puede usarse en cualquier parte del mundo con su app</text:p>
            <text:p><text:s/>Con el sistema de Seguridadde la app We connect podrás jugar compartir el control desde donde sea, además es compatible con otros productos we vibe</text:p>
            <text:p><text:s/>Puede mantenerse durante más de horas sin entrar en modo Sleep sin perder energía.</text:p>
            <text:p><text:s/>Recargable.</text:p>
            <text:p><text:s/>Sistema de aviso de poca batería</text:p>
            <text:p><text:s/>100% Sumergible</text:p>
            <text:p><text:s/>Dimensions 126 mm x 24 mm x 10 mm</text:p>
            <text:p/>
            <text:p/>
          </table:table-cell>
          <table:table-cell office:value-type="float" office:value="139" table:style-name="ce1">
            <text:p>139</text:p>
          </table:table-cell>
          <table:table-cell office:value-type="float" office:value="77.28" table:style-name="ce1">
            <text:p>77,28</text:p>
          </table:table-cell>
          <table:table-cell office:value-type="string" table:style-name="ce2">
            <text:p>SI</text:p>
          </table:table-cell>
          <table:table-cell office:value-type="float" office:value="4" table:style-name="ce1">
            <text:p>4</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083.jpg">http://media.grutinet.com/articulos/gr/gr_103083.jpg</text:a></text:p>
          </table:table-cell>
          <table:table-cell office:value-type="string" table:style-name="ce4">
            <text:p><text:a xlink:href="http://media.grutinet.com/articulos/bu/bu_103083.jpg">http://media.grutinet.com/articulos/bu/bu_103083.jpg</text:a></text:p>
          </table:table-cell>
          <table:table-cell office:value-type="string" table:style-name="ce4">
            <text:p><text:a xlink:href="http://media.grutinet.com/articulos/or/or_103083.jpg">http://media.grutinet.com/articulos/or/or_103083.jpg</text:a></text:p>
          </table:table-cell>
          <table:table-cell office:value-type="string" table:style-name="ce2">
            <text:p>86,94</text:p>
          </table:table-cell>
          <table:table-cell office:value-type="string" table:style-name="ce4">
            <text:p><text:a xlink:href="http://media.grutinet.com/articulos/lg/lg_103083_0.jpg">http://media.grutinet.com/articulos/lg/lg_103083_0.jpg</text:a></text:p>
          </table:table-cell>
          <table:table-cell office:value-type="string" table:style-name="ce4">
            <text:p><text:a xlink:href="http://media.grutinet.com/articulos/lg/lg_103083_1.jpg">http://media.grutinet.com/articulos/lg/lg_103083_1.jpg</text:a></text:p>
          </table:table-cell>
          <table:table-cell table:style-name="ce1"/>
          <table:table-cell office:value-type="string" table:style-name="ce4">
            <text:p><text:a xlink:href="http://media.grutinet.com/articulos/lg/lg_103083_2.jpg">http://media.grutinet.com/articulos/lg/lg_103083_2.jpg</text:a></text:p>
          </table:table-cell>
          <table:table-cell table:number-columns-repeated="7" table:style-name="ce2"/>
          <table:table-cell table:number-columns-repeated="16354"/>
        </table:table-row>
        <table:table-row table:style-name="ro1">
          <table:table-cell office:value-type="float" office:value="103084" table:style-name="ce1">
            <text:p>103084</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WE-VIBE MOXIE</text:p>
          </table:table-cell>
          <table:table-cell office:value-type="string" table:style-name="ce2">
            <text:p>WE-VIBE</text:p>
          </table:table-cell>
          <table:table-cell office:value-type="string" table:style-name="ce3">
            <text:p>WE-VIBE MOXIE</text:p>
            <text:p/>
            <text:p>Conectarse con esa persona especial cada vez es mas fácil, con este Vibrador clitorial con aplicación, podrás encontrarte a metros de distancia y controlar a tu pareja como si estuvieses junto a ella. Es discreto, silencioso y cómodo de usar.</text:p>
            <text:p/>
            <text:p>Podrás controlar tu juguete con la aplicación para celular disponible para android o ios totalmente gratuita, así podrás disfrutar con las manos libres y poder hacer uso de su conexión a distancia, así el placer no tendrá limites que separe a los amantes.</text:p>
            <text:p/>
            <text:p>Está diseñado para ser llevado discretamente por debajo de su ropa. Es cómodo de usar mientras estás acostada, sentada, de pie o caminando. Puedes cambiar los modos de vibración a tu antojo, ya sea porque quieras usar los ritmos establecidos o porque quieras crear nuevos, la diversion no tiene limites y este novedoso juguete lo comprueba.</text:p>
            <text:p/>
            <text:p>Producto diseñado <text:s/>para:</text:p>
            <text:p/>
            <text:p/>
            <text:p><text:s/>Ellas.</text:p>
            <text:p><text:s/>Parejas.</text:p>
            <text:p/>
            <text:p/>
            <text:p>Modo de uso:</text:p>
            <text:p/>
            <text:p>Su modo de uso es muy sencillo solo debes instalar la aplicación que establece en uno de los laterales de la caja, luego encender el bluetooth de tu celular, seguido presionar por algunos segundos el botón de encendido de nuestro juguete. luego solo debes enlazarlos y disfrutar de vibraciones intensas y muy estimulantes.</text:p>
            <text:p/>
            <text:p>Ajusta lo bien en tu panty para que tengas una profunda estimulcacion de clítoris.</text:p>
            <text:p/>
            <text:p>Recomendamos su higiene para antes y después de su uso con un jabón antibacterial para juguetes.</text:p>
            <text:p/>
            <text:p>Características:</text:p>
            <text:p/>
            <text:p>Silicona segura libre de ftalatos.</text:p>
            <text:p>Se conecta con la aplicación we-connect para más características.</text:p>
            <text:p>Recargable.</text:p>
            <text:p>Resistente al agua.</text:p>
            <text:p>Manual del usuario.</text:p>
            <text:p>Recarga rápida: se carga completamente en 4 horas para un máximo de 3 horas de placer.</text:p>
            <text:p/>
          </table:table-cell>
          <table:table-cell office:value-type="float" office:value="139" table:style-name="ce1">
            <text:p>139</text:p>
          </table:table-cell>
          <table:table-cell office:value-type="float" office:value="72.8" table:style-name="ce1">
            <text:p>72,8</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084.jpg">http://media.grutinet.com/articulos/gr/gr_103084.jpg</text:a></text:p>
          </table:table-cell>
          <table:table-cell office:value-type="string" table:style-name="ce4">
            <text:p><text:a xlink:href="http://media.grutinet.com/articulos/bu/bu_103084.jpg">http://media.grutinet.com/articulos/bu/bu_103084.jpg</text:a></text:p>
          </table:table-cell>
          <table:table-cell office:value-type="string" table:style-name="ce4">
            <text:p><text:a xlink:href="http://media.grutinet.com/articulos/or/or_103084.jpg">http://media.grutinet.com/articulos/or/or_103084.jpg</text:a></text:p>
          </table:table-cell>
          <table:table-cell office:value-type="string" table:style-name="ce2">
            <text:p>81,9</text:p>
          </table:table-cell>
          <table:table-cell office:value-type="string" table:style-name="ce4">
            <text:p><text:a xlink:href="http://media.grutinet.com/articulos/lg/lg_103084_0.jpg">http://media.grutinet.com/articulos/lg/lg_103084_0.jpg</text:a></text:p>
          </table:table-cell>
          <table:table-cell office:value-type="string" table:style-name="ce4">
            <text:p><text:a xlink:href="http://media.grutinet.com/articulos/lg/lg_103084_1.jpg">http://media.grutinet.com/articulos/lg/lg_103084_1.jpg</text:a></text:p>
          </table:table-cell>
          <table:table-cell table:style-name="ce1"/>
          <table:table-cell office:value-type="string" table:style-name="ce4">
            <text:p><text:a xlink:href="http://media.grutinet.com/articulos/lg/lg_103084_2.jpg">http://media.grutinet.com/articulos/lg/lg_103084_2.jpg</text:a></text:p>
          </table:table-cell>
          <table:table-cell table:number-columns-repeated="7" table:style-name="ce2"/>
          <table:table-cell table:number-columns-repeated="16354"/>
        </table:table-row>
        <table:table-row table:style-name="ro1">
          <table:table-cell office:value-type="float" office:value="103085" table:style-name="ce1">
            <text:p>103085</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WE-VIBE UNITE 2.0</text:p>
          </table:table-cell>
          <table:table-cell office:value-type="string" table:style-name="ce2">
            <text:p>WE-VIBE</text:p>
          </table:table-cell>
          <table:table-cell office:value-type="string" table:style-name="ce3">
            <text:p>WE-VIBE UNITE 2.0</text:p>
            <text:p/>
            <text:p>Completamente legendario por derecho propio, mundialmente conocido y adorado por un diseño impecable para parejas, el recientemente actualizado We-Vibe Unite 2.0 combina su forma consciente del cuerpo con diez patrones de vibración verdaderamente orgásmicos. Con un estilo remoto reducido para un uso simple y siempre placentero, el Unite 2.0 es a prueba de salpicaduras, 100% seguro para el cuerpo y convenientemente recargable por USB.</text:p>
            <text:p/>
            <text:p>Como una de las primeras vibraciones específicamente diseñada para usarse durante el sexo y el amor, este innovador juguete ha aparecido en numerosas publicaciones, incluidas Cosmo, Chatelaine, Men&amp;#39;s Health, Flare y GQ, también ha sido un tema en el Oprah Show, elogiado por educadora sexual Dra. Laura Berman y Sue Johanson. Como si esos elogios no fueran suficientes, las críticas entusiastas de usuarios de todo el mundo deberían convencer incluso al escéptico más grande de que vale la pena probar We-Vibe, especialmente para las mujeres que tienen problemas para llegar al clímax, solas o con un amante.</text:p>
            <text:p/>
            <text:p>Una forma flexible en &amp;#39;C&amp;#39; permite que el Unite 2.0 se ajuste con precisión a curvas únicas, abrazando el punto g desde adentro y masajeando el clítoris externamente. Cada extremo tiene un motor dedicado, lo que garantiza la estimulación directa de zonas erógenas clave: el extremo más pequeño está destinado a insertarse mientras que el más ancho se acurruca naturalmente contra el clítoris y el área circundante. Ambos extremos están texturizados para máxima sensación.</text:p>
            <text:p/>
            <text:p>Una vez en su lugar, inicie la vibración con el elegante control remoto de largo alcance (3 metros) de Unite. Los primeros tres de diez ritmos muestran el poder orgásmico de la vibración constante, mientras que los siete restantes mezclan pulsaciones, pulsos y ondas. Bajo, Medio, Alto, Pulso, Onda, Cha Cha, Tease, Throb, Ramp y Ascend, todos se usan con el control remoto. Los motores duales silenciosos y silenciosos son realmente casi silenciosos y ofrecen situaciones de estimulación públicas o privadas extremadamente agradables.</text:p>
            <text:p/>
            <text:p>Incluso usado durante períodos de tiempo más largos, We-Vibe Unite 2.0 es completamente amigable con el cuerpo, hipoalergénico y no poroso, seguro de usar en y sobre la piel más sensible. Se requiere muy poco mantenimiento para mantener el material de calidad de silicona de la mejor calidad, el agua y el jabón simple lo limpiarán bien, o un excelente fluido / espuma para el cuidado de los juguetes. Evite los lubricantes de silicona, pero una fórmula favorita a base de agua será una combinación perfecta. Guía del usuario, cable USB y bolsa de satén incluidos. We-Vibe Unite es a prueba de salpicaduras, pero no debe sumergirse por completo. Requiere batería remota CR2032 incluida.</text:p>
            <text:p/>
          </table:table-cell>
          <table:table-cell office:value-type="float" office:value="89" table:style-name="ce1">
            <text:p>89</text:p>
          </table:table-cell>
          <table:table-cell office:value-type="float" office:value="50.4" table:style-name="ce1">
            <text:p>50,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085.jpg">http://media.grutinet.com/articulos/gr/gr_103085.jpg</text:a></text:p>
          </table:table-cell>
          <table:table-cell office:value-type="string" table:style-name="ce4">
            <text:p><text:a xlink:href="http://media.grutinet.com/articulos/bu/bu_103085.jpg">http://media.grutinet.com/articulos/bu/bu_103085.jpg</text:a></text:p>
          </table:table-cell>
          <table:table-cell office:value-type="string" table:style-name="ce4">
            <text:p><text:a xlink:href="http://media.grutinet.com/articulos/or/or_103085.jpg">http://media.grutinet.com/articulos/or/or_103085.jpg</text:a></text:p>
          </table:table-cell>
          <table:table-cell office:value-type="string" table:style-name="ce2">
            <text:p>56,7</text:p>
          </table:table-cell>
          <table:table-cell office:value-type="string" table:style-name="ce4">
            <text:p><text:a xlink:href="http://media.grutinet.com/articulos/lg/lg_103085_0.jpg">http://media.grutinet.com/articulos/lg/lg_103085_0.jpg</text:a></text:p>
          </table:table-cell>
          <table:table-cell office:value-type="string" table:style-name="ce4">
            <text:p><text:a xlink:href="http://media.grutinet.com/articulos/lg/lg_103085_1.jpg">http://media.grutinet.com/articulos/lg/lg_103085_1.jpg</text:a></text:p>
          </table:table-cell>
          <table:table-cell table:style-name="ce1"/>
          <table:table-cell office:value-type="string" table:style-name="ce4">
            <text:p><text:a xlink:href="http://media.grutinet.com/articulos/lg/lg_103085_2.jpg">http://media.grutinet.com/articulos/lg/lg_103085_2.jpg</text:a></text:p>
          </table:table-cell>
          <table:table-cell office:value-type="string" table:style-name="ce4">
            <text:p><text:a xlink:href="http://media.grutinet.com/articulos/lg/lg_103085_3.jpg">http://media.grutinet.com/articulos/lg/lg_103085_3.jpg</text:a></text:p>
          </table:table-cell>
          <table:table-cell office:value-type="string" table:style-name="ce4">
            <text:p><text:a xlink:href="http://media.grutinet.com/articulos/lg/lg_103085_4.jpg">http://media.grutinet.com/articulos/lg/lg_103085_4.jpg</text:a></text:p>
          </table:table-cell>
          <table:table-cell office:value-type="string" table:style-name="ce4">
            <text:p><text:a xlink:href="http://media.grutinet.com/articulos/lg/lg_103085_5.jpg">http://media.grutinet.com/articulos/lg/lg_103085_5.jpg</text:a></text:p>
          </table:table-cell>
          <table:table-cell table:number-columns-repeated="4" table:style-name="ce2"/>
          <table:table-cell table:number-columns-repeated="16354"/>
        </table:table-row>
        <table:table-row table:style-name="ro1">
          <table:table-cell office:value-type="float" office:value="103717" table:style-name="ce1">
            <text:p>103717</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PLUG ANAL METAL GRANDE CON ROSA ROJA</text:p>
          </table:table-cell>
          <table:table-cell office:value-type="string" table:style-name="ce2">
            <text:p>XR BRANDS</text:p>
          </table:table-cell>
          <table:table-cell office:value-type="string" table:style-name="ce3">
            <text:p>RED ROSE BUTT PLUG - LARGE</text:p>
            <text:p/>
            <text:p>Con un acabado de metal liso en aluminio liviano,este plug <text:s/>presenta una hermosa flor al final que destellará a medida que te agaches y burles a tu amante.</text:p>
            <text:p/>
            <text:p>El eje delgado evitará que se salga de su lugar incluso durante un juego vigoroso. La aleación de aluminio sin níquel tiene un buen peso y es sensible a la temperatura para una sensación perfecta.</text:p>
            <text:p/>
            <text:p>Cuando termina el juego, el material no poroso se limpiará fácilmente sin albergar ninguna bacteria dañina.</text:p>
            <text:p/>
            <text:p>¡Haz florecer ese botín!</text:p>
            <text:p/>
            <text:p/>
            <text:p><text:s/>Medidas: 10,2 x 4,1</text:p>
            <text:p><text:s/>Medidas insertables: 3 x 4,1 cm</text:p>
            <text:p><text:s/>Material: Aluminio y plástico ABS (rosa)</text:p>
            <text:p/>
            <text:p/>
          </table:table-cell>
          <table:table-cell office:value-type="float" office:value="31.95" table:style-name="ce1">
            <text:p>31,95</text:p>
          </table:table-cell>
          <table:table-cell office:value-type="float" office:value="10.17" table:style-name="ce1">
            <text:p>10,1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17.jpg">http://media.grutinet.com/articulos/gr/gr_103717.jpg</text:a></text:p>
          </table:table-cell>
          <table:table-cell office:value-type="string" table:style-name="ce4">
            <text:p><text:a xlink:href="http://media.grutinet.com/articulos/bu/bu_103717.jpg">http://media.grutinet.com/articulos/bu/bu_103717.jpg</text:a></text:p>
          </table:table-cell>
          <table:table-cell office:value-type="string" table:style-name="ce4">
            <text:p><text:a xlink:href="http://media.grutinet.com/articulos/or/or_103717.jpg">http://media.grutinet.com/articulos/or/or_103717.jpg</text:a></text:p>
          </table:table-cell>
          <table:table-cell office:value-type="string" table:style-name="ce2">
            <text:p>11,0981</text:p>
          </table:table-cell>
          <table:table-cell office:value-type="string" table:style-name="ce4">
            <text:p><text:a xlink:href="http://media.grutinet.com/articulos/lg/lg_103717_0.jpg">http://media.grutinet.com/articulos/lg/lg_103717_0.jpg</text:a></text:p>
          </table:table-cell>
          <table:table-cell office:value-type="string" table:style-name="ce4">
            <text:p><text:a xlink:href="http://media.grutinet.com/articulos/lg/lg_103717_1.jpg">http://media.grutinet.com/articulos/lg/lg_103717_1.jpg</text:a></text:p>
          </table:table-cell>
          <table:table-cell table:style-name="ce1"/>
          <table:table-cell office:value-type="string" table:style-name="ce4">
            <text:p><text:a xlink:href="http://media.grutinet.com/articulos/lg/lg_103717_2.jpg">http://media.grutinet.com/articulos/lg/lg_103717_2.jpg</text:a></text:p>
          </table:table-cell>
          <table:table-cell office:value-type="string" table:style-name="ce4">
            <text:p><text:a xlink:href="http://media.grutinet.com/articulos/lg/lg_103717_3.jpg">http://media.grutinet.com/articulos/lg/lg_103717_3.jpg</text:a></text:p>
          </table:table-cell>
          <table:table-cell table:number-columns-repeated="6" table:style-name="ce2"/>
          <table:table-cell table:number-columns-repeated="16354"/>
        </table:table-row>
        <table:table-row table:style-name="ro1">
          <table:table-cell office:value-type="float" office:value="103718" table:style-name="ce1">
            <text:p>103718</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PLUG ANAL METAL MEDIANO CON ROSA ROJA</text:p>
          </table:table-cell>
          <table:table-cell office:value-type="string" table:style-name="ce2">
            <text:p>XR BRANDS</text:p>
          </table:table-cell>
          <table:table-cell office:value-type="string" table:style-name="ce3">
            <text:p>RED ROSE BUTT PLUG - MEDIUM</text:p>
            <text:p/>
            <text:p>Con un acabado de metal liso en aluminio liviano,este plug presenta una hermosa flor al final que destellará a medida que te agaches y burles a tu amante.</text:p>
            <text:p/>
            <text:p>El eje delgado evitará que se salga de su lugar incluso durante un juego vigoroso. La aleación de aluminio sin níquel tiene un buen peso y es sensible a la temperatura para una sensación perfecta.</text:p>
            <text:p/>
            <text:p>Cuando termina el juego, el material no poroso se limpiará fácilmente sin albergar ninguna bacteria dañina.</text:p>
            <text:p/>
            <text:p>¡Haz florecer ese botín!</text:p>
            <text:p/>
            <text:p/>
            <text:p><text:s/>Medidas: 8,9 x 3,3</text:p>
            <text:p><text:s/>Medidas insertables: 2,5 x 3,3 cm</text:p>
            <text:p><text:s/>Material: Aluminio y plástico ABS (rosa)</text:p>
            <text:p/>
            <text:p/>
          </table:table-cell>
          <table:table-cell office:value-type="float" office:value="23.95" table:style-name="ce1">
            <text:p>23,95</text:p>
          </table:table-cell>
          <table:table-cell office:value-type="float" office:value="7.63" table:style-name="ce1">
            <text:p>7,63</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18.jpg">http://media.grutinet.com/articulos/gr/gr_103718.jpg</text:a></text:p>
          </table:table-cell>
          <table:table-cell office:value-type="string" table:style-name="ce4">
            <text:p><text:a xlink:href="http://media.grutinet.com/articulos/bu/bu_103718.jpg">http://media.grutinet.com/articulos/bu/bu_103718.jpg</text:a></text:p>
          </table:table-cell>
          <table:table-cell office:value-type="string" table:style-name="ce4">
            <text:p><text:a xlink:href="http://media.grutinet.com/articulos/or/or_103718.jpg">http://media.grutinet.com/articulos/or/or_103718.jpg</text:a></text:p>
          </table:table-cell>
          <table:table-cell office:value-type="string" table:style-name="ce2">
            <text:p>8,3836</text:p>
          </table:table-cell>
          <table:table-cell office:value-type="string" table:style-name="ce4">
            <text:p><text:a xlink:href="http://media.grutinet.com/articulos/lg/lg_103718_0.jpg">http://media.grutinet.com/articulos/lg/lg_103718_0.jpg</text:a></text:p>
          </table:table-cell>
          <table:table-cell office:value-type="string" table:style-name="ce4">
            <text:p><text:a xlink:href="http://media.grutinet.com/articulos/lg/lg_103718_1.jpg">http://media.grutinet.com/articulos/lg/lg_103718_1.jpg</text:a></text:p>
          </table:table-cell>
          <table:table-cell table:style-name="ce1"/>
          <table:table-cell office:value-type="string" table:style-name="ce4">
            <text:p><text:a xlink:href="http://media.grutinet.com/articulos/lg/lg_103718_2.jpg">http://media.grutinet.com/articulos/lg/lg_103718_2.jpg</text:a></text:p>
          </table:table-cell>
          <table:table-cell office:value-type="string" table:style-name="ce4">
            <text:p><text:a xlink:href="http://media.grutinet.com/articulos/lg/lg_103718_3.jpg">http://media.grutinet.com/articulos/lg/lg_103718_3.jpg</text:a></text:p>
          </table:table-cell>
          <table:table-cell table:number-columns-repeated="6" table:style-name="ce2"/>
          <table:table-cell table:number-columns-repeated="16354"/>
        </table:table-row>
        <table:table-row table:style-name="ro1">
          <table:table-cell office:value-type="float" office:value="103724" table:style-name="ce1">
            <text:p>103724</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AUTO BONDAGE ICE BOLA DE PESO DE ACERO INOX 70MM</text:p>
          </table:table-cell>
          <table:table-cell office:value-type="string" table:style-name="ce2">
            <text:p>TRIUNE</text:p>
          </table:table-cell>
          <table:table-cell office:value-type="string" table:style-name="ce3">
            <text:p>AUTO BONDAGE ICE BALL LOCK - STAINLESS STEEL</text:p>
            <text:p/>
            <text:p>Autobondabge Ice Ball lock - Bola de 70 mm fabricada en acero inoxidable, The Ice Castle funciona según el principio de la fusión del hielo. Es perfecto para la esclavitud. Simplemente llénalo con agua, inserte el palo 2, el exceso de agua sale. Luego colócalo en el congelador. Hay un orificio en el tubo exterior que evita que el agua se congele.</text:p>
            <text:p/>
            <text:p>Capacidad aprox. 250ml. El tiempo de apertura depende de la temperatura ambiente, este bloqueo se abre después de aproximadamente 2h30min a una temperatura de 20 ° C.Los dos ojales en los extremos son para unir cuerdas.</text:p>
            <text:p/>
            <text:p/>
            <text:p><text:s/>Dimensiones del producto: 15 x 7 x 7 cm</text:p>
            <text:p><text:s/>Peso del producto: 287 gr</text:p>
            <text:p><text:s/>Diámetro del producto: 7 cm</text:p>
            <text:p><text:s/>Materiales: Acero Inoxidable</text:p>
            <text:p/>
            <text:p/>
          </table:table-cell>
          <table:table-cell office:value-type="float" office:value="61.95" table:style-name="ce1">
            <text:p>61,95</text:p>
          </table:table-cell>
          <table:table-cell office:value-type="float" office:value="19.329999999999998" table:style-name="ce1">
            <text:p>19,33</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24.jpg">http://media.grutinet.com/articulos/gr/gr_103724.jpg</text:a></text:p>
          </table:table-cell>
          <table:table-cell office:value-type="string" table:style-name="ce4">
            <text:p><text:a xlink:href="http://media.grutinet.com/articulos/bu/bu_103724.jpg">http://media.grutinet.com/articulos/bu/bu_103724.jpg</text:a></text:p>
          </table:table-cell>
          <table:table-cell office:value-type="string" table:style-name="ce4">
            <text:p><text:a xlink:href="http://media.grutinet.com/articulos/or/or_103724.jpg">http://media.grutinet.com/articulos/or/or_103724.jpg</text:a></text:p>
          </table:table-cell>
          <table:table-cell office:value-type="string" table:style-name="ce2">
            <text:p>23,499</text:p>
          </table:table-cell>
          <table:table-cell office:value-type="string" table:style-name="ce4">
            <text:p><text:a xlink:href="http://media.grutinet.com/articulos/lg/lg_103724_0.jpg">http://media.grutinet.com/articulos/lg/lg_103724_0.jpg</text:a></text:p>
          </table:table-cell>
          <table:table-cell office:value-type="string" table:style-name="ce4">
            <text:p><text:a xlink:href="http://media.grutinet.com/articulos/lg/lg_103724_1.jpg">http://media.grutinet.com/articulos/lg/lg_103724_1.jpg</text:a></text:p>
          </table:table-cell>
          <table:table-cell table:style-name="ce1"/>
          <table:table-cell office:value-type="string" table:style-name="ce4">
            <text:p><text:a xlink:href="http://media.grutinet.com/articulos/lg/lg_103724_2.jpg">http://media.grutinet.com/articulos/lg/lg_103724_2.jpg</text:a></text:p>
          </table:table-cell>
          <table:table-cell office:value-type="string" table:style-name="ce4">
            <text:p><text:a xlink:href="http://media.grutinet.com/articulos/lg/lg_103724_3.jpg">http://media.grutinet.com/articulos/lg/lg_103724_3.jpg</text:a></text:p>
          </table:table-cell>
          <table:table-cell office:value-type="string" table:style-name="ce4">
            <text:p><text:a xlink:href="http://media.grutinet.com/articulos/lg/lg_103724_4.jpg">http://media.grutinet.com/articulos/lg/lg_103724_4.jpg</text:a></text:p>
          </table:table-cell>
          <table:table-cell table:number-columns-repeated="5" table:style-name="ce2"/>
          <table:table-cell table:number-columns-repeated="16354"/>
        </table:table-row>
        <table:table-row table:style-name="ro1">
          <table:table-cell office:value-type="float" office:value="103726" table:style-name="ce1">
            <text:p>103726</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THE ANAL IMPALER - ACERO INOX</text:p>
          </table:table-cell>
          <table:table-cell office:value-type="string" table:style-name="ce2">
            <text:p>TRIUNE</text:p>
          </table:table-cell>
          <table:table-cell office:value-type="string" table:style-name="ce3">
            <text:p>THE ANAL IMPALER - STAINLESS STEEL</text:p>
            <text:p/>
            <text:p>La parte inferior está bloqueada en la barra de separación con los tobillos (que están sujetos a los anillos en D de la barra de separación con un pequeño candado).</text:p>
            <text:p/>
            <text:p>Con las piernas separadas 60 cm, el empalador anal ajustable se puede insertar en el ano o la vagina. Se puede ajustar de 45 cm a 80 cm. Suficientemente profundo para la mayoría.</text:p>
            <text:p/>
            <text:p>El submarino se verá obligado a pararse o cojear con este humillante dispositivo penetrando en ellos. Para ser más sádico, atornilla o fija la barra de separación al suelo. Haz que se pongan de puntillas y luego levanta el consolador e insértalo lo más lejos posible.</text:p>
            <text:p/>
            <text:p>Si ahora intentan descansar el talón, el consolador los penetrará aún más si tienen espacio. Si no, se verán obligados a permanecer de puntillas totalmente empalados.</text:p>
            <text:p/>
            <text:p>Nota: Las restricciones de tobillo y el consolador se venden por separado. Cualquier consolador con base acampanada, de menos de 4,5 cm de diámetro funcionará con la varilla.</text:p>
            <text:p/>
            <text:p>Dimensiones del producto: 61,5 x 3 x 3 cm</text:p>
            <text:p>Peso del producto: 1818 gr</text:p>
            <text:p>Materiales: Acero Inox<text:s text:c="4"/></text:p>
            <text:p/>
          </table:table-cell>
          <table:table-cell office:value-type="float" office:value="155.94999999999999" table:style-name="ce1">
            <text:p>155,95</text:p>
          </table:table-cell>
          <table:table-cell office:value-type="float" office:value="48.39" table:style-name="ce1">
            <text:p>48,3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26.jpg">http://media.grutinet.com/articulos/gr/gr_103726.jpg</text:a></text:p>
          </table:table-cell>
          <table:table-cell office:value-type="string" table:style-name="ce4">
            <text:p><text:a xlink:href="http://media.grutinet.com/articulos/bu/bu_103726.jpg">http://media.grutinet.com/articulos/bu/bu_103726.jpg</text:a></text:p>
          </table:table-cell>
          <table:table-cell office:value-type="string" table:style-name="ce4">
            <text:p><text:a xlink:href="http://media.grutinet.com/articulos/or/or_103726.jpg">http://media.grutinet.com/articulos/or/or_103726.jpg</text:a></text:p>
          </table:table-cell>
          <table:table-cell office:value-type="string" table:style-name="ce2">
            <text:p>42,95</text:p>
          </table:table-cell>
          <table:table-cell office:value-type="string" table:style-name="ce4">
            <text:p><text:a xlink:href="http://media.grutinet.com/articulos/lg/lg_103726_0.jpg">http://media.grutinet.com/articulos/lg/lg_103726_0.jpg</text:a></text:p>
          </table:table-cell>
          <table:table-cell office:value-type="string" table:style-name="ce4">
            <text:p><text:a xlink:href="http://media.grutinet.com/articulos/lg/lg_103726_1.jpg">http://media.grutinet.com/articulos/lg/lg_103726_1.jpg</text:a></text:p>
          </table:table-cell>
          <table:table-cell table:style-name="ce1"/>
          <table:table-cell table:number-columns-repeated="8" table:style-name="ce2"/>
          <table:table-cell table:number-columns-repeated="16354"/>
        </table:table-row>
        <table:table-row table:style-name="ro1">
          <table:table-cell office:value-type="float" office:value="103727" table:style-name="ce1">
            <text:p>103727</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THE SPIKED DISPOSITIVO CASTIDAD - ACERO INOX</text:p>
          </table:table-cell>
          <table:table-cell office:value-type="string" table:style-name="ce2">
            <text:p>TRIUNE</text:p>
          </table:table-cell>
          <table:table-cell office:value-type="string" table:style-name="ce3">
            <text:p>THE SPIKED CHASITY CAGE - STAINLESS STEEL</text:p>
            <text:p/>
            <text:p>¿Qué le das al hombre que lo tiene todo? La jaula de espigas, ¡por supuesto!</text:p>
            <text:p/>
            <text:p>Este dispositivo versátil ofrece lo mejor de ambos mundos, con una jaula de clavos de acero inoxidable creada para ser mucho más que un simple dispositivo de castidad. La jaula de longitud media superior está diseñada con siete anillos con púas, que comienzan en la base y terminan con cuatro púas dentro de la cabeza del dispositivo. El anillo incluido es ajustable debido a su mecanismo de bloqueo estilo esposas. La jaula Spike se sujeta a un anillo de acero ajustable por medio de un solo pasador diseñado para mantener el bloqueo incluido en su lugar.</text:p>
            <text:p/>
            <text:p>La jaula de gallo anatómicamente curvada mide 14 cm de largo con un diámetro de 3.5 cm.</text:p>
            <text:p/>
            <text:p>Características:</text:p>
            <text:p/>
            <text:p/>
            <text:p><text:s/>Dimensiones del producto: 10 x 5 x 5 cm</text:p>
            <text:p><text:s/>Peso del producto: 202 gr</text:p>
            <text:p><text:s/>Diámetro del producto: 4,5 cm</text:p>
            <text:p><text:s/>Diámetro interno: <text:s/>3,5 cm</text:p>
            <text:p><text:s/>Longitud insertable: 9,0 cm</text:p>
            <text:p/>
            <text:p/>
          </table:table-cell>
          <table:table-cell office:value-type="float" office:value="76.95" table:style-name="ce1">
            <text:p>76,95</text:p>
          </table:table-cell>
          <table:table-cell office:value-type="float" office:value="24.13" table:style-name="ce1">
            <text:p>24,1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27.jpg">http://media.grutinet.com/articulos/gr/gr_103727.jpg</text:a></text:p>
          </table:table-cell>
          <table:table-cell office:value-type="string" table:style-name="ce4">
            <text:p><text:a xlink:href="http://media.grutinet.com/articulos/bu/bu_103727.jpg">http://media.grutinet.com/articulos/bu/bu_103727.jpg</text:a></text:p>
          </table:table-cell>
          <table:table-cell office:value-type="string" table:style-name="ce4">
            <text:p><text:a xlink:href="http://media.grutinet.com/articulos/or/or_103727.jpg">http://media.grutinet.com/articulos/or/or_103727.jpg</text:a></text:p>
          </table:table-cell>
          <table:table-cell office:value-type="string" table:style-name="ce2">
            <text:p>24,696</text:p>
          </table:table-cell>
          <table:table-cell office:value-type="string" table:style-name="ce4">
            <text:p><text:a xlink:href="http://media.grutinet.com/articulos/lg/lg_103727_0.jpg">http://media.grutinet.com/articulos/lg/lg_103727_0.jpg</text:a></text:p>
          </table:table-cell>
          <table:table-cell office:value-type="string" table:style-name="ce4">
            <text:p><text:a xlink:href="http://media.grutinet.com/articulos/lg/lg_103727_1.jpg">http://media.grutinet.com/articulos/lg/lg_103727_1.jpg</text:a></text:p>
          </table:table-cell>
          <table:table-cell table:style-name="ce1"/>
          <table:table-cell office:value-type="string" table:style-name="ce4">
            <text:p><text:a xlink:href="http://media.grutinet.com/articulos/lg/lg_103727_2.jpg">http://media.grutinet.com/articulos/lg/lg_103727_2.jpg</text:a></text:p>
          </table:table-cell>
          <table:table-cell table:number-columns-repeated="7" table:style-name="ce2"/>
          <table:table-cell table:number-columns-repeated="16354"/>
        </table:table-row>
        <table:table-row table:style-name="ro1">
          <table:table-cell office:value-type="float" office:value="103729" table:style-name="ce1">
            <text:p>103729</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EVIL BALL CRUSHER AND PRESSER - ACERO INOX</text:p>
          </table:table-cell>
          <table:table-cell office:value-type="string" table:style-name="ce2">
            <text:p>TRIUNE</text:p>
          </table:table-cell>
          <table:table-cell office:value-type="string" table:style-name="ce3">
            <text:p>EVIL BALL CRUSHER AND PRESSER - STAINLESS STEEL</text:p>
            <text:p/>
            <text:p>¡Un mal necesario en tu sádica escena de TCC, este combo brutal de camilla y trituradora de bolas asegura que los testículos torturados estén bien y realmente ajustados!</text:p>
            <text:p/>
            <text:p>¡Agrega el implacable dispositivo CBT Triune Evil Shells a su escena y será el último giro del tornillo! De hecho, ciertamente se necesitan testículos para jugar con este chico malo. Separando las nueces para torturar cada testículo individualmente y dar a cada uno el castigo pervertido que se merece, el ensanchador de bolas y la trituradora de bolas CBT de Evil Shells ha sido diseñado intrincadamente para la desviación.</text:p>
            <text:p/>
            <text:p>Cada carcasa tiene 13 tornillos individuales que se ajustan fácilmente con la llave Allen incluida, mientras que el diseño ergonómico asegura que sea fácil de colocar y se mantenga en su lugar utilizando tornillos de mariposa.</text:p>
            <text:p/>
            <text:p>Simplemente coloque las bolas entre las dos mitades de cada cáscara de nuez, bloquéelas adentro y serán completamente vulnerables y a su merced. ¡Este dispositivo CBT con púas incluso viene con 2 candados incluidos para mayor seguridad, por lo que no hay escapatoria del destino!</text:p>
            <text:p/>
            <text:p>Con un diseño único que facilita la adición de pesos entre los dos proyectiles, esto realmente es la mejor tortura de gallos y pelotas. La función de lados abiertos incluso le permite ver cómo las bolas obtienen sus desiertos, pero también permite la circulación de aire para una higiene óptima.</text:p>
            <text:p/>
            <text:p>La trituradora de bolas y trituradora de bolas CBT Triune Evil Shells está fabricada con acero inoxidable de buena calidad y grado médico, por lo que es seguro para el cuerpo, duradero y tiene una sensación de peso natural. Además, los tornillos se pueden quitar completamente de este dispositivo CBT versátil para un juego menos extremo.</text:p>
            <text:p/>
            <text:p>Características:</text:p>
            <text:p/>
            <text:p/>
            <text:p><text:s/>Dimensiones del producto: 23 x 4 x 4 cm</text:p>
            <text:p><text:s/>Peso del producto: 300 gr</text:p>
            <text:p><text:s/>Materiales: Acero Inox</text:p>
            <text:p/>
            <text:p/>
          </table:table-cell>
          <table:table-cell office:value-type="float" office:value="101.95" table:style-name="ce1">
            <text:p>101,95</text:p>
          </table:table-cell>
          <table:table-cell office:value-type="float" office:value="31.75" table:style-name="ce1">
            <text:p>31,7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29.jpg">http://media.grutinet.com/articulos/gr/gr_103729.jpg</text:a></text:p>
          </table:table-cell>
          <table:table-cell office:value-type="string" table:style-name="ce4">
            <text:p><text:a xlink:href="http://media.grutinet.com/articulos/bu/bu_103729.jpg">http://media.grutinet.com/articulos/bu/bu_103729.jpg</text:a></text:p>
          </table:table-cell>
          <table:table-cell office:value-type="string" table:style-name="ce4">
            <text:p><text:a xlink:href="http://media.grutinet.com/articulos/or/or_103729.jpg">http://media.grutinet.com/articulos/or/or_103729.jpg</text:a></text:p>
          </table:table-cell>
          <table:table-cell office:value-type="string" table:style-name="ce2">
            <text:p>32,256</text:p>
          </table:table-cell>
          <table:table-cell office:value-type="string" table:style-name="ce4">
            <text:p><text:a xlink:href="http://media.grutinet.com/articulos/lg/lg_103729_0.jpg">http://media.grutinet.com/articulos/lg/lg_103729_0.jpg</text:a></text:p>
          </table:table-cell>
          <table:table-cell office:value-type="string" table:style-name="ce4">
            <text:p><text:a xlink:href="http://media.grutinet.com/articulos/lg/lg_103729_1.jpg">http://media.grutinet.com/articulos/lg/lg_103729_1.jpg</text:a></text:p>
          </table:table-cell>
          <table:table-cell table:style-name="ce1"/>
          <table:table-cell office:value-type="string" table:style-name="ce4">
            <text:p><text:a xlink:href="http://media.grutinet.com/articulos/lg/lg_103729_2.jpg">http://media.grutinet.com/articulos/lg/lg_103729_2.jpg</text:a></text:p>
          </table:table-cell>
          <table:table-cell office:value-type="string" table:style-name="ce4">
            <text:p><text:a xlink:href="http://media.grutinet.com/articulos/lg/lg_103729_3.jpg">http://media.grutinet.com/articulos/lg/lg_103729_3.jpg</text:a></text:p>
          </table:table-cell>
          <table:table-cell office:value-type="string" table:style-name="ce4">
            <text:p><text:a xlink:href="http://media.grutinet.com/articulos/lg/lg_103729_4.jpg">http://media.grutinet.com/articulos/lg/lg_103729_4.jpg</text:a></text:p>
          </table:table-cell>
          <table:table-cell table:number-columns-repeated="5" table:style-name="ce2"/>
          <table:table-cell table:number-columns-repeated="16354"/>
        </table:table-row>
        <table:table-row table:style-name="ro1">
          <table:table-cell office:value-type="float" office:value="103746" table:style-name="ce1">
            <text:p>103746</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RABBITS - VIBRADOR DE SILICONA, ROSA<text:s/></text:p>
          </table:table-cell>
          <table:table-cell office:value-type="string" table:style-name="ce2">
            <text:p>PIPEDREAM</text:p>
          </table:table-cell>
          <table:table-cell office:value-type="string" table:style-name="ce3">
            <text:p>OMG! RABBITS - VIBRADOR DE SILICONA, ROSA<text:s/></text:p>
            <text:p/>
            <text:p>El OMG! ¡Rabbit está diseñado para seducirte en todos los lugares correctos!</text:p>
            <text:p/>
            <text:p>Llevando esta forma clásica a nuevas alturas, las curvas flexibles proporcionan placer externo e interno con vibración directa a todas las áreas erógenas más sensibles.</text:p>
            <text:p/>
            <text:p>Dos potentes motores duplican la satisfacción con 10 patrones de vibración únicos para disfrutar.</text:p>
            <text:p/>
            <text:p>El diseño de silicona ultra suave es resistente al agua para divertirse en la ducha, spa o bañera.</text:p>
            <text:p/>
            <text:p/>
            <text:p><text:s/>Dimensiones embalaje <text:s text:c="3"/>27 x 10,20 x 6,20 cm</text:p>
            <text:p><text:s/>Peso embalaje : 21gram</text:p>
            <text:p><text:s/>Dimensiones del producto : 21 x 6 x 6 cm</text:p>
            <text:p><text:s/>Peso del producto <text:s/>:130 gram</text:p>
            <text:p><text:s/>Diámetro del producto :3,7 cm</text:p>
            <text:p><text:s/>Longitud insertable <text:s/>:9,5 cm</text:p>
            <text:p><text:s/>Tipos de velocidad <text:s/>: 10</text:p>
            <text:p><text:s/>Se requieren baterías : <text:s/>2</text:p>
            <text:p><text:s/>Tipo de baterías <text:s text:c="3"/>AAA</text:p>
            <text:p><text:s/>Baterías incluidas <text:s text:c="3"/>No</text:p>
            <text:p><text:s/>A prueba de agua <text:s text:c="3"/>Sí</text:p>
            <text:p><text:s/>A prueba de salpicaduras <text:s text:c="3"/>Sí</text:p>
            <text:p><text:s/>Materiales <text:s text:c="3"/>Silicona</text:p>
            <text:p/>
            <text:p/>
          </table:table-cell>
          <table:table-cell office:value-type="float" office:value="35.99" table:style-name="ce1">
            <text:p>35,99</text:p>
          </table:table-cell>
          <table:table-cell office:value-type="float" office:value="14.84" table:style-name="ce1">
            <text:p>14,8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46.jpg">http://media.grutinet.com/articulos/gr/gr_103746.jpg</text:a></text:p>
          </table:table-cell>
          <table:table-cell office:value-type="string" table:style-name="ce4">
            <text:p><text:a xlink:href="http://media.grutinet.com/articulos/bu/bu_103746.jpg">http://media.grutinet.com/articulos/bu/bu_103746.jpg</text:a></text:p>
          </table:table-cell>
          <table:table-cell office:value-type="string" table:style-name="ce4">
            <text:p><text:a xlink:href="http://media.grutinet.com/articulos/or/or_103746.jpg">http://media.grutinet.com/articulos/or/or_103746.jpg</text:a></text:p>
          </table:table-cell>
          <table:table-cell office:value-type="string" table:style-name="ce2">
            <text:p>15,1483</text:p>
          </table:table-cell>
          <table:table-cell office:value-type="string" table:style-name="ce4">
            <text:p><text:a xlink:href="http://media.grutinet.com/articulos/lg/lg_103746_0.jpg">http://media.grutinet.com/articulos/lg/lg_103746_0.jpg</text:a></text:p>
          </table:table-cell>
          <table:table-cell office:value-type="string" table:style-name="ce4">
            <text:p><text:a xlink:href="http://media.grutinet.com/articulos/lg/lg_103746_1.jpg">http://media.grutinet.com/articulos/lg/lg_103746_1.jpg</text:a></text:p>
          </table:table-cell>
          <table:table-cell table:style-name="ce1"/>
          <table:table-cell office:value-type="string" table:style-name="ce4">
            <text:p><text:a xlink:href="http://media.grutinet.com/articulos/lg/lg_103746_2.jpg">http://media.grutinet.com/articulos/lg/lg_103746_2.jpg</text:a></text:p>
          </table:table-cell>
          <table:table-cell office:value-type="string" table:style-name="ce4">
            <text:p><text:a xlink:href="http://media.grutinet.com/articulos/lg/lg_103746_3.jpg">http://media.grutinet.com/articulos/lg/lg_103746_3.jpg</text:a></text:p>
          </table:table-cell>
          <table:table-cell table:number-columns-repeated="6" table:style-name="ce2"/>
          <table:table-cell table:number-columns-repeated="16354"/>
        </table:table-row>
        <table:table-row table:style-name="ro1">
          <table:table-cell office:value-type="float" office:value="103747" table:style-name="ce1">
            <text:p>103747</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RABBITS - BESTEVER VIBRADOR SILICONA, MORADO<text:s/></text:p>
          </table:table-cell>
          <table:table-cell office:value-type="string" table:style-name="ce2">
            <text:p>PIPEDREAM</text:p>
          </table:table-cell>
          <table:table-cell office:value-type="string" table:style-name="ce3">
            <text:p>OMG! RABBITS - BESTEVER VIBRADOR SILICONA, MORADO<text:s/></text:p>
            <text:p/>
            <text:p>El OMG! ¡Rabbit está diseñado para seducirte en todos los lugares correctos!</text:p>
            <text:p/>
            <text:p>Llevando esta forma clásica a nuevas alturas, las curvas flexibles proporcionan placer externo e interno con vibración directa a todas las áreas erógenas más sensibles.</text:p>
            <text:p/>
            <text:p>Dos potentes motores duplican la satisfacción con 10 patrones de vibración únicos para disfrutar.</text:p>
            <text:p/>
            <text:p>El diseño de silicona ultra suave es resistente al agua para divertirse en la ducha, spa o bañera.</text:p>
            <text:p/>
            <text:p/>
            <text:p><text:s/>Dimensiones embalaje <text:s text:c="3"/>27 x 10,20 x 6,20 cm</text:p>
            <text:p><text:s/>Peso embalaje <text:s text:c="3"/>212 gram</text:p>
            <text:p><text:s/>Dimensiones del producto <text:s text:c="3"/>21 x 6,8 x 6,8 cm</text:p>
            <text:p><text:s/>Peso del producto <text:s text:c="3"/>132,00 gram</text:p>
            <text:p><text:s/>Diámetro del producto <text:s text:c="3"/>3,6 cm</text:p>
            <text:p><text:s/>Longitud insertable <text:s text:c="3"/>10,0 cm</text:p>
            <text:p><text:s/>Tipos de velocidad <text:s text:c="3"/>10</text:p>
            <text:p><text:s/>Se requieren baterías <text:s text:c="3"/>2</text:p>
            <text:p><text:s/>Tipo de baterías <text:s text:c="3"/>AAA</text:p>
            <text:p><text:s/>Baterías incluidas <text:s text:c="3"/>No</text:p>
            <text:p><text:s/>A prueba de agua <text:s text:c="3"/>Sí</text:p>
            <text:p><text:s/>Materiales <text:s text:c="3"/>Silicona</text:p>
            <text:p><text:s text:c="2"/></text:p>
            <text:p/>
            <text:p/>
          </table:table-cell>
          <table:table-cell office:value-type="float" office:value="35.99" table:style-name="ce1">
            <text:p>35,99</text:p>
          </table:table-cell>
          <table:table-cell office:value-type="float" office:value="14.84" table:style-name="ce1">
            <text:p>14,8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47.jpg">http://media.grutinet.com/articulos/gr/gr_103747.jpg</text:a></text:p>
          </table:table-cell>
          <table:table-cell office:value-type="string" table:style-name="ce4">
            <text:p><text:a xlink:href="http://media.grutinet.com/articulos/bu/bu_103747.jpg">http://media.grutinet.com/articulos/bu/bu_103747.jpg</text:a></text:p>
          </table:table-cell>
          <table:table-cell office:value-type="string" table:style-name="ce4">
            <text:p><text:a xlink:href="http://media.grutinet.com/articulos/or/or_103747.jpg">http://media.grutinet.com/articulos/or/or_103747.jpg</text:a></text:p>
          </table:table-cell>
          <table:table-cell office:value-type="string" table:style-name="ce2">
            <text:p>15,1483</text:p>
          </table:table-cell>
          <table:table-cell office:value-type="string" table:style-name="ce4">
            <text:p><text:a xlink:href="http://media.grutinet.com/articulos/lg/lg_103747_0.jpg">http://media.grutinet.com/articulos/lg/lg_103747_0.jpg</text:a></text:p>
          </table:table-cell>
          <table:table-cell office:value-type="string" table:style-name="ce4">
            <text:p><text:a xlink:href="http://media.grutinet.com/articulos/lg/lg_103747_1.jpg">http://media.grutinet.com/articulos/lg/lg_103747_1.jpg</text:a></text:p>
          </table:table-cell>
          <table:table-cell table:style-name="ce1"/>
          <table:table-cell office:value-type="string" table:style-name="ce4">
            <text:p><text:a xlink:href="http://media.grutinet.com/articulos/lg/lg_103747_2.jpg">http://media.grutinet.com/articulos/lg/lg_103747_2.jpg</text:a></text:p>
          </table:table-cell>
          <table:table-cell office:value-type="string" table:style-name="ce4">
            <text:p><text:a xlink:href="http://media.grutinet.com/articulos/lg/lg_103747_3.jpg">http://media.grutinet.com/articulos/lg/lg_103747_3.jpg</text:a></text:p>
          </table:table-cell>
          <table:table-cell table:number-columns-repeated="6" table:style-name="ce2"/>
          <table:table-cell table:number-columns-repeated="16354"/>
        </table:table-row>
        <table:table-row table:style-name="ro1">
          <table:table-cell office:value-type="float" office:value="103748" table:style-name="ce1">
            <text:p>103748</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RABBITS - SELFIE VIBRADOR DE SILICONA, ROSA<text:s/></text:p>
          </table:table-cell>
          <table:table-cell office:value-type="string" table:style-name="ce2">
            <text:p>PIPEDREAM</text:p>
          </table:table-cell>
          <table:table-cell office:value-type="string" table:style-name="ce3">
            <text:p>OMG! RABBITS - SELFIE SILICONE VIBRATOR</text:p>
            <text:p/>
            <text:p>El OMG! ¡Rabbit está diseñado para seducirte en todos los lugares correctos!</text:p>
            <text:p/>
            <text:p>Llevando esta forma clásica a nuevas alturas, las curvas flexibles proporcionan placer externo e interno con vibración directa a todas las áreas erógenas más sensibles.</text:p>
            <text:p/>
            <text:p>Dos potentes motores duplican la satisfacción con 10 patrones de vibración únicos para disfrutar.</text:p>
            <text:p/>
            <text:p>El diseño de silicona ultra suave es resistente al agua para divertirse en la ducha, spa o bañera.</text:p>
            <text:p/>
            <text:p/>
            <text:p><text:s/>Dimensiones embalaje <text:s text:c="3"/>27 x 10,20 x 6,20 cm</text:p>
            <text:p><text:s/>Peso embalaje <text:s text:c="3"/>205 gram</text:p>
            <text:p><text:s/>Dimensiones del producto <text:s text:c="3"/>21 x 6 x 6 cm</text:p>
            <text:p><text:s/>Peso del producto <text:s text:c="3"/>130,00 gram</text:p>
            <text:p><text:s/>Diámetro del producto <text:s text:c="3"/>3,7 cm</text:p>
            <text:p><text:s/>Longitud insertable <text:s text:c="3"/>10,1 cm</text:p>
            <text:p><text:s/>Tipos de velocidad <text:s text:c="3"/>10</text:p>
            <text:p><text:s/>Se requieren baterías <text:s text:c="3"/>2</text:p>
            <text:p><text:s/>Tipo de baterías <text:s text:c="3"/>AAA</text:p>
            <text:p><text:s/>Baterías incluidas <text:s text:c="3"/>No</text:p>
            <text:p><text:s/>A prueba de agua <text:s text:c="3"/>Sí</text:p>
            <text:p><text:s/>Materiales <text:s text:c="3"/>Silicona</text:p>
            <text:p><text:s text:c="2"/></text:p>
            <text:p/>
            <text:p/>
          </table:table-cell>
          <table:table-cell office:value-type="float" office:value="35.99" table:style-name="ce1">
            <text:p>35,99</text:p>
          </table:table-cell>
          <table:table-cell office:value-type="float" office:value="14.84" table:style-name="ce1">
            <text:p>14,8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48.jpg">http://media.grutinet.com/articulos/gr/gr_103748.jpg</text:a></text:p>
          </table:table-cell>
          <table:table-cell office:value-type="string" table:style-name="ce4">
            <text:p><text:a xlink:href="http://media.grutinet.com/articulos/bu/bu_103748.jpg">http://media.grutinet.com/articulos/bu/bu_103748.jpg</text:a></text:p>
          </table:table-cell>
          <table:table-cell office:value-type="string" table:style-name="ce4">
            <text:p><text:a xlink:href="http://media.grutinet.com/articulos/or/or_103748.jpg">http://media.grutinet.com/articulos/or/or_103748.jpg</text:a></text:p>
          </table:table-cell>
          <table:table-cell office:value-type="string" table:style-name="ce2">
            <text:p>15,1483</text:p>
          </table:table-cell>
          <table:table-cell office:value-type="string" table:style-name="ce4">
            <text:p><text:a xlink:href="http://media.grutinet.com/articulos/lg/lg_103748_0.jpg">http://media.grutinet.com/articulos/lg/lg_103748_0.jpg</text:a></text:p>
          </table:table-cell>
          <table:table-cell office:value-type="string" table:style-name="ce4">
            <text:p><text:a xlink:href="http://media.grutinet.com/articulos/lg/lg_103748_1.jpg">http://media.grutinet.com/articulos/lg/lg_103748_1.jpg</text:a></text:p>
          </table:table-cell>
          <table:table-cell table:style-name="ce1"/>
          <table:table-cell office:value-type="string" table:style-name="ce4">
            <text:p><text:a xlink:href="http://media.grutinet.com/articulos/lg/lg_103748_2.jpg">http://media.grutinet.com/articulos/lg/lg_103748_2.jpg</text:a></text:p>
          </table:table-cell>
          <table:table-cell office:value-type="string" table:style-name="ce4">
            <text:p><text:a xlink:href="http://media.grutinet.com/articulos/lg/lg_103748_3.jpg">http://media.grutinet.com/articulos/lg/lg_103748_3.jpg</text:a></text:p>
          </table:table-cell>
          <table:table-cell table:number-columns-repeated="6" table:style-name="ce2"/>
          <table:table-cell table:number-columns-repeated="16354"/>
        </table:table-row>
        <table:table-row table:style-name="ro1">
          <table:table-cell office:value-type="float" office:value="103750" table:style-name="ce1">
            <text:p>103750</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WANDS - VIRITA RECARGABLE VIBRANTE, MORADO</text:p>
          </table:table-cell>
          <table:table-cell office:value-type="string" table:style-name="ce2">
            <text:p>PIPEDREAM</text:p>
          </table:table-cell>
          <table:table-cell office:value-type="string" table:style-name="ce3">
            <text:p>OMG! WANDS -ENJOY RECHARGEABLE VIBRATING WAND, PURPLE</text:p>
            <text:p/>
            <text:p>El OMG!</text:p>
            <text:p/>
            <text:p>La varita es todo lo que te gusta de las varitas en un tamaño personal conveniente.</text:p>
            <text:p/>
            <text:p>SEDÚCASE con la cabeza de silicona suave como la seda, el cuello flexible y el potente motor recargable en una forma icónica de varita diseñada para ser discreta y lista para viajar.</text:p>
            <text:p/>
            <text:p><text:s/>DISFRUTA 3 niveles de vibración estruendosa y 4 patrones de vibración excitantes con solo tocar un botón.</text:p>
            <text:p/>
            <text:p>Y es resistente al agua para FUN en la ducha y la bañera.</text:p>
            <text:p/>
            <text:p>¡Date el placer que te mereces!</text:p>
            <text:p/>
            <text:p><text:s/></text:p>
            <text:p/>
            <text:p/>
            <text:p><text:s/>Dimensiones embalaje <text:s text:c="3"/>19,50 x 5 x 0 cm</text:p>
            <text:p><text:s/>Peso embalaje <text:s text:c="3"/>155 gram</text:p>
            <text:p><text:s/>Dimensiones del producto <text:s text:c="3"/>15,5 x 4,5 x 4,5 cm</text:p>
            <text:p><text:s/>Peso del producto <text:s text:c="3"/>124gram</text:p>
            <text:p><text:s/>Diámetro del producto <text:s text:c="3"/>4, cm</text:p>
            <text:p><text:s/>Longitud insertable <text:s text:c="3"/>5cm</text:p>
            <text:p><text:s/>Tipos de velocidad <text:s text:c="3"/>7</text:p>
            <text:p><text:s/>Recargable <text:s text:c="3"/>Sí</text:p>
            <text:p><text:s/>Tiempo de recarga <text:s text:c="3"/>120 min</text:p>
            <text:p><text:s/>Vida de la recarga de las baterías <text:s text:c="3"/>90 min</text:p>
            <text:p><text:s/>A prueba de agua <text:s text:c="3"/>Sí</text:p>
            <text:p><text:s/>Materiales <text:s text:c="3"/>Silicona</text:p>
            <text:p><text:s text:c="2"/></text:p>
            <text:p/>
            <text:p/>
          </table:table-cell>
          <table:table-cell office:value-type="float" office:value="39.99" table:style-name="ce1">
            <text:p>39,99</text:p>
          </table:table-cell>
          <table:table-cell office:value-type="float" office:value="15.62" table:style-name="ce1">
            <text:p>15,6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50.jpg">http://media.grutinet.com/articulos/gr/gr_103750.jpg</text:a></text:p>
          </table:table-cell>
          <table:table-cell office:value-type="string" table:style-name="ce4">
            <text:p><text:a xlink:href="http://media.grutinet.com/articulos/bu/bu_103750.jpg">http://media.grutinet.com/articulos/bu/bu_103750.jpg</text:a></text:p>
          </table:table-cell>
          <table:table-cell office:value-type="string" table:style-name="ce4">
            <text:p><text:a xlink:href="http://media.grutinet.com/articulos/or/or_103750.jpg">http://media.grutinet.com/articulos/or/or_103750.jpg</text:a></text:p>
          </table:table-cell>
          <table:table-cell office:value-type="string" table:style-name="ce2">
            <text:p>15,37</text:p>
          </table:table-cell>
          <table:table-cell office:value-type="string" table:style-name="ce4">
            <text:p><text:a xlink:href="http://media.grutinet.com/articulos/lg/lg_103750_0.jpg">http://media.grutinet.com/articulos/lg/lg_103750_0.jpg</text:a></text:p>
          </table:table-cell>
          <table:table-cell office:value-type="string" table:style-name="ce4">
            <text:p><text:a xlink:href="http://media.grutinet.com/articulos/lg/lg_103750_1.jpg">http://media.grutinet.com/articulos/lg/lg_103750_1.jpg</text:a></text:p>
          </table:table-cell>
          <table:table-cell table:style-name="ce1"/>
          <table:table-cell office:value-type="string" table:style-name="ce4">
            <text:p><text:a xlink:href="http://media.grutinet.com/articulos/lg/lg_103750_2.jpg">http://media.grutinet.com/articulos/lg/lg_103750_2.jpg</text:a></text:p>
          </table:table-cell>
          <table:table-cell office:value-type="string" table:style-name="ce4">
            <text:p><text:a xlink:href="http://media.grutinet.com/articulos/lg/lg_103750_3.jpg">http://media.grutinet.com/articulos/lg/lg_103750_3.jpg</text:a></text:p>
          </table:table-cell>
          <table:table-cell office:value-type="string" table:style-name="ce4">
            <text:p><text:a xlink:href="http://media.grutinet.com/articulos/lg/lg_103750_4.jpg">http://media.grutinet.com/articulos/lg/lg_103750_4.jpg</text:a></text:p>
          </table:table-cell>
          <table:table-cell table:number-columns-repeated="5" table:style-name="ce2"/>
          <table:table-cell table:number-columns-repeated="16354"/>
        </table:table-row>
        <table:table-row table:style-name="ro1">
          <table:table-cell office:value-type="float" office:value="103751" table:style-name="ce1">
            <text:p>103751</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WANDS - VIBRADOR RECARGABLE ROSA</text:p>
          </table:table-cell>
          <table:table-cell office:value-type="string" table:style-name="ce2">
            <text:p>PIPEDREAM</text:p>
          </table:table-cell>
          <table:table-cell office:value-type="string" table:style-name="ce3">
            <text:p><text:s/></text:p>
            <text:p/>
            <text:p>OMG! WANDS - RECHARGABLE VIBRATING WAND</text:p>
            <text:p/>
            <text:p>La varita OMG! es todo lo que te gusta en un tamaño personal conveniente. #SEDÚCETE con la cabeza de silicona suave como la seda, el cuello flexible y el potente motor recargable en una icónica forma de varita diseñada para ser discreta y lista para viajar.</text:p>
            <text:p/>
            <text:p># DISFRUTA de 3 niveles de vibración estruendosa y 4 patrones de vibración excitantes con solo tocar un botón. Y es resistente al agua para #FUN en la ducha y la bañera. ¡Date el placer que te mereces!</text:p>
            <text:p/>
            <text:p>Características:</text:p>
            <text:p/>
            <text:p/>
            <text:p><text:s/>Dimensiones del producto: 15,5 x 4,5 x 4,5 cm</text:p>
            <text:p><text:s/>Peso del producto: 124,00 gram</text:p>
            <text:p><text:s/>Diámetro del producto: 4,0 cm</text:p>
            <text:p><text:s/>Longitud insertable: 5,0 cm</text:p>
            <text:p><text:s/>Tipos de velocidad: 7</text:p>
            <text:p><text:s/>Recargable<text:s text:c="4"/></text:p>
            <text:p><text:s/>Tiempo de recarga: 120 min</text:p>
            <text:p><text:s/>Vida de la recarga de las baterías: 90 min</text:p>
            <text:p><text:s/>A prueba de agua<text:s text:c="3"/></text:p>
            <text:p><text:s/>Materiales: Silicona</text:p>
            <text:p/>
            <text:p/>
          </table:table-cell>
          <table:table-cell office:value-type="float" office:value="39.99" table:style-name="ce1">
            <text:p>39,99</text:p>
          </table:table-cell>
          <table:table-cell office:value-type="float" office:value="15.62" table:style-name="ce1">
            <text:p>15,6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51.jpg">http://media.grutinet.com/articulos/gr/gr_103751.jpg</text:a></text:p>
          </table:table-cell>
          <table:table-cell office:value-type="string" table:style-name="ce4">
            <text:p><text:a xlink:href="http://media.grutinet.com/articulos/bu/bu_103751.jpg">http://media.grutinet.com/articulos/bu/bu_103751.jpg</text:a></text:p>
          </table:table-cell>
          <table:table-cell office:value-type="string" table:style-name="ce4">
            <text:p><text:a xlink:href="http://media.grutinet.com/articulos/or/or_103751.jpg">http://media.grutinet.com/articulos/or/or_103751.jpg</text:a></text:p>
          </table:table-cell>
          <table:table-cell office:value-type="string" table:style-name="ce2">
            <text:p>15,9371</text:p>
          </table:table-cell>
          <table:table-cell office:value-type="string" table:style-name="ce4">
            <text:p><text:a xlink:href="http://media.grutinet.com/articulos/lg/lg_103751_0.jpg">http://media.grutinet.com/articulos/lg/lg_103751_0.jpg</text:a></text:p>
          </table:table-cell>
          <table:table-cell office:value-type="string" table:style-name="ce4">
            <text:p><text:a xlink:href="http://media.grutinet.com/articulos/lg/lg_103751_1.jpg">http://media.grutinet.com/articulos/lg/lg_103751_1.jpg</text:a></text:p>
          </table:table-cell>
          <table:table-cell table:style-name="ce1"/>
          <table:table-cell office:value-type="string" table:style-name="ce4">
            <text:p><text:a xlink:href="http://media.grutinet.com/articulos/lg/lg_103751_2.jpg">http://media.grutinet.com/articulos/lg/lg_103751_2.jpg</text:a></text:p>
          </table:table-cell>
          <table:table-cell office:value-type="string" table:style-name="ce4">
            <text:p><text:a xlink:href="http://media.grutinet.com/articulos/lg/lg_103751_3.jpg">http://media.grutinet.com/articulos/lg/lg_103751_3.jpg</text:a></text:p>
          </table:table-cell>
          <table:table-cell office:value-type="string" table:style-name="ce4">
            <text:p><text:a xlink:href="http://media.grutinet.com/articulos/lg/lg_103751_4.jpg">http://media.grutinet.com/articulos/lg/lg_103751_4.jpg</text:a></text:p>
          </table:table-cell>
          <table:table-cell office:value-type="string" table:style-name="ce4">
            <text:p><text:a xlink:href="http://media.grutinet.com/articulos/lg/lg_103751_5.jpg">http://media.grutinet.com/articulos/lg/lg_103751_5.jpg</text:a></text:p>
          </table:table-cell>
          <table:table-cell table:number-columns-repeated="4" table:style-name="ce2"/>
          <table:table-cell table:number-columns-repeated="16354"/>
        </table:table-row>
        <table:table-row table:style-name="ro1">
          <table:table-cell office:value-type="float" office:value="103752" table:style-name="ce1">
            <text:p>103752</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BULLETS - BALA VIBRADORA CONEJITO, ROSA<text:s/></text:p>
          </table:table-cell>
          <table:table-cell office:value-type="string" table:style-name="ce2">
            <text:p>PIPEDREAM</text:p>
          </table:table-cell>
          <table:table-cell office:value-type="string" table:style-name="ce3">
            <text:p>OMG! BULLETS -CUTE VIBRATING BULLET, PINK</text:p>
            <text:p/>
            <text:p>¡OMG Bullet es divertido, coqueto y está diseñado para tu mejor placer posible!</text:p>
            <text:p/>
            <text:p>De tamaño pequeño pero grande en potencia, esta bala de silicona ultra suave tiene un control único conveniente para operar 20 modos de vibración que satisfacen y complacen.</text:p>
            <text:p/>
            <text:p>¡Enchufe la bala alimentada por USB y coloque la punta cónica donde quiera disfrutar del placer de OMG!</text:p>
            <text:p/>
            <text:p>Alimentado a través del cable USB conectado</text:p>
            <text:p/>
            <text:p/>
            <text:p>Longitud del cable: 114,3 cm.</text:p>
            <text:p/>
            <text:p><text:s/></text:p>
            <text:p/>
            <text:p/>
            <text:p><text:s/>Peso del producto <text:s text:c="3"/>56 gram</text:p>
            <text:p><text:s/>Diámetro del producto <text:s text:c="3"/>2,6 cm</text:p>
            <text:p><text:s/>Tipos de velocidad <text:s text:c="3"/>20</text:p>
            <text:p><text:s/>Recargable <text:s text:c="3"/>Sí</text:p>
            <text:p><text:s/>Presupuesto <text:s text:c="3"/>Powered via attached USB Cord</text:p>
            <text:p><text:s/>Cord Length: 114,3 cm</text:p>
            <text:p><text:s/>Materiales <text:s text:c="3"/>Silicona</text:p>
            <text:p><text:s text:c="2"/></text:p>
            <text:p/>
            <text:p/>
          </table:table-cell>
          <table:table-cell office:value-type="float" office:value="19.989999999999998" table:style-name="ce1">
            <text:p>19,99</text:p>
          </table:table-cell>
          <table:table-cell office:value-type="float" office:value="7.81" table:style-name="ce1">
            <text:p>7,81</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52.jpg">http://media.grutinet.com/articulos/gr/gr_103752.jpg</text:a></text:p>
          </table:table-cell>
          <table:table-cell office:value-type="string" table:style-name="ce4">
            <text:p><text:a xlink:href="http://media.grutinet.com/articulos/bu/bu_103752.jpg">http://media.grutinet.com/articulos/bu/bu_103752.jpg</text:a></text:p>
          </table:table-cell>
          <table:table-cell office:value-type="string" table:style-name="ce4">
            <text:p><text:a xlink:href="http://media.grutinet.com/articulos/or/or_103752.jpg">http://media.grutinet.com/articulos/or/or_103752.jpg</text:a></text:p>
          </table:table-cell>
          <table:table-cell office:value-type="string" table:style-name="ce2">
            <text:p>8,0042</text:p>
          </table:table-cell>
          <table:table-cell office:value-type="string" table:style-name="ce4">
            <text:p><text:a xlink:href="http://media.grutinet.com/articulos/lg/lg_103752_0.jpg">http://media.grutinet.com/articulos/lg/lg_103752_0.jpg</text:a></text:p>
          </table:table-cell>
          <table:table-cell office:value-type="string" table:style-name="ce4">
            <text:p><text:a xlink:href="http://media.grutinet.com/articulos/lg/lg_103752_1.jpg">http://media.grutinet.com/articulos/lg/lg_103752_1.jpg</text:a></text:p>
          </table:table-cell>
          <table:table-cell table:style-name="ce1"/>
          <table:table-cell office:value-type="string" table:style-name="ce4">
            <text:p><text:a xlink:href="http://media.grutinet.com/articulos/lg/lg_103752_2.jpg">http://media.grutinet.com/articulos/lg/lg_103752_2.jpg</text:a></text:p>
          </table:table-cell>
          <table:table-cell office:value-type="string" table:style-name="ce4">
            <text:p><text:a xlink:href="http://media.grutinet.com/articulos/lg/lg_103752_3.jpg">http://media.grutinet.com/articulos/lg/lg_103752_3.jpg</text:a></text:p>
          </table:table-cell>
          <table:table-cell table:number-columns-repeated="6" table:style-name="ce2"/>
          <table:table-cell table:number-columns-repeated="16354"/>
        </table:table-row>
        <table:table-row table:style-name="ro1">
          <table:table-cell office:value-type="float" office:value="103753" table:style-name="ce1">
            <text:p>10375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BULLETS - BALA VIBRANTE DIVETIDA - USB - FUCSIA</text:p>
          </table:table-cell>
          <table:table-cell office:value-type="string" table:style-name="ce2">
            <text:p>PIPEDREAM</text:p>
          </table:table-cell>
          <table:table-cell office:value-type="string" table:style-name="ce3">
            <text:p>OMG! BULLETS - FUN VIBRATING BULLET, FUCHSIA</text:p>
            <text:p/>
            <text:p>¡OMG Bullet es divertido, coqueto y está diseñado para tu mejor placer posible!</text:p>
            <text:p/>
            <text:p>De tamaño pequeño pero grande en potencia, esta bala de silicona ultra suave tiene un control único conveniente para operar 20 modos de vibración que satisfacen y complacen.</text:p>
            <text:p/>
            <text:p>¡Enchufe la bala alimentada por USB y coloque la punta cónica donde quiera disfrutar del placer de OMG!</text:p>
            <text:p/>
            <text:p/>
            <text:p><text:s/>Peso del producto <text:s text:c="3"/>47 gram</text:p>
            <text:p><text:s/>Diámetro del producto <text:s text:c="3"/>2,1 cm</text:p>
            <text:p><text:s/>Tipos de velocidad <text:s text:c="3"/>20</text:p>
            <text:p><text:s/>Presupuesto <text:s text:c="3"/>Powered via attached USB Cord</text:p>
            <text:p><text:s/>Cord Length: 114,3 cm</text:p>
            <text:p><text:s/>Materiales <text:s text:c="3"/>Silicona</text:p>
            <text:p/>
            <text:p/>
          </table:table-cell>
          <table:table-cell office:value-type="float" office:value="15.99" table:style-name="ce1">
            <text:p>15,99</text:p>
          </table:table-cell>
          <table:table-cell office:value-type="float" office:value="6.65" table:style-name="ce1">
            <text:p>6,6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53.jpg">http://media.grutinet.com/articulos/gr/gr_103753.jpg</text:a></text:p>
          </table:table-cell>
          <table:table-cell office:value-type="string" table:style-name="ce4">
            <text:p><text:a xlink:href="http://media.grutinet.com/articulos/bu/bu_103753.jpg">http://media.grutinet.com/articulos/bu/bu_103753.jpg</text:a></text:p>
          </table:table-cell>
          <table:table-cell office:value-type="string" table:style-name="ce4">
            <text:p><text:a xlink:href="http://media.grutinet.com/articulos/or/or_103753.jpg">http://media.grutinet.com/articulos/or/or_103753.jpg</text:a></text:p>
          </table:table-cell>
          <table:table-cell office:value-type="string" table:style-name="ce2">
            <text:p>6,54</text:p>
          </table:table-cell>
          <table:table-cell office:value-type="string" table:style-name="ce4">
            <text:p><text:a xlink:href="http://media.grutinet.com/articulos/lg/lg_103753_0.jpg">http://media.grutinet.com/articulos/lg/lg_103753_0.jpg</text:a></text:p>
          </table:table-cell>
          <table:table-cell office:value-type="string" table:style-name="ce4">
            <text:p><text:a xlink:href="http://media.grutinet.com/articulos/lg/lg_103753_1.jpg">http://media.grutinet.com/articulos/lg/lg_103753_1.jpg</text:a></text:p>
          </table:table-cell>
          <table:table-cell table:style-name="ce1"/>
          <table:table-cell office:value-type="string" table:style-name="ce4">
            <text:p><text:a xlink:href="http://media.grutinet.com/articulos/lg/lg_103753_2.jpg">http://media.grutinet.com/articulos/lg/lg_103753_2.jpg</text:a></text:p>
          </table:table-cell>
          <table:table-cell office:value-type="string" table:style-name="ce4">
            <text:p><text:a xlink:href="http://media.grutinet.com/articulos/lg/lg_103753_3.jpg">http://media.grutinet.com/articulos/lg/lg_103753_3.jpg</text:a></text:p>
          </table:table-cell>
          <table:table-cell table:number-columns-repeated="6" table:style-name="ce2"/>
          <table:table-cell table:number-columns-repeated="16354"/>
        </table:table-row>
        <table:table-row table:style-name="ro1">
          <table:table-cell office:value-type="float" office:value="103754" table:style-name="ce1">
            <text:p>103754</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OMG! BULLETS - BALA VIBRANTE, VIOLETA<text:s/></text:p>
          </table:table-cell>
          <table:table-cell office:value-type="string" table:style-name="ce2">
            <text:p>PIPEDREAM</text:p>
          </table:table-cell>
          <table:table-cell office:value-type="string" table:style-name="ce3">
            <text:p>OMG! BULLETS -HAPPY VIBRATING BULLET, PURPLE</text:p>
            <text:p/>
            <text:p>¡OMG Bullet es divertido, coqueto y está diseñado para tu mejor placer posible!</text:p>
            <text:p/>
            <text:p>De tamaño pequeño pero grande en potencia, esta bala de silicona ultra suave tiene un control único conveniente para operar 20 modos de vibración que satisfacen y complacen.</text:p>
            <text:p/>
            <text:p>¡Enchufe la bala alimentada por USB y coloque la punta cónica donde quiera disfrutar del placer de OMG!</text:p>
            <text:p/>
            <text:p>Alimentado a través del cable USB conectado</text:p>
            <text:p>Longitud del cable: 114,3 cm.</text:p>
            <text:p/>
            <text:p/>
            <text:p><text:s/>Dimensiones del producto <text:s text:c="3"/>6,5 x 3 x 3 cm</text:p>
            <text:p><text:s/>Peso del producto <text:s text:c="3"/>66 gram</text:p>
            <text:p><text:s/>Diámetro del producto <text:s text:c="3"/>3 cm</text:p>
            <text:p><text:s/>Tipos de velocidad <text:s text:c="3"/>20</text:p>
            <text:p><text:s/>Presupuesto <text:s text:c="3"/>Powered via attached USB Cord</text:p>
            <text:p><text:s/>Cord Length: 114,3 cm</text:p>
            <text:p><text:s/>Materiales <text:s text:c="3"/>Silicona</text:p>
            <text:p><text:s text:c="2"/></text:p>
            <text:p/>
            <text:p/>
          </table:table-cell>
          <table:table-cell office:value-type="float" office:value="15.99" table:style-name="ce1">
            <text:p>15,99</text:p>
          </table:table-cell>
          <table:table-cell office:value-type="float" office:value="6.65" table:style-name="ce1">
            <text:p>6,6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54.jpg">http://media.grutinet.com/articulos/gr/gr_103754.jpg</text:a></text:p>
          </table:table-cell>
          <table:table-cell office:value-type="string" table:style-name="ce4">
            <text:p><text:a xlink:href="http://media.grutinet.com/articulos/bu/bu_103754.jpg">http://media.grutinet.com/articulos/bu/bu_103754.jpg</text:a></text:p>
          </table:table-cell>
          <table:table-cell office:value-type="string" table:style-name="ce4">
            <text:p><text:a xlink:href="http://media.grutinet.com/articulos/or/or_103754.jpg">http://media.grutinet.com/articulos/or/or_103754.jpg</text:a></text:p>
          </table:table-cell>
          <table:table-cell office:value-type="string" table:style-name="ce2">
            <text:p>6,54</text:p>
          </table:table-cell>
          <table:table-cell office:value-type="string" table:style-name="ce4">
            <text:p><text:a xlink:href="http://media.grutinet.com/articulos/lg/lg_103754_0.jpg">http://media.grutinet.com/articulos/lg/lg_103754_0.jpg</text:a></text:p>
          </table:table-cell>
          <table:table-cell office:value-type="string" table:style-name="ce4">
            <text:p><text:a xlink:href="http://media.grutinet.com/articulos/lg/lg_103754_1.jpg">http://media.grutinet.com/articulos/lg/lg_103754_1.jpg</text:a></text:p>
          </table:table-cell>
          <table:table-cell table:style-name="ce1"/>
          <table:table-cell office:value-type="string" table:style-name="ce4">
            <text:p><text:a xlink:href="http://media.grutinet.com/articulos/lg/lg_103754_2.jpg">http://media.grutinet.com/articulos/lg/lg_103754_2.jpg</text:a></text:p>
          </table:table-cell>
          <table:table-cell office:value-type="string" table:style-name="ce4">
            <text:p><text:a xlink:href="http://media.grutinet.com/articulos/lg/lg_103754_3.jpg">http://media.grutinet.com/articulos/lg/lg_103754_3.jpg</text:a></text:p>
          </table:table-cell>
          <table:table-cell table:number-columns-repeated="6" table:style-name="ce2"/>
          <table:table-cell table:number-columns-repeated="16354"/>
        </table:table-row>
        <table:table-row table:style-name="ro1">
          <table:table-cell office:value-type="float" office:value="103755" table:style-name="ce1">
            <text:p>103755</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BULLETS - BALA VIBRANTE RECARGABLE , ROSA<text:s/></text:p>
          </table:table-cell>
          <table:table-cell office:value-type="string" table:style-name="ce2">
            <text:p>PIPEDREAM</text:p>
          </table:table-cell>
          <table:table-cell office:value-type="string" table:style-name="ce3">
            <text:p>OMG! BULLETS - PLAY RECHARGEABLE VIBRATING BULLET, PINK</text:p>
            <text:p/>
            <text:p>El OMG! ¡La bala recargable es divertida, #FLIRTY, y está diseñada para tu mejor placer posible!</text:p>
            <text:p/>
            <text:p>De tamaño pequeño pero grande en potencia, esta bala de silicona ultra suave tiene un conveniente control único para operar 10 modos de vibración<text:s/></text:p>
            <text:p/>
            <text:p>Y es resistente al agua para #FUN en la ducha y la bañera.</text:p>
            <text:p/>
            <text:p>¡Coloque la punta cónica donde quiera #DISFRUTE del placer de OMG!</text:p>
            <text:p/>
            <text:p/>
            <text:p><text:s/>Peso del producto <text:s text:c="3"/>27 gram</text:p>
            <text:p><text:s/>Diámetro del producto <text:s text:c="3"/>2,1 cm</text:p>
            <text:p><text:s/>Longitud insertable <text:s text:c="3"/>5,5 cm</text:p>
            <text:p><text:s/>Tipos de velocidad <text:s text:c="3"/>10</text:p>
            <text:p><text:s/>Recargable <text:s text:c="3"/>Sí</text:p>
            <text:p><text:s/>Tiempo de recarga <text:s text:c="3"/>2 min</text:p>
            <text:p><text:s/>Vida de la recarga de las baterías <text:s text:c="3"/>2 min</text:p>
            <text:p><text:s/>A prueba de agua <text:s text:c="3"/>Sí</text:p>
            <text:p><text:s/>Materiales <text:s text:c="3"/>Silicona</text:p>
            <text:p/>
            <text:p/>
          </table:table-cell>
          <table:table-cell office:value-type="float" office:value="39.950000000000003" table:style-name="ce1">
            <text:p>39,95</text:p>
          </table:table-cell>
          <table:table-cell office:value-type="float" office:value="12.4" table:style-name="ce1">
            <text:p>12,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55.jpg">http://media.grutinet.com/articulos/gr/gr_103755.jpg</text:a></text:p>
          </table:table-cell>
          <table:table-cell office:value-type="string" table:style-name="ce4">
            <text:p><text:a xlink:href="http://media.grutinet.com/articulos/bu/bu_103755.jpg">http://media.grutinet.com/articulos/bu/bu_103755.jpg</text:a></text:p>
          </table:table-cell>
          <table:table-cell office:value-type="string" table:style-name="ce4">
            <text:p><text:a xlink:href="http://media.grutinet.com/articulos/or/or_103755.jpg">http://media.grutinet.com/articulos/or/or_103755.jpg</text:a></text:p>
          </table:table-cell>
          <table:table-cell office:value-type="string" table:style-name="ce2">
            <text:p>11,4127</text:p>
          </table:table-cell>
          <table:table-cell office:value-type="string" table:style-name="ce4">
            <text:p><text:a xlink:href="http://media.grutinet.com/articulos/lg/lg_103755_0.jpg">http://media.grutinet.com/articulos/lg/lg_103755_0.jpg</text:a></text:p>
          </table:table-cell>
          <table:table-cell office:value-type="string" table:style-name="ce4">
            <text:p><text:a xlink:href="http://media.grutinet.com/articulos/lg/lg_103755_1.jpg">http://media.grutinet.com/articulos/lg/lg_103755_1.jpg</text:a></text:p>
          </table:table-cell>
          <table:table-cell table:style-name="ce1"/>
          <table:table-cell office:value-type="string" table:style-name="ce4">
            <text:p><text:a xlink:href="http://media.grutinet.com/articulos/lg/lg_103755_2.jpg">http://media.grutinet.com/articulos/lg/lg_103755_2.jpg</text:a></text:p>
          </table:table-cell>
          <table:table-cell office:value-type="string" table:style-name="ce4">
            <text:p><text:a xlink:href="http://media.grutinet.com/articulos/lg/lg_103755_3.jpg">http://media.grutinet.com/articulos/lg/lg_103755_3.jpg</text:a></text:p>
          </table:table-cell>
          <table:table-cell office:value-type="string" table:style-name="ce4">
            <text:p><text:a xlink:href="http://media.grutinet.com/articulos/lg/lg_103755_4.jpg">http://media.grutinet.com/articulos/lg/lg_103755_4.jpg</text:a></text:p>
          </table:table-cell>
          <table:table-cell office:value-type="string" table:style-name="ce4">
            <text:p><text:a xlink:href="http://media.grutinet.com/articulos/lg/lg_103755_5.jpg">http://media.grutinet.com/articulos/lg/lg_103755_5.jpg</text:a></text:p>
          </table:table-cell>
          <table:table-cell office:value-type="string" table:style-name="ce4">
            <text:p><text:a xlink:href="http://media.grutinet.com/articulos/lg/lg_103755_6.jpg">http://media.grutinet.com/articulos/lg/lg_103755_6.jpg</text:a></text:p>
          </table:table-cell>
          <table:table-cell office:value-type="string" table:style-name="ce4">
            <text:p><text:a xlink:href="http://media.grutinet.com/articulos/lg/lg_103755_7.jpg">http://media.grutinet.com/articulos/lg/lg_103755_7.jpg</text:a></text:p>
          </table:table-cell>
          <table:table-cell table:number-columns-repeated="2" table:style-name="ce2"/>
          <table:table-cell table:number-columns-repeated="16354"/>
        </table:table-row>
        <table:table-row table:style-name="ro1">
          <table:table-cell office:value-type="float" office:value="103756" table:style-name="ce1">
            <text:p>103756</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BULLETS - BALA VIBRANTE RECARGABLE, MORADO<text:s/></text:p>
          </table:table-cell>
          <table:table-cell office:value-type="string" table:style-name="ce2">
            <text:p>PIPEDREAM</text:p>
          </table:table-cell>
          <table:table-cell office:value-type="string" table:style-name="ce3">
            <text:p>OMG! BULLETS - PLAY RECHARGEABLE VIBRATING BULLET, PURPLE</text:p>
            <text:p/>
            <text:p>El OMG! ¡La bala recargable es divertida, #FLIRTY, y está diseñada para tu mejor placer posible!</text:p>
            <text:p/>
            <text:p>De tamaño pequeño pero grande en potencia, esta bala de silicona ultra suave tiene un conveniente control único para operar 10 modos de vibración</text:p>
            <text:p/>
            <text:p>Y es resistente al agua para #FUN en la ducha y la bañera.</text:p>
            <text:p/>
            <text:p>¡Coloque la punta cónica donde quiera #DISFRUTE del placer de OMG!</text:p>
            <text:p/>
            <text:p/>
            <text:p><text:s/>Peso del producto 27 gram</text:p>
            <text:p><text:s/>Diámetro del producto 2,1 cm</text:p>
            <text:p><text:s/>Longitud insertable 5,5 cm</text:p>
            <text:p><text:s/>Tipos de velocidad 10</text:p>
            <text:p><text:s/>Recargable Sí</text:p>
            <text:p><text:s/>Tiempo de recarga 2 min</text:p>
            <text:p><text:s/>Vida de la recarga de las baterías 2 min</text:p>
            <text:p><text:s/>A prueba de agua Sí</text:p>
            <text:p><text:s/>Materiales Silicona</text:p>
            <text:p/>
            <text:p/>
          </table:table-cell>
          <table:table-cell office:value-type="float" office:value="29.99" table:style-name="ce1">
            <text:p>29,99</text:p>
          </table:table-cell>
          <table:table-cell office:value-type="float" office:value="11.72" table:style-name="ce1">
            <text:p>11,7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56.jpg">http://media.grutinet.com/articulos/gr/gr_103756.jpg</text:a></text:p>
          </table:table-cell>
          <table:table-cell office:value-type="string" table:style-name="ce4">
            <text:p><text:a xlink:href="http://media.grutinet.com/articulos/bu/bu_103756.jpg">http://media.grutinet.com/articulos/bu/bu_103756.jpg</text:a></text:p>
          </table:table-cell>
          <table:table-cell office:value-type="string" table:style-name="ce4">
            <text:p><text:a xlink:href="http://media.grutinet.com/articulos/or/or_103756.jpg">http://media.grutinet.com/articulos/or/or_103756.jpg</text:a></text:p>
          </table:table-cell>
          <table:table-cell office:value-type="string" table:style-name="ce2">
            <text:p>11,53</text:p>
          </table:table-cell>
          <table:table-cell office:value-type="string" table:style-name="ce4">
            <text:p><text:a xlink:href="http://media.grutinet.com/articulos/lg/lg_103756_0.jpg">http://media.grutinet.com/articulos/lg/lg_103756_0.jpg</text:a></text:p>
          </table:table-cell>
          <table:table-cell office:value-type="string" table:style-name="ce4">
            <text:p><text:a xlink:href="http://media.grutinet.com/articulos/lg/lg_103756_1.jpg">http://media.grutinet.com/articulos/lg/lg_103756_1.jpg</text:a></text:p>
          </table:table-cell>
          <table:table-cell table:style-name="ce1"/>
          <table:table-cell office:value-type="string" table:style-name="ce4">
            <text:p><text:a xlink:href="http://media.grutinet.com/articulos/lg/lg_103756_2.jpg">http://media.grutinet.com/articulos/lg/lg_103756_2.jpg</text:a></text:p>
          </table:table-cell>
          <table:table-cell office:value-type="string" table:style-name="ce4">
            <text:p><text:a xlink:href="http://media.grutinet.com/articulos/lg/lg_103756_3.jpg">http://media.grutinet.com/articulos/lg/lg_103756_3.jpg</text:a></text:p>
          </table:table-cell>
          <table:table-cell table:number-columns-repeated="6" table:style-name="ce2"/>
          <table:table-cell table:number-columns-repeated="16354"/>
        </table:table-row>
        <table:table-row table:style-name="ro1">
          <table:table-cell office:value-type="float" office:value="103757" table:style-name="ce1">
            <text:p>103757</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OMG! BULLETS - JUEGO DE BALA VIBRADORA RECARGABLE , FUCSIA.</text:p>
          </table:table-cell>
          <table:table-cell office:value-type="string" table:style-name="ce2">
            <text:p>PIPEDREAM</text:p>
          </table:table-cell>
          <table:table-cell office:value-type="string" table:style-name="ce3">
            <text:p>OMG! BULLETS - PLAY RECHARGEABLE VIBRATING BULLET, FUCHSIA</text:p>
            <text:p/>
            <text:p>El OMG! ¡La bala recargable es divertida, #FLIRTY, y está diseñada para tu mejor placer posible!</text:p>
            <text:p/>
            <text:p>De tamaño pequeño pero grande en potencia, esta bala de silicona ultra suave tiene un control único conveniente para operar 10 modos de vibración que #SATISFY y por favor.</text:p>
            <text:p/>
            <text:p>Y es resistente al agua para #FUN en la ducha y la bañera.</text:p>
            <text:p/>
            <text:p>¡Coloque la punta cónica donde quiera #DISFRUTE del placer OMG!</text:p>
            <text:p/>
            <text:p/>
            <text:p><text:s/>Dimensiones del producto 7,8 x 2,1 x 2,1 cm</text:p>
            <text:p><text:s/>Peso del producto 27 gram</text:p>
            <text:p><text:s/>Diámetro del producto 2,1 cm</text:p>
            <text:p><text:s/>Longitud insertable 5,5 cm</text:p>
            <text:p><text:s/>Tipos de velocidad 10</text:p>
            <text:p><text:s/>Recargable Sí</text:p>
            <text:p><text:s/>Tiempo de recarga 2 min</text:p>
            <text:p><text:s/>Vida de la recarga de las baterías 2 min</text:p>
            <text:p><text:s/>A prueba de agua Sí</text:p>
            <text:p><text:s/>Materiales Silicona</text:p>
            <text:p/>
            <text:p/>
          </table:table-cell>
          <table:table-cell office:value-type="float" office:value="29.99" table:style-name="ce1">
            <text:p>29,99</text:p>
          </table:table-cell>
          <table:table-cell office:value-type="float" office:value="11.72" table:style-name="ce1">
            <text:p>11,7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57.jpg">http://media.grutinet.com/articulos/gr/gr_103757.jpg</text:a></text:p>
          </table:table-cell>
          <table:table-cell office:value-type="string" table:style-name="ce4">
            <text:p><text:a xlink:href="http://media.grutinet.com/articulos/bu/bu_103757.jpg">http://media.grutinet.com/articulos/bu/bu_103757.jpg</text:a></text:p>
          </table:table-cell>
          <table:table-cell office:value-type="string" table:style-name="ce4">
            <text:p><text:a xlink:href="http://media.grutinet.com/articulos/or/or_103757.jpg">http://media.grutinet.com/articulos/or/or_103757.jpg</text:a></text:p>
          </table:table-cell>
          <table:table-cell office:value-type="string" table:style-name="ce2">
            <text:p>11,9795</text:p>
          </table:table-cell>
          <table:table-cell office:value-type="string" table:style-name="ce4">
            <text:p><text:a xlink:href="http://media.grutinet.com/articulos/lg/lg_103757_0.jpg">http://media.grutinet.com/articulos/lg/lg_103757_0.jpg</text:a></text:p>
          </table:table-cell>
          <table:table-cell office:value-type="string" table:style-name="ce4">
            <text:p><text:a xlink:href="http://media.grutinet.com/articulos/lg/lg_103757_1.jpg">http://media.grutinet.com/articulos/lg/lg_103757_1.jpg</text:a></text:p>
          </table:table-cell>
          <table:table-cell table:style-name="ce1"/>
          <table:table-cell office:value-type="string" table:style-name="ce4">
            <text:p><text:a xlink:href="http://media.grutinet.com/articulos/lg/lg_103757_2.jpg">http://media.grutinet.com/articulos/lg/lg_103757_2.jpg</text:a></text:p>
          </table:table-cell>
          <table:table-cell office:value-type="string" table:style-name="ce4">
            <text:p><text:a xlink:href="http://media.grutinet.com/articulos/lg/lg_103757_3.jpg">http://media.grutinet.com/articulos/lg/lg_103757_3.jpg</text:a></text:p>
          </table:table-cell>
          <table:table-cell table:number-columns-repeated="6" table:style-name="ce2"/>
          <table:table-cell table:number-columns-repeated="16354"/>
        </table:table-row>
        <table:table-row table:style-name="ro1">
          <table:table-cell office:value-type="float" office:value="103760" table:style-name="ce1">
            <text:p>103760</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CLASSIX - BALA TEXTURIZADA, AZUL<text:s/></text:p>
          </table:table-cell>
          <table:table-cell office:value-type="string" table:style-name="ce2">
            <text:p>PIPEDREAM</text:p>
          </table:table-cell>
          <table:table-cell office:value-type="string" table:style-name="ce3">
            <text:p>CLASSIX - TEXTURED SLEEVE &amp; BULLET, BLUE</text:p>
            <text:p/>
            <text:p>¡Disfruta del mejor dúo de placer con una manga texturizada sensual y una vibración de mini bala potente!</text:p>
            <text:p/>
            <text:p>Úselos juntos o por separado para una estimulación ultra excitante.</text:p>
            <text:p/>
            <text:p>La manga súper elástica proporciona sensaciones excitantes, mientras que la bala vibradora se puede colocar en la parte superior o inferior de su eje para emociones sexys.</text:p>
            <text:p/>
            <text:p>Este dúo inspirará tu juego sexual con posibilidades emocionantes y diversión sin fin.</text:p>
            <text:p/>
            <text:p>BALA</text:p>
            <text:p/>
            <text:p/>
            <text:p><text:s/>Peso: 19 gramos</text:p>
            <text:p><text:s/>Longitud: 5,7 cm</text:p>
            <text:p><text:s/>Diámetro: 1,6 cm.</text:p>
            <text:p><text:s/>Baterías: 3x LR44 (incluidas).</text:p>
            <text:p/>
            <text:p/>
            <text:p>MANGA</text:p>
            <text:p/>
            <text:p/>
            <text:p><text:s/>Peso: 36 gramos</text:p>
            <text:p><text:s/>Longitud: 14 cm</text:p>
            <text:p><text:s/>Diámetro: 4,4 cm.</text:p>
            <text:p/>
            <text:p/>
          </table:table-cell>
          <table:table-cell office:value-type="float" office:value="15.99" table:style-name="ce1">
            <text:p>15,99</text:p>
          </table:table-cell>
          <table:table-cell office:value-type="float" office:value="6.25" table:style-name="ce1">
            <text:p>6,2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60.jpg">http://media.grutinet.com/articulos/gr/gr_103760.jpg</text:a></text:p>
          </table:table-cell>
          <table:table-cell office:value-type="string" table:style-name="ce4">
            <text:p><text:a xlink:href="http://media.grutinet.com/articulos/bu/bu_103760.jpg">http://media.grutinet.com/articulos/bu/bu_103760.jpg</text:a></text:p>
          </table:table-cell>
          <table:table-cell office:value-type="string" table:style-name="ce4">
            <text:p><text:a xlink:href="http://media.grutinet.com/articulos/or/or_103760.jpg">http://media.grutinet.com/articulos/or/or_103760.jpg</text:a></text:p>
          </table:table-cell>
          <table:table-cell office:value-type="string" table:style-name="ce2">
            <text:p>6,4095</text:p>
          </table:table-cell>
          <table:table-cell office:value-type="string" table:style-name="ce4">
            <text:p><text:a xlink:href="http://media.grutinet.com/articulos/lg/lg_103760_0.jpg">http://media.grutinet.com/articulos/lg/lg_103760_0.jpg</text:a></text:p>
          </table:table-cell>
          <table:table-cell office:value-type="string" table:style-name="ce4">
            <text:p><text:a xlink:href="http://media.grutinet.com/articulos/lg/lg_103760_1.jpg">http://media.grutinet.com/articulos/lg/lg_103760_1.jpg</text:a></text:p>
          </table:table-cell>
          <table:table-cell table:style-name="ce1"/>
          <table:table-cell table:number-columns-repeated="8" table:style-name="ce2"/>
          <table:table-cell table:number-columns-repeated="16354"/>
        </table:table-row>
        <table:table-row table:style-name="ro1">
          <table:table-cell office:value-type="float" office:value="103762" table:style-name="ce1">
            <text:p>103762</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CLASSIX - KIT BALA TEXTURIZADA , ROSA</text:p>
          </table:table-cell>
          <table:table-cell office:value-type="string" table:style-name="ce2">
            <text:p>PIPEDREAM</text:p>
          </table:table-cell>
          <table:table-cell office:value-type="string" table:style-name="ce3">
            <text:p>CLASSIX - ULTIMATE PLEASURE COUPLES KIT, PINK</text:p>
            <text:p/>
            <text:p>¡Disfruta de una variedad emocionante y una versatilidad infinita con el kit de pareja definitivo!</text:p>
            <text:p/>
            <text:p>Los cuatro favoritos clásicos se pueden usar juntos o por separado.</text:p>
            <text:p/>
            <text:p>La vibración delgada de varias velocidades se puede combinar con la manga texturizada ultra elástica y la poderosa bala para tu propio conejo súper estimulante.</text:p>
            <text:p/>
            <text:p>Intenta colocar el anillo en C alrededor de su eje o bolas, con o sin la bala vibradora, para emocionarte juego sexual</text:p>
            <text:p/>
            <text:p>¡Las posibilidades son infinitas durante horas de juego sexy en pareja!</text:p>
            <text:p/>
            <text:p>BATERIA BALA : 3x LR44 Vibrador: 2x AAASlimline Vibe:</text:p>
            <text:p/>
            <text:p/>
            <text:p><text:s/>Peso: 53 gramos</text:p>
            <text:p><text:s/>Longitud: 17,8 cm</text:p>
            <text:p><text:s/>Diámetro: 2,54 cm</text:p>
            <text:p><text:s/>Baterías: 2x AAA (no incluidas)</text:p>
            <text:p/>
            <text:p/>
            <text:p>MANGA</text:p>
            <text:p/>
            <text:p/>
            <text:p><text:s/>Peso: 27 gramos</text:p>
            <text:p><text:s/>Longitud: 14 cm</text:p>
            <text:p><text:s/>Diámetro: 4,4 cm.</text:p>
            <text:p/>
            <text:p/>
            <text:p>BALA</text:p>
            <text:p/>
            <text:p/>
            <text:p><text:s/>Peso: 20 gramos</text:p>
            <text:p><text:s/>Diámetro: 1,6 cm.</text:p>
            <text:p><text:s/>Baterías: 3x LR44 (incluidas)</text:p>
            <text:p/>
            <text:p/>
          </table:table-cell>
          <table:table-cell office:value-type="float" office:value="29.99" table:style-name="ce1">
            <text:p>29,99</text:p>
          </table:table-cell>
          <table:table-cell office:value-type="float" office:value="11.72" table:style-name="ce1">
            <text:p>11,7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62.jpg">http://media.grutinet.com/articulos/gr/gr_103762.jpg</text:a></text:p>
          </table:table-cell>
          <table:table-cell office:value-type="string" table:style-name="ce4">
            <text:p><text:a xlink:href="http://media.grutinet.com/articulos/bu/bu_103762.jpg">http://media.grutinet.com/articulos/bu/bu_103762.jpg</text:a></text:p>
          </table:table-cell>
          <table:table-cell office:value-type="string" table:style-name="ce4">
            <text:p><text:a xlink:href="http://media.grutinet.com/articulos/or/or_103762.jpg">http://media.grutinet.com/articulos/or/or_103762.jpg</text:a></text:p>
          </table:table-cell>
          <table:table-cell office:value-type="string" table:style-name="ce2">
            <text:p>11,9795</text:p>
          </table:table-cell>
          <table:table-cell office:value-type="string" table:style-name="ce4">
            <text:p><text:a xlink:href="http://media.grutinet.com/articulos/lg/lg_103762_0.jpg">http://media.grutinet.com/articulos/lg/lg_103762_0.jpg</text:a></text:p>
          </table:table-cell>
          <table:table-cell office:value-type="string" table:style-name="ce4">
            <text:p><text:a xlink:href="http://media.grutinet.com/articulos/lg/lg_103762_1.jpg">http://media.grutinet.com/articulos/lg/lg_103762_1.jpg</text:a></text:p>
          </table:table-cell>
          <table:table-cell table:style-name="ce1"/>
          <table:table-cell table:number-columns-repeated="8" table:style-name="ce2"/>
          <table:table-cell table:number-columns-repeated="16354"/>
        </table:table-row>
        <table:table-row table:style-name="ro1">
          <table:table-cell office:value-type="float" office:value="103763" table:style-name="ce1">
            <text:p>10376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CLASSIX - KIT BALA TEXTURIZADA , AZUL</text:p>
          </table:table-cell>
          <table:table-cell office:value-type="string" table:style-name="ce2">
            <text:p>PIPEDREAM</text:p>
          </table:table-cell>
          <table:table-cell office:value-type="string" table:style-name="ce3">
            <text:p>CLASSIX - ULTIMATE PLEASURE COUPLES KIT, BLUE</text:p>
            <text:p/>
            <text:p>¡Disfruta de una variedad emocionante y una versatilidad infinita con el kit de pareja definitivo!</text:p>
            <text:p/>
            <text:p>Los cuatro favoritos clásicos se pueden usar juntos o por separado.</text:p>
            <text:p/>
            <text:p>La vibración delgada de varias velocidades se puede combinar con la manga texturizada ultra elástica y la poderosa bala para tu propio conejo súper estimulante.</text:p>
            <text:p/>
            <text:p>Intenta colocar el anillo en C alrededor de su eje o bolas, con o sin la bala vibradora, para emocionarte juego sexual</text:p>
            <text:p/>
            <text:p>¡Las posibilidades son infinitas durante horas de juego sexy en pareja!</text:p>
            <text:p/>
            <text:p>BATERIA BALA : 3x LR44 Vibrador: 2x AAASlimline Vibe:</text:p>
            <text:p/>
            <text:p/>
            <text:p><text:s/>Peso: 53 gramos</text:p>
            <text:p><text:s/>Longitud: 17,8 cm</text:p>
            <text:p><text:s/>Diámetro: 2,54 cm</text:p>
            <text:p><text:s/>Baterías: 2x AAA (no incluidas)</text:p>
            <text:p/>
            <text:p/>
            <text:p>MANGA</text:p>
            <text:p/>
            <text:p/>
            <text:p><text:s/>Peso: 27 gramos</text:p>
            <text:p><text:s/>Longitud: 14 cm</text:p>
            <text:p><text:s/>Diámetro: 4,4 cm.</text:p>
            <text:p/>
            <text:p/>
            <text:p>BALA</text:p>
            <text:p/>
            <text:p/>
            <text:p><text:s/>Peso: 20 gramos</text:p>
            <text:p><text:s/>Diámetro: 1,6 cm.</text:p>
            <text:p><text:s/>Baterías: 3x LR44 (incluidas)</text:p>
            <text:p/>
            <text:p/>
          </table:table-cell>
          <table:table-cell office:value-type="float" office:value="29.99" table:style-name="ce1">
            <text:p>29,99</text:p>
          </table:table-cell>
          <table:table-cell office:value-type="float" office:value="11.72" table:style-name="ce1">
            <text:p>11,7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63.jpg">http://media.grutinet.com/articulos/gr/gr_103763.jpg</text:a></text:p>
          </table:table-cell>
          <table:table-cell office:value-type="string" table:style-name="ce4">
            <text:p><text:a xlink:href="http://media.grutinet.com/articulos/bu/bu_103763.jpg">http://media.grutinet.com/articulos/bu/bu_103763.jpg</text:a></text:p>
          </table:table-cell>
          <table:table-cell office:value-type="string" table:style-name="ce4">
            <text:p><text:a xlink:href="http://media.grutinet.com/articulos/or/or_103763.jpg">http://media.grutinet.com/articulos/or/or_103763.jpg</text:a></text:p>
          </table:table-cell>
          <table:table-cell office:value-type="string" table:style-name="ce2">
            <text:p>11,9795</text:p>
          </table:table-cell>
          <table:table-cell office:value-type="string" table:style-name="ce4">
            <text:p><text:a xlink:href="http://media.grutinet.com/articulos/lg/lg_103763_0.jpg">http://media.grutinet.com/articulos/lg/lg_103763_0.jpg</text:a></text:p>
          </table:table-cell>
          <table:table-cell office:value-type="string" table:style-name="ce4">
            <text:p><text:a xlink:href="http://media.grutinet.com/articulos/lg/lg_103763_1.jpg">http://media.grutinet.com/articulos/lg/lg_103763_1.jpg</text:a></text:p>
          </table:table-cell>
          <table:table-cell table:style-name="ce1"/>
          <table:table-cell table:number-columns-repeated="8" table:style-name="ce2"/>
          <table:table-cell table:number-columns-repeated="16354"/>
        </table:table-row>
        <table:table-row table:style-name="ro1">
          <table:table-cell office:value-type="float" office:value="103766" table:style-name="ce1">
            <text:p>103766</text:p>
          </table:table-cell>
          <table:table-cell office:value-type="string" table:style-name="ce2">
            <text:p>JUGUETES XXX</text:p>
          </table:table-cell>
          <table:table-cell office:value-type="string" table:style-name="ce2">
            <text:p>Juguetes XXX</text:p>
          </table:table-cell>
          <table:table-cell office:value-type="string" table:style-name="ce2">
            <text:p>DESARROLLADORES</text:p>
          </table:table-cell>
          <table:table-cell office:value-type="string" table:style-name="ce2">
            <text:p>Desarrolladores</text:p>
          </table:table-cell>
          <table:table-cell office:value-type="string" table:style-name="ce2">
            <text:p>CLASSIX - BOMBA DESARROLLADORA AUTOMÁTICA, NEGRO</text:p>
          </table:table-cell>
          <table:table-cell office:value-type="string" table:style-name="ce2">
            <text:p>PIPEDREAM</text:p>
          </table:table-cell>
          <table:table-cell office:value-type="string" table:style-name="ce3">
            <text:p>CLASSIX - AUTO-VAC POWER PUMP, BLACK</text:p>
            <text:p/>
            <text:p>¡Prepárese para erecciones gruesas y palpitantes con solo presionar un botón!</text:p>
            <text:p/>
            <text:p>Esta bomba de potencia Classix Auto-Vac cuenta con un motor automático de manos libres que aumenta poderosamente la circunferencia y expande la longitud.</text:p>
            <text:p/>
            <text:p>La rosquilla de silicona Elite ultra elástica crea un cómodo sello hermético a medida que rodea cómodamente su eje.</text:p>
            <text:p/>
            <text:p>Con solo presionar un botón, la succión al vacío provoca que su pene tenga una erección duradera y dura como una roca.</text:p>
            <text:p/>
            <text:p/>
            <text:p><text:s/>Diámetro del producto :7,8 cm</text:p>
            <text:p><text:s/>Diámetro interno :4,2 cm</text:p>
            <text:p><text:s/>Longitud insertable : 21 cm</text:p>
            <text:p><text:s/>Se requieren baterías : 2</text:p>
            <text:p><text:s/>Tipo de baterías. AAA</text:p>
            <text:p><text:s/>Baterías incluidas :No</text:p>
            <text:p><text:s/>Materiales : ABS</text:p>
            <text:p/>
            <text:p/>
          </table:table-cell>
          <table:table-cell office:value-type="float" office:value="69.95" table:style-name="ce1">
            <text:p>69,95</text:p>
          </table:table-cell>
          <table:table-cell office:value-type="float" office:value="24.92" table:style-name="ce1">
            <text:p>24,9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66.jpg">http://media.grutinet.com/articulos/gr/gr_103766.jpg</text:a></text:p>
          </table:table-cell>
          <table:table-cell office:value-type="string" table:style-name="ce4">
            <text:p><text:a xlink:href="http://media.grutinet.com/articulos/bu/bu_103766.jpg">http://media.grutinet.com/articulos/bu/bu_103766.jpg</text:a></text:p>
          </table:table-cell>
          <table:table-cell office:value-type="string" table:style-name="ce4">
            <text:p><text:a xlink:href="http://media.grutinet.com/articulos/or/or_103766.jpg">http://media.grutinet.com/articulos/or/or_103766.jpg</text:a></text:p>
          </table:table-cell>
          <table:table-cell office:value-type="string" table:style-name="ce2">
            <text:p>25,326</text:p>
          </table:table-cell>
          <table:table-cell office:value-type="string" table:style-name="ce4">
            <text:p><text:a xlink:href="http://media.grutinet.com/articulos/lg/lg_103766_0.jpg">http://media.grutinet.com/articulos/lg/lg_103766_0.jpg</text:a></text:p>
          </table:table-cell>
          <table:table-cell office:value-type="string" table:style-name="ce4">
            <text:p><text:a xlink:href="http://media.grutinet.com/articulos/lg/lg_103766_1.jpg">http://media.grutinet.com/articulos/lg/lg_103766_1.jpg</text:a></text:p>
          </table:table-cell>
          <table:table-cell table:style-name="ce1"/>
          <table:table-cell office:value-type="string" table:style-name="ce4">
            <text:p><text:a xlink:href="http://media.grutinet.com/articulos/lg/lg_103766_2.jpg">http://media.grutinet.com/articulos/lg/lg_103766_2.jpg</text:a></text:p>
          </table:table-cell>
          <table:table-cell office:value-type="string" table:style-name="ce4">
            <text:p><text:a xlink:href="http://media.grutinet.com/articulos/lg/lg_103766_3.jpg">http://media.grutinet.com/articulos/lg/lg_103766_3.jpg</text:a></text:p>
          </table:table-cell>
          <table:table-cell office:value-type="string" table:style-name="ce4">
            <text:p><text:a xlink:href="http://media.grutinet.com/articulos/lg/lg_103766_4.jpg">http://media.grutinet.com/articulos/lg/lg_103766_4.jpg</text:a></text:p>
          </table:table-cell>
          <table:table-cell office:value-type="string" table:style-name="ce4">
            <text:p><text:a xlink:href="http://media.grutinet.com/articulos/lg/lg_103766_5.jpg">http://media.grutinet.com/articulos/lg/lg_103766_5.jpg</text:a></text:p>
          </table:table-cell>
          <table:table-cell table:number-columns-repeated="4" table:style-name="ce2"/>
          <table:table-cell table:number-columns-repeated="16354"/>
        </table:table-row>
        <table:table-row table:style-name="ro1">
          <table:table-cell office:value-type="float" office:value="103768" table:style-name="ce1">
            <text:p>103768</text:p>
          </table:table-cell>
          <table:table-cell office:value-type="string" table:style-name="ce2">
            <text:p>JUGUETES XXX</text:p>
          </table:table-cell>
          <table:table-cell office:value-type="string" table:style-name="ce2">
            <text:p>Juguetes XXX</text:p>
          </table:table-cell>
          <table:table-cell office:value-type="string" table:style-name="ce2">
            <text:p>ACCESORIOS PENE</text:p>
          </table:table-cell>
          <table:table-cell office:value-type="string" table:style-name="ce2">
            <text:p>Accesorios Pene</text:p>
          </table:table-cell>
          <table:table-cell office:value-type="string" table:style-name="ce2">
            <text:p>CLASSIX - CONJUNTO ANILLO DE RENDIMIENTO , MARRON<text:s/></text:p>
          </table:table-cell>
          <table:table-cell office:value-type="string" table:style-name="ce2">
            <text:p>PIPEDREAM</text:p>
          </table:table-cell>
          <table:table-cell office:value-type="string" table:style-name="ce3">
            <text:p>CLASSIX - PERFORMANCE COCK RING SET, SMOKE</text:p>
            <text:p/>
            <text:p>Extiende tu diversión y maximiza el placer con este juego de anillos de pene para parejas CLASSIX ultra elásticos. ¡Usados juntos o por separado, estos anillos de erección prolongarán el rendimiento y aumentarán el disfrute!</text:p>
            <text:p/>
            <text:p>Anillo 1:</text:p>
            <text:p/>
            <text:p/>
            <text:p><text:s/>Peso: 15 gramos</text:p>
            <text:p><text:s/>Altura: 1,6 cm.</text:p>
            <text:p><text:s/>Diámetro: 5,4 cm.</text:p>
            <text:p><text:s/>Diámetro interior: 1,7 cm</text:p>
            <text:p/>
            <text:p/>
            <text:p>Anillo 2:</text:p>
            <text:p/>
            <text:p/>
            <text:p><text:s/>Peso: 18 gramos</text:p>
            <text:p><text:s/>Longitud: 7,4 cm</text:p>
            <text:p><text:s/>Ancho: 4,4 cm.</text:p>
            <text:p><text:s/>Altura: 1,2 cm.</text:p>
            <text:p><text:s/>Diámetro: 4,4 cm.</text:p>
            <text:p><text:s/>Diámetro interior: 1,8 cm</text:p>
            <text:p/>
            <text:p/>
          </table:table-cell>
          <table:table-cell office:value-type="float" office:value="8.99" table:style-name="ce1">
            <text:p>8,99</text:p>
          </table:table-cell>
          <table:table-cell office:value-type="float" office:value="3.91" table:style-name="ce1">
            <text:p>3,91</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68.jpg">http://media.grutinet.com/articulos/gr/gr_103768.jpg</text:a></text:p>
          </table:table-cell>
          <table:table-cell office:value-type="string" table:style-name="ce4">
            <text:p><text:a xlink:href="http://media.grutinet.com/articulos/bu/bu_103768.jpg">http://media.grutinet.com/articulos/bu/bu_103768.jpg</text:a></text:p>
          </table:table-cell>
          <table:table-cell office:value-type="string" table:style-name="ce4">
            <text:p><text:a xlink:href="http://media.grutinet.com/articulos/or/or_103768.jpg">http://media.grutinet.com/articulos/or/or_103768.jpg</text:a></text:p>
          </table:table-cell>
          <table:table-cell office:value-type="string" table:style-name="ce2">
            <text:p>4,0106</text:p>
          </table:table-cell>
          <table:table-cell office:value-type="string" table:style-name="ce4">
            <text:p><text:a xlink:href="http://media.grutinet.com/articulos/lg/lg_103768_0.jpg">http://media.grutinet.com/articulos/lg/lg_103768_0.jpg</text:a></text:p>
          </table:table-cell>
          <table:table-cell office:value-type="string" table:style-name="ce4">
            <text:p><text:a xlink:href="http://media.grutinet.com/articulos/lg/lg_103768_1.jpg">http://media.grutinet.com/articulos/lg/lg_103768_1.jpg</text:a></text:p>
          </table:table-cell>
          <table:table-cell table:style-name="ce1"/>
          <table:table-cell table:number-columns-repeated="8" table:style-name="ce2"/>
          <table:table-cell table:number-columns-repeated="16354"/>
        </table:table-row>
        <table:table-row table:style-name="ro1">
          <table:table-cell office:value-type="float" office:value="103770" table:style-name="ce1">
            <text:p>103770</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FETISH FANTASY 7 - PENE REALISTICO CON ARNES, 17,8CM</text:p>
          </table:table-cell>
          <table:table-cell office:value-type="string" table:style-name="ce2">
            <text:p>PIPEDREAM</text:p>
          </table:table-cell>
          <table:table-cell office:value-type="string" table:style-name="ce3">
            <text:p>FETISH FANTASY 7</text:p>
            <text:p/>
            <text:p>¿Siempre han querido sentirse más seguros de su tamaño y disfrutar de sexo satisfactorio con su pareja el tiempo suficiente para que ambos alcancen el orgasmo?</text:p>
            <text:p/>
            <text:p>¡Su amante sabe que el tamaño importa, y nada puede cumplir fantasías y complacer a una pareja como un hombre seguro que sabe lo que está haciendo!</text:p>
            <text:p/>
            <text:p>Ahora puedes tener la longitud y la circunferencia que siempre has soñado y ser todo el hombre que puedas ser con la correa recargable hueca con bolas Fetish Fantasy Series 7 &amp;Prime;.</text:p>
            <text:p/>
            <text:p>¡Dile adiós a las vergonzosas decepciones intermedias y saluda a una sonrisa satisfactoria de tu amante!</text:p>
            <text:p/>
            <text:p>El cómodo arnés elástico se ajusta fácilmente para adaptarse a la mayoría de los tamaños, mientras que el consolador realista de 7 golpea el lugar correcto cada vez.</text:p>
            <text:p/>
            <text:p>Es perfecto para hombres con disfunción eréctil, problemas de eyaculación precoz o parejas que buscan agregar un poco de estilo a su diversión.</text:p>
            <text:p/>
            <text:p>Lo mejor de todo , ¡todavía puedes disfrutar del sexo caliente y cara a cara y asegurarte de que ambos se vayan juntos!</text:p>
            <text:p/>
            <text:p/>
            <text:p><text:s/>Ajustes de la cintura: 71,1 cm - 132,1 cm</text:p>
            <text:p><text:s/>Longitud interior: 10,2 cm</text:p>
            <text:p><text:s/>Diámetro del producto :5,3 cm</text:p>
            <text:p><text:s/>Diámetro interno :4,1 cm</text:p>
            <text:p><text:s/>Longitud insertable :17,8 cm</text:p>
            <text:p><text:s/>Velocidad múltiple : Sí</text:p>
            <text:p><text:s/>Recargable :Sí</text:p>
            <text:p><text:s/>Materiales: PVC</text:p>
            <text:p/>
            <text:p/>
          </table:table-cell>
          <table:table-cell office:value-type="float" office:value="92.115799999999993" table:style-name="ce1">
            <text:p>92,1158</text:p>
          </table:table-cell>
          <table:table-cell office:value-type="float" office:value="30.86" table:style-name="ce1">
            <text:p>30,8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70.jpg">http://media.grutinet.com/articulos/gr/gr_103770.jpg</text:a></text:p>
          </table:table-cell>
          <table:table-cell office:value-type="string" table:style-name="ce4">
            <text:p><text:a xlink:href="http://media.grutinet.com/articulos/bu/bu_103770.jpg">http://media.grutinet.com/articulos/bu/bu_103770.jpg</text:a></text:p>
          </table:table-cell>
          <table:table-cell office:value-type="string" table:style-name="ce4">
            <text:p><text:a xlink:href="http://media.grutinet.com/articulos/or/or_103770.jpg">http://media.grutinet.com/articulos/or/or_103770.jpg</text:a></text:p>
          </table:table-cell>
          <table:table-cell office:value-type="string" table:style-name="ce2">
            <text:p>31,3614</text:p>
          </table:table-cell>
          <table:table-cell office:value-type="string" table:style-name="ce4">
            <text:p><text:a xlink:href="http://media.grutinet.com/articulos/lg/lg_103770_0.jpg">http://media.grutinet.com/articulos/lg/lg_103770_0.jpg</text:a></text:p>
          </table:table-cell>
          <table:table-cell office:value-type="string" table:style-name="ce4">
            <text:p><text:a xlink:href="http://media.grutinet.com/articulos/lg/lg_103770_1.jpg">http://media.grutinet.com/articulos/lg/lg_103770_1.jpg</text:a></text:p>
          </table:table-cell>
          <table:table-cell table:style-name="ce1"/>
          <table:table-cell office:value-type="string" table:style-name="ce4">
            <text:p><text:a xlink:href="http://media.grutinet.com/articulos/lg/lg_103770_2.jpg">http://media.grutinet.com/articulos/lg/lg_103770_2.jpg</text:a></text:p>
          </table:table-cell>
          <table:table-cell office:value-type="string" table:style-name="ce4">
            <text:p><text:a xlink:href="http://media.grutinet.com/articulos/lg/lg_103770_3.jpg">http://media.grutinet.com/articulos/lg/lg_103770_3.jpg</text:a></text:p>
          </table:table-cell>
          <table:table-cell office:value-type="string" table:style-name="ce4">
            <text:p><text:a xlink:href="http://media.grutinet.com/articulos/lg/lg_103770_4.jpg">http://media.grutinet.com/articulos/lg/lg_103770_4.jpg</text:a></text:p>
          </table:table-cell>
          <table:table-cell office:value-type="string" table:style-name="ce4">
            <text:p><text:a xlink:href="http://media.grutinet.com/articulos/lg/lg_103770_5.jpg">http://media.grutinet.com/articulos/lg/lg_103770_5.jpg</text:a></text:p>
          </table:table-cell>
          <table:table-cell table:number-columns-repeated="4" table:style-name="ce2"/>
          <table:table-cell table:number-columns-repeated="16354"/>
        </table:table-row>
        <table:table-row table:style-name="ro1">
          <table:table-cell office:value-type="float" office:value="103771" table:style-name="ce1">
            <text:p>103771</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FETISH FANTASY 7 - PENE REALISTICO CON ARNES, 17,8CM</text:p>
          </table:table-cell>
          <table:table-cell office:value-type="string" table:style-name="ce2">
            <text:p>PIPEDREAM</text:p>
          </table:table-cell>
          <table:table-cell office:value-type="string" table:style-name="ce3">
            <text:p>FETISH FANTASY 7</text:p>
            <text:p/>
            <text:p>¿Siempre han querido sentirse más seguros de su tamaño y disfrutar de sexo satisfactorio con su pareja el tiempo suficiente para que ambos alcancen el orgasmo?</text:p>
            <text:p/>
            <text:p>¡Tu amante sabe que el tamaño importa, y nada puede cumplir fantasías y complacer a una pareja como un hombre seguro que sabe lo que está haciendo!</text:p>
            <text:p/>
            <text:p>Ahora puedes tener la longitud y la circunferencia que siempre has soñado y ser todo el hombre que puedas ser con la correa recargable hueca Fetish Fantasy Series 7 con control remoto.</text:p>
            <text:p/>
            <text:p>¡Dile adiós a las vergonzosas decepciones intermedias y saluda a una sonrisa satisfactoria de tu amante!</text:p>
            <text:p/>
            <text:p>El cómodo arnés elástico se ajusta fácilmente para adaptarse a la mayoría de los tamaños, mientras que el consolador realista de 7 golpea el lugar correcto cada vez.</text:p>
            <text:p/>
            <text:p>Es perfecto para hombres con disfunción eréctil, problemas de eyaculación precoz o parejas que buscan agregar un poco de estilo a su diversión.</text:p>
            <text:p/>
            <text:p>¡Lo mejor de todo es que aún puedes disfrutar del sexo caliente y cara a cara y asegurarte de que ambos se vayan juntos!</text:p>
            <text:p/>
            <text:p/>
            <text:p><text:s/>Ajustes de la cintura: 71,1 cm - 132,1 cm</text:p>
            <text:p><text:s/>Longitud interior: 10,2 cm</text:p>
            <text:p><text:s/>Diámetro del producto :5,3 cm</text:p>
            <text:p><text:s/>Diámetro interno :4,1 cm</text:p>
            <text:p><text:s/>Longitud insertable :17,8 cm</text:p>
            <text:p><text:s/>Velocidad múltiple : Sí</text:p>
            <text:p><text:s/>Recargable .Sí</text:p>
            <text:p><text:s/>Materiales PVC</text:p>
            <text:p/>
            <text:p/>
          </table:table-cell>
          <table:table-cell office:value-type="float" office:value="94.99" table:style-name="ce1">
            <text:p>94,99</text:p>
          </table:table-cell>
          <table:table-cell office:value-type="float" office:value="39.06" table:style-name="ce1">
            <text:p>39,0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71.jpg">http://media.grutinet.com/articulos/gr/gr_103771.jpg</text:a></text:p>
          </table:table-cell>
          <table:table-cell office:value-type="string" table:style-name="ce4">
            <text:p><text:a xlink:href="http://media.grutinet.com/articulos/bu/bu_103771.jpg">http://media.grutinet.com/articulos/bu/bu_103771.jpg</text:a></text:p>
          </table:table-cell>
          <table:table-cell office:value-type="string" table:style-name="ce4">
            <text:p><text:a xlink:href="http://media.grutinet.com/articulos/or/or_103771.jpg">http://media.grutinet.com/articulos/or/or_103771.jpg</text:a></text:p>
          </table:table-cell>
          <table:table-cell office:value-type="string" table:style-name="ce2">
            <text:p>39,69</text:p>
          </table:table-cell>
          <table:table-cell office:value-type="string" table:style-name="ce4">
            <text:p><text:a xlink:href="http://media.grutinet.com/articulos/lg/lg_103771_0.jpg">http://media.grutinet.com/articulos/lg/lg_103771_0.jpg</text:a></text:p>
          </table:table-cell>
          <table:table-cell office:value-type="string" table:style-name="ce4">
            <text:p><text:a xlink:href="http://media.grutinet.com/articulos/lg/lg_103771_1.jpg">http://media.grutinet.com/articulos/lg/lg_103771_1.jpg</text:a></text:p>
          </table:table-cell>
          <table:table-cell table:style-name="ce1"/>
          <table:table-cell office:value-type="string" table:style-name="ce4">
            <text:p><text:a xlink:href="http://media.grutinet.com/articulos/lg/lg_103771_2.jpg">http://media.grutinet.com/articulos/lg/lg_103771_2.jpg</text:a></text:p>
          </table:table-cell>
          <table:table-cell office:value-type="string" table:style-name="ce4">
            <text:p><text:a xlink:href="http://media.grutinet.com/articulos/lg/lg_103771_3.jpg">http://media.grutinet.com/articulos/lg/lg_103771_3.jpg</text:a></text:p>
          </table:table-cell>
          <table:table-cell office:value-type="string" table:style-name="ce4">
            <text:p><text:a xlink:href="http://media.grutinet.com/articulos/lg/lg_103771_4.jpg">http://media.grutinet.com/articulos/lg/lg_103771_4.jpg</text:a></text:p>
          </table:table-cell>
          <table:table-cell office:value-type="string" table:style-name="ce4">
            <text:p><text:a xlink:href="http://media.grutinet.com/articulos/lg/lg_103771_5.jpg">http://media.grutinet.com/articulos/lg/lg_103771_5.jpg</text:a></text:p>
          </table:table-cell>
          <table:table-cell office:value-type="string" table:style-name="ce4">
            <text:p><text:a xlink:href="http://media.grutinet.com/articulos/lg/lg_103771_6.jpg">http://media.grutinet.com/articulos/lg/lg_103771_6.jpg</text:a></text:p>
          </table:table-cell>
          <table:table-cell table:number-columns-repeated="3" table:style-name="ce2"/>
          <table:table-cell table:number-columns-repeated="16354"/>
        </table:table-row>
        <table:table-row table:style-name="ro1">
          <table:table-cell office:value-type="float" office:value="103772" table:style-name="ce1">
            <text:p>103772</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FETISH FANTASY 9 - PENE REALISTICO CON ARNES, 22,9CM</text:p>
          </table:table-cell>
          <table:table-cell office:value-type="string" table:style-name="ce2">
            <text:p>PIPEDREAM</text:p>
          </table:table-cell>
          <table:table-cell office:value-type="string" table:style-name="ce3">
            <text:p>FETISH FANTASY 9</text:p>
            <text:p/>
            <text:p>¿Siempre han querido sentirse más seguros de su tamaño y disfrutar de sexo satisfactorio con su pareja el tiempo suficiente para que ambos alcancen el orgasmo?</text:p>
            <text:p/>
            <text:p>¡Tu amante sabe que el tamaño importa, y nada puede cumplir fantasías y complacer a una pareja como un hombre seguro que sabe lo que está haciendo!</text:p>
            <text:p/>
            <text:p>Ahora puedes tener la longitud y la circunferencia que siempre has soñado y ser todo el hombre que puedas ser con el Fetish Fantasy Series 9 &amp;Prime; Hollow Strap-On con bolas recargables.</text:p>
            <text:p/>
            <text:p>¡Dile adiós a las vergonzosas decepciones intermedias y saluda a una sonrisa satisfactoria de tu amante!</text:p>
            <text:p/>
            <text:p>El cómodo arnés elástico se ajusta fácilmente para adaptarse a la mayoría de los tamaños, mientras que el consolador realista 9 golpea el lugar correcto cada vez.</text:p>
            <text:p/>
            <text:p>Es perfecto para hombres con disfunción eréctil, problemas de eyaculación precoz o parejas que buscan agregar un poco de estilo a su diversión.</text:p>
            <text:p/>
            <text:p>¡Lo mejor de todo es que aún puedes disfrutar del sexo caliente y cara a cara y asegurarte de que ambos se vayan juntos!</text:p>
            <text:p/>
            <text:p/>
            <text:p><text:s/>Ajustes de la cintura: 71,1 cm - 132,1 cm</text:p>
            <text:p><text:s/>Longitud interior: 10,2 cm</text:p>
            <text:p><text:s/>Diámetro del producto :5,3 cm</text:p>
            <text:p><text:s/>Diámetro interno :4,1 cm</text:p>
            <text:p><text:s/>Longitud insertable :22,9 cm</text:p>
            <text:p><text:s/>Velocidad múltiple :Sí</text:p>
            <text:p><text:s/>Recargable :Sí</text:p>
            <text:p/>
            <text:p/>
            <text:p><text:s/></text:p>
            <text:p/>
          </table:table-cell>
          <table:table-cell office:value-type="float" office:value="79.989999999999995" table:style-name="ce1">
            <text:p>79,99</text:p>
          </table:table-cell>
          <table:table-cell office:value-type="float" office:value="31.25" table:style-name="ce1">
            <text:p>31,25</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72.jpg">http://media.grutinet.com/articulos/gr/gr_103772.jpg</text:a></text:p>
          </table:table-cell>
          <table:table-cell office:value-type="string" table:style-name="ce4">
            <text:p><text:a xlink:href="http://media.grutinet.com/articulos/bu/bu_103772.jpg">http://media.grutinet.com/articulos/bu/bu_103772.jpg</text:a></text:p>
          </table:table-cell>
          <table:table-cell office:value-type="string" table:style-name="ce4">
            <text:p><text:a xlink:href="http://media.grutinet.com/articulos/or/or_103772.jpg">http://media.grutinet.com/articulos/or/or_103772.jpg</text:a></text:p>
          </table:table-cell>
          <table:table-cell office:value-type="string" table:style-name="ce2">
            <text:p>31,752</text:p>
          </table:table-cell>
          <table:table-cell office:value-type="string" table:style-name="ce4">
            <text:p><text:a xlink:href="http://media.grutinet.com/articulos/lg/lg_103772_0.jpg">http://media.grutinet.com/articulos/lg/lg_103772_0.jpg</text:a></text:p>
          </table:table-cell>
          <table:table-cell office:value-type="string" table:style-name="ce4">
            <text:p><text:a xlink:href="http://media.grutinet.com/articulos/lg/lg_103772_1.jpg">http://media.grutinet.com/articulos/lg/lg_103772_1.jpg</text:a></text:p>
          </table:table-cell>
          <table:table-cell table:style-name="ce1"/>
          <table:table-cell office:value-type="string" table:style-name="ce4">
            <text:p><text:a xlink:href="http://media.grutinet.com/articulos/lg/lg_103772_2.jpg">http://media.grutinet.com/articulos/lg/lg_103772_2.jpg</text:a></text:p>
          </table:table-cell>
          <table:table-cell office:value-type="string" table:style-name="ce4">
            <text:p><text:a xlink:href="http://media.grutinet.com/articulos/lg/lg_103772_3.jpg">http://media.grutinet.com/articulos/lg/lg_103772_3.jpg</text:a></text:p>
          </table:table-cell>
          <table:table-cell office:value-type="string" table:style-name="ce4">
            <text:p><text:a xlink:href="http://media.grutinet.com/articulos/lg/lg_103772_4.jpg">http://media.grutinet.com/articulos/lg/lg_103772_4.jpg</text:a></text:p>
          </table:table-cell>
          <table:table-cell table:number-columns-repeated="5" table:style-name="ce2"/>
          <table:table-cell table:number-columns-repeated="16354"/>
        </table:table-row>
        <table:table-row table:style-name="ro1">
          <table:table-cell office:value-type="float" office:value="103773" table:style-name="ce1">
            <text:p>103773</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FETISH FANTASY 11- PENE REALISTICO CON ARNES, 27,9CM</text:p>
          </table:table-cell>
          <table:table-cell office:value-type="string" table:style-name="ce2">
            <text:p>PIPEDREAM</text:p>
          </table:table-cell>
          <table:table-cell office:value-type="string" table:style-name="ce3">
            <text:p>FETISH FANTASY 11</text:p>
            <text:p/>
            <text:p>¿Siempre han querido sentirse más seguros de su tamaño y disfrutar de sexo satisfactorio con su pareja el tiempo suficiente para que ambos alcancen el orgasmo?</text:p>
            <text:p/>
            <text:p>¡Tu amante sabe que el tamaño importa, y nada puede cumplir fantasías y complacer a una pareja como un hombre seguro que sabe lo que está haciendo!</text:p>
            <text:p/>
            <text:p>Ahora puedes tener la longitud y la circunferencia que siempre has soñado y ser todo el hombre que puedas ser con el Fetish Fantasy Series 9 &amp;Prime; Hollow Strap-On con bolas recargables.</text:p>
            <text:p/>
            <text:p>¡Dile adiós a las vergonzosas decepciones intermedias y saluda a una sonrisa satisfactoria de tu amante!</text:p>
            <text:p/>
            <text:p>El cómodo arnés elástico se ajusta fácilmente para adaptarse a la mayoría de los tamaños, mientras que el consolador realista de 9 golpea el lugar correcto cada vez.</text:p>
            <text:p/>
            <text:p>Es perfecto para hombres con disfunción eréctil, problemas de eyaculación precoz o parejas que buscan agregar un poco de estilo a su diversión.</text:p>
            <text:p/>
            <text:p>Lo mejor de todo , ¡todavía puedes disfrutar del sexo caliente y cara a cara y asegurarte de que ambos se vayan juntos!</text:p>
            <text:p/>
            <text:p/>
            <text:p><text:s/>Ajustes de la cintura: 71,1 cm - 132,1 cm</text:p>
            <text:p><text:s/>Longitud interior: 10,2 cm</text:p>
            <text:p><text:s/>Diámetro del producto 5,3 cm</text:p>
            <text:p><text:s/>Diámetro interno :4,1 cm</text:p>
            <text:p><text:s/>Longitud insertable :27,9 cm</text:p>
            <text:p><text:s/>Velocidad múltiple: Sí</text:p>
            <text:p><text:s/>Recargable :Sí</text:p>
            <text:p/>
            <text:p/>
            <text:p><text:s/></text:p>
            <text:p/>
          </table:table-cell>
          <table:table-cell office:value-type="float" office:value="89.99" table:style-name="ce1">
            <text:p>89,99</text:p>
          </table:table-cell>
          <table:table-cell office:value-type="float" office:value="37.11" table:style-name="ce1">
            <text:p>37,11</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73.jpg">http://media.grutinet.com/articulos/gr/gr_103773.jpg</text:a></text:p>
          </table:table-cell>
          <table:table-cell office:value-type="string" table:style-name="ce4">
            <text:p><text:a xlink:href="http://media.grutinet.com/articulos/bu/bu_103773.jpg">http://media.grutinet.com/articulos/bu/bu_103773.jpg</text:a></text:p>
          </table:table-cell>
          <table:table-cell office:value-type="string" table:style-name="ce4">
            <text:p><text:a xlink:href="http://media.grutinet.com/articulos/or/or_103773.jpg">http://media.grutinet.com/articulos/or/or_103773.jpg</text:a></text:p>
          </table:table-cell>
          <table:table-cell office:value-type="string" table:style-name="ce2">
            <text:p>37,7118</text:p>
          </table:table-cell>
          <table:table-cell office:value-type="string" table:style-name="ce4">
            <text:p><text:a xlink:href="http://media.grutinet.com/articulos/lg/lg_103773_0.jpg">http://media.grutinet.com/articulos/lg/lg_103773_0.jpg</text:a></text:p>
          </table:table-cell>
          <table:table-cell office:value-type="string" table:style-name="ce4">
            <text:p><text:a xlink:href="http://media.grutinet.com/articulos/lg/lg_103773_1.jpg">http://media.grutinet.com/articulos/lg/lg_103773_1.jpg</text:a></text:p>
          </table:table-cell>
          <table:table-cell table:style-name="ce1"/>
          <table:table-cell office:value-type="string" table:style-name="ce4">
            <text:p><text:a xlink:href="http://media.grutinet.com/articulos/lg/lg_103773_2.jpg">http://media.grutinet.com/articulos/lg/lg_103773_2.jpg</text:a></text:p>
          </table:table-cell>
          <table:table-cell office:value-type="string" table:style-name="ce4">
            <text:p><text:a xlink:href="http://media.grutinet.com/articulos/lg/lg_103773_3.jpg">http://media.grutinet.com/articulos/lg/lg_103773_3.jpg</text:a></text:p>
          </table:table-cell>
          <table:table-cell office:value-type="string" table:style-name="ce4">
            <text:p><text:a xlink:href="http://media.grutinet.com/articulos/lg/lg_103773_4.jpg">http://media.grutinet.com/articulos/lg/lg_103773_4.jpg</text:a></text:p>
          </table:table-cell>
          <table:table-cell office:value-type="string" table:style-name="ce4">
            <text:p><text:a xlink:href="http://media.grutinet.com/articulos/lg/lg_103773_5.jpg">http://media.grutinet.com/articulos/lg/lg_103773_5.jpg</text:a></text:p>
          </table:table-cell>
          <table:table-cell table:number-columns-repeated="4" table:style-name="ce2"/>
          <table:table-cell table:number-columns-repeated="16354"/>
        </table:table-row>
        <table:table-row table:style-name="ro1">
          <table:table-cell office:value-type="float" office:value="103778" table:style-name="ce1">
            <text:p>103778</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FETISH FANTASY 7.5 - PENE REALISTICO EYACULADOR - 19,1 CM<text:s/></text:p>
          </table:table-cell>
          <table:table-cell office:value-type="string" table:style-name="ce2">
            <text:p>PIPEDREAM</text:p>
          </table:table-cell>
          <table:table-cell office:value-type="string" table:style-name="ce3">
            <text:p>FETISH FANTASY 7.5</text:p>
            <text:p/>
            <text:p>Ahora puede crear la sensación de un pene eyaculador y sentirse más seguro de su tamaño.</text:p>
            <text:p/>
            <text:p>Disfruta de sexo satisfactorio con tu pareja el tiempo suficiente para que ambos alcancen el orgasmo con este squirter ultra realista.</text:p>
            <text:p/>
            <text:p>¡Satisface los antojos de cum-play y experimenta la longitud y la circunferencia que siempre has deseado!</text:p>
            <text:p/>
            <text:p/>
            <text:p><text:s/>Ajustes de la cintura: 71,1 cm - 132,1 cm</text:p>
            <text:p><text:s/>Longitud interior: 10,2 cm</text:p>
            <text:p><text:s/>Diámetro del producto 4,8 cm</text:p>
            <text:p><text:s/>Diámetro interno 4,1 cm</text:p>
            <text:p><text:s/>Longitud insertable 19,1 cm</text:p>
            <text:p><text:s/>Presupuesto Waist fits: 71,1 cm  132,1 cm</text:p>
            <text:p/>
            <text:p/>
          </table:table-cell>
          <table:table-cell office:value-type="float" office:value="64.989999999999995" table:style-name="ce1">
            <text:p>64,99</text:p>
          </table:table-cell>
          <table:table-cell office:value-type="float" office:value="26.96" table:style-name="ce1">
            <text:p>26,9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78.jpg">http://media.grutinet.com/articulos/gr/gr_103778.jpg</text:a></text:p>
          </table:table-cell>
          <table:table-cell office:value-type="string" table:style-name="ce4">
            <text:p><text:a xlink:href="http://media.grutinet.com/articulos/bu/bu_103778.jpg">http://media.grutinet.com/articulos/bu/bu_103778.jpg</text:a></text:p>
          </table:table-cell>
          <table:table-cell office:value-type="string" table:style-name="ce4">
            <text:p><text:a xlink:href="http://media.grutinet.com/articulos/or/or_103778.jpg">http://media.grutinet.com/articulos/or/or_103778.jpg</text:a></text:p>
          </table:table-cell>
          <table:table-cell office:value-type="string" table:style-name="ce2">
            <text:p>27,3924</text:p>
          </table:table-cell>
          <table:table-cell office:value-type="string" table:style-name="ce4">
            <text:p><text:a xlink:href="http://media.grutinet.com/articulos/lg/lg_103778_0.jpg">http://media.grutinet.com/articulos/lg/lg_103778_0.jpg</text:a></text:p>
          </table:table-cell>
          <table:table-cell office:value-type="string" table:style-name="ce4">
            <text:p><text:a xlink:href="http://media.grutinet.com/articulos/lg/lg_103778_1.jpg">http://media.grutinet.com/articulos/lg/lg_103778_1.jpg</text:a></text:p>
          </table:table-cell>
          <table:table-cell table:style-name="ce1"/>
          <table:table-cell office:value-type="string" table:style-name="ce4">
            <text:p><text:a xlink:href="http://media.grutinet.com/articulos/lg/lg_103778_2.jpg">http://media.grutinet.com/articulos/lg/lg_103778_2.jpg</text:a></text:p>
          </table:table-cell>
          <table:table-cell office:value-type="string" table:style-name="ce4">
            <text:p><text:a xlink:href="http://media.grutinet.com/articulos/lg/lg_103778_3.jpg">http://media.grutinet.com/articulos/lg/lg_103778_3.jpg</text:a></text:p>
          </table:table-cell>
          <table:table-cell office:value-type="string" table:style-name="ce4">
            <text:p><text:a xlink:href="http://media.grutinet.com/articulos/lg/lg_103778_4.jpg">http://media.grutinet.com/articulos/lg/lg_103778_4.jpg</text:a></text:p>
          </table:table-cell>
          <table:table-cell table:number-columns-repeated="5" table:style-name="ce2"/>
          <table:table-cell table:number-columns-repeated="16354"/>
        </table:table-row>
        <table:table-row table:style-name="ro1">
          <table:table-cell office:value-type="float" office:value="103780" table:style-name="ce1">
            <text:p>103780</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FETISH FANTASY 9 - PENE REALISTICO EYACULADOR - 22,9CM</text:p>
          </table:table-cell>
          <table:table-cell office:value-type="string" table:style-name="ce2">
            <text:p>PIPEDREAM</text:p>
          </table:table-cell>
          <table:table-cell office:value-type="string" table:style-name="ce3">
            <text:p>FETISH FANTASY 9</text:p>
            <text:p/>
            <text:p>Ahora puede crear la sensación de un pene eyaculador y sentirse más seguro de su tamaño.</text:p>
            <text:p/>
            <text:p>Disfruta de sexo satisfactorio con tu pareja el tiempo suficiente para que ambos alcancen el orgasmo con este squirter ultrarrealista.</text:p>
            <text:p/>
            <text:p>¡Satisface los antojos de cum-play y experimenta la longitud y la circunferencia que siempre has deseado!</text:p>
            <text:p/>
            <text:p/>
            <text:p><text:s/>Ajustes de la cintura: 71,1 cm - 132,1 cm</text:p>
            <text:p><text:s/>Longitud interior: 10,2 cm</text:p>
            <text:p><text:s/>Diámetro del producto 5,3 cm</text:p>
            <text:p><text:s/>Diámetro interno 4,1 cm</text:p>
            <text:p><text:s/>Longitud insertable 22,9 cm</text:p>
            <text:p><text:s/>Materiales PVC</text:p>
            <text:p/>
            <text:p/>
          </table:table-cell>
          <table:table-cell office:value-type="float" office:value="69.989999999999995" table:style-name="ce1">
            <text:p>69,99</text:p>
          </table:table-cell>
          <table:table-cell office:value-type="float" office:value="28.9" table:style-name="ce1">
            <text:p>28,9</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80.jpg">http://media.grutinet.com/articulos/gr/gr_103780.jpg</text:a></text:p>
          </table:table-cell>
          <table:table-cell office:value-type="string" table:style-name="ce4">
            <text:p><text:a xlink:href="http://media.grutinet.com/articulos/bu/bu_103780.jpg">http://media.grutinet.com/articulos/bu/bu_103780.jpg</text:a></text:p>
          </table:table-cell>
          <table:table-cell office:value-type="string" table:style-name="ce4">
            <text:p><text:a xlink:href="http://media.grutinet.com/articulos/or/or_103780.jpg">http://media.grutinet.com/articulos/or/or_103780.jpg</text:a></text:p>
          </table:table-cell>
          <table:table-cell office:value-type="string" table:style-name="ce2">
            <text:p>28,44</text:p>
          </table:table-cell>
          <table:table-cell office:value-type="string" table:style-name="ce4">
            <text:p><text:a xlink:href="http://media.grutinet.com/articulos/lg/lg_103780_0.jpg">http://media.grutinet.com/articulos/lg/lg_103780_0.jpg</text:a></text:p>
          </table:table-cell>
          <table:table-cell office:value-type="string" table:style-name="ce4">
            <text:p><text:a xlink:href="http://media.grutinet.com/articulos/lg/lg_103780_1.jpg">http://media.grutinet.com/articulos/lg/lg_103780_1.jpg</text:a></text:p>
          </table:table-cell>
          <table:table-cell table:style-name="ce1"/>
          <table:table-cell office:value-type="string" table:style-name="ce4">
            <text:p><text:a xlink:href="http://media.grutinet.com/articulos/lg/lg_103780_2.jpg">http://media.grutinet.com/articulos/lg/lg_103780_2.jpg</text:a></text:p>
          </table:table-cell>
          <table:table-cell office:value-type="string" table:style-name="ce4">
            <text:p><text:a xlink:href="http://media.grutinet.com/articulos/lg/lg_103780_3.jpg">http://media.grutinet.com/articulos/lg/lg_103780_3.jpg</text:a></text:p>
          </table:table-cell>
          <table:table-cell office:value-type="string" table:style-name="ce4">
            <text:p><text:a xlink:href="http://media.grutinet.com/articulos/lg/lg_103780_4.jpg">http://media.grutinet.com/articulos/lg/lg_103780_4.jpg</text:a></text:p>
          </table:table-cell>
          <table:table-cell table:number-columns-repeated="5" table:style-name="ce2"/>
          <table:table-cell table:number-columns-repeated="16354"/>
        </table:table-row>
        <table:table-row table:style-name="ro1">
          <table:table-cell office:value-type="float" office:value="103782" table:style-name="ce1">
            <text:p>103782</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ANAL FANTASY - PLUG ANAL DE CRISTAL<text:s/></text:p>
          </table:table-cell>
          <table:table-cell office:value-type="string" table:style-name="ce2">
            <text:p>PIPEDREAM</text:p>
          </table:table-cell>
          <table:table-cell office:value-type="string" table:style-name="ce3">
            <text:p>ANAL FANTASY ELITE BEGINNER&amp;#39;S ANAL GAPER</text:p>
            <text:p/>
            <text:p>Cuando buscas llevar tu juego anal al siguiente nivel, la Colección Anal Fantasy Elite es la mejor opción para la excitación anal de alto nivel y el juego de próstata.</text:p>
            <text:p/>
            <text:p>Fabricada con materiales de la más alta calidad, la Colección Elite está diseñada ergonómicamente para la máxima comodidad y satisfacción garantizada.</text:p>
            <text:p/>
            <text:p>¡Perfecta para cualquier género, esta colección unisex viene con características alucinantes que ofrecen increíbles emociones y resultados explosivos!</text:p>
            <text:p/>
            <text:p/>
            <text:p><text:s/>Peso del producto : 54 gram</text:p>
            <text:p><text:s/>Diámetro del producto :5,5 cm</text:p>
            <text:p><text:s/>Diámetro interno . 2 cm</text:p>
            <text:p><text:s/>Longitud insertable : 8 cm</text:p>
            <text:p><text:s/>A prueba de agua : Sí</text:p>
            <text:p><text:s/>Materiales : <text:s/>Cristal<text:s/></text:p>
            <text:p/>
            <text:p/>
          </table:table-cell>
          <table:table-cell office:value-type="float" office:value="49.99" table:style-name="ce1">
            <text:p>49,99</text:p>
          </table:table-cell>
          <table:table-cell office:value-type="float" office:value="19.93" table:style-name="ce1">
            <text:p>19,93</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82.jpg">http://media.grutinet.com/articulos/gr/gr_103782.jpg</text:a></text:p>
          </table:table-cell>
          <table:table-cell office:value-type="string" table:style-name="ce4">
            <text:p><text:a xlink:href="http://media.grutinet.com/articulos/bu/bu_103782.jpg">http://media.grutinet.com/articulos/bu/bu_103782.jpg</text:a></text:p>
          </table:table-cell>
          <table:table-cell office:value-type="string" table:style-name="ce4">
            <text:p><text:a xlink:href="http://media.grutinet.com/articulos/or/or_103782.jpg">http://media.grutinet.com/articulos/or/or_103782.jpg</text:a></text:p>
          </table:table-cell>
          <table:table-cell office:value-type="string" table:style-name="ce2">
            <text:p>20,2482</text:p>
          </table:table-cell>
          <table:table-cell office:value-type="string" table:style-name="ce4">
            <text:p><text:a xlink:href="http://media.grutinet.com/articulos/lg/lg_103782_0.jpg">http://media.grutinet.com/articulos/lg/lg_103782_0.jpg</text:a></text:p>
          </table:table-cell>
          <table:table-cell office:value-type="string" table:style-name="ce4">
            <text:p><text:a xlink:href="http://media.grutinet.com/articulos/lg/lg_103782_1.jpg">http://media.grutinet.com/articulos/lg/lg_103782_1.jpg</text:a></text:p>
          </table:table-cell>
          <table:table-cell table:style-name="ce1"/>
          <table:table-cell office:value-type="string" table:style-name="ce4">
            <text:p><text:a xlink:href="http://media.grutinet.com/articulos/lg/lg_103782_2.jpg">http://media.grutinet.com/articulos/lg/lg_103782_2.jpg</text:a></text:p>
          </table:table-cell>
          <table:table-cell office:value-type="string" table:style-name="ce4">
            <text:p><text:a xlink:href="http://media.grutinet.com/articulos/lg/lg_103782_3.jpg">http://media.grutinet.com/articulos/lg/lg_103782_3.jpg</text:a></text:p>
          </table:table-cell>
          <table:table-cell office:value-type="string" table:style-name="ce4">
            <text:p><text:a xlink:href="http://media.grutinet.com/articulos/lg/lg_103782_4.jpg">http://media.grutinet.com/articulos/lg/lg_103782_4.jpg</text:a></text:p>
          </table:table-cell>
          <table:table-cell table:number-columns-repeated="5" table:style-name="ce2"/>
          <table:table-cell table:number-columns-repeated="16354"/>
        </table:table-row>
        <table:table-row table:style-name="ro1">
          <table:table-cell office:value-type="float" office:value="103783" table:style-name="ce1">
            <text:p>103783</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ANAL FANTASY - PLUG ANAL DE CRISTAL<text:s/></text:p>
          </table:table-cell>
          <table:table-cell office:value-type="string" table:style-name="ce2">
            <text:p>PIPEDREAM</text:p>
          </table:table-cell>
          <table:table-cell office:value-type="string" table:style-name="ce3">
            <text:p>ANAL FANTASY ELITE LARGE ANAL GAPER</text:p>
            <text:p/>
            <text:p>Cuando buscas llevar tu juego anal al siguiente nivel, la Colección Anal Fantasy Elite es la mejor opción para la excitación anal de alto nivel y el juego de próstata.</text:p>
            <text:p/>
            <text:p>Fabricada con materiales de la más alta calidad, la Colección Elite está diseñada ergonómicamente para la máxima comodidad y satisfacción garantizada.</text:p>
            <text:p/>
            <text:p>¡Perfecta para cualquier género, esta colección unisex viene con características alucinantes que ofrecen increíbles emociones y resultados explosivos!</text:p>
            <text:p/>
            <text:p/>
            <text:p><text:s/>Diámetro del producto : 6 cm</text:p>
            <text:p><text:s/>Diámetro interno :2,5 cm</text:p>
            <text:p><text:s/>Longitud insertable: 9 cm</text:p>
            <text:p><text:s/>A prueba de agua : Sí</text:p>
            <text:p><text:s/>Materiales : Glass</text:p>
            <text:p/>
            <text:p/>
          </table:table-cell>
          <table:table-cell office:value-type="float" office:value="54.99" table:style-name="ce1">
            <text:p>54,99</text:p>
          </table:table-cell>
          <table:table-cell office:value-type="float" office:value="22.27" table:style-name="ce1">
            <text:p>22,2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83.jpg">http://media.grutinet.com/articulos/gr/gr_103783.jpg</text:a></text:p>
          </table:table-cell>
          <table:table-cell office:value-type="string" table:style-name="ce4">
            <text:p><text:a xlink:href="http://media.grutinet.com/articulos/bu/bu_103783.jpg">http://media.grutinet.com/articulos/bu/bu_103783.jpg</text:a></text:p>
          </table:table-cell>
          <table:table-cell office:value-type="string" table:style-name="ce4">
            <text:p><text:a xlink:href="http://media.grutinet.com/articulos/or/or_103783.jpg">http://media.grutinet.com/articulos/or/or_103783.jpg</text:a></text:p>
          </table:table-cell>
          <table:table-cell office:value-type="string" table:style-name="ce2">
            <text:p>22,6296</text:p>
          </table:table-cell>
          <table:table-cell office:value-type="string" table:style-name="ce4">
            <text:p><text:a xlink:href="http://media.grutinet.com/articulos/lg/lg_103783_0.jpg">http://media.grutinet.com/articulos/lg/lg_103783_0.jpg</text:a></text:p>
          </table:table-cell>
          <table:table-cell office:value-type="string" table:style-name="ce4">
            <text:p><text:a xlink:href="http://media.grutinet.com/articulos/lg/lg_103783_1.jpg">http://media.grutinet.com/articulos/lg/lg_103783_1.jpg</text:a></text:p>
          </table:table-cell>
          <table:table-cell table:style-name="ce1"/>
          <table:table-cell office:value-type="string" table:style-name="ce4">
            <text:p><text:a xlink:href="http://media.grutinet.com/articulos/lg/lg_103783_2.jpg">http://media.grutinet.com/articulos/lg/lg_103783_2.jpg</text:a></text:p>
          </table:table-cell>
          <table:table-cell office:value-type="string" table:style-name="ce4">
            <text:p><text:a xlink:href="http://media.grutinet.com/articulos/lg/lg_103783_3.jpg">http://media.grutinet.com/articulos/lg/lg_103783_3.jpg</text:a></text:p>
          </table:table-cell>
          <table:table-cell table:number-columns-repeated="6" table:style-name="ce2"/>
          <table:table-cell table:number-columns-repeated="16354"/>
        </table:table-row>
        <table:table-row table:style-name="ro1">
          <table:table-cell office:value-type="float" office:value="103784" table:style-name="ce1">
            <text:p>103784</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ANAL FANTASY - PLUG ANAL DE CRISTAL , 10CM</text:p>
          </table:table-cell>
          <table:table-cell office:value-type="string" table:style-name="ce2">
            <text:p>PIPEDREAM</text:p>
          </table:table-cell>
          <table:table-cell office:value-type="string" table:style-name="ce3">
            <text:p>ANAL FANTASY ELITE MEGA ANAL GAPER</text:p>
            <text:p/>
            <text:p>Cuando buscas llevar tu juego anal al siguiente nivel, la Colección Anal Fantasy Elite es la mejor opción para la excitación anal de alto nivel y el juego de próstata.</text:p>
            <text:p/>
            <text:p>Fabricada con materiales de la más alta calidad, la Colección Elite está diseñada ergonómicamente para la máxima comodidad y satisfacción garantizada.</text:p>
            <text:p/>
            <text:p>¡Perfecta para cualquier género, esta colección unisex viene con características alucinantes que ofrecen increíbles emociones y resultados explosivos!</text:p>
            <text:p/>
            <text:p>Diámetro del producto :5,3 cm</text:p>
            <text:p>Diámetro interno :3,6 cm</text:p>
            <text:p>Longitud insertable : 10 cm</text:p>
            <text:p>A prueba de agua : Sí</text:p>
            <text:p>Materiales : Glass</text:p>
            <text:p/>
          </table:table-cell>
          <table:table-cell office:value-type="float" office:value="59.99" table:style-name="ce1">
            <text:p>59,99</text:p>
          </table:table-cell>
          <table:table-cell office:value-type="float" office:value="24.22" table:style-name="ce1">
            <text:p>24,2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84.jpg">http://media.grutinet.com/articulos/gr/gr_103784.jpg</text:a></text:p>
          </table:table-cell>
          <table:table-cell office:value-type="string" table:style-name="ce4">
            <text:p><text:a xlink:href="http://media.grutinet.com/articulos/bu/bu_103784.jpg">http://media.grutinet.com/articulos/bu/bu_103784.jpg</text:a></text:p>
          </table:table-cell>
          <table:table-cell office:value-type="string" table:style-name="ce4">
            <text:p><text:a xlink:href="http://media.grutinet.com/articulos/or/or_103784.jpg">http://media.grutinet.com/articulos/or/or_103784.jpg</text:a></text:p>
          </table:table-cell>
          <table:table-cell office:value-type="string" table:style-name="ce2">
            <text:p>20,5128</text:p>
          </table:table-cell>
          <table:table-cell office:value-type="string" table:style-name="ce4">
            <text:p><text:a xlink:href="http://media.grutinet.com/articulos/lg/lg_103784_0.jpg">http://media.grutinet.com/articulos/lg/lg_103784_0.jpg</text:a></text:p>
          </table:table-cell>
          <table:table-cell office:value-type="string" table:style-name="ce4">
            <text:p><text:a xlink:href="http://media.grutinet.com/articulos/lg/lg_103784_1.jpg">http://media.grutinet.com/articulos/lg/lg_103784_1.jpg</text:a></text:p>
          </table:table-cell>
          <table:table-cell table:style-name="ce1"/>
          <table:table-cell office:value-type="string" table:style-name="ce4">
            <text:p><text:a xlink:href="http://media.grutinet.com/articulos/lg/lg_103784_2.jpg">http://media.grutinet.com/articulos/lg/lg_103784_2.jpg</text:a></text:p>
          </table:table-cell>
          <table:table-cell office:value-type="string" table:style-name="ce4">
            <text:p><text:a xlink:href="http://media.grutinet.com/articulos/lg/lg_103784_3.jpg">http://media.grutinet.com/articulos/lg/lg_103784_3.jpg</text:a></text:p>
          </table:table-cell>
          <table:table-cell table:number-columns-repeated="6" table:style-name="ce2"/>
          <table:table-cell table:number-columns-repeated="16354"/>
        </table:table-row>
        <table:table-row table:style-name="ro1">
          <table:table-cell office:value-type="float" office:value="103788" table:style-name="ce1">
            <text:p>103788</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FANTASY FOR HER - ARNES SIN TIRAS 9 FUNCIONES, MORADO</text:p>
          </table:table-cell>
          <table:table-cell office:value-type="string" table:style-name="ce2">
            <text:p>PIPEDREAM</text:p>
          </table:table-cell>
          <table:table-cell office:value-type="string" table:style-name="ce3">
            <text:p>FANTASY FOR HER - HER ULTIMATE STRAPLESS STRAP-ON</text:p>
            <text:p/>
            <text:p>¡Ella había soñado con tener este tipo de libertad!</text:p>
            <text:p/>
            <text:p>Su Ultimate Strapless Strap-On le otorgaría una mayor cercanía durante el juego sexual sin correas que se interpongan en el camino.</text:p>
            <text:p/>
            <text:p>Deslizó suavemente la bombilla cónica dentro de su tierno agujero.</text:p>
            <text:p/>
            <text:p>Le quedaba perfectamente como si hubiera sido hecho solo para ella.</text:p>
            <text:p/>
            <text:p>Miró hacia abajo y admiró el delgado consolador de silicona que se extendía sin esfuerzo desde ella.</text:p>
            <text:p/>
            <text:p>¡Guauu!</text:p>
            <text:p/>
            <text:p>Se sentía increíblemente sexy y poderosa.</text:p>
            <text:p/>
            <text:p>Dimensiones de control remoto:</text:p>
            <text:p/>
            <text:p/>
            <text:p><text:s/>Peso: 17 gramos</text:p>
            <text:p><text:s/>Longitud: 8,5 cm</text:p>
            <text:p><text:s/>Ancho: 3,5 cm.</text:p>
            <text:p><text:s/>Profundidad: 2,1 cm</text:p>
            <text:p><text:s/>Longitud insertable <text:s text:c="3"/>11,9 cm</text:p>
            <text:p><text:s/>Tipos de velocidad <text:s text:c="3"/>6</text:p>
            <text:p><text:s/>Recargable <text:s text:c="3"/>Sí</text:p>
            <text:p><text:s/>Tiempo de recarga <text:s text:c="3"/>2 min</text:p>
            <text:p><text:s/>Vida de la recarga de las baterías <text:s text:c="3"/>2 min</text:p>
            <text:p><text:s/>A prueba de agua <text:s text:c="3"/>Sí</text:p>
            <text:p><text:s/>Material : Silicona<text:s/></text:p>
            <text:p/>
            <text:p/>
          </table:table-cell>
          <table:table-cell office:value-type="float" office:value="99.99" table:style-name="ce1">
            <text:p>99,99</text:p>
          </table:table-cell>
          <table:table-cell office:value-type="float" office:value="40.619999999999997" table:style-name="ce1">
            <text:p>40,62</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88.jpg">http://media.grutinet.com/articulos/gr/gr_103788.jpg</text:a></text:p>
          </table:table-cell>
          <table:table-cell office:value-type="string" table:style-name="ce4">
            <text:p><text:a xlink:href="http://media.grutinet.com/articulos/bu/bu_103788.jpg">http://media.grutinet.com/articulos/bu/bu_103788.jpg</text:a></text:p>
          </table:table-cell>
          <table:table-cell office:value-type="string" table:style-name="ce4">
            <text:p><text:a xlink:href="http://media.grutinet.com/articulos/or/or_103788.jpg">http://media.grutinet.com/articulos/or/or_103788.jpg</text:a></text:p>
          </table:table-cell>
          <table:table-cell office:value-type="string" table:style-name="ce2">
            <text:p>41,2776</text:p>
          </table:table-cell>
          <table:table-cell office:value-type="string" table:style-name="ce4">
            <text:p><text:a xlink:href="http://media.grutinet.com/articulos/lg/lg_103788_0.jpg">http://media.grutinet.com/articulos/lg/lg_103788_0.jpg</text:a></text:p>
          </table:table-cell>
          <table:table-cell office:value-type="string" table:style-name="ce4">
            <text:p><text:a xlink:href="http://media.grutinet.com/articulos/lg/lg_103788_1.jpg">http://media.grutinet.com/articulos/lg/lg_103788_1.jpg</text:a></text:p>
          </table:table-cell>
          <table:table-cell table:style-name="ce1"/>
          <table:table-cell office:value-type="string" table:style-name="ce4">
            <text:p><text:a xlink:href="http://media.grutinet.com/articulos/lg/lg_103788_2.jpg">http://media.grutinet.com/articulos/lg/lg_103788_2.jpg</text:a></text:p>
          </table:table-cell>
          <table:table-cell office:value-type="string" table:style-name="ce4">
            <text:p><text:a xlink:href="http://media.grutinet.com/articulos/lg/lg_103788_3.jpg">http://media.grutinet.com/articulos/lg/lg_103788_3.jpg</text:a></text:p>
          </table:table-cell>
          <table:table-cell table:number-columns-repeated="6" table:style-name="ce2"/>
          <table:table-cell table:number-columns-repeated="16354"/>
        </table:table-row>
        <table:table-row table:style-name="ro1">
          <table:table-cell office:value-type="float" office:value="103789" table:style-name="ce1">
            <text:p>103789</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FANTASY FOR HER - KIT PLUG ANALES, MORADO<text:s/></text:p>
          </table:table-cell>
          <table:table-cell office:value-type="string" table:style-name="ce2">
            <text:p>PIPEDREAM</text:p>
          </table:table-cell>
          <table:table-cell office:value-type="string" table:style-name="ce3">
            <text:p>FANTASY FOR HER - HER DESIGNER LOVE PLUG SET</text:p>
            <text:p/>
            <text:p>Su Designer Love Plug Set fue su último enamoramiento.</text:p>
            <text:p/>
            <text:p>Ella atesoraba su diseño único porque las pequeñas ranuras que corrían por cada tapón contenían el lubricante mejor que otros tapones, lo que permitía una entrada más suave y cómoda.</text:p>
            <text:p/>
            <text:p>¡Y también adoraba su conveniente flexibilidad!</text:p>
            <text:p/>
            <text:p>Diámetro del producto:</text:p>
            <text:p/>
            <text:p/>
            <text:p><text:s/>Pequeño enchufe: 2,5</text:p>
            <text:p><text:s/>Enchufe medio: 3,2</text:p>
            <text:p/>
            <text:p/>
            <text:p>Longitud insertable:</text:p>
            <text:p/>
            <text:p/>
            <text:p><text:s/>Pequeño enchufe: 6,4</text:p>
            <text:p><text:s/>Enchufe mediano: 9,9</text:p>
            <text:p><text:s/>Enchufe pequeño:</text:p>
            <text:p><text:s/>Peso: 32 gramos</text:p>
            <text:p><text:s/>Longitud: 7,6 cm</text:p>
            <text:p><text:s/>Diámetro del producto: 2,5 cm</text:p>
            <text:p><text:s/>Longitud insertable: 6,4 cm.</text:p>
            <text:p/>
            <text:p/>
            <text:p>Enchufe medio:</text:p>
            <text:p/>
            <text:p/>
            <text:p><text:s/>Peso: 49 gramos</text:p>
            <text:p><text:s/>Longitud: 8,9 cm</text:p>
            <text:p><text:s/>Diámetro: 3,2 cm.</text:p>
            <text:p><text:s/>Longitud insertable: 7,4 cm.</text:p>
            <text:p/>
            <text:p/>
            <text:p>Material : Silicona</text:p>
            <text:p/>
          </table:table-cell>
          <table:table-cell office:value-type="float" office:value="24.99" table:style-name="ce1">
            <text:p>24,99</text:p>
          </table:table-cell>
          <table:table-cell office:value-type="float" office:value="9.77" table:style-name="ce1">
            <text:p>9,7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89.jpg">http://media.grutinet.com/articulos/gr/gr_103789.jpg</text:a></text:p>
          </table:table-cell>
          <table:table-cell office:value-type="string" table:style-name="ce4">
            <text:p><text:a xlink:href="http://media.grutinet.com/articulos/bu/bu_103789.jpg">http://media.grutinet.com/articulos/bu/bu_103789.jpg</text:a></text:p>
          </table:table-cell>
          <table:table-cell office:value-type="string" table:style-name="ce4">
            <text:p><text:a xlink:href="http://media.grutinet.com/articulos/or/or_103789.jpg">http://media.grutinet.com/articulos/or/or_103789.jpg</text:a></text:p>
          </table:table-cell>
          <table:table-cell office:value-type="string" table:style-name="ce2">
            <text:p>10,001</text:p>
          </table:table-cell>
          <table:table-cell office:value-type="string" table:style-name="ce4">
            <text:p><text:a xlink:href="http://media.grutinet.com/articulos/lg/lg_103789_0.jpg">http://media.grutinet.com/articulos/lg/lg_103789_0.jpg</text:a></text:p>
          </table:table-cell>
          <table:table-cell office:value-type="string" table:style-name="ce4">
            <text:p><text:a xlink:href="http://media.grutinet.com/articulos/lg/lg_103789_1.jpg">http://media.grutinet.com/articulos/lg/lg_103789_1.jpg</text:a></text:p>
          </table:table-cell>
          <table:table-cell table:style-name="ce1"/>
          <table:table-cell office:value-type="string" table:style-name="ce4">
            <text:p><text:a xlink:href="http://media.grutinet.com/articulos/lg/lg_103789_2.jpg">http://media.grutinet.com/articulos/lg/lg_103789_2.jpg</text:a></text:p>
          </table:table-cell>
          <table:table-cell table:number-columns-repeated="7" table:style-name="ce2"/>
          <table:table-cell table:number-columns-repeated="16354"/>
        </table:table-row>
        <table:table-row table:style-name="ro1">
          <table:table-cell office:value-type="float" office:value="103791" table:style-name="ce1">
            <text:p>103791</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FANTASY FOR HER - ESTIMULADOR DE CLITORIS CON CALOR, MORADO<text:s/></text:p>
          </table:table-cell>
          <table:table-cell office:value-type="string" table:style-name="ce2">
            <text:p>PIPEDREAM</text:p>
          </table:table-cell>
          <table:table-cell office:value-type="string" table:style-name="ce3">
            <text:p>FANTASY FOR HER - ULTIMATE THRUSTING CLIT STIMULATE-HER</text:p>
            <text:p/>
            <text:p>Finalmente encontró un juguete que marcaba todas sus casillas: vibración, empuje, giro, estimulación del clítoris y calentamiento.</text:p>
            <text:p/>
            <text:p>¡No podía esperar para probar el último clítoris de empuje!</text:p>
            <text:p/>
            <text:p>Quería saber cómo se sentía sentir todo en su lista de deseos de una vez.</text:p>
            <text:p/>
            <text:p/>
            <text:p><text:s/>Diámetro del producto :3,4 cm</text:p>
            <text:p><text:s/>Longitud insertable : 11,7 cm</text:p>
            <text:p><text:s/>Tipos de velocidad : 5</text:p>
            <text:p><text:s/>Recargable : Sí</text:p>
            <text:p><text:s/>Tiempo de recarga : 2 min</text:p>
            <text:p><text:s/>Vida de la recarga de las baterías : 2 min</text:p>
            <text:p><text:s/>A prueba de agua : Sí</text:p>
            <text:p><text:s/>Materiales : Silicona</text:p>
            <text:p/>
            <text:p/>
          </table:table-cell>
          <table:table-cell office:value-type="float" office:value="119.99" table:style-name="ce1">
            <text:p>119,99</text:p>
          </table:table-cell>
          <table:table-cell office:value-type="float" office:value="48.83" table:style-name="ce1">
            <text:p>48,8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91.jpg">http://media.grutinet.com/articulos/gr/gr_103791.jpg</text:a></text:p>
          </table:table-cell>
          <table:table-cell office:value-type="string" table:style-name="ce4">
            <text:p><text:a xlink:href="http://media.grutinet.com/articulos/bu/bu_103791.jpg">http://media.grutinet.com/articulos/bu/bu_103791.jpg</text:a></text:p>
          </table:table-cell>
          <table:table-cell office:value-type="string" table:style-name="ce4">
            <text:p><text:a xlink:href="http://media.grutinet.com/articulos/or/or_103791.jpg">http://media.grutinet.com/articulos/or/or_103791.jpg</text:a></text:p>
          </table:table-cell>
          <table:table-cell office:value-type="string" table:style-name="ce2">
            <text:p>49,6188</text:p>
          </table:table-cell>
          <table:table-cell office:value-type="string" table:style-name="ce4">
            <text:p><text:a xlink:href="http://media.grutinet.com/articulos/lg/lg_103791_0.jpg">http://media.grutinet.com/articulos/lg/lg_103791_0.jpg</text:a></text:p>
          </table:table-cell>
          <table:table-cell office:value-type="string" table:style-name="ce4">
            <text:p><text:a xlink:href="http://media.grutinet.com/articulos/lg/lg_103791_1.jpg">http://media.grutinet.com/articulos/lg/lg_103791_1.jpg</text:a></text:p>
          </table:table-cell>
          <table:table-cell table:style-name="ce1"/>
          <table:table-cell office:value-type="string" table:style-name="ce4">
            <text:p><text:a xlink:href="http://media.grutinet.com/articulos/lg/lg_103791_2.jpg">http://media.grutinet.com/articulos/lg/lg_103791_2.jpg</text:a></text:p>
          </table:table-cell>
          <table:table-cell office:value-type="string" table:style-name="ce4">
            <text:p><text:a xlink:href="http://media.grutinet.com/articulos/lg/lg_103791_3.jpg">http://media.grutinet.com/articulos/lg/lg_103791_3.jpg</text:a></text:p>
          </table:table-cell>
          <table:table-cell office:value-type="string" table:style-name="ce4">
            <text:p><text:a xlink:href="http://media.grutinet.com/articulos/lg/lg_103791_4.jpg">http://media.grutinet.com/articulos/lg/lg_103791_4.jpg</text:a></text:p>
          </table:table-cell>
          <table:table-cell table:number-columns-repeated="5" table:style-name="ce2"/>
          <table:table-cell table:number-columns-repeated="16354"/>
        </table:table-row>
        <table:table-row table:style-name="ro1">
          <table:table-cell office:value-type="float" office:value="103793" table:style-name="ce1">
            <text:p>103793</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FANTASY FOR HER - KIT SUCCIONADORES DE PEZONES<text:s/></text:p>
          </table:table-cell>
          <table:table-cell office:value-type="string" table:style-name="ce2">
            <text:p>PIPEDREAM</text:p>
          </table:table-cell>
          <table:table-cell office:value-type="string" table:style-name="ce3">
            <text:p>FANTASY FOR HER - HER NIPPLE ENHANCER SET</text:p>
            <text:p/>
            <text:p>Le encantaba cómo se veían sus pezones cuando estaban llenos de placer.</text:p>
            <text:p/>
            <text:p>Solo ver sus pezones duros la excitaba de manera íntima.</text:p>
            <text:p/>
            <text:p>Ella ahuecó su pecho y colocó la pequeña bomba sobre su pezón.</text:p>
            <text:p/>
            <text:p>Suavemente, apretó el bulbo y lo soltó lentamente para crear una succión estimulante.</text:p>
            <text:p/>
            <text:p>¡Se sonrojó al sentir que su flujo sanguíneo aumentaba, su pezón se hinchaba y su sensibilidad aumentaba!</text:p>
            <text:p/>
            <text:p>Sensaciones estimulantes aumentaron su deseo y cumplieron su propia satisfacción sexual.</text:p>
            <text:p/>
            <text:p>Diámetro del producto:</text:p>
            <text:p/>
            <text:p/>
            <text:p><text:s/>Pequeño: 2,9</text:p>
            <text:p><text:s/>Mediano: 3,2</text:p>
            <text:p><text:s/>Grande: 3,9</text:p>
            <text:p><text:s/>Pequeña bomba:</text:p>
            <text:p><text:s/>Peso: 21 gramos</text:p>
            <text:p><text:s/>Longitud: 8,8 cm</text:p>
            <text:p><text:s/>Diámetro: 2,9 cm.</text:p>
            <text:p><text:s/>Diámetro interior: 1,5 cm</text:p>
            <text:p/>
            <text:p/>
            <text:p>Bomba mediana:</text:p>
            <text:p/>
            <text:p/>
            <text:p><text:s/>Peso: 23 gramos</text:p>
            <text:p><text:s/>Longitud: 8,8 cm</text:p>
            <text:p><text:s/>Diámetro: 3,2 cm.</text:p>
            <text:p><text:s/>Diámetro interior: 2 cm</text:p>
            <text:p/>
            <text:p/>
            <text:p>Bomba grande:</text:p>
            <text:p/>
            <text:p/>
            <text:p><text:s/>Peso: 28 gramos</text:p>
            <text:p><text:s/>Longitud: 9,7 cm</text:p>
            <text:p><text:s/>Diámetro: 3,9 cm.</text:p>
            <text:p><text:s/>Diámetro interior: 2,5 cm</text:p>
            <text:p/>
            <text:p/>
            <text:p><text:s/></text:p>
            <text:p/>
          </table:table-cell>
          <table:table-cell office:value-type="float" office:value="19.989999999999998" table:style-name="ce1">
            <text:p>19,99</text:p>
          </table:table-cell>
          <table:table-cell office:value-type="float" office:value="7.81" table:style-name="ce1">
            <text:p>7,81</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93.jpg">http://media.grutinet.com/articulos/gr/gr_103793.jpg</text:a></text:p>
          </table:table-cell>
          <table:table-cell office:value-type="string" table:style-name="ce4">
            <text:p><text:a xlink:href="http://media.grutinet.com/articulos/bu/bu_103793.jpg">http://media.grutinet.com/articulos/bu/bu_103793.jpg</text:a></text:p>
          </table:table-cell>
          <table:table-cell office:value-type="string" table:style-name="ce4">
            <text:p><text:a xlink:href="http://media.grutinet.com/articulos/or/or_103793.jpg">http://media.grutinet.com/articulos/or/or_103793.jpg</text:a></text:p>
          </table:table-cell>
          <table:table-cell office:value-type="string" table:style-name="ce2">
            <text:p>8,0042</text:p>
          </table:table-cell>
          <table:table-cell office:value-type="string" table:style-name="ce4">
            <text:p><text:a xlink:href="http://media.grutinet.com/articulos/lg/lg_103793_0.jpg">http://media.grutinet.com/articulos/lg/lg_103793_0.jpg</text:a></text:p>
          </table:table-cell>
          <table:table-cell office:value-type="string" table:style-name="ce4">
            <text:p><text:a xlink:href="http://media.grutinet.com/articulos/lg/lg_103793_1.jpg">http://media.grutinet.com/articulos/lg/lg_103793_1.jpg</text:a></text:p>
          </table:table-cell>
          <table:table-cell table:style-name="ce1"/>
          <table:table-cell table:number-columns-repeated="8" table:style-name="ce2"/>
          <table:table-cell table:number-columns-repeated="16354"/>
        </table:table-row>
        <table:table-row table:style-name="ro1">
          <table:table-cell office:value-type="float" office:value="103795" table:style-name="ce1">
            <text:p>103795</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KING COCK - DILDO REALISTA , TRANSPARENTE -10,1 CM<text:s/></text:p>
          </table:table-cell>
          <table:table-cell office:value-type="string" table:style-name="ce2">
            <text:p>PIPEDREAM</text:p>
          </table:table-cell>
          <table:table-cell office:value-type="string" table:style-name="ce3">
            <text:p>KING COCK CLEAR 5</text:p>
            <text:p/>
            <text:p>Claramente el mejor!</text:p>
            <text:p/>
            <text:p>Creada para aumentar su experiencia de placer, esta fórmula especialmente diseñada es prácticamente inodoro, no pegajosa y fácil de limpiar.</text:p>
            <text:p/>
            <text:p>King Cock Clear combina un consolador translúcido con un diseño realista de pene.</text:p>
            <text:p/>
            <text:p>¡La claridad luminosa y la forma realista cumplirán todas tus fantasías!</text:p>
            <text:p/>
            <text:p>Con su eje flexible, venas detalladas y cabeza definida, King Cock Clear atraerá sus sentidos visual y físicamente.</text:p>
            <text:p/>
            <text:p>La potente base de ventosa se adhiere a casi cualquier superficie plana y hace que cada arnés de consolador sea compatible.</text:p>
            <text:p/>
            <text:p/>
            <text:p><text:s/>Diámetro del producto :3,0 cm</text:p>
            <text:p><text:s/>Longitud insertable : 10,1 cm</text:p>
            <text:p><text:s/>A prueba de agua :Sí</text:p>
            <text:p><text:s/>Materiales : Plastico</text:p>
            <text:p/>
            <text:p/>
          </table:table-cell>
          <table:table-cell office:value-type="float" office:value="25.99" table:style-name="ce1">
            <text:p>25,99</text:p>
          </table:table-cell>
          <table:table-cell office:value-type="float" office:value="10.16" table:style-name="ce1">
            <text:p>10,1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95.jpg">http://media.grutinet.com/articulos/gr/gr_103795.jpg</text:a></text:p>
          </table:table-cell>
          <table:table-cell office:value-type="string" table:style-name="ce4">
            <text:p><text:a xlink:href="http://media.grutinet.com/articulos/bu/bu_103795.jpg">http://media.grutinet.com/articulos/bu/bu_103795.jpg</text:a></text:p>
          </table:table-cell>
          <table:table-cell office:value-type="string" table:style-name="ce4">
            <text:p><text:a xlink:href="http://media.grutinet.com/articulos/or/or_103795.jpg">http://media.grutinet.com/articulos/or/or_103795.jpg</text:a></text:p>
          </table:table-cell>
          <table:table-cell office:value-type="string" table:style-name="ce2">
            <text:p>11,1868</text:p>
          </table:table-cell>
          <table:table-cell office:value-type="string" table:style-name="ce4">
            <text:p><text:a xlink:href="http://media.grutinet.com/articulos/lg/lg_103795_0.jpg">http://media.grutinet.com/articulos/lg/lg_103795_0.jpg</text:a></text:p>
          </table:table-cell>
          <table:table-cell office:value-type="string" table:style-name="ce4">
            <text:p><text:a xlink:href="http://media.grutinet.com/articulos/lg/lg_103795_1.jpg">http://media.grutinet.com/articulos/lg/lg_103795_1.jpg</text:a></text:p>
          </table:table-cell>
          <table:table-cell table:style-name="ce1"/>
          <table:table-cell office:value-type="string" table:style-name="ce4">
            <text:p><text:a xlink:href="http://media.grutinet.com/articulos/lg/lg_103795_2.jpg">http://media.grutinet.com/articulos/lg/lg_103795_2.jpg</text:a></text:p>
          </table:table-cell>
          <table:table-cell office:value-type="string" table:style-name="ce4">
            <text:p><text:a xlink:href="http://media.grutinet.com/articulos/lg/lg_103795_3.jpg">http://media.grutinet.com/articulos/lg/lg_103795_3.jpg</text:a></text:p>
          </table:table-cell>
          <table:table-cell office:value-type="string" table:style-name="ce4">
            <text:p><text:a xlink:href="http://media.grutinet.com/articulos/lg/lg_103795_4.jpg">http://media.grutinet.com/articulos/lg/lg_103795_4.jpg</text:a></text:p>
          </table:table-cell>
          <table:table-cell table:number-columns-repeated="5" table:style-name="ce2"/>
          <table:table-cell table:number-columns-repeated="16354"/>
        </table:table-row>
        <table:table-row table:style-name="ro1">
          <table:table-cell office:value-type="float" office:value="103796" table:style-name="ce1">
            <text:p>103796</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KING COCK - DILDO REALISTA , TRANSPARENTE -13,5 CM<text:s/></text:p>
          </table:table-cell>
          <table:table-cell office:value-type="string" table:style-name="ce2">
            <text:p>PIPEDREAM</text:p>
          </table:table-cell>
          <table:table-cell office:value-type="string" table:style-name="ce3">
            <text:p>KING COCK CLEAR 6</text:p>
            <text:p/>
            <text:p>Claramente el mejor!</text:p>
            <text:p/>
            <text:p>Creada para aumentar su experiencia de placer, esta fórmula especialmente diseñada es prácticamente inodoro, no pegajosa y fácil de limpiar.</text:p>
            <text:p/>
            <text:p>King Cock Clear combina un consolador translúcido con un diseño realista de pene.</text:p>
            <text:p/>
            <text:p>¡La claridad luminosa y la forma realista cumplirán todas tus fantasías!</text:p>
            <text:p/>
            <text:p>Con su eje flexible, venas detalladas y cabeza definida, King Cock Clear atraerá sus sentidos visual y físicamente.</text:p>
            <text:p/>
            <text:p>La potente base de ventosa se adhiere a casi cualquier superficie plana y hace que cada arnés de consolador sea compatible.</text:p>
            <text:p/>
            <text:p/>
            <text:p><text:s/>Diámetro del producto :3,4 cm</text:p>
            <text:p><text:s/>Longitud insertable : 13,5 cm</text:p>
            <text:p><text:s/>A prueba de agua :Sí</text:p>
            <text:p><text:s/>Materiales : Plastico</text:p>
            <text:p/>
            <text:p/>
          </table:table-cell>
          <table:table-cell office:value-type="float" office:value="31.99" table:style-name="ce1">
            <text:p>31,99</text:p>
          </table:table-cell>
          <table:table-cell office:value-type="float" office:value="12.5" table:style-name="ce1">
            <text:p>12,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96.jpg">http://media.grutinet.com/articulos/gr/gr_103796.jpg</text:a></text:p>
          </table:table-cell>
          <table:table-cell office:value-type="string" table:style-name="ce4">
            <text:p><text:a xlink:href="http://media.grutinet.com/articulos/bu/bu_103796.jpg">http://media.grutinet.com/articulos/bu/bu_103796.jpg</text:a></text:p>
          </table:table-cell>
          <table:table-cell office:value-type="string" table:style-name="ce4">
            <text:p><text:a xlink:href="http://media.grutinet.com/articulos/or/or_103796.jpg">http://media.grutinet.com/articulos/or/or_103796.jpg</text:a></text:p>
          </table:table-cell>
          <table:table-cell office:value-type="string" table:style-name="ce2">
            <text:p>13,5653</text:p>
          </table:table-cell>
          <table:table-cell office:value-type="string" table:style-name="ce4">
            <text:p><text:a xlink:href="http://media.grutinet.com/articulos/lg/lg_103796_0.jpg">http://media.grutinet.com/articulos/lg/lg_103796_0.jpg</text:a></text:p>
          </table:table-cell>
          <table:table-cell office:value-type="string" table:style-name="ce4">
            <text:p><text:a xlink:href="http://media.grutinet.com/articulos/lg/lg_103796_1.jpg">http://media.grutinet.com/articulos/lg/lg_103796_1.jpg</text:a></text:p>
          </table:table-cell>
          <table:table-cell table:style-name="ce1"/>
          <table:table-cell office:value-type="string" table:style-name="ce4">
            <text:p><text:a xlink:href="http://media.grutinet.com/articulos/lg/lg_103796_2.jpg">http://media.grutinet.com/articulos/lg/lg_103796_2.jpg</text:a></text:p>
          </table:table-cell>
          <table:table-cell office:value-type="string" table:style-name="ce4">
            <text:p><text:a xlink:href="http://media.grutinet.com/articulos/lg/lg_103796_3.jpg">http://media.grutinet.com/articulos/lg/lg_103796_3.jpg</text:a></text:p>
          </table:table-cell>
          <table:table-cell office:value-type="string" table:style-name="ce4">
            <text:p><text:a xlink:href="http://media.grutinet.com/articulos/lg/lg_103796_4.jpg">http://media.grutinet.com/articulos/lg/lg_103796_4.jpg</text:a></text:p>
          </table:table-cell>
          <table:table-cell table:number-columns-repeated="5" table:style-name="ce2"/>
          <table:table-cell table:number-columns-repeated="16354"/>
        </table:table-row>
        <table:table-row table:style-name="ro1">
          <table:table-cell office:value-type="float" office:value="103797" table:style-name="ce1">
            <text:p>103797</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KING COCK CLEAR 6 -DILDO REALISTA , TRANSPARENTE -15,5 CM<text:s/></text:p>
          </table:table-cell>
          <table:table-cell office:value-type="string" table:style-name="ce2">
            <text:p>PIPEDREAM</text:p>
          </table:table-cell>
          <table:table-cell office:value-type="string" table:style-name="ce3">
            <text:p>KING COCK CLEAR 6</text:p>
            <text:p/>
            <text:p>Claramente el mejor!</text:p>
            <text:p/>
            <text:p>Creada para aumentar su experiencia de placer, esta fórmula especialmente diseñada es prácticamente inodoro, no pegajosa y fácil de limpiar.</text:p>
            <text:p/>
            <text:p>King Cock Clear combina un consolador translúcido con un diseño realista de pene.</text:p>
            <text:p/>
            <text:p>¡La claridad luminosa y la forma realista cumplirán todas tus fantasías!</text:p>
            <text:p/>
            <text:p>Con su eje flexible, venas detalladas y cabeza definida, King Cock Clear atraerá sus sentidos visual y físicamente.</text:p>
            <text:p/>
            <text:p>La potente base de ventosa se adhiere a casi cualquier superficie plana y hace que cada arnés de consolador sea compatible.</text:p>
            <text:p/>
            <text:p/>
            <text:p><text:s/>Diámetro del producto :3,8 cm</text:p>
            <text:p><text:s/>Longitud insertable : 15,5 cm</text:p>
            <text:p><text:s/>A prueba de agua :Sí</text:p>
            <text:p><text:s/>Materiales : Plastico</text:p>
            <text:p/>
            <text:p/>
          </table:table-cell>
          <table:table-cell office:value-type="float" office:value="29.99" table:style-name="ce1">
            <text:p>29,99</text:p>
          </table:table-cell>
          <table:table-cell office:value-type="float" office:value="11.72" table:style-name="ce1">
            <text:p>11,7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97.jpg">http://media.grutinet.com/articulos/gr/gr_103797.jpg</text:a></text:p>
          </table:table-cell>
          <table:table-cell office:value-type="string" table:style-name="ce4">
            <text:p><text:a xlink:href="http://media.grutinet.com/articulos/bu/bu_103797.jpg">http://media.grutinet.com/articulos/bu/bu_103797.jpg</text:a></text:p>
          </table:table-cell>
          <table:table-cell office:value-type="string" table:style-name="ce4">
            <text:p><text:a xlink:href="http://media.grutinet.com/articulos/or/or_103797.jpg">http://media.grutinet.com/articulos/or/or_103797.jpg</text:a></text:p>
          </table:table-cell>
          <table:table-cell office:value-type="string" table:style-name="ce2">
            <text:p>12,7728</text:p>
          </table:table-cell>
          <table:table-cell office:value-type="string" table:style-name="ce4">
            <text:p><text:a xlink:href="http://media.grutinet.com/articulos/lg/lg_103797_0.jpg">http://media.grutinet.com/articulos/lg/lg_103797_0.jpg</text:a></text:p>
          </table:table-cell>
          <table:table-cell office:value-type="string" table:style-name="ce4">
            <text:p><text:a xlink:href="http://media.grutinet.com/articulos/lg/lg_103797_1.jpg">http://media.grutinet.com/articulos/lg/lg_103797_1.jpg</text:a></text:p>
          </table:table-cell>
          <table:table-cell table:style-name="ce1"/>
          <table:table-cell office:value-type="string" table:style-name="ce4">
            <text:p><text:a xlink:href="http://media.grutinet.com/articulos/lg/lg_103797_2.jpg">http://media.grutinet.com/articulos/lg/lg_103797_2.jpg</text:a></text:p>
          </table:table-cell>
          <table:table-cell office:value-type="string" table:style-name="ce4">
            <text:p><text:a xlink:href="http://media.grutinet.com/articulos/lg/lg_103797_3.jpg">http://media.grutinet.com/articulos/lg/lg_103797_3.jpg</text:a></text:p>
          </table:table-cell>
          <table:table-cell table:number-columns-repeated="6" table:style-name="ce2"/>
          <table:table-cell table:number-columns-repeated="16354"/>
        </table:table-row>
        <table:table-row table:style-name="ro1">
          <table:table-cell office:value-type="float" office:value="103798" table:style-name="ce1">
            <text:p>103798</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KING COCK - DILDO REALISTA , TRANSPARENTE -15,2 CM<text:s/></text:p>
          </table:table-cell>
          <table:table-cell office:value-type="string" table:style-name="ce2">
            <text:p>PIPEDREAM</text:p>
          </table:table-cell>
          <table:table-cell office:value-type="string" table:style-name="ce3">
            <text:p>KING COCK CLEAR 7</text:p>
            <text:p/>
            <text:p>Claramente el mejor! Creada para aumentar su experiencia de placer, esta fórmula especialmente diseñada es prácticamente inodoro, no pegajosa y fácil de limpiar. King Cock Clear combina un consolador translúcido con un diseño realista de pene</text:p>
            <text:p/>
            <text:p>¡La claridad luminosa y la forma realista cumplirán todas tus fantasías!</text:p>
            <text:p/>
            <text:p>Con su eje flexible, venas detalladas y cabeza definida, King Cock Clear atraerá sus sentidos visual y físicamente.</text:p>
            <text:p/>
            <text:p>La potente base de ventosa se adhiere a casi cualquier superficie plana y hace que cada arnés de consolador sea compatible.</text:p>
            <text:p/>
            <text:p/>
            <text:p><text:s/>Diámetro del producto : 4,3 cm</text:p>
            <text:p><text:s/>Longitud insertable : 15,2 cm</text:p>
            <text:p><text:s/>A prueba de agua : Sí</text:p>
            <text:p><text:s/>Materiales : Plastico</text:p>
            <text:p/>
            <text:p/>
          </table:table-cell>
          <table:table-cell office:value-type="float" office:value="37.99" table:style-name="ce1">
            <text:p>37,99</text:p>
          </table:table-cell>
          <table:table-cell office:value-type="float" office:value="14.84" table:style-name="ce1">
            <text:p>14,8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98.jpg">http://media.grutinet.com/articulos/gr/gr_103798.jpg</text:a></text:p>
          </table:table-cell>
          <table:table-cell office:value-type="string" table:style-name="ce4">
            <text:p><text:a xlink:href="http://media.grutinet.com/articulos/bu/bu_103798.jpg">http://media.grutinet.com/articulos/bu/bu_103798.jpg</text:a></text:p>
          </table:table-cell>
          <table:table-cell office:value-type="string" table:style-name="ce4">
            <text:p><text:a xlink:href="http://media.grutinet.com/articulos/or/or_103798.jpg">http://media.grutinet.com/articulos/or/or_103798.jpg</text:a></text:p>
          </table:table-cell>
          <table:table-cell office:value-type="string" table:style-name="ce2">
            <text:p>15,9371</text:p>
          </table:table-cell>
          <table:table-cell office:value-type="string" table:style-name="ce4">
            <text:p><text:a xlink:href="http://media.grutinet.com/articulos/lg/lg_103798_0.jpg">http://media.grutinet.com/articulos/lg/lg_103798_0.jpg</text:a></text:p>
          </table:table-cell>
          <table:table-cell office:value-type="string" table:style-name="ce4">
            <text:p><text:a xlink:href="http://media.grutinet.com/articulos/lg/lg_103798_1.jpg">http://media.grutinet.com/articulos/lg/lg_103798_1.jpg</text:a></text:p>
          </table:table-cell>
          <table:table-cell table:style-name="ce1"/>
          <table:table-cell office:value-type="string" table:style-name="ce4">
            <text:p><text:a xlink:href="http://media.grutinet.com/articulos/lg/lg_103798_2.jpg">http://media.grutinet.com/articulos/lg/lg_103798_2.jpg</text:a></text:p>
          </table:table-cell>
          <table:table-cell office:value-type="string" table:style-name="ce4">
            <text:p><text:a xlink:href="http://media.grutinet.com/articulos/lg/lg_103798_3.jpg">http://media.grutinet.com/articulos/lg/lg_103798_3.jpg</text:a></text:p>
          </table:table-cell>
          <table:table-cell office:value-type="string" table:style-name="ce4">
            <text:p><text:a xlink:href="http://media.grutinet.com/articulos/lg/lg_103798_4.jpg">http://media.grutinet.com/articulos/lg/lg_103798_4.jpg</text:a></text:p>
          </table:table-cell>
          <table:table-cell table:number-columns-repeated="5" table:style-name="ce2"/>
          <table:table-cell table:number-columns-repeated="16354"/>
        </table:table-row>
        <table:table-row table:style-name="ro1">
          <table:table-cell office:value-type="float" office:value="103799" table:style-name="ce1">
            <text:p>103799</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KING COCK - DILDO REALISTA CURVADO , TRANSPARENTE -16,5 CM<text:s/></text:p>
          </table:table-cell>
          <table:table-cell office:value-type="string" table:style-name="ce2">
            <text:p>PIPEDREAM</text:p>
          </table:table-cell>
          <table:table-cell office:value-type="string" table:style-name="ce3">
            <text:p>KING COCK CLEAR 7.5</text:p>
            <text:p/>
            <text:p>Claramente el mejor!</text:p>
            <text:p/>
            <text:p>Creada para aumentar su experiencia de placer, esta fórmula especialmente diseñada es prácticamente inodoro, no pegajosa y fácil de limpiar. King Cock Clear combina un consolador translúcido con un diseño realista de pene.</text:p>
            <text:p/>
            <text:p>¡La claridad luminosa y la forma realista cumplirán todas tus fantasías!</text:p>
            <text:p/>
            <text:p>Con su eje flexible, venas detalladas y cabeza definida, King Cock Clear atraerá sus sentidos visual y físicamente.</text:p>
            <text:p/>
            <text:p>La potente base de ventosa se adhiere a casi cualquier superficie plana y hace que cada arnés de consolador sea compatible.</text:p>
            <text:p/>
            <text:p/>
            <text:p><text:s/>Diámetro del producto :3,8 cm</text:p>
            <text:p><text:s/>Longitud insertable :16,5 cm</text:p>
            <text:p><text:s/>A prueba de agua : Sí</text:p>
            <text:p><text:s/>Materiales : Plastico</text:p>
            <text:p/>
            <text:p/>
          </table:table-cell>
          <table:table-cell office:value-type="float" office:value="39.99" table:style-name="ce1">
            <text:p>39,99</text:p>
          </table:table-cell>
          <table:table-cell office:value-type="float" office:value="15.62" table:style-name="ce1">
            <text:p>15,6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799.jpg">http://media.grutinet.com/articulos/gr/gr_103799.jpg</text:a></text:p>
          </table:table-cell>
          <table:table-cell office:value-type="string" table:style-name="ce4">
            <text:p><text:a xlink:href="http://media.grutinet.com/articulos/bu/bu_103799.jpg">http://media.grutinet.com/articulos/bu/bu_103799.jpg</text:a></text:p>
          </table:table-cell>
          <table:table-cell office:value-type="string" table:style-name="ce4">
            <text:p><text:a xlink:href="http://media.grutinet.com/articulos/or/or_103799.jpg">http://media.grutinet.com/articulos/or/or_103799.jpg</text:a></text:p>
          </table:table-cell>
          <table:table-cell office:value-type="string" table:style-name="ce2">
            <text:p>16,7268</text:p>
          </table:table-cell>
          <table:table-cell office:value-type="string" table:style-name="ce4">
            <text:p><text:a xlink:href="http://media.grutinet.com/articulos/lg/lg_103799_0.jpg">http://media.grutinet.com/articulos/lg/lg_103799_0.jpg</text:a></text:p>
          </table:table-cell>
          <table:table-cell office:value-type="string" table:style-name="ce4">
            <text:p><text:a xlink:href="http://media.grutinet.com/articulos/lg/lg_103799_1.jpg">http://media.grutinet.com/articulos/lg/lg_103799_1.jpg</text:a></text:p>
          </table:table-cell>
          <table:table-cell table:style-name="ce1"/>
          <table:table-cell office:value-type="string" table:style-name="ce4">
            <text:p><text:a xlink:href="http://media.grutinet.com/articulos/lg/lg_103799_2.jpg">http://media.grutinet.com/articulos/lg/lg_103799_2.jpg</text:a></text:p>
          </table:table-cell>
          <table:table-cell office:value-type="string" table:style-name="ce4">
            <text:p><text:a xlink:href="http://media.grutinet.com/articulos/lg/lg_103799_3.jpg">http://media.grutinet.com/articulos/lg/lg_103799_3.jpg</text:a></text:p>
          </table:table-cell>
          <table:table-cell table:number-columns-repeated="6" table:style-name="ce2"/>
          <table:table-cell table:number-columns-repeated="16354"/>
        </table:table-row>
        <table:table-row table:style-name="ro1">
          <table:table-cell office:value-type="float" office:value="103800" table:style-name="ce1">
            <text:p>103800</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KING COCK - DILDO REALISTA , TRANSPARENTE -16,5 CM<text:s/></text:p>
          </table:table-cell>
          <table:table-cell office:value-type="string" table:style-name="ce2">
            <text:p>PIPEDREAM</text:p>
          </table:table-cell>
          <table:table-cell office:value-type="string" table:style-name="ce3">
            <text:p>KING COCK CLEAR 8</text:p>
            <text:p/>
            <text:p>Claramente el mejor!</text:p>
            <text:p/>
            <text:p>Creada para aumentar su experiencia de placer, esta fórmula especialmente diseñada es prácticamente inodoro, no pegajosa y fácil de limpiar. King Cock Clear combina un consolador translúcido con un diseño realista de pene.</text:p>
            <text:p/>
            <text:p>¡La claridad luminosa y la forma realista cumplirán todas tus fantasías!</text:p>
            <text:p/>
            <text:p>Con su eje flexible, venas detalladas y cabeza definida, King Cock Clear atraerá sus sentidos visual y físicamente.</text:p>
            <text:p/>
            <text:p>La potente base de ventosa se adhiere a casi cualquier superficie plana y hace que cada arnés de consolador sea compatible.</text:p>
            <text:p/>
            <text:p/>
            <text:p><text:s/>Diámetro del producto : 3,8 cm</text:p>
            <text:p><text:s/>Longitud insertable :16,5 cm</text:p>
            <text:p><text:s/>A prueba de agua :Sí</text:p>
            <text:p><text:s/>Materiales : Plastico</text:p>
            <text:p/>
            <text:p/>
          </table:table-cell>
          <table:table-cell office:value-type="float" office:value="43.99" table:style-name="ce1">
            <text:p>43,99</text:p>
          </table:table-cell>
          <table:table-cell office:value-type="float" office:value="17.190000000000001" table:style-name="ce1">
            <text:p>17,19</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00.jpg">http://media.grutinet.com/articulos/gr/gr_103800.jpg</text:a></text:p>
          </table:table-cell>
          <table:table-cell office:value-type="string" table:style-name="ce4">
            <text:p><text:a xlink:href="http://media.grutinet.com/articulos/bu/bu_103800.jpg">http://media.grutinet.com/articulos/bu/bu_103800.jpg</text:a></text:p>
          </table:table-cell>
          <table:table-cell office:value-type="string" table:style-name="ce4">
            <text:p><text:a xlink:href="http://media.grutinet.com/articulos/or/or_103800.jpg">http://media.grutinet.com/articulos/or/or_103800.jpg</text:a></text:p>
          </table:table-cell>
          <table:table-cell office:value-type="string" table:style-name="ce2">
            <text:p>19,0512</text:p>
          </table:table-cell>
          <table:table-cell office:value-type="string" table:style-name="ce4">
            <text:p><text:a xlink:href="http://media.grutinet.com/articulos/lg/lg_103800_0.jpg">http://media.grutinet.com/articulos/lg/lg_103800_0.jpg</text:a></text:p>
          </table:table-cell>
          <table:table-cell office:value-type="string" table:style-name="ce4">
            <text:p><text:a xlink:href="http://media.grutinet.com/articulos/lg/lg_103800_1.jpg">http://media.grutinet.com/articulos/lg/lg_103800_1.jpg</text:a></text:p>
          </table:table-cell>
          <table:table-cell table:style-name="ce1"/>
          <table:table-cell office:value-type="string" table:style-name="ce4">
            <text:p><text:a xlink:href="http://media.grutinet.com/articulos/lg/lg_103800_2.jpg">http://media.grutinet.com/articulos/lg/lg_103800_2.jpg</text:a></text:p>
          </table:table-cell>
          <table:table-cell office:value-type="string" table:style-name="ce4">
            <text:p><text:a xlink:href="http://media.grutinet.com/articulos/lg/lg_103800_3.jpg">http://media.grutinet.com/articulos/lg/lg_103800_3.jpg</text:a></text:p>
          </table:table-cell>
          <table:table-cell office:value-type="string" table:style-name="ce4">
            <text:p><text:a xlink:href="http://media.grutinet.com/articulos/lg/lg_103800_4.jpg">http://media.grutinet.com/articulos/lg/lg_103800_4.jpg</text:a></text:p>
          </table:table-cell>
          <table:table-cell table:number-columns-repeated="5" table:style-name="ce2"/>
          <table:table-cell table:number-columns-repeated="16354"/>
        </table:table-row>
        <table:table-row table:style-name="ro1">
          <table:table-cell office:value-type="float" office:value="103801" table:style-name="ce1">
            <text:p>103801</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KING COCK - DILDO REALISTA , TRANSPARENTE -19,7 CM<text:s/></text:p>
          </table:table-cell>
          <table:table-cell office:value-type="string" table:style-name="ce2">
            <text:p>PIPEDREAM</text:p>
          </table:table-cell>
          <table:table-cell office:value-type="string" table:style-name="ce3">
            <text:p>KING COCK CLEAR 8</text:p>
            <text:p/>
            <text:p>Claramente el mejor!</text:p>
            <text:p/>
            <text:p>Creada para aumentar su experiencia de placer, esta fórmula especialmente diseñada es prácticamente inodoro, no pegajosa y fácil de limpiar. King Cock Clear combina un consolador translúcido con un diseño realista de pene<text:s/></text:p>
            <text:p/>
            <text:p>¡La claridad luminosa y la forma realista cumplirán todas tus fantasías!</text:p>
            <text:p/>
            <text:p>Con su eje flexible, venas detalladas y cabeza definida, King Cock Clear atraerá sus sentidos visual y físicamente.</text:p>
            <text:p/>
            <text:p>La potente base de ventosa se adhiere a casi cualquier superficie plana y hace que cada arnés de consolador sea compatible.</text:p>
            <text:p/>
            <text:p/>
            <text:p><text:s/>Diámetro del producto: 4,3 cm</text:p>
            <text:p><text:s/>Longitud insertable :19,7 cm</text:p>
            <text:p><text:s/>A prueba de agua :Sí</text:p>
            <text:p><text:s/>Materiales : Plastico<text:s/></text:p>
            <text:p/>
            <text:p/>
          </table:table-cell>
          <table:table-cell office:value-type="float" office:value="39.99" table:style-name="ce1">
            <text:p>39,99</text:p>
          </table:table-cell>
          <table:table-cell office:value-type="float" office:value="15.62" table:style-name="ce1">
            <text:p>15,6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01.jpg">http://media.grutinet.com/articulos/gr/gr_103801.jpg</text:a></text:p>
          </table:table-cell>
          <table:table-cell office:value-type="string" table:style-name="ce4">
            <text:p><text:a xlink:href="http://media.grutinet.com/articulos/bu/bu_103801.jpg">http://media.grutinet.com/articulos/bu/bu_103801.jpg</text:a></text:p>
          </table:table-cell>
          <table:table-cell office:value-type="string" table:style-name="ce4">
            <text:p><text:a xlink:href="http://media.grutinet.com/articulos/or/or_103801.jpg">http://media.grutinet.com/articulos/or/or_103801.jpg</text:a></text:p>
          </table:table-cell>
          <table:table-cell office:value-type="string" table:style-name="ce2">
            <text:p>16,7268</text:p>
          </table:table-cell>
          <table:table-cell office:value-type="string" table:style-name="ce4">
            <text:p><text:a xlink:href="http://media.grutinet.com/articulos/lg/lg_103801_0.jpg">http://media.grutinet.com/articulos/lg/lg_103801_0.jpg</text:a></text:p>
          </table:table-cell>
          <table:table-cell office:value-type="string" table:style-name="ce4">
            <text:p><text:a xlink:href="http://media.grutinet.com/articulos/lg/lg_103801_1.jpg">http://media.grutinet.com/articulos/lg/lg_103801_1.jpg</text:a></text:p>
          </table:table-cell>
          <table:table-cell table:style-name="ce1"/>
          <table:table-cell office:value-type="string" table:style-name="ce4">
            <text:p><text:a xlink:href="http://media.grutinet.com/articulos/lg/lg_103801_2.jpg">http://media.grutinet.com/articulos/lg/lg_103801_2.jpg</text:a></text:p>
          </table:table-cell>
          <table:table-cell office:value-type="string" table:style-name="ce4">
            <text:p><text:a xlink:href="http://media.grutinet.com/articulos/lg/lg_103801_3.jpg">http://media.grutinet.com/articulos/lg/lg_103801_3.jpg</text:a></text:p>
          </table:table-cell>
          <table:table-cell table:number-columns-repeated="6" table:style-name="ce2"/>
          <table:table-cell table:number-columns-repeated="16354"/>
        </table:table-row>
        <table:table-row table:style-name="ro1">
          <table:table-cell office:value-type="float" office:value="103803" table:style-name="ce1">
            <text:p>103803</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SIR RICHARDS CONTROL - ESTIMULADOR ANAL , SILICONA<text:s/></text:p>
          </table:table-cell>
          <table:table-cell office:value-type="string" table:style-name="ce2">
            <text:p>PIPEDREAM</text:p>
          </table:table-cell>
          <table:table-cell office:value-type="string" table:style-name="ce3">
            <text:p>SIR RICHARD&amp;#39;S CONTROL - SILICONE RIM JOY</text:p>
            <text:p/>
            <text:p>El CONTROL Rim Joy fue diseñado para el máximo placer de rimming al rodear cómodamente la región anal ultrasensible con calor y vibración mientras ofrece una estimulación oral realista.</text:p>
            <text:p/>
            <text:p>La lengua lame, da vueltas y penetra ligeramente su ano con 2 velocidades de vibración y 5 modos únicos de patrones vibratorios para un rendimiento intenso de rimming.</text:p>
            <text:p/>
            <text:p>El borde de silicona flexible se puede quitar para una exploración más profunda de la lengua.</text:p>
            <text:p/>
            <text:p>Dimensiones Lengua:</text:p>
            <text:p/>
            <text:p/>
            <text:p><text:s/>Ancho: 2,3 cm.</text:p>
            <text:p><text:s/>Longitud: 3 cm</text:p>
            <text:p><text:s/>Diámetro del producto <text:s text:c="3"/>7,6 cm</text:p>
            <text:p><text:s/>Recargable <text:s text:c="3"/>Sí</text:p>
            <text:p><text:s/>Tiempo de recarga <text:s text:c="3"/>1 min</text:p>
            <text:p><text:s/>Vida de la recarga de las baterías <text:s text:c="3"/>1 min</text:p>
            <text:p><text:s/>A prueba de agua <text:s text:c="3"/>Sí</text:p>
            <text:p/>
            <text:p/>
          </table:table-cell>
          <table:table-cell office:value-type="float" office:value="133.94999999999999" table:style-name="ce1">
            <text:p>133,95</text:p>
          </table:table-cell>
          <table:table-cell office:value-type="float" office:value="41.02" table:style-name="ce1">
            <text:p>41,0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03.jpg">http://media.grutinet.com/articulos/gr/gr_103803.jpg</text:a></text:p>
          </table:table-cell>
          <table:table-cell office:value-type="string" table:style-name="ce4">
            <text:p><text:a xlink:href="http://media.grutinet.com/articulos/bu/bu_103803.jpg">http://media.grutinet.com/articulos/bu/bu_103803.jpg</text:a></text:p>
          </table:table-cell>
          <table:table-cell office:value-type="string" table:style-name="ce4">
            <text:p><text:a xlink:href="http://media.grutinet.com/articulos/or/or_103803.jpg">http://media.grutinet.com/articulos/or/or_103803.jpg</text:a></text:p>
          </table:table-cell>
          <table:table-cell office:value-type="string" table:style-name="ce2">
            <text:p>41,6808</text:p>
          </table:table-cell>
          <table:table-cell office:value-type="string" table:style-name="ce4">
            <text:p><text:a xlink:href="http://media.grutinet.com/articulos/lg/lg_103803_0.jpg">http://media.grutinet.com/articulos/lg/lg_103803_0.jpg</text:a></text:p>
          </table:table-cell>
          <table:table-cell office:value-type="string" table:style-name="ce4">
            <text:p><text:a xlink:href="http://media.grutinet.com/articulos/lg/lg_103803_1.jpg">http://media.grutinet.com/articulos/lg/lg_103803_1.jpg</text:a></text:p>
          </table:table-cell>
          <table:table-cell table:style-name="ce1"/>
          <table:table-cell office:value-type="string" table:style-name="ce4">
            <text:p><text:a xlink:href="http://media.grutinet.com/articulos/lg/lg_103803_2.jpg">http://media.grutinet.com/articulos/lg/lg_103803_2.jpg</text:a></text:p>
          </table:table-cell>
          <table:table-cell office:value-type="string" table:style-name="ce4">
            <text:p><text:a xlink:href="http://media.grutinet.com/articulos/lg/lg_103803_3.jpg">http://media.grutinet.com/articulos/lg/lg_103803_3.jpg</text:a></text:p>
          </table:table-cell>
          <table:table-cell office:value-type="string" table:style-name="ce4">
            <text:p><text:a xlink:href="http://media.grutinet.com/articulos/lg/lg_103803_4.jpg">http://media.grutinet.com/articulos/lg/lg_103803_4.jpg</text:a></text:p>
          </table:table-cell>
          <table:table-cell office:value-type="string" table:style-name="ce4">
            <text:p><text:a xlink:href="http://media.grutinet.com/articulos/lg/lg_103803_5.jpg">http://media.grutinet.com/articulos/lg/lg_103803_5.jpg</text:a></text:p>
          </table:table-cell>
          <table:table-cell office:value-type="string" table:style-name="ce4">
            <text:p><text:a xlink:href="http://media.grutinet.com/articulos/lg/lg_103803_6.jpg">http://media.grutinet.com/articulos/lg/lg_103803_6.jpg</text:a></text:p>
          </table:table-cell>
          <table:table-cell office:value-type="string" table:style-name="ce4">
            <text:p><text:a xlink:href="http://media.grutinet.com/articulos/lg/lg_103803_7.jpg">http://media.grutinet.com/articulos/lg/lg_103803_7.jpg</text:a></text:p>
          </table:table-cell>
          <table:table-cell table:number-columns-repeated="2" table:style-name="ce2"/>
          <table:table-cell table:number-columns-repeated="16354"/>
        </table:table-row>
        <table:table-row table:style-name="ro1">
          <table:table-cell office:value-type="float" office:value="103810" table:style-name="ce1">
            <text:p>103810</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VIBRADOR CARESS - ROSA</text:p>
          </table:table-cell>
          <table:table-cell office:value-type="string" table:style-name="ce2">
            <text:p>XR BRANDS</text:p>
          </table:table-cell>
          <table:table-cell office:value-type="string" table:style-name="ce3">
            <text:p>VIBRASSAGE CARESS - PINK</text:p>
            <text:p/>
            <text:p>Este reclamo de clítoris vibratorio utiliza tecnología de doble vibración y masaje para rodear su clítoris sensible u otras zonas erógenas, con un zumbido potente de un cosquilleo y una suave rotación de los otros dos.</text:p>
            <text:p/>
            <text:p>Vibrassage Caress es el accesorio sexual recargable y de lujo que su cuerpo merece, que se adapta fácilmente a su mano durante el juego en solitario o en pareja para apuntar a su clítoris por puro placer.</text:p>
            <text:p/>
            <text:p>¡Incluso es completamente sumergible para que pueda tomarlo en la bañera o la ducha!</text:p>
            <text:p/>
            <text:p>¡Combina las sensaciones orgásmicas de vibración y masaje giratorio a la vez!</text:p>
            <text:p/>
            <text:p>Hecho de silicona premium, este ambiente no es poroso y no contiene ftalato, pero no es compatible con lubricantes de silicona.</text:p>
            <text:p/>
            <text:p>Limpie después de usar con jabón suave o limpiador de juguetes.</text:p>
            <text:p/>
            <text:p>Espacio entre cosquillas en aproximadamente .</text:p>
            <text:p/>
            <text:p>Medida 1.02cm</text:p>
            <text:p/>
            <text:p/>
            <text:p><text:s/>Dimensiones embalaje :20 x 9,50 x 9,50 cm</text:p>
            <text:p><text:s/>Peso embalaje: 136 gram</text:p>
            <text:p><text:s/>Dimensiones del producto : 9,1 x 4,1 x 4,1 cm</text:p>
            <text:p><text:s/>Peso del producto :80 gram</text:p>
            <text:p><text:s/>Diámetro del producto :4,1 cm</text:p>
            <text:p><text:s/>Tipos de velocidad .1</text:p>
            <text:p><text:s/>Recargable : Sí</text:p>
            <text:p><text:s/>Tiempo de recarga .60 min</text:p>
            <text:p><text:s/>Vida de la recarga de las baterías .45 min</text:p>
            <text:p><text:s/>A prueba de agua : Sí</text:p>
            <text:p><text:s/>Libre de ftalato : Sí</text:p>
            <text:p><text:s/>Presupuesto : Space between ticklers in approximately .4 inches/1.02cm</text:p>
            <text:p><text:s/>Materiales: Silicone, ABS plastic</text:p>
            <text:p/>
            <text:p/>
          </table:table-cell>
          <table:table-cell office:value-type="float" office:value="131.94999999999999" table:style-name="ce1">
            <text:p>131,95</text:p>
          </table:table-cell>
          <table:table-cell office:value-type="float" office:value="41.17" table:style-name="ce1">
            <text:p>41,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10.jpg">http://media.grutinet.com/articulos/gr/gr_103810.jpg</text:a></text:p>
          </table:table-cell>
          <table:table-cell office:value-type="string" table:style-name="ce4">
            <text:p><text:a xlink:href="http://media.grutinet.com/articulos/bu/bu_103810.jpg">http://media.grutinet.com/articulos/bu/bu_103810.jpg</text:a></text:p>
          </table:table-cell>
          <table:table-cell office:value-type="string" table:style-name="ce4">
            <text:p><text:a xlink:href="http://media.grutinet.com/articulos/or/or_103810.jpg">http://media.grutinet.com/articulos/or/or_103810.jpg</text:a></text:p>
          </table:table-cell>
          <table:table-cell office:value-type="string" table:style-name="ce2">
            <text:p>34,55</text:p>
          </table:table-cell>
          <table:table-cell office:value-type="string" table:style-name="ce4">
            <text:p><text:a xlink:href="http://media.grutinet.com/articulos/lg/lg_103810_0.jpg">http://media.grutinet.com/articulos/lg/lg_103810_0.jpg</text:a></text:p>
          </table:table-cell>
          <table:table-cell office:value-type="string" table:style-name="ce4">
            <text:p><text:a xlink:href="http://media.grutinet.com/articulos/lg/lg_103810_1.jpg">http://media.grutinet.com/articulos/lg/lg_103810_1.jpg</text:a></text:p>
          </table:table-cell>
          <table:table-cell table:style-name="ce1"/>
          <table:table-cell office:value-type="string" table:style-name="ce4">
            <text:p><text:a xlink:href="http://media.grutinet.com/articulos/lg/lg_103810_2.jpg">http://media.grutinet.com/articulos/lg/lg_103810_2.jpg</text:a></text:p>
          </table:table-cell>
          <table:table-cell office:value-type="string" table:style-name="ce4">
            <text:p><text:a xlink:href="http://media.grutinet.com/articulos/lg/lg_103810_3.jpg">http://media.grutinet.com/articulos/lg/lg_103810_3.jpg</text:a></text:p>
          </table:table-cell>
          <table:table-cell table:number-columns-repeated="6" table:style-name="ce2"/>
          <table:table-cell table:number-columns-repeated="16354"/>
        </table:table-row>
        <table:table-row table:style-name="ro1">
          <table:table-cell office:value-type="float" office:value="103811" table:style-name="ce1">
            <text:p>103811</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FONDLE VIBRADOR - ROSA</text:p>
          </table:table-cell>
          <table:table-cell office:value-type="string" table:style-name="ce2">
            <text:p>XR BRANDS</text:p>
          </table:table-cell>
          <table:table-cell office:value-type="string" table:style-name="ce3">
            <text:p>VIBRASSAGE FONDLE - PINK</text:p>
            <text:p/>
            <text:p>Este vibrador de clítoris recargable le permite apuntar a su clítoris para vibraciones y masajes.</text:p>
            <text:p/>
            <text:p>¡Experimenta nuevas formas de tentar tus zonas erógenas más sensibles!</text:p>
            <text:p/>
            <text:p>Los tres cosquillas suaves y sensuales rodearán tu pequeño nudo, uno de ellos brindando una felicidad zumbante, los otros dos girando en una rotación sensual.</text:p>
            <text:p/>
            <text:p>Experimenta 6 velocidades de placer puntiagudo.</text:p>
            <text:p/>
            <text:p>Este instrumento único de éxtasis es totalmente sumergible para un uso relajante en la ducha o la bañera.</text:p>
            <text:p/>
            <text:p>Hecho de silicona premium, es mejor nunca usarlo con lubricantes de silicona.</text:p>
            <text:p/>
            <text:p>Este material no poroso y libre de ftalatos se puede limpiar después de usar con jabón suave y agua tibia o limpiador de juguetes.</text:p>
            <text:p/>
            <text:p>Medidas: 12,7 pulgadas de largo total, 3,81 pulgadas de ancho en el mango, 5,84 pulgadas de ancho en la cabeza, espacio entre cosquillas en aproximadamente 0.64 pulgadas de diámetro</text:p>
            <text:p/>
            <text:p/>
            <text:p><text:s/>Dimensiones embalaje: 20,40 x 9,70 x 9,70 cm</text:p>
            <text:p><text:s/>Peso embalaje :191 gram</text:p>
            <text:p><text:s/>Dimensiones del producto :12,7 x 5,8 x 5,8 cm</text:p>
            <text:p><text:s/>Peso del producto: 137 gram</text:p>
            <text:p><text:s/>Diámetro del producto : 5,8 cm</text:p>
            <text:p><text:s/>Tipos de velocidad :6</text:p>
            <text:p><text:s/>Recargable :Sí</text:p>
            <text:p><text:s/>Tiempo de recarga : 60 min</text:p>
            <text:p><text:s/>Vida de la recarga de las baterías :45 min</text:p>
            <text:p><text:s/>A prueba de agua :Sí</text:p>
            <text:p><text:s/>Libre de ftalato :Sí</text:p>
            <text:p><text:s/>Presupuesto :Measurements: 5 inches in total length, 1.5 inches in width at handle, 2.3 inches in width at head, space between ticklers in approximately .25 inches in diameter</text:p>
            <text:p><text:s/>Materiales : Silicone, ABS plastic</text:p>
            <text:p/>
            <text:p/>
          </table:table-cell>
          <table:table-cell office:value-type="float" office:value="151.94999999999999" table:style-name="ce1">
            <text:p>151,95</text:p>
          </table:table-cell>
          <table:table-cell office:value-type="float" office:value="47.31" table:style-name="ce1">
            <text:p>47,31</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11.jpg">http://media.grutinet.com/articulos/gr/gr_103811.jpg</text:a></text:p>
          </table:table-cell>
          <table:table-cell office:value-type="string" table:style-name="ce4">
            <text:p><text:a xlink:href="http://media.grutinet.com/articulos/bu/bu_103811.jpg">http://media.grutinet.com/articulos/bu/bu_103811.jpg</text:a></text:p>
          </table:table-cell>
          <table:table-cell office:value-type="string" table:style-name="ce4">
            <text:p><text:a xlink:href="http://media.grutinet.com/articulos/or/or_103811.jpg">http://media.grutinet.com/articulos/or/or_103811.jpg</text:a></text:p>
          </table:table-cell>
          <table:table-cell office:value-type="string" table:style-name="ce2">
            <text:p>39,7</text:p>
          </table:table-cell>
          <table:table-cell office:value-type="string" table:style-name="ce4">
            <text:p><text:a xlink:href="http://media.grutinet.com/articulos/lg/lg_103811_0.jpg">http://media.grutinet.com/articulos/lg/lg_103811_0.jpg</text:a></text:p>
          </table:table-cell>
          <table:table-cell office:value-type="string" table:style-name="ce4">
            <text:p><text:a xlink:href="http://media.grutinet.com/articulos/lg/lg_103811_1.jpg">http://media.grutinet.com/articulos/lg/lg_103811_1.jpg</text:a></text:p>
          </table:table-cell>
          <table:table-cell table:style-name="ce1"/>
          <table:table-cell office:value-type="string" table:style-name="ce4">
            <text:p><text:a xlink:href="http://media.grutinet.com/articulos/lg/lg_103811_2.jpg">http://media.grutinet.com/articulos/lg/lg_103811_2.jpg</text:a></text:p>
          </table:table-cell>
          <table:table-cell office:value-type="string" table:style-name="ce4">
            <text:p><text:a xlink:href="http://media.grutinet.com/articulos/lg/lg_103811_3.jpg">http://media.grutinet.com/articulos/lg/lg_103811_3.jpg</text:a></text:p>
          </table:table-cell>
          <table:table-cell table:number-columns-repeated="6" table:style-name="ce2"/>
          <table:table-cell table:number-columns-repeated="16354"/>
        </table:table-row>
        <table:table-row table:style-name="ro1">
          <table:table-cell office:value-type="float" office:value="103814" table:style-name="ce1">
            <text:p>103814</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BALA HIVE ASS TUNNEL ANAL</text:p>
          </table:table-cell>
          <table:table-cell office:value-type="string" table:style-name="ce2">
            <text:p>XR BRANDS</text:p>
          </table:table-cell>
          <table:table-cell office:value-type="string" table:style-name="ce3">
            <text:p>HIVE ASS TUNNEL 4</text:p>
            <text:p/>
            <text:p>Placer anal, este tapón trasero está disponible en 3 tamaños para que obtenga el ajuste perfecto.</text:p>
            <text:p/>
            <text:p>El diseño presenta crestas audaces que son curvas para mayor comodidad mientras masajean su agujero.</text:p>
            <text:p/>
            <text:p>Mientras tanto, el túnel en el núcleo le permite insertar un vibrador seguro para anal, un líquido de su elección, ¡y más! Incluso puedes echarle un vistazo a tu pareja.</text:p>
            <text:p/>
            <text:p>Curvado para dar en el clavo, este tapón es ideal para la próstata, pero también se sentirá delicioso en un cuerpo femenino.</text:p>
            <text:p/>
            <text:p>La base ergonómica le permite sentarse cómodamente entre sus mejillas durante horas de uso.</text:p>
            <text:p/>
            <text:p>Este enchufe único está hecho de silicona de calidad, lo que lo hace seguro para el cuerpo.</text:p>
            <text:p/>
            <text:p>El material no poroso y libre de ftalatos no es compatible con lubricantes de silicona, pero es fácil de desinfectar con jabón suave o limpiador de juguetes.</text:p>
            <text:p/>
            <text:p/>
            <text:p><text:s/>Dimensiones embalaje <text:s text:c="3"/>14,50 x 8,90 x 5,08 cm</text:p>
            <text:p><text:s/>Peso embalaje <text:s text:c="3"/>199 gram</text:p>
            <text:p><text:s/>Dimensiones del producto <text:s text:c="3"/>9,7 x 6,2 x 6,2 cm</text:p>
            <text:p><text:s/>Peso del producto <text:s text:c="3"/>195 gram</text:p>
            <text:p><text:s/>Diámetro del producto <text:s text:c="3"/>6,2 cm</text:p>
            <text:p><text:s/>Diámetro interno <text:s text:c="3"/>2,8 cm</text:p>
            <text:p><text:s/>Longitud insertable <text:s text:c="3"/>8,3 cm</text:p>
            <text:p><text:s/>Materiales <text:s text:c="3"/>Silicone</text:p>
            <text:p/>
            <text:p/>
          </table:table-cell>
          <table:table-cell office:value-type="float" office:value="42.95" table:style-name="ce1">
            <text:p>42,95</text:p>
          </table:table-cell>
          <table:table-cell office:value-type="float" office:value="13.33" table:style-name="ce1">
            <text:p>13,33</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14.jpg">http://media.grutinet.com/articulos/gr/gr_103814.jpg</text:a></text:p>
          </table:table-cell>
          <table:table-cell office:value-type="string" table:style-name="ce4">
            <text:p><text:a xlink:href="http://media.grutinet.com/articulos/bu/bu_103814.jpg">http://media.grutinet.com/articulos/bu/bu_103814.jpg</text:a></text:p>
          </table:table-cell>
          <table:table-cell office:value-type="string" table:style-name="ce4">
            <text:p><text:a xlink:href="http://media.grutinet.com/articulos/or/or_103814.jpg">http://media.grutinet.com/articulos/or/or_103814.jpg</text:a></text:p>
          </table:table-cell>
          <table:table-cell office:value-type="string" table:style-name="ce2">
            <text:p>14,1814</text:p>
          </table:table-cell>
          <table:table-cell office:value-type="string" table:style-name="ce4">
            <text:p><text:a xlink:href="http://media.grutinet.com/articulos/lg/lg_103814_0.jpg">http://media.grutinet.com/articulos/lg/lg_103814_0.jpg</text:a></text:p>
          </table:table-cell>
          <table:table-cell office:value-type="string" table:style-name="ce4">
            <text:p><text:a xlink:href="http://media.grutinet.com/articulos/lg/lg_103814_1.jpg">http://media.grutinet.com/articulos/lg/lg_103814_1.jpg</text:a></text:p>
          </table:table-cell>
          <table:table-cell table:style-name="ce1"/>
          <table:table-cell office:value-type="string" table:style-name="ce4">
            <text:p><text:a xlink:href="http://media.grutinet.com/articulos/lg/lg_103814_2.jpg">http://media.grutinet.com/articulos/lg/lg_103814_2.jpg</text:a></text:p>
          </table:table-cell>
          <table:table-cell office:value-type="string" table:style-name="ce4">
            <text:p><text:a xlink:href="http://media.grutinet.com/articulos/lg/lg_103814_3.jpg">http://media.grutinet.com/articulos/lg/lg_103814_3.jpg</text:a></text:p>
          </table:table-cell>
          <table:table-cell table:number-columns-repeated="6" table:style-name="ce2"/>
          <table:table-cell table:number-columns-repeated="16354"/>
        </table:table-row>
        <table:table-row table:style-name="ro1">
          <table:table-cell office:value-type="float" office:value="103816" table:style-name="ce1">
            <text:p>103816</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MASTER SERIES - PINZAS CON IMAN - NEGRO</text:p>
          </table:table-cell>
          <table:table-cell office:value-type="string" table:style-name="ce2">
            <text:p>XR BRANDS</text:p>
          </table:table-cell>
          <table:table-cell office:value-type="string" table:style-name="ce3">
            <text:p>POWER PINS MAGNETIC NIPPLE CLAMP SET - BLACK</text:p>
            <text:p/>
            <text:p>¡Atrapa sus partes traviesas en tu punto de mira!</text:p>
            <text:p/>
            <text:p>Experimente el placer penetrante de estas abrazaderas magnéticas.</text:p>
            <text:p/>
            <text:p>El acabado metálico de la pistola y su forma distintiva crean una apariencia atractiva que parece un piercing real,</text:p>
            <text:p/>
            <text:p>¡pero se siente como un pellizco!</text:p>
            <text:p/>
            <text:p>Se incluyen dos juegos de imanes para usar en ambos pezones, en los labios y más.</text:p>
            <text:p/>
            <text:p>Úselos durante los juegos previos o incluso durante las relaciones sexuales.</text:p>
            <text:p/>
            <text:p>La presión aumentará la atmósfera de tus sesiones más sexys.</text:p>
            <text:p/>
            <text:p>Hecho de aluminio sin níquel para una estética elegante y seductora.</text:p>
            <text:p/>
            <text:p><text:s/></text:p>
            <text:p/>
          </table:table-cell>
          <table:table-cell office:value-type="float" office:value="59.95" table:style-name="ce1">
            <text:p>59,95</text:p>
          </table:table-cell>
          <table:table-cell office:value-type="float" office:value="18.66" table:style-name="ce1">
            <text:p>18,6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16.jpg">http://media.grutinet.com/articulos/gr/gr_103816.jpg</text:a></text:p>
          </table:table-cell>
          <table:table-cell office:value-type="string" table:style-name="ce4">
            <text:p><text:a xlink:href="http://media.grutinet.com/articulos/bu/bu_103816.jpg">http://media.grutinet.com/articulos/bu/bu_103816.jpg</text:a></text:p>
          </table:table-cell>
          <table:table-cell office:value-type="string" table:style-name="ce4">
            <text:p><text:a xlink:href="http://media.grutinet.com/articulos/or/or_103816.jpg">http://media.grutinet.com/articulos/or/or_103816.jpg</text:a></text:p>
          </table:table-cell>
          <table:table-cell office:value-type="string" table:style-name="ce2">
            <text:p>19,782</text:p>
          </table:table-cell>
          <table:table-cell office:value-type="string" table:style-name="ce4">
            <text:p><text:a xlink:href="http://media.grutinet.com/articulos/lg/lg_103816_0.jpg">http://media.grutinet.com/articulos/lg/lg_103816_0.jpg</text:a></text:p>
          </table:table-cell>
          <table:table-cell office:value-type="string" table:style-name="ce4">
            <text:p><text:a xlink:href="http://media.grutinet.com/articulos/lg/lg_103816_1.jpg">http://media.grutinet.com/articulos/lg/lg_103816_1.jpg</text:a></text:p>
          </table:table-cell>
          <table:table-cell table:style-name="ce1"/>
          <table:table-cell table:number-columns-repeated="8" table:style-name="ce2"/>
          <table:table-cell table:number-columns-repeated="16354"/>
        </table:table-row>
        <table:table-row table:style-name="ro1">
          <table:table-cell office:value-type="float" office:value="103818" table:style-name="ce1">
            <text:p>103818</text:p>
          </table:table-cell>
          <table:table-cell office:value-type="string" table:style-name="ce2">
            <text:p>JUGUETES XXX</text:p>
          </table:table-cell>
          <table:table-cell office:value-type="string" table:style-name="ce2">
            <text:p>Juguetes XXX</text:p>
          </table:table-cell>
          <table:table-cell office:value-type="string" table:style-name="ce2">
            <text:p>ACCESORIOS PENE</text:p>
          </table:table-cell>
          <table:table-cell office:value-type="string" table:style-name="ce2">
            <text:p>Accesorios Pene</text:p>
          </table:table-cell>
          <table:table-cell office:value-type="string" table:style-name="ce2">
            <text:p>JUEGOS DE ANILLOS SILICONA - BLANCO<text:s/></text:p>
          </table:table-cell>
          <table:table-cell office:value-type="string" table:style-name="ce2">
            <text:p>XR BRANDS</text:p>
          </table:table-cell>
          <table:table-cell office:value-type="string" table:style-name="ce3">
            <text:p>STRETCH MASTER 2 PC SILICONE ANAL GROMMET SET - WHITE</text:p>
            <text:p/>
            <text:p>¡Estas arandelas para el culo lo mantendrán abierto de par en par, dejando el interior expuesto para penetración, juego líquido o simplemente un vistazo inocente dentro!</text:p>
            <text:p/>
            <text:p>Se incluyen dos para que pueda comenzar con la arandela más pequeña y avanzar hasta la más grande.</text:p>
            <text:p/>
            <text:p>El material firme pero flexible mantiene abierta la abertura del agujero para una agradable sensación de estiramiento.</text:p>
            <text:p/>
            <text:p>Este conjunto de entrenamiento único es ideal para entusiastas anales avanzados.</text:p>
            <text:p/>
            <text:p>Fabricados en silicona premium, no son porosos y no contienen ftalatos.</text:p>
            <text:p/>
            <text:p>Limpie después de usar con jabón suave o limpiador de juguetes y evite usar con lubricantes de silicona.</text:p>
            <text:p/>
            <text:p><text:s/></text:p>
            <text:p/>
          </table:table-cell>
          <table:table-cell office:value-type="float" office:value="54.95" table:style-name="ce1">
            <text:p>54,95</text:p>
          </table:table-cell>
          <table:table-cell office:value-type="float" office:value="17.170000000000002" table:style-name="ce1">
            <text:p>17,1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18.jpg">http://media.grutinet.com/articulos/gr/gr_103818.jpg</text:a></text:p>
          </table:table-cell>
          <table:table-cell office:value-type="string" table:style-name="ce4">
            <text:p><text:a xlink:href="http://media.grutinet.com/articulos/bu/bu_103818.jpg">http://media.grutinet.com/articulos/bu/bu_103818.jpg</text:a></text:p>
          </table:table-cell>
          <table:table-cell office:value-type="string" table:style-name="ce4">
            <text:p><text:a xlink:href="http://media.grutinet.com/articulos/or/or_103818.jpg">http://media.grutinet.com/articulos/or/or_103818.jpg</text:a></text:p>
          </table:table-cell>
          <table:table-cell office:value-type="string" table:style-name="ce2">
            <text:p>17,5032</text:p>
          </table:table-cell>
          <table:table-cell office:value-type="string" table:style-name="ce4">
            <text:p><text:a xlink:href="http://media.grutinet.com/articulos/lg/lg_103818_0.jpg">http://media.grutinet.com/articulos/lg/lg_103818_0.jpg</text:a></text:p>
          </table:table-cell>
          <table:table-cell office:value-type="string" table:style-name="ce4">
            <text:p><text:a xlink:href="http://media.grutinet.com/articulos/lg/lg_103818_1.jpg">http://media.grutinet.com/articulos/lg/lg_103818_1.jpg</text:a></text:p>
          </table:table-cell>
          <table:table-cell table:style-name="ce1"/>
          <table:table-cell office:value-type="string" table:style-name="ce4">
            <text:p><text:a xlink:href="http://media.grutinet.com/articulos/lg/lg_103818_2.jpg">http://media.grutinet.com/articulos/lg/lg_103818_2.jpg</text:a></text:p>
          </table:table-cell>
          <table:table-cell office:value-type="string" table:style-name="ce4">
            <text:p><text:a xlink:href="http://media.grutinet.com/articulos/lg/lg_103818_3.jpg">http://media.grutinet.com/articulos/lg/lg_103818_3.jpg</text:a></text:p>
          </table:table-cell>
          <table:table-cell table:number-columns-repeated="6" table:style-name="ce2"/>
          <table:table-cell table:number-columns-repeated="16354"/>
        </table:table-row>
        <table:table-row table:style-name="ro1">
          <table:table-cell office:value-type="float" office:value="103820" table:style-name="ce1">
            <text:p>103820</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THUNDER BULLET -VIBRADOR DE BALA-PLATA</text:p>
          </table:table-cell>
          <table:table-cell office:value-type="string" table:style-name="ce2">
            <text:p>XR BRANDS</text:p>
          </table:table-cell>
          <table:table-cell office:value-type="string" table:style-name="ce3">
            <text:p>THUNDER BULLET - RECHARGEABLE XL ULTRA POWERED BULLET - SILVER</text:p>
            <text:p/>
            <text:p>¡El clásico vibrador de bala acaba de recibir un nuevo cambio de imagen!</text:p>
            <text:p/>
            <text:p>Esta herramienta de placer extra grande es recargable y presenta 3 velocidades de vibración interna que se pueden disfrutar externa e internamente.</text:p>
            <text:p/>
            <text:p>Disfruta de la sensación elegante mientras la suavidad de las vibraciones se desliza contra tus partes más sensibles, zumbando salvajemente para llevarte al clímax.</text:p>
            <text:p/>
            <text:p>¡La recarga Thunder Bullet es incluso resistente al agua para que pueda tomarla en el baño, la ducha, la piscina o la bañera de hidromasaje!</text:p>
            <text:p/>
            <text:p>Úselo durante el tiempo a solas, o cuando se está volviendo travieso con una pareja.</text:p>
            <text:p/>
            <text:p>Este material no es poroso para no albergar bacterias.</text:p>
            <text:p/>
            <text:p>Úselo con cualquier lubricante de su elección como limpio después de usarlo con un limpiador de juguetes o jabón suave.</text:p>
            <text:p/>
            <text:p/>
            <text:p><text:s/>Dimensiones embalaje: 26,39 x 9,17 x 6,78 cm</text:p>
            <text:p><text:s/>Peso embalaje: 267 gram</text:p>
            <text:p><text:s/>Dimensiones del producto : 21,6 x 3,5 x 3,5 cm</text:p>
            <text:p><text:s/>Peso del producto :179 gram</text:p>
            <text:p><text:s/>Diámetro del producto : 3,5 cm</text:p>
            <text:p><text:s/>Tipos de velocidad : 3</text:p>
            <text:p><text:s/>Recargable : Sí</text:p>
            <text:p><text:s/>Tiempo de recarga :120 min</text:p>
            <text:p><text:s/>Vida de la recarga de las baterías :50 min</text:p>
            <text:p><text:s/>A prueba de agua :Sí</text:p>
            <text:p><text:s/>Materiales . ABS plastic</text:p>
            <text:p/>
            <text:p/>
          </table:table-cell>
          <table:table-cell office:value-type="float" office:value="69.95" table:style-name="ce1">
            <text:p>69,95</text:p>
          </table:table-cell>
          <table:table-cell office:value-type="float" office:value="21.76" table:style-name="ce1">
            <text:p>21,7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20.jpg">http://media.grutinet.com/articulos/gr/gr_103820.jpg</text:a></text:p>
          </table:table-cell>
          <table:table-cell office:value-type="string" table:style-name="ce4">
            <text:p><text:a xlink:href="http://media.grutinet.com/articulos/bu/bu_103820.jpg">http://media.grutinet.com/articulos/bu/bu_103820.jpg</text:a></text:p>
          </table:table-cell>
          <table:table-cell office:value-type="string" table:style-name="ce4">
            <text:p><text:a xlink:href="http://media.grutinet.com/articulos/or/or_103820.jpg">http://media.grutinet.com/articulos/or/or_103820.jpg</text:a></text:p>
          </table:table-cell>
          <table:table-cell office:value-type="string" table:style-name="ce2">
            <text:p>23,058</text:p>
          </table:table-cell>
          <table:table-cell office:value-type="string" table:style-name="ce4">
            <text:p><text:a xlink:href="http://media.grutinet.com/articulos/lg/lg_103820_0.jpg">http://media.grutinet.com/articulos/lg/lg_103820_0.jpg</text:a></text:p>
          </table:table-cell>
          <table:table-cell office:value-type="string" table:style-name="ce4">
            <text:p><text:a xlink:href="http://media.grutinet.com/articulos/lg/lg_103820_1.jpg">http://media.grutinet.com/articulos/lg/lg_103820_1.jpg</text:a></text:p>
          </table:table-cell>
          <table:table-cell table:style-name="ce1"/>
          <table:table-cell table:number-columns-repeated="8" table:style-name="ce2"/>
          <table:table-cell table:number-columns-repeated="16354"/>
        </table:table-row>
        <table:table-row table:style-name="ro1">
          <table:table-cell office:value-type="float" office:value="103824" table:style-name="ce1">
            <text:p>103824</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REAL 10X PLUG SILICONA - NEGRO</text:p>
          </table:table-cell>
          <table:table-cell office:value-type="string" table:style-name="ce2">
            <text:p>XR BRANDS</text:p>
          </table:table-cell>
          <table:table-cell office:value-type="string" table:style-name="ce3">
            <text:p>REAL 10X REALISTIC PLUG - BLACK</text:p>
            <text:p/>
            <text:p>Venoso y realista, pene de tamaño medio. Sujete la empuñadura texturizada y sumerja este consolador suave como la seda en su puerta trasera para experimentar 10 potentes configuraciones de vibración.</text:p>
            <text:p/>
            <text:p>Con solo presionar un botón en la base del mango, recorra 3 intensidades y 7 patrones de pulsación que lo dejarán boquiabierto mientras le sacuden el culo.</text:p>
            <text:p/>
            <text:p>Esta herramienta recargable también es resistente al agua, por lo que es perfecta para sesiones de ducha con vapor o fiestas privadas en la piscina.</text:p>
            <text:p/>
            <text:p>Hecho de silicona premium, este propulsor vibratorio no es poroso, no contiene ftalatos y es fácil de desinfectar con jabón suave y agua tibia.</text:p>
            <text:p/>
            <text:p>Evitar el uso con lubricantes de silicona.</text:p>
            <text:p/>
            <text:p/>
            <text:p><text:s/>Dimensiones embalaje :26,70 x 10 x 10 cm</text:p>
            <text:p><text:s/>Peso embalaje: 259 gram</text:p>
            <text:p><text:s/>Dimensiones del producto .20 x 3 x 3 cm</text:p>
            <text:p><text:s/>Diámetro del producto :3,0 cm</text:p>
            <text:p><text:s/>Longitud insertable: 13,0 cm</text:p>
            <text:p><text:s/>Tipos de velocidad :10</text:p>
            <text:p><text:s/>Recargable :Sí</text:p>
            <text:p><text:s/>A prueba de agua :Sí</text:p>
            <text:p><text:s/>Libre de ftalato. Sí</text:p>
            <text:p><text:s/>Materiales :Silicone, ABS plastic</text:p>
            <text:p/>
            <text:p/>
          </table:table-cell>
          <table:table-cell office:value-type="float" office:value="149.94999999999999" table:style-name="ce1">
            <text:p>149,95</text:p>
          </table:table-cell>
          <table:table-cell office:value-type="float" office:value="46.5" table:style-name="ce1">
            <text:p>46,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24.jpg">http://media.grutinet.com/articulos/gr/gr_103824.jpg</text:a></text:p>
          </table:table-cell>
          <table:table-cell office:value-type="string" table:style-name="ce4">
            <text:p><text:a xlink:href="http://media.grutinet.com/articulos/bu/bu_103824.jpg">http://media.grutinet.com/articulos/bu/bu_103824.jpg</text:a></text:p>
          </table:table-cell>
          <table:table-cell office:value-type="string" table:style-name="ce4">
            <text:p><text:a xlink:href="http://media.grutinet.com/articulos/or/or_103824.jpg">http://media.grutinet.com/articulos/or/or_103824.jpg</text:a></text:p>
          </table:table-cell>
          <table:table-cell office:value-type="string" table:style-name="ce2">
            <text:p>39</text:p>
          </table:table-cell>
          <table:table-cell office:value-type="string" table:style-name="ce4">
            <text:p><text:a xlink:href="http://media.grutinet.com/articulos/lg/lg_103824_0.jpg">http://media.grutinet.com/articulos/lg/lg_103824_0.jpg</text:a></text:p>
          </table:table-cell>
          <table:table-cell office:value-type="string" table:style-name="ce4">
            <text:p><text:a xlink:href="http://media.grutinet.com/articulos/lg/lg_103824_1.jpg">http://media.grutinet.com/articulos/lg/lg_103824_1.jpg</text:a></text:p>
          </table:table-cell>
          <table:table-cell table:style-name="ce1"/>
          <table:table-cell office:value-type="string" table:style-name="ce4">
            <text:p><text:a xlink:href="http://media.grutinet.com/articulos/lg/lg_103824_2.jpg">http://media.grutinet.com/articulos/lg/lg_103824_2.jpg</text:a></text:p>
          </table:table-cell>
          <table:table-cell office:value-type="string" table:style-name="ce4">
            <text:p><text:a xlink:href="http://media.grutinet.com/articulos/lg/lg_103824_3.jpg">http://media.grutinet.com/articulos/lg/lg_103824_3.jpg</text:a></text:p>
          </table:table-cell>
          <table:table-cell table:number-columns-repeated="6" table:style-name="ce2"/>
          <table:table-cell table:number-columns-repeated="16354"/>
        </table:table-row>
        <table:table-row table:style-name="ro1">
          <table:table-cell office:value-type="float" office:value="103826" table:style-name="ce1">
            <text:p>103826</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JIZZ SHOOTER DILDO DE SILICONA - NEGRO</text:p>
          </table:table-cell>
          <table:table-cell office:value-type="string" table:style-name="ce2">
            <text:p>XR BRANDS</text:p>
          </table:table-cell>
          <table:table-cell office:value-type="string" table:style-name="ce3">
            <text:p>JIZZ SHOOTER SILICONE DILDO LUBE LAUNCHER - BLACK</text:p>
            <text:p/>
            <text:p>¡Este mini pene <text:s/>se deslizará suavemente en tu agujero y te llenará con tu líquido favorito!</text:p>
            <text:p/>
            <text:p>La forma del pene de silicona es rica en texturas con detalles realistas.</text:p>
            <text:p/>
            <text:p>Diseñados para la facilidad de uso con una sola mano, los prácticos bucles para los dedos le permiten llenar el aplicador con cualquier lubricante o líquido que desee e inyectar con un simple empuje.</text:p>
            <text:p/>
            <text:p>¡El tamaño XL tiene más del doble de la mayoría de los lanzadores, por lo que puede hacer el trabajo con menos pasos!</text:p>
            <text:p/>
            <text:p>Hecho de silicona premium, este aplicador de lubricante es compatible solo con lubricantes a base de agua y aceite, y es perfecto para usar con Jizz Lube.</text:p>
            <text:p/>
            <text:p>Este material no poroso y libre de ftalatos se limpia fácilmente con jabón suave o limpiador de juguetes.</text:p>
            <text:p/>
            <text:p/>
            <text:p><text:s/>Dimensiones embalaje :22,90 x 7,20 x 7,20 cm</text:p>
            <text:p><text:s/>Peso embalaje: 68 gram</text:p>
            <text:p><text:s/>Dimensiones del producto :19,7 cm</text:p>
            <text:p><text:s/>Diámetro del producto :2,2 cm</text:p>
            <text:p><text:s/>Longitud insertable: 12,7 cm</text:p>
            <text:p><text:s/>Materiales: ABS, silicone</text:p>
            <text:p><text:s text:c="2"/></text:p>
            <text:p/>
            <text:p/>
          </table:table-cell>
          <table:table-cell office:value-type="float" office:value="41.95" table:style-name="ce1">
            <text:p>41,95</text:p>
          </table:table-cell>
          <table:table-cell office:value-type="float" office:value="13.21" table:style-name="ce1">
            <text:p>13,21</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26.jpg">http://media.grutinet.com/articulos/gr/gr_103826.jpg</text:a></text:p>
          </table:table-cell>
          <table:table-cell office:value-type="string" table:style-name="ce4">
            <text:p><text:a xlink:href="http://media.grutinet.com/articulos/bu/bu_103826.jpg">http://media.grutinet.com/articulos/bu/bu_103826.jpg</text:a></text:p>
          </table:table-cell>
          <table:table-cell office:value-type="string" table:style-name="ce4">
            <text:p><text:a xlink:href="http://media.grutinet.com/articulos/or/or_103826.jpg">http://media.grutinet.com/articulos/or/or_103826.jpg</text:a></text:p>
          </table:table-cell>
          <table:table-cell office:value-type="string" table:style-name="ce2">
            <text:p>13,4907</text:p>
          </table:table-cell>
          <table:table-cell office:value-type="string" table:style-name="ce4">
            <text:p><text:a xlink:href="http://media.grutinet.com/articulos/lg/lg_103826_0.jpg">http://media.grutinet.com/articulos/lg/lg_103826_0.jpg</text:a></text:p>
          </table:table-cell>
          <table:table-cell office:value-type="string" table:style-name="ce4">
            <text:p><text:a xlink:href="http://media.grutinet.com/articulos/lg/lg_103826_1.jpg">http://media.grutinet.com/articulos/lg/lg_103826_1.jpg</text:a></text:p>
          </table:table-cell>
          <table:table-cell table:style-name="ce1"/>
          <table:table-cell office:value-type="string" table:style-name="ce4">
            <text:p><text:a xlink:href="http://media.grutinet.com/articulos/lg/lg_103826_2.jpg">http://media.grutinet.com/articulos/lg/lg_103826_2.jpg</text:a></text:p>
          </table:table-cell>
          <table:table-cell office:value-type="string" table:style-name="ce4">
            <text:p><text:a xlink:href="http://media.grutinet.com/articulos/lg/lg_103826_3.jpg">http://media.grutinet.com/articulos/lg/lg_103826_3.jpg</text:a></text:p>
          </table:table-cell>
          <table:table-cell table:number-columns-repeated="6" table:style-name="ce2"/>
          <table:table-cell table:number-columns-repeated="16354"/>
        </table:table-row>
        <table:table-row table:style-name="ro1">
          <table:table-cell office:value-type="float" office:value="103828" table:style-name="ce1">
            <text:p>103828</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LUCKY CLOVER GEM -PLUG ANAL MEDIO, TREBOL PLATA</text:p>
          </table:table-cell>
          <table:table-cell office:value-type="string" table:style-name="ce2">
            <text:p>XR BRANDS</text:p>
          </table:table-cell>
          <table:table-cell office:value-type="string" table:style-name="ce3">
            <text:p>LUCKY CLOVER GEM - MEDIUM - SILVER</text:p>
            <text:p/>
            <text:p>¡Haz que ese botín tenga suerte con este tapón anal de metal mediano con un diseño de joya de trébol en la base!</text:p>
            <text:p/>
            <text:p>Coloca este amuleto de la suerte en tu olla de oro para apreciar el peso cómodo dentro de tu cuerpo, gracias al material de aleación de aluminio sin níquel.</text:p>
            <text:p/>
            <text:p>Ideal para jugar con la temperatura, puede calentarlo o enfriarlo en agua antes de la inserción.</text:p>
            <text:p/>
            <text:p>La atractiva forma de la base sorprenderá a tu pareja cuando te inclines.</text:p>
            <text:p/>
            <text:p>¡Sacude ese trébol!</text:p>
            <text:p/>
            <text:p>Úselo con cualquier lubricante de su elección y límpielo después de usarlo con jabón suave o limpiador de juguetes.</text:p>
            <text:p/>
            <text:p/>
            <text:p><text:s/>Dimensiones del producto : 9,7 x 4 x 4 cm</text:p>
            <text:p><text:s/>Diámetro del producto : 4 cm</text:p>
            <text:p><text:s/>Longitud insertable :8,6 cm</text:p>
            <text:p><text:s/>Materiales : Aluminio - plastico</text:p>
            <text:p/>
            <text:p/>
          </table:table-cell>
          <table:table-cell office:value-type="float" office:value="25.95" table:style-name="ce1">
            <text:p>25,95</text:p>
          </table:table-cell>
          <table:table-cell office:value-type="float" office:value="8.18" table:style-name="ce1">
            <text:p>8,18</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28.jpg">http://media.grutinet.com/articulos/gr/gr_103828.jpg</text:a></text:p>
          </table:table-cell>
          <table:table-cell office:value-type="string" table:style-name="ce4">
            <text:p><text:a xlink:href="http://media.grutinet.com/articulos/bu/bu_103828.jpg">http://media.grutinet.com/articulos/bu/bu_103828.jpg</text:a></text:p>
          </table:table-cell>
          <table:table-cell office:value-type="string" table:style-name="ce4">
            <text:p><text:a xlink:href="http://media.grutinet.com/articulos/or/or_103828.jpg">http://media.grutinet.com/articulos/or/or_103828.jpg</text:a></text:p>
          </table:table-cell>
          <table:table-cell office:value-type="string" table:style-name="ce2">
            <text:p>8,7628</text:p>
          </table:table-cell>
          <table:table-cell office:value-type="string" table:style-name="ce4">
            <text:p><text:a xlink:href="http://media.grutinet.com/articulos/lg/lg_103828_0.jpg">http://media.grutinet.com/articulos/lg/lg_103828_0.jpg</text:a></text:p>
          </table:table-cell>
          <table:table-cell office:value-type="string" table:style-name="ce4">
            <text:p><text:a xlink:href="http://media.grutinet.com/articulos/lg/lg_103828_1.jpg">http://media.grutinet.com/articulos/lg/lg_103828_1.jpg</text:a></text:p>
          </table:table-cell>
          <table:table-cell table:style-name="ce1"/>
          <table:table-cell office:value-type="string" table:style-name="ce4">
            <text:p><text:a xlink:href="http://media.grutinet.com/articulos/lg/lg_103828_2.jpg">http://media.grutinet.com/articulos/lg/lg_103828_2.jpg</text:a></text:p>
          </table:table-cell>
          <table:table-cell office:value-type="string" table:style-name="ce4">
            <text:p><text:a xlink:href="http://media.grutinet.com/articulos/lg/lg_103828_3.jpg">http://media.grutinet.com/articulos/lg/lg_103828_3.jpg</text:a></text:p>
          </table:table-cell>
          <table:table-cell table:number-columns-repeated="6" table:style-name="ce2"/>
          <table:table-cell table:number-columns-repeated="16354"/>
        </table:table-row>
        <table:table-row table:style-name="ro1">
          <table:table-cell office:value-type="float" office:value="103829" table:style-name="ce1">
            <text:p>103829</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LUCKY CLOVER GEM -PLUG ANAL GRANDE, TREBOL PLATA</text:p>
          </table:table-cell>
          <table:table-cell office:value-type="string" table:style-name="ce2">
            <text:p>XR BRANDS</text:p>
          </table:table-cell>
          <table:table-cell office:value-type="string" table:style-name="ce3">
            <text:p>LUCKY CLOVER GEM - SMALL - SILVER</text:p>
            <text:p/>
            <text:p>¡Haz que ese botín tenga suerte con este tapón anal de metal mediano con un diseño de joya de trébol en la base!</text:p>
            <text:p/>
            <text:p>Coloca este amuleto de la suerte en tu olla de oro para apreciar el peso cómodo dentro de tu cuerpo, gracias al material de aleación de aluminio sin níquel.</text:p>
            <text:p/>
            <text:p>Ideal para jugar con la temperatura, puede calentarlo o enfriarlo en agua antes de la inserción.</text:p>
            <text:p/>
            <text:p>La atractiva forma de la base sorprenderá a tu pareja cuando te inclines.</text:p>
            <text:p/>
            <text:p>¡Sacude ese trébol!</text:p>
            <text:p/>
            <text:p>Úselo con cualquier lubricante de su elección y límpielo después de usarlo con jabón suave o limpiador de juguetes.</text:p>
            <text:p/>
            <text:p/>
            <text:p><text:s/>Dimensiones del producto : 6,6 x 2,5 x 2,5 cm</text:p>
            <text:p><text:s/>Diámetro del producto : 2,5 cm</text:p>
            <text:p><text:s/>Longitud insertable : 6,1 cm</text:p>
            <text:p><text:s/>Materiales : Aluminio - plastico</text:p>
            <text:p/>
            <text:p/>
          </table:table-cell>
          <table:table-cell office:value-type="float" office:value="22.95" table:style-name="ce1">
            <text:p>22,95</text:p>
          </table:table-cell>
          <table:table-cell office:value-type="float" office:value="7.19" table:style-name="ce1">
            <text:p>7,19</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29.jpg">http://media.grutinet.com/articulos/gr/gr_103829.jpg</text:a></text:p>
          </table:table-cell>
          <table:table-cell office:value-type="string" table:style-name="ce4">
            <text:p><text:a xlink:href="http://media.grutinet.com/articulos/bu/bu_103829.jpg">http://media.grutinet.com/articulos/bu/bu_103829.jpg</text:a></text:p>
          </table:table-cell>
          <table:table-cell office:value-type="string" table:style-name="ce4">
            <text:p><text:a xlink:href="http://media.grutinet.com/articulos/or/or_103829.jpg">http://media.grutinet.com/articulos/or/or_103829.jpg</text:a></text:p>
          </table:table-cell>
          <table:table-cell office:value-type="string" table:style-name="ce2">
            <text:p>7,6882</text:p>
          </table:table-cell>
          <table:table-cell office:value-type="string" table:style-name="ce4">
            <text:p><text:a xlink:href="http://media.grutinet.com/articulos/lg/lg_103829_0.jpg">http://media.grutinet.com/articulos/lg/lg_103829_0.jpg</text:a></text:p>
          </table:table-cell>
          <table:table-cell office:value-type="string" table:style-name="ce4">
            <text:p><text:a xlink:href="http://media.grutinet.com/articulos/lg/lg_103829_1.jpg">http://media.grutinet.com/articulos/lg/lg_103829_1.jpg</text:a></text:p>
          </table:table-cell>
          <table:table-cell table:style-name="ce1"/>
          <table:table-cell office:value-type="string" table:style-name="ce4">
            <text:p><text:a xlink:href="http://media.grutinet.com/articulos/lg/lg_103829_2.jpg">http://media.grutinet.com/articulos/lg/lg_103829_2.jpg</text:a></text:p>
          </table:table-cell>
          <table:table-cell office:value-type="string" table:style-name="ce4">
            <text:p><text:a xlink:href="http://media.grutinet.com/articulos/lg/lg_103829_3.jpg">http://media.grutinet.com/articulos/lg/lg_103829_3.jpg</text:a></text:p>
          </table:table-cell>
          <table:table-cell table:number-columns-repeated="6" table:style-name="ce2"/>
          <table:table-cell table:number-columns-repeated="16354"/>
        </table:table-row>
        <table:table-row table:style-name="ro1">
          <table:table-cell office:value-type="float" office:value="103833" table:style-name="ce1">
            <text:p>103833</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NAUGHTY KITTY MASCARA GATO - NEGRO<text:s/></text:p>
          </table:table-cell>
          <table:table-cell office:value-type="string" table:style-name="ce2">
            <text:p>XR BRANDS</text:p>
          </table:table-cell>
          <table:table-cell office:value-type="string" table:style-name="ce3">
            <text:p>NAUGHTY KITTY CAT MASK - BLACK</text:p>
            <text:p/>
            <text:p>Representa tus fantasías animalísticas con la máscara Naughty Kitty ...</text:p>
            <text:p/>
            <text:p>Póntelo para una incursión juguetona con amigos o una fiesta privada con tu pareja.</text:p>
            <text:p/>
            <text:p>Estarán ansiosos por hacerte ronronear mientras te escabulles como una mascota con buen comportamiento o un felino salvaje.</text:p>
            <text:p/>
            <text:p>El material apto para veganos puede estar libre de crueldad ...</text:p>
            <text:p/>
            <text:p>¡pero eso no significa que tenga que serlo!</text:p>
            <text:p/>
            <text:p>Los pernos de metal sin níquel y la correa ajustable aseguran que sea compatible con la mayoría de las personas, o mejor dicho, con los gatos.</text:p>
            <text:p/>
            <text:p>Diseñado teniendo en cuenta el atractivo sexual, las orejas y los recortes son halagadores e irresistibles.</text:p>
            <text:p/>
            <text:p/>
            <text:p><text:s/>Dimensiones embalaje :21 x 21 x 21 cm</text:p>
            <text:p><text:s/>Peso embalaje :160 gram</text:p>
            <text:p><text:s/>Materiales: PU leather, metal</text:p>
            <text:p><text:s text:c="2"/></text:p>
            <text:p/>
            <text:p/>
            <text:p><text:s/></text:p>
            <text:p/>
          </table:table-cell>
          <table:table-cell office:value-type="float" office:value="69.95" table:style-name="ce1">
            <text:p>69,95</text:p>
          </table:table-cell>
          <table:table-cell office:value-type="float" office:value="21.95" table:style-name="ce1">
            <text:p>21,95</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33.jpg">http://media.grutinet.com/articulos/gr/gr_103833.jpg</text:a></text:p>
          </table:table-cell>
          <table:table-cell office:value-type="string" table:style-name="ce4">
            <text:p><text:a xlink:href="http://media.grutinet.com/articulos/bu/bu_103833.jpg">http://media.grutinet.com/articulos/bu/bu_103833.jpg</text:a></text:p>
          </table:table-cell>
          <table:table-cell office:value-type="string" table:style-name="ce4">
            <text:p><text:a xlink:href="http://media.grutinet.com/articulos/or/or_103833.jpg">http://media.grutinet.com/articulos/or/or_103833.jpg</text:a></text:p>
          </table:table-cell>
          <table:table-cell office:value-type="string" table:style-name="ce2">
            <text:p>23,247</text:p>
          </table:table-cell>
          <table:table-cell office:value-type="string" table:style-name="ce4">
            <text:p><text:a xlink:href="http://media.grutinet.com/articulos/lg/lg_103833_0.jpg">http://media.grutinet.com/articulos/lg/lg_103833_0.jpg</text:a></text:p>
          </table:table-cell>
          <table:table-cell office:value-type="string" table:style-name="ce4">
            <text:p><text:a xlink:href="http://media.grutinet.com/articulos/lg/lg_103833_1.jpg">http://media.grutinet.com/articulos/lg/lg_103833_1.jpg</text:a></text:p>
          </table:table-cell>
          <table:table-cell table:style-name="ce1"/>
          <table:table-cell office:value-type="string" table:style-name="ce4">
            <text:p><text:a xlink:href="http://media.grutinet.com/articulos/lg/lg_103833_2.jpg">http://media.grutinet.com/articulos/lg/lg_103833_2.jpg</text:a></text:p>
          </table:table-cell>
          <table:table-cell table:number-columns-repeated="7" table:style-name="ce2"/>
          <table:table-cell table:number-columns-repeated="16354"/>
        </table:table-row>
        <table:table-row table:style-name="ro1">
          <table:table-cell office:value-type="float" office:value="103836" table:style-name="ce1">
            <text:p>103836</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KIT PLUG ANAL 3 PIECES - TREBOL MORADO - PLATEADO</text:p>
          </table:table-cell>
          <table:table-cell office:value-type="string" table:style-name="ce2">
            <text:p>XR BRANDS</text:p>
          </table:table-cell>
          <table:table-cell office:value-type="string" table:style-name="ce3">
            <text:p>VIOLET FLOWER GEM ANAL PLUG SET - 3 PIECES - SILVER</text:p>
            <text:p/>
            <text:p>Cuando el amor está en el aire, ¡adorna tu derriere!</text:p>
            <text:p/>
            <text:p>Estos enchufes en forma de corazón son a la vez dulces y sexys.</text:p>
            <text:p/>
            <text:p>¡Tres tamaños diferentes de enchufes te permiten jugar analmente a tu propio ritmo o elegir según lo que te apetezca!</text:p>
            <text:p/>
            <text:p>Coloque cada enchufe elegante para apreciar el peso cómodo dentro de su cuerpo, gracias al material de aleación de aluminio sin níquel.</text:p>
            <text:p/>
            <text:p>Ideal para jugar con la temperatura, puede calentarlos o enfriarlos en agua antes de la inserción.</text:p>
            <text:p/>
            <text:p>El encanto chispeante en la base será una sorpresa romántica y emocionante para tu pareja cuando te inclines.</text:p>
            <text:p/>
            <text:p>Úselo con cualquier lubricante de su elección y límpielo después de usarlo con jabón suave o limpiador de juguetes.</text:p>
            <text:p/>
            <text:p/>
            <text:p><text:s/>Medida plug pequeño : .6,6 cm</text:p>
            <text:p><text:s/>Medida plug mediano :8,12 cm</text:p>
            <text:p><text:s/>Medida plug grande : 9,65 cm</text:p>
            <text:p/>
            <text:p/>
          </table:table-cell>
          <table:table-cell office:value-type="float" office:value="78.95" table:style-name="ce1">
            <text:p>78,95</text:p>
          </table:table-cell>
          <table:table-cell office:value-type="float" office:value="24.74" table:style-name="ce1">
            <text:p>24,7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36.jpg">http://media.grutinet.com/articulos/gr/gr_103836.jpg</text:a></text:p>
          </table:table-cell>
          <table:table-cell office:value-type="string" table:style-name="ce4">
            <text:p><text:a xlink:href="http://media.grutinet.com/articulos/bu/bu_103836.jpg">http://media.grutinet.com/articulos/bu/bu_103836.jpg</text:a></text:p>
          </table:table-cell>
          <table:table-cell office:value-type="string" table:style-name="ce4">
            <text:p><text:a xlink:href="http://media.grutinet.com/articulos/or/or_103836.jpg">http://media.grutinet.com/articulos/or/or_103836.jpg</text:a></text:p>
          </table:table-cell>
          <table:table-cell office:value-type="string" table:style-name="ce2">
            <text:p>26,145</text:p>
          </table:table-cell>
          <table:table-cell office:value-type="string" table:style-name="ce4">
            <text:p><text:a xlink:href="http://media.grutinet.com/articulos/lg/lg_103836_0.jpg">http://media.grutinet.com/articulos/lg/lg_103836_0.jpg</text:a></text:p>
          </table:table-cell>
          <table:table-cell office:value-type="string" table:style-name="ce4">
            <text:p><text:a xlink:href="http://media.grutinet.com/articulos/lg/lg_103836_1.jpg">http://media.grutinet.com/articulos/lg/lg_103836_1.jpg</text:a></text:p>
          </table:table-cell>
          <table:table-cell table:style-name="ce1"/>
          <table:table-cell table:number-columns-repeated="8" table:style-name="ce2"/>
          <table:table-cell table:number-columns-repeated="16354"/>
        </table:table-row>
        <table:table-row table:style-name="ro1">
          <table:table-cell office:value-type="float" office:value="103838" table:style-name="ce1">
            <text:p>103838</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MASTER SERIES - COLLAR ESPOSAS - PLATA<text:s/></text:p>
          </table:table-cell>
          <table:table-cell office:value-type="string" table:style-name="ce2">
            <text:p>XR BRANDS</text:p>
          </table:table-cell>
          <table:table-cell office:value-type="string" table:style-name="ce3">
            <text:p>CUFF HER HANDCUFF NECKLACE - SILVER</text:p>
            <text:p/>
            <text:p>AG218 Envíe una señal discreta para un socio potencial o informe a todo el mundo que está bloqueado.</text:p>
            <text:p/>
            <text:p>Este collar sutilmente sugerente es elegante y elegante para que puedas mostrar tu sensualidad de una manera elegante.</text:p>
            <text:p/>
            <text:p>¡Regala o quédatelo para ti!</text:p>
            <text:p/>
            <text:p>Esta hermosa pieza de joyería es apropiada para un Dom o un sub</text:p>
            <text:p/>
            <text:p>. El cierre de pinza de langosta hace que sea fácil de quitar o poner, pero no se deshacerá involuntariamente.</text:p>
            <text:p/>
            <text:p>Fabricados en aleación de zinc, los puños y la cadena de eslabones están libres de níquel para no irritar la piel sensible.</text:p>
            <text:p><text:s/></text:p>
            <text:p/>
          </table:table-cell>
          <table:table-cell office:value-type="float" office:value="17.95" table:style-name="ce1">
            <text:p>17,95</text:p>
          </table:table-cell>
          <table:table-cell office:value-type="float" office:value="5.77" table:style-name="ce1">
            <text:p>5,7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38.jpg">http://media.grutinet.com/articulos/gr/gr_103838.jpg</text:a></text:p>
          </table:table-cell>
          <table:table-cell office:value-type="string" table:style-name="ce4">
            <text:p><text:a xlink:href="http://media.grutinet.com/articulos/bu/bu_103838.jpg">http://media.grutinet.com/articulos/bu/bu_103838.jpg</text:a></text:p>
          </table:table-cell>
          <table:table-cell office:value-type="string" table:style-name="ce4">
            <text:p><text:a xlink:href="http://media.grutinet.com/articulos/or/or_103838.jpg">http://media.grutinet.com/articulos/or/or_103838.jpg</text:a></text:p>
          </table:table-cell>
          <table:table-cell office:value-type="string" table:style-name="ce2">
            <text:p>5,9147</text:p>
          </table:table-cell>
          <table:table-cell office:value-type="string" table:style-name="ce4">
            <text:p><text:a xlink:href="http://media.grutinet.com/articulos/lg/lg_103838_0.jpg">http://media.grutinet.com/articulos/lg/lg_103838_0.jpg</text:a></text:p>
          </table:table-cell>
          <table:table-cell office:value-type="string" table:style-name="ce4">
            <text:p><text:a xlink:href="http://media.grutinet.com/articulos/lg/lg_103838_1.jpg">http://media.grutinet.com/articulos/lg/lg_103838_1.jpg</text:a></text:p>
          </table:table-cell>
          <table:table-cell table:style-name="ce1"/>
          <table:table-cell office:value-type="string" table:style-name="ce4">
            <text:p><text:a xlink:href="http://media.grutinet.com/articulos/lg/lg_103838_2.jpg">http://media.grutinet.com/articulos/lg/lg_103838_2.jpg</text:a></text:p>
          </table:table-cell>
          <table:table-cell table:number-columns-repeated="7" table:style-name="ce2"/>
          <table:table-cell table:number-columns-repeated="16354"/>
        </table:table-row>
        <table:table-row table:style-name="ro1">
          <table:table-cell office:value-type="float" office:value="103839" table:style-name="ce1">
            <text:p>103839</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BASTON DE IMPACTO- NEGRO<text:s/></text:p>
          </table:table-cell>
          <table:table-cell office:value-type="string" table:style-name="ce2">
            <text:p>XR BRANDS</text:p>
          </table:table-cell>
          <table:table-cell office:value-type="string" table:style-name="ce3">
            <text:p>IMPACT CANE - BLACK</text:p>
            <text:p/>
            <text:p>Este bastón tiene un aguijón rápido donde sea que lo acarició.</text:p>
            <text:p/>
            <text:p>Disfruto de usarlo para jugar al estilo de castigo corporal donde un golpe rápido realmente llama la atención de quien lo recibe.</text:p>
            <text:p/>
            <text:p>Este bastón de impacto intenso no es para los débiles.</text:p>
            <text:p/>
            <text:p>Con una varilla de plástico sólido, transmitirá su mensaje alto y claro.</text:p>
            <text:p/>
            <text:p>Su mango de goma está moldeado para adaptarse perfectamente a sus dedos, por lo que no se desperdicia energía durante el uso.</text:p>
            <text:p/>
            <text:p>Cada bastón mide 24.5 pulgadas de largo e incluye un lazo de cuero de primera calidad para un manejo seguro y fácil almacenamiento.</text:p>
            <text:p/>
            <text:p>Deja un delicado entrecruzamiento en tu cuerpo de juguetes con este hermoso instrumento de impacto.</text:p>
            <text:p/>
            <text:p>Una de las Dominas más buscadas en el mundo, Isabella Sinclaire ha sido un pilar de la comunidad fetichista y un ícono fetichista desde 1993 y una de las primeras Pro Dommes con presencia en línea.</text:p>
            <text:p/>
            <text:p>Ella es una experta venerada con un conocimiento incomparable sobre todo tipo de actividades BDSM y un profundo conocimiento para aquellos que participan en ellas.</text:p>
            <text:p/>
            <text:p>Isabella Sinclaire también es una estrella de cine internacional que ha creado o protagonizado más de 60 películas de BDSM.</text:p>
            <text:p/>
            <text:p>La Colección Signature de Isabella Sinclaire presenta herramientas del oficio excepcionalmente diseñadas, personalmente seleccionadas por Isabella Sinclaire para su satisfacción.</text:p>
            <text:p/>
            <text:p>Cada pieza refleja su estilo, sofisticación, habilidad y clase.</text:p>
            <text:p/>
            <text:p/>
            <text:p><text:s/>Dimensiones del producto <text:s text:c="3"/>62 cm</text:p>
            <text:p><text:s/>Peso del producto <text:s text:c="3"/>95 gram</text:p>
            <text:p><text:s/>Materiales <text:s text:c="3"/>Plastic, leather, rubber</text:p>
            <text:p><text:s text:c="2"/></text:p>
            <text:p/>
            <text:p/>
          </table:table-cell>
          <table:table-cell office:value-type="float" office:value="45.95" table:style-name="ce1">
            <text:p>45,95</text:p>
          </table:table-cell>
          <table:table-cell office:value-type="float" office:value="14.32" table:style-name="ce1">
            <text:p>14,3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39.jpg">http://media.grutinet.com/articulos/gr/gr_103839.jpg</text:a></text:p>
          </table:table-cell>
          <table:table-cell office:value-type="string" table:style-name="ce4">
            <text:p><text:a xlink:href="http://media.grutinet.com/articulos/bu/bu_103839.jpg">http://media.grutinet.com/articulos/bu/bu_103839.jpg</text:a></text:p>
          </table:table-cell>
          <table:table-cell office:value-type="string" table:style-name="ce4">
            <text:p><text:a xlink:href="http://media.grutinet.com/articulos/or/or_103839.jpg">http://media.grutinet.com/articulos/or/or_103839.jpg</text:a></text:p>
          </table:table-cell>
          <table:table-cell office:value-type="string" table:style-name="ce2">
            <text:p>14,6199</text:p>
          </table:table-cell>
          <table:table-cell office:value-type="string" table:style-name="ce4">
            <text:p><text:a xlink:href="http://media.grutinet.com/articulos/lg/lg_103839_0.jpg">http://media.grutinet.com/articulos/lg/lg_103839_0.jpg</text:a></text:p>
          </table:table-cell>
          <table:table-cell office:value-type="string" table:style-name="ce4">
            <text:p><text:a xlink:href="http://media.grutinet.com/articulos/lg/lg_103839_1.jpg">http://media.grutinet.com/articulos/lg/lg_103839_1.jpg</text:a></text:p>
          </table:table-cell>
          <table:table-cell table:style-name="ce1"/>
          <table:table-cell office:value-type="string" table:style-name="ce4">
            <text:p><text:a xlink:href="http://media.grutinet.com/articulos/lg/lg_103839_2.jpg">http://media.grutinet.com/articulos/lg/lg_103839_2.jpg</text:a></text:p>
          </table:table-cell>
          <table:table-cell table:number-columns-repeated="7" table:style-name="ce2"/>
          <table:table-cell table:number-columns-repeated="16354"/>
        </table:table-row>
        <table:table-row table:style-name="ro1">
          <table:table-cell office:value-type="float" office:value="103840" table:style-name="ce1">
            <text:p>103840</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SLAVE COLLAR ATADURA - PLATA</text:p>
          </table:table-cell>
          <table:table-cell office:value-type="string" table:style-name="ce2">
            <text:p>XR BRANDS</text:p>
          </table:table-cell>
          <table:table-cell office:value-type="string" table:style-name="ce3">
            <text:p>SLAVE COLLAR AND CUFF - SILVER</text:p>
            <text:p/>
            <text:p>Un collar es un recordatorio perfecto de que alguien es propiedad por el momento.</text:p>
            <text:p/>
            <text:p>La ventaja adicional de las pinzas para pezones es un recordatorio perfecto de que su cuerpo también es propiedad.</text:p>
            <text:p/>
            <text:p>-La señora Isabella Sinclaire</text:p>
            <text:p/>
            <text:p>Bloquee a su esclavo y haga que se sometan con este elegante collar de cromo de alta calidad.</text:p>
            <text:p/>
            <text:p>Una actualización del collar esclavo cromado original, este modelo presenta un conjunto de abrazaderas unidas por cadenas cromadas a juego que le permiten aplicar un dolor exquisito a sus bonitos pezones y recordarles quién tiene el control.</text:p>
            <text:p/>
            <text:p>¡Las abrazaderas de los pezones son completamente ajustables a través de un mecanismo de tornillo para que puedas pasar de crear una presión sutil hasta hacerlas rogar!</text:p>
            <text:p/>
            <text:p>La llave hexagonal incluida bloquea firmemente este collar para que no sientan nada más que acero frío alrededor de su garganta hasta que haya terminado su camino.</text:p>
            <text:p/>
            <text:p>Una de las Dominas más buscadas en el mundo, Isabella Sinclaire ha sido un pilar de la comunidad fetichista y un ícono fetichista desde 1993 y una de las primeras Pro Dommes con presencia en línea.</text:p>
            <text:p/>
            <text:p>Ella es una experta venerada con un conocimiento incomparable sobre todo tipo de actividades BDSM y un profundo conocimiento para aquellos que participan en ellas.</text:p>
            <text:p/>
            <text:p>Isabella Sinclaire también es una estrella de cine internacional que ha creado o protagonizado más de 60 películas BDSM.</text:p>
            <text:p/>
            <text:p>La Colección Signature de Isabella Sinclaire presenta herramientas del oficio excepcionalmente diseñadas, personalmente seleccionadas por Isabella Sinclaire para su satisfacción.</text:p>
            <text:p/>
            <text:p>Cada pieza refleja su estilo, sofisticación, habilidad y clase.</text:p>
            <text:p/>
            <text:p/>
            <text:p><text:s/>Dimensiones embalaje: 14,50 x 14,30 x 14,30 cm</text:p>
            <text:p><text:s/>Peso embalaje : 449 gram</text:p>
            <text:p><text:s/>Dimensiones del producto :13 x 13 x 2 cm</text:p>
            <text:p><text:s/>Diámetro interno :12,0 cm</text:p>
            <text:p><text:s/>Materiale : Nickel-free chrome-plated steel</text:p>
            <text:p/>
            <text:p/>
            <text:p><text:s/></text:p>
            <text:p/>
          </table:table-cell>
          <table:table-cell office:value-type="float" office:value="142.94999999999999" table:style-name="ce1">
            <text:p>142,95</text:p>
          </table:table-cell>
          <table:table-cell office:value-type="float" office:value="44.45" table:style-name="ce1">
            <text:p>44,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40.jpg">http://media.grutinet.com/articulos/gr/gr_103840.jpg</text:a></text:p>
          </table:table-cell>
          <table:table-cell office:value-type="string" table:style-name="ce4">
            <text:p><text:a xlink:href="http://media.grutinet.com/articulos/bu/bu_103840.jpg">http://media.grutinet.com/articulos/bu/bu_103840.jpg</text:a></text:p>
          </table:table-cell>
          <table:table-cell office:value-type="string" table:style-name="ce4">
            <text:p><text:a xlink:href="http://media.grutinet.com/articulos/or/or_103840.jpg">http://media.grutinet.com/articulos/or/or_103840.jpg</text:a></text:p>
          </table:table-cell>
          <table:table-cell office:value-type="string" table:style-name="ce2">
            <text:p>37,3</text:p>
          </table:table-cell>
          <table:table-cell office:value-type="string" table:style-name="ce4">
            <text:p><text:a xlink:href="http://media.grutinet.com/articulos/lg/lg_103840_0.jpg">http://media.grutinet.com/articulos/lg/lg_103840_0.jpg</text:a></text:p>
          </table:table-cell>
          <table:table-cell office:value-type="string" table:style-name="ce4">
            <text:p><text:a xlink:href="http://media.grutinet.com/articulos/lg/lg_103840_1.jpg">http://media.grutinet.com/articulos/lg/lg_103840_1.jpg</text:a></text:p>
          </table:table-cell>
          <table:table-cell table:style-name="ce1"/>
          <table:table-cell office:value-type="string" table:style-name="ce4">
            <text:p><text:a xlink:href="http://media.grutinet.com/articulos/lg/lg_103840_2.jpg">http://media.grutinet.com/articulos/lg/lg_103840_2.jpg</text:a></text:p>
          </table:table-cell>
          <table:table-cell table:number-columns-repeated="7" table:style-name="ce2"/>
          <table:table-cell table:number-columns-repeated="16354"/>
        </table:table-row>
        <table:table-row table:style-name="ro1">
          <table:table-cell office:value-type="float" office:value="103842" table:style-name="ce1">
            <text:p>103842</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10X BOLAS ANALES SILICONA CON VIBRADOR - NEGRO<text:s/></text:p>
          </table:table-cell>
          <table:table-cell office:value-type="string" table:style-name="ce2">
            <text:p>XR BRANDS</text:p>
          </table:table-cell>
          <table:table-cell office:value-type="string" table:style-name="ce3">
            <text:p>10X SILICONE ANAL BALLS - BLACK</text:p>
            <text:p/>
            <text:p>Esas son algunas bolas grandes! Estas bolas anales de Tom of Finland son de tamaño jumbo para entusiastas anales.</text:p>
            <text:p/>
            <text:p>Con una vibración potente, puedes jugar con 3 velocidades y 7 funciones para llevarte a ti o a tu compañero al límite.</text:p>
            <text:p/>
            <text:p>Las 4 bolas graduadas están hechas de silicona suave como la seda, que no es compatible con lubricantes de silicona, pero no es porosa y no contiene ftalatos.</text:p>
            <text:p/>
            <text:p>Desinfecte fácilmente con jabón suave o limpiador de juguetes.</text:p>
            <text:p/>
            <text:p>Estas bombillas recargables son impermeables para la diversión húmeda y caliente.</text:p>
            <text:p/>
            <text:p>Medidas: 26,67cm de longitud total, 15,24 de longitud insertable.</text:p>
            <text:p/>
            <text:p>La primera cuenta tiene 2,15cm de diámetro, la segunda cuenta tiene 13,17cm de diámetro, la tercera cuenta tiene 4,19cm de diámetro, la cuerda base tiene10,16cm <text:s/>de diámetro.</text:p>
            <text:p/>
            <text:p/>
            <text:p><text:s/>Longitud insertable : 15 cm</text:p>
            <text:p><text:s/>Tipos de velocidad <text:s/>:11</text:p>
            <text:p><text:s/>Recargable : Sí</text:p>
            <text:p><text:s/>A prueba de agua : Sí</text:p>
            <text:p><text:s/>Libre de ftalato : Sí</text:p>
            <text:p><text:s/>Materiales <text:s/>:Silicona, ABS</text:p>
            <text:p/>
            <text:p/>
          </table:table-cell>
          <table:table-cell office:value-type="float" office:value="123.95" table:style-name="ce1">
            <text:p>123,95</text:p>
          </table:table-cell>
          <table:table-cell office:value-type="float" office:value="38.5" table:style-name="ce1">
            <text:p>38,5</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42.jpg">http://media.grutinet.com/articulos/gr/gr_103842.jpg</text:a></text:p>
          </table:table-cell>
          <table:table-cell office:value-type="string" table:style-name="ce4">
            <text:p><text:a xlink:href="http://media.grutinet.com/articulos/bu/bu_103842.jpg">http://media.grutinet.com/articulos/bu/bu_103842.jpg</text:a></text:p>
          </table:table-cell>
          <table:table-cell office:value-type="string" table:style-name="ce4">
            <text:p><text:a xlink:href="http://media.grutinet.com/articulos/or/or_103842.jpg">http://media.grutinet.com/articulos/or/or_103842.jpg</text:a></text:p>
          </table:table-cell>
          <table:table-cell office:value-type="string" table:style-name="ce2">
            <text:p>40,698</text:p>
          </table:table-cell>
          <table:table-cell office:value-type="string" table:style-name="ce4">
            <text:p><text:a xlink:href="http://media.grutinet.com/articulos/lg/lg_103842_0.jpg">http://media.grutinet.com/articulos/lg/lg_103842_0.jpg</text:a></text:p>
          </table:table-cell>
          <table:table-cell office:value-type="string" table:style-name="ce4">
            <text:p><text:a xlink:href="http://media.grutinet.com/articulos/lg/lg_103842_1.jpg">http://media.grutinet.com/articulos/lg/lg_103842_1.jpg</text:a></text:p>
          </table:table-cell>
          <table:table-cell table:style-name="ce1"/>
          <table:table-cell office:value-type="string" table:style-name="ce4">
            <text:p><text:a xlink:href="http://media.grutinet.com/articulos/lg/lg_103842_2.jpg">http://media.grutinet.com/articulos/lg/lg_103842_2.jpg</text:a></text:p>
          </table:table-cell>
          <table:table-cell table:number-columns-repeated="7" table:style-name="ce2"/>
          <table:table-cell table:number-columns-repeated="16354"/>
        </table:table-row>
        <table:table-row table:style-name="ro1">
          <table:table-cell office:value-type="float" office:value="103850" table:style-name="ce1">
            <text:p>103850</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MARIE BRIGHT VIBRADOR - ROSA</text:p>
          </table:table-cell>
          <table:table-cell office:value-type="string" table:style-name="ce2">
            <text:p>ZALO</text:p>
          </table:table-cell>
          <table:table-cell office:value-type="string" table:style-name="ce3">
            <text:p>MARIE ROUGE PINK</text:p>
            <text:p/>
            <text:p>Inspirado en el lujo y la opulencia de la vida de María Antonieta, el vibrador ZALO Marie G-spot es la combinación definitiva de elegancia y funcionalidad superior.</text:p>
            <text:p/>
            <text:p>Con una punta súper suave diseñada para abrazar la curva sensual de su punto G y una cabeza agrandada para evocar una deliciosa sensación de plenitud, la Marie ofrece una experiencia profundamente indulgente.</text:p>
            <text:p/>
            <text:p>Un motor ultra silencioso de alta potencia, una delicada cadena de joyería de 24 quilates y una punta dorada artesanal se unen con un revestimiento aterciopelado Softek y ocho modos de vibración para la mejor experiencia sensorial.</text:p>
            <text:p/>
            <text:p>Silicona premium segura para el cuerpo</text:p>
            <text:p>Dow Corning cumple con los requisitos de la FDA sobre silicona a nivel alimentario.</text:p>
            <text:p/>
            <text:p>Recubrimiento superficial exclusivo Softek .</text:p>
            <text:p/>
            <text:p>Esmalte artesanal de grado de joyería</text:p>
            <text:p/>
            <text:p/>
            <text:p>Materiales estables, duraderos y colores espléndidos con brillo duradero.</text:p>
            <text:p/>
            <text:p>Chapado en oro de 24K sobre superficie de metal</text:p>
            <text:p>Un exclusivo colgante desmontable chapado en oro que adorna una delicada cadena aporta romance y una belleza notable a esta pieza.</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530 mAh que se puede cargar completamente en solo 1 hora y proporciona aproximadamente 2-4 horas de placer continuo.</text:p>
            <text:p/>
            <text:p>Impermeable</text:p>
            <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text:p>
            <text:p/>
            <text:p>Úselo como un control remoto personal o haga que su pareja se haga cargo de todas sus sensaciones con el toque de un dedo en la pantalla de su teléfono inteligente.</text:p>
            <text:p/>
            <text:p/>
            <text:p><text:s/>Diámetro del producto :3,7 cm</text:p>
            <text:p><text:s/>Longitud insertable: 12,0 cm</text:p>
            <text:p><text:s/>Cantidad de motores :1</text:p>
            <text:p><text:s/>Rotaciones .6500 RPM</text:p>
            <text:p><text:s/>Tipos de velocidad: 8</text:p>
            <text:p><text:s/>Nivel de ruido :40 dB</text:p>
            <text:p><text:s/>Recargable: Sí</text:p>
            <text:p><text:s/>Tiempo de recarga :120 min</text:p>
            <text:p><text:s/>Vida de la recarga de las baterías :120 min</text:p>
            <text:p><text:s/>A prueba de salpicaduras :Sí</text:p>
            <text:p><text:s/>Materiales: Silicona.</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50.jpg">http://media.grutinet.com/articulos/gr/gr_103850.jpg</text:a></text:p>
          </table:table-cell>
          <table:table-cell office:value-type="string" table:style-name="ce4">
            <text:p><text:a xlink:href="http://media.grutinet.com/articulos/bu/bu_103850.jpg">http://media.grutinet.com/articulos/bu/bu_103850.jpg</text:a></text:p>
          </table:table-cell>
          <table:table-cell office:value-type="string" table:style-name="ce4">
            <text:p><text:a xlink:href="http://media.grutinet.com/articulos/or/or_103850.jpg">http://media.grutinet.com/articulos/or/or_103850.jpg</text:a></text:p>
          </table:table-cell>
          <table:table-cell office:value-type="string" table:style-name="ce2">
            <text:p>71,25</text:p>
          </table:table-cell>
          <table:table-cell office:value-type="string" table:style-name="ce4">
            <text:p><text:a xlink:href="http://media.grutinet.com/articulos/lg/lg_103850_0.jpg">http://media.grutinet.com/articulos/lg/lg_103850_0.jpg</text:a></text:p>
          </table:table-cell>
          <table:table-cell office:value-type="string" table:style-name="ce4">
            <text:p><text:a xlink:href="http://media.grutinet.com/articulos/lg/lg_103850_1.jpg">http://media.grutinet.com/articulos/lg/lg_103850_1.jpg</text:a></text:p>
          </table:table-cell>
          <table:table-cell table:style-name="ce1"/>
          <table:table-cell office:value-type="string" table:style-name="ce4">
            <text:p><text:a xlink:href="http://media.grutinet.com/articulos/lg/lg_103850_2.jpg">http://media.grutinet.com/articulos/lg/lg_103850_2.jpg</text:a></text:p>
          </table:table-cell>
          <table:table-cell office:value-type="string" table:style-name="ce4">
            <text:p><text:a xlink:href="http://media.grutinet.com/articulos/lg/lg_103850_3.jpg">http://media.grutinet.com/articulos/lg/lg_103850_3.jpg</text:a></text:p>
          </table:table-cell>
          <table:table-cell table:number-columns-repeated="6" table:style-name="ce2"/>
          <table:table-cell table:number-columns-repeated="16354"/>
        </table:table-row>
        <table:table-row table:style-name="ro1">
          <table:table-cell office:value-type="float" office:value="103853" table:style-name="ce1">
            <text:p>10385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ROSALIE VIBRADOR RAMPANTE - ROSA</text:p>
          </table:table-cell>
          <table:table-cell office:value-type="string" table:style-name="ce2">
            <text:p>ZALO</text:p>
          </table:table-cell>
          <table:table-cell office:value-type="string" table:style-name="ce3">
            <text:p>ROSALIE ROUGE PINK</text:p>
            <text:p/>
            <text:p>El vibrador ZALO Rosalie Rabbit ofrece el doble de pasión, gracias a sus motores dobles incorporados para el placer interno y externo en una experiencia deliciosamente orgásmica.</text:p>
            <text:p/>
            <text:p>Los motores duales ultra silenciosos de alta potencia de Rosalie traen sensaciones orgásmicas a su clítoris y punto G, mientras que la punta lisa y bulbosa evoca una deliciosa sensación de presión y plenitud.</text:p>
            <text:p/>
            <text:p>Con conectividad bluetooth, el Rosalie se conecta a su teléfono inteligente para desbloquear el acceso remoto a medida que avanza por cada uno de los ocho modos de vibración totalmente ajustables.</text:p>
            <text:p/>
            <text:p>Incluyendo una delicada cadena de oro de 24 quilates de grado de joyería y punta chapada en oro hecha a mano, con revestimiento aterciopelado Softek para lo último en lujo y comodidad, la Rosalie es un festín para todos sus sentidos. 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24K sobre superficie de metal</text:p>
            <text:p>Un exclusivo colgante desmontable chapado en oro que adorna una delicada cadena aporta romance y una belleza notable a esta pieza.</text:p>
            <text:p/>
            <text:p>Diseño en relieve</text:p>
            <text:p>Exquisitos detalles en relieve estilo francés.</text:p>
            <text:p/>
            <text:p>Potentes vibraciones silenciosas.</text:p>
            <text:p>Potentes motores duales, 1 tickler 1 insertable, traen toda la intensidad con vibraciones silenciosas. Puede estimular simultáneamente G-Spot, C-spot y A-Spot.</text:p>
            <text:p/>
            <text:p>USB recargable</text:p>
            <text:p>Batería de iones de litio incorporada con una capacidad de 530 mAh que se puede cargar completamente en solo 1 hora y proporciona aproximadamente 2-4 horas de placer continuo.</text:p>
            <text:p/>
            <text:p>Impermeable</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text:p>
            <text:p/>
            <text:p>Úselo como un control remoto personal o haga que su pareja se haga cargo de todas sus sensaciones con el toque de un dedo en la pantalla de su teléfono inteligente.</text:p>
            <text:p/>
            <text:p/>
            <text:p><text:s/>Diámetro del producto :3,7 cm</text:p>
            <text:p><text:s/>Longitud insertable :11,0 cm</text:p>
            <text:p><text:s/>Cantidad de motores :2</text:p>
            <text:p><text:s/>Rotaciones: 6500 RPM</text:p>
            <text:p><text:s/>Tipos de velocidad :8</text:p>
            <text:p><text:s/>Nivel de ruido :40 dB</text:p>
            <text:p><text:s/>Recargable: Sí</text:p>
            <text:p><text:s/>Tiempo de recarga : 120 min</text:p>
            <text:p><text:s/>Vida de la recarga de las baterías :120 min</text:p>
            <text:p><text:s/>A prueba de salpicaduras :Sí</text:p>
            <text:p><text:s/>Materiales :Dow corning silicone</text:p>
            <text:p/>
            <text:p/>
          </table:table-cell>
          <table:table-cell office:value-type="float" office:value="168.95" table:style-name="ce1">
            <text:p>168,95</text:p>
          </table:table-cell>
          <table:table-cell office:value-type="float" office:value="94.81" table:style-name="ce1">
            <text:p>94,8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53.jpg">http://media.grutinet.com/articulos/gr/gr_103853.jpg</text:a></text:p>
          </table:table-cell>
          <table:table-cell office:value-type="string" table:style-name="ce4">
            <text:p><text:a xlink:href="http://media.grutinet.com/articulos/bu/bu_103853.jpg">http://media.grutinet.com/articulos/bu/bu_103853.jpg</text:a></text:p>
          </table:table-cell>
          <table:table-cell office:value-type="string" table:style-name="ce4">
            <text:p><text:a xlink:href="http://media.grutinet.com/articulos/or/or_103853.jpg">http://media.grutinet.com/articulos/or/or_103853.jpg</text:a></text:p>
          </table:table-cell>
          <table:table-cell office:value-type="string" table:style-name="ce2">
            <text:p>69,9971</text:p>
          </table:table-cell>
          <table:table-cell office:value-type="string" table:style-name="ce4">
            <text:p><text:a xlink:href="http://media.grutinet.com/articulos/lg/lg_103853_0.jpg">http://media.grutinet.com/articulos/lg/lg_103853_0.jpg</text:a></text:p>
          </table:table-cell>
          <table:table-cell office:value-type="string" table:style-name="ce4">
            <text:p><text:a xlink:href="http://media.grutinet.com/articulos/lg/lg_103853_1.jpg">http://media.grutinet.com/articulos/lg/lg_103853_1.jpg</text:a></text:p>
          </table:table-cell>
          <table:table-cell table:style-name="ce1"/>
          <table:table-cell table:number-columns-repeated="8" table:style-name="ce2"/>
          <table:table-cell table:number-columns-repeated="16354"/>
        </table:table-row>
        <table:table-row table:style-name="ro1">
          <table:table-cell office:value-type="float" office:value="103857" table:style-name="ce1">
            <text:p>103857</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FANFAN BRIGHT VIBRADOR PAREJAS - ROSA</text:p>
          </table:table-cell>
          <table:table-cell office:value-type="string" table:style-name="ce2">
            <text:p>ZALO</text:p>
          </table:table-cell>
          <table:table-cell office:value-type="string" table:style-name="ce3">
            <text:p>FANFAN ROUGE PINK</text:p>
            <text:p/>
            <text:p>Masajeador de parejas Fanfan. Este juguete para parejas ultra silencioso de alta potencia ha sido diseñado pensando en el placer mutuo.</text:p>
            <text:p/>
            <text:p>Úselo durante el acto sexual para desbloquear nuevas sensaciones desconocidas para usted y su pareja mientras explora cada uno de los ocho modos de vibración totalmente ajustables.</text:p>
            <text:p/>
            <text:p>Con conectividad bluetooth, Fanfan se conecta a su teléfono inteligente para brindar funciones adicionales a su experiencia íntima, incluido el acceso remoto, mientras que sus curvas discretas y delicadamente grabadas se ajustan perfectamente a su cuerpo para la mejor experiencia en comodidad y emoción.</text:p>
            <text:p/>
            <text:p>Silicona premium segura para el cuerpo</text:p>
            <text:p>Dow Corning cumple con los requisitos de la FDA sobre silicona a nivel alimentario.</text:p>
            <text:p/>
            <text:p>Recubrimiento superficial exclusivo Softek .</text:p>
            <text:p/>
            <text:p>Esmalte artesanal de grado de joyería</text:p>
            <text:p>Materiales estables, duradero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1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embalaje:19,80 x 14,80 x 9 cm</text:p>
            <text:p><text:s/>Peso embalaje :512 gram</text:p>
            <text:p><text:s/>Dimensiones del producto :8,4 x 4,2 x 3,3 cm</text:p>
            <text:p><text:s/>Peso del producto :45,00 gram</text:p>
            <text:p><text:s/>Diámetro del producto :1,4 cm</text:p>
            <text:p><text:s/>Longitud insertable :70,0 cm</text:p>
            <text:p><text:s/>Cantidad de motores: 2</text:p>
            <text:p><text:s/>Rotaciones :63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4.95" table:style-name="ce1">
            <text:p>124,95</text:p>
          </table:table-cell>
          <table:table-cell office:value-type="float" office:value="70.5" table:style-name="ce1">
            <text:p>70,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57.jpg">http://media.grutinet.com/articulos/gr/gr_103857.jpg</text:a></text:p>
          </table:table-cell>
          <table:table-cell office:value-type="string" table:style-name="ce4">
            <text:p><text:a xlink:href="http://media.grutinet.com/articulos/bu/bu_103857.jpg">http://media.grutinet.com/articulos/bu/bu_103857.jpg</text:a></text:p>
          </table:table-cell>
          <table:table-cell office:value-type="string" table:style-name="ce4">
            <text:p><text:a xlink:href="http://media.grutinet.com/articulos/or/or_103857.jpg">http://media.grutinet.com/articulos/or/or_103857.jpg</text:a></text:p>
          </table:table-cell>
          <table:table-cell office:value-type="string" table:style-name="ce2">
            <text:p>52,003</text:p>
          </table:table-cell>
          <table:table-cell office:value-type="string" table:style-name="ce4">
            <text:p><text:a xlink:href="http://media.grutinet.com/articulos/lg/lg_103857_0.jpg">http://media.grutinet.com/articulos/lg/lg_103857_0.jpg</text:a></text:p>
          </table:table-cell>
          <table:table-cell office:value-type="string" table:style-name="ce4">
            <text:p><text:a xlink:href="http://media.grutinet.com/articulos/lg/lg_103857_1.jpg">http://media.grutinet.com/articulos/lg/lg_103857_1.jpg</text:a></text:p>
          </table:table-cell>
          <table:table-cell table:style-name="ce1"/>
          <table:table-cell office:value-type="string" table:style-name="ce4">
            <text:p><text:a xlink:href="http://media.grutinet.com/articulos/lg/lg_103857_2.jpg">http://media.grutinet.com/articulos/lg/lg_103857_2.jpg</text:a></text:p>
          </table:table-cell>
          <table:table-cell table:number-columns-repeated="7" table:style-name="ce2"/>
          <table:table-cell table:number-columns-repeated="16354"/>
        </table:table-row>
        <table:table-row table:style-name="ro1">
          <table:table-cell office:value-type="float" office:value="103858" table:style-name="ce1">
            <text:p>103858</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FANFAN BRIGHT VIBRADOR PAREJAS ROJO</text:p>
          </table:table-cell>
          <table:table-cell office:value-type="string" table:style-name="ce2">
            <text:p>ZALO</text:p>
          </table:table-cell>
          <table:table-cell office:value-type="string" table:style-name="ce3">
            <text:p>FANFAN BRIGHT RED</text:p>
            <text:p/>
            <text:p>Masajeador de parejas Fanfan. Este juguete para parejas ultra silencioso de alta potencia ha sido diseñado pensando en el placer mutuo.</text:p>
            <text:p/>
            <text:p>Úselo durante el acto sexual para desbloquear nuevas sensaciones desconocidas para usted y su pareja mientras explora cada uno de los ocho modos de vibración totalmente ajustables.</text:p>
            <text:p/>
            <text:p>Con conectividad bluetooth, Fanfan se conecta a su teléfono inteligente para brindar funciones adicionales a su experiencia íntima, incluido el acceso remoto, mientras que sus curvas discretas y delicadamente grabadas se ajustan perfectamente a su cuerpo para la mejor experiencia en comodidad y emoción.</text:p>
            <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1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text:p>
            <text:p/>
            <text:p>Úselo como un control remoto personal o haga que su pareja se haga cargo de todas sus sensaciones con el toque de un dedo en la pantalla de su teléfono inteligente.</text:p>
            <text:p/>
            <text:p/>
            <text:p><text:s/>Dimensiones embalaje :19,80 x 14,80 x 9 cm</text:p>
            <text:p><text:s/>Peso embalaje :512 gram</text:p>
            <text:p><text:s/>Dimensiones del producto :8,4 x 4,2 x 3,3 cm</text:p>
            <text:p><text:s/>Peso del producto :45,00 gram</text:p>
            <text:p><text:s/>Diámetro del producto :1,4 cm</text:p>
            <text:p><text:s/>Longitud insertable: 70,0 cm</text:p>
            <text:p><text:s/>Cantidad de motores :2</text:p>
            <text:p><text:s/>Rotaciones :6300 RPM</text:p>
            <text:p><text:s/>Tipos de velocidad :8</text:p>
            <text:p><text:s/>Nivel de ruido: 40 dB</text:p>
            <text:p><text:s/>Recargable :Sí</text:p>
            <text:p><text:s/>Tiempo de recarga :120 min</text:p>
            <text:p><text:s/>Vida de la recarga de las baterías: 120 min</text:p>
            <text:p><text:s/>A prueba de salpicaduras : Sí</text:p>
            <text:p><text:s/>Materiales :Dow corning silicone</text:p>
            <text:p><text:s text:c="2"/></text:p>
            <text:p><text:s text:c="2"/></text:p>
            <text:p/>
            <text:p/>
          </table:table-cell>
          <table:table-cell office:value-type="float" office:value="124.95" table:style-name="ce1">
            <text:p>124,95</text:p>
          </table:table-cell>
          <table:table-cell office:value-type="float" office:value="70.5" table:style-name="ce1">
            <text:p>70,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58.jpg">http://media.grutinet.com/articulos/gr/gr_103858.jpg</text:a></text:p>
          </table:table-cell>
          <table:table-cell office:value-type="string" table:style-name="ce4">
            <text:p><text:a xlink:href="http://media.grutinet.com/articulos/bu/bu_103858.jpg">http://media.grutinet.com/articulos/bu/bu_103858.jpg</text:a></text:p>
          </table:table-cell>
          <table:table-cell office:value-type="string" table:style-name="ce4">
            <text:p><text:a xlink:href="http://media.grutinet.com/articulos/or/or_103858.jpg">http://media.grutinet.com/articulos/or/or_103858.jpg</text:a></text:p>
          </table:table-cell>
          <table:table-cell office:value-type="string" table:style-name="ce2">
            <text:p>52,003</text:p>
          </table:table-cell>
          <table:table-cell office:value-type="string" table:style-name="ce4">
            <text:p><text:a xlink:href="http://media.grutinet.com/articulos/lg/lg_103858_0.jpg">http://media.grutinet.com/articulos/lg/lg_103858_0.jpg</text:a></text:p>
          </table:table-cell>
          <table:table-cell office:value-type="string" table:style-name="ce4">
            <text:p><text:a xlink:href="http://media.grutinet.com/articulos/lg/lg_103858_1.jpg">http://media.grutinet.com/articulos/lg/lg_103858_1.jpg</text:a></text:p>
          </table:table-cell>
          <table:table-cell table:style-name="ce1"/>
          <table:table-cell table:number-columns-repeated="8" table:style-name="ce2"/>
          <table:table-cell table:number-columns-repeated="16354"/>
        </table:table-row>
        <table:table-row table:style-name="ro1">
          <table:table-cell office:value-type="float" office:value="103862" table:style-name="ce1">
            <text:p>103862</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ZALO JEANNE ROYAL MASAJEADOR AZUL</text:p>
          </table:table-cell>
          <table:table-cell office:value-type="string" table:style-name="ce2">
            <text:p>ZALO</text:p>
          </table:table-cell>
          <table:table-cell office:value-type="string" table:style-name="ce3">
            <text:p>JEANNE ROYAL BLUE</text:p>
            <text:p/>
            <text:p>Inspirado por la princesa Jeanne, el masajeador personal ZALO Jeanne combina tecnología y estética superiores para la mejor experiencia de masaje en el clítoris.</text:p>
            <text:p/>
            <text:p>El motor silencioso de alta potencia ofrece ocho patrones de vibración diferentes para garantizar que nunca se aburra, y el revestimiento suave y sedoso de Softek brinda una experiencia extraordinariamente cómoda.</text:p>
            <text:p/>
            <text:p>Diseñado ergonómicamente para abrazar perfectamente la palma de tu mano, pasa el Jeanne sobre tu clítoris para experimentar intensas sensaciones climáticas.</text:p>
            <text:p/>
            <text:p>Con conectividad bluetooth, Jeanne se conecta a su teléfono inteligente para desbloquear el acceso remoto, y su estética delicadamente grabada con detalles dorados hace que usarlo sea un placer para todos sus sentidos.</text:p>
            <text:p/>
            <text:p>Caracteristicas</text:p>
            <text:p>Silicona premium segura para el cuerpo</text:p>
            <text:p>Dow Corning cumple con los requisitos de la FDA sobre silicona a nivel alimentario. Recubrimiento superficial exclusivo Softek .</text:p>
            <text:p/>
            <text:p>Proceso de esmalte manual de grado de joyería</text:p>
            <text:p>Materiales duraderos constante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text:p>
            <text:p/>
            <text:p><text:s/></text:p>
            <text:p/>
            <text:p/>
            <text:p><text:s/>Dimensiones embalaje <text:s text:c="3"/>19,80 x 14,80 x 9 cm</text:p>
            <text:p><text:s/>Peso embalaje <text:s text:c="3"/>534 gram</text:p>
            <text:p><text:s/>Dimensiones del producto <text:s text:c="3"/>9,5 x 4,6 x 3,1 cm</text:p>
            <text:p><text:s/>Peso del producto <text:s text:c="3"/>67,00 gram</text:p>
            <text:p><text:s/>Diámetro del producto <text:s text:c="3"/>4,6 cm</text:p>
            <text:p><text:s/>Longitud insertable <text:s text:c="3"/>30,0 cm</text:p>
            <text:p><text:s/>Cantidad de motores <text:s text:c="3"/>1</text:p>
            <text:p><text:s/>Rotaciones <text:s text:c="3"/>5800 RPM</text:p>
            <text:p><text:s/>Tipos de velocidad <text:s text:c="3"/>8</text:p>
            <text:p><text:s/>Nivel de ruido <text:s text:c="3"/>40 dB</text:p>
            <text:p><text:s/>Recargable <text:s text:c="3"/>Sí</text:p>
            <text:p><text:s/>Tiempo de recarga <text:s text:c="3"/>120 min</text:p>
            <text:p><text:s/>Vida de la recarga de las baterías <text:s text:c="3"/>120 min</text:p>
            <text:p><text:s/>A prueba de salpicaduras <text:s text:c="3"/>Sí</text:p>
            <text:p><text:s/>Materiales <text:s text:c="3"/>Dow corning silicone</text:p>
            <text:p><text:s text:c="2"/></text:p>
            <text:p/>
            <text:p/>
          </table:table-cell>
          <table:table-cell office:value-type="float" office:value="105.95" table:style-name="ce1">
            <text:p>105,95</text:p>
          </table:table-cell>
          <table:table-cell office:value-type="float" office:value="59.86" table:style-name="ce1">
            <text:p>59,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62.jpg">http://media.grutinet.com/articulos/gr/gr_103862.jpg</text:a></text:p>
          </table:table-cell>
          <table:table-cell office:value-type="string" table:style-name="ce4">
            <text:p><text:a xlink:href="http://media.grutinet.com/articulos/bu/bu_103862.jpg">http://media.grutinet.com/articulos/bu/bu_103862.jpg</text:a></text:p>
          </table:table-cell>
          <table:table-cell office:value-type="string" table:style-name="ce4">
            <text:p><text:a xlink:href="http://media.grutinet.com/articulos/or/or_103862.jpg">http://media.grutinet.com/articulos/or/or_103862.jpg</text:a></text:p>
          </table:table-cell>
          <table:table-cell office:value-type="string" table:style-name="ce2">
            <text:p>53,45</text:p>
          </table:table-cell>
          <table:table-cell office:value-type="string" table:style-name="ce4">
            <text:p><text:a xlink:href="http://media.grutinet.com/articulos/lg/lg_103862_0.jpg">http://media.grutinet.com/articulos/lg/lg_103862_0.jpg</text:a></text:p>
          </table:table-cell>
          <table:table-cell office:value-type="string" table:style-name="ce4">
            <text:p><text:a xlink:href="http://media.grutinet.com/articulos/lg/lg_103862_1.jpg">http://media.grutinet.com/articulos/lg/lg_103862_1.jpg</text:a></text:p>
          </table:table-cell>
          <table:table-cell table:style-name="ce1"/>
          <table:table-cell office:value-type="string" table:style-name="ce4">
            <text:p><text:a xlink:href="http://media.grutinet.com/articulos/lg/lg_103862_2.jpg">http://media.grutinet.com/articulos/lg/lg_103862_2.jpg</text:a></text:p>
          </table:table-cell>
          <table:table-cell office:value-type="string" table:style-name="ce4">
            <text:p><text:a xlink:href="http://media.grutinet.com/articulos/lg/lg_103862_3.jpg">http://media.grutinet.com/articulos/lg/lg_103862_3.jpg</text:a></text:p>
          </table:table-cell>
          <table:table-cell table:number-columns-repeated="6" table:style-name="ce2"/>
          <table:table-cell table:number-columns-repeated="16354"/>
        </table:table-row>
        <table:table-row table:style-name="ro1">
          <table:table-cell office:value-type="float" office:value="103863" table:style-name="ce1">
            <text:p>103863</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ZALO JEANNE ROYAL MASAJEADOR ROSA<text:s/></text:p>
          </table:table-cell>
          <table:table-cell office:value-type="string" table:style-name="ce2">
            <text:p>ZALO</text:p>
          </table:table-cell>
          <table:table-cell office:value-type="string" table:style-name="ce3">
            <text:p>JEANNE ROUGE PINK</text:p>
            <text:p/>
            <text:p>Inspirado por la princesa Jeanne, el masajeador personal ZALO Jeanne combina tecnología y estética superiores para la mejor experiencia de masaje en el clítoris.</text:p>
            <text:p/>
            <text:p>El motor silencioso de alta potencia ofrece ocho patrones de vibración diferentes para garantizar que nunca se aburra, y el revestimiento suave y sedoso de Softek brinda una experiencia extraordinariamente cómoda.</text:p>
            <text:p/>
            <text:p>Diseñado ergonómicamente para abrazar perfectamente la palma de tu mano, pasa el Jeanne sobre tu clítoris para experimentar intensas sensaciones climáticas.</text:p>
            <text:p/>
            <text:p>Con conectividad bluetooth, Jeanne se conecta a su teléfono inteligente para desbloquear el acceso remoto, y su estética delicadamente grabada con detalles dorados hace que usarlo sea un placer para todos sus sentidos.</text:p>
            <text:p/>
            <text:p>Caracteristicas</text:p>
            <text:p>Silicona premium segura para el cuerpo</text:p>
            <text:p>Dow Corning cumple con los requisitos de la FDA sobre silicona a nivel alimentario. Recubrimiento superficial exclusivo Softek .</text:p>
            <text:p/>
            <text:p>Proceso de esmalte manual de grado de joyería</text:p>
            <text:p>Materiales duraderos constante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text:p>
            <text:p/>
            <text:p/>
            <text:p><text:s/>Dimensiones del producto 9,5 x 4,6 x 3,1 cm</text:p>
            <text:p><text:s/>Peso del producto 67,00 gram</text:p>
            <text:p><text:s/>Diámetro del producto 4,6 cm</text:p>
            <text:p><text:s/>Longitud insertable 30,0 cm</text:p>
            <text:p><text:s/>Cantidad de motores 1</text:p>
            <text:p><text:s/>Rotaciones 5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05.95" table:style-name="ce1">
            <text:p>105,95</text:p>
          </table:table-cell>
          <table:table-cell office:value-type="float" office:value="59.86" table:style-name="ce1">
            <text:p>59,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63.jpg">http://media.grutinet.com/articulos/gr/gr_103863.jpg</text:a></text:p>
          </table:table-cell>
          <table:table-cell office:value-type="string" table:style-name="ce4">
            <text:p><text:a xlink:href="http://media.grutinet.com/articulos/bu/bu_103863.jpg">http://media.grutinet.com/articulos/bu/bu_103863.jpg</text:a></text:p>
          </table:table-cell>
          <table:table-cell office:value-type="string" table:style-name="ce4">
            <text:p><text:a xlink:href="http://media.grutinet.com/articulos/or/or_103863.jpg">http://media.grutinet.com/articulos/or/or_103863.jpg</text:a></text:p>
          </table:table-cell>
          <table:table-cell office:value-type="string" table:style-name="ce2">
            <text:p>44,9996</text:p>
          </table:table-cell>
          <table:table-cell office:value-type="string" table:style-name="ce4">
            <text:p><text:a xlink:href="http://media.grutinet.com/articulos/lg/lg_103863_0.jpg">http://media.grutinet.com/articulos/lg/lg_103863_0.jpg</text:a></text:p>
          </table:table-cell>
          <table:table-cell office:value-type="string" table:style-name="ce4">
            <text:p><text:a xlink:href="http://media.grutinet.com/articulos/lg/lg_103863_1.jpg">http://media.grutinet.com/articulos/lg/lg_103863_1.jpg</text:a></text:p>
          </table:table-cell>
          <table:table-cell table:style-name="ce1"/>
          <table:table-cell office:value-type="string" table:style-name="ce4">
            <text:p><text:a xlink:href="http://media.grutinet.com/articulos/lg/lg_103863_2.jpg">http://media.grutinet.com/articulos/lg/lg_103863_2.jpg</text:a></text:p>
          </table:table-cell>
          <table:table-cell table:number-columns-repeated="7" table:style-name="ce2"/>
          <table:table-cell table:number-columns-repeated="16354"/>
        </table:table-row>
        <table:table-row table:style-name="ro1">
          <table:table-cell office:value-type="float" office:value="103865" table:style-name="ce1">
            <text:p>103865</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MOMOKO VIBRADOR VANILLA- BLANCO</text:p>
          </table:table-cell>
          <table:table-cell office:value-type="string" table:style-name="ce2">
            <text:p>ZALO</text:p>
          </table:table-cell>
          <table:table-cell office:value-type="string" table:style-name="ce3">
            <text:p>MOMOKO VANILLA WHITE</text:p>
            <text:p/>
            <text:p>Transpórtate a un mundo donde todo sea posible, con el vibrador ZALO Momoko G-spot.</text:p>
            <text:p/>
            <text:p>La estética de ensueño inspirada en unicornio de Momoko se combina con un diseño ergonómico y una funcionalidad superior para hacer realidad todas sus fantasías.</text:p>
            <text:p/>
            <text:p>Su punta súper suave ha sido diseñada para abrazar la curva sensual de su punto G, mientras que el motor silencioso de alta potencia ofrece ocho modos de vibración diferentes para ayudarlo a descubrir su nivel óptimo de intensidad y velocidad.</text:p>
            <text:p/>
            <text:p>Acabado con una delicada cadena de joyería de 18 quilates y punta chapada en oro artesanal, el Momoko es totalmente conectable por Bluetooth, por lo que usted o su pareja pueden tomar el control con solo tocar un dedo en la pantalla de su teléfono inteligente.</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Momoko lo hace ideal para juegos suaves,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3,1 x 2,9 cm</text:p>
            <text:p><text:s/>Peso del producto 115,00 gram</text:p>
            <text:p><text:s/>Diámetro del producto 2,9 cm</text:p>
            <text:p><text:s/>Longitud insertable 10,5 cm</text:p>
            <text:p><text:s/>Cantidad de motores 1</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3.95" table:style-name="ce1">
            <text:p>123,95</text:p>
          </table:table-cell>
          <table:table-cell office:value-type="float" office:value="69.83" table:style-name="ce1">
            <text:p>69,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65.jpg">http://media.grutinet.com/articulos/gr/gr_103865.jpg</text:a></text:p>
          </table:table-cell>
          <table:table-cell office:value-type="string" table:style-name="ce4">
            <text:p><text:a xlink:href="http://media.grutinet.com/articulos/bu/bu_103865.jpg">http://media.grutinet.com/articulos/bu/bu_103865.jpg</text:a></text:p>
          </table:table-cell>
          <table:table-cell office:value-type="string" table:style-name="ce4">
            <text:p><text:a xlink:href="http://media.grutinet.com/articulos/or/or_103865.jpg">http://media.grutinet.com/articulos/or/or_103865.jpg</text:a></text:p>
          </table:table-cell>
          <table:table-cell office:value-type="string" table:style-name="ce2">
            <text:p>62,35</text:p>
          </table:table-cell>
          <table:table-cell office:value-type="string" table:style-name="ce4">
            <text:p><text:a xlink:href="http://media.grutinet.com/articulos/lg/lg_103865_0.jpg">http://media.grutinet.com/articulos/lg/lg_103865_0.jpg</text:a></text:p>
          </table:table-cell>
          <table:table-cell office:value-type="string" table:style-name="ce4">
            <text:p><text:a xlink:href="http://media.grutinet.com/articulos/lg/lg_103865_1.jpg">http://media.grutinet.com/articulos/lg/lg_103865_1.jpg</text:a></text:p>
          </table:table-cell>
          <table:table-cell table:style-name="ce1"/>
          <table:table-cell office:value-type="string" table:style-name="ce4">
            <text:p><text:a xlink:href="http://media.grutinet.com/articulos/lg/lg_103865_2.jpg">http://media.grutinet.com/articulos/lg/lg_103865_2.jpg</text:a></text:p>
          </table:table-cell>
          <table:table-cell office:value-type="string" table:style-name="ce4">
            <text:p><text:a xlink:href="http://media.grutinet.com/articulos/lg/lg_103865_3.jpg">http://media.grutinet.com/articulos/lg/lg_103865_3.jpg</text:a></text:p>
          </table:table-cell>
          <table:table-cell table:number-columns-repeated="6" table:style-name="ce2"/>
          <table:table-cell table:number-columns-repeated="16354"/>
        </table:table-row>
        <table:table-row table:style-name="ro1">
          <table:table-cell office:value-type="float" office:value="103867" table:style-name="ce1">
            <text:p>103867</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MOMOKO VIBRADOR - VERDE, MELÓN</text:p>
          </table:table-cell>
          <table:table-cell office:value-type="string" table:style-name="ce2">
            <text:p>ZALO</text:p>
          </table:table-cell>
          <table:table-cell office:value-type="string" table:style-name="ce3">
            <text:p>MOMOKO MELON GREEN</text:p>
            <text:p/>
            <text:p>Transpórtate a un mundo donde todo sea posible, con el vibrador ZALO Momoko G-spot.</text:p>
            <text:p/>
            <text:p>La estética de ensueño inspirada en unicornio de Momoko se combina con un diseño ergonómico y una funcionalidad superior para hacer realidad todas sus fantasías.</text:p>
            <text:p/>
            <text:p>Su punta súper suave ha sido diseñada para abrazar la curva sensual de su punto G, mientras que el motor silencioso de alta potencia ofrece ocho modos de vibración diferentes para ayudarlo a descubrir su nivel óptimo de intensidad y velocidad.</text:p>
            <text:p/>
            <text:p>Acabado con una delicada cadena de joyería de 18 quilates y punta chapada en oro artesanal, el Momoko es totalmente conectable por Bluetooth, por lo que usted o su pareja pueden tomar el control con solo tocar un dedo en la pantalla de su teléfono inteligente.</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Momoko lo hace ideal para juegos suaves,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3,1 x 2,9 cm</text:p>
            <text:p><text:s/>Peso del producto 115,00 gram</text:p>
            <text:p><text:s/>Diámetro del producto 2,9 cm</text:p>
            <text:p><text:s/>Longitud insertable 10,5 cm</text:p>
            <text:p><text:s/>Cantidad de motores 1</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
            <text:p/>
            <text:p><text:s/></text:p>
            <text:p/>
          </table:table-cell>
          <table:table-cell office:value-type="float" office:value="123.95" table:style-name="ce1">
            <text:p>123,95</text:p>
          </table:table-cell>
          <table:table-cell office:value-type="float" office:value="69.83" table:style-name="ce1">
            <text:p>69,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67.jpg">http://media.grutinet.com/articulos/gr/gr_103867.jpg</text:a></text:p>
          </table:table-cell>
          <table:table-cell office:value-type="string" table:style-name="ce4">
            <text:p><text:a xlink:href="http://media.grutinet.com/articulos/bu/bu_103867.jpg">http://media.grutinet.com/articulos/bu/bu_103867.jpg</text:a></text:p>
          </table:table-cell>
          <table:table-cell office:value-type="string" table:style-name="ce4">
            <text:p><text:a xlink:href="http://media.grutinet.com/articulos/or/or_103867.jpg">http://media.grutinet.com/articulos/or/or_103867.jpg</text:a></text:p>
          </table:table-cell>
          <table:table-cell office:value-type="string" table:style-name="ce2">
            <text:p>62,35</text:p>
          </table:table-cell>
          <table:table-cell office:value-type="string" table:style-name="ce4">
            <text:p><text:a xlink:href="http://media.grutinet.com/articulos/lg/lg_103867_0.jpg">http://media.grutinet.com/articulos/lg/lg_103867_0.jpg</text:a></text:p>
          </table:table-cell>
          <table:table-cell office:value-type="string" table:style-name="ce4">
            <text:p><text:a xlink:href="http://media.grutinet.com/articulos/lg/lg_103867_1.jpg">http://media.grutinet.com/articulos/lg/lg_103867_1.jpg</text:a></text:p>
          </table:table-cell>
          <table:table-cell table:style-name="ce1"/>
          <table:table-cell office:value-type="string" table:style-name="ce4">
            <text:p><text:a xlink:href="http://media.grutinet.com/articulos/lg/lg_103867_2.jpg">http://media.grutinet.com/articulos/lg/lg_103867_2.jpg</text:a></text:p>
          </table:table-cell>
          <table:table-cell office:value-type="string" table:style-name="ce4">
            <text:p><text:a xlink:href="http://media.grutinet.com/articulos/lg/lg_103867_3.jpg">http://media.grutinet.com/articulos/lg/lg_103867_3.jpg</text:a></text:p>
          </table:table-cell>
          <table:table-cell table:number-columns-repeated="6" table:style-name="ce2"/>
          <table:table-cell table:number-columns-repeated="16354"/>
        </table:table-row>
        <table:table-row table:style-name="ro1">
          <table:table-cell office:value-type="float" office:value="103868" table:style-name="ce1">
            <text:p>103868</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MOMOKO VIBRADOR - VIOLETA</text:p>
          </table:table-cell>
          <table:table-cell office:value-type="string" table:style-name="ce2">
            <text:p>ZALO</text:p>
          </table:table-cell>
          <table:table-cell office:value-type="string" table:style-name="ce3">
            <text:p>MOMOKO BERRY VIOLET</text:p>
            <text:p/>
            <text:p>Transpórtate a un mundo donde todo sea posible, con el vibrador ZALO Momoko G-spot.</text:p>
            <text:p/>
            <text:p>La estética de ensueño inspirada en unicornio de Momoko se combina con un diseño ergonómico y una funcionalidad superior para hacer realidad todas sus fantasías.</text:p>
            <text:p/>
            <text:p>Su punta súper suave ha sido diseñada para abrazar la curva sensual de su punto G, mientras que el motor silencioso de alta potencia ofrece ocho modos de vibración diferentes para ayudarlo a descubrir su nivel óptimo de intensidad y velocidad.</text:p>
            <text:p/>
            <text:p>Acabado con una delicada cadena de joyería de 18 quilates y punta chapada en oro artesanal, el Momoko es totalmente conectable por Bluetooth, por lo que usted o su pareja pueden tomar el control con solo tocar un dedo en la pantalla de su teléfono inteligente.</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Momoko lo hace ideal para juegos suaves,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Apple App Store para descargar.</text:p>
            <text:p>Usuarios de Android, busque ZALO REMOTE en Google Play para descargar.</text:p>
            <text:p>Enviar comentarios</text:p>
            <text:p/>
            <text:p/>
            <text:p><text:s/>Dimensiones del producto 18,1 x 3,1 x 2,9 cm</text:p>
            <text:p><text:s/>Peso del producto 115,00 gram</text:p>
            <text:p><text:s/>Diámetro del producto 2,9 cm</text:p>
            <text:p><text:s/>Longitud insertable 10,5 cm</text:p>
            <text:p><text:s/>Cantidad de motores 1</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3.95" table:style-name="ce1">
            <text:p>123,95</text:p>
          </table:table-cell>
          <table:table-cell office:value-type="float" office:value="69.83" table:style-name="ce1">
            <text:p>69,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68.jpg">http://media.grutinet.com/articulos/gr/gr_103868.jpg</text:a></text:p>
          </table:table-cell>
          <table:table-cell office:value-type="string" table:style-name="ce4">
            <text:p><text:a xlink:href="http://media.grutinet.com/articulos/bu/bu_103868.jpg">http://media.grutinet.com/articulos/bu/bu_103868.jpg</text:a></text:p>
          </table:table-cell>
          <table:table-cell office:value-type="string" table:style-name="ce4">
            <text:p><text:a xlink:href="http://media.grutinet.com/articulos/or/or_103868.jpg">http://media.grutinet.com/articulos/or/or_103868.jpg</text:a></text:p>
          </table:table-cell>
          <table:table-cell office:value-type="string" table:style-name="ce2">
            <text:p>62,35</text:p>
          </table:table-cell>
          <table:table-cell office:value-type="string" table:style-name="ce4">
            <text:p><text:a xlink:href="http://media.grutinet.com/articulos/lg/lg_103868_0.jpg">http://media.grutinet.com/articulos/lg/lg_103868_0.jpg</text:a></text:p>
          </table:table-cell>
          <table:table-cell office:value-type="string" table:style-name="ce4">
            <text:p><text:a xlink:href="http://media.grutinet.com/articulos/lg/lg_103868_1.jpg">http://media.grutinet.com/articulos/lg/lg_103868_1.jpg</text:a></text:p>
          </table:table-cell>
          <table:table-cell table:style-name="ce1"/>
          <table:table-cell office:value-type="string" table:style-name="ce4">
            <text:p><text:a xlink:href="http://media.grutinet.com/articulos/lg/lg_103868_2.jpg">http://media.grutinet.com/articulos/lg/lg_103868_2.jpg</text:a></text:p>
          </table:table-cell>
          <table:table-cell office:value-type="string" table:style-name="ce4">
            <text:p><text:a xlink:href="http://media.grutinet.com/articulos/lg/lg_103868_3.jpg">http://media.grutinet.com/articulos/lg/lg_103868_3.jpg</text:a></text:p>
          </table:table-cell>
          <table:table-cell table:number-columns-repeated="6" table:style-name="ce2"/>
          <table:table-cell table:number-columns-repeated="16354"/>
        </table:table-row>
        <table:table-row table:style-name="ro1">
          <table:table-cell office:value-type="float" office:value="103869" table:style-name="ce1">
            <text:p>103869</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ICHIGO RABBIT VIBRACIÓN - BLANCO</text:p>
          </table:table-cell>
          <table:table-cell office:value-type="string" table:style-name="ce2">
            <text:p>ZALO</text:p>
          </table:table-cell>
          <table:table-cell office:value-type="string" table:style-name="ce3">
            <text:p>ICHIGO VANILLA WHITE</text:p>
            <text:p/>
            <text:p>Duplique la pasión con el vibrador ZALO Ichigo Rabbit, completo con motores dobles incorporados para el placer interno y externo 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text:s text:c="2"/></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69.jpg">http://media.grutinet.com/articulos/gr/gr_103869.jpg</text:a></text:p>
          </table:table-cell>
          <table:table-cell office:value-type="string" table:style-name="ce4">
            <text:p><text:a xlink:href="http://media.grutinet.com/articulos/bu/bu_103869.jpg">http://media.grutinet.com/articulos/bu/bu_103869.jpg</text:a></text:p>
          </table:table-cell>
          <table:table-cell office:value-type="string" table:style-name="ce4">
            <text:p><text:a xlink:href="http://media.grutinet.com/articulos/or/or_103869.jpg">http://media.grutinet.com/articulos/or/or_103869.jpg</text:a></text:p>
          </table:table-cell>
          <table:table-cell office:value-type="string" table:style-name="ce2">
            <text:p>71,25</text:p>
          </table:table-cell>
          <table:table-cell office:value-type="string" table:style-name="ce4">
            <text:p><text:a xlink:href="http://media.grutinet.com/articulos/lg/lg_103869_0.jpg">http://media.grutinet.com/articulos/lg/lg_103869_0.jpg</text:a></text:p>
          </table:table-cell>
          <table:table-cell office:value-type="string" table:style-name="ce4">
            <text:p><text:a xlink:href="http://media.grutinet.com/articulos/lg/lg_103869_1.jpg">http://media.grutinet.com/articulos/lg/lg_103869_1.jpg</text:a></text:p>
          </table:table-cell>
          <table:table-cell table:style-name="ce1"/>
          <table:table-cell office:value-type="string" table:style-name="ce4">
            <text:p><text:a xlink:href="http://media.grutinet.com/articulos/lg/lg_103869_2.jpg">http://media.grutinet.com/articulos/lg/lg_103869_2.jpg</text:a></text:p>
          </table:table-cell>
          <table:table-cell table:number-columns-repeated="7" table:style-name="ce2"/>
          <table:table-cell table:number-columns-repeated="16354"/>
        </table:table-row>
        <table:table-row table:style-name="ro1">
          <table:table-cell office:value-type="float" office:value="103870" table:style-name="ce1">
            <text:p>103870</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ICHIGO RABBIT VIBRACIÓN - ROSA</text:p>
          </table:table-cell>
          <table:table-cell office:value-type="string" table:style-name="ce2">
            <text:p>ZALO</text:p>
          </table:table-cell>
          <table:table-cell office:value-type="string" table:style-name="ce3">
            <text:p>ICHIGO STRAWBERRY PINK</text:p>
            <text:p/>
            <text:p>Duplique la pasión con el vibrador ZALO Ichigo Rabbit, completo con motores dobles incorporados para el placer interno y externo 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Ichigo lo hace ideal para un juego suave,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70.jpg">http://media.grutinet.com/articulos/gr/gr_103870.jpg</text:a></text:p>
          </table:table-cell>
          <table:table-cell office:value-type="string" table:style-name="ce4">
            <text:p><text:a xlink:href="http://media.grutinet.com/articulos/bu/bu_103870.jpg">http://media.grutinet.com/articulos/bu/bu_103870.jpg</text:a></text:p>
          </table:table-cell>
          <table:table-cell office:value-type="string" table:style-name="ce4">
            <text:p><text:a xlink:href="http://media.grutinet.com/articulos/or/or_103870.jpg">http://media.grutinet.com/articulos/or/or_103870.jpg</text:a></text:p>
          </table:table-cell>
          <table:table-cell office:value-type="string" table:style-name="ce2">
            <text:p>71,25</text:p>
          </table:table-cell>
          <table:table-cell office:value-type="string" table:style-name="ce4">
            <text:p><text:a xlink:href="http://media.grutinet.com/articulos/lg/lg_103870_0.jpg">http://media.grutinet.com/articulos/lg/lg_103870_0.jpg</text:a></text:p>
          </table:table-cell>
          <table:table-cell office:value-type="string" table:style-name="ce4">
            <text:p><text:a xlink:href="http://media.grutinet.com/articulos/lg/lg_103870_1.jpg">http://media.grutinet.com/articulos/lg/lg_103870_1.jpg</text:a></text:p>
          </table:table-cell>
          <table:table-cell table:style-name="ce1"/>
          <table:table-cell office:value-type="string" table:style-name="ce4">
            <text:p><text:a xlink:href="http://media.grutinet.com/articulos/lg/lg_103870_2.jpg">http://media.grutinet.com/articulos/lg/lg_103870_2.jpg</text:a></text:p>
          </table:table-cell>
          <table:table-cell table:number-columns-repeated="7" table:style-name="ce2"/>
          <table:table-cell table:number-columns-repeated="16354"/>
        </table:table-row>
        <table:table-row table:style-name="ro1">
          <table:table-cell office:value-type="float" office:value="103871" table:style-name="ce1">
            <text:p>103871</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ICHIGO RABBIT VIBRACIÓN - VERDE<text:s/></text:p>
          </table:table-cell>
          <table:table-cell office:value-type="string" table:style-name="ce2">
            <text:p>ZALO</text:p>
          </table:table-cell>
          <table:table-cell office:value-type="string" table:style-name="ce3">
            <text:p>ICHIGO MELON GREEN</text:p>
            <text:p/>
            <text:p>Duplique la pasión con el vibrador ZALO Ichigo Rabbit, completo con motores duales incorporados para placer interno y externo.</text:p>
            <text:p/>
            <text:p>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 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Ichigo lo hace ideal para un juego suave,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71.jpg">http://media.grutinet.com/articulos/gr/gr_103871.jpg</text:a></text:p>
          </table:table-cell>
          <table:table-cell office:value-type="string" table:style-name="ce4">
            <text:p><text:a xlink:href="http://media.grutinet.com/articulos/bu/bu_103871.jpg">http://media.grutinet.com/articulos/bu/bu_103871.jpg</text:a></text:p>
          </table:table-cell>
          <table:table-cell office:value-type="string" table:style-name="ce4">
            <text:p><text:a xlink:href="http://media.grutinet.com/articulos/or/or_103871.jpg">http://media.grutinet.com/articulos/or/or_103871.jpg</text:a></text:p>
          </table:table-cell>
          <table:table-cell office:value-type="string" table:style-name="ce2">
            <text:p>71,25</text:p>
          </table:table-cell>
          <table:table-cell office:value-type="string" table:style-name="ce4">
            <text:p><text:a xlink:href="http://media.grutinet.com/articulos/lg/lg_103871_0.jpg">http://media.grutinet.com/articulos/lg/lg_103871_0.jpg</text:a></text:p>
          </table:table-cell>
          <table:table-cell office:value-type="string" table:style-name="ce4">
            <text:p><text:a xlink:href="http://media.grutinet.com/articulos/lg/lg_103871_1.jpg">http://media.grutinet.com/articulos/lg/lg_103871_1.jpg</text:a></text:p>
          </table:table-cell>
          <table:table-cell table:style-name="ce1"/>
          <table:table-cell office:value-type="string" table:style-name="ce4">
            <text:p><text:a xlink:href="http://media.grutinet.com/articulos/lg/lg_103871_2.jpg">http://media.grutinet.com/articulos/lg/lg_103871_2.jpg</text:a></text:p>
          </table:table-cell>
          <table:table-cell office:value-type="string" table:style-name="ce4">
            <text:p><text:a xlink:href="http://media.grutinet.com/articulos/lg/lg_103871_3.jpg">http://media.grutinet.com/articulos/lg/lg_103871_3.jpg</text:a></text:p>
          </table:table-cell>
          <table:table-cell table:number-columns-repeated="6" table:style-name="ce2"/>
          <table:table-cell table:number-columns-repeated="16354"/>
        </table:table-row>
        <table:table-row table:style-name="ro1">
          <table:table-cell office:value-type="float" office:value="103872" table:style-name="ce1">
            <text:p>103872</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ICHIGO RABBIT VIBRACIÓN - VIOLETA<text:s/></text:p>
          </table:table-cell>
          <table:table-cell office:value-type="string" table:style-name="ce2">
            <text:p>ZALO</text:p>
          </table:table-cell>
          <table:table-cell office:value-type="string" table:style-name="ce3">
            <text:p>ICHIGO BERRY VIOLET</text:p>
            <text:p/>
            <text:p>Duplique la pasión con el vibrador ZALO Ichigo Rabbit, completo con motores duales incorporados para placer interno y externo.</text:p>
            <text:p/>
            <text:p>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Ichigo lo hace ideal para un juego suave,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72.jpg">http://media.grutinet.com/articulos/gr/gr_103872.jpg</text:a></text:p>
          </table:table-cell>
          <table:table-cell office:value-type="string" table:style-name="ce4">
            <text:p><text:a xlink:href="http://media.grutinet.com/articulos/bu/bu_103872.jpg">http://media.grutinet.com/articulos/bu/bu_103872.jpg</text:a></text:p>
          </table:table-cell>
          <table:table-cell office:value-type="string" table:style-name="ce4">
            <text:p><text:a xlink:href="http://media.grutinet.com/articulos/or/or_103872.jpg">http://media.grutinet.com/articulos/or/or_103872.jpg</text:a></text:p>
          </table:table-cell>
          <table:table-cell office:value-type="string" table:style-name="ce2">
            <text:p>71,25</text:p>
          </table:table-cell>
          <table:table-cell office:value-type="string" table:style-name="ce4">
            <text:p><text:a xlink:href="http://media.grutinet.com/articulos/lg/lg_103872_0.jpg">http://media.grutinet.com/articulos/lg/lg_103872_0.jpg</text:a></text:p>
          </table:table-cell>
          <table:table-cell office:value-type="string" table:style-name="ce4">
            <text:p><text:a xlink:href="http://media.grutinet.com/articulos/lg/lg_103872_1.jpg">http://media.grutinet.com/articulos/lg/lg_103872_1.jpg</text:a></text:p>
          </table:table-cell>
          <table:table-cell table:style-name="ce1"/>
          <table:table-cell office:value-type="string" table:style-name="ce4">
            <text:p><text:a xlink:href="http://media.grutinet.com/articulos/lg/lg_103872_2.jpg">http://media.grutinet.com/articulos/lg/lg_103872_2.jpg</text:a></text:p>
          </table:table-cell>
          <table:table-cell table:number-columns-repeated="7" table:style-name="ce2"/>
          <table:table-cell table:number-columns-repeated="16354"/>
        </table:table-row>
        <table:table-row table:style-name="ro1">
          <table:table-cell office:value-type="float" office:value="103873" table:style-name="ce1">
            <text:p>10387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BABY STAR BALA VIBRADORA - VAINILLA</text:p>
          </table:table-cell>
          <table:table-cell office:value-type="string" table:style-name="ce2">
            <text:p>ZALO</text:p>
          </table:table-cell>
          <table:table-cell office:value-type="string" table:style-name="ce3">
            <text:p>BABY STAR VANILLA WHITE</text:p>
            <text:p/>
            <text:p>Lo último en placer discreto y delicado, el vibrador ZALO Baby Star Bullet se desliza íntimamente dentro de usted para entregar vibraciones suaves y apasionadas diseñadas para desbloquear sus deseos más profundos.</text:p>
            <text:p/>
            <text:p>Un motor silencioso, detalles de grado de joyería chapados en oro de 18 quilates y un revestimiento suave y sedoso de Softek se unen para brindar la mejor experiencia sensorial.</text:p>
            <text:p/>
            <text:p>Con ocho modos de vibración para arrancar, está garantizado que nunca se cansará de explorar la diversión sensual que Baby Star tiene para ofrecer. Caracteristicas</text:p>
            <text:p>Silicona premium segura para el cuerpo</text:p>
            <text:p/>
            <text:p>Dow Corning cumple con los requisitos de la FDA sobre silicona a nivel alimentario.</text:p>
            <text:p/>
            <text:p>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chapado en oro aporta romance y notable belleza a esta pieza.</text:p>
            <text:p/>
            <text:p>Susurra vibraciones silenciosas</text:p>
            <text:p>A pesar de ser mansos y silenciosos, las vibraciones siguen siendo poderosas. La gentileza de Baby Star lo hace ideal para juegos suaves, para alguien que busca hacer una autoexploración íntima o para alguien que busca un juguete que no sea intimidante.</text:p>
            <text:p/>
            <text:p>USB recargable</text:p>
            <text:p>Batería de iones de litio incorporada con una capacidad de 20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8 x 2,5 x 2,6 cm</text:p>
            <text:p><text:s/>Peso del producto 50,00 gram</text:p>
            <text:p><text:s/>Diámetro del producto 2,6 cm</text:p>
            <text:p><text:s/>Longitud insertable 7,5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73.jpg">http://media.grutinet.com/articulos/gr/gr_103873.jpg</text:a></text:p>
          </table:table-cell>
          <table:table-cell office:value-type="string" table:style-name="ce4">
            <text:p><text:a xlink:href="http://media.grutinet.com/articulos/bu/bu_103873.jpg">http://media.grutinet.com/articulos/bu/bu_103873.jpg</text:a></text:p>
          </table:table-cell>
          <table:table-cell office:value-type="string" table:style-name="ce4">
            <text:p><text:a xlink:href="http://media.grutinet.com/articulos/or/or_103873.jpg">http://media.grutinet.com/articulos/or/or_103873.jpg</text:a></text:p>
          </table:table-cell>
          <table:table-cell office:value-type="string" table:style-name="ce2">
            <text:p>38,9998</text:p>
          </table:table-cell>
          <table:table-cell office:value-type="string" table:style-name="ce4">
            <text:p><text:a xlink:href="http://media.grutinet.com/articulos/lg/lg_103873_0.jpg">http://media.grutinet.com/articulos/lg/lg_103873_0.jpg</text:a></text:p>
          </table:table-cell>
          <table:table-cell office:value-type="string" table:style-name="ce4">
            <text:p><text:a xlink:href="http://media.grutinet.com/articulos/lg/lg_103873_1.jpg">http://media.grutinet.com/articulos/lg/lg_103873_1.jpg</text:a></text:p>
          </table:table-cell>
          <table:table-cell table:style-name="ce1"/>
          <table:table-cell office:value-type="string" table:style-name="ce4">
            <text:p><text:a xlink:href="http://media.grutinet.com/articulos/lg/lg_103873_2.jpg">http://media.grutinet.com/articulos/lg/lg_103873_2.jpg</text:a></text:p>
          </table:table-cell>
          <table:table-cell table:number-columns-repeated="7" table:style-name="ce2"/>
          <table:table-cell table:number-columns-repeated="16354"/>
        </table:table-row>
        <table:table-row table:style-name="ro1">
          <table:table-cell office:value-type="float" office:value="103874" table:style-name="ce1">
            <text:p>103874</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BABY STAR BALA VIBRADORA - ROSA<text:s/></text:p>
          </table:table-cell>
          <table:table-cell office:value-type="string" table:style-name="ce2">
            <text:p>ZALO</text:p>
          </table:table-cell>
          <table:table-cell office:value-type="string" table:style-name="ce3">
            <text:p>BABY STAR STRAWBERRY PINK</text:p>
            <text:p/>
            <text:p>Lo último en placer discreto y delicado, el vibrador ZALO Baby Star Bullet se desliza íntimamente dentro de usted para entregar vibraciones suaves y apasionadas diseñadas para desbloquear sus deseos más profund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Star tiene para ofrecer.</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chapado en oro aporta romance y notable belleza a esta pieza.</text:p>
            <text:p/>
            <text:p>Susurra vibraciones silenciosas</text:p>
            <text:p>A pesar de ser mansos y silenciosos, las vibraciones siguen siendo poderosas. La gentileza de Baby Star lo hace ideal para juegos suaves, para alguien que busca hacer una autoexploración íntima o para alguien que busca un juguete que no sea intimidante.</text:p>
            <text:p/>
            <text:p>USB recargable</text:p>
            <text:p>Batería de iones de litio incorporada con una capacidad de 20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del producto 8 x 2,5 x 2,6 cm</text:p>
            <text:p><text:s/>Peso del producto 50,00 gram</text:p>
            <text:p><text:s/>Diámetro del producto 2,6 cm</text:p>
            <text:p><text:s/>Longitud insertable 7,5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74.jpg">http://media.grutinet.com/articulos/gr/gr_103874.jpg</text:a></text:p>
          </table:table-cell>
          <table:table-cell office:value-type="string" table:style-name="ce4">
            <text:p><text:a xlink:href="http://media.grutinet.com/articulos/bu/bu_103874.jpg">http://media.grutinet.com/articulos/bu/bu_103874.jpg</text:a></text:p>
          </table:table-cell>
          <table:table-cell office:value-type="string" table:style-name="ce4">
            <text:p><text:a xlink:href="http://media.grutinet.com/articulos/or/or_103874.jpg">http://media.grutinet.com/articulos/or/or_103874.jpg</text:a></text:p>
          </table:table-cell>
          <table:table-cell office:value-type="string" table:style-name="ce2">
            <text:p>44,5</text:p>
          </table:table-cell>
          <table:table-cell office:value-type="string" table:style-name="ce4">
            <text:p><text:a xlink:href="http://media.grutinet.com/articulos/lg/lg_103874_0.jpg">http://media.grutinet.com/articulos/lg/lg_103874_0.jpg</text:a></text:p>
          </table:table-cell>
          <table:table-cell office:value-type="string" table:style-name="ce4">
            <text:p><text:a xlink:href="http://media.grutinet.com/articulos/lg/lg_103874_1.jpg">http://media.grutinet.com/articulos/lg/lg_103874_1.jpg</text:a></text:p>
          </table:table-cell>
          <table:table-cell table:style-name="ce1"/>
          <table:table-cell office:value-type="string" table:style-name="ce4">
            <text:p><text:a xlink:href="http://media.grutinet.com/articulos/lg/lg_103874_2.jpg">http://media.grutinet.com/articulos/lg/lg_103874_2.jpg</text:a></text:p>
          </table:table-cell>
          <table:table-cell table:number-columns-repeated="7" table:style-name="ce2"/>
          <table:table-cell table:number-columns-repeated="16354"/>
        </table:table-row>
        <table:table-row table:style-name="ro1">
          <table:table-cell office:value-type="float" office:value="103875" table:style-name="ce1">
            <text:p>103875</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BABY STAR BALA VIBRADORA - VERDE</text:p>
          </table:table-cell>
          <table:table-cell office:value-type="string" table:style-name="ce2">
            <text:p>ZALO</text:p>
          </table:table-cell>
          <table:table-cell office:value-type="string" table:style-name="ce3">
            <text:p>BABY STAR MELON GREEN</text:p>
            <text:p/>
            <text:p>Lo último en placer discreto y delicado, el vibrador ZALO Baby Star Bullet se desliza íntimamente dentro de usted para entregar vibraciones suaves y apasionadas diseñadas para desbloquear sus deseos más profund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Star tiene para ofrecer.</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chapado en oro aporta romance y notable belleza a esta pieza.</text:p>
            <text:p/>
            <text:p>Susurra vibraciones silenciosas</text:p>
            <text:p>A pesar de ser mansos y silenciosos, las vibraciones siguen siendo poderosas. La gentileza de Baby Star lo hace ideal para juegos suaves, para alguien que busca hacer una autoexploración íntima o para alguien que busca un juguete que no sea intimidante.</text:p>
            <text:p/>
            <text:p>USB recargable</text:p>
            <text:p>Batería de iones de litio incorporada con una capacidad de 20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del producto 8 x 2,5 x 2,6 cm</text:p>
            <text:p><text:s/>Peso del producto 50,00 gram</text:p>
            <text:p><text:s/>Diámetro del producto 2,6 cm</text:p>
            <text:p><text:s/>Longitud insertable 7,5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75.jpg">http://media.grutinet.com/articulos/gr/gr_103875.jpg</text:a></text:p>
          </table:table-cell>
          <table:table-cell office:value-type="string" table:style-name="ce4">
            <text:p><text:a xlink:href="http://media.grutinet.com/articulos/bu/bu_103875.jpg">http://media.grutinet.com/articulos/bu/bu_103875.jpg</text:a></text:p>
          </table:table-cell>
          <table:table-cell office:value-type="string" table:style-name="ce4">
            <text:p><text:a xlink:href="http://media.grutinet.com/articulos/or/or_103875.jpg">http://media.grutinet.com/articulos/or/or_103875.jpg</text:a></text:p>
          </table:table-cell>
          <table:table-cell office:value-type="string" table:style-name="ce2">
            <text:p>44,5</text:p>
          </table:table-cell>
          <table:table-cell office:value-type="string" table:style-name="ce4">
            <text:p><text:a xlink:href="http://media.grutinet.com/articulos/lg/lg_103875_0.jpg">http://media.grutinet.com/articulos/lg/lg_103875_0.jpg</text:a></text:p>
          </table:table-cell>
          <table:table-cell office:value-type="string" table:style-name="ce4">
            <text:p><text:a xlink:href="http://media.grutinet.com/articulos/lg/lg_103875_1.jpg">http://media.grutinet.com/articulos/lg/lg_103875_1.jpg</text:a></text:p>
          </table:table-cell>
          <table:table-cell table:style-name="ce1"/>
          <table:table-cell office:value-type="string" table:style-name="ce4">
            <text:p><text:a xlink:href="http://media.grutinet.com/articulos/lg/lg_103875_2.jpg">http://media.grutinet.com/articulos/lg/lg_103875_2.jpg</text:a></text:p>
          </table:table-cell>
          <table:table-cell table:number-columns-repeated="7" table:style-name="ce2"/>
          <table:table-cell table:number-columns-repeated="16354"/>
        </table:table-row>
        <table:table-row table:style-name="ro1">
          <table:table-cell office:value-type="float" office:value="103877" table:style-name="ce1">
            <text:p>103877</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BABY HEART VIBRADOR - BLANCO<text:s/></text:p>
          </table:table-cell>
          <table:table-cell office:value-type="string" table:style-name="ce2">
            <text:p>ZALO</text:p>
          </table:table-cell>
          <table:table-cell office:value-type="string" table:style-name="ce3">
            <text:p>BABY HEART VANILLA WHITE</text:p>
            <text:p/>
            <text:p>Creado con el amor y el lujo en mente, el masajeador de cuerpo entero ZALO Baby Heart ha sido diseñado para encajar íntimamente en todas sus zonas erógenas y desbloquear un intenso placer sensorial.</text:p>
            <text:p/>
            <text:p>Pase sus suaves curvas sobre su clítoris para la excitación orgásmica, o trace sus bordes sobre su cuello y escote para un masaje sensual y hormigueante durante los juegos previ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Heart tiene para ofrecer.</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Baby Heart lo hace ideal para juegos suaves, para alguien que busca hacer una autoexploración íntima o para alguien que busca un juguete que no sea intimidante.</text:p>
            <text:p/>
            <text:p>USB recargable</text:p>
            <text:p>Batería de iones de litio incorporada con una capacidad de 130 mAh que se puede cargar completamente en solo 1 hora y proporciona unas 2-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embalaje 13,80 x 17,50 x 7 cm</text:p>
            <text:p><text:s/>Peso embalaje 322 gram</text:p>
            <text:p><text:s/>Dimensiones del producto 7,5 x 6,1 x 3 cm</text:p>
            <text:p><text:s/>Peso del producto 75,00 gram</text:p>
            <text:p><text:s/>Diámetro del producto 6,1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14.95" table:style-name="ce1">
            <text:p>114,95</text:p>
          </table:table-cell>
          <table:table-cell office:value-type="float" office:value="64.849999999999994" table:style-name="ce1">
            <text:p>64,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77.jpg">http://media.grutinet.com/articulos/gr/gr_103877.jpg</text:a></text:p>
          </table:table-cell>
          <table:table-cell office:value-type="string" table:style-name="ce4">
            <text:p><text:a xlink:href="http://media.grutinet.com/articulos/bu/bu_103877.jpg">http://media.grutinet.com/articulos/bu/bu_103877.jpg</text:a></text:p>
          </table:table-cell>
          <table:table-cell office:value-type="string" table:style-name="ce4">
            <text:p><text:a xlink:href="http://media.grutinet.com/articulos/or/or_103877.jpg">http://media.grutinet.com/articulos/or/or_103877.jpg</text:a></text:p>
          </table:table-cell>
          <table:table-cell office:value-type="string" table:style-name="ce2">
            <text:p>57,9</text:p>
          </table:table-cell>
          <table:table-cell office:value-type="string" table:style-name="ce4">
            <text:p><text:a xlink:href="http://media.grutinet.com/articulos/lg/lg_103877_0.jpg">http://media.grutinet.com/articulos/lg/lg_103877_0.jpg</text:a></text:p>
          </table:table-cell>
          <table:table-cell office:value-type="string" table:style-name="ce4">
            <text:p><text:a xlink:href="http://media.grutinet.com/articulos/lg/lg_103877_1.jpg">http://media.grutinet.com/articulos/lg/lg_103877_1.jpg</text:a></text:p>
          </table:table-cell>
          <table:table-cell table:style-name="ce1"/>
          <table:table-cell office:value-type="string" table:style-name="ce4">
            <text:p><text:a xlink:href="http://media.grutinet.com/articulos/lg/lg_103877_2.jpg">http://media.grutinet.com/articulos/lg/lg_103877_2.jpg</text:a></text:p>
          </table:table-cell>
          <table:table-cell table:number-columns-repeated="7" table:style-name="ce2"/>
          <table:table-cell table:number-columns-repeated="16354"/>
        </table:table-row>
        <table:table-row table:style-name="ro1">
          <table:table-cell office:value-type="float" office:value="103880" table:style-name="ce1">
            <text:p>103880</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BABY HEART VIBRADOR - VIOLETA<text:s/></text:p>
          </table:table-cell>
          <table:table-cell office:value-type="string" table:style-name="ce2">
            <text:p>ZALO</text:p>
          </table:table-cell>
          <table:table-cell office:value-type="string" table:style-name="ce3">
            <text:p>BABY HEART BERRY VIOLET</text:p>
            <text:p/>
            <text:p>Creado con el amor y el lujo en mente, el masajeador de cuerpo entero ZALO Baby Heart ha sido diseñado para encajar íntimamente en todas sus zonas erógenas y desbloquear un intenso placer sensorial. Pase sus suaves curvas sobre su clítoris para la excitación orgásmica, o trace sus bordes sobre su cuello y escote para un masaje sensual y hormigueante durante los juegos previ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Heart tiene para ofrecer. 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Baby Heart lo hace ideal para juegos suaves, para alguien que busca hacer una autoexploración íntima o para alguien que busca un juguete que no sea intimidante.</text:p>
            <text:p/>
            <text:p>USB recargable</text:p>
            <text:p>Batería de iones de litio incorporada con una capacidad de 13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embalaje 13,80 x 17,50 x 7 cm</text:p>
            <text:p><text:s/>Peso embalaje 322 gram</text:p>
            <text:p><text:s/>Dimensiones del producto 7,5 x 6,1 x 3 cm</text:p>
            <text:p><text:s/>Peso del producto 75,00 gram</text:p>
            <text:p><text:s/>Diámetro del producto 6,1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text:s text:c="2"/></text:p>
            <text:p/>
            <text:p/>
          </table:table-cell>
          <table:table-cell office:value-type="float" office:value="114.95" table:style-name="ce1">
            <text:p>114,95</text:p>
          </table:table-cell>
          <table:table-cell office:value-type="float" office:value="64.849999999999994" table:style-name="ce1">
            <text:p>64,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80.jpg">http://media.grutinet.com/articulos/gr/gr_103880.jpg</text:a></text:p>
          </table:table-cell>
          <table:table-cell office:value-type="string" table:style-name="ce4">
            <text:p><text:a xlink:href="http://media.grutinet.com/articulos/bu/bu_103880.jpg">http://media.grutinet.com/articulos/bu/bu_103880.jpg</text:a></text:p>
          </table:table-cell>
          <table:table-cell office:value-type="string" table:style-name="ce4">
            <text:p><text:a xlink:href="http://media.grutinet.com/articulos/or/or_103880.jpg">http://media.grutinet.com/articulos/or/or_103880.jpg</text:a></text:p>
          </table:table-cell>
          <table:table-cell office:value-type="string" table:style-name="ce2">
            <text:p>57,9</text:p>
          </table:table-cell>
          <table:table-cell office:value-type="string" table:style-name="ce4">
            <text:p><text:a xlink:href="http://media.grutinet.com/articulos/lg/lg_103880_0.jpg">http://media.grutinet.com/articulos/lg/lg_103880_0.jpg</text:a></text:p>
          </table:table-cell>
          <table:table-cell office:value-type="string" table:style-name="ce4">
            <text:p><text:a xlink:href="http://media.grutinet.com/articulos/lg/lg_103880_1.jpg">http://media.grutinet.com/articulos/lg/lg_103880_1.jpg</text:a></text:p>
          </table:table-cell>
          <table:table-cell table:style-name="ce1"/>
          <table:table-cell office:value-type="string" table:style-name="ce4">
            <text:p><text:a xlink:href="http://media.grutinet.com/articulos/lg/lg_103880_2.jpg">http://media.grutinet.com/articulos/lg/lg_103880_2.jpg</text:a></text:p>
          </table:table-cell>
          <table:table-cell office:value-type="string" table:style-name="ce4">
            <text:p><text:a xlink:href="http://media.grutinet.com/articulos/lg/lg_103880_3.jpg">http://media.grutinet.com/articulos/lg/lg_103880_3.jpg</text:a></text:p>
          </table:table-cell>
          <table:table-cell table:number-columns-repeated="6" table:style-name="ce2"/>
          <table:table-cell table:number-columns-repeated="16354"/>
        </table:table-row>
        <table:table-row table:style-name="ro1">
          <table:table-cell office:value-type="float" office:value="103883" table:style-name="ce1">
            <text:p>10388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DESIRE FAIRY VIBRADOR - VIOLETA<text:s/></text:p>
          </table:table-cell>
          <table:table-cell office:value-type="string" table:style-name="ce2">
            <text:p>ZALO</text:p>
          </table:table-cell>
          <table:table-cell office:value-type="string" table:style-name="ce3">
            <text:p>DESIRE FANTASY VIOLET</text:p>
            <text:p/>
            <text:p>Dé rienda suelta a sus deseos más íntimos con el ZALO Desire Pre-Heating Thruster. Con una punta súper suave diseñada para abrazar las curvas de tus zonas íntimas y una capacidad de empuje automático diferente a cualquier otra que hayas experimentado antes, el Desire llevará tu placer a un nuevo territorio inexplorado.</text:p>
            <text:p/>
            <text:p>Precaliéntelo a la temperatura corporal perfecta antes de cada uso con solo tocar un botón, luego insértelo para disfrutar de sensaciones de empuje profundamente sensuales.</text:p>
            <text:p/>
            <text:p>El primer propulsor automático de ZALO, con un motor silencioso, detalles de calidad de joyería y un revestimiento suave y sedoso de Softek, el Desire ofrece la mejor experiencia sensorial. Con seis modos de empuje en oferta, está garantizado que nunca se cansará de descubrir el placer único que ofrece el Deseo. Caracteristicas</text:p>
            <text:p>Silicona premium segura para el cuerpo</text:p>
            <text:p>Dow Corning cumple con los requisitos de la FDA sobre silicona a nivel alimentario. Recubrimiento superficial exclusivo Softek .</text:p>
            <text:p/>
            <text:p>Apariencia apacible</text:p>
            <text:p>Exquisitos detalles en relieve. Adornado con cristal SWAROVSKI.</text:p>
            <text:p/>
            <text:p>El primer masajeador de empuje automático de ZALO</text:p>
            <text:p>Subvirtiendo la experiencia de vibrador tradicional con movimientos de empuje realistas que le permiten recostarse y disfrutar de la diversión sin la necesidad de manipulación manual.</text:p>
            <text:p/>
            <text:p>Modo Turbo</text:p>
            <text:p>Una función única de orgasmo de una tecla para llevar instantáneamente las vibraciones al nivel más poderoso para un clímax devastador.</text:p>
            <text:p/>
            <text:p>Potentes vibraciones silenciosas.</text:p>
            <text:p>El motor potente y silencioso aporta toda la intensidad.</text:p>
            <text:p/>
            <text:p>USB recargable</text:p>
            <text:p>Batería de iones de litio incorporada con una capacidad de 2000 mAh que se puede cargar completamente en solo 1 hora y proporciona entre 2 y 4 horas de placer continuo.</text:p>
            <text:p/>
            <text:p>A prueba de salpicaduras</text:p>
            <text:p>Grado impermeable IPX4. El producto está protegido contra salpicaduras de agua, sin importar la dirección. Función de precalentamiento</text:p>
            <text:p>El deseo está diseñado para precalentar de forma segura antes de su uso. Calentamiento rápido a la temperatura del cuerpo humano en 2 minutos. Más cómodo en invierno, más apasionado en verano.</text:p>
            <text:p/>
            <text:p/>
            <text:p><text:s/>Dimensiones del producto 22 x 4,5 x 4,5 cm</text:p>
            <text:p><text:s/>Peso del producto 278,00 gram</text:p>
            <text:p><text:s/>Diámetro del producto 3,8 cm</text:p>
            <text:p><text:s/>Longitud insertable 11,5 cm</text:p>
            <text:p><text:s/>Cantidad de motores 1</text:p>
            <text:p><text:s/>Rotaciones 840 RPM</text:p>
            <text:p><text:s/>Tipos de velocidad 7</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3.95" table:style-name="ce1">
            <text:p>123,95</text:p>
          </table:table-cell>
          <table:table-cell office:value-type="float" office:value="69.78" table:style-name="ce1">
            <text:p>6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83.jpg">http://media.grutinet.com/articulos/gr/gr_103883.jpg</text:a></text:p>
          </table:table-cell>
          <table:table-cell office:value-type="string" table:style-name="ce4">
            <text:p><text:a xlink:href="http://media.grutinet.com/articulos/bu/bu_103883.jpg">http://media.grutinet.com/articulos/bu/bu_103883.jpg</text:a></text:p>
          </table:table-cell>
          <table:table-cell office:value-type="string" table:style-name="ce4">
            <text:p><text:a xlink:href="http://media.grutinet.com/articulos/or/or_103883.jpg">http://media.grutinet.com/articulos/or/or_103883.jpg</text:a></text:p>
          </table:table-cell>
          <table:table-cell office:value-type="string" table:style-name="ce2">
            <text:p>69,95</text:p>
          </table:table-cell>
          <table:table-cell office:value-type="string" table:style-name="ce4">
            <text:p><text:a xlink:href="http://media.grutinet.com/articulos/lg/lg_103883_0.jpg">http://media.grutinet.com/articulos/lg/lg_103883_0.jpg</text:a></text:p>
          </table:table-cell>
          <table:table-cell office:value-type="string" table:style-name="ce4">
            <text:p><text:a xlink:href="http://media.grutinet.com/articulos/lg/lg_103883_1.jpg">http://media.grutinet.com/articulos/lg/lg_103883_1.jpg</text:a></text:p>
          </table:table-cell>
          <table:table-cell table:style-name="ce1"/>
          <table:table-cell office:value-type="string" table:style-name="ce4">
            <text:p><text:a xlink:href="http://media.grutinet.com/articulos/lg/lg_103883_2.jpg">http://media.grutinet.com/articulos/lg/lg_103883_2.jpg</text:a></text:p>
          </table:table-cell>
          <table:table-cell table:number-columns-repeated="7" table:style-name="ce2"/>
          <table:table-cell table:number-columns-repeated="16354"/>
        </table:table-row>
        <table:table-row table:style-name="ro1">
          <table:table-cell office:value-type="float" office:value="103884" table:style-name="ce1">
            <text:p>103884</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VIBRADOR CON MANDO TEMPTATION ROSA</text:p>
          </table:table-cell>
          <table:table-cell office:value-type="string" table:style-name="ce2">
            <text:p>ZALO</text:p>
          </table:table-cell>
          <table:table-cell office:value-type="string" table:style-name="ce3">
            <text:p>TEMPTATION FAIRY PINK</text:p>
            <text:p/>
            <text:p>En la tentación de desatar tus deseos más íntimos con el ZALO Temptation Pre-Heating Bullet Thruster.</text:p>
            <text:p/>
            <text:p>Diseñada para deslizarse íntimamente dentro de usted para brindar vibraciones suaves y apasionadas controladas por un control remoto de mano vinculado, la funcionalidad inteligente de empuje automático de Temptation le permite experimentar un placer profundo.</text:p>
            <text:p/>
            <text:p>Un motor silencioso, detalles ornamentales inspirados en joyas y un revestimiento suave y sedoso de Softek se unen para brindar la mejor experiencia sensorial.</text:p>
            <text:p/>
            <text:p>Con seis modos de empuje diferentes para elegir y una función de precalentamiento que garantiza que su juguete tenga la temperatura corporal perfecta para cada uso, la Tentación es demasiado tentadora para resistirla.</text:p>
            <text:p/>
            <text:p>Caracteristicas</text:p>
            <text:p>Silicona premium segura para el cuerpo</text:p>
            <text:p>Dow Corning cumple con los requisitos de la FDA sobre silicona a nivel alimentario. Recubrimiento superficial exclusivo Softek .</text:p>
            <text:p/>
            <text:p>Apariencia apacible</text:p>
            <text:p>Exquisitos detalles en relieve. Adornado con cristal SWAROVSKI.</text:p>
            <text:p/>
            <text:p>La primera bala de empuje automático de ZALO</text:p>
            <text:p>Subvirtiendo la experiencia de vibrador tradicional con movimientos de empuje realistas que le permiten recostarse y disfrutar de la diversión sin la necesidad de manipulación manual.</text:p>
            <text:p/>
            <text:p>Modo Turbo</text:p>
            <text:p>Una función única de orgasmo de una tecla para llevar instantáneamente las vibraciones al nivel más poderoso para un clímax devastador.</text:p>
            <text:p/>
            <text:p>Potentes vibraciones silenciosas.</text:p>
            <text:p>El motor potente y silencioso aporta toda la intensidad.</text:p>
            <text:p/>
            <text:p>USB recargable</text:p>
            <text:p>Batería de iones de litio incorporada con una capacidad de 2000 mAh que se puede cargar completamente en solo 1 hora y proporciona entre 2 y 4 horas de placer continuo.</text:p>
            <text:p/>
            <text:p>A prueba de salpicaduras</text:p>
            <text:p>Grado impermeable IPX4. El producto está protegido contra salpicaduras de agua, sin importar la dirección. Función de precalentamiento</text:p>
            <text:p>La tentación está diseñada para precalentar de forma segura antes de su uso.</text:p>
            <text:p/>
            <text:p>Calentamiento rápido a la temperatura del cuerpo humano en 2 minutos. Más cómodo en invierno, más apasionado en verano.</text:p>
            <text:p/>
            <text:p/>
            <text:p><text:s/>Dimensiones del producto 9,3 x 3,1 x 3,1 cm</text:p>
            <text:p><text:s/>Peso del producto 225,00 gram</text:p>
            <text:p><text:s/>Diámetro del producto 3,3 cm</text:p>
            <text:p><text:s/>Longitud con cable: 10,5 cm</text:p>
            <text:p><text:s/>Cantidad de motores 1</text:p>
            <text:p><text:s/>Rotaciones 840 RPM</text:p>
            <text:p><text:s/>Tipos de velocidad 7</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84.jpg">http://media.grutinet.com/articulos/gr/gr_103884.jpg</text:a></text:p>
          </table:table-cell>
          <table:table-cell office:value-type="string" table:style-name="ce4">
            <text:p><text:a xlink:href="http://media.grutinet.com/articulos/bu/bu_103884.jpg">http://media.grutinet.com/articulos/bu/bu_103884.jpg</text:a></text:p>
          </table:table-cell>
          <table:table-cell office:value-type="string" table:style-name="ce4">
            <text:p><text:a xlink:href="http://media.grutinet.com/articulos/or/or_103884.jpg">http://media.grutinet.com/articulos/or/or_103884.jpg</text:a></text:p>
          </table:table-cell>
          <table:table-cell office:value-type="string" table:style-name="ce2">
            <text:p>44,5</text:p>
          </table:table-cell>
          <table:table-cell office:value-type="string" table:style-name="ce4">
            <text:p><text:a xlink:href="http://media.grutinet.com/articulos/lg/lg_103884_0.jpg">http://media.grutinet.com/articulos/lg/lg_103884_0.jpg</text:a></text:p>
          </table:table-cell>
          <table:table-cell office:value-type="string" table:style-name="ce4">
            <text:p><text:a xlink:href="http://media.grutinet.com/articulos/lg/lg_103884_1.jpg">http://media.grutinet.com/articulos/lg/lg_103884_1.jpg</text:a></text:p>
          </table:table-cell>
          <table:table-cell table:style-name="ce1"/>
          <table:table-cell office:value-type="string" table:style-name="ce4">
            <text:p><text:a xlink:href="http://media.grutinet.com/articulos/lg/lg_103884_2.jpg">http://media.grutinet.com/articulos/lg/lg_103884_2.jpg</text:a></text:p>
          </table:table-cell>
          <table:table-cell office:value-type="string" table:style-name="ce4">
            <text:p><text:a xlink:href="http://media.grutinet.com/articulos/lg/lg_103884_3.jpg">http://media.grutinet.com/articulos/lg/lg_103884_3.jpg</text:a></text:p>
          </table:table-cell>
          <table:table-cell table:number-columns-repeated="6" table:style-name="ce2"/>
          <table:table-cell table:number-columns-repeated="16354"/>
        </table:table-row>
        <table:table-row table:style-name="ro1">
          <table:table-cell office:value-type="float" office:value="103893" table:style-name="ce1">
            <text:p>103893</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KIT VIBRADOR REINA CLEOPATRA CON CALOR - MORADO</text:p>
          </table:table-cell>
          <table:table-cell office:value-type="string" table:style-name="ce2">
            <text:p>ZALO</text:p>
          </table:table-cell>
          <table:table-cell office:value-type="string" table:style-name="ce3">
            <text:p>QUEEN SET TWILIGHT PURPLE</text:p>
            <text:p/>
            <text:p>Experimente el verdadero lujo con el vibrador PulseWave ZALO Queen G-spot, diseñado para que se sienta como una reina.</text:p>
            <text:p/>
            <text:p>Inspirada en Cleopatra, la silueta elegante y seductora de la Reina, con detalles dorados y un verdadero adorno de Swarovski, irradia poder y opulencia.</text:p>
            <text:p/>
            <text:p>La innovadora tecnología PulseWave  de Queen llevará su placer a nuevas alturas mientras acaricia y pulsa suavemente contra su punto G, entregando sensaciones intensas. El ángulo de curva adecuado de la punta asegura que localice y genere su punto G con afecto, cada vez, desbloqueando una experiencia poderosamente orgásmica.</text:p>
            <text:p/>
            <text:p>Inserta las curvas sensuales de la Reina, enciéndelo y recuéstate y disfruta de las sensaciones contra tu punto G sin tener que empujarlo dentro y fuera como un vibrador normal. Con ocho modos de vibración totalmente personalizables, la Reina te mantendrá cautivado mientras su silencioso motor comienza a funcionar.</text:p>
            <text:p/>
            <text:p>Para mayor emoción, use la conectividad Bluetooth de Queen para vincularlo a su teléfono inteligente y permita que su pareja controle todas sus sensaciones desde una distancia de hasta seis metros. Caracteristicas</text:p>
            <text:p>Silicona premium segura para el cuerpo</text:p>
            <text:p>Dow Corning cumple con los requisitos de la FDA a nivel de alimentos. Recubrimiento superficial exclusivo Softek .</text:p>
            <text:p/>
            <text:p>Revolucionaria tecnología electromagnética PulseWave </text:p>
            <text:p>Motor de tipo de onda en combinación con un motor de vibración. La tecnología PulseWave  utiliza intensidad ajustable con un rango de estimulación de hasta 75 veces por segundo. Su diseño elegante cuidadosamente elaborado es convexo en el centro con una forma en ángulo que permite la estimulación de agitación punto a punto y el punto G de prensa de onda a alta frecuencia.</text:p>
            <text:p/>
            <text:p>Función de precalentamiento para simular la temperatura del cuerpo humano</text:p>
            <text:p>Queen está diseñado para precalentar de forma segura antes de usar. Control inteligente de temperatura de precalentamiento de 107 ° Fahrenheit (42 ° Celsius). Más cómodo en invierno, más apasionado en verano.</text:p>
            <text:p/>
            <text:p>Las características únicas de control de diseño de encanto de serpiente inspiradas en Cleopatra</text:p>
            <text:p>Adornado con cristal SWAROVSKI. Tres botones separados que funcionan para controlar la calefacción, el motor de vibración y el motor de onda.</text:p>
            <text:p/>
            <text:p>Potentes vibraciones silenciosas.</text:p>
            <text:p>El diseño sin igual, la potencia ultra alta, la operación silenciosa dura más que muchas, dejándolo con una experiencia realmente satisfactoria.</text:p>
            <text:p/>
            <text:p>Carga magnética USB</text:p>
            <text:p>Batería de iones de litio incorporada con una capacidad de 530 mAh que se puede cargar completamente en solo 1 hora y proporciona aproximadamente 1-2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del producto 21,5 x 5,4 x 3,4 cm</text:p>
            <text:p><text:s/>Peso del producto 196,00 gram</text:p>
            <text:p><text:s/>Diámetro del producto 3,5 cm</text:p>
            <text:p><text:s/>Longitud insertable 11,5cm</text:p>
            <text:p><text:s/>Cantidad de motores 2</text:p>
            <text:p><text:s/>Rotaciones 45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32.94999999999999" table:style-name="ce1">
            <text:p>132,95</text:p>
          </table:table-cell>
          <table:table-cell office:value-type="float" office:value="74.87" table:style-name="ce1">
            <text:p>74,8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93.jpg">http://media.grutinet.com/articulos/gr/gr_103893.jpg</text:a></text:p>
          </table:table-cell>
          <table:table-cell office:value-type="string" table:style-name="ce4">
            <text:p><text:a xlink:href="http://media.grutinet.com/articulos/bu/bu_103893.jpg">http://media.grutinet.com/articulos/bu/bu_103893.jpg</text:a></text:p>
          </table:table-cell>
          <table:table-cell office:value-type="string" table:style-name="ce4">
            <text:p><text:a xlink:href="http://media.grutinet.com/articulos/or/or_103893.jpg">http://media.grutinet.com/articulos/or/or_103893.jpg</text:a></text:p>
          </table:table-cell>
          <table:table-cell office:value-type="string" table:style-name="ce2">
            <text:p>94,437</text:p>
          </table:table-cell>
          <table:table-cell office:value-type="string" table:style-name="ce4">
            <text:p><text:a xlink:href="http://media.grutinet.com/articulos/lg/lg_103893_0.jpg">http://media.grutinet.com/articulos/lg/lg_103893_0.jpg</text:a></text:p>
          </table:table-cell>
          <table:table-cell office:value-type="string" table:style-name="ce4">
            <text:p><text:a xlink:href="http://media.grutinet.com/articulos/lg/lg_103893_1.jpg">http://media.grutinet.com/articulos/lg/lg_103893_1.jpg</text:a></text:p>
          </table:table-cell>
          <table:table-cell table:style-name="ce1"/>
          <table:table-cell office:value-type="string" table:style-name="ce4">
            <text:p><text:a xlink:href="http://media.grutinet.com/articulos/lg/lg_103893_2.jpg">http://media.grutinet.com/articulos/lg/lg_103893_2.jpg</text:a></text:p>
          </table:table-cell>
          <table:table-cell office:value-type="string" table:style-name="ce4">
            <text:p><text:a xlink:href="http://media.grutinet.com/articulos/lg/lg_103893_3.jpg">http://media.grutinet.com/articulos/lg/lg_103893_3.jpg</text:a></text:p>
          </table:table-cell>
          <table:table-cell table:number-columns-repeated="6" table:style-name="ce2"/>
          <table:table-cell table:number-columns-repeated="16354"/>
        </table:table-row>
        <table:table-row table:style-name="ro1">
          <table:table-cell office:value-type="float" office:value="103894" table:style-name="ce1">
            <text:p>103894</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HERO ESTIMULADOR CLITORIS ROJO<text:s/></text:p>
          </table:table-cell>
          <table:table-cell office:value-type="string" table:style-name="ce2">
            <text:p>ZALO</text:p>
          </table:table-cell>
          <table:table-cell office:value-type="string" table:style-name="ce3">
            <text:p>HERO WINE RED</text:p>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Su forma elegante y compacta y sus potentes motores ofrecen una ergonomía y funcionalidad superiores para una experiencia perfecta que le brinda un placer en el clítoris diferente a todos los que haya experimentado antes. Caracteristicas</text:p>
            <text:p/>
            <text:p>Silicona premium segura para el cuerpo</text:p>
            <text:p>Dow Corning cumple con los requisitos de la FDA sobre silicona a nivel alimentario. Recubrimiento superficial exclusivo Softek .</text:p>
            <text:p/>
            <text:p>Revolucionaria tecnología electromagnética PulseWave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
            <text:p><text:s/>Dimensiones embalaje: 25,80 x 17,20 x 5,10 cm</text:p>
            <text:p><text:s/>Peso embalaje .514 gram</text:p>
            <text:p><text:s/>Dimensiones del producto: 14,6 x 5,4 x 3,9 cm</text:p>
            <text:p><text:s/>Peso del producto .115,00 gram</text:p>
            <text:p><text:s/>Diámetro del producto :5,4 cm</text:p>
            <text:p><text:s/>Longitud insertable :36,0 cm</text:p>
            <text:p><text:s/>Cantidad de motores .2</text:p>
            <text:p><text:s/>Rotaciones : 4500 RPM</text:p>
            <text:p><text:s/>Tipos de velocidad .4</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98.95" table:style-name="ce1">
            <text:p>98,95</text:p>
          </table:table-cell>
          <table:table-cell office:value-type="float" office:value="55.94" table:style-name="ce1">
            <text:p>55,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94.jpg">http://media.grutinet.com/articulos/gr/gr_103894.jpg</text:a></text:p>
          </table:table-cell>
          <table:table-cell office:value-type="string" table:style-name="ce4">
            <text:p><text:a xlink:href="http://media.grutinet.com/articulos/bu/bu_103894.jpg">http://media.grutinet.com/articulos/bu/bu_103894.jpg</text:a></text:p>
          </table:table-cell>
          <table:table-cell office:value-type="string" table:style-name="ce4">
            <text:p><text:a xlink:href="http://media.grutinet.com/articulos/or/or_103894.jpg">http://media.grutinet.com/articulos/or/or_103894.jpg</text:a></text:p>
          </table:table-cell>
          <table:table-cell office:value-type="string" table:style-name="ce2">
            <text:p>40</text:p>
          </table:table-cell>
          <table:table-cell office:value-type="string" table:style-name="ce4">
            <text:p><text:a xlink:href="http://media.grutinet.com/articulos/lg/lg_103894_0.jpg">http://media.grutinet.com/articulos/lg/lg_103894_0.jpg</text:a></text:p>
          </table:table-cell>
          <table:table-cell office:value-type="string" table:style-name="ce4">
            <text:p><text:a xlink:href="http://media.grutinet.com/articulos/lg/lg_103894_1.jpg">http://media.grutinet.com/articulos/lg/lg_103894_1.jpg</text:a></text:p>
          </table:table-cell>
          <table:table-cell table:style-name="ce1"/>
          <table:table-cell office:value-type="string" table:style-name="ce4">
            <text:p><text:a xlink:href="http://media.grutinet.com/articulos/lg/lg_103894_2.jpg">http://media.grutinet.com/articulos/lg/lg_103894_2.jpg</text:a></text:p>
          </table:table-cell>
          <table:table-cell office:value-type="string" table:style-name="ce4">
            <text:p><text:a xlink:href="http://media.grutinet.com/articulos/lg/lg_103894_3.jpg">http://media.grutinet.com/articulos/lg/lg_103894_3.jpg</text:a></text:p>
          </table:table-cell>
          <table:table-cell table:number-columns-repeated="6" table:style-name="ce2"/>
          <table:table-cell table:number-columns-repeated="16354"/>
        </table:table-row>
        <table:table-row table:style-name="ro1">
          <table:table-cell office:value-type="float" office:value="103896" table:style-name="ce1">
            <text:p>103896</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HERO ESTIMULADOR CLITORIS MORADO</text:p>
          </table:table-cell>
          <table:table-cell office:value-type="string" table:style-name="ce2">
            <text:p>ZALO</text:p>
          </table:table-cell>
          <table:table-cell office:value-type="string" table:style-name="ce3">
            <text:p>HERO TWILIGHT PURPLE</text:p>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Su forma elegante y compacta y sus potentes motores ofrecen una ergonomía y funcionalidad superiores para una experiencia perfecta que le brinda un placer en el clítoris como nunca antes lo había experimentado. Caracteristicas</text:p>
            <text:p>Silicona premium segura para el cuerpo</text:p>
            <text:p/>
            <text:p>Dow Corning cumple con los requisitos de la FDA sobre silicona a nivel alimentario. Recubrimiento superficial exclusivo Softek .</text:p>
            <text:p/>
            <text:p>Revolucionaria tecnología electromagnética PulseWave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Adornado con cristal SWAROVSKI</text:p>
            <text:p>Dos botones separados que funcionan para controlar el motor de vibración y el motor de onda.</text:p>
            <text:p/>
            <text:p>Vibraciones poderosas</text:p>
            <text:p>Diseño incomparable, la operación de ultra alta potencia dura muchas, dejándolo con una experiencia verdaderamente satisfactoria.</text:p>
            <text:p/>
            <text:p>Carga magnética USB</text:p>
            <text:p>Batería de iones de litio incorporada con capacidad de 530 mAh que se puede cargar completamente en solo 1 hora y proporciona aproximadamente 2-3 horas de placer continuo.</text:p>
            <text:p/>
            <text:p>Impermeable</text:p>
            <text:p>Grado impermeable IPX4. El producto está protegido contra salpicaduras de agua, sin importar la dirección. Diseño ergonomico</text:p>
            <text:p>Hero cabe perfectamente en la palma de tu mano.</text:p>
            <text:p/>
            <text:p/>
            <text:p><text:s/>Dimensiones embalaje 25,80 x 17,20 x 5,10 cm</text:p>
            <text:p><text:s/>Peso embalaje 514 gram</text:p>
            <text:p><text:s/>Dimensiones del producto 14,6 x 5,4 x 3,9 cm</text:p>
            <text:p><text:s/>Peso del producto 115,00 gram</text:p>
            <text:p><text:s/>Diámetro del producto 5,4 cm</text:p>
            <text:p><text:s/>Longitud insertable 36,0 cm</text:p>
            <text:p><text:s/>Cantidad de motores 2</text:p>
            <text:p><text:s/>Rotaciones 4500 RPM</text:p>
            <text:p><text:s/>Tipos de velocidad 4</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98.95" table:style-name="ce1">
            <text:p>98,95</text:p>
          </table:table-cell>
          <table:table-cell office:value-type="float" office:value="55.94" table:style-name="ce1">
            <text:p>55,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96.jpg">http://media.grutinet.com/articulos/gr/gr_103896.jpg</text:a></text:p>
          </table:table-cell>
          <table:table-cell office:value-type="string" table:style-name="ce4">
            <text:p><text:a xlink:href="http://media.grutinet.com/articulos/bu/bu_103896.jpg">http://media.grutinet.com/articulos/bu/bu_103896.jpg</text:a></text:p>
          </table:table-cell>
          <table:table-cell office:value-type="string" table:style-name="ce4">
            <text:p><text:a xlink:href="http://media.grutinet.com/articulos/or/or_103896.jpg">http://media.grutinet.com/articulos/or/or_103896.jpg</text:a></text:p>
          </table:table-cell>
          <table:table-cell office:value-type="string" table:style-name="ce2">
            <text:p>49,95</text:p>
          </table:table-cell>
          <table:table-cell office:value-type="string" table:style-name="ce4">
            <text:p><text:a xlink:href="http://media.grutinet.com/articulos/lg/lg_103896_0.jpg">http://media.grutinet.com/articulos/lg/lg_103896_0.jpg</text:a></text:p>
          </table:table-cell>
          <table:table-cell office:value-type="string" table:style-name="ce4">
            <text:p><text:a xlink:href="http://media.grutinet.com/articulos/lg/lg_103896_1.jpg">http://media.grutinet.com/articulos/lg/lg_103896_1.jpg</text:a></text:p>
          </table:table-cell>
          <table:table-cell table:style-name="ce1"/>
          <table:table-cell office:value-type="string" table:style-name="ce4">
            <text:p><text:a xlink:href="http://media.grutinet.com/articulos/lg/lg_103896_2.jpg">http://media.grutinet.com/articulos/lg/lg_103896_2.jpg</text:a></text:p>
          </table:table-cell>
          <table:table-cell office:value-type="string" table:style-name="ce4">
            <text:p><text:a xlink:href="http://media.grutinet.com/articulos/lg/lg_103896_3.jpg">http://media.grutinet.com/articulos/lg/lg_103896_3.jpg</text:a></text:p>
          </table:table-cell>
          <table:table-cell table:number-columns-repeated="6" table:style-name="ce2"/>
          <table:table-cell table:number-columns-repeated="16354"/>
        </table:table-row>
        <table:table-row table:style-name="ro1">
          <table:table-cell office:value-type="float" office:value="103897" table:style-name="ce1">
            <text:p>103897</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ALO VIBRADOR PARA PAREJAS - ROSA</text:p>
          </table:table-cell>
          <table:table-cell office:value-type="string" table:style-name="ce2">
            <text:p>ZALO</text:p>
          </table:table-cell>
          <table:table-cell office:value-type="string" table:style-name="ce3">
            <text:p>AMOUR FAIRY PINK</text:p>
            <text:p/>
            <text:p>ZALO Amour, el último vibrador de huevo estimulante de lujo, es un producto de ocio único y versátil para usar solo o con tu pareja. La vibración de las dos alas estimulará el clítoris y el punto G, lo que a su vez traerá una experiencia orgásmica.</text:p>
            <text:p/>
            <text:p>Con la conveniencia en mente, hemos desarrollado el estuche de lujo para almacenar su propio producto de placer estimulante y orgásmico.</text:p>
            <text:p/>
            <text:p>Caracteristicas</text:p>
            <text:p>Silicona premium segura para el cuerpo</text:p>
            <text:p>Dow Corning cumple con los requisitos de la FDA sobre silicona a nivel alimentario. Recubrimiento superficial exclusivo Softek .</text:p>
            <text:p/>
            <text:p>Estructura única de vibración de dos alas.</text:p>
            <text:p>Estimula más intensamente el clítoris y el punto G con su silicona ultra suave. El ángulo de aleteo de las alas es de 0 ° - 120</text:p>
            <text:p/>
            <text:p>Potentes vibraciones silenciosas.</text:p>
            <text:p>El motor potente y silencioso aporta toda la intensidad.</text:p>
            <text:p/>
            <text:p>Exquisita caja de almacenamiento con control remoto incorporado</text:p>
            <text:p>Conveniente para viajar, almacenar el huevo y puede controlarse a una distancia de hasta 26 pies / 8 metros.</text:p>
            <text:p/>
            <text:p>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USB recargable</text:p>
            <text:p>Batería de iones de litio incorporada con capacidad de 120 mAh que se puede cargar completamente en solo 1 hora y proporciona aproximadamente 1-2 horas de placer continuo.</text:p>
            <text:p/>
            <text:p>Impermeable</text:p>
            <text:p>Grado impermeable IPX7. El producto está protegido contra salpicaduras de agua y una corta duración de inmersión en agua. Inmersión máxima durante menos de 30 minutos y a una profundidad de menos de 1 metro (3 pies). Control somatosensorial y botón</text:p>
            <text:p>El control remoto ha incorporado la última detección de movimiento y puede controlar el huevo ZALO simplemente girando el control.</text:p>
            <text:p/>
            <text:p/>
            <text:p><text:s/>Dimensiones embalaje 12,50 x 20 x 5 cm</text:p>
            <text:p><text:s/>Peso embalaje 204 gram</text:p>
            <text:p><text:s/>Dimensiones del producto 7,2 x 3,2 x 3,2 cm</text:p>
            <text:p><text:s/>Peso del producto 94,00 gram</text:p>
            <text:p><text:s/>Diámetro del producto 6,0 cm</text:p>
            <text:p><text:s/>Longitud insertable 85,0 cm</text:p>
            <text:p><text:s/>Cantidad de motores 1</text:p>
            <text:p><text:s/>Rotaciones 10000 RPM</text:p>
            <text:p><text:s/>Tipos de velocidad 5</text:p>
            <text:p><text:s/>Nivel de ruido 40 dB</text:p>
            <text:p><text:s/>Recargable Sí</text:p>
            <text:p><text:s/>Tiempo de recarga 60 min</text:p>
            <text:p><text:s/>Vida de la recarga de las baterías 60 min</text:p>
            <text:p><text:s/>A prueba de agua Sí</text:p>
            <text:p><text:s/>A prueba de salpicaduras Sí</text:p>
            <text:p><text:s/>Materiales Dow corning silicone</text:p>
            <text:p/>
            <text:p/>
          </table:table-cell>
          <table:table-cell office:value-type="float" office:value="68.95" table:style-name="ce1">
            <text:p>68,95</text:p>
          </table:table-cell>
          <table:table-cell office:value-type="float" office:value="39.14" table:style-name="ce1">
            <text:p>39,1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897.jpg">http://media.grutinet.com/articulos/gr/gr_103897.jpg</text:a></text:p>
          </table:table-cell>
          <table:table-cell office:value-type="string" table:style-name="ce4">
            <text:p><text:a xlink:href="http://media.grutinet.com/articulos/bu/bu_103897.jpg">http://media.grutinet.com/articulos/bu/bu_103897.jpg</text:a></text:p>
          </table:table-cell>
          <table:table-cell office:value-type="string" table:style-name="ce4">
            <text:p><text:a xlink:href="http://media.grutinet.com/articulos/or/or_103897.jpg">http://media.grutinet.com/articulos/or/or_103897.jpg</text:a></text:p>
          </table:table-cell>
          <table:table-cell office:value-type="string" table:style-name="ce2">
            <text:p>50,337</text:p>
          </table:table-cell>
          <table:table-cell office:value-type="string" table:style-name="ce4">
            <text:p><text:a xlink:href="http://media.grutinet.com/articulos/lg/lg_103897_0.jpg">http://media.grutinet.com/articulos/lg/lg_103897_0.jpg</text:a></text:p>
          </table:table-cell>
          <table:table-cell office:value-type="string" table:style-name="ce4">
            <text:p><text:a xlink:href="http://media.grutinet.com/articulos/lg/lg_103897_1.jpg">http://media.grutinet.com/articulos/lg/lg_103897_1.jpg</text:a></text:p>
          </table:table-cell>
          <table:table-cell table:style-name="ce1"/>
          <table:table-cell office:value-type="string" table:style-name="ce4">
            <text:p><text:a xlink:href="http://media.grutinet.com/articulos/lg/lg_103897_2.jpg">http://media.grutinet.com/articulos/lg/lg_103897_2.jpg</text:a></text:p>
          </table:table-cell>
          <table:table-cell office:value-type="string" table:style-name="ce4">
            <text:p><text:a xlink:href="http://media.grutinet.com/articulos/lg/lg_103897_3.jpg">http://media.grutinet.com/articulos/lg/lg_103897_3.jpg</text:a></text:p>
          </table:table-cell>
          <table:table-cell table:number-columns-repeated="6" table:style-name="ce2"/>
          <table:table-cell table:number-columns-repeated="16354"/>
        </table:table-row>
        <table:table-row table:style-name="ro1">
          <table:table-cell office:value-type="float" office:value="103901" table:style-name="ce1">
            <text:p>103901</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ZALO ESPOSAS HANDCUFFS</text:p>
          </table:table-cell>
          <table:table-cell office:value-type="string" table:style-name="ce2">
            <text:p>ZALO</text:p>
          </table:table-cell>
          <table:table-cell office:value-type="string" table:style-name="ce3">
            <text:p>LEATHER THORN HANDCUFFS</text:p>
            <text:p/>
            <text:p>Las impresionantes esposas resaltan la muñeca y las manos, enfatizando la esbeltez, la suavidad y la piel del usuario.</text:p>
            <text:p/>
            <text:p>Los puños proporcionan 10cm de largo con un fuerte clip de metal a cada lado para conectar los puños entre sí o para complementar nuestros accesorios de sujeción adicionales.</text:p>
            <text:p/>
            <text:p/>
            <text:p><text:s/>Dimensiones embalaje <text:s text:c="3"/>27,50 x 15 x 4,50 cm</text:p>
            <text:p><text:s/>Peso embalaje <text:s text:c="3"/>200 gram</text:p>
            <text:p><text:s/>Dimensiones del producto <text:s text:c="3"/>24 x 12,6 x 12,6 cm</text:p>
            <text:p><text:s/>Peso del producto <text:s text:c="3"/>302,00 gram</text:p>
            <text:p><text:s/>Materiales <text:s text:c="3"/>Luxury Italian leather, mesh fabric, metal (copper)</text:p>
            <text:p><text:s text:c="2"/></text:p>
            <text:p/>
            <text:p/>
          </table:table-cell>
          <table:table-cell office:value-type="float" office:value="104.95" table:style-name="ce1">
            <text:p>104,95</text:p>
          </table:table-cell>
          <table:table-cell office:value-type="float" office:value="59.3" table:style-name="ce1">
            <text:p>59,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901.jpg">http://media.grutinet.com/articulos/gr/gr_103901.jpg</text:a></text:p>
          </table:table-cell>
          <table:table-cell office:value-type="string" table:style-name="ce4">
            <text:p><text:a xlink:href="http://media.grutinet.com/articulos/bu/bu_103901.jpg">http://media.grutinet.com/articulos/bu/bu_103901.jpg</text:a></text:p>
          </table:table-cell>
          <table:table-cell office:value-type="string" table:style-name="ce4">
            <text:p><text:a xlink:href="http://media.grutinet.com/articulos/or/or_103901.jpg">http://media.grutinet.com/articulos/or/or_103901.jpg</text:a></text:p>
          </table:table-cell>
          <table:table-cell office:value-type="string" table:style-name="ce2">
            <text:p>52,95</text:p>
          </table:table-cell>
          <table:table-cell office:value-type="string" table:style-name="ce4">
            <text:p><text:a xlink:href="http://media.grutinet.com/articulos/lg/lg_103901_0.jpg">http://media.grutinet.com/articulos/lg/lg_103901_0.jpg</text:a></text:p>
          </table:table-cell>
          <table:table-cell office:value-type="string" table:style-name="ce4">
            <text:p><text:a xlink:href="http://media.grutinet.com/articulos/lg/lg_103901_1.jpg">http://media.grutinet.com/articulos/lg/lg_103901_1.jpg</text:a></text:p>
          </table:table-cell>
          <table:table-cell table:style-name="ce1"/>
          <table:table-cell office:value-type="string" table:style-name="ce4">
            <text:p><text:a xlink:href="http://media.grutinet.com/articulos/lg/lg_103901_2.jpg">http://media.grutinet.com/articulos/lg/lg_103901_2.jpg</text:a></text:p>
          </table:table-cell>
          <table:table-cell office:value-type="string" table:style-name="ce4">
            <text:p><text:a xlink:href="http://media.grutinet.com/articulos/lg/lg_103901_3.jpg">http://media.grutinet.com/articulos/lg/lg_103901_3.jpg</text:a></text:p>
          </table:table-cell>
          <table:table-cell table:number-columns-repeated="6" table:style-name="ce2"/>
          <table:table-cell table:number-columns-repeated="16354"/>
        </table:table-row>
        <table:table-row table:style-name="ro1">
          <table:table-cell office:value-type="float" office:value="103903" table:style-name="ce1">
            <text:p>103903</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ZALO LATIGO ELEGANTE<text:s/></text:p>
          </table:table-cell>
          <table:table-cell office:value-type="string" table:style-name="ce2">
            <text:p>ZALO</text:p>
          </table:table-cell>
          <table:table-cell office:value-type="string" table:style-name="ce3">
            <text:p>LEATHER THORN WHIP</text:p>
            <text:p/>
            <text:p>El látigo de 850.9cm <text:s/>está elegantemente adornado con espinas suaves y una flor vigorosa como una analogía del amor peligroso y la lucha sin miedo.</text:p>
            <text:p/>
            <text:p><text:s/></text:p>
            <text:p/>
            <text:p/>
            <text:p><text:s/>Dimensiones embalaje <text:s text:c="3"/>95 x 7 x 0 cm</text:p>
            <text:p><text:s/>Peso embalaje <text:s text:c="3"/>50 gram</text:p>
            <text:p><text:s/>Dimensiones del producto <text:s text:c="3"/>85 x 3,5 x 3,5 cm</text:p>
            <text:p><text:s/>Peso del producto <text:s text:c="3"/>212,00 gram</text:p>
            <text:p><text:s/>Materiales <text:s text:c="3"/>Luxury Italian leather, mesh fabric, metal (copper)</text:p>
            <text:p/>
            <text:p/>
          </table:table-cell>
          <table:table-cell office:value-type="float" office:value="178.95" table:style-name="ce1">
            <text:p>178,95</text:p>
          </table:table-cell>
          <table:table-cell office:value-type="float" office:value="101.78" table:style-name="ce1">
            <text:p>101,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903.jpg">http://media.grutinet.com/articulos/gr/gr_103903.jpg</text:a></text:p>
          </table:table-cell>
          <table:table-cell office:value-type="string" table:style-name="ce4">
            <text:p><text:a xlink:href="http://media.grutinet.com/articulos/bu/bu_103903.jpg">http://media.grutinet.com/articulos/bu/bu_103903.jpg</text:a></text:p>
          </table:table-cell>
          <table:table-cell office:value-type="string" table:style-name="ce4">
            <text:p><text:a xlink:href="http://media.grutinet.com/articulos/or/or_103903.jpg">http://media.grutinet.com/articulos/or/or_103903.jpg</text:a></text:p>
          </table:table-cell>
          <table:table-cell office:value-type="string" table:style-name="ce2">
            <text:p>90,9824</text:p>
          </table:table-cell>
          <table:table-cell office:value-type="string" table:style-name="ce4">
            <text:p><text:a xlink:href="http://media.grutinet.com/articulos/lg/lg_103903_0.jpg">http://media.grutinet.com/articulos/lg/lg_103903_0.jpg</text:a></text:p>
          </table:table-cell>
          <table:table-cell office:value-type="string" table:style-name="ce4">
            <text:p><text:a xlink:href="http://media.grutinet.com/articulos/lg/lg_103903_1.jpg">http://media.grutinet.com/articulos/lg/lg_103903_1.jpg</text:a></text:p>
          </table:table-cell>
          <table:table-cell table:style-name="ce1"/>
          <table:table-cell office:value-type="string" table:style-name="ce4">
            <text:p><text:a xlink:href="http://media.grutinet.com/articulos/lg/lg_103903_2.jpg">http://media.grutinet.com/articulos/lg/lg_103903_2.jpg</text:a></text:p>
          </table:table-cell>
          <table:table-cell office:value-type="string" table:style-name="ce4">
            <text:p><text:a xlink:href="http://media.grutinet.com/articulos/lg/lg_103903_3.jpg">http://media.grutinet.com/articulos/lg/lg_103903_3.jpg</text:a></text:p>
          </table:table-cell>
          <table:table-cell table:number-columns-repeated="6" table:style-name="ce2"/>
          <table:table-cell table:number-columns-repeated="16354"/>
        </table:table-row>
        <table:table-row table:style-name="ro1">
          <table:table-cell office:value-type="float" office:value="103906" table:style-name="ce1">
            <text:p>103906</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ZALO KIT BONDAGE LUJOSO Y ROMANTICO<text:s/></text:p>
          </table:table-cell>
          <table:table-cell office:value-type="string" table:style-name="ce2">
            <text:p>ZALO</text:p>
          </table:table-cell>
          <table:table-cell office:value-type="string" table:style-name="ce3">
            <text:p>LUXURIOUS &amp;ROMANTIC BONDAGE PLAY KIT</text:p>
            <text:p/>
            <text:p>Expresa tu sensualidad y deseo de descubrimiento erótico con este kit de juego de lujo. Your Pleasure está empaquetado en un estuche de lujo.</text:p>
            <text:p/>
            <text:p>Artículos incluidos en el lujoso y romántico Bondage Play Kit:</text:p>
            <text:p>1 x caja de almacenamiento</text:p>
            <text:p>1 x collar de espina de cuero y correa de cadena</text:p>
            <text:p>1 x esposas de cuero espina</text:p>
            <text:p>1 x látigo de espina de cuero</text:p>
            <text:p>1 x mordaza de bola rosa</text:p>
            <text:p/>
          </table:table-cell>
          <table:table-cell office:value-type="float" office:value="538.95000000000005" table:style-name="ce1">
            <text:p>538,95</text:p>
          </table:table-cell>
          <table:table-cell office:value-type="float" office:value="302.33999999999997" table:style-name="ce1">
            <text:p>302,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3906.jpg">http://media.grutinet.com/articulos/gr/gr_103906.jpg</text:a></text:p>
          </table:table-cell>
          <table:table-cell office:value-type="string" table:style-name="ce4">
            <text:p><text:a xlink:href="http://media.grutinet.com/articulos/bu/bu_103906.jpg">http://media.grutinet.com/articulos/bu/bu_103906.jpg</text:a></text:p>
          </table:table-cell>
          <table:table-cell office:value-type="string" table:style-name="ce4">
            <text:p><text:a xlink:href="http://media.grutinet.com/articulos/or/or_103906.jpg">http://media.grutinet.com/articulos/or/or_103906.jpg</text:a></text:p>
          </table:table-cell>
          <table:table-cell office:value-type="string" table:style-name="ce2">
            <text:p>294,95</text:p>
          </table:table-cell>
          <table:table-cell office:value-type="string" table:style-name="ce4">
            <text:p><text:a xlink:href="http://media.grutinet.com/articulos/lg/lg_103906_0.jpg">http://media.grutinet.com/articulos/lg/lg_103906_0.jpg</text:a></text:p>
          </table:table-cell>
          <table:table-cell office:value-type="string" table:style-name="ce4">
            <text:p><text:a xlink:href="http://media.grutinet.com/articulos/lg/lg_103906_1.jpg">http://media.grutinet.com/articulos/lg/lg_103906_1.jpg</text:a></text:p>
          </table:table-cell>
          <table:table-cell table:style-name="ce1"/>
          <table:table-cell office:value-type="string" table:style-name="ce4">
            <text:p><text:a xlink:href="http://media.grutinet.com/articulos/lg/lg_103906_2.jpg">http://media.grutinet.com/articulos/lg/lg_103906_2.jpg</text:a></text:p>
          </table:table-cell>
          <table:table-cell office:value-type="string" table:style-name="ce4">
            <text:p><text:a xlink:href="http://media.grutinet.com/articulos/lg/lg_103906_3.jpg">http://media.grutinet.com/articulos/lg/lg_103906_3.jpg</text:a></text:p>
          </table:table-cell>
          <table:table-cell table:number-columns-repeated="6" table:style-name="ce2"/>
          <table:table-cell table:number-columns-repeated="16354"/>
        </table:table-row>
        <table:table-row table:style-name="ro1">
          <table:table-cell office:value-type="float" office:value="104008" table:style-name="ce1">
            <text:p>104008</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RABBIT VIBRADOR<text:s/></text:p>
          </table:table-cell>
          <table:table-cell office:value-type="string" table:style-name="ce2">
            <text:p>ROCKS-OFF</text:p>
          </table:table-cell>
          <table:table-cell office:value-type="string" table:style-name="ce3">
            <text:p>REGALA RABBIT</text:p>
            <text:p/>
            <text:p>El tacto sensorial de terciopelo de Regala, las líneas sofisticadas y las dimensiones ergonómicas se han diseñado hábilmente para conducirlo hacia el último orgasmo de punto A</text:p>
            <text:p/>
            <text:p>El eje alargado elegantemente curvado y la punta de precisión permiten a Regala deslizarse sin esfuerzo en su posición para despertar y estimular su punto A</text:p>
            <text:p/>
            <text:p>Los potentes motores duales independientes se convertirán en el catalizador de su propia combinación única de placer, ya que Regala envía vibraciones sensuales profundas al eje, la punta y los puntos de estimulación del clítoris a medida que cae sin cesar y profundamente en un estremecedor orgasmo de cuerpo completo.</text:p>
            <text:p/>
            <text:p>Cierra los ojos y respira hondo .........................</text:p>
            <text:p/>
            <text:p/>
            <text:p><text:s/>Dimensiones embalaje :27 x 8,50 x 5 cm</text:p>
            <text:p><text:s/>Peso embalaje :284 gram</text:p>
            <text:p><text:s/>Dimensiones del producto :21,9 x 3,4 x 3,5 cm</text:p>
            <text:p><text:s/>Peso del producto :182,00 gram</text:p>
            <text:p><text:s/>Diámetro del producto :11,0 cm</text:p>
            <text:p><text:s/>Longitud insertable :12,0 cm</text:p>
            <text:p><text:s/>Tipos de velocidad :7</text:p>
            <text:p><text:s/>Velocidad múltiple: Sí</text:p>
            <text:p><text:s/>Recargable. Sí</text:p>
            <text:p><text:s/>Tiempo de recarga :180 min</text:p>
            <text:p><text:s/>Vida de la recarga de las baterías :180 min</text:p>
            <text:p><text:s/>A prueba de agua :Sí</text:p>
            <text:p><text:s/>Materiales :Silicon</text:p>
            <text:p><text:s text:c="2"/></text:p>
            <text:p><text:s text:c="2"/></text:p>
            <text:p/>
            <text:p/>
          </table:table-cell>
          <table:table-cell office:value-type="float" office:value="46.95" table:style-name="ce1">
            <text:p>46,95</text:p>
          </table:table-cell>
          <table:table-cell office:value-type="float" office:value="29.14" table:style-name="ce1">
            <text:p>29,1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08.jpg">http://media.grutinet.com/articulos/gr/gr_104008.jpg</text:a></text:p>
          </table:table-cell>
          <table:table-cell office:value-type="string" table:style-name="ce4">
            <text:p><text:a xlink:href="http://media.grutinet.com/articulos/bu/bu_104008.jpg">http://media.grutinet.com/articulos/bu/bu_104008.jpg</text:a></text:p>
          </table:table-cell>
          <table:table-cell office:value-type="string" table:style-name="ce4">
            <text:p><text:a xlink:href="http://media.grutinet.com/articulos/or/or_104008.jpg">http://media.grutinet.com/articulos/or/or_104008.jpg</text:a></text:p>
          </table:table-cell>
          <table:table-cell office:value-type="string" table:style-name="ce2">
            <text:p>25,85</text:p>
          </table:table-cell>
          <table:table-cell office:value-type="string" table:style-name="ce4">
            <text:p><text:a xlink:href="http://media.grutinet.com/articulos/lg/lg_104008_0.jpg">http://media.grutinet.com/articulos/lg/lg_104008_0.jpg</text:a></text:p>
          </table:table-cell>
          <table:table-cell office:value-type="string" table:style-name="ce4">
            <text:p><text:a xlink:href="http://media.grutinet.com/articulos/lg/lg_104008_1.jpg">http://media.grutinet.com/articulos/lg/lg_104008_1.jpg</text:a></text:p>
          </table:table-cell>
          <table:table-cell table:style-name="ce1"/>
          <table:table-cell office:value-type="string" table:style-name="ce4">
            <text:p><text:a xlink:href="http://media.grutinet.com/articulos/lg/lg_104008_2.jpg">http://media.grutinet.com/articulos/lg/lg_104008_2.jpg</text:a></text:p>
          </table:table-cell>
          <table:table-cell office:value-type="string" table:style-name="ce4">
            <text:p><text:a xlink:href="http://media.grutinet.com/articulos/lg/lg_104008_3.jpg">http://media.grutinet.com/articulos/lg/lg_104008_3.jpg</text:a></text:p>
          </table:table-cell>
          <table:table-cell table:number-columns-repeated="6" table:style-name="ce2"/>
          <table:table-cell table:number-columns-repeated="16354"/>
        </table:table-row>
        <table:table-row table:style-name="ro1">
          <table:table-cell office:value-type="float" office:value="104015" table:style-name="ce1">
            <text:p>104015</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ZINNIA VIBRADOR CON MANDO - MORADO</text:p>
          </table:table-cell>
          <table:table-cell office:value-type="string" table:style-name="ce2">
            <text:p>ROCKS-OFF</text:p>
          </table:table-cell>
          <table:table-cell office:value-type="string" table:style-name="ce3">
            <text:p>ZINNIA</text:p>
            <text:p/>
            <text:p>Siente ondas parpadeantes de puro deleite mientras los pétalos de precisión de Zinnia y tientan tus partes secretas y más sensibles de tu cuerpo.</text:p>
            <text:p/>
            <text:p>Piérdete en el intenso placer orgásmico mientras eliges tu pasión con cada una de las 10 poderosas funciones de vibración que ofrece el control de mano.</text:p>
            <text:p/>
            <text:p>Zinnia es la manera perfecta de mimarse o por qué no darle a su pareja el control total para decidir cuándo florecerá su jardín nocturno.</text:p>
            <text:p/>
            <text:p/>
            <text:p><text:s/>Dimensiones embalaje 15 x 18 x 6 cm</text:p>
            <text:p><text:s/>Peso embalaje 248 gram</text:p>
            <text:p><text:s/>Dimensiones del producto 5,3 x 8,4 x 4,7 cm</text:p>
            <text:p><text:s/>Peso del producto 160,00 gram</text:p>
            <text:p><text:s/>Diámetro del producto 14,0 cm</text:p>
            <text:p><text:s/>Tipos de velocidad 7</text:p>
            <text:p><text:s/>Velocidad múltiple Sí</text:p>
            <text:p><text:s/>Se requieren baterías 1</text:p>
            <text:p><text:s/>Tipo de baterías Lithium Ion</text:p>
            <text:p><text:s/>Baterías incluidas Sí</text:p>
            <text:p><text:s/>A prueba de agua Sí</text:p>
            <text:p><text:s/>Materiales ABS Plastic / Silicon</text:p>
            <text:p/>
            <text:p/>
          </table:table-cell>
          <table:table-cell office:value-type="float" office:value="31.95" table:style-name="ce1">
            <text:p>31,95</text:p>
          </table:table-cell>
          <table:table-cell office:value-type="float" office:value="17.98" table:style-name="ce1">
            <text:p>1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15.jpg">http://media.grutinet.com/articulos/gr/gr_104015.jpg</text:a></text:p>
          </table:table-cell>
          <table:table-cell office:value-type="string" table:style-name="ce4">
            <text:p><text:a xlink:href="http://media.grutinet.com/articulos/bu/bu_104015.jpg">http://media.grutinet.com/articulos/bu/bu_104015.jpg</text:a></text:p>
          </table:table-cell>
          <table:table-cell office:value-type="string" table:style-name="ce4">
            <text:p><text:a xlink:href="http://media.grutinet.com/articulos/or/or_104015.jpg">http://media.grutinet.com/articulos/or/or_104015.jpg</text:a></text:p>
          </table:table-cell>
          <table:table-cell office:value-type="string" table:style-name="ce2">
            <text:p>16,05</text:p>
          </table:table-cell>
          <table:table-cell office:value-type="string" table:style-name="ce4">
            <text:p><text:a xlink:href="http://media.grutinet.com/articulos/lg/lg_104015_0.jpg">http://media.grutinet.com/articulos/lg/lg_104015_0.jpg</text:a></text:p>
          </table:table-cell>
          <table:table-cell office:value-type="string" table:style-name="ce4">
            <text:p><text:a xlink:href="http://media.grutinet.com/articulos/lg/lg_104015_1.jpg">http://media.grutinet.com/articulos/lg/lg_104015_1.jpg</text:a></text:p>
          </table:table-cell>
          <table:table-cell table:style-name="ce1"/>
          <table:table-cell office:value-type="string" table:style-name="ce4">
            <text:p><text:a xlink:href="http://media.grutinet.com/articulos/lg/lg_104015_2.jpg">http://media.grutinet.com/articulos/lg/lg_104015_2.jpg</text:a></text:p>
          </table:table-cell>
          <table:table-cell office:value-type="string" table:style-name="ce4">
            <text:p><text:a xlink:href="http://media.grutinet.com/articulos/lg/lg_104015_3.jpg">http://media.grutinet.com/articulos/lg/lg_104015_3.jpg</text:a></text:p>
          </table:table-cell>
          <table:table-cell table:number-columns-repeated="6" table:style-name="ce2"/>
          <table:table-cell table:number-columns-repeated="16354"/>
        </table:table-row>
        <table:table-row table:style-name="ro1">
          <table:table-cell office:value-type="float" office:value="104016" table:style-name="ce1">
            <text:p>104016</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RO-80MM BALA SINGLE SPEED</text:p>
          </table:table-cell>
          <table:table-cell office:value-type="string" table:style-name="ce2">
            <text:p>ROCKS-OFF</text:p>
          </table:table-cell>
          <table:table-cell office:value-type="string" table:style-name="ce3">
            <text:p>RO-80MM SINGLE SPEED</text:p>
            <text:p/>
            <text:p>¡El RO80mm es el placer de la pasión original ganador de múltiples premios que sigue siendo la bala de velocidad única más vendida y más popular del mundo!</text:p>
            <text:p/>
            <text:p>De alto calibre y discreto, esta pequeña y poderosa bala de amor apuntará a su punto dulce de pasión y desencadenará las explosiones más intensas y orgásmicas que lo dejarán débil en las rodillas y solo esperarán para recuperar el aliento para que pueda volver a cargar y encender</text:p>
            <text:p/>
            <text:p><text:s/></text:p>
            <text:p/>
            <text:p/>
            <text:p><text:s/>Dimensiones del producto 8,2 x 1,5 x 1,5 cm</text:p>
            <text:p><text:s/>Peso del producto 24,00 gram</text:p>
            <text:p><text:s/>Diámetro del producto 6,0 cm</text:p>
            <text:p><text:s/>Tipos de velocidad 1</text:p>
            <text:p><text:s/>Se requieren baterías 1</text:p>
            <text:p><text:s/>Tipo de baterías N-size</text:p>
            <text:p><text:s/>Baterías incluidas Sí</text:p>
            <text:p><text:s/>A prueba de agua Sí</text:p>
            <text:p><text:s/>Materiales ABS Plastic</text:p>
            <text:p><text:s text:c="2"/></text:p>
            <text:p/>
            <text:p/>
          </table:table-cell>
          <table:table-cell office:value-type="float" office:value="6.95" table:style-name="ce1">
            <text:p>6,95</text:p>
          </table:table-cell>
          <table:table-cell office:value-type="float" office:value="4.9000000000000004" table:style-name="ce1">
            <text:p>4,9</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16.jpg">http://media.grutinet.com/articulos/gr/gr_104016.jpg</text:a></text:p>
          </table:table-cell>
          <table:table-cell office:value-type="string" table:style-name="ce4">
            <text:p><text:a xlink:href="http://media.grutinet.com/articulos/bu/bu_104016.jpg">http://media.grutinet.com/articulos/bu/bu_104016.jpg</text:a></text:p>
          </table:table-cell>
          <table:table-cell office:value-type="string" table:style-name="ce4">
            <text:p><text:a xlink:href="http://media.grutinet.com/articulos/or/or_104016.jpg">http://media.grutinet.com/articulos/or/or_104016.jpg</text:a></text:p>
          </table:table-cell>
          <table:table-cell office:value-type="string" table:style-name="ce2">
            <text:p>4,345</text:p>
          </table:table-cell>
          <table:table-cell office:value-type="string" table:style-name="ce4">
            <text:p><text:a xlink:href="http://media.grutinet.com/articulos/lg/lg_104016_0.jpg">http://media.grutinet.com/articulos/lg/lg_104016_0.jpg</text:a></text:p>
          </table:table-cell>
          <table:table-cell office:value-type="string" table:style-name="ce4">
            <text:p><text:a xlink:href="http://media.grutinet.com/articulos/lg/lg_104016_1.jpg">http://media.grutinet.com/articulos/lg/lg_104016_1.jpg</text:a></text:p>
          </table:table-cell>
          <table:table-cell table:style-name="ce1"/>
          <table:table-cell office:value-type="string" table:style-name="ce4">
            <text:p><text:a xlink:href="http://media.grutinet.com/articulos/lg/lg_104016_2.jpg">http://media.grutinet.com/articulos/lg/lg_104016_2.jpg</text:a></text:p>
          </table:table-cell>
          <table:table-cell office:value-type="string" table:style-name="ce4">
            <text:p><text:a xlink:href="http://media.grutinet.com/articulos/lg/lg_104016_3.jpg">http://media.grutinet.com/articulos/lg/lg_104016_3.jpg</text:a></text:p>
          </table:table-cell>
          <table:table-cell table:number-columns-repeated="6" table:style-name="ce2"/>
          <table:table-cell table:number-columns-repeated="16354"/>
        </table:table-row>
        <table:table-row table:style-name="ro1">
          <table:table-cell office:value-type="float" office:value="104022" table:style-name="ce1">
            <text:p>104022</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SILHOUETTE - KIT RABBIT BALA<text:s/></text:p>
          </table:table-cell>
          <table:table-cell office:value-type="string" table:style-name="ce2">
            <text:p>ROCKS-OFF</text:p>
          </table:table-cell>
          <table:table-cell office:value-type="string" table:style-name="ce3">
            <text:p>SILHOUETTE - DARK DESIRES KIT</text:p>
            <text:p/>
            <text:p>Rascal Rabbit; Encantador y atrevido, esta hermosa y pequeña travesura pronto te hará saltar de conejo con puro placer.</text:p>
            <text:p>Pleasure Me; Elegante y elegante, este ambiente sublime lo hace perfecto para tus primeros momentos más íntimos e irresistibles.</text:p>
            <text:p>Tease puro éxtasis son tuyos para tener con esta poderosa bala de placer.</text:p>
            <text:p/>
            <text:p>Bala</text:p>
            <text:p/>
            <text:p/>
            <text:p><text:s/>Peso: 25 gramos.</text:p>
            <text:p><text:s/>Dimensiones: 8 x 1,6 x 1,6 cm.</text:p>
            <text:p><text:s/>Diámetro: 1,6 cm.</text:p>
            <text:p><text:s/>Longitud insertable: 6,5 cm</text:p>
            <text:p/>
            <text:p/>
            <text:p>Conejo</text:p>
            <text:p/>
            <text:p/>
            <text:p><text:s/>Peso: 51 gramos</text:p>
            <text:p><text:s/>Dimensiones: 11 x 4,5 x 2,6 cm.</text:p>
            <text:p/>
            <text:p/>
            <text:p>Manga</text:p>
            <text:p/>
            <text:p/>
            <text:p><text:s/>Peso: 24 gramos.</text:p>
            <text:p><text:s/>Dimensiones: 10 x 2,2 x 2,2 cm.</text:p>
            <text:p/>
            <text:p/>
          </table:table-cell>
          <table:table-cell office:value-type="float" office:value="26.95" table:style-name="ce1">
            <text:p>26,95</text:p>
          </table:table-cell>
          <table:table-cell office:value-type="float" office:value="13.76" table:style-name="ce1">
            <text:p>13,7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22.jpg">http://media.grutinet.com/articulos/gr/gr_104022.jpg</text:a></text:p>
          </table:table-cell>
          <table:table-cell office:value-type="string" table:style-name="ce4">
            <text:p><text:a xlink:href="http://media.grutinet.com/articulos/bu/bu_104022.jpg">http://media.grutinet.com/articulos/bu/bu_104022.jpg</text:a></text:p>
          </table:table-cell>
          <table:table-cell office:value-type="string" table:style-name="ce4">
            <text:p><text:a xlink:href="http://media.grutinet.com/articulos/or/or_104022.jpg">http://media.grutinet.com/articulos/or/or_104022.jpg</text:a></text:p>
          </table:table-cell>
          <table:table-cell office:value-type="string" table:style-name="ce2">
            <text:p>12,21</text:p>
          </table:table-cell>
          <table:table-cell office:value-type="string" table:style-name="ce4">
            <text:p><text:a xlink:href="http://media.grutinet.com/articulos/lg/lg_104022_0.jpg">http://media.grutinet.com/articulos/lg/lg_104022_0.jpg</text:a></text:p>
          </table:table-cell>
          <table:table-cell office:value-type="string" table:style-name="ce4">
            <text:p><text:a xlink:href="http://media.grutinet.com/articulos/lg/lg_104022_1.jpg">http://media.grutinet.com/articulos/lg/lg_104022_1.jpg</text:a></text:p>
          </table:table-cell>
          <table:table-cell table:style-name="ce1"/>
          <table:table-cell office:value-type="string" table:style-name="ce4">
            <text:p><text:a xlink:href="http://media.grutinet.com/articulos/lg/lg_104022_2.jpg">http://media.grutinet.com/articulos/lg/lg_104022_2.jpg</text:a></text:p>
          </table:table-cell>
          <table:table-cell office:value-type="string" table:style-name="ce4">
            <text:p><text:a xlink:href="http://media.grutinet.com/articulos/lg/lg_104022_3.jpg">http://media.grutinet.com/articulos/lg/lg_104022_3.jpg</text:a></text:p>
          </table:table-cell>
          <table:table-cell table:number-columns-repeated="6" table:style-name="ce2"/>
          <table:table-cell table:number-columns-repeated="16354"/>
        </table:table-row>
        <table:table-row table:style-name="ro1">
          <table:table-cell office:value-type="float" office:value="104027" table:style-name="ce1">
            <text:p>104027</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CLASSIX DUAL VIBRADOR HEAD TEASER (NEGRO/GRIS)</text:p>
          </table:table-cell>
          <table:table-cell office:value-type="string" table:style-name="ce2">
            <text:p>PIPEDREAM</text:p>
          </table:table-cell>
          <table:table-cell office:value-type="string" table:style-name="ce3">
            <text:p>CLASSIX DUAL VIBRATING HEAD TEASER (BLACK/SMOKE)</text:p>
            <text:p/>
            <text:p>¡Duplica el placer, duplica la diversión, dos balas vibrantes siempre son mejores que una!</text:p>
            <text:p/>
            <text:p>Estimula tu pene como nunca antes.</text:p>
            <text:p/>
            <text:p>Disfruta de dos balas vibrantes con una manga con textura que se estira para rodear tu punta para la máxima comodidad y placer.</text:p>
            <text:p/>
            <text:p>¡Las vibraciones de alta intensidad cosquillearán y provocarán y enviarán sensaciones increíbles desde la cabeza hasta todo el eje!</text:p>
            <text:p/>
            <text:p/>
            <text:p><text:s/>Dimensiones embalaje <text:s text:c="3"/>20,90 x 10,60 x 4,30 cm</text:p>
            <text:p><text:s/>Peso embalaje <text:s text:c="3"/>146 gram</text:p>
            <text:p><text:s/>Dimensiones del producto <text:s text:c="3"/>5,5 x 9 x 3,5 cm</text:p>
            <text:p><text:s/>Peso del producto <text:s text:c="3"/>109,00 gram</text:p>
            <text:p><text:s/>Diámetro del producto <text:s text:c="3"/>3,5 cm</text:p>
            <text:p><text:s/>Longitud insertable <text:s text:c="3"/>5,3 cm</text:p>
            <text:p><text:s/>Cantidad de motores <text:s text:c="3"/>2</text:p>
            <text:p><text:s/>Velocidad múltiple <text:s text:c="3"/>Sí</text:p>
            <text:p><text:s/>Se requieren baterías <text:s text:c="3"/>2</text:p>
            <text:p><text:s/>Tipo de baterías <text:s text:c="3"/>AA</text:p>
            <text:p><text:s/>Baterías incluidas <text:s text:c="3"/>No</text:p>
            <text:p><text:s/>Materiales <text:s text:c="3"/>ABS Plastic, TPE</text:p>
            <text:p/>
            <text:p/>
          </table:table-cell>
          <table:table-cell office:value-type="float" office:value="31.99" table:style-name="ce1">
            <text:p>31,99</text:p>
          </table:table-cell>
          <table:table-cell office:value-type="float" office:value="12.5" table:style-name="ce1">
            <text:p>12,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27.jpg">http://media.grutinet.com/articulos/gr/gr_104027.jpg</text:a></text:p>
          </table:table-cell>
          <table:table-cell office:value-type="string" table:style-name="ce4">
            <text:p><text:a xlink:href="http://media.grutinet.com/articulos/bu/bu_104027.jpg">http://media.grutinet.com/articulos/bu/bu_104027.jpg</text:a></text:p>
          </table:table-cell>
          <table:table-cell office:value-type="string" table:style-name="ce4">
            <text:p><text:a xlink:href="http://media.grutinet.com/articulos/or/or_104027.jpg">http://media.grutinet.com/articulos/or/or_104027.jpg</text:a></text:p>
          </table:table-cell>
          <table:table-cell office:value-type="string" table:style-name="ce2">
            <text:p>12,3</text:p>
          </table:table-cell>
          <table:table-cell office:value-type="string" table:style-name="ce4">
            <text:p><text:a xlink:href="http://media.grutinet.com/articulos/lg/lg_104027_0.jpg">http://media.grutinet.com/articulos/lg/lg_104027_0.jpg</text:a></text:p>
          </table:table-cell>
          <table:table-cell office:value-type="string" table:style-name="ce4">
            <text:p><text:a xlink:href="http://media.grutinet.com/articulos/lg/lg_104027_1.jpg">http://media.grutinet.com/articulos/lg/lg_104027_1.jpg</text:a></text:p>
          </table:table-cell>
          <table:table-cell table:style-name="ce1"/>
          <table:table-cell office:value-type="string" table:style-name="ce4">
            <text:p><text:a xlink:href="http://media.grutinet.com/articulos/lg/lg_104027_2.jpg">http://media.grutinet.com/articulos/lg/lg_104027_2.jpg</text:a></text:p>
          </table:table-cell>
          <table:table-cell office:value-type="string" table:style-name="ce4">
            <text:p><text:a xlink:href="http://media.grutinet.com/articulos/lg/lg_104027_3.jpg">http://media.grutinet.com/articulos/lg/lg_104027_3.jpg</text:a></text:p>
          </table:table-cell>
          <table:table-cell table:number-columns-repeated="6" table:style-name="ce2"/>
          <table:table-cell table:number-columns-repeated="16354"/>
        </table:table-row>
        <table:table-row table:style-name="ro1">
          <table:table-cell office:value-type="float" office:value="104029" table:style-name="ce1">
            <text:p>104029</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CLASICO DUAL VIBRACION BALL TEASER<text:s/></text:p>
          </table:table-cell>
          <table:table-cell office:value-type="string" table:style-name="ce2">
            <text:p>PIPEDREAM</text:p>
          </table:table-cell>
          <table:table-cell office:value-type="string" table:style-name="ce3">
            <text:p>CLASSIX DUAL VIBRATING BALL TEASER (BLACK/SMOKE)</text:p>
            <text:p/>
            <text:p>¡Duplica el placer, duplica la diversión, dos balas vibrantes siempre son mejores que una!</text:p>
            <text:p/>
            <text:p>Disfruta de dos balas vibrantes que se deslizan dentro de una funda de bola que se estira cómodamente para rodear tus testículos para disfrutar al máximo.</text:p>
            <text:p/>
            <text:p>¡Las vibraciones de alta intensidad harán cosquillas y provocarán y pueden hacer que su pene se sienta como un vibrador!</text:p>
            <text:p/>
            <text:p/>
            <text:p><text:s/>Dimensiones embalaje <text:s text:c="3"/>20,90 x 10,60 x 4,30 cm</text:p>
            <text:p><text:s/>Peso embalaje <text:s text:c="3"/>140 gram</text:p>
            <text:p><text:s/>Dimensiones del producto <text:s text:c="3"/>7,6 x 8,4 x 3,1 cm</text:p>
            <text:p><text:s/>Peso del producto <text:s text:c="3"/>103,00 gram</text:p>
            <text:p><text:s/>Diámetro del producto <text:s text:c="3"/>3,1 cm</text:p>
            <text:p><text:s/>Longitud insertable <text:s text:c="3"/>5,5 cm</text:p>
            <text:p><text:s/>Cantidad de motores <text:s text:c="3"/>2</text:p>
            <text:p><text:s/>Velocidad múltiple <text:s text:c="3"/>Sí</text:p>
            <text:p><text:s/>Se requieren baterías <text:s text:c="3"/>2</text:p>
            <text:p><text:s/>Tipo de baterías <text:s text:c="3"/>AA</text:p>
            <text:p><text:s/>Baterías incluidas <text:s text:c="3"/>No</text:p>
            <text:p><text:s/>Materiales <text:s text:c="3"/>ABS Plastic, TPE</text:p>
            <text:p><text:s text:c="2"/></text:p>
            <text:p/>
            <text:p/>
          </table:table-cell>
          <table:table-cell office:value-type="float" office:value="31.99" table:style-name="ce1">
            <text:p>31,99</text:p>
          </table:table-cell>
          <table:table-cell office:value-type="float" office:value="12.5" table:style-name="ce1">
            <text:p>12,5</text:p>
          </table:table-cell>
          <table:table-cell office:value-type="string" table:style-name="ce2">
            <text:p>SI</text:p>
          </table:table-cell>
          <table:table-cell office:value-type="float" office:value="4" table:style-name="ce1">
            <text:p>4</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29.jpg">http://media.grutinet.com/articulos/gr/gr_104029.jpg</text:a></text:p>
          </table:table-cell>
          <table:table-cell office:value-type="string" table:style-name="ce4">
            <text:p><text:a xlink:href="http://media.grutinet.com/articulos/bu/bu_104029.jpg">http://media.grutinet.com/articulos/bu/bu_104029.jpg</text:a></text:p>
          </table:table-cell>
          <table:table-cell office:value-type="string" table:style-name="ce4">
            <text:p><text:a xlink:href="http://media.grutinet.com/articulos/or/or_104029.jpg">http://media.grutinet.com/articulos/or/or_104029.jpg</text:a></text:p>
          </table:table-cell>
          <table:table-cell office:value-type="string" table:style-name="ce2">
            <text:p>12,3</text:p>
          </table:table-cell>
          <table:table-cell office:value-type="string" table:style-name="ce4">
            <text:p><text:a xlink:href="http://media.grutinet.com/articulos/lg/lg_104029_0.jpg">http://media.grutinet.com/articulos/lg/lg_104029_0.jpg</text:a></text:p>
          </table:table-cell>
          <table:table-cell office:value-type="string" table:style-name="ce4">
            <text:p><text:a xlink:href="http://media.grutinet.com/articulos/lg/lg_104029_1.jpg">http://media.grutinet.com/articulos/lg/lg_104029_1.jpg</text:a></text:p>
          </table:table-cell>
          <table:table-cell table:style-name="ce1"/>
          <table:table-cell office:value-type="string" table:style-name="ce4">
            <text:p><text:a xlink:href="http://media.grutinet.com/articulos/lg/lg_104029_2.jpg">http://media.grutinet.com/articulos/lg/lg_104029_2.jpg</text:a></text:p>
          </table:table-cell>
          <table:table-cell table:number-columns-repeated="7" table:style-name="ce2"/>
          <table:table-cell table:number-columns-repeated="16354"/>
        </table:table-row>
        <table:table-row table:style-name="ro1">
          <table:table-cell office:value-type="float" office:value="104030" table:style-name="ce1">
            <text:p>104030</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PDX PENE REALÍSTICO CON VIBRACIÓN Y VOZ</text:p>
          </table:table-cell>
          <table:table-cell office:value-type="string" table:style-name="ce2">
            <text:p>PIPEDREAM</text:p>
          </table:table-cell>
          <table:table-cell office:value-type="string" table:style-name="ce3">
            <text:p>PDX MALE DIRTY TALK INTERACTIVE FUCK MY COCK</text:p>
            <text:p/>
            <text:p>Con un altavoz de alta fidelidad incorporado y recargable que ofrece su voz irresistible, este semental responde con cada empuje.</text:p>
            <text:p/>
            <text:p>La potente micro bala cerca de la base proporciona vibración extra estimulante y placer concentrado</text:p>
            <text:p>caracteristicas:</text:p>
            <text:p/>
            <text:p>- Micro bala vibradora</text:p>
            <text:p>- Bolas realistas</text:p>
            <text:p>- Altavoz de alta fidelidad</text:p>
            <text:p>- Pene realista</text:p>
            <text:p>- Stroker anal profundo</text:p>
            <text:p/>
            <text:p/>
            <text:p><text:s/>Dimensiones del producto 14,8 x 14,8 x 14,8 cm</text:p>
            <text:p><text:s/>Peso del producto 1225,00 gram</text:p>
            <text:p><text:s/>Diámetro del producto 14,8 cm</text:p>
            <text:p><text:s/>Longitud insertable 16,8 cm</text:p>
            <text:p><text:s/>Recargable Sí</text:p>
            <text:p><text:s/>Tiempo de recarga 90 min</text:p>
            <text:p><text:s/>Vida de la recarga de las baterías 120 min</text:p>
            <text:p><text:s/>Materiales TPE, ABS Plastic</text:p>
            <text:p/>
            <text:p/>
          </table:table-cell>
          <table:table-cell office:value-type="float" office:value="213.95" table:style-name="ce1">
            <text:p>213,95</text:p>
          </table:table-cell>
          <table:table-cell office:value-type="float" office:value="62.5" table:style-name="ce1">
            <text:p>62,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30.jpg">http://media.grutinet.com/articulos/gr/gr_104030.jpg</text:a></text:p>
          </table:table-cell>
          <table:table-cell office:value-type="string" table:style-name="ce4">
            <text:p><text:a xlink:href="http://media.grutinet.com/articulos/bu/bu_104030.jpg">http://media.grutinet.com/articulos/bu/bu_104030.jpg</text:a></text:p>
          </table:table-cell>
          <table:table-cell office:value-type="string" table:style-name="ce4">
            <text:p><text:a xlink:href="http://media.grutinet.com/articulos/or/or_104030.jpg">http://media.grutinet.com/articulos/or/or_104030.jpg</text:a></text:p>
          </table:table-cell>
          <table:table-cell office:value-type="string" table:style-name="ce2">
            <text:p>52,92</text:p>
          </table:table-cell>
          <table:table-cell office:value-type="string" table:style-name="ce4">
            <text:p><text:a xlink:href="http://media.grutinet.com/articulos/lg/lg_104030_0.jpg">http://media.grutinet.com/articulos/lg/lg_104030_0.jpg</text:a></text:p>
          </table:table-cell>
          <table:table-cell office:value-type="string" table:style-name="ce4">
            <text:p><text:a xlink:href="http://media.grutinet.com/articulos/lg/lg_104030_1.jpg">http://media.grutinet.com/articulos/lg/lg_104030_1.jpg</text:a></text:p>
          </table:table-cell>
          <table:table-cell table:style-name="ce1"/>
          <table:table-cell office:value-type="string" table:style-name="ce4">
            <text:p><text:a xlink:href="http://media.grutinet.com/articulos/lg/lg_104030_2.jpg">http://media.grutinet.com/articulos/lg/lg_104030_2.jpg</text:a></text:p>
          </table:table-cell>
          <table:table-cell office:value-type="string" table:style-name="ce4">
            <text:p><text:a xlink:href="http://media.grutinet.com/articulos/lg/lg_104030_3.jpg">http://media.grutinet.com/articulos/lg/lg_104030_3.jpg</text:a></text:p>
          </table:table-cell>
          <table:table-cell office:value-type="string" table:style-name="ce4">
            <text:p><text:a xlink:href="http://media.grutinet.com/articulos/lg/lg_104030_4.jpg">http://media.grutinet.com/articulos/lg/lg_104030_4.jpg</text:a></text:p>
          </table:table-cell>
          <table:table-cell office:value-type="string" table:style-name="ce4">
            <text:p><text:a xlink:href="http://media.grutinet.com/articulos/lg/lg_104030_5.jpg">http://media.grutinet.com/articulos/lg/lg_104030_5.jpg</text:a></text:p>
          </table:table-cell>
          <table:table-cell table:number-columns-repeated="4" table:style-name="ce2"/>
          <table:table-cell table:number-columns-repeated="16354"/>
        </table:table-row>
        <table:table-row table:style-name="ro1">
          <table:table-cell office:value-type="float" office:value="104031" table:style-name="ce1">
            <text:p>104031</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PDX MALE - PENE REALISTICO CON TESTICULOS<text:s/></text:p>
          </table:table-cell>
          <table:table-cell office:value-type="string" table:style-name="ce2">
            <text:p>PIPEDREAM</text:p>
          </table:table-cell>
          <table:table-cell office:value-type="string" table:style-name="ce3">
            <text:p>PDX MALE REACH AROUND STROKER</text:p>
            <text:p/>
            <text:p>Ofrece increíbles combinaciones de placer y un pene realista.</text:p>
            <text:p/>
            <text:p>Creado con material de carne Fanta Flesh ultra suave, el túnel interior rodea su eje con una intensa estimulación texturizada, el exterior del martillo veteado real permite un agarre seguro y una compresión fácil.</text:p>
            <text:p/>
            <text:p>¡compórtate con una sesión de jack-off beat o explora la penetración del juego de pareja con este versátil stroker!</text:p>
            <text:p>caracteristicas:</text:p>
            <text:p/>
            <text:p/>
            <text:p>- Stroker con textura anal profunda</text:p>
            <text:p>- testículos realistas</text:p>
            <text:p>- pene realista</text:p>
            <text:p/>
          </table:table-cell>
          <table:table-cell office:value-type="float" office:value="55.99" table:style-name="ce1">
            <text:p>55,99</text:p>
          </table:table-cell>
          <table:table-cell office:value-type="float" office:value="24.22" table:style-name="ce1">
            <text:p>24,22</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31.jpg">http://media.grutinet.com/articulos/gr/gr_104031.jpg</text:a></text:p>
          </table:table-cell>
          <table:table-cell office:value-type="string" table:style-name="ce4">
            <text:p><text:a xlink:href="http://media.grutinet.com/articulos/bu/bu_104031.jpg">http://media.grutinet.com/articulos/bu/bu_104031.jpg</text:a></text:p>
          </table:table-cell>
          <table:table-cell office:value-type="string" table:style-name="ce4">
            <text:p><text:a xlink:href="http://media.grutinet.com/articulos/or/or_104031.jpg">http://media.grutinet.com/articulos/or/or_104031.jpg</text:a></text:p>
          </table:table-cell>
          <table:table-cell office:value-type="string" table:style-name="ce2">
            <text:p>26,1954</text:p>
          </table:table-cell>
          <table:table-cell office:value-type="string" table:style-name="ce4">
            <text:p><text:a xlink:href="http://media.grutinet.com/articulos/lg/lg_104031_0.jpg">http://media.grutinet.com/articulos/lg/lg_104031_0.jpg</text:a></text:p>
          </table:table-cell>
          <table:table-cell office:value-type="string" table:style-name="ce4">
            <text:p><text:a xlink:href="http://media.grutinet.com/articulos/lg/lg_104031_1.jpg">http://media.grutinet.com/articulos/lg/lg_104031_1.jpg</text:a></text:p>
          </table:table-cell>
          <table:table-cell table:style-name="ce1"/>
          <table:table-cell office:value-type="string" table:style-name="ce4">
            <text:p><text:a xlink:href="http://media.grutinet.com/articulos/lg/lg_104031_2.jpg">http://media.grutinet.com/articulos/lg/lg_104031_2.jpg</text:a></text:p>
          </table:table-cell>
          <table:table-cell office:value-type="string" table:style-name="ce4">
            <text:p><text:a xlink:href="http://media.grutinet.com/articulos/lg/lg_104031_3.jpg">http://media.grutinet.com/articulos/lg/lg_104031_3.jpg</text:a></text:p>
          </table:table-cell>
          <table:table-cell table:number-columns-repeated="6" table:style-name="ce2"/>
          <table:table-cell table:number-columns-repeated="16354"/>
        </table:table-row>
        <table:table-row table:style-name="ro1">
          <table:table-cell office:value-type="float" office:value="104033" table:style-name="ce1">
            <text:p>104033</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text:p>
          </table:table-cell>
          <table:table-cell office:value-type="string" table:style-name="ce2">
            <text:p>Masturbadores</text:p>
          </table:table-cell>
          <table:table-cell office:value-type="string" table:style-name="ce2">
            <text:p>MASTURBADOR MALE BLOW &amp; GO MEGA STROKER (FLESH)</text:p>
          </table:table-cell>
          <table:table-cell office:value-type="string" table:style-name="ce2">
            <text:p>PIPEDREAM</text:p>
          </table:table-cell>
          <table:table-cell office:value-type="string" table:style-name="ce3">
            <text:p>PDX MALE BLOW &amp; GO MEGA STROKER (FLESH)</text:p>
            <text:p/>
            <text:p>De tamaño inteligente para ser realista y compacto, con un túnel interno súper suave, texturizado pero ajustado.</text:p>
            <text:p>caracteristicas:</text:p>
            <text:p>- Stroker de textura suave</text:p>
            <text:p>- Color y detalles realistas para la estimulación visual.</text:p>
            <text:p>- Tamano de viaje</text:p>
            <text:p/>
            <text:p/>
            <text:p><text:s/>Dimensiones embalaje <text:s text:c="3"/>22,90 x 11,30 x 10,20 cm</text:p>
            <text:p><text:s/>Peso embalaje <text:s text:c="3"/>684 gram</text:p>
            <text:p><text:s/>Dimensiones del producto <text:s text:c="3"/>9,2 x 10,2 x 10,2 cm</text:p>
            <text:p><text:s/>Peso del producto <text:s text:c="3"/>645,00 gram</text:p>
            <text:p><text:s/>Diámetro del producto <text:s text:c="3"/>10,2 cm</text:p>
            <text:p><text:s/>Longitud insertable <text:s text:c="3"/>15,0 cm</text:p>
            <text:p><text:s/>A prueba de agua <text:s text:c="3"/>Sí</text:p>
            <text:p><text:s/>A prueba de salpicaduras <text:s text:c="3"/>Sí</text:p>
            <text:p><text:s/>Materiales <text:s text:c="3"/>TPE</text:p>
            <text:p><text:s text:c="2"/></text:p>
            <text:p/>
            <text:p/>
          </table:table-cell>
          <table:table-cell office:value-type="float" office:value="35.99" table:style-name="ce1">
            <text:p>35,99</text:p>
          </table:table-cell>
          <table:table-cell office:value-type="float" office:value="14.06" table:style-name="ce1">
            <text:p>14,0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33.jpg">http://media.grutinet.com/articulos/gr/gr_104033.jpg</text:a></text:p>
          </table:table-cell>
          <table:table-cell office:value-type="string" table:style-name="ce4">
            <text:p><text:a xlink:href="http://media.grutinet.com/articulos/bu/bu_104033.jpg">http://media.grutinet.com/articulos/bu/bu_104033.jpg</text:a></text:p>
          </table:table-cell>
          <table:table-cell office:value-type="string" table:style-name="ce4">
            <text:p><text:a xlink:href="http://media.grutinet.com/articulos/or/or_104033.jpg">http://media.grutinet.com/articulos/or/or_104033.jpg</text:a></text:p>
          </table:table-cell>
          <table:table-cell office:value-type="string" table:style-name="ce2">
            <text:p>15,1483</text:p>
          </table:table-cell>
          <table:table-cell office:value-type="string" table:style-name="ce4">
            <text:p><text:a xlink:href="http://media.grutinet.com/articulos/lg/lg_104033_0.jpg">http://media.grutinet.com/articulos/lg/lg_104033_0.jpg</text:a></text:p>
          </table:table-cell>
          <table:table-cell office:value-type="string" table:style-name="ce4">
            <text:p><text:a xlink:href="http://media.grutinet.com/articulos/lg/lg_104033_1.jpg">http://media.grutinet.com/articulos/lg/lg_104033_1.jpg</text:a></text:p>
          </table:table-cell>
          <table:table-cell table:style-name="ce1"/>
          <table:table-cell office:value-type="string" table:style-name="ce4">
            <text:p><text:a xlink:href="http://media.grutinet.com/articulos/lg/lg_104033_2.jpg">http://media.grutinet.com/articulos/lg/lg_104033_2.jpg</text:a></text:p>
          </table:table-cell>
          <table:table-cell office:value-type="string" table:style-name="ce4">
            <text:p><text:a xlink:href="http://media.grutinet.com/articulos/lg/lg_104033_3.jpg">http://media.grutinet.com/articulos/lg/lg_104033_3.jpg</text:a></text:p>
          </table:table-cell>
          <table:table-cell office:value-type="string" table:style-name="ce4">
            <text:p><text:a xlink:href="http://media.grutinet.com/articulos/lg/lg_104033_4.jpg">http://media.grutinet.com/articulos/lg/lg_104033_4.jpg</text:a></text:p>
          </table:table-cell>
          <table:table-cell office:value-type="string" table:style-name="ce4">
            <text:p><text:a xlink:href="http://media.grutinet.com/articulos/lg/lg_104033_5.jpg">http://media.grutinet.com/articulos/lg/lg_104033_5.jpg</text:a></text:p>
          </table:table-cell>
          <table:table-cell table:number-columns-repeated="4" table:style-name="ce2"/>
          <table:table-cell table:number-columns-repeated="16354"/>
        </table:table-row>
        <table:table-row table:style-name="ro1">
          <table:table-cell office:value-type="float" office:value="104035" table:style-name="ce1">
            <text:p>104035</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text:p>
          </table:table-cell>
          <table:table-cell office:value-type="string" table:style-name="ce2">
            <text:p>Masturbadores</text:p>
          </table:table-cell>
          <table:table-cell office:value-type="string" table:style-name="ce2">
            <text:p>MASTURBADOR TRANSPARENTE MALE PUMP &amp; DUMP STROKER<text:s/></text:p>
          </table:table-cell>
          <table:table-cell office:value-type="string" table:style-name="ce2">
            <text:p>PIPEDREAM</text:p>
          </table:table-cell>
          <table:table-cell office:value-type="string" table:style-name="ce3">
            <text:p>PDX MALE PUMP &amp; DUMP STROKER (CLEAR)</text:p>
            <text:p/>
            <text:p>Stroker super suave y convenientemente portátil, forrado con hileras de texturas internas</text:p>
            <text:p>caracteristicas:</text:p>
            <text:p>- Stroker de textura suave</text:p>
            <text:p>- material transparente para estimulación visual</text:p>
            <text:p>- tamano de viaje</text:p>
            <text:p/>
            <text:p/>
            <text:p><text:s/>Dimensiones embalaje <text:s text:c="3"/>17,80 x 6,40 x 6,40 cm</text:p>
            <text:p><text:s/>Peso embalaje <text:s text:c="3"/>206 gram</text:p>
            <text:p><text:s/>Dimensiones del producto <text:s text:c="3"/>6,4 x 3,9 x 3,9 cm</text:p>
            <text:p><text:s/>Peso del producto <text:s text:c="3"/>168,00 gram</text:p>
            <text:p><text:s/>Diámetro del producto <text:s text:c="3"/>3,9 cm</text:p>
            <text:p><text:s/>Longitud insertable <text:s text:c="3"/>15,0 cm</text:p>
            <text:p><text:s/>A prueba de agua <text:s text:c="3"/>Sí</text:p>
            <text:p><text:s/>A prueba de salpicaduras <text:s text:c="3"/>Sí</text:p>
            <text:p><text:s/>Materiales <text:s text:c="3"/>TPE</text:p>
            <text:p><text:s text:c="2"/></text:p>
            <text:p/>
            <text:p/>
          </table:table-cell>
          <table:table-cell office:value-type="float" office:value="9.99" table:style-name="ce1">
            <text:p>9,99</text:p>
          </table:table-cell>
          <table:table-cell office:value-type="float" office:value="4.6900000000000004" table:style-name="ce1">
            <text:p>4,69</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35.jpg">http://media.grutinet.com/articulos/gr/gr_104035.jpg</text:a></text:p>
          </table:table-cell>
          <table:table-cell office:value-type="string" table:style-name="ce4">
            <text:p><text:a xlink:href="http://media.grutinet.com/articulos/bu/bu_104035.jpg">http://media.grutinet.com/articulos/bu/bu_104035.jpg</text:a></text:p>
          </table:table-cell>
          <table:table-cell office:value-type="string" table:style-name="ce4">
            <text:p><text:a xlink:href="http://media.grutinet.com/articulos/or/or_104035.jpg">http://media.grutinet.com/articulos/or/or_104035.jpg</text:a></text:p>
          </table:table-cell>
          <table:table-cell office:value-type="string" table:style-name="ce2">
            <text:p>4,61</text:p>
          </table:table-cell>
          <table:table-cell office:value-type="string" table:style-name="ce4">
            <text:p><text:a xlink:href="http://media.grutinet.com/articulos/lg/lg_104035_0.jpg">http://media.grutinet.com/articulos/lg/lg_104035_0.jpg</text:a></text:p>
          </table:table-cell>
          <table:table-cell office:value-type="string" table:style-name="ce4">
            <text:p><text:a xlink:href="http://media.grutinet.com/articulos/lg/lg_104035_1.jpg">http://media.grutinet.com/articulos/lg/lg_104035_1.jpg</text:a></text:p>
          </table:table-cell>
          <table:table-cell table:style-name="ce1"/>
          <table:table-cell office:value-type="string" table:style-name="ce4">
            <text:p><text:a xlink:href="http://media.grutinet.com/articulos/lg/lg_104035_2.jpg">http://media.grutinet.com/articulos/lg/lg_104035_2.jpg</text:a></text:p>
          </table:table-cell>
          <table:table-cell table:number-columns-repeated="7" table:style-name="ce2"/>
          <table:table-cell table:number-columns-repeated="16354"/>
        </table:table-row>
        <table:table-row table:style-name="ro1">
          <table:table-cell office:value-type="float" office:value="104036" table:style-name="ce1">
            <text:p>104036</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text:p>
          </table:table-cell>
          <table:table-cell office:value-type="string" table:style-name="ce2">
            <text:p>Masturbadores</text:p>
          </table:table-cell>
          <table:table-cell office:value-type="string" table:style-name="ce2">
            <text:p>PDX MASTURBADOR ANAL CON MOVIMIENTO Y ALTAVOZ</text:p>
          </table:table-cell>
          <table:table-cell office:value-type="string" table:style-name="ce2">
            <text:p>PIPEDREAM</text:p>
          </table:table-cell>
          <table:table-cell office:value-type="string" table:style-name="ce3">
            <text:p>PDX MALE DIRTY TALK INTERACTIVE FUCK HIM SILLY</text:p>
            <text:p/>
            <text:p>El primer masturbador masculino interactivo para una experiencia sensorial inolvidable.</text:p>
            <text:p/>
            <text:p>Cuenta con activación de movimiento, una entrada anal ajustada, altavoz de alta fidelidad recargable incorporado, micro bala potente y martillo erecto posable.</text:p>
            <text:p/>
            <text:p>Una vez que tocas su piel realista, su pene dura como una roca y escuchas su voz sexy, no podrás contenerte.</text:p>
            <text:p>caracteristicas:</text:p>
            <text:p/>
            <text:p>- Altavoz de alta fidelidad</text:p>
            <text:p>- Bala vibradora sincronizada</text:p>
            <text:p>- USB recargable</text:p>
            <text:p>- Tecnología de conversación sucia activada por movimiento</text:p>
            <text:p>- Diseño de mesa</text:p>
            <text:p/>
            <text:p/>
            <text:p><text:s/>Dimensiones embalaje 33,10 x 42,20 x 12,70 cm</text:p>
            <text:p><text:s/>Peso embalaje 3438 gram</text:p>
            <text:p><text:s/>Dimensiones del producto 9,6 x 35,6 x 35,6 cm</text:p>
            <text:p><text:s/>Peso del producto 2949,00 gram</text:p>
            <text:p><text:s/>Diámetro del producto 35,6 cm</text:p>
            <text:p><text:s/>Longitud insertable 9,6 cm</text:p>
            <text:p><text:s/>Recargable Sí</text:p>
            <text:p><text:s/>Tiempo de recarga 90 min</text:p>
            <text:p><text:s/>Vida de la recarga de las baterías 120 min</text:p>
            <text:p><text:s/>Materiales TPE, ABS Plastic</text:p>
            <text:p/>
            <text:p/>
          </table:table-cell>
          <table:table-cell office:value-type="float" office:value="249.99" table:style-name="ce1">
            <text:p>249,99</text:p>
          </table:table-cell>
          <table:table-cell office:value-type="float" office:value="105.46" table:style-name="ce1">
            <text:p>105,4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36.jpg">http://media.grutinet.com/articulos/gr/gr_104036.jpg</text:a></text:p>
          </table:table-cell>
          <table:table-cell office:value-type="string" table:style-name="ce4">
            <text:p><text:a xlink:href="http://media.grutinet.com/articulos/bu/bu_104036.jpg">http://media.grutinet.com/articulos/bu/bu_104036.jpg</text:a></text:p>
          </table:table-cell>
          <table:table-cell office:value-type="string" table:style-name="ce4">
            <text:p><text:a xlink:href="http://media.grutinet.com/articulos/or/or_104036.jpg">http://media.grutinet.com/articulos/or/or_104036.jpg</text:a></text:p>
          </table:table-cell>
          <table:table-cell office:value-type="string" table:style-name="ce2">
            <text:p>107,12</text:p>
          </table:table-cell>
          <table:table-cell office:value-type="string" table:style-name="ce4">
            <text:p><text:a xlink:href="http://media.grutinet.com/articulos/lg/lg_104036_0.jpg">http://media.grutinet.com/articulos/lg/lg_104036_0.jpg</text:a></text:p>
          </table:table-cell>
          <table:table-cell office:value-type="string" table:style-name="ce4">
            <text:p><text:a xlink:href="http://media.grutinet.com/articulos/lg/lg_104036_1.jpg">http://media.grutinet.com/articulos/lg/lg_104036_1.jpg</text:a></text:p>
          </table:table-cell>
          <table:table-cell table:style-name="ce1"/>
          <table:table-cell office:value-type="string" table:style-name="ce4">
            <text:p><text:a xlink:href="http://media.grutinet.com/articulos/lg/lg_104036_2.jpg">http://media.grutinet.com/articulos/lg/lg_104036_2.jpg</text:a></text:p>
          </table:table-cell>
          <table:table-cell office:value-type="string" table:style-name="ce4">
            <text:p><text:a xlink:href="http://media.grutinet.com/articulos/lg/lg_104036_3.jpg">http://media.grutinet.com/articulos/lg/lg_104036_3.jpg</text:a></text:p>
          </table:table-cell>
          <table:table-cell office:value-type="string" table:style-name="ce4">
            <text:p><text:a xlink:href="http://media.grutinet.com/articulos/lg/lg_104036_4.jpg">http://media.grutinet.com/articulos/lg/lg_104036_4.jpg</text:a></text:p>
          </table:table-cell>
          <table:table-cell table:number-columns-repeated="5" table:style-name="ce2"/>
          <table:table-cell table:number-columns-repeated="16354"/>
        </table:table-row>
        <table:table-row table:style-name="ro1">
          <table:table-cell office:value-type="float" office:value="104037" table:style-name="ce1">
            <text:p>104037</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text:p>
          </table:table-cell>
          <table:table-cell office:value-type="string" table:style-name="ce2">
            <text:p>Masturbadores</text:p>
          </table:table-cell>
          <table:table-cell office:value-type="string" table:style-name="ce2">
            <text:p>MALE DIRTY TALK INTERACTIVE - VOZ Y VIBRACION<text:s/></text:p>
          </table:table-cell>
          <table:table-cell office:value-type="string" table:style-name="ce2">
            <text:p>PIPEDREAM</text:p>
          </table:table-cell>
          <table:table-cell office:value-type="string" table:style-name="ce3">
            <text:p>PDX MALE DIRTY TALK INTERACTIVE BAD BOY</text:p>
            <text:p/>
            <text:p>El primer masturbador masculino interactivo para una experiencia sensorial inolvidable.</text:p>
            <text:p/>
            <text:p>Cuenta con activación de movimiento, una entrada anal ajustada, altavoz de alta fidelidad recargable incorporado, micro bala potente y martillo erecto posable.</text:p>
            <text:p/>
            <text:p>Una vez que tocas su piel realista, su polla dura como una roca y escuchas su voz sexy, no podrás contenerte.</text:p>
            <text:p>caracteristicas:</text:p>
            <text:p/>
            <text:p>- Altavoz de alta fidelidad</text:p>
            <text:p>- Bala vibradora sincronizada</text:p>
            <text:p>- USB recargable</text:p>
            <text:p>- Tecnología de conversación sucia activada por movimiento</text:p>
            <text:p/>
            <text:p/>
            <text:p><text:s/>Dimensiones embalaje <text:s text:c="3"/>24,20 x 35,10 x 13,80 cm</text:p>
            <text:p><text:s/>Peso embalaje <text:s text:c="3"/>2190 gram</text:p>
            <text:p><text:s/>Dimensiones del producto <text:s text:c="3"/>10,2 x 18,5 x 18,5 cm</text:p>
            <text:p><text:s/>Peso del producto <text:s text:c="3"/>1707,00 gram</text:p>
            <text:p><text:s/>Diámetro del producto <text:s text:c="3"/>18,5 cm</text:p>
            <text:p><text:s/>Longitud insertable <text:s text:c="3"/>10,2 cm</text:p>
            <text:p><text:s/>Recargable <text:s text:c="3"/>Sí</text:p>
            <text:p><text:s/>Tiempo de recarga <text:s text:c="3"/>90 min</text:p>
            <text:p><text:s/>Vida de la recarga de las baterías <text:s text:c="3"/>120 min</text:p>
            <text:p><text:s/>Materiales <text:s text:c="3"/>TPE, ABS Plastic</text:p>
            <text:p><text:s/>- Posible polla</text:p>
            <text:p><text:s/>- Diseño portátil</text:p>
            <text:p/>
            <text:p/>
          </table:table-cell>
          <table:table-cell office:value-type="float" office:value="199.99" table:style-name="ce1">
            <text:p>199,99</text:p>
          </table:table-cell>
          <table:table-cell office:value-type="float" office:value="85.15" table:style-name="ce1">
            <text:p>85,1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37.jpg">http://media.grutinet.com/articulos/gr/gr_104037.jpg</text:a></text:p>
          </table:table-cell>
          <table:table-cell office:value-type="string" table:style-name="ce4">
            <text:p><text:a xlink:href="http://media.grutinet.com/articulos/bu/bu_104037.jpg">http://media.grutinet.com/articulos/bu/bu_104037.jpg</text:a></text:p>
          </table:table-cell>
          <table:table-cell office:value-type="string" table:style-name="ce4">
            <text:p><text:a xlink:href="http://media.grutinet.com/articulos/or/or_104037.jpg">http://media.grutinet.com/articulos/or/or_104037.jpg</text:a></text:p>
          </table:table-cell>
          <table:table-cell office:value-type="string" table:style-name="ce2">
            <text:p>89,93</text:p>
          </table:table-cell>
          <table:table-cell office:value-type="string" table:style-name="ce4">
            <text:p><text:a xlink:href="http://media.grutinet.com/articulos/lg/lg_104037_0.jpg">http://media.grutinet.com/articulos/lg/lg_104037_0.jpg</text:a></text:p>
          </table:table-cell>
          <table:table-cell office:value-type="string" table:style-name="ce4">
            <text:p><text:a xlink:href="http://media.grutinet.com/articulos/lg/lg_104037_1.jpg">http://media.grutinet.com/articulos/lg/lg_104037_1.jpg</text:a></text:p>
          </table:table-cell>
          <table:table-cell table:style-name="ce1"/>
          <table:table-cell office:value-type="string" table:style-name="ce4">
            <text:p><text:a xlink:href="http://media.grutinet.com/articulos/lg/lg_104037_2.jpg">http://media.grutinet.com/articulos/lg/lg_104037_2.jpg</text:a></text:p>
          </table:table-cell>
          <table:table-cell office:value-type="string" table:style-name="ce4">
            <text:p><text:a xlink:href="http://media.grutinet.com/articulos/lg/lg_104037_3.jpg">http://media.grutinet.com/articulos/lg/lg_104037_3.jpg</text:a></text:p>
          </table:table-cell>
          <table:table-cell office:value-type="string" table:style-name="ce4">
            <text:p><text:a xlink:href="http://media.grutinet.com/articulos/lg/lg_104037_4.jpg">http://media.grutinet.com/articulos/lg/lg_104037_4.jpg</text:a></text:p>
          </table:table-cell>
          <table:table-cell office:value-type="string" table:style-name="ce4">
            <text:p><text:a xlink:href="http://media.grutinet.com/articulos/lg/lg_104037_5.jpg">http://media.grutinet.com/articulos/lg/lg_104037_5.jpg</text:a></text:p>
          </table:table-cell>
          <table:table-cell table:number-columns-repeated="4" table:style-name="ce2"/>
          <table:table-cell table:number-columns-repeated="16354"/>
        </table:table-row>
        <table:table-row table:style-name="ro1">
          <table:table-cell office:value-type="float" office:value="104094" table:style-name="ce1">
            <text:p>104094</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POWER WAND - RECARGABLE VIBRADOR</text:p>
          </table:table-cell>
          <table:table-cell office:value-type="string" table:style-name="ce2">
            <text:p>DOC JOHNSON</text:p>
          </table:table-cell>
          <table:table-cell office:value-type="string" table:style-name="ce3">
            <text:p>POWER WAND - RECHARGEABLE</text:p>
            <text:p/>
            <text:p>Trabaja tu magia. Cortamos el cable e hicimos que la querida varita de energía Kink sea más versátil.</text:p>
            <text:p/>
            <text:p>Este clásico Power Wand tiene 8 velocidades y 8 patrones de vibración, para 64 sensaciones únicas.</text:p>
            <text:p/>
            <text:p>La varita de energía recargable Kink by Doc Johnson está lista para cada sesión individual satisfactoria o para burlarse de su pareja atada.</text:p>
            <text:p/>
            <text:p>Viene con una bolsa de almacenamiento discreta, cable de carga, adaptador de corriente universal, y es operable durante la carga.</text:p>
            <text:p><text:s/></text:p>
            <text:p/>
            <text:p/>
            <text:p><text:s/>Dimensiones embalaje <text:s text:c="3"/>38,90 x 11,70 x 5,80 cm</text:p>
            <text:p><text:s/>Dimensiones del producto <text:s text:c="3"/>31,8 x 5,8 x 5,8 cm</text:p>
            <text:p><text:s/>Diámetro del producto <text:s text:c="3"/>5,8 cm</text:p>
            <text:p><text:s/>Se requieren baterías <text:s text:c="3"/>1</text:p>
            <text:p><text:s/>Tipo de baterías <text:s text:c="3"/>AAA</text:p>
            <text:p><text:s/>Baterías incluidas <text:s text:c="3"/>Sí</text:p>
            <text:p><text:s/>Recargable <text:s text:c="3"/>Sí</text:p>
            <text:p><text:s/>Tiempo de recarga <text:s text:c="3"/>180 min</text:p>
            <text:p><text:s/>Vida de la recarga de las baterías <text:s text:c="3"/>90 min</text:p>
            <text:p><text:s/>Materiales <text:s text:c="3"/>Silicone/ABS</text:p>
            <text:p/>
            <text:p/>
          </table:table-cell>
          <table:table-cell office:value-type="float" office:value="169.95" table:style-name="ce1">
            <text:p>169,95</text:p>
          </table:table-cell>
          <table:table-cell office:value-type="float" office:value="95.31" table:style-name="ce1">
            <text:p>95,31</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94.jpg">http://media.grutinet.com/articulos/gr/gr_104094.jpg</text:a></text:p>
          </table:table-cell>
          <table:table-cell office:value-type="string" table:style-name="ce4">
            <text:p><text:a xlink:href="http://media.grutinet.com/articulos/bu/bu_104094.jpg">http://media.grutinet.com/articulos/bu/bu_104094.jpg</text:a></text:p>
          </table:table-cell>
          <table:table-cell office:value-type="string" table:style-name="ce4">
            <text:p><text:a xlink:href="http://media.grutinet.com/articulos/or/or_104094.jpg">http://media.grutinet.com/articulos/or/or_104094.jpg</text:a></text:p>
          </table:table-cell>
          <table:table-cell office:value-type="string" table:style-name="ce2">
            <text:p>96,8436</text:p>
          </table:table-cell>
          <table:table-cell office:value-type="string" table:style-name="ce4">
            <text:p><text:a xlink:href="http://media.grutinet.com/articulos/lg/lg_104094_0.jpg">http://media.grutinet.com/articulos/lg/lg_104094_0.jpg</text:a></text:p>
          </table:table-cell>
          <table:table-cell office:value-type="string" table:style-name="ce4">
            <text:p><text:a xlink:href="http://media.grutinet.com/articulos/lg/lg_104094_1.jpg">http://media.grutinet.com/articulos/lg/lg_104094_1.jpg</text:a></text:p>
          </table:table-cell>
          <table:table-cell table:style-name="ce1"/>
          <table:table-cell office:value-type="string" table:style-name="ce4">
            <text:p><text:a xlink:href="http://media.grutinet.com/articulos/lg/lg_104094_2.jpg">http://media.grutinet.com/articulos/lg/lg_104094_2.jpg</text:a></text:p>
          </table:table-cell>
          <table:table-cell table:number-columns-repeated="7" table:style-name="ce2"/>
          <table:table-cell table:number-columns-repeated="16354"/>
        </table:table-row>
        <table:table-row table:style-name="ro1">
          <table:table-cell office:value-type="float" office:value="104096" table:style-name="ce1">
            <text:p>104096</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ESENCIALS ANAR DE SILICONA - NEGRO</text:p>
          </table:table-cell>
          <table:table-cell office:value-type="string" table:style-name="ce2">
            <text:p>DOC JOHNSON</text:p>
          </table:table-cell>
          <table:table-cell office:value-type="string" table:style-name="ce3">
            <text:p>ANAL ESSENTIALS WEIGHTED SILICONE ANAL BALLS - BLACK</text:p>
            <text:p/>
            <text:p>Experimente un profundo placer anal con las bolas anales de silicona con peso, con un diseño exclusivo de Doc Johnson.</text:p>
            <text:p/>
            <text:p>La forma gruesa estimulante y los movimientos internos de estas bolas anales con peso crean una sensación verdaderamente única similar a la de las bolas Ben-Wa, en una forma 100% segura para la puerta trasera.</text:p>
            <text:p/>
            <text:p>Diseñadas con un diseño de silicona completamente cerrado y un extremo en bucle para una fácil extracción, cada una de las 3 bolas pesadas cuenta con una intensa circunferencia de 5.5 pulgadas.</text:p>
            <text:p/>
            <text:p>Cuanto puedes tomar</text:p>
            <text:p/>
            <text:p>Kink by Doc Johnson es una emocionante colaboración con Kink.com para crear una colección de artículos fetiche auténticos de alta calidad adecuados para practicantes a largo plazo y nuevos iniciados por igual.</text:p>
            <text:p/>
            <text:p/>
            <text:p><text:s/>Dimensiones embalaje 49,30 x 13,30 x 4,40 cm</text:p>
            <text:p><text:s/>Peso embalaje 360 gram</text:p>
            <text:p><text:s/>Dimensiones del producto 34,1 x 4,4 x 4,4 cm</text:p>
            <text:p><text:s/>Peso del producto 270,00 gram</text:p>
            <text:p><text:s/>Diámetro del producto 4,4 cm</text:p>
            <text:p><text:s/>Longitud insertable 28,5 cm</text:p>
            <text:p><text:s/>Se requieren baterías 1</text:p>
            <text:p><text:s/>Tipo de baterías AAA</text:p>
            <text:p><text:s/>Baterías incluidas Sí</text:p>
            <text:p><text:s/>Materiales Silicone</text:p>
            <text:p/>
            <text:p/>
          </table:table-cell>
          <table:table-cell office:value-type="float" office:value="49.99" table:style-name="ce1">
            <text:p>49,99</text:p>
          </table:table-cell>
          <table:table-cell office:value-type="float" office:value="23.5" table:style-name="ce1">
            <text:p>23,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096.jpg">http://media.grutinet.com/articulos/gr/gr_104096.jpg</text:a></text:p>
          </table:table-cell>
          <table:table-cell office:value-type="string" table:style-name="ce4">
            <text:p><text:a xlink:href="http://media.grutinet.com/articulos/bu/bu_104096.jpg">http://media.grutinet.com/articulos/bu/bu_104096.jpg</text:a></text:p>
          </table:table-cell>
          <table:table-cell office:value-type="string" table:style-name="ce4">
            <text:p><text:a xlink:href="http://media.grutinet.com/articulos/or/or_104096.jpg">http://media.grutinet.com/articulos/or/or_104096.jpg</text:a></text:p>
          </table:table-cell>
          <table:table-cell office:value-type="string" table:style-name="ce2">
            <text:p>24,8346</text:p>
          </table:table-cell>
          <table:table-cell office:value-type="string" table:style-name="ce4">
            <text:p><text:a xlink:href="http://media.grutinet.com/articulos/lg/lg_104096_0.jpg">http://media.grutinet.com/articulos/lg/lg_104096_0.jpg</text:a></text:p>
          </table:table-cell>
          <table:table-cell office:value-type="string" table:style-name="ce4">
            <text:p><text:a xlink:href="http://media.grutinet.com/articulos/lg/lg_104096_1.jpg">http://media.grutinet.com/articulos/lg/lg_104096_1.jpg</text:a></text:p>
          </table:table-cell>
          <table:table-cell table:style-name="ce1"/>
          <table:table-cell office:value-type="string" table:style-name="ce4">
            <text:p><text:a xlink:href="http://media.grutinet.com/articulos/lg/lg_104096_2.jpg">http://media.grutinet.com/articulos/lg/lg_104096_2.jpg</text:a></text:p>
          </table:table-cell>
          <table:table-cell table:number-columns-repeated="7" table:style-name="ce2"/>
          <table:table-cell table:number-columns-repeated="16354"/>
        </table:table-row>
        <table:table-row table:style-name="ro1">
          <table:table-cell office:value-type="float" office:value="104101" table:style-name="ce1">
            <text:p>104101</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ESPOSAS SILICONA CUFFS</text:p>
          </table:table-cell>
          <table:table-cell office:value-type="string" table:style-name="ce2">
            <text:p>DOC JOHNSON</text:p>
          </table:table-cell>
          <table:table-cell office:value-type="string" table:style-name="ce3">
            <text:p>SILICONE ANKLE CUFFS</text:p>
            <text:p/>
            <text:p>Estas restricciones de tobillo de cuero Kink by Doc Johnson están confeccionadas en un hermoso cuero rojo y negro para que coincida con los colores característicos, y están equipadas con anillos en D para un clip de versatilidad completo para cables, barras de separación, clips de corbata y más.</text:p>
            <text:p/>
            <text:p>Cada sistema de retención está totalmente acolchado para mayor seguridad y comodidad durante el juego y el uso diario, y presenta una hebilla de bloqueo para demostraciones de absoluta confianza y cuidado.</text:p>
            <text:p/>
            <text:p>Úselo con las restricciones de muñeca de cuero Kink by Doc Johnson para una apariencia y experiencia aún más intensas.</text:p>
            <text:p/>
            <text:p/>
            <text:p><text:s/>Dimensiones del producto <text:s text:c="3"/>33,1 x 7,7 x 7,7 cm</text:p>
            <text:p><text:s/>Diámetro del producto <text:s text:c="3"/>7,7 cm</text:p>
            <text:p><text:s/>Materiales <text:s text:c="3"/>Silicone/Metal</text:p>
            <text:p/>
            <text:p/>
          </table:table-cell>
          <table:table-cell office:value-type="float" office:value="149.94999999999999" table:style-name="ce1">
            <text:p>149,95</text:p>
          </table:table-cell>
          <table:table-cell office:value-type="float" office:value="46.62" table:style-name="ce1">
            <text:p>46,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01.jpg">http://media.grutinet.com/articulos/gr/gr_104101.jpg</text:a></text:p>
          </table:table-cell>
          <table:table-cell office:value-type="string" table:style-name="ce4">
            <text:p><text:a xlink:href="http://media.grutinet.com/articulos/bu/bu_104101.jpg">http://media.grutinet.com/articulos/bu/bu_104101.jpg</text:a></text:p>
          </table:table-cell>
          <table:table-cell office:value-type="string" table:style-name="ce4">
            <text:p><text:a xlink:href="http://media.grutinet.com/articulos/or/or_104101.jpg">http://media.grutinet.com/articulos/or/or_104101.jpg</text:a></text:p>
          </table:table-cell>
          <table:table-cell office:value-type="string" table:style-name="ce2">
            <text:p>39,06</text:p>
          </table:table-cell>
          <table:table-cell office:value-type="string" table:style-name="ce4">
            <text:p><text:a xlink:href="http://media.grutinet.com/articulos/lg/lg_104101_0.jpg">http://media.grutinet.com/articulos/lg/lg_104101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4108" table:style-name="ce1">
            <text:p>104108</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text:p>
          </table:table-cell>
          <table:table-cell office:value-type="string" table:style-name="ce2">
            <text:p>Masturbadores</text:p>
          </table:table-cell>
          <table:table-cell office:value-type="string" table:style-name="ce2">
            <text:p>NATASHA NICE - MASTURBADOR VAGINA</text:p>
          </table:table-cell>
          <table:table-cell office:value-type="string" table:style-name="ce2">
            <text:p>DOC JOHNSON</text:p>
          </table:table-cell>
          <table:table-cell office:value-type="string" table:style-name="ce3">
            <text:p>NATASHA NICE - PUSSY</text:p>
            <text:p/>
            <text:p>La seductora de origen francés Natasha Nice se une a la alineación de Main Squeeze con un stroker de estuche rígido de presión variable moldeado directamente de su cuerpo.</text:p>
            <text:p/>
            <text:p>Hecho a mano en ULTRASKYN realista, el apretón principal de Natasha presenta un interior apretado y texturizado que se calienta al tacto y se siente como si fuera real.</text:p>
            <text:p/>
            <text:p>Cada Main Squeeze presenta una textura interna diferente y una placa de compresión controlada por el usuario, lo que hace que su experiencia sea tan única como cada una de nuestras sexys chicas de Main Squeeze.</text:p>
            <text:p/>
            <text:p>El diseño rígido de doble tapa funciona como un discreto estuche de viaje y almacenamiento, manteniendo su Main Squeeze fresco y listo para cuando le apetezca.</text:p>
            <text:p/>
            <text:p/>
            <text:p><text:s/>Dimensiones del producto 22,9 x 8,4 x 8,4 cm</text:p>
            <text:p><text:s/>Peso del producto 640,00 gram</text:p>
            <text:p><text:s/>Diámetro del producto 8,4 cm</text:p>
            <text:p><text:s/>Longitud insertable 22,1 cm</text:p>
            <text:p><text:s/>Materiales TPE/ABS</text:p>
            <text:p/>
            <text:p/>
          </table:table-cell>
          <table:table-cell office:value-type="float" office:value="63.98" table:style-name="ce1">
            <text:p>63,98</text:p>
          </table:table-cell>
          <table:table-cell office:value-type="float" office:value="30.5" table:style-name="ce1">
            <text:p>30,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08.jpg">http://media.grutinet.com/articulos/gr/gr_104108.jpg</text:a></text:p>
          </table:table-cell>
          <table:table-cell office:value-type="string" table:style-name="ce4">
            <text:p><text:a xlink:href="http://media.grutinet.com/articulos/bu/bu_104108.jpg">http://media.grutinet.com/articulos/bu/bu_104108.jpg</text:a></text:p>
          </table:table-cell>
          <table:table-cell office:value-type="string" table:style-name="ce4">
            <text:p><text:a xlink:href="http://media.grutinet.com/articulos/or/or_104108.jpg">http://media.grutinet.com/articulos/or/or_104108.jpg</text:a></text:p>
          </table:table-cell>
          <table:table-cell office:value-type="string" table:style-name="ce2">
            <text:p>32,0922</text:p>
          </table:table-cell>
          <table:table-cell office:value-type="string" table:style-name="ce4">
            <text:p><text:a xlink:href="http://media.grutinet.com/articulos/lg/lg_104108_0.jpg">http://media.grutinet.com/articulos/lg/lg_104108_0.jpg</text:a></text:p>
          </table:table-cell>
          <table:table-cell office:value-type="string" table:style-name="ce4">
            <text:p><text:a xlink:href="http://media.grutinet.com/articulos/lg/lg_104108_1.jpg">http://media.grutinet.com/articulos/lg/lg_104108_1.jpg</text:a></text:p>
          </table:table-cell>
          <table:table-cell table:style-name="ce1"/>
          <table:table-cell office:value-type="string" table:style-name="ce4">
            <text:p><text:a xlink:href="http://media.grutinet.com/articulos/lg/lg_104108_2.jpg">http://media.grutinet.com/articulos/lg/lg_104108_2.jpg</text:a></text:p>
          </table:table-cell>
          <table:table-cell office:value-type="string" table:style-name="ce4">
            <text:p><text:a xlink:href="http://media.grutinet.com/articulos/lg/lg_104108_3.jpg">http://media.grutinet.com/articulos/lg/lg_104108_3.jpg</text:a></text:p>
          </table:table-cell>
          <table:table-cell office:value-type="string" table:style-name="ce4">
            <text:p><text:a xlink:href="http://media.grutinet.com/articulos/lg/lg_104108_4.jpg">http://media.grutinet.com/articulos/lg/lg_104108_4.jpg</text:a></text:p>
          </table:table-cell>
          <table:table-cell table:number-columns-repeated="5" table:style-name="ce2"/>
          <table:table-cell table:number-columns-repeated="16354"/>
        </table:table-row>
        <table:table-row table:style-name="ro1">
          <table:table-cell office:value-type="float" office:value="104109" table:style-name="ce1">
            <text:p>104109</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text:p>
          </table:table-cell>
          <table:table-cell office:value-type="string" table:style-name="ce2">
            <text:p>Masturbadores</text:p>
          </table:table-cell>
          <table:table-cell office:value-type="string" table:style-name="ce2">
            <text:p>LAYNA MASTURBADOR - VAGINA</text:p>
          </table:table-cell>
          <table:table-cell office:value-type="string" table:style-name="ce2">
            <text:p>DOC JOHNSON</text:p>
          </table:table-cell>
          <table:table-cell office:value-type="string" table:style-name="ce3">
            <text:p>LAYNA.ME</text:p>
            <text:p/>
            <text:p>La sexy modelo e influyente canadiense @ layna.me (conocida por sus muchos fanáticos como LaynaBoo) se une a la alineación de Main Squeeze Girls of Social Media con un stroker de estuche rígido de presión variable moldeado directamente de su cuerpo.</text:p>
            <text:p/>
            <text:p>Hecho a mano en ULTRASKYN realista, el @ layna.me Main Squeeze presenta un interior apretado y texturizado que se calienta al tacto y se siente como si fuera real.</text:p>
            <text:p/>
            <text:p>Cada Main Squeeze presenta una textura interna diferente y una placa de compresión controlada por el usuario, lo que hace que su experiencia sea tan única como cada una de nuestras sexys chicas de Main Squeeze.</text:p>
            <text:p/>
            <text:p>El diseño rígido de doble tapa funciona como un discreto estuche de viaje y almacenamiento, manteniendo su Main Squeeze fresco y listo para cuando le apetezca.</text:p>
            <text:p/>
            <text:p>Ella puede tener más de 2 millones de seguidores (¡y contando!) Pero esta noche es toda tuya.</text:p>
            <text:p/>
            <text:p/>
            <text:p><text:s/>Dimensiones del producto 22,9 x 8,4 x 8,4 cm</text:p>
            <text:p><text:s/>Peso del producto 640,00 gram</text:p>
            <text:p><text:s/>Diámetro del producto 8,4 cm</text:p>
            <text:p><text:s/>Longitud insertable 22,1 cm</text:p>
            <text:p><text:s/>Materiales TPE/ABS</text:p>
            <text:p/>
            <text:p/>
            <text:p><text:s/></text:p>
            <text:p/>
          </table:table-cell>
          <table:table-cell office:value-type="float" office:value="80.95" table:style-name="ce1">
            <text:p>80,95</text:p>
          </table:table-cell>
          <table:table-cell office:value-type="float" office:value="30.5" table:style-name="ce1">
            <text:p>30,5</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09.jpg">http://media.grutinet.com/articulos/gr/gr_104109.jpg</text:a></text:p>
          </table:table-cell>
          <table:table-cell office:value-type="string" table:style-name="ce4">
            <text:p><text:a xlink:href="http://media.grutinet.com/articulos/bu/bu_104109.jpg">http://media.grutinet.com/articulos/bu/bu_104109.jpg</text:a></text:p>
          </table:table-cell>
          <table:table-cell office:value-type="string" table:style-name="ce4">
            <text:p><text:a xlink:href="http://media.grutinet.com/articulos/or/or_104109.jpg">http://media.grutinet.com/articulos/or/or_104109.jpg</text:a></text:p>
          </table:table-cell>
          <table:table-cell office:value-type="string" table:style-name="ce2">
            <text:p>32,0922</text:p>
          </table:table-cell>
          <table:table-cell office:value-type="string" table:style-name="ce4">
            <text:p><text:a xlink:href="http://media.grutinet.com/articulos/lg/lg_104109_0.jpg">http://media.grutinet.com/articulos/lg/lg_104109_0.jpg</text:a></text:p>
          </table:table-cell>
          <table:table-cell office:value-type="string" table:style-name="ce4">
            <text:p><text:a xlink:href="http://media.grutinet.com/articulos/lg/lg_104109_1.jpg">http://media.grutinet.com/articulos/lg/lg_104109_1.jpg</text:a></text:p>
          </table:table-cell>
          <table:table-cell table:style-name="ce1"/>
          <table:table-cell office:value-type="string" table:style-name="ce4">
            <text:p><text:a xlink:href="http://media.grutinet.com/articulos/lg/lg_104109_2.jpg">http://media.grutinet.com/articulos/lg/lg_104109_2.jpg</text:a></text:p>
          </table:table-cell>
          <table:table-cell table:number-columns-repeated="7" table:style-name="ce2"/>
          <table:table-cell table:number-columns-repeated="16354"/>
        </table:table-row>
        <table:table-row table:style-name="ro1">
          <table:table-cell office:value-type="float" office:value="104111" table:style-name="ce1">
            <text:p>104111</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text:p>
          </table:table-cell>
          <table:table-cell office:value-type="string" table:style-name="ce2">
            <text:p>Masturbadores</text:p>
          </table:table-cell>
          <table:table-cell office:value-type="string" table:style-name="ce2">
            <text:p>JJ KNIGHT - PENE REALISTICO<text:s/></text:p>
          </table:table-cell>
          <table:table-cell office:value-type="string" table:style-name="ce2">
            <text:p>DOC JOHNSON</text:p>
          </table:table-cell>
          <table:table-cell office:value-type="string" table:style-name="ce3">
            <text:p>JJ KNIGHT 8.5 INCH ULTRASKYN COCK</text:p>
            <text:p/>
            <text:p>Al abrumar la demanda de los consumidores, este consolador ultrarrealista se moldea directamente de JJ Knight, tu chico sureño favorito de Memphis convertido en estrella de Men.com.</text:p>
            <text:p/>
            <text:p>Hemos recreado todas las 8,5 pulgadas de JJ en ULTRASKYN de doble densidad realista para que disfruten sus fanáticos.</text:p>
            <text:p/>
            <text:p>¡Cuente sus escenas más calientes y conviértase en su coprotagonista!</text:p>
            <text:p/>
            <text:p/>
            <text:p><text:s/>Dimensiones embalaje 32 x 11,20 x 4,90 cm</text:p>
            <text:p><text:s/>Peso embalaje 590 gram</text:p>
            <text:p><text:s/>Dimensiones del producto 22,1 x 4,9 x 4,9 cm</text:p>
            <text:p><text:s/>Peso del producto 430,00 gram</text:p>
            <text:p><text:s/>Diámetro del producto 4,9 cm</text:p>
            <text:p><text:s/>Longitud insertable 17,6 cm</text:p>
            <text:p><text:s/>Libre de ftalato Sí</text:p>
            <text:p><text:s/>Materiales TPE</text:p>
            <text:p><text:s text:c="2"/></text:p>
            <text:p/>
            <text:p/>
          </table:table-cell>
          <table:table-cell office:value-type="float" office:value="89.95" table:style-name="ce1">
            <text:p>89,95</text:p>
          </table:table-cell>
          <table:table-cell office:value-type="float" office:value="36.15" table:style-name="ce1">
            <text:p>36,15</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11.jpg">http://media.grutinet.com/articulos/gr/gr_104111.jpg</text:a></text:p>
          </table:table-cell>
          <table:table-cell office:value-type="string" table:style-name="ce4">
            <text:p><text:a xlink:href="http://media.grutinet.com/articulos/bu/bu_104111.jpg">http://media.grutinet.com/articulos/bu/bu_104111.jpg</text:a></text:p>
          </table:table-cell>
          <table:table-cell office:value-type="string" table:style-name="ce4">
            <text:p><text:a xlink:href="http://media.grutinet.com/articulos/or/or_104111.jpg">http://media.grutinet.com/articulos/or/or_104111.jpg</text:a></text:p>
          </table:table-cell>
          <table:table-cell office:value-type="string" table:style-name="ce2">
            <text:p>33,264</text:p>
          </table:table-cell>
          <table:table-cell office:value-type="string" table:style-name="ce4">
            <text:p><text:a xlink:href="http://media.grutinet.com/articulos/lg/lg_104111_0.jpg">http://media.grutinet.com/articulos/lg/lg_104111_0.jpg</text:a></text:p>
          </table:table-cell>
          <table:table-cell office:value-type="string" table:style-name="ce4">
            <text:p><text:a xlink:href="http://media.grutinet.com/articulos/lg/lg_104111_1.jpg">http://media.grutinet.com/articulos/lg/lg_104111_1.jpg</text:a></text:p>
          </table:table-cell>
          <table:table-cell table:style-name="ce1"/>
          <table:table-cell office:value-type="string" table:style-name="ce4">
            <text:p><text:a xlink:href="http://media.grutinet.com/articulos/lg/lg_104111_2.jpg">http://media.grutinet.com/articulos/lg/lg_104111_2.jpg</text:a></text:p>
          </table:table-cell>
          <table:table-cell table:number-columns-repeated="7" table:style-name="ce2"/>
          <table:table-cell table:number-columns-repeated="16354"/>
        </table:table-row>
        <table:table-row table:style-name="ro1">
          <table:table-cell office:value-type="float" office:value="104113" table:style-name="ce1">
            <text:p>104113</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PENE REALISTICO ISIAH MAXWELL</text:p>
          </table:table-cell>
          <table:table-cell office:value-type="string" table:style-name="ce2">
            <text:p>DOC JOHNSON</text:p>
          </table:table-cell>
          <table:table-cell office:value-type="string" table:style-name="ce3">
            <text:p>ISIAH MAXWELL - 10 INCH ULTRASKYN COCK</text:p>
            <text:p/>
            <text:p>Isiah Maxwell pasó de ser pasante a estrella porno internacional, y ahora su galardonada pene de 10 pulgadas es toda suya.</text:p>
            <text:p/>
            <text:p>Este producto se moldea directamente del producto real en ULTRASKYN de doble densidad realista, capturando el eje curvado característico de Isiah y las venas palpitantes.</text:p>
            <text:p/>
            <text:p>Este material patentado captura perfectamente cada detalle, imita la sensación única de la piel real y se calienta a la temperatura corporal con el uso.</text:p>
            <text:p/>
            <text:p>¡Haz realidad tu fantasía de estrella porno esta noche!</text:p>
            <text:p/>
            <text:p/>
            <text:p><text:s/>Dimensiones embalaje 38,10 x 11,50 x 3,80 cm</text:p>
            <text:p><text:s/>Peso embalaje 590 gram</text:p>
            <text:p><text:s/>Dimensiones del producto 25,9 x 3,9 x 3,9 cm</text:p>
            <text:p><text:s/>Peso del producto 430,00 gram</text:p>
            <text:p><text:s/>Diámetro del producto 3,9 cm</text:p>
            <text:p><text:s/>Longitud insertable 22,1 cm</text:p>
            <text:p><text:s/>Libre de ftalato Sí</text:p>
            <text:p><text:s/>Materiales TPE</text:p>
            <text:p/>
            <text:p/>
          </table:table-cell>
          <table:table-cell office:value-type="float" office:value="96.95" table:style-name="ce1">
            <text:p>96,95</text:p>
          </table:table-cell>
          <table:table-cell office:value-type="float" office:value="38.94" table:style-name="ce1">
            <text:p>38,9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13.jpg">http://media.grutinet.com/articulos/gr/gr_104113.jpg</text:a></text:p>
          </table:table-cell>
          <table:table-cell office:value-type="string" table:style-name="ce4">
            <text:p><text:a xlink:href="http://media.grutinet.com/articulos/bu/bu_104113.jpg">http://media.grutinet.com/articulos/bu/bu_104113.jpg</text:a></text:p>
          </table:table-cell>
          <table:table-cell office:value-type="string" table:style-name="ce4">
            <text:p><text:a xlink:href="http://media.grutinet.com/articulos/or/or_104113.jpg">http://media.grutinet.com/articulos/or/or_104113.jpg</text:a></text:p>
          </table:table-cell>
          <table:table-cell office:value-type="string" table:style-name="ce2">
            <text:p>35,739</text:p>
          </table:table-cell>
          <table:table-cell office:value-type="string" table:style-name="ce4">
            <text:p><text:a xlink:href="http://media.grutinet.com/articulos/lg/lg_104113_0.jpg">http://media.grutinet.com/articulos/lg/lg_104113_0.jpg</text:a></text:p>
          </table:table-cell>
          <table:table-cell office:value-type="string" table:style-name="ce4">
            <text:p><text:a xlink:href="http://media.grutinet.com/articulos/lg/lg_104113_1.jpg">http://media.grutinet.com/articulos/lg/lg_104113_1.jpg</text:a></text:p>
          </table:table-cell>
          <table:table-cell table:style-name="ce1"/>
          <table:table-cell office:value-type="string" table:style-name="ce4">
            <text:p><text:a xlink:href="http://media.grutinet.com/articulos/lg/lg_104113_2.jpg">http://media.grutinet.com/articulos/lg/lg_104113_2.jpg</text:a></text:p>
          </table:table-cell>
          <table:table-cell table:number-columns-repeated="7" table:style-name="ce2"/>
          <table:table-cell table:number-columns-repeated="16354"/>
        </table:table-row>
        <table:table-row table:style-name="ro1">
          <table:table-cell office:value-type="float" office:value="104114" table:style-name="ce1">
            <text:p>104114</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PENE REALISTICO JAX SLAYHER<text:s/></text:p>
          </table:table-cell>
          <table:table-cell office:value-type="string" table:style-name="ce2">
            <text:p>DOC JOHNSON</text:p>
          </table:table-cell>
          <table:table-cell office:value-type="string" table:style-name="ce3">
            <text:p>JAX SLAYHER - 10 INCH ULTRASKYN COCK</text:p>
            <text:p/>
            <text:p>La Signature Cock de 10 pulgadas de Jax Slayher, la estrella porno y el culturista, está moldeada directamente de su cuerpo y hecha a mano en ULTRASKYN de doble densidad, con venas y curvas realistas para la mejor experiencia de estrella porno.</text:p>
            <text:p/>
            <text:p>Este material patentado captura perfectamente cada detalle, imita la sensación única de la piel real y se calienta a la temperatura corporal con el uso.</text:p>
            <text:p/>
            <text:p/>
            <text:p><text:s/>Dimensiones embalaje 38,10 x 11,50 x 4,90 cm</text:p>
            <text:p><text:s/>Peso embalaje 680 gram</text:p>
            <text:p><text:s/>Dimensiones del producto 26,7 x 4,9 x 4,9 cm</text:p>
            <text:p><text:s/>Peso del producto 500,00 gram</text:p>
            <text:p><text:s/>Diámetro del producto 4,9 cm</text:p>
            <text:p><text:s/>Longitud insertable 22,7 cm</text:p>
            <text:p><text:s/>Libre de ftalato Sí</text:p>
            <text:p><text:s/>Materiales TPE</text:p>
            <text:p/>
            <text:p/>
          </table:table-cell>
          <table:table-cell office:value-type="float" office:value="96.95" table:style-name="ce1">
            <text:p>96,95</text:p>
          </table:table-cell>
          <table:table-cell office:value-type="float" office:value="38.94" table:style-name="ce1">
            <text:p>38,94</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14.jpg">http://media.grutinet.com/articulos/gr/gr_104114.jpg</text:a></text:p>
          </table:table-cell>
          <table:table-cell office:value-type="string" table:style-name="ce4">
            <text:p><text:a xlink:href="http://media.grutinet.com/articulos/bu/bu_104114.jpg">http://media.grutinet.com/articulos/bu/bu_104114.jpg</text:a></text:p>
          </table:table-cell>
          <table:table-cell office:value-type="string" table:style-name="ce4">
            <text:p><text:a xlink:href="http://media.grutinet.com/articulos/or/or_104114.jpg">http://media.grutinet.com/articulos/or/or_104114.jpg</text:a></text:p>
          </table:table-cell>
          <table:table-cell office:value-type="string" table:style-name="ce2">
            <text:p>40,9374</text:p>
          </table:table-cell>
          <table:table-cell office:value-type="string" table:style-name="ce4">
            <text:p><text:a xlink:href="http://media.grutinet.com/articulos/lg/lg_104114_0.jpg">http://media.grutinet.com/articulos/lg/lg_104114_0.jpg</text:a></text:p>
          </table:table-cell>
          <table:table-cell office:value-type="string" table:style-name="ce4">
            <text:p><text:a xlink:href="http://media.grutinet.com/articulos/lg/lg_104114_1.jpg">http://media.grutinet.com/articulos/lg/lg_104114_1.jpg</text:a></text:p>
          </table:table-cell>
          <table:table-cell table:style-name="ce1"/>
          <table:table-cell office:value-type="string" table:style-name="ce4">
            <text:p><text:a xlink:href="http://media.grutinet.com/articulos/lg/lg_104114_2.jpg">http://media.grutinet.com/articulos/lg/lg_104114_2.jpg</text:a></text:p>
          </table:table-cell>
          <table:table-cell table:number-columns-repeated="7" table:style-name="ce2"/>
          <table:table-cell table:number-columns-repeated="16354"/>
        </table:table-row>
        <table:table-row table:style-name="ro1">
          <table:table-cell office:value-type="float" office:value="104115" table:style-name="ce1">
            <text:p>104115</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PENE REALISTICO BRYSEN</text:p>
          </table:table-cell>
          <table:table-cell office:value-type="string" table:style-name="ce2">
            <text:p>DOC JOHNSON</text:p>
          </table:table-cell>
          <table:table-cell office:value-type="string" table:style-name="ce3">
            <text:p>BRYSEN - 7.5 INCH ULTRASKYN COCK</text:p>
            <text:p/>
            <text:p>¿Estás listo para ser golpeado?</text:p>
            <text:p/>
            <text:p>La estrella de SeanCody, modelo de ropa interior y la gruesa polla de19 cm del luchador de MMA Brysen se replica con todo detalle para darle vida a tu fantasía de estrella porno.</text:p>
            <text:p/>
            <text:p>Hecho a mano en ULTRASKYN realista, el consolador de doble densidad Signature Cocks de Brysen se ve y se siente como si fuera real.</text:p>
            <text:p/>
            <text:p/>
            <text:p><text:s/>Dimensiones embalaje 28,90 x 11,50 x 4,40 cm</text:p>
            <text:p><text:s/>Peso embalaje 500 gram</text:p>
            <text:p><text:s/>Dimensiones del producto 18,8 x 4,4 x 4,4 cm</text:p>
            <text:p><text:s/>Peso del producto 360,00 gram</text:p>
            <text:p><text:s/>Diámetro del producto 4,4 cm</text:p>
            <text:p><text:s/>Longitud insertable 15,0 cm</text:p>
            <text:p><text:s/>Libre de ftalato Sí</text:p>
            <text:p><text:s/>Materiales TPE</text:p>
            <text:p/>
            <text:p/>
          </table:table-cell>
          <table:table-cell office:value-type="float" office:value="89.95" table:style-name="ce1">
            <text:p>89,95</text:p>
          </table:table-cell>
          <table:table-cell office:value-type="float" office:value="36.15" table:style-name="ce1">
            <text:p>36,15</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15.jpg">http://media.grutinet.com/articulos/gr/gr_104115.jpg</text:a></text:p>
          </table:table-cell>
          <table:table-cell office:value-type="string" table:style-name="ce4">
            <text:p><text:a xlink:href="http://media.grutinet.com/articulos/bu/bu_104115.jpg">http://media.grutinet.com/articulos/bu/bu_104115.jpg</text:a></text:p>
          </table:table-cell>
          <table:table-cell office:value-type="string" table:style-name="ce4">
            <text:p><text:a xlink:href="http://media.grutinet.com/articulos/or/or_104115.jpg">http://media.grutinet.com/articulos/or/or_104115.jpg</text:a></text:p>
          </table:table-cell>
          <table:table-cell office:value-type="string" table:style-name="ce2">
            <text:p>33,264</text:p>
          </table:table-cell>
          <table:table-cell office:value-type="string" table:style-name="ce4">
            <text:p><text:a xlink:href="http://media.grutinet.com/articulos/lg/lg_104115_0.jpg">http://media.grutinet.com/articulos/lg/lg_104115_0.jpg</text:a></text:p>
          </table:table-cell>
          <table:table-cell office:value-type="string" table:style-name="ce4">
            <text:p><text:a xlink:href="http://media.grutinet.com/articulos/lg/lg_104115_1.jpg">http://media.grutinet.com/articulos/lg/lg_104115_1.jpg</text:a></text:p>
          </table:table-cell>
          <table:table-cell table:style-name="ce1"/>
          <table:table-cell office:value-type="string" table:style-name="ce4">
            <text:p><text:a xlink:href="http://media.grutinet.com/articulos/lg/lg_104115_2.jpg">http://media.grutinet.com/articulos/lg/lg_104115_2.jpg</text:a></text:p>
          </table:table-cell>
          <table:table-cell table:number-columns-repeated="7" table:style-name="ce2"/>
          <table:table-cell table:number-columns-repeated="16354"/>
        </table:table-row>
        <table:table-row table:style-name="ro1">
          <table:table-cell office:value-type="float" office:value="104116" table:style-name="ce1">
            <text:p>104116</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JORDI EL NIÑO PENE - PENE REALISTICO<text:s/></text:p>
          </table:table-cell>
          <table:table-cell office:value-type="string" table:style-name="ce2">
            <text:p>DOC JOHNSON</text:p>
          </table:table-cell>
          <table:table-cell office:value-type="string" table:style-name="ce3">
            <text:p>JORDI EL NIÑO PENE - 8 INCH - ULTRASKYN COCK</text:p>
            <text:p/>
            <text:p>Jordi el Niño Polla (también conocido como Jordi ENP) vino desde España para atravesar las MILFs de América, ¡y ahora puedes entrar en acción con su Signature Cock de 8 pulgadas!</text:p>
            <text:p/>
            <text:p>El Signature Cock de Jordi está moldeado directamente de su cuerpo y hecho a mano en ULTRASKYN de doble densidad para capturar cada detalle e imita la sensación única de la piel real.</text:p>
            <text:p/>
            <text:p/>
            <text:p><text:s/>Dimensiones embalaje 28,90 x 11,50 x 4,90 cm</text:p>
            <text:p><text:s/>Peso embalaje 520 gram</text:p>
            <text:p><text:s/>Dimensiones del producto 20,9 x 4,9 x 4,9 cm</text:p>
            <text:p><text:s/>Peso del producto 390,00 gram</text:p>
            <text:p><text:s/>Diámetro del producto 4,9 cm</text:p>
            <text:p><text:s/>Longitud insertable 17,8 cm</text:p>
            <text:p><text:s/>Libre de ftalato Sí</text:p>
            <text:p><text:s/>Materiales TPE</text:p>
            <text:p><text:s text:c="2"/></text:p>
            <text:p/>
            <text:p/>
          </table:table-cell>
          <table:table-cell office:value-type="float" office:value="89.95" table:style-name="ce1">
            <text:p>89,95</text:p>
          </table:table-cell>
          <table:table-cell office:value-type="float" office:value="36.15" table:style-name="ce1">
            <text:p>36,15</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16.jpg">http://media.grutinet.com/articulos/gr/gr_104116.jpg</text:a></text:p>
          </table:table-cell>
          <table:table-cell office:value-type="string" table:style-name="ce4">
            <text:p><text:a xlink:href="http://media.grutinet.com/articulos/bu/bu_104116.jpg">http://media.grutinet.com/articulos/bu/bu_104116.jpg</text:a></text:p>
          </table:table-cell>
          <table:table-cell office:value-type="string" table:style-name="ce4">
            <text:p><text:a xlink:href="http://media.grutinet.com/articulos/or/or_104116.jpg">http://media.grutinet.com/articulos/or/or_104116.jpg</text:a></text:p>
          </table:table-cell>
          <table:table-cell office:value-type="string" table:style-name="ce2">
            <text:p>33,264</text:p>
          </table:table-cell>
          <table:table-cell office:value-type="string" table:style-name="ce4">
            <text:p><text:a xlink:href="http://media.grutinet.com/articulos/lg/lg_104116_0.jpg">http://media.grutinet.com/articulos/lg/lg_104116_0.jpg</text:a></text:p>
          </table:table-cell>
          <table:table-cell office:value-type="string" table:style-name="ce4">
            <text:p><text:a xlink:href="http://media.grutinet.com/articulos/lg/lg_104116_1.jpg">http://media.grutinet.com/articulos/lg/lg_104116_1.jpg</text:a></text:p>
          </table:table-cell>
          <table:table-cell table:style-name="ce1"/>
          <table:table-cell office:value-type="string" table:style-name="ce4">
            <text:p><text:a xlink:href="http://media.grutinet.com/articulos/lg/lg_104116_2.jpg">http://media.grutinet.com/articulos/lg/lg_104116_2.jpg</text:a></text:p>
          </table:table-cell>
          <table:table-cell table:number-columns-repeated="7" table:style-name="ce2"/>
          <table:table-cell table:number-columns-repeated="16354"/>
        </table:table-row>
        <table:table-row table:style-name="ro1">
          <table:table-cell office:value-type="float" office:value="104117" table:style-name="ce1">
            <text:p>104117</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TOMMY PISTOL PENE REALISTICO<text:s/></text:p>
          </table:table-cell>
          <table:table-cell office:value-type="string" table:style-name="ce2">
            <text:p>DOC JOHNSON</text:p>
          </table:table-cell>
          <table:table-cell office:value-type="string" table:style-name="ce3">
            <text:p>TOMMY PISTOL 7.5 INCH ULTRASKYN COCK</text:p>
            <text:p/>
            <text:p>El legendario actor y director de parodia porno Tommy Pistol está listo para emitir su próximo coprotagonista: usted.</text:p>
            <text:p/>
            <text:p>Esta Signature Cock está moldeada directamente de la pistola de amor de 19,3 cm de Tommy en ULTRASKYN de doble densidad realista.</text:p>
            <text:p/>
            <text:p>Este material patentado captura perfectamente cada detalle, imita la sensación única de la piel real y se calienta a la temperatura corporal con el uso.</text:p>
            <text:p/>
            <text:p>¡Haz realidad tu fantasía de estrella porno esta noche!</text:p>
            <text:p/>
            <text:p/>
            <text:p><text:s/>Dimensiones del producto 19,3 x 4,1 x 4,1 cm</text:p>
            <text:p><text:s/>Peso del producto 270 gr</text:p>
            <text:p><text:s/>Diámetro del producto 4,1 cm</text:p>
            <text:p><text:s/>Longitud insertable 15,9 cm</text:p>
            <text:p><text:s/>Libre de ftalato Sí</text:p>
            <text:p><text:s/>Materiales TPE</text:p>
            <text:p/>
            <text:p/>
          </table:table-cell>
          <table:table-cell office:value-type="float" office:value="89.95" table:style-name="ce1">
            <text:p>89,95</text:p>
          </table:table-cell>
          <table:table-cell office:value-type="float" office:value="36.15" table:style-name="ce1">
            <text:p>36,1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17.jpg">http://media.grutinet.com/articulos/gr/gr_104117.jpg</text:a></text:p>
          </table:table-cell>
          <table:table-cell office:value-type="string" table:style-name="ce4">
            <text:p><text:a xlink:href="http://media.grutinet.com/articulos/bu/bu_104117.jpg">http://media.grutinet.com/articulos/bu/bu_104117.jpg</text:a></text:p>
          </table:table-cell>
          <table:table-cell office:value-type="string" table:style-name="ce4">
            <text:p><text:a xlink:href="http://media.grutinet.com/articulos/or/or_104117.jpg">http://media.grutinet.com/articulos/or/or_104117.jpg</text:a></text:p>
          </table:table-cell>
          <table:table-cell office:value-type="string" table:style-name="ce2">
            <text:p>38,1024</text:p>
          </table:table-cell>
          <table:table-cell office:value-type="string" table:style-name="ce4">
            <text:p><text:a xlink:href="http://media.grutinet.com/articulos/lg/lg_104117_0.jpg">http://media.grutinet.com/articulos/lg/lg_104117_0.jpg</text:a></text:p>
          </table:table-cell>
          <table:table-cell office:value-type="string" table:style-name="ce4">
            <text:p><text:a xlink:href="http://media.grutinet.com/articulos/lg/lg_104117_1.jpg">http://media.grutinet.com/articulos/lg/lg_104117_1.jpg</text:a></text:p>
          </table:table-cell>
          <table:table-cell table:style-name="ce1"/>
          <table:table-cell office:value-type="string" table:style-name="ce4">
            <text:p><text:a xlink:href="http://media.grutinet.com/articulos/lg/lg_104117_2.jpg">http://media.grutinet.com/articulos/lg/lg_104117_2.jpg</text:a></text:p>
          </table:table-cell>
          <table:table-cell table:number-columns-repeated="7" table:style-name="ce2"/>
          <table:table-cell table:number-columns-repeated="16354"/>
        </table:table-row>
        <table:table-row table:style-name="ro1">
          <table:table-cell office:value-type="float" office:value="104118" table:style-name="ce1">
            <text:p>104118</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GRANDE PENE ULTRASKYN COCK</text:p>
          </table:table-cell>
          <table:table-cell office:value-type="string" table:style-name="ce2">
            <text:p>DOC JOHNSON</text:p>
          </table:table-cell>
          <table:table-cell office:value-type="string" table:style-name="ce3">
            <text:p>SMALL HANDS 9 INCH ULTRASKYN COCK</text:p>
            <text:p/>
            <text:p>Small Hands, la estrella porno tatuada famosa por más de una de sus medidas, te ofrece unas gruesas 22.86cm <text:s/>con un Signature Cock moldeado directamente de su activo más apreciado.</text:p>
            <text:p/>
            <text:p>Hecho a mano en ULTRASKYN de doble densidad, esta exclusiva réplica de gallo captura perfectamente cada detalle, imita la sensación única de la piel real y se calienta a la temperatura corporal con el uso.</text:p>
            <text:p/>
            <text:p>¡Haz realidad tu fantasía de estrella porno esta noche!</text:p>
            <text:p/>
            <text:p/>
            <text:p><text:s/>Dimensiones embalaje <text:s text:c="3"/>32 x 11,20 x 3,90 cm</text:p>
            <text:p><text:s/>Peso embalaje <text:s text:c="3"/>540 gram</text:p>
            <text:p><text:s/>Dimensiones del producto <text:s text:c="3"/>23,2 x 3,9 x 3,9 cm</text:p>
            <text:p><text:s/>Peso del producto <text:s text:c="3"/>390,00 gram</text:p>
            <text:p><text:s/>Diámetro del producto <text:s text:c="3"/>3,9 cm</text:p>
            <text:p><text:s/>Longitud insertable <text:s text:c="3"/>18,8 cm</text:p>
            <text:p><text:s/>Libre de ftalato <text:s text:c="3"/>Sí</text:p>
            <text:p><text:s/>Materiales <text:s text:c="3"/>TPE</text:p>
            <text:p><text:s text:c="2"/></text:p>
            <text:p/>
            <text:p/>
          </table:table-cell>
          <table:table-cell office:value-type="float" office:value="96.95" table:style-name="ce1">
            <text:p>96,95</text:p>
          </table:table-cell>
          <table:table-cell office:value-type="float" office:value="38.94" table:style-name="ce1">
            <text:p>38,94</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118.jpg">http://media.grutinet.com/articulos/gr/gr_104118.jpg</text:a></text:p>
          </table:table-cell>
          <table:table-cell office:value-type="string" table:style-name="ce4">
            <text:p><text:a xlink:href="http://media.grutinet.com/articulos/bu/bu_104118.jpg">http://media.grutinet.com/articulos/bu/bu_104118.jpg</text:a></text:p>
          </table:table-cell>
          <table:table-cell office:value-type="string" table:style-name="ce4">
            <text:p><text:a xlink:href="http://media.grutinet.com/articulos/or/or_104118.jpg">http://media.grutinet.com/articulos/or/or_104118.jpg</text:a></text:p>
          </table:table-cell>
          <table:table-cell office:value-type="string" table:style-name="ce2">
            <text:p>35,739</text:p>
          </table:table-cell>
          <table:table-cell office:value-type="string" table:style-name="ce4">
            <text:p><text:a xlink:href="http://media.grutinet.com/articulos/lg/lg_104118_0.jpg">http://media.grutinet.com/articulos/lg/lg_104118_0.jpg</text:a></text:p>
          </table:table-cell>
          <table:table-cell office:value-type="string" table:style-name="ce4">
            <text:p><text:a xlink:href="http://media.grutinet.com/articulos/lg/lg_104118_1.jpg">http://media.grutinet.com/articulos/lg/lg_104118_1.jpg</text:a></text:p>
          </table:table-cell>
          <table:table-cell table:style-name="ce1"/>
          <table:table-cell office:value-type="string" table:style-name="ce4">
            <text:p><text:a xlink:href="http://media.grutinet.com/articulos/lg/lg_104118_2.jpg">http://media.grutinet.com/articulos/lg/lg_104118_2.jpg</text:a></text:p>
          </table:table-cell>
          <table:table-cell table:number-columns-repeated="7" table:style-name="ce2"/>
          <table:table-cell table:number-columns-repeated="16354"/>
        </table:table-row>
        <table:table-row table:style-name="ro1">
          <table:table-cell office:value-type="float" office:value="10463" table:style-name="ce1">
            <text:p>10463</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SET 6 BOLAS CHINAS BEN WA BALLS DISTINTO PESO PLATEADO</text:p>
          </table:table-cell>
          <table:table-cell office:value-type="string" table:style-name="ce2">
            <text:p>SHOTS</text:p>
          </table:table-cell>
          <table:table-cell office:value-type="string" table:style-name="ce3">
            <text:p>BEN WA BALLS 3 DIFFERENT WEIGHTS SILVER.</text:p>
            <text:p/>
            <text:p>Mantiene tus músculos pélvicos en buena forma e incrementa tu placer durante tus relaciones sexuales con estas Ben Wa Balls de metal. Son fáciles de insertar y te ofrecerán un intenso masaje con cada movimiento.</text:p>
            <text:p/>
            <text:p>Incluye 3 pares bolas de distinto tamaño y peso para que las combines como prefieras.</text:p>
            <text:p/>
            <text:p>Diámetro: Pequeñas 19 mm., 19 gr; Medianas 22 mm., 44 gr; Grandes 25 mm., 65gr.</text:p>
            <text:p/>
          </table:table-cell>
          <table:table-cell office:value-type="float" office:value="58.95" table:style-name="ce1">
            <text:p>58,95</text:p>
          </table:table-cell>
          <table:table-cell office:value-type="float" office:value="20.97" table:style-name="ce1">
            <text:p>20,97</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63.jpg">http://media.grutinet.com/articulos/gr/gr_10463.jpg</text:a></text:p>
          </table:table-cell>
          <table:table-cell office:value-type="string" table:style-name="ce4">
            <text:p><text:a xlink:href="http://media.grutinet.com/articulos/bu/bu_10463.jpg">http://media.grutinet.com/articulos/bu/bu_10463.jpg</text:a></text:p>
          </table:table-cell>
          <table:table-cell office:value-type="string" table:style-name="ce4">
            <text:p><text:a xlink:href="http://media.grutinet.com/articulos/or/or_10463.jpg">http://media.grutinet.com/articulos/or/or_10463.jpg</text:a></text:p>
          </table:table-cell>
          <table:table-cell office:value-type="string" table:style-name="ce2">
            <text:p>19,4675</text:p>
          </table:table-cell>
          <table:table-cell office:value-type="string" table:style-name="ce4">
            <text:p><text:a xlink:href="http://media.grutinet.com/articulos/lg/lg_10463_0.jpg">http://media.grutinet.com/articulos/lg/lg_10463_0.jpg</text:a></text:p>
          </table:table-cell>
          <table:table-cell office:value-type="string" table:style-name="ce4">
            <text:p><text:a xlink:href="http://media.grutinet.com/articulos/lg/lg_10463_1.jpg">http://media.grutinet.com/articulos/lg/lg_10463_1.jpg</text:a></text:p>
          </table:table-cell>
          <table:table-cell table:style-name="ce1"/>
          <table:table-cell table:number-columns-repeated="8" table:style-name="ce2"/>
          <table:table-cell table:number-columns-repeated="16354"/>
        </table:table-row>
        <table:table-row table:style-name="ro1">
          <table:table-cell office:value-type="float" office:value="10466" table:style-name="ce1">
            <text:p>10466</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BOLAS CHINAS BEN WA BALLS PESADAS PLATEADAS</text:p>
          </table:table-cell>
          <table:table-cell office:value-type="string" table:style-name="ce2">
            <text:p>SHOTS</text:p>
          </table:table-cell>
          <table:table-cell office:value-type="string" table:style-name="ce3">
            <text:p>BEN WA BALLS HEAVY WEIGHT SILVER.</text:p>
            <text:p/>
            <text:p>Mantiene tus músculos pélvicos en buena forma e incrementa tu placer durante tus relaciones sexuales con estas Ben Wa Balls de metal. Son fáciles de insertar y te ofrecerán un intenso masaje con cada movimiento.</text:p>
            <text:p/>
            <text:p>Diámetro: 25 mm.; Peso: 64 gr.</text:p>
            <text:p/>
          </table:table-cell>
          <table:table-cell office:value-type="float" office:value="24.95" table:style-name="ce1">
            <text:p>24,95</text:p>
          </table:table-cell>
          <table:table-cell office:value-type="float" office:value="9.07" table:style-name="ce1">
            <text:p>9,07</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66.jpg">http://media.grutinet.com/articulos/gr/gr_10466.jpg</text:a></text:p>
          </table:table-cell>
          <table:table-cell office:value-type="string" table:style-name="ce4">
            <text:p><text:a xlink:href="http://media.grutinet.com/articulos/bu/bu_10466.jpg">http://media.grutinet.com/articulos/bu/bu_10466.jpg</text:a></text:p>
          </table:table-cell>
          <table:table-cell office:value-type="string" table:style-name="ce4">
            <text:p><text:a xlink:href="http://media.grutinet.com/articulos/or/or_10466.jpg">http://media.grutinet.com/articulos/or/or_10466.jpg</text:a></text:p>
          </table:table-cell>
          <table:table-cell office:value-type="string" table:style-name="ce2">
            <text:p>8,4175</text:p>
          </table:table-cell>
          <table:table-cell office:value-type="string" table:style-name="ce4">
            <text:p><text:a xlink:href="http://media.grutinet.com/articulos/lg/lg_10466_0.jpg">http://media.grutinet.com/articulos/lg/lg_10466_0.jpg</text:a></text:p>
          </table:table-cell>
          <table:table-cell office:value-type="string" table:style-name="ce4">
            <text:p><text:a xlink:href="http://media.grutinet.com/articulos/lg/lg_10466_1.jpg">http://media.grutinet.com/articulos/lg/lg_10466_1.jpg</text:a></text:p>
          </table:table-cell>
          <table:table-cell table:style-name="ce1"/>
          <table:table-cell office:value-type="string" table:style-name="ce4">
            <text:p><text:a xlink:href="http://media.grutinet.com/articulos/lg/lg_10466_2.jpg">http://media.grutinet.com/articulos/lg/lg_10466_2.jpg</text:a></text:p>
          </table:table-cell>
          <table:table-cell office:value-type="string" table:style-name="ce4">
            <text:p><text:a xlink:href="http://media.grutinet.com/articulos/lg/lg_10466_3.jpg">http://media.grutinet.com/articulos/lg/lg_10466_3.jpg</text:a></text:p>
          </table:table-cell>
          <table:table-cell table:number-columns-repeated="6" table:style-name="ce2"/>
          <table:table-cell table:number-columns-repeated="16354"/>
        </table:table-row>
        <table:table-row table:style-name="ro1">
          <table:table-cell office:value-type="float" office:value="10468" table:style-name="ce1">
            <text:p>10468</text:p>
          </table:table-cell>
          <table:table-cell office:value-type="string" table:style-name="ce2">
            <text:p>JUGUETES XXX</text:p>
          </table:table-cell>
          <table:table-cell office:value-type="string" table:style-name="ce2">
            <text:p>Juguetes XXX</text:p>
          </table:table-cell>
          <table:table-cell office:value-type="string" table:style-name="ce2">
            <text:p>BOLAS Y HUEVOS</text:p>
          </table:table-cell>
          <table:table-cell office:value-type="string" table:style-name="ce2">
            <text:p>Bolas y Huevos</text:p>
          </table:table-cell>
          <table:table-cell office:value-type="string" table:style-name="ce2">
            <text:p>BOLAS CHINAS BEN WA BALLS PESO MEDIO PLATEADAS</text:p>
          </table:table-cell>
          <table:table-cell office:value-type="string" table:style-name="ce2">
            <text:p>SHOTS</text:p>
          </table:table-cell>
          <table:table-cell office:value-type="string" table:style-name="ce3">
            <text:p>BEN WA BALLS MEDIUM WEIGHT SILVER.</text:p>
            <text:p/>
            <text:p>Mantiene tus músculos pélvicos en buena forma e incrementa tu placer durante tus relaciones sexuales con estas Ben Wa Balls de metal. Son fáciles de insertar y te ofrecerán un intenso masaje con cada movimiento.</text:p>
            <text:p/>
            <text:p>Diámetro: 22 mm.; Peso: 44 gr.</text:p>
            <text:p/>
          </table:table-cell>
          <table:table-cell office:value-type="float" office:value="22.95" table:style-name="ce1">
            <text:p>22,95</text:p>
          </table:table-cell>
          <table:table-cell office:value-type="float" office:value="8.3699999999999992" table:style-name="ce1">
            <text:p>8,3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68.jpg">http://media.grutinet.com/articulos/gr/gr_10468.jpg</text:a></text:p>
          </table:table-cell>
          <table:table-cell office:value-type="string" table:style-name="ce4">
            <text:p><text:a xlink:href="http://media.grutinet.com/articulos/bu/bu_10468.jpg">http://media.grutinet.com/articulos/bu/bu_10468.jpg</text:a></text:p>
          </table:table-cell>
          <table:table-cell office:value-type="string" table:style-name="ce4">
            <text:p><text:a xlink:href="http://media.grutinet.com/articulos/or/or_10468.jpg">http://media.grutinet.com/articulos/or/or_10468.jpg</text:a></text:p>
          </table:table-cell>
          <table:table-cell office:value-type="string" table:style-name="ce2">
            <text:p>7,7675</text:p>
          </table:table-cell>
          <table:table-cell office:value-type="string" table:style-name="ce4">
            <text:p><text:a xlink:href="http://media.grutinet.com/articulos/lg/lg_10468_0.jpg">http://media.grutinet.com/articulos/lg/lg_10468_0.jpg</text:a></text:p>
          </table:table-cell>
          <table:table-cell office:value-type="string" table:style-name="ce4">
            <text:p><text:a xlink:href="http://media.grutinet.com/articulos/lg/lg_10468_1.jpg">http://media.grutinet.com/articulos/lg/lg_10468_1.jpg</text:a></text:p>
          </table:table-cell>
          <table:table-cell table:style-name="ce1"/>
          <table:table-cell office:value-type="string" table:style-name="ce4">
            <text:p><text:a xlink:href="http://media.grutinet.com/articulos/lg/lg_10468_2.jpg">http://media.grutinet.com/articulos/lg/lg_10468_2.jpg</text:a></text:p>
          </table:table-cell>
          <table:table-cell office:value-type="string" table:style-name="ce4">
            <text:p><text:a xlink:href="http://media.grutinet.com/articulos/lg/lg_10468_3.jpg">http://media.grutinet.com/articulos/lg/lg_10468_3.jpg</text:a></text:p>
          </table:table-cell>
          <table:table-cell table:number-columns-repeated="6" table:style-name="ce2"/>
          <table:table-cell table:number-columns-repeated="16354"/>
        </table:table-row>
        <table:table-row table:style-name="ro1">
          <table:table-cell office:value-type="float" office:value="10483" table:style-name="ce1">
            <text:p>10483</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FETISH FANTASY ARNES CON LIGUERO</text:p>
          </table:table-cell>
          <table:table-cell office:value-type="string" table:style-name="ce2">
            <text:p>PIPEDREAM</text:p>
          </table:table-cell>
          <table:table-cell office:value-type="string" table:style-name="ce3">
            <text:p>FETISH FANTASY GARTER BELT STRAP-ON.</text:p>
            <text:p/>
            <text:p>Toma el control en tus juegos de rol llevándolo a otro nivel con el sexy arnés con liguero de Fetish Fantasy. Simplemente colócate el liguero alrededor de tu cintura y ajústalo hasta que lo sientas cómodo. Inserta el dildo a través de la anilla tipo O-Ring, colócate las medias y sujétalas con los clips del liguero. Tu amante disfrutará con la sensación sensual del firme dildo contra su piel. Las 4 cintas resistentes se ajustan a casi todas las tallas, mientras que el arnés permanece en su lugar cuando el ambiente se calienta. ¡Colocatelo y disfruta del momento!</text:p>
            <text:p/>
            <text:p>Medidas: 15 cm. x 3,5 cm.</text:p>
            <text:p/>
            <text:p>Incluye una máscara, el arnés ajustable, 3 anillas O-Ring, el dildo y las medias de red.</text:p>
            <text:p/>
          </table:table-cell>
          <table:table-cell office:value-type="float" office:value="74.989999999999995" table:style-name="ce1">
            <text:p>74,99</text:p>
          </table:table-cell>
          <table:table-cell office:value-type="float" office:value="23.86" table:style-name="ce1">
            <text:p>23,8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83.jpg">http://media.grutinet.com/articulos/gr/gr_10483.jpg</text:a></text:p>
          </table:table-cell>
          <table:table-cell office:value-type="string" table:style-name="ce4">
            <text:p><text:a xlink:href="http://media.grutinet.com/articulos/bu/bu_10483.jpg">http://media.grutinet.com/articulos/bu/bu_10483.jpg</text:a></text:p>
          </table:table-cell>
          <table:table-cell office:value-type="string" table:style-name="ce4">
            <text:p><text:a xlink:href="http://media.grutinet.com/articulos/or/or_10483.jpg">http://media.grutinet.com/articulos/or/or_10483.jpg</text:a></text:p>
          </table:table-cell>
          <table:table-cell office:value-type="string" table:style-name="ce2">
            <text:p>28,44</text:p>
          </table:table-cell>
          <table:table-cell office:value-type="string" table:style-name="ce4">
            <text:p><text:a xlink:href="http://media.grutinet.com/articulos/lg/lg_10483_0.jpg">http://media.grutinet.com/articulos/lg/lg_10483_0.jpg</text:a></text:p>
          </table:table-cell>
          <table:table-cell office:value-type="string" table:style-name="ce4">
            <text:p><text:a xlink:href="http://media.grutinet.com/articulos/lg/lg_10483_1.jpg">http://media.grutinet.com/articulos/lg/lg_10483_1.jpg</text:a></text:p>
          </table:table-cell>
          <table:table-cell table:style-name="ce1"/>
          <table:table-cell office:value-type="string" table:style-name="ce4">
            <text:p><text:a xlink:href="http://media.grutinet.com/articulos/lg/lg_10483_2.jpg">http://media.grutinet.com/articulos/lg/lg_10483_2.jpg</text:a></text:p>
          </table:table-cell>
          <table:table-cell office:value-type="string" table:style-name="ce4">
            <text:p><text:a xlink:href="http://media.grutinet.com/articulos/lg/lg_10483_3.jpg">http://media.grutinet.com/articulos/lg/lg_10483_3.jpg</text:a></text:p>
          </table:table-cell>
          <table:table-cell office:value-type="string" table:style-name="ce4">
            <text:p><text:a xlink:href="http://media.grutinet.com/articulos/lg/lg_10483_4.jpg">http://media.grutinet.com/articulos/lg/lg_10483_4.jpg</text:a></text:p>
          </table:table-cell>
          <table:table-cell office:value-type="string" table:style-name="ce4">
            <text:p><text:a xlink:href="http://media.grutinet.com/articulos/lg/lg_10483_5.jpg">http://media.grutinet.com/articulos/lg/lg_10483_5.jpg</text:a></text:p>
          </table:table-cell>
          <table:table-cell office:value-type="string" table:style-name="ce4">
            <text:p><text:a xlink:href="http://media.grutinet.com/articulos/lg/lg_10483_6.jpg">http://media.grutinet.com/articulos/lg/lg_10483_6.jpg</text:a></text:p>
          </table:table-cell>
          <table:table-cell office:value-type="string" table:style-name="ce4">
            <text:p><text:a xlink:href="http://media.grutinet.com/articulos/lg/lg_10483_7.jpg">http://media.grutinet.com/articulos/lg/lg_10483_7.jpg</text:a></text:p>
          </table:table-cell>
          <table:table-cell table:number-columns-repeated="2" table:style-name="ce2"/>
          <table:table-cell table:number-columns-repeated="16354"/>
        </table:table-row>
        <table:table-row table:style-name="ro1">
          <table:table-cell office:value-type="float" office:value="10494" table:style-name="ce1">
            <text:p>10494</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FETISH FANTASY ESPOSAS DE METAL PRINCIPIANTES</text:p>
          </table:table-cell>
          <table:table-cell office:value-type="string" table:style-name="ce2">
            <text:p>PIPEDREAM</text:p>
          </table:table-cell>
          <table:table-cell office:value-type="string" table:style-name="ce3">
            <text:p>FETISH FANTASY BEGINNERS METAL CUFFS son unas esposas para muñeca de dos piezas unidas con una cadena de metal.</text:p>
            <text:p/>
            <text:p>Son resistentes y efectivas.</text:p>
            <text:p/>
            <text:p>Incluye 2 llaves y un retén de seguridad.</text:p>
            <text:p/>
            <text:p>¡Una excitación inmediata!.</text:p>
            <text:p/>
            <text:p>Especialmente indicadas para parejas que buscan nuevas sensaciones.</text:p>
            <text:p/>
          </table:table-cell>
          <table:table-cell office:value-type="float" office:value="5.95" table:style-name="ce1">
            <text:p>5,95</text:p>
          </table:table-cell>
          <table:table-cell office:value-type="float" office:value="2.6" table:style-name="ce1">
            <text:p>2,6</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494.jpg">http://media.grutinet.com/articulos/gr/gr_10494.jpg</text:a></text:p>
          </table:table-cell>
          <table:table-cell office:value-type="string" table:style-name="ce4">
            <text:p><text:a xlink:href="http://media.grutinet.com/articulos/bu/bu_10494.jpg">http://media.grutinet.com/articulos/bu/bu_10494.jpg</text:a></text:p>
          </table:table-cell>
          <table:table-cell office:value-type="string" table:style-name="ce4">
            <text:p><text:a xlink:href="http://media.grutinet.com/articulos/or/or_10494.jpg">http://media.grutinet.com/articulos/or/or_10494.jpg</text:a></text:p>
          </table:table-cell>
          <table:table-cell office:value-type="string" table:style-name="ce2">
            <text:p>2,8141</text:p>
          </table:table-cell>
          <table:table-cell office:value-type="string" table:style-name="ce4">
            <text:p><text:a xlink:href="http://media.grutinet.com/articulos/lg/lg_10494_0.jpg">http://media.grutinet.com/articulos/lg/lg_10494_0.jpg</text:a></text:p>
          </table:table-cell>
          <table:table-cell office:value-type="string" table:style-name="ce4">
            <text:p><text:a xlink:href="http://media.grutinet.com/articulos/lg/lg_10494_1.jpg">http://media.grutinet.com/articulos/lg/lg_10494_1.jpg</text:a></text:p>
          </table:table-cell>
          <table:table-cell table:style-name="ce1"/>
          <table:table-cell table:number-columns-repeated="8" table:style-name="ce2"/>
          <table:table-cell table:number-columns-repeated="16354"/>
        </table:table-row>
        <table:table-row table:style-name="ro1">
          <table:table-cell office:value-type="float" office:value="10511" table:style-name="ce1">
            <text:p>10511</text:p>
          </table:table-cell>
          <table:table-cell office:value-type="string" table:style-name="ce2">
            <text:p>JUGUETES XXX</text:p>
          </table:table-cell>
          <table:table-cell office:value-type="string" table:style-name="ce2">
            <text:p>Juguetes XXX</text:p>
          </table:table-cell>
          <table:table-cell office:value-type="string" table:style-name="ce2">
            <text:p>PENES</text:p>
          </table:table-cell>
          <table:table-cell office:value-type="string" table:style-name="ce2">
            <text:p>Penes</text:p>
          </table:table-cell>
          <table:table-cell office:value-type="string" table:style-name="ce2">
            <text:p>JUICY JEWELS FANTASIA FUCSIA VIBRADOR</text:p>
          </table:table-cell>
          <table:table-cell office:value-type="string" table:style-name="ce2">
            <text:p>PIPEDREAM</text:p>
          </table:table-cell>
          <table:table-cell office:value-type="string" table:style-name="ce3">
            <text:p/>
            <text:p>JUICY JEWELS FUCHSIA FANTASY VIBRATOR.</text:p>
            <text:p/>
            <text:p/>
            <text:p>Los diamantes solían ser el mejor amigo de las mujeres, hasta que descubrieron esta hermosa joya de gelatina! Fabricado con una gelatina TPE de tacto esponjoso, este vibrador realístico esta acabado con una textura ideal para dar placer, libre de ftalatos y seguro para disfrutar. Selecciona una velocidad en la rueda inferior multi-velocidad y disfruta de las vibraciones silenciosas repartidas a lo largo de su cuerpo y la manga de gelatina que lo recubre. Deja que se ajuste a cada una de las curvas de tu cuerpo y empieza a disfrutar! Pruebalo en la ducha o en el spa y convierte la hora del baño en tiempo de juego. Usa bastante lubricante para un encuentro extra húmedo y salvaje. Ideal para principiantes. Funciona con 2 pilas AAA no incluidas.</text:p>
            <text:p>Medidas: 15,5 x 3,5 cm.</text:p>
            <text:p/>
          </table:table-cell>
          <table:table-cell office:value-type="float" office:value="26.95" table:style-name="ce1">
            <text:p>26,95</text:p>
          </table:table-cell>
          <table:table-cell office:value-type="float" office:value="8.5299999999999994" table:style-name="ce1">
            <text:p>8,53</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511.jpg">http://media.grutinet.com/articulos/gr/gr_10511.jpg</text:a></text:p>
          </table:table-cell>
          <table:table-cell office:value-type="string" table:style-name="ce4">
            <text:p><text:a xlink:href="http://media.grutinet.com/articulos/bu/bu_10511.jpg">http://media.grutinet.com/articulos/bu/bu_10511.jpg</text:a></text:p>
          </table:table-cell>
          <table:table-cell office:value-type="string" table:style-name="ce4">
            <text:p><text:a xlink:href="http://media.grutinet.com/articulos/or/or_10511.jpg">http://media.grutinet.com/articulos/or/or_10511.jpg</text:a></text:p>
          </table:table-cell>
          <table:table-cell office:value-type="string" table:style-name="ce2">
            <text:p>7,6246</text:p>
          </table:table-cell>
          <table:table-cell office:value-type="string" table:style-name="ce4">
            <text:p><text:a xlink:href="http://media.grutinet.com/articulos/lg/lg_10511_0.jpg">http://media.grutinet.com/articulos/lg/lg_10511_0.jpg</text:a></text:p>
          </table:table-cell>
          <table:table-cell office:value-type="string" table:style-name="ce4">
            <text:p><text:a xlink:href="http://media.grutinet.com/articulos/lg/lg_10511_1.jpg">http://media.grutinet.com/articulos/lg/lg_10511_1.jpg</text:a></text:p>
          </table:table-cell>
          <table:table-cell table:style-name="ce1"/>
          <table:table-cell table:number-columns-repeated="8" table:style-name="ce2"/>
          <table:table-cell table:number-columns-repeated="16354"/>
        </table:table-row>
        <table:table-row table:style-name="ro1">
          <table:table-cell office:value-type="float" office:value="10563" table:style-name="ce1">
            <text:p>10563</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TIE ME UP CORBATA BONDAJE LILA</text:p>
          </table:table-cell>
          <table:table-cell office:value-type="string" table:style-name="ce2">
            <text:p>SHOTS</text:p>
          </table:table-cell>
          <table:table-cell office:value-type="string" table:style-name="ce3">
            <text:p>TIE ME UP PURPLE.</text:p>
            <text:p/>
            <text:p>Asegúrate de que tu amante se mantiene en la posición que quieres con esta corbata bondage Tie Me Up. Explore su lado dominante o sumiso, o utilízala para un juego de roles. Utiliza esta corbata de una forma creativa y determina cómo de prisionero debe sentirse tu esclavo o esclava. Consejo: utiliza la corbata bondage Tie Me Up como esposas para manos o piernas.</text:p>
            <text:p/>
            <text:p>Medidas: 150 x 3,50 cm.</text:p>
            <text:p/>
          </table:table-cell>
          <table:table-cell office:value-type="float" office:value="10.95" table:style-name="ce1">
            <text:p>10,95</text:p>
          </table:table-cell>
          <table:table-cell office:value-type="float" office:value="3.85" table:style-name="ce1">
            <text:p>3,8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563.jpg">http://media.grutinet.com/articulos/gr/gr_10563.jpg</text:a></text:p>
          </table:table-cell>
          <table:table-cell office:value-type="string" table:style-name="ce4">
            <text:p><text:a xlink:href="http://media.grutinet.com/articulos/bu/bu_10563.jpg">http://media.grutinet.com/articulos/bu/bu_10563.jpg</text:a></text:p>
          </table:table-cell>
          <table:table-cell office:value-type="string" table:style-name="ce4">
            <text:p><text:a xlink:href="http://media.grutinet.com/articulos/or/or_10563.jpg">http://media.grutinet.com/articulos/or/or_10563.jpg</text:a></text:p>
          </table:table-cell>
          <table:table-cell office:value-type="string" table:style-name="ce2">
            <text:p>3,575</text:p>
          </table:table-cell>
          <table:table-cell office:value-type="string" table:style-name="ce4">
            <text:p><text:a xlink:href="http://media.grutinet.com/articulos/lg/lg_10563_0.jpg">http://media.grutinet.com/articulos/lg/lg_10563_0.jpg</text:a></text:p>
          </table:table-cell>
          <table:table-cell office:value-type="string" table:style-name="ce4">
            <text:p><text:a xlink:href="http://media.grutinet.com/articulos/lg/lg_10563_1.jpg">http://media.grutinet.com/articulos/lg/lg_10563_1.jpg</text:a></text:p>
          </table:table-cell>
          <table:table-cell table:style-name="ce1"/>
          <table:table-cell table:number-columns-repeated="8" table:style-name="ce2"/>
          <table:table-cell table:number-columns-repeated="16354"/>
        </table:table-row>
        <table:table-row table:style-name="ro1">
          <table:table-cell office:value-type="float" office:value="106028" table:style-name="ce1">
            <text:p>106028</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 EL</text:p>
          </table:table-cell>
          <table:table-cell office:value-type="string" table:style-name="ce2">
            <text:p>Masturbadores El</text:p>
          </table:table-cell>
          <table:table-cell office:value-type="string" table:style-name="ce2">
            <text:p>FLESHLIGHT GUYS RYAN DRILLER PENE REALÍSTICO SILICONA<text:s/></text:p>
          </table:table-cell>
          <table:table-cell office:value-type="string" table:style-name="ce2">
            <text:p>FLESHLIGHT</text:p>
          </table:table-cell>
          <table:table-cell office:value-type="string" table:style-name="ce3">
            <text:p>FLESHLIGHT GUYS RYAN DRILLER DILDO<text:s/></text:p>
            <text:p/>
            <text:p>Moldeado a partir del pene de Ryan Driller, este dildo llenará cualquier vacío que pueda existir en tu vida... y te dejará con ganas de más.</text:p>
            <text:p/>
            <text:p/>
            <text:p><text:s/>Dildo réplica del pene del actor</text:p>
            <text:p><text:s/>Fabricado en silicona platino de la mejor calidad.</text:p>
            <text:p><text:s/>Longitud desde la base hasta la punta: 21 cm incluyendo los testículos.</text:p>
            <text:p><text:s/>Longitud insertable: 15,9 cm excluyendo los testículos.</text:p>
            <text:p><text:s/>Circunferencia en la base del pene: 14 cm.</text:p>
            <text:p/>
            <text:p/>
            <text:p>Por fin podrás disfrutar de una de las estrellas del porno más solicitadas. ¡Prepárate para un viaje al lado salvaje!</text:p>
            <text:p/>
          </table:table-cell>
          <table:table-cell office:value-type="float" office:value="59.95" table:style-name="ce1">
            <text:p>59,95</text:p>
          </table:table-cell>
          <table:table-cell office:value-type="float" office:value="42.78" table:style-name="ce1">
            <text:p>42,7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028.jpg">http://media.grutinet.com/articulos/gr/gr_106028.jpg</text:a></text:p>
          </table:table-cell>
          <table:table-cell office:value-type="string" table:style-name="ce4">
            <text:p><text:a xlink:href="http://media.grutinet.com/articulos/bu/bu_106028.jpg">http://media.grutinet.com/articulos/bu/bu_106028.jpg</text:a></text:p>
          </table:table-cell>
          <table:table-cell office:value-type="string" table:style-name="ce4">
            <text:p><text:a xlink:href="http://media.grutinet.com/articulos/or/or_106028.jpg">http://media.grutinet.com/articulos/or/or_106028.jpg</text:a></text:p>
          </table:table-cell>
          <table:table-cell office:value-type="string" table:style-name="ce2">
            <text:p>43,47</text:p>
          </table:table-cell>
          <table:table-cell office:value-type="string" table:style-name="ce4">
            <text:p><text:a xlink:href="http://media.grutinet.com/articulos/lg/lg_106028_0.jpg">http://media.grutinet.com/articulos/lg/lg_106028_0.jpg</text:a></text:p>
          </table:table-cell>
          <table:table-cell office:value-type="string" table:style-name="ce4">
            <text:p><text:a xlink:href="http://media.grutinet.com/articulos/lg/lg_106028_1.jpg">http://media.grutinet.com/articulos/lg/lg_106028_1.jpg</text:a></text:p>
          </table:table-cell>
          <table:table-cell table:style-name="ce1"/>
          <table:table-cell office:value-type="string" table:style-name="ce4">
            <text:p><text:a xlink:href="http://media.grutinet.com/articulos/lg/lg_106028_2.jpg">http://media.grutinet.com/articulos/lg/lg_106028_2.jpg</text:a></text:p>
          </table:table-cell>
          <table:table-cell table:number-columns-repeated="7" table:style-name="ce2"/>
          <table:table-cell table:number-columns-repeated="16354"/>
        </table:table-row>
        <table:table-row table:style-name="ro1">
          <table:table-cell office:value-type="float" office:value="10626" table:style-name="ce1">
            <text:p>10626</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BUTT QUIVER ESTIMULADOR DEL PUNTO P 7 VELOCIDADES NEGRO</text:p>
          </table:table-cell>
          <table:table-cell office:value-type="string" table:style-name="ce2">
            <text:p>ROCKS-OFF</text:p>
          </table:table-cell>
          <table:table-cell office:value-type="string" table:style-name="ce3">
            <text:p>BUTT QUIVER 7 SPEED ANAL ESTIMULATOR BLACK.</text:p>
            <text:p/>
            <text:p>¡Mueve el trasero!</text:p>
            <text:p/>
            <text:p/>
            <text:p>Siente estremecedoras oleadas de piro y potente placer anal dejando que Butt Quiver acaricie y deleite tu próstata. Con su forma perfectamente contorneada y suave, Butt Quiver no se anda por las ramas y te hace disfrutar al instante. ¿A qué estás esperando? ¿Por qué no te lanzas y dejas que haga vibrar tu trasero?</text:p>
            <text:p/>
            <text:p/>
            <text:p>Incluye una potente bala vibradora de 80 mm. que se puede quitar y usar por separado y que además enviará profundas vibraciones directamente a tu punto P. Podrás escoger entre 7 estremecedores niveles para una óptima satisfacción. Es 100% resistente al agua.</text:p>
            <text:p>Fabricado con materiales de gran calidad, no tóxico e higiénico de TPR, libre de phalatos y muy suave.</text:p>
            <text:p/>
            <text:p>Funciona con una pila alcalina LR1, que va incluida.</text:p>
            <text:p>Longitud insertable: 7,5 cm. Diámetro en la parte más ancha: 3,75 cm.</text:p>
          </table:table-cell>
          <table:table-cell office:value-type="float" office:value="21.95" table:style-name="ce1">
            <text:p>21,95</text:p>
          </table:table-cell>
          <table:table-cell office:value-type="float" office:value="14.88" table:style-name="ce1">
            <text:p>14,88</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26.jpg">http://media.grutinet.com/articulos/gr/gr_10626.jpg</text:a></text:p>
          </table:table-cell>
          <table:table-cell office:value-type="string" table:style-name="ce4">
            <text:p><text:a xlink:href="http://media.grutinet.com/articulos/bu/bu_10626.jpg">http://media.grutinet.com/articulos/bu/bu_10626.jpg</text:a></text:p>
          </table:table-cell>
          <table:table-cell office:value-type="string" table:style-name="ce4">
            <text:p><text:a xlink:href="http://media.grutinet.com/articulos/or/or_10626.jpg">http://media.grutinet.com/articulos/or/or_10626.jpg</text:a></text:p>
          </table:table-cell>
          <table:table-cell office:value-type="string" table:style-name="ce2">
            <text:p>13,475</text:p>
          </table:table-cell>
          <table:table-cell office:value-type="string" table:style-name="ce4">
            <text:p><text:a xlink:href="http://media.grutinet.com/articulos/lg/lg_10626_0.jpg">http://media.grutinet.com/articulos/lg/lg_10626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630" table:style-name="ce1">
            <text:p>10630</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BIG-BOY ESTIMULADOR DEL PUNTO G MASCULINO 7 VELOCIDADES NEGRO</text:p>
          </table:table-cell>
          <table:table-cell office:value-type="string" table:style-name="ce2">
            <text:p>ROCKS-OFF</text:p>
          </table:table-cell>
          <table:table-cell office:value-type="string" table:style-name="ce3">
            <text:p>BIG-BOY 7 SPEED BIG DOUBLE PROSTATE MASSAGER BLACK es un gran estimulador de Punto P para chicos grandes, 100% de silicona.</text:p>
            <text:p/>
            <text:p>Esta zona, conocida como el Punto G Masculino, es la que controla e incrementan la erección, el orgasmo y la eyaculación. Es la zonas donde se encuentra el centro del Placer.</text:p>
            <text:p/>
            <text:p>Siéntate, túmbate o quédate de pie, que este estimulador no necesita manos.</text:p>
            <text:p/>
            <text:p>Incluye una potente bala vibradora de 80 mm. de 7 velocidades que se puede quitar y usar por separado y que además enviará profundas vibraciones directamente a tu punto P. Es 100% resistente al agua.</text:p>
            <text:p/>
            <text:p>Fabricado con materiales de gran calidad, no tóxico e higiénico de TPR, libre de phalatos y muy suave.</text:p>
            <text:p/>
            <text:p>Funciona con una pila alcalina LR1, que va incluida.</text:p>
            <text:p/>
          </table:table-cell>
          <table:table-cell office:value-type="float" office:value="40.950000000000003" table:style-name="ce1">
            <text:p>40,95</text:p>
          </table:table-cell>
          <table:table-cell office:value-type="float" office:value="27.89" table:style-name="ce1">
            <text:p>27,89</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30.jpg">http://media.grutinet.com/articulos/gr/gr_10630.jpg</text:a></text:p>
          </table:table-cell>
          <table:table-cell office:value-type="string" table:style-name="ce4">
            <text:p><text:a xlink:href="http://media.grutinet.com/articulos/bu/bu_10630.jpg">http://media.grutinet.com/articulos/bu/bu_10630.jpg</text:a></text:p>
          </table:table-cell>
          <table:table-cell office:value-type="string" table:style-name="ce4">
            <text:p><text:a xlink:href="http://media.grutinet.com/articulos/or/or_10630.jpg">http://media.grutinet.com/articulos/or/or_10630.jpg</text:a></text:p>
          </table:table-cell>
          <table:table-cell office:value-type="string" table:style-name="ce2">
            <text:p>24,75</text:p>
          </table:table-cell>
          <table:table-cell office:value-type="string" table:style-name="ce4">
            <text:p><text:a xlink:href="http://media.grutinet.com/articulos/lg/lg_10630_0.jpg">http://media.grutinet.com/articulos/lg/lg_10630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647" table:style-name="ce1">
            <text:p>10647</text:p>
          </table:table-cell>
          <table:table-cell office:value-type="string" table:style-name="ce2">
            <text:p>JUGUETES XXX</text:p>
          </table:table-cell>
          <table:table-cell office:value-type="string" table:style-name="ce2">
            <text:p>Juguetes XXX</text:p>
          </table:table-cell>
          <table:table-cell office:value-type="string" table:style-name="ce2">
            <text:p>ESTIMULADORES</text:p>
          </table:table-cell>
          <table:table-cell office:value-type="string" table:style-name="ce2">
            <text:p>Estimuladores</text:p>
          </table:table-cell>
          <table:table-cell office:value-type="string" table:style-name="ce2">
            <text:p>FETISH FANTASY EXTREME SUCCIONADOR DE VAGINA VIBRADOR</text:p>
          </table:table-cell>
          <table:table-cell office:value-type="string" table:style-name="ce2">
            <text:p>PIPEDREAM</text:p>
          </table:table-cell>
          <table:table-cell office:value-type="string" table:style-name="ce3">
            <text:p>FETISH FANTASY EXTREME VIBRATING PUSSY PUMP.</text:p>
            <text:p/>
            <text:p>Aumenta la pasión y observa como tu vagina se hincha de placer! Con cada apretón de la bomba de estilo médico, la intensa succión y la vibración que sentirás estimulará tus labios y tu vulva. De forma acampanada y moldeado para ajustarse cómodamente sobre tu vagina, esto es precisamente lo que has estado buscando para lograr unos labios carnosos y bonitos. Para aliviar la presión, simplemente pulsa el botón de liberación rápida y ya estás lista para la diversión!</text:p>
            <text:p/>
            <text:p>El vibrador funciona con 2 pilas AA que no van incluidas.</text:p>
            <text:p/>
          </table:table-cell>
          <table:table-cell office:value-type="float" office:value="66.95" table:style-name="ce1">
            <text:p>66,95</text:p>
          </table:table-cell>
          <table:table-cell office:value-type="float" office:value="22.65" table:style-name="ce1">
            <text:p>22,65</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47.jpg">http://media.grutinet.com/articulos/gr/gr_10647.jpg</text:a></text:p>
          </table:table-cell>
          <table:table-cell office:value-type="string" table:style-name="ce4">
            <text:p><text:a xlink:href="http://media.grutinet.com/articulos/bu/bu_10647.jpg">http://media.grutinet.com/articulos/bu/bu_10647.jpg</text:a></text:p>
          </table:table-cell>
          <table:table-cell office:value-type="string" table:style-name="ce4">
            <text:p><text:a xlink:href="http://media.grutinet.com/articulos/or/or_10647.jpg">http://media.grutinet.com/articulos/or/or_10647.jpg</text:a></text:p>
          </table:table-cell>
          <table:table-cell office:value-type="string" table:style-name="ce2">
            <text:p>23,0202</text:p>
          </table:table-cell>
          <table:table-cell office:value-type="string" table:style-name="ce4">
            <text:p><text:a xlink:href="http://media.grutinet.com/articulos/lg/lg_10647_0.jpg">http://media.grutinet.com/articulos/lg/lg_10647_0.jpg</text:a></text:p>
          </table:table-cell>
          <table:table-cell office:value-type="string" table:style-name="ce4">
            <text:p><text:a xlink:href="http://media.grutinet.com/articulos/lg/lg_10647_1.jpg">http://media.grutinet.com/articulos/lg/lg_10647_1.jpg</text:a></text:p>
          </table:table-cell>
          <table:table-cell table:style-name="ce1"/>
          <table:table-cell table:number-columns-repeated="8" table:style-name="ce2"/>
          <table:table-cell table:number-columns-repeated="16354"/>
        </table:table-row>
        <table:table-row table:style-name="ro1">
          <table:table-cell office:value-type="float" office:value="106490" table:style-name="ce1">
            <text:p>106490</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WE-VIBE VECTOR</text:p>
          </table:table-cell>
          <table:table-cell office:value-type="string" table:style-name="ce2">
            <text:p>WE-VIBE</text:p>
          </table:table-cell>
          <table:table-cell office:value-type="string" table:style-name="ce3">
            <text:p>WE-VIBE VECTOR</text:p>
            <text:p/>
            <text:p>Masajeador de próstata ajustable: experimenta el siguiente nivel de placer.</text:p>
            <text:p/>
            <text:p>Vector es el último masajeador de próstata, con vibraciones vibrantes que se dirigen tanto a la próstata como al perineo. Diseñado para la comodidad total y el placer épico.</text:p>
            <text:p/>
            <text:p>Vector es flexible y se ajusta a su cuerpo, para que pueda encontrar el ajuste perfecto y golpear en los lugares correctos.</text:p>
            <text:p/>
            <text:p>El vector es totalmente ajustable para que pueda encontrar el ajuste perfecto. Inserte el Vector usando un poco de lubricación: una vez que se desliza en su lugar, puede encenderlo.</text:p>
            <text:p/>
            <text:p>Experimente con diferentes ángulos y modos de vibración para descubrir qué funciona mejor.</text:p>
            <text:p/>
          </table:table-cell>
          <table:table-cell office:value-type="float" office:value="149" table:style-name="ce1">
            <text:p>149</text:p>
          </table:table-cell>
          <table:table-cell office:value-type="float" office:value="83.89" table:style-name="ce1">
            <text:p>83,89</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490.jpg">http://media.grutinet.com/articulos/gr/gr_106490.jpg</text:a></text:p>
          </table:table-cell>
          <table:table-cell office:value-type="string" table:style-name="ce4">
            <text:p><text:a xlink:href="http://media.grutinet.com/articulos/bu/bu_106490.jpg">http://media.grutinet.com/articulos/bu/bu_106490.jpg</text:a></text:p>
          </table:table-cell>
          <table:table-cell office:value-type="string" table:style-name="ce4">
            <text:p><text:a xlink:href="http://media.grutinet.com/articulos/or/or_106490.jpg">http://media.grutinet.com/articulos/or/or_106490.jpg</text:a></text:p>
          </table:table-cell>
          <table:table-cell office:value-type="string" table:style-name="ce2">
            <text:p>94,374</text:p>
          </table:table-cell>
          <table:table-cell office:value-type="string" table:style-name="ce4">
            <text:p><text:a xlink:href="http://media.grutinet.com/articulos/lg/lg_106490_0.jpg">http://media.grutinet.com/articulos/lg/lg_106490_0.jpg</text:a></text:p>
          </table:table-cell>
          <table:table-cell office:value-type="string" table:style-name="ce4">
            <text:p><text:a xlink:href="http://media.grutinet.com/articulos/lg/lg_106490_1.jpg">http://media.grutinet.com/articulos/lg/lg_106490_1.jpg</text:a></text:p>
          </table:table-cell>
          <table:table-cell table:style-name="ce1"/>
          <table:table-cell office:value-type="string" table:style-name="ce4">
            <text:p><text:a xlink:href="http://media.grutinet.com/articulos/lg/lg_106490_2.jpg">http://media.grutinet.com/articulos/lg/lg_106490_2.jpg</text:a></text:p>
          </table:table-cell>
          <table:table-cell office:value-type="string" table:style-name="ce4">
            <text:p><text:a xlink:href="http://media.grutinet.com/articulos/lg/lg_106490_3.jpg">http://media.grutinet.com/articulos/lg/lg_106490_3.jpg</text:a></text:p>
          </table:table-cell>
          <table:table-cell office:value-type="string" table:style-name="ce4">
            <text:p><text:a xlink:href="http://media.grutinet.com/articulos/lg/lg_106490_4.jpg">http://media.grutinet.com/articulos/lg/lg_106490_4.jpg</text:a></text:p>
          </table:table-cell>
          <table:table-cell table:number-columns-repeated="5" table:style-name="ce2"/>
          <table:table-cell table:number-columns-repeated="16354"/>
        </table:table-row>
        <table:table-row table:style-name="ro1">
          <table:table-cell office:value-type="float" office:value="106491" table:style-name="ce1">
            <text:p>106491</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WE-VIBE CHORUS MORADO</text:p>
          </table:table-cell>
          <table:table-cell office:value-type="string" table:style-name="ce2">
            <text:p>WE-VIBE</text:p>
          </table:table-cell>
          <table:table-cell office:value-type="string" table:style-name="ce3">
            <text:p>WE-VIBE CHORUS<text:s/></text:p>
            <text:p/>
            <text:p>Chorus - el vibrador para parejas más intuitivo de We-Vibe... la mejor opción para placer.</text:p>
            <text:p/>
            <text:p>Descarga la aplicación gratuita We-Connect para disfrutar de vibraciones activadas por contacto, conectividad a distancia y mucho más. El sexo perfecto se basa en la intuición, el movimiento y la experimentación hasta que encuentras la sensación exacta que te hace llegar al límite... tal como lo hace la música.</text:p>
            <text:p/>
            <text:p>Chorus fue diseñado para ofrecerte la misma sensación que la música, en donde todo fluye de manera natural. Chorus es intuitivo, cuenta con controles sensibles, es manos libres y ofrece vibraciones que te proporcionan una infinidad de maneras de jugar y disfrutar encontrando la vibración ideal para ti y tu pareja.</text:p>
            <text:p/>
            <text:p>Vibra al ritmo de la música con Beat mode en la aplicación We-Connect, deja que tu playlist controle el ritmo y la intensidad de tus vibraciones. Touch-sense te permite controlar las vibraciones de Chorus con tus movimientos. Cuando te mueves o tocas el sensor, las vibraciones cambian, creando así subidas y caídas naturales que te llevan de manera natural a un crescendo épico.</text:p>
            <text:p/>
            <text:p>Chorus se adapta a tu cuerpo para que disfrutes de las vibraciones justo en el lugar preciso. Su forma anatómica hace que Chorus sea muy sencillo de ajustarse y se quede en su sitio una vez que lo coloques en donde deseas sentir el placer. La aplicación gratuita We-Connect les permitirá jugar juntos aunque se encuentren en lugares distintos.</text:p>
            <text:p/>
            <text:p>Comparte el control de tu Chorus y deja que tu pareja te dé placer desde donde se encuentre, creen sus propias vibraciones y descubran todas las excitante opciones que te ofrece esta aplicación.</text:p>
            <text:p/>
          </table:table-cell>
          <table:table-cell office:value-type="float" office:value="199" table:style-name="ce1">
            <text:p>199</text:p>
          </table:table-cell>
          <table:table-cell office:value-type="float" office:value="110.88" table:style-name="ce1">
            <text:p>110,88</text:p>
          </table:table-cell>
          <table:table-cell office:value-type="string" table:style-name="ce2">
            <text:p>SI</text:p>
          </table:table-cell>
          <table:table-cell office:value-type="float" office:value="3" table:style-name="ce1">
            <text:p>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491.jpg">http://media.grutinet.com/articulos/gr/gr_106491.jpg</text:a></text:p>
          </table:table-cell>
          <table:table-cell office:value-type="string" table:style-name="ce4">
            <text:p><text:a xlink:href="http://media.grutinet.com/articulos/bu/bu_106491.jpg">http://media.grutinet.com/articulos/bu/bu_106491.jpg</text:a></text:p>
          </table:table-cell>
          <table:table-cell office:value-type="string" table:style-name="ce4">
            <text:p><text:a xlink:href="http://media.grutinet.com/articulos/or/or_106491.jpg">http://media.grutinet.com/articulos/or/or_106491.jpg</text:a></text:p>
          </table:table-cell>
          <table:table-cell office:value-type="string" table:style-name="ce2">
            <text:p>124,74</text:p>
          </table:table-cell>
          <table:table-cell office:value-type="string" table:style-name="ce4">
            <text:p><text:a xlink:href="http://media.grutinet.com/articulos/lg/lg_106491_0.jpg">http://media.grutinet.com/articulos/lg/lg_106491_0.jpg</text:a></text:p>
          </table:table-cell>
          <table:table-cell office:value-type="string" table:style-name="ce4">
            <text:p><text:a xlink:href="http://media.grutinet.com/articulos/lg/lg_106491_1.jpg">http://media.grutinet.com/articulos/lg/lg_106491_1.jpg</text:a></text:p>
          </table:table-cell>
          <table:table-cell table:style-name="ce1"/>
          <table:table-cell office:value-type="string" table:style-name="ce4">
            <text:p><text:a xlink:href="http://media.grutinet.com/articulos/lg/lg_106491_2.jpg">http://media.grutinet.com/articulos/lg/lg_106491_2.jpg</text:a></text:p>
          </table:table-cell>
          <table:table-cell office:value-type="string" table:style-name="ce4">
            <text:p><text:a xlink:href="http://media.grutinet.com/articulos/lg/lg_106491_3.jpg">http://media.grutinet.com/articulos/lg/lg_106491_3.jpg</text:a></text:p>
          </table:table-cell>
          <table:table-cell office:value-type="string" table:style-name="ce4">
            <text:p><text:a xlink:href="http://media.grutinet.com/articulos/lg/lg_106491_4.jpg">http://media.grutinet.com/articulos/lg/lg_106491_4.jpg</text:a></text:p>
          </table:table-cell>
          <table:table-cell office:value-type="string" table:style-name="ce4">
            <text:p><text:a xlink:href="http://media.grutinet.com/articulos/lg/lg_106491_5.jpg">http://media.grutinet.com/articulos/lg/lg_106491_5.jpg</text:a></text:p>
          </table:table-cell>
          <table:table-cell table:number-columns-repeated="4" table:style-name="ce2"/>
          <table:table-cell table:number-columns-repeated="16354"/>
        </table:table-row>
        <table:table-row table:style-name="ro1">
          <table:table-cell office:value-type="float" office:value="10662" table:style-name="ce1">
            <text:p>10662</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text:p>
          </table:table-cell>
          <table:table-cell office:value-type="string" table:style-name="ce2">
            <text:p>Masturbadores</text:p>
          </table:table-cell>
          <table:table-cell office:value-type="string" table:style-name="ce2">
            <text:p>TENGA HUEVO MASTURBADOR SHINY</text:p>
          </table:table-cell>
          <table:table-cell office:value-type="string" table:style-name="ce2">
            <text:p>TENGA</text:p>
          </table:table-cell>
          <table:table-cell office:value-type="string" table:style-name="ce3">
            <text:p>TENGA EGG SHINY EASY ONA-CAP, diseñado con la apariencia de un huevo, con este masturbador disfrutaras de tu mejor orgasmo.</text:p>
            <text:p/>
            <text:p>Fabricado con un elastómero de grado medico que no causa ninguna reacción alérgica, tolerado por el cuerpo, muy elástico y ajustable que se adapta a todos los tamaños de pene. El interior de cada huevo Tenga Egg tiene un sistema nuevo de estrías que proporcionan diferentes tipos de placer.</text:p>
            <text:p/>
            <text:p>Modelo Egg Shiny.</text:p>
            <text:p/>
            <text:p>El modelo Tenga Egg Shiny incorpora una nueva textura para sensaciones más fuertes que las del resto de sus antecesores porque el gel usado en su fabricación es más duro.</text:p>
            <text:p/>
            <text:p>Los huevos Tenga Egg, permiten una masturbación placentera y suave, produciendo sensaciones al contacto de la piel, nunca antes experimentadas.</text:p>
            <text:p/>
            <text:p>Para usarlo, tan solo hay que retirar el envoltorio y lubricarlo con la loción lubricante que viene incluida. Colocar en la punta como si de un preservativo se tratase y estirar hacia abajo.</text:p>
            <text:p/>
            <text:p>Producto prelubricado.</text:p>
            <text:p/>
            <text:p>Diseñado para un solo uso.</text:p>
            <text:p/>
          </table:table-cell>
          <table:table-cell office:value-type="float" office:value="8" table:style-name="ce1">
            <text:p>8</text:p>
          </table:table-cell>
          <table:table-cell office:value-type="float" office:value="3.27" table:style-name="ce1">
            <text:p>3,27</text:p>
          </table:table-cell>
          <table:table-cell office:value-type="string" table:style-name="ce2">
            <text:p>SI</text:p>
          </table:table-cell>
          <table:table-cell office:value-type="float" office:value="15" table:style-name="ce1">
            <text:p>1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62.jpg">http://media.grutinet.com/articulos/gr/gr_10662.jpg</text:a></text:p>
          </table:table-cell>
          <table:table-cell office:value-type="string" table:style-name="ce4">
            <text:p><text:a xlink:href="http://media.grutinet.com/articulos/bu/bu_10662.jpg">http://media.grutinet.com/articulos/bu/bu_10662.jpg</text:a></text:p>
          </table:table-cell>
          <table:table-cell office:value-type="string" table:style-name="ce4">
            <text:p><text:a xlink:href="http://media.grutinet.com/articulos/or/or_10662.jpg">http://media.grutinet.com/articulos/or/or_10662.jpg</text:a></text:p>
          </table:table-cell>
          <table:table-cell office:value-type="string" table:style-name="ce2">
            <text:p>3,212</text:p>
          </table:table-cell>
          <table:table-cell office:value-type="string" table:style-name="ce4">
            <text:p><text:a xlink:href="http://media.grutinet.com/articulos/lg/lg_10662_0.jpg">http://media.grutinet.com/articulos/lg/lg_10662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663" table:style-name="ce1">
            <text:p>10663</text:p>
          </table:table-cell>
          <table:table-cell office:value-type="string" table:style-name="ce2">
            <text:p>JUGUETES XXX</text:p>
          </table:table-cell>
          <table:table-cell office:value-type="string" table:style-name="ce2">
            <text:p>Juguetes XXX</text:p>
          </table:table-cell>
          <table:table-cell office:value-type="string" table:style-name="ce2">
            <text:p>MASTURBADORES</text:p>
          </table:table-cell>
          <table:table-cell office:value-type="string" table:style-name="ce2">
            <text:p>Masturbadores</text:p>
          </table:table-cell>
          <table:table-cell office:value-type="string" table:style-name="ce2">
            <text:p>TENGA HUEVO MASTURBADOR CLOUDY</text:p>
          </table:table-cell>
          <table:table-cell office:value-type="string" table:style-name="ce2">
            <text:p>TENGA</text:p>
          </table:table-cell>
          <table:table-cell office:value-type="string" table:style-name="ce3">
            <text:p>TENGA EGG CLOUDY EASY ONA-CAP, diseñado con la apariencia de un huevo, con este masturbador disfrutaras de tu mejor orgasmo.</text:p>
            <text:p/>
            <text:p>Fabricado con un elastómero de grado medico que no causa ninguna reacción alérgica, tolerado por el cuerpo, muy elástico y ajustable que se adapta a todos los tamaños de pene. El interior de cada huevo Tenga Egg tiene un sistema nuevo de estrías que proporcionan diferentes tipos de placer.</text:p>
            <text:p/>
            <text:p>Modelo Egg Clody.</text:p>
            <text:p/>
            <text:p>El modelo Tenga Egg Clody incorpora una nueva textura para sensaciones más fuertes que las del resto de sus antecesores porque el gel usado en su fabricación es más duro.</text:p>
            <text:p/>
            <text:p>Los huevos Tenga Egg, permiten una masturbación placentera y suave, produciendo sensaciones al contacto de la piel, nunca antes experimentadas.</text:p>
            <text:p/>
            <text:p>Para usarlo, tan solo hay que retirar el envoltorio y lubricarlo con la loción lubricante que viene incluida. Colocar en la punta como si de un preservativo se tratase y estirar hacia abajo.</text:p>
            <text:p/>
            <text:p>Producto prelubricado.</text:p>
            <text:p/>
            <text:p>Diseñado para un solo uso.</text:p>
            <text:p/>
          </table:table-cell>
          <table:table-cell office:value-type="float" office:value="8" table:style-name="ce1">
            <text:p>8</text:p>
          </table:table-cell>
          <table:table-cell office:value-type="float" office:value="3.27" table:style-name="ce1">
            <text:p>3,27</text:p>
          </table:table-cell>
          <table:table-cell office:value-type="string" table:style-name="ce2">
            <text:p>SI</text:p>
          </table:table-cell>
          <table:table-cell office:value-type="float" office:value="23" table:style-name="ce1">
            <text:p>23</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63.jpg">http://media.grutinet.com/articulos/gr/gr_10663.jpg</text:a></text:p>
          </table:table-cell>
          <table:table-cell office:value-type="string" table:style-name="ce4">
            <text:p><text:a xlink:href="http://media.grutinet.com/articulos/bu/bu_10663.jpg">http://media.grutinet.com/articulos/bu/bu_10663.jpg</text:a></text:p>
          </table:table-cell>
          <table:table-cell office:value-type="string" table:style-name="ce4">
            <text:p><text:a xlink:href="http://media.grutinet.com/articulos/or/or_10663.jpg">http://media.grutinet.com/articulos/or/or_10663.jpg</text:a></text:p>
          </table:table-cell>
          <table:table-cell office:value-type="string" table:style-name="ce2">
            <text:p>3,212</text:p>
          </table:table-cell>
          <table:table-cell office:value-type="string" table:style-name="ce4">
            <text:p><text:a xlink:href="http://media.grutinet.com/articulos/lg/lg_10663_0.jpg">http://media.grutinet.com/articulos/lg/lg_10663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6644" table:style-name="ce1">
            <text:p>106644</text:p>
          </table:table-cell>
          <table:table-cell office:value-type="string" table:style-name="ce2">
            <text:p>JUGUETES XXX</text:p>
          </table:table-cell>
          <table:table-cell office:value-type="string" table:style-name="ce2">
            <text:p>Juguetes XXX</text:p>
          </table:table-cell>
          <table:table-cell office:value-type="string" table:style-name="ce2">
            <text:p>DILDOS</text:p>
          </table:table-cell>
          <table:table-cell office:value-type="string" table:style-name="ce2">
            <text:p>Dildos</text:p>
          </table:table-cell>
          <table:table-cell office:value-type="string" table:style-name="ce2">
            <text:p>HITSENS 5 - DILDO SILICONA DOBLE DENSIDAD NEGRO</text:p>
          </table:table-cell>
          <table:table-cell office:value-type="string" table:style-name="ce2">
            <text:p>ADRIEN LASTIC</text:p>
          </table:table-cell>
          <table:table-cell table:style-name="ce2"/>
          <table:table-cell office:value-type="float" office:value="24.9" table:style-name="ce1">
            <text:p>24,9</text:p>
          </table:table-cell>
          <table:table-cell office:value-type="float" office:value="7.7" table:style-name="ce1">
            <text:p>7,7</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644.jpg">http://media.grutinet.com/articulos/gr/gr_106644.jpg</text:a></text:p>
          </table:table-cell>
          <table:table-cell office:value-type="string" table:style-name="ce4">
            <text:p><text:a xlink:href="http://media.grutinet.com/articulos/bu/bu_106644.jpg">http://media.grutinet.com/articulos/bu/bu_106644.jpg</text:a></text:p>
          </table:table-cell>
          <table:table-cell office:value-type="string" table:style-name="ce4">
            <text:p><text:a xlink:href="http://media.grutinet.com/articulos/or/or_106644.jpg">http://media.grutinet.com/articulos/or/or_106644.jpg</text:a></text:p>
          </table:table-cell>
          <table:table-cell office:value-type="string" table:style-name="ce2">
            <text:p>7,7</text:p>
          </table:table-cell>
          <table:table-cell office:value-type="string" table:style-name="ce4">
            <text:p><text:a xlink:href="http://media.grutinet.com/articulos/lg/lg_106644_0.jpg">http://media.grutinet.com/articulos/lg/lg_106644_0.jpg</text:a></text:p>
          </table:table-cell>
          <table:table-cell office:value-type="string" table:style-name="ce4">
            <text:p><text:a xlink:href="http://media.grutinet.com/articulos/lg/lg_106644_1.jpg">http://media.grutinet.com/articulos/lg/lg_106644_1.jpg</text:a></text:p>
          </table:table-cell>
          <table:table-cell table:style-name="ce1"/>
          <table:table-cell table:number-columns-repeated="8" table:style-name="ce2"/>
          <table:table-cell table:number-columns-repeated="16354"/>
        </table:table-row>
        <table:table-row table:style-name="ro1">
          <table:table-cell office:value-type="float" office:value="106645" table:style-name="ce1">
            <text:p>106645</text:p>
          </table:table-cell>
          <table:table-cell office:value-type="string" table:style-name="ce2">
            <text:p>JUGUETES XXX</text:p>
          </table:table-cell>
          <table:table-cell office:value-type="string" table:style-name="ce2">
            <text:p>Juguetes XXX</text:p>
          </table:table-cell>
          <table:table-cell office:value-type="string" table:style-name="ce2">
            <text:p>DILDOS</text:p>
          </table:table-cell>
          <table:table-cell office:value-type="string" table:style-name="ce2">
            <text:p>Dildos</text:p>
          </table:table-cell>
          <table:table-cell office:value-type="string" table:style-name="ce2">
            <text:p>HITSENS 1 - DILDO SILICONA DOBLE DENSIDAD AZUL</text:p>
          </table:table-cell>
          <table:table-cell office:value-type="string" table:style-name="ce2">
            <text:p>ADRIEN LASTIC</text:p>
          </table:table-cell>
          <table:table-cell table:style-name="ce2"/>
          <table:table-cell office:value-type="float" office:value="39.9" table:style-name="ce1">
            <text:p>39,9</text:p>
          </table:table-cell>
          <table:table-cell office:value-type="float" office:value="14.26" table:style-name="ce1">
            <text:p>14,26</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645.jpg">http://media.grutinet.com/articulos/gr/gr_106645.jpg</text:a></text:p>
          </table:table-cell>
          <table:table-cell office:value-type="string" table:style-name="ce4">
            <text:p><text:a xlink:href="http://media.grutinet.com/articulos/bu/bu_106645.jpg">http://media.grutinet.com/articulos/bu/bu_106645.jpg</text:a></text:p>
          </table:table-cell>
          <table:table-cell office:value-type="string" table:style-name="ce4">
            <text:p><text:a xlink:href="http://media.grutinet.com/articulos/or/or_106645.jpg">http://media.grutinet.com/articulos/or/or_106645.jpg</text:a></text:p>
          </table:table-cell>
          <table:table-cell office:value-type="string" table:style-name="ce2">
            <text:p>14,26</text:p>
          </table:table-cell>
          <table:table-cell office:value-type="string" table:style-name="ce4">
            <text:p><text:a xlink:href="http://media.grutinet.com/articulos/lg/lg_106645_0.jpg">http://media.grutinet.com/articulos/lg/lg_106645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6646" table:style-name="ce1">
            <text:p>106646</text:p>
          </table:table-cell>
          <table:table-cell office:value-type="string" table:style-name="ce2">
            <text:p>JUGUETES XXX</text:p>
          </table:table-cell>
          <table:table-cell office:value-type="string" table:style-name="ce2">
            <text:p>Juguetes XXX</text:p>
          </table:table-cell>
          <table:table-cell office:value-type="string" table:style-name="ce2">
            <text:p>DILDOS</text:p>
          </table:table-cell>
          <table:table-cell office:value-type="string" table:style-name="ce2">
            <text:p>Dildos</text:p>
          </table:table-cell>
          <table:table-cell office:value-type="string" table:style-name="ce2">
            <text:p>HITSENS 4 - DILDO SILICONA DOBLE DENSIDAD ROSA</text:p>
          </table:table-cell>
          <table:table-cell office:value-type="string" table:style-name="ce2">
            <text:p>ADRIEN LASTIC</text:p>
          </table:table-cell>
          <table:table-cell table:style-name="ce2"/>
          <table:table-cell office:value-type="float" office:value="35" table:style-name="ce1">
            <text:p>35</text:p>
          </table:table-cell>
          <table:table-cell office:value-type="float" office:value="12.5" table:style-name="ce1">
            <text:p>12,5</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646.jpg">http://media.grutinet.com/articulos/gr/gr_106646.jpg</text:a></text:p>
          </table:table-cell>
          <table:table-cell office:value-type="string" table:style-name="ce4">
            <text:p><text:a xlink:href="http://media.grutinet.com/articulos/bu/bu_106646.jpg">http://media.grutinet.com/articulos/bu/bu_106646.jpg</text:a></text:p>
          </table:table-cell>
          <table:table-cell office:value-type="string" table:style-name="ce4">
            <text:p><text:a xlink:href="http://media.grutinet.com/articulos/or/or_106646.jpg">http://media.grutinet.com/articulos/or/or_106646.jpg</text:a></text:p>
          </table:table-cell>
          <table:table-cell office:value-type="string" table:style-name="ce2">
            <text:p>12,5</text:p>
          </table:table-cell>
          <table:table-cell office:value-type="string" table:style-name="ce4">
            <text:p><text:a xlink:href="http://media.grutinet.com/articulos/lg/lg_106646_0.jpg">http://media.grutinet.com/articulos/lg/lg_106646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6647" table:style-name="ce1">
            <text:p>106647</text:p>
          </table:table-cell>
          <table:table-cell office:value-type="string" table:style-name="ce2">
            <text:p>JUGUETES XXX</text:p>
          </table:table-cell>
          <table:table-cell office:value-type="string" table:style-name="ce2">
            <text:p>Juguetes XXX</text:p>
          </table:table-cell>
          <table:table-cell office:value-type="string" table:style-name="ce2">
            <text:p>VIBRADORES</text:p>
          </table:table-cell>
          <table:table-cell office:value-type="string" table:style-name="ce2">
            <text:p>Vibradores</text:p>
          </table:table-cell>
          <table:table-cell office:value-type="string" table:style-name="ce2">
            <text:p>MINI BONNIE - VIBRADOR MORADO</text:p>
          </table:table-cell>
          <table:table-cell office:value-type="string" table:style-name="ce2">
            <text:p>ADRIEN LASTIC</text:p>
          </table:table-cell>
          <table:table-cell office:value-type="string" table:style-name="ce3">
            <text:p>MINI BONNIE</text:p>
            <text:p/>
            <text:p>Nuestra versión mini del Bonnie and Clyde... ¡Pequeño pero potente!</text:p>
            <text:p/>
            <text:p>Mini vibrador ligero y portátil de doble acción, estimula de forma simultánea clítoris y vagina.</text:p>
            <text:p/>
            <text:p>¡Movimiento exclusivo de rotación que masajea la vagina de forma total!</text:p>
            <text:p/>
            <text:p>Motor independiente para el clítoris con 10 niveles de intensidad de suaves a intensas.</text:p>
            <text:p/>
            <text:p>Motores Ultra silenciosos.</text:p>
            <text:p/>
            <text:p>Contenido:</text:p>
            <text:p/>
            <text:p/>
            <text:p><text:s/>Cable USB</text:p>
            <text:p><text:s/>Bolsa de almacenamiento</text:p>
            <text:p><text:s/>Manual de instrucciones</text:p>
            <text:p/>
            <text:p/>
            <text:p>Material: Silicona</text:p>
            <text:p/>
            <text:p>Medidas: 19,7 x 3,6 cm</text:p>
            <text:p/>
          </table:table-cell>
          <table:table-cell office:value-type="float" office:value="62.71" table:style-name="ce1">
            <text:p>62,71</text:p>
          </table:table-cell>
          <table:table-cell office:value-type="float" office:value="25.08" table:style-name="ce1">
            <text:p>25,08</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6647.jpg">http://media.grutinet.com/articulos/gr/gr_106647.jpg</text:a></text:p>
          </table:table-cell>
          <table:table-cell office:value-type="string" table:style-name="ce4">
            <text:p><text:a xlink:href="http://media.grutinet.com/articulos/bu/bu_106647.jpg">http://media.grutinet.com/articulos/bu/bu_106647.jpg</text:a></text:p>
          </table:table-cell>
          <table:table-cell office:value-type="string" table:style-name="ce4">
            <text:p><text:a xlink:href="http://media.grutinet.com/articulos/or/or_106647.jpg">http://media.grutinet.com/articulos/or/or_106647.jpg</text:a></text:p>
          </table:table-cell>
          <table:table-cell office:value-type="string" table:style-name="ce2">
            <text:p>25,07</text:p>
          </table:table-cell>
          <table:table-cell office:value-type="string" table:style-name="ce4">
            <text:p><text:a xlink:href="http://media.grutinet.com/articulos/lg/lg_106647_0.jpg">http://media.grutinet.com/articulos/lg/lg_106647_0.jpg</text:a></text:p>
          </table:table-cell>
          <table:table-cell office:value-type="string" table:style-name="ce4">
            <text:p><text:a xlink:href="http://media.grutinet.com/articulos/lg/lg_106647_1.jpg">http://media.grutinet.com/articulos/lg/lg_106647_1.jpg</text:a></text:p>
          </table:table-cell>
          <table:table-cell table:style-name="ce1"/>
          <table:table-cell table:number-columns-repeated="8" table:style-name="ce2"/>
          <table:table-cell table:number-columns-repeated="16354"/>
        </table:table-row>
        <table:table-row table:style-name="ro1">
          <table:table-cell office:value-type="float" office:value="10710" table:style-name="ce1">
            <text:p>10710</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FETISH FANTASY ESPOSAS PRIMERA VEZ</text:p>
          </table:table-cell>
          <table:table-cell office:value-type="string" table:style-name="ce2">
            <text:p>PIPEDREAM</text:p>
          </table:table-cell>
          <table:table-cell office:value-type="string" table:style-name="ce3">
            <text:p>FETISH FANTASY FIRST TIMERS CUFFS.</text:p>
            <text:p/>
            <text:p>Una vez tengas a tu amante sujeto con estas esposas a prueba de escapes, ¿qué es lo que vas a hacerle? ¿Estimular cada milímetro de su piel con tu lengua? ¿Cubrirle los ojos y darle de comer traviesamente? ¿Empaparle de pies a cabeza con lociones sensuales y aceites? ¿A qué estás esperando?</text:p>
            <text:p/>
            <text:p>Con cintas ajustables con velcro, acabado en suave neopreno y anillas de resistente metal, estas esposas están hechas para el placer!</text:p>
            <text:p/>
          </table:table-cell>
          <table:table-cell office:value-type="float" office:value="20.7103" table:style-name="ce1">
            <text:p>20,7103</text:p>
          </table:table-cell>
          <table:table-cell office:value-type="float" office:value="5.87" table:style-name="ce1">
            <text:p>5,87</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710.jpg">http://media.grutinet.com/articulos/gr/gr_10710.jpg</text:a></text:p>
          </table:table-cell>
          <table:table-cell office:value-type="string" table:style-name="ce4">
            <text:p><text:a xlink:href="http://media.grutinet.com/articulos/bu/bu_10710.jpg">http://media.grutinet.com/articulos/bu/bu_10710.jpg</text:a></text:p>
          </table:table-cell>
          <table:table-cell office:value-type="string" table:style-name="ce4">
            <text:p><text:a xlink:href="http://media.grutinet.com/articulos/or/or_10710.jpg">http://media.grutinet.com/articulos/or/or_10710.jpg</text:a></text:p>
          </table:table-cell>
          <table:table-cell office:value-type="string" table:style-name="ce2">
            <text:p>6,0165</text:p>
          </table:table-cell>
          <table:table-cell office:value-type="string" table:style-name="ce4">
            <text:p><text:a xlink:href="http://media.grutinet.com/articulos/lg/lg_10710_0.jpg">http://media.grutinet.com/articulos/lg/lg_10710_0.jpg</text:a></text:p>
          </table:table-cell>
          <table:table-cell office:value-type="string" table:style-name="ce4">
            <text:p><text:a xlink:href="http://media.grutinet.com/articulos/lg/lg_10710_1.jpg">http://media.grutinet.com/articulos/lg/lg_10710_1.jpg</text:a></text:p>
          </table:table-cell>
          <table:table-cell table:style-name="ce1"/>
          <table:table-cell office:value-type="string" table:style-name="ce4">
            <text:p><text:a xlink:href="http://media.grutinet.com/articulos/lg/lg_10710_2.jpg">http://media.grutinet.com/articulos/lg/lg_10710_2.jpg</text:a></text:p>
          </table:table-cell>
          <table:table-cell office:value-type="string" table:style-name="ce4">
            <text:p><text:a xlink:href="http://media.grutinet.com/articulos/lg/lg_10710_3.jpg">http://media.grutinet.com/articulos/lg/lg_10710_3.jpg</text:a></text:p>
          </table:table-cell>
          <table:table-cell table:number-columns-repeated="6" table:style-name="ce2"/>
          <table:table-cell table:number-columns-repeated="16354"/>
        </table:table-row>
        <table:table-row table:style-name="ro1">
          <table:table-cell office:value-type="float" office:value="10777" table:style-name="ce1">
            <text:p>10777</text:p>
          </table:table-cell>
          <table:table-cell office:value-type="string" table:style-name="ce2">
            <text:p>JUGUETES XXX</text:p>
          </table:table-cell>
          <table:table-cell office:value-type="string" table:style-name="ce2">
            <text:p>Juguetes XXX</text:p>
          </table:table-cell>
          <table:table-cell office:value-type="string" table:style-name="ce2">
            <text:p>BDSM</text:p>
          </table:table-cell>
          <table:table-cell office:value-type="string" table:style-name="ce2">
            <text:p>BDSM</text:p>
          </table:table-cell>
          <table:table-cell office:value-type="string" table:style-name="ce2">
            <text:p>FETISH FANTASY ARNES FANTASIA</text:p>
          </table:table-cell>
          <table:table-cell office:value-type="string" table:style-name="ce2">
            <text:p>PIPEDREAM</text:p>
          </table:table-cell>
          <table:table-cell office:value-type="string" table:style-name="ce3">
            <text:p>FETISH FANTASY FANTASY HARNESS.</text:p>
            <text:p/>
            <text:p>Tu subordinado/a te rogará que lo ates! Este sistema de seguridad de alta resistencia te permite acceder a múltiples posiciones con una sola restricción. Sólo tienes que colocarle el collar de velcro en el cuello y abrocharle el cinturón alrededor de su cintura, ambos son ajustables para adaptarse a la mayoría de los tamaños. La correa de la columna vertebral dispone de ocho anillos y se puede usar en el torso o en la espalda. Coloca las restricciones alrededor de las muñecas o en los tobillos y sujétalo al arnés. Utilízalo como como resistencias y el sujeto no intentará escapar.</text:p>
            <text:p/>
            <text:p>Incluye el arnés de 9 anillas con 2 puños ajustables de neopreno con mosquetones y una máscara satinada.</text:p>
            <text:p/>
          </table:table-cell>
          <table:table-cell office:value-type="float" office:value="64.989999999999995" table:style-name="ce1">
            <text:p>64,99</text:p>
          </table:table-cell>
          <table:table-cell office:value-type="float" office:value="22.57" table:style-name="ce1">
            <text:p>22,57</text:p>
          </table:table-cell>
          <table:table-cell office:value-type="string" table:style-name="ce2">
            <text:p>SI</text:p>
          </table:table-cell>
          <table:table-cell office:value-type="float" office:value="9" table:style-name="ce1">
            <text:p>9</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777.jpg">http://media.grutinet.com/articulos/gr/gr_10777.jpg</text:a></text:p>
          </table:table-cell>
          <table:table-cell office:value-type="string" table:style-name="ce4">
            <text:p><text:a xlink:href="http://media.grutinet.com/articulos/bu/bu_10777.jpg">http://media.grutinet.com/articulos/bu/bu_10777.jpg</text:a></text:p>
          </table:table-cell>
          <table:table-cell office:value-type="string" table:style-name="ce4">
            <text:p><text:a xlink:href="http://media.grutinet.com/articulos/or/or_10777.jpg">http://media.grutinet.com/articulos/or/or_10777.jpg</text:a></text:p>
          </table:table-cell>
          <table:table-cell office:value-type="string" table:style-name="ce2">
            <text:p>20,75</text:p>
          </table:table-cell>
          <table:table-cell office:value-type="string" table:style-name="ce4">
            <text:p><text:a xlink:href="http://media.grutinet.com/articulos/lg/lg_10777_0.jpg">http://media.grutinet.com/articulos/lg/lg_10777_0.jpg</text:a></text:p>
          </table:table-cell>
          <table:table-cell office:value-type="string" table:style-name="ce4">
            <text:p><text:a xlink:href="http://media.grutinet.com/articulos/lg/lg_10777_1.jpg">http://media.grutinet.com/articulos/lg/lg_10777_1.jpg</text:a></text:p>
          </table:table-cell>
          <table:table-cell table:style-name="ce1"/>
          <table:table-cell office:value-type="string" table:style-name="ce4">
            <text:p><text:a xlink:href="http://media.grutinet.com/articulos/lg/lg_10777_2.jpg">http://media.grutinet.com/articulos/lg/lg_10777_2.jpg</text:a></text:p>
          </table:table-cell>
          <table:table-cell office:value-type="string" table:style-name="ce4">
            <text:p><text:a xlink:href="http://media.grutinet.com/articulos/lg/lg_10777_3.jpg">http://media.grutinet.com/articulos/lg/lg_10777_3.jpg</text:a></text:p>
          </table:table-cell>
          <table:table-cell table:number-columns-repeated="6" table:style-name="ce2"/>
          <table:table-cell table:number-columns-repeated="16354"/>
        </table:table-row>
        <table:table-row table:style-name="ro1">
          <table:table-cell office:value-type="float" office:value="107851" table:style-name="ce1">
            <text:p>107851</text:p>
          </table:table-cell>
          <table:table-cell office:value-type="string" table:style-name="ce2">
            <text:p>JUGUETES XXX</text:p>
          </table:table-cell>
          <table:table-cell office:value-type="string" table:style-name="ce2">
            <text:p>Juguetes XXX</text:p>
          </table:table-cell>
          <table:table-cell office:value-type="string" table:style-name="ce2">
            <text:p>ARNESES</text:p>
          </table:table-cell>
          <table:table-cell office:value-type="string" table:style-name="ce2">
            <text:p>Arneses</text:p>
          </table:table-cell>
          <table:table-cell office:value-type="string" table:style-name="ce2">
            <text:p>ADRIEN LASTIC HITSENS ARNES</text:p>
          </table:table-cell>
          <table:table-cell office:value-type="string" table:style-name="ce2">
            <text:p>ADRIEN LASTIC</text:p>
          </table:table-cell>
          <table:table-cell office:value-type="string" table:style-name="ce3">
            <text:p>ADRIEN LASTIC HITSENS STRAP-ON</text:p>
            <text:p/>
            <text:p>Exclusivo arnés hecho a mano fabricado en material vaquero color negro en el exterior (100% algodón) y forrado en el interior (100% algodón) con anillo hecho de silicona.</text:p>
            <text:p/>
            <text:p>La cinturilla se extiende fácilmente y es adecuado para la mayoría de los tamaños. El forro extra suave proporciona una sensación cómoda y una experiencia de lujo.</text:p>
            <text:p/>
            <text:p>El consolador se fija al anillo con el anclaje y se podrá ajustar a cualquier tipo de dildo mientras tenga una base adecuada y su diámetro no supere los 4,5 centímetros (1,75 pulgadas)</text:p>
            <text:p/>
          </table:table-cell>
          <table:table-cell office:value-type="float" office:value="45.5" table:style-name="ce1">
            <text:p>45,5</text:p>
          </table:table-cell>
          <table:table-cell office:value-type="float" office:value="10.23" table:style-name="ce1">
            <text:p>10,23</text:p>
          </table:table-cell>
          <table:table-cell office:value-type="string" table:style-name="ce2">
            <text:p>SI</text:p>
          </table:table-cell>
          <table:table-cell office:value-type="float" office:value="5" table:style-name="ce1">
            <text:p>5</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7851.jpg">http://media.grutinet.com/articulos/gr/gr_107851.jpg</text:a></text:p>
          </table:table-cell>
          <table:table-cell office:value-type="string" table:style-name="ce4">
            <text:p><text:a xlink:href="http://media.grutinet.com/articulos/bu/bu_107851.jpg">http://media.grutinet.com/articulos/bu/bu_107851.jpg</text:a></text:p>
          </table:table-cell>
          <table:table-cell office:value-type="string" table:style-name="ce4">
            <text:p><text:a xlink:href="http://media.grutinet.com/articulos/or/or_107851.jpg">http://media.grutinet.com/articulos/or/or_107851.jpg</text:a></text:p>
          </table:table-cell>
          <table:table-cell office:value-type="string" table:style-name="ce2">
            <text:p>10,23</text:p>
          </table:table-cell>
          <table:table-cell office:value-type="string" table:style-name="ce4">
            <text:p><text:a xlink:href="http://media.grutinet.com/articulos/lg/lg_107851_0.jpg">http://media.grutinet.com/articulos/lg/lg_107851_0.jpg</text:a></text:p>
          </table:table-cell>
          <table:table-cell office:value-type="string" table:style-name="ce4">
            <text:p><text:a xlink:href="http://media.grutinet.com/articulos/lg/lg_107851_1.jpg">http://media.grutinet.com/articulos/lg/lg_107851_1.jpg</text:a></text:p>
          </table:table-cell>
          <table:table-cell table:style-name="ce1"/>
          <table:table-cell table:number-columns-repeated="8" table:style-name="ce2"/>
          <table:table-cell table:number-columns-repeated="16354"/>
        </table:table-row>
        <table:table-row table:style-name="ro1">
          <table:table-cell office:value-type="float" office:value="107861" table:style-name="ce1">
            <text:p>107861</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PLUG ANAL L -AZUL</text:p>
          </table:table-cell>
          <table:table-cell office:value-type="string" table:style-name="ce2">
            <text:p>SECRET PLAY</text:p>
          </table:table-cell>
          <table:table-cell office:value-type="string" table:style-name="ce3">
            <text:p>PLUG ANAL L - AZUL</text:p>
            <text:p/>
            <text:p>Este plug anal de metal está diseñado para ofrecerte un sinfín de sensaciones placenteras.</text:p>
            <text:p>Su forma cónica es ideal para estimularte y ofrecerte orgasmos increíbles. Además, su textura lisa extra suave te encantará.</text:p>
            <text:p>Puedes jugar con la temperatura calentándolo o enfriándolo.</text:p>
            <text:p>Esto añadirá excitación en tus fantasías eróticas.</text:p>
            <text:p/>
            <text:p>Características:<text:s/></text:p>
            <text:p/>
            <text:p/>
            <text:p><text:s/>Realizados en Aluminio ultra-liso.<text:s/></text:p>
            <text:p><text:s/>No contienen níquel.<text:s/></text:p>
            <text:p><text:s/>Decoración engarzada en la base con forma de brillante en plástico rígido.</text:p>
            <text:p><text:s/>145 gramos.</text:p>
            <text:p><text:s/>9,5 longitud.</text:p>
            <text:p><text:s/>4 diámetro máximo.</text:p>
            <text:p><text:s/>Color azul.</text:p>
            <text:p/>
            <text:p/>
          </table:table-cell>
          <table:table-cell office:value-type="float" office:value="26.5" table:style-name="ce1">
            <text:p>26,5</text:p>
          </table:table-cell>
          <table:table-cell office:value-type="float" office:value="11.08" table:style-name="ce1">
            <text:p>11,08</text:p>
          </table:table-cell>
          <table:table-cell office:value-type="string" table:style-name="ce2">
            <text:p>SI</text:p>
          </table:table-cell>
          <table:table-cell office:value-type="float" office:value="2" table:style-name="ce1">
            <text:p>2</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7861.jpg">http://media.grutinet.com/articulos/gr/gr_107861.jpg</text:a></text:p>
          </table:table-cell>
          <table:table-cell office:value-type="string" table:style-name="ce4">
            <text:p><text:a xlink:href="http://media.grutinet.com/articulos/bu/bu_107861.jpg">http://media.grutinet.com/articulos/bu/bu_107861.jpg</text:a></text:p>
          </table:table-cell>
          <table:table-cell office:value-type="string" table:style-name="ce4">
            <text:p><text:a xlink:href="http://media.grutinet.com/articulos/or/or_107861.jpg">http://media.grutinet.com/articulos/or/or_107861.jpg</text:a></text:p>
          </table:table-cell>
          <table:table-cell office:value-type="string" table:style-name="ce2">
            <text:p>11,08</text:p>
          </table:table-cell>
          <table:table-cell office:value-type="string" table:style-name="ce4">
            <text:p><text:a xlink:href="http://media.grutinet.com/articulos/lg/lg_107861_0.jpg">http://media.grutinet.com/articulos/lg/lg_107861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7862" table:style-name="ce1">
            <text:p>107862</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PLUG ANAL L - TRANSPARENTE</text:p>
          </table:table-cell>
          <table:table-cell office:value-type="string" table:style-name="ce2">
            <text:p>SECRET PLAY</text:p>
          </table:table-cell>
          <table:table-cell office:value-type="string" table:style-name="ce3">
            <text:p>PLUG ANAL L - TRANSPARENTE</text:p>
            <text:p/>
            <text:p>Este plug anal de metal está diseñado para ofrecerte un sinfín de sensaciones placenteras.</text:p>
            <text:p>Su forma cónica es ideal para estimularte y ofrecerte orgasmos increíbles. Además, su textura lisa extra suave te encantará.</text:p>
            <text:p>Puedes jugar con la temperatura calentándolo o enfriándolo.</text:p>
            <text:p>Esto añadirá excitación en tus fantasías eróticas.</text:p>
            <text:p/>
            <text:p>Características:</text:p>
            <text:p/>
            <text:p/>
            <text:p><text:s/>Realizados en Aluminio ultra-liso.</text:p>
            <text:p><text:s/>No contienen níquel.</text:p>
            <text:p><text:s/>Decoración engarzada en la base con forma de brillante en plástico rígido.</text:p>
            <text:p><text:s/>145 gramos.</text:p>
            <text:p><text:s/>9,5 longitud.</text:p>
            <text:p><text:s/>4 diámetro máximo.</text:p>
            <text:p><text:s/>Color transparente.</text:p>
            <text:p/>
            <text:p/>
          </table:table-cell>
          <table:table-cell office:value-type="float" office:value="26.5" table:style-name="ce1">
            <text:p>26,5</text:p>
          </table:table-cell>
          <table:table-cell office:value-type="float" office:value="11.08" table:style-name="ce1">
            <text:p>11,08</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7862.jpg">http://media.grutinet.com/articulos/gr/gr_107862.jpg</text:a></text:p>
          </table:table-cell>
          <table:table-cell office:value-type="string" table:style-name="ce4">
            <text:p><text:a xlink:href="http://media.grutinet.com/articulos/bu/bu_107862.jpg">http://media.grutinet.com/articulos/bu/bu_107862.jpg</text:a></text:p>
          </table:table-cell>
          <table:table-cell office:value-type="string" table:style-name="ce4">
            <text:p><text:a xlink:href="http://media.grutinet.com/articulos/or/or_107862.jpg">http://media.grutinet.com/articulos/or/or_107862.jpg</text:a></text:p>
          </table:table-cell>
          <table:table-cell office:value-type="string" table:style-name="ce2">
            <text:p>11,08</text:p>
          </table:table-cell>
          <table:table-cell office:value-type="string" table:style-name="ce4">
            <text:p><text:a xlink:href="http://media.grutinet.com/articulos/lg/lg_107862_0.jpg">http://media.grutinet.com/articulos/lg/lg_107862_0.jpg</text:a></text:p>
          </table:table-cell>
          <table:table-cell table:style-name="ce2"/>
          <table:table-cell table:style-name="ce1"/>
          <table:table-cell table:number-columns-repeated="8" table:style-name="ce2"/>
          <table:table-cell table:number-columns-repeated="16354"/>
        </table:table-row>
        <table:table-row table:style-name="ro1">
          <table:table-cell office:value-type="float" office:value="107863" table:style-name="ce1">
            <text:p>107863</text:p>
          </table:table-cell>
          <table:table-cell office:value-type="string" table:style-name="ce2">
            <text:p>JUGUETES XXX</text:p>
          </table:table-cell>
          <table:table-cell office:value-type="string" table:style-name="ce2">
            <text:p>Juguetes XXX</text:p>
          </table:table-cell>
          <table:table-cell office:value-type="string" table:style-name="ce2">
            <text:p>PLUGS</text:p>
          </table:table-cell>
          <table:table-cell office:value-type="string" table:style-name="ce2">
            <text:p>Plugs</text:p>
          </table:table-cell>
          <table:table-cell office:value-type="string" table:style-name="ce2">
            <text:p>PLUG ANAL L - ROJO</text:p>
          </table:table-cell>
          <table:table-cell office:value-type="string" table:style-name="ce2">
            <text:p>SECRET PLAY</text:p>
          </table:table-cell>
          <table:table-cell office:value-type="string" table:style-name="ce3">
            <text:p>PLUG ANAL L - ROJO</text:p>
            <text:p/>
            <text:p>Este plug anal de metal está diseñado para ofrecerte un sinfín de sensaciones placenteras.</text:p>
            <text:p>Su forma cónica es ideal para estimularte y ofrecerte orgasmos increíbles. Además, su textura lisa extra suave te encantará.</text:p>
            <text:p>Puedes jugar con la temperatura calentándolo o enfriándolo.</text:p>
            <text:p>Esto añadirá excitación en tus fantasías eróticas.</text:p>
            <text:p/>
            <text:p>Características:</text:p>
            <text:p/>
            <text:p/>
            <text:p><text:s/>Realizados en Aluminio ultra-liso.</text:p>
            <text:p><text:s/>No contienen níquel.</text:p>
            <text:p><text:s/>Decoración engarzada en la base con forma de brillante en plástico rígido.</text:p>
            <text:p><text:s/>145 gramos.</text:p>
            <text:p><text:s/>9,5 longitud.</text:p>
            <text:p><text:s/>4 diámetro máximo.</text:p>
            <text:p><text:s/>Color rojo.</text:p>
            <text:p/>
            <text:p/>
          </table:table-cell>
          <table:table-cell office:value-type="float" office:value="26.5" table:style-name="ce1">
            <text:p>26,5</text:p>
          </table:table-cell>
          <table:table-cell office:value-type="float" office:value="11.08" table:style-name="ce1">
            <text:p>11,08</text:p>
          </table:table-cell>
          <table:table-cell office:value-type="string" table:style-name="ce2">
            <text:p>SI</text:p>
          </table:table-cell>
          <table:table-cell office:value-type="float" office:value="1" table:style-name="ce1">
            <text:p>1</text:p>
          </table:table-cell>
          <table:table-cell office:value-type="string" table:style-name="ce2">
            <text:p>SI</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gr/gr_107863.jpg">http://media.grutinet.com/articulos/gr/gr_107863.jpg</text:a></text:p>
          </table:table-cell>
          <table:table-cell office:value-type="string" table:style-name="ce4">
            <text:p><text:a xlink:href="http://media.grutinet.com/articulos/bu/bu_107863.jpg">http://media.grutinet.com/articulos/bu/bu_107863.jpg</text:a></text:p>
          </table:table-cell>
          <table:table-cell office:value-type="string" table:style-name="ce4">
            <text:p><text:a xlink:href="http://media.grutinet.com/articulos/or/or_107863.jpg">http://media.grutinet.com/articulos/or/or_107863.jpg</text:a></text:p>
          </table:table-cell>
          <table:table-cell office:value-type="string" table:style-name="ce2">
            <text:p>11,08</text:p>
          </table:table-cell>
          <table:table-cell office:value-type="string" table:style-name="ce4">
            <text:p><text:a xlink:href="http://media.grutinet.com/articulos/lg/lg_107863_0.jpg">http://media.grutinet.com/articulos/lg/lg_107863_0.jpg</text:a></text:p>
          </table:table-cell>
          <table:table-cell table:style-name="ce2"/>
          <table:table-cell table:style-name="ce1"/>
          <table:table-cell table:number-columns-repeated="8" table:style-name="ce2"/>
          <table:table-cell table:number-columns-repeated="16354"/>
        </table:table-row>
        <table:table-row table:number-rows-repeated="1048319" table:style-name="ro1">
          <table:table-cell table:number-columns-repeated="16384"/>
        </table:table-row>
      </table:table>
      <table:database-ranges>
        <table:database-range table:target-range-address="Folla1.A1:Folla1.AD25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text-style style:name="N30">
      <number:text-content/>
    </number:text-style>
    <style:style style:name="Hiperligaz_243_n" style:display-name="Hiperligazón"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928</meta:generator>
    <meta:initial-creator>Paco Coto</meta:initial-creator>
    <dc:creator>Paco Coto</dc:creator>
    <meta:creation-date>2023-01-22T21:27:44Z</meta:creation-date>
    <dc:date>2023-01-22T22:16:22Z</dc:date>
  </office:meta>
</office:document-meta>
</file>